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176cm solid #000000" style:text-align-source="fix" style:repeat-content="false" fo:border-left="0.176cm solid #000000" fo:border-right="none" fo:border-top="0.176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176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176cm solid #000000" style:text-align-source="fix" style:repeat-content="false" fo:border-left="0.176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176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176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176cm solid #000000" fo:border-top="0.176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176cm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176cm solid #000000" style:text-align-source="fix" style:repeat-content="false" fo:border-left="none" fo:border-right="0.176cm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176cm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99ff6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88cm solid #000000" fo:background-color="#ffffff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9ff66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99ff66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99ff66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99ff66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ff66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088cm solid #000000" fo:background-color="#99ff66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088cm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ffff"/>
    </style:style>
    <style:style style:name="ce44" style:family="table-cell" style:parent-style-name="Default">
      <style:table-cell-properties fo:border-bottom="0.141cm solid #000000" fo:border-left="none" fo:border-right="none" fo:border-top="none"/>
    </style:style>
    <style:style style:name="ce4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order-left="0.088cm solid #000000" fo:border-right="0.088cm solid #000000" fo:border-top="none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border-bottom="none" fo:border-left="0.002cm solid #000000" fo:border-right="none" fo:border-top="none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0.088cm solid #000000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0.002cm solid #000000" fo:border-top="none"/>
    </style:style>
    <style:style style:name="ce53" style:family="table-cell" style:parent-style-name="Default">
      <style:table-cell-properties fo:border="0.088cm solid #000000"/>
    </style:style>
    <style:style style:name="ce54" style:family="table-cell" style:parent-style-name="Default">
      <style:table-cell-properties fo:border-bottom="none" fo:border-left="none" fo:border-right="0.088cm solid #000000" fo:border-top="none"/>
    </style:style>
    <style:style style:name="ce55" style:family="table-cell" style:parent-style-name="Default" style:data-style-name="N11">
      <style:table-cell-properties fo:border="0.002cm solid #000000"/>
    </style:style>
    <style:style style:name="ce56" style:family="table-cell" style:parent-style-name="Default">
      <style:table-cell-properties fo:border="0.088cm solid #000000"/>
      <style:text-properties style:font-name="Arial1"/>
    </style:style>
    <style:style style:name="ce57" style:family="table-cell" style:parent-style-name="Default" style:data-style-name="N11">
      <style:table-cell-properties fo:border="none"/>
    </style:style>
    <style:style style:name="ce58" style:family="table-cell" style:parent-style-name="Default">
      <style:table-cell-properties fo:border-bottom="none" fo:border-left="0.002cm solid #000000" fo:border-right="0.088cm solid #000000" fo:border-top="none"/>
    </style:style>
    <style:style style:name="ce59" style:family="table-cell" style:parent-style-name="Default">
      <style:table-cell-properties fo:border-bottom="none" fo:border-left="none" fo:border-right="0.141cm solid #000000" fo:border-top="none"/>
    </style:style>
    <style:style style:name="ce60" style:family="table-cell" style:parent-style-name="Default">
      <style:table-cell-properties fo:border-bottom="0.141cm solid #000000" fo:border-left="none" fo:border-right="0.141cm solid #000000" fo:border-top="none"/>
    </style:style>
    <style:style style:name="ce6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order-bottom="none" fo:border-left="0.088cm solid #000000" fo:border-right="0.002cm solid #000000" fo:border-top="none"/>
    </style:style>
    <style:style style:name="ce64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65" style:family="table-cell" style:parent-style-name="Default">
      <style:table-cell-properties fo:border-bottom="0.088cm solid #000000" fo:border-left="0.088cm solid #000000" fo:border-right="0.002cm solid #000000" fo:border-top="0.088cm solid #000000"/>
    </style:style>
    <style:style style:name="ce66" style:family="table-cell" style:parent-style-name="Default">
      <style:table-cell-properties fo:border-bottom="none" fo:border-left="0.002cm solid #000000" fo:border-right="0.002cm solid #000000" fo:border-top="none"/>
    </style:style>
    <style:style style:name="ce67" style:family="table-cell" style:parent-style-name="Default" style:data-style-name="N0">
      <style:table-cell-properties fo:border-bottom="none" fo:border-left="none" fo:border-right="0.088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2" table:default-cell-style-name="ce11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 table:number-rows-repeated="12"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Default" table:number-columns-repeated="6"/>
          <table:table-cell table:style-name="Default" table:number-columns-spanned="15" table:number-rows-spanned="1"/>
          <table:covered-table-cell table:number-columns-repeated="14"/>
        </table:table-row>
        <table:table-row table:style-name="ro1">
          <table:table-cell table:style-name="ce1" table:number-columns-repeated="2"/>
          <table:table-cell table:style-name="ce1" office:value-type="float" office:value="16.16" table:number-columns-spanned="2" table:number-rows-spanned="1">
            <text:p>16,16</text:p>
          </table:table-cell>
          <table:covered-table-cell table:style-name="ce1"/>
          <table:table-cell table:style-name="ce1" office:value-type="float" office:value="32.32" table:number-columns-spanned="2" table:number-rows-spanned="1">
            <text:p>32,32</text:p>
          </table:table-cell>
          <table:covered-table-cell table:style-name="ce1"/>
          <table:table-cell table:style-name="Default" table:number-columns-spanned="1" table:number-rows-spanned="11"/>
          <table:table-cell table:style-name="ce12" office:value-type="string" table:number-columns-spanned="2" table:number-rows-spanned="1">
            <text:p>précision des modèle 32 bits</text:p>
          </table:table-cell>
          <table:covered-table-cell table:style-name="ce16"/>
          <table:table-cell table:style-name="ce20" office:value-type="string">
            <text:p>|v moyen|</text:p>
          </table:table-cell>
          <table:table-cell table:style-name="ce16" office:value-type="string">
            <text:p>|u moyen|</text:p>
          </table:table-cell>
          <table:table-cell table:style-name="ce20" office:value-type="string">
            <text:p>|v median|</text:p>
          </table:table-cell>
          <table:table-cell table:style-name="ce16" office:value-type="string">
            <text:p>|u median|</text:p>
          </table:table-cell>
          <table:table-cell table:number-columns-spanned="1" table:number-rows-spanned="12"/>
          <table:table-cell table:style-name="ce12" office:value-type="string" table:number-columns-spanned="2" table:number-rows-spanned="1">
            <text:p>précision des modèle 64 bits</text:p>
          </table:table-cell>
          <table:covered-table-cell table:style-name="ce16"/>
          <table:table-cell table:style-name="ce20" office:value-type="string">
            <text:p>|v moyen|</text:p>
          </table:table-cell>
          <table:table-cell table:style-name="ce16" office:value-type="string">
            <text:p>|u moyen|</text:p>
          </table:table-cell>
          <table:table-cell table:style-name="ce20" office:value-type="string">
            <text:p>|v median|</text:p>
          </table:table-cell>
          <table:table-cell table:style-name="ce16" office:value-type="string">
            <text:p>|u median|</text:p>
          </table:table-cell>
          <table:table-cell table:style-name="ce43" table:number-columns-spanned="1" table:number-rows-spanned="12"/>
        </table:table-row>
        <table:table-row table:style-name="ro1">
          <table:table-cell table:style-name="ce2" office:value-type="string" table:number-columns-spanned="1" table:number-rows-spanned="24">
            <text:p>model_sync_4</text:p>
          </table:table-cell>
          <table:table-cell table:style-name="ce2" office:value-type="string" table:number-columns-spanned="1" table:number-rows-spanned="8">
            <text:p>dt = 1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21" office:value-type="float" office:value="2.4679">
            <text:p>2,4679</text:p>
          </table:table-cell>
          <table:table-cell table:style-name="ce17" office:value-type="float" office:value="0.2472">
            <text:p>0,2472</text:p>
          </table:table-cell>
          <table:table-cell table:style-name="ce21" office:value-type="float" office:value="1.2462">
            <text:p>1,2462</text:p>
          </table:table-cell>
          <table:table-cell table:style-name="ce17" office:value-type="float" office:value="0.3512">
            <text:p>0,3512</text:p>
          </table:table-cell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40" office:value-type="float" office:value="2.7475">
            <text:p>2,7475</text:p>
          </table:table-cell>
          <table:table-cell table:style-name="ce36" office:value-type="float" office:value="0.1497">
            <text:p>0,1497</text:p>
          </table:table-cell>
          <table:table-cell table:style-name="ce40" office:value-type="float" office:value="1.2243">
            <text:p>1,2243</text:p>
          </table:table-cell>
          <table:table-cell table:style-name="ce36" office:value-type="float" office:value="0.3613">
            <text:p>0,3613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>
            <text:p>v = 2,4679</text:p>
          </table:table-cell>
          <table:table-cell office:value-type="string">
            <text:p>u = -0,2472</text:p>
          </table:table-cell>
          <table:table-cell office:value-type="string">
            <text:p>v = 2,7475</text:p>
          </table:table-cell>
          <table:table-cell office:value-type="string">
            <text:p>u = -0,1497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0.2971">
            <text:p>0,2971</text:p>
          </table:table-cell>
          <table:table-cell table:style-name="ce35" office:value-type="float" office:value="0.0217">
            <text:p>0,0217</text:p>
          </table:table-cell>
          <table:table-cell table:style-name="ce6" office:value-type="float" office:value="0.3757">
            <text:p>0,3757</text:p>
          </table:table-cell>
          <table:table-cell table:style-name="ce18" office:value-type="float" office:value="0.2083">
            <text:p>0,2083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0.7017">
            <text:p>0,7017</text:p>
          </table:table-cell>
          <table:table-cell table:style-name="ce37" office:value-type="float" office:value="0.1585">
            <text:p>0,1585</text:p>
          </table:table-cell>
          <table:table-cell table:style-name="ce41" office:value-type="float" office:value="0.7979">
            <text:p>0,7979</text:p>
          </table:table-cell>
          <table:table-cell table:style-name="ce37" office:value-type="float" office:value="0.2047">
            <text:p>0,2047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covered-table-cell table:style-name="ce15"/>
          <table:table-cell table:style-name="ce19" office:value-type="string">
            <text:p>dt=0,25</text:p>
          </table:table-cell>
          <table:table-cell table:style-name="ce22" office:value-type="float" office:value="0.0921">
            <text:p>0,0921</text:p>
          </table:table-cell>
          <table:table-cell table:style-name="ce19" office:value-type="float" office:value="0.02474">
            <text:p>0,02474</text:p>
          </table:table-cell>
          <table:table-cell table:style-name="ce23" office:value-type="float" office:value="0.7962">
            <text:p>0,7962</text:p>
          </table:table-cell>
          <table:table-cell table:style-name="ce19" office:value-type="float" office:value="0.2372">
            <text:p>0,2372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42" office:value-type="float" office:value="0.1659">
            <text:p>0,1659</text:p>
          </table:table-cell>
          <table:table-cell table:style-name="ce24" office:value-type="float" office:value="0.0648">
            <text:p>0,0648</text:p>
          </table:table-cell>
          <table:table-cell table:style-name="ce42" office:value-type="float" office:value="0.9542">
            <text:p>0,9542</text:p>
          </table:table-cell>
          <table:table-cell table:style-name="ce24" office:value-type="float" office:value="0.2316">
            <text:p>0,2316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>
            <text:p>v = -1,2462</text:p>
          </table:table-cell>
          <table:table-cell office:value-type="string">
            <text:p>u = 0,3512</text:p>
          </table:table-cell>
          <table:table-cell office:value-type="string">
            <text:p>v = -1,2243</text:p>
          </table:table-cell>
          <table:table-cell office:value-type="string">
            <text:p>u = 0,3613</text:p>
          </table:table-cell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1" office:value-type="float" office:value="2.7646">
            <text:p>2,7646</text:p>
          </table:table-cell>
          <table:table-cell table:style-name="ce17" office:value-type="float" office:value="0.1739">
            <text:p>0,1739</text:p>
          </table:table-cell>
          <table:table-cell table:style-name="ce21" office:value-type="float" office:value="1.5296">
            <text:p>1,5296</text:p>
          </table:table-cell>
          <table:table-cell table:style-name="ce17" office:value-type="float" office:value="0.5088">
            <text:p>0,5088</text:p>
          </table:table-cell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40" office:value-type="float" office:value="9.9248">
            <text:p>9,9248</text:p>
          </table:table-cell>
          <table:table-cell table:style-name="ce36" office:value-type="float" office:value="0.0939">
            <text:p>0,0939</text:p>
          </table:table-cell>
          <table:table-cell table:style-name="ce40" office:value-type="float" office:value="1.578">
            <text:p>1,578</text:p>
          </table:table-cell>
          <table:table-cell table:style-name="ce36" office:value-type="float" office:value="0.5035">
            <text:p>0,5035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 table:number-columns-repeated="2"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0.9471">
            <text:p>0,9471</text:p>
          </table:table-cell>
          <table:table-cell table:style-name="ce18" office:value-type="float" office:value="0.05849">
            <text:p>0,05849</text:p>
          </table:table-cell>
          <table:table-cell table:style-name="ce39" office:value-type="float" office:value="0.1286">
            <text:p>0,1286</text:p>
          </table:table-cell>
          <table:table-cell table:style-name="ce35" office:value-type="float" office:value="0.0385">
            <text:p>0,0385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0.1035">
            <text:p>0,1035</text:p>
          </table:table-cell>
          <table:table-cell table:style-name="ce35" office:value-type="float" office:value="0.0282">
            <text:p>0,0282</text:p>
          </table:table-cell>
          <table:table-cell table:style-name="ce39" office:value-type="float" office:value="0.5184">
            <text:p>0,5184</text:p>
          </table:table-cell>
          <table:table-cell table:style-name="ce35" office:value-type="float" office:value="0.1241">
            <text:p>0,1241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>
            <text:p>0,171W</text:p>
          </table:table-cell>
          <table:table-cell office:value-type="string">
            <text:p>neuron max = 11</text:p>
          </table:table-cell>
          <table:table-cell office:value-type="string">
            <text:p>0,231W</text:p>
          </table:table-cell>
          <table:table-cell office:value-type="string">
            <text:p>neuron max = 1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3" office:value-type="float" office:value="1.5274">
            <text:p>1,5274</text:p>
          </table:table-cell>
          <table:table-cell table:style-name="ce19" office:value-type="float" office:value="0.1271">
            <text:p>0,1271</text:p>
          </table:table-cell>
          <table:table-cell table:style-name="ce23" office:value-type="float" office:value="0.6804">
            <text:p>0,6804</text:p>
          </table:table-cell>
          <table:table-cell table:style-name="ce19" office:value-type="float" office:value="0.1972">
            <text:p>0,1972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2" office:value-type="float" office:value="0.0423">
            <text:p>0,0423</text:p>
          </table:table-cell>
          <table:table-cell table:style-name="ce24" office:value-type="float" office:value="0.7978">
            <text:p>0,7978</text:p>
          </table:table-cell>
          <table:table-cell table:style-name="ce42" office:value-type="float" office:value="0.8084">
            <text:p>0,8084</text:p>
          </table:table-cell>
          <table:table-cell table:style-name="ce24" office:value-type="float" office:value="0.1918">
            <text:p>0,1918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nexys 4 DDR</text:p>
          </table:table-cell>
          <table:covered-table-cell/>
          <table:table-cell office:value-type="string">
            <text:p>nexys 4 DDR</text:p>
          </table:table-cell>
          <table:table-cell/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21" office:value-type="float" office:value="11.6064">
            <text:p>11,6064</text:p>
          </table:table-cell>
          <table:table-cell table:style-name="ce36" office:value-type="float" office:value="0.5092">
            <text:p>0,5092</text:p>
          </table:table-cell>
          <table:table-cell table:style-name="ce21" office:value-type="float" office:value="1.5296">
            <text:p>1,5296</text:p>
          </table:table-cell>
          <table:table-cell table:style-name="ce17" office:value-type="float" office:value="0.4628">
            <text:p>0,4628</text:p>
          </table:table-cell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40" office:value-type="float" office:value="13.3796">
            <text:p>13,3796</text:p>
          </table:table-cell>
          <table:table-cell table:style-name="ce36" office:value-type="float" office:value="0.4139">
            <text:p>0,4139</text:p>
          </table:table-cell>
          <table:table-cell table:style-name="ce40" office:value-type="float" office:value="1.4755">
            <text:p>1,4755</text:p>
          </table:table-cell>
          <table:table-cell table:style-name="ce36" office:value-type="float" office:value="0.4727">
            <text:p>0,4727</text:p>
          </table:table-cell>
          <table:covered-table-cell table:style-name="ce43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30</text:p>
          </table:table-cell>
          <table:table-cell table:style-name="ce7" office:value-type="string">
            <text:p>0,256W</text:p>
          </table:table-cell>
          <table:table-cell table:style-name="ce10" office:value-type="string">
            <text:p>neuron max = 3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3.7592">
            <text:p>3,7592</text:p>
          </table:table-cell>
          <table:table-cell table:style-name="ce18" office:value-type="float" office:value="0.3941">
            <text:p>0,3941</text:p>
          </table:table-cell>
          <table:table-cell table:style-name="ce6" office:value-type="float" office:value="0.2942">
            <text:p>0,2942</text:p>
          </table:table-cell>
          <table:table-cell table:style-name="ce18" office:value-type="float" office:value="0.04515">
            <text:p>0,04515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4.5931">
            <text:p>4,5931</text:p>
          </table:table-cell>
          <table:table-cell table:style-name="ce37" office:value-type="float" office:value="0.3629">
            <text:p>0,3629</text:p>
          </table:table-cell>
          <table:table-cell table:style-name="ce41" office:value-type="float" office:value="0.5335">
            <text:p>0,5335</text:p>
          </table:table-cell>
          <table:table-cell table:style-name="ce35" office:value-type="float" office:value="0.1241">
            <text:p>0,1241</text:p>
          </table:table-cell>
          <table:covered-table-cell table:style-name="ce43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 = 0,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3" office:value-type="float" office:value="1.5521">
            <text:p>1,5521</text:p>
          </table:table-cell>
          <table:table-cell table:style-name="ce19" office:value-type="float" office:value="0.1269">
            <text:p>0,1269</text:p>
          </table:table-cell>
          <table:table-cell table:style-name="ce23" office:value-type="float" office:value="0.6987">
            <text:p>0,6987</text:p>
          </table:table-cell>
          <table:table-cell table:style-name="ce19" office:value-type="float" office:value="0.1974">
            <text:p>0,1974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42" office:value-type="float" office:value="2.5404">
            <text:p>2,5404</text:p>
          </table:table-cell>
          <table:table-cell table:style-name="ce24" office:value-type="float" office:value="0.1578">
            <text:p>0,1578</text:p>
          </table:table-cell>
          <table:table-cell table:style-name="ce42" office:value-type="float" office:value="0.8312">
            <text:p>0,8312</text:p>
          </table:table-cell>
          <table:table-cell table:style-name="ce24" office:value-type="float" office:value="0.1917">
            <text:p>0,1917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>
            <text:p>v = 0,2971</text:p>
          </table:table-cell>
          <table:table-cell office:value-type="string">
            <text:p>u = -0,0217</text:p>
          </table:table-cell>
          <table:table-cell office:value-type="string">
            <text:p>v = 0,7017</text:p>
          </table:table-cell>
          <table:table-cell office:value-type="string">
            <text:p>u = -0,1585</text:p>
          </table:table-cell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20" table:formula="of:=MIN([.J15:.J23])" office:value-type="float" office:value="0.0921">
            <text:p>0,0921</text:p>
          </table:table-cell>
          <table:table-cell table:style-name="ce16" table:formula="of:=MIN([.K15:.K23])" office:value-type="float" office:value="0.0217">
            <text:p>0,0217</text:p>
          </table:table-cell>
          <table:table-cell table:style-name="ce20" table:formula="of:=MIN([.L15:.L23])" office:value-type="float" office:value="0.1286">
            <text:p>0,1286</text:p>
          </table:table-cell>
          <table:table-cell table:style-name="ce16" table:formula="of:=MIN([.M15:.M23])" office:value-type="float" office:value="0.0385">
            <text:p>0,0385</text:p>
          </table:table-cell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20" table:formula="of:=MIN([.Q15:.Q23])" office:value-type="float" office:value="0.0423">
            <text:p>0,0423</text:p>
          </table:table-cell>
          <table:table-cell table:style-name="ce16" table:formula="of:=MIN([.R15:.R23])" office:value-type="float" office:value="0.0282">
            <text:p>0,0282</text:p>
          </table:table-cell>
          <table:table-cell table:style-name="ce20" table:formula="of:=MIN([.S15:.S23])" office:value-type="float" office:value="0.5184">
            <text:p>0,5184</text:p>
          </table:table-cell>
          <table:table-cell table:style-name="ce16" table:formula="of:=MIN([.T15:.T23])" office:value-type="float" office:value="0.1241">
            <text:p>0,1241</text:p>
          </table:table-cell>
          <table:covered-table-cell table:style-name="ce4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 table:number-columns-spanned="7" table:number-rows-spanned="1"/>
          <table:covered-table-cell table:number-columns-repeated="7"/>
          <table:table-cell table:number-columns-spanned="6" table:number-rows-spanned="1"/>
          <table:covered-table-cell table:number-columns-repeated="5"/>
          <table:covered-table-cell table:style-name="ce43"/>
        </table:table-row>
        <table:table-row table:style-name="ro1">
          <table:covered-table-cell table:number-columns-repeated="2"/>
          <table:table-cell office:value-type="string">
            <text:p>v = 0,3757</text:p>
          </table:table-cell>
          <table:table-cell office:value-type="string">
            <text:p>u = -0,2083</text:p>
          </table:table-cell>
          <table:table-cell office:value-type="string">
            <text:p>v = -0,7979</text:p>
          </table:table-cell>
          <table:table-cell office:value-type="string">
            <text:p>u =-0,2047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 table:number-columns-spanned="1" table:number-rows-spanned="25"/>
          <table:table-cell table:style-name="ce12" office:value-type="string" table:number-columns-spanned="2" table:number-rows-spanned="1">
            <text:p>puissance des modèle 32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spanned="1" table:number-rows-spanned="25"/>
          <table:table-cell/>
          <table:table-cell table:number-columns-spanned="1" table:number-rows-spanned="25"/>
          <table:table-cell table:style-name="ce12" office:value-type="string" table:number-columns-spanned="2" table:number-rows-spanned="1">
            <text:p>puissance des modèle 64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spanned="1" table:number-rows-spanned="25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0,173W</text:p>
          </table:table-cell>
          <table:table-cell office:value-type="string">
            <text:p>neuron max = 11</text:p>
          </table:table-cell>
          <table:table-cell office:value-type="string">
            <text:p>0,243W</text:p>
          </table:table-cell>
          <table:table-cell office:value-type="string">
            <text:p>neuron max = 1</text:p>
          </table:table-cell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17" office:value-type="float" office:value="0.171">
            <text:p>0,171</text:p>
          </table:table-cell>
          <table:table-cell table:style-name="ce17" office:value-type="float" office:value="0.176">
            <text:p>0,176</text:p>
          </table:table-cell>
          <table:covered-table-cell/>
          <table:table-cell/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36" office:value-type="float" office:value="0.231">
            <text:p>0,231</text:p>
          </table:table-cell>
          <table:table-cell table:style-name="ce36" office:value-type="float" office:value="0.256">
            <text:p>0,25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73">
            <text:p>0,173</text:p>
          </table:table-cell>
          <table:table-cell table:style-name="ce37" office:value-type="float" office:value="0.197">
            <text:p>0,197</text:p>
          </table:table-cell>
          <table:covered-table-cell/>
          <table:table-cell/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243">
            <text:p>0,243</text:p>
          </table:table-cell>
          <table:table-cell table:style-name="ce37" office:value-type="float" office:value="0.257">
            <text:p>0,257</text:p>
          </table:table-cell>
          <table:covered-table-cell/>
          <table:table-cell table:number-columns-repeated="2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97W</text:p>
          </table:table-cell>
          <table:table-cell table:style-name="ce7" office:value-type="string">
            <text:p>neuron max = 30</text:p>
          </table:table-cell>
          <table:table-cell table:style-name="ce7" office:value-type="string">
            <text:p>0,257W</text:p>
          </table:table-cell>
          <table:table-cell table:style-name="ce10" office:value-type="string">
            <text:p>neuron max = 3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74">
            <text:p>0,174</text:p>
          </table:table-cell>
          <table:table-cell table:style-name="ce19" office:value-type="float" office:value="0.196">
            <text:p>0,196</text:p>
          </table:table-cell>
          <table:covered-table-cell/>
          <table:table-cell/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243">
            <text:p>0,243</text:p>
          </table:table-cell>
          <table:table-cell table:style-name="ce24" office:value-type="float" office:value="0.259">
            <text:p>0,259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2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5" office:value-type="float" office:value="0.143">
            <text:p>0,143</text:p>
          </table:table-cell>
          <table:table-cell table:style-name="ce17" office:value-type="float" office:value="0.17">
            <text:p>0,17</text:p>
          </table:table-cell>
          <table:covered-table-cell/>
          <table:table-cell/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5" office:value-type="float" office:value="0.185">
            <text:p>0,185</text:p>
          </table:table-cell>
          <table:table-cell table:style-name="ce36" office:value-type="float" office:value="0.212">
            <text:p>0,212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-0,0921</text:p>
          </table:table-cell>
          <table:table-cell office:value-type="string">
            <text:p>u = -0,02474</text:p>
          </table:table-cell>
          <table:table-cell office:value-type="string">
            <text:p>v = 0,1659</text:p>
          </table:table-cell>
          <table:table-cell office:value-type="string">
            <text:p>u = -0,06479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44">
            <text:p>0,144</text:p>
          </table:table-cell>
          <table:table-cell table:style-name="ce18" office:value-type="float" office:value="0.17">
            <text:p>0,17</text:p>
          </table:table-cell>
          <table:covered-table-cell/>
          <table:table-cell/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187">
            <text:p>0,187</text:p>
          </table:table-cell>
          <table:table-cell table:style-name="ce35" office:value-type="float" office:value="0.209">
            <text:p>0,209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covered-table-cell table:style-name="ce15"/>
          <table:table-cell table:style-name="ce19" office:value-type="string">
            <text:p>dt=0,25</text:p>
          </table:table-cell>
          <table:table-cell table:style-name="ce19" office:value-type="float" office:value="0.144">
            <text:p>0,144</text:p>
          </table:table-cell>
          <table:table-cell table:style-name="ce38" office:value-type="float" office:value="0.169">
            <text:p>0,169</text:p>
          </table:table-cell>
          <table:covered-table-cell/>
          <table:table-cell/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88">
            <text:p>0,188</text:p>
          </table:table-cell>
          <table:table-cell table:style-name="ce24" office:value-type="float" office:value="0.21">
            <text:p>0,2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0,7962</text:p>
          </table:table-cell>
          <table:table-cell office:value-type="string">
            <text:p>u = -0,2372</text:p>
          </table:table-cell>
          <table:table-cell office:value-type="string">
            <text:p>v = -0,9542</text:p>
          </table:table-cell>
          <table:table-cell office:value-type="string">
            <text:p>u =-0,2316</text:p>
          </table:table-cell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17" office:value-type="float" office:value="0.152">
            <text:p>0,152</text:p>
          </table:table-cell>
          <table:table-cell table:style-name="ce36" office:value-type="float" office:value="0.176">
            <text:p>0,176</text:p>
          </table:table-cell>
          <table:covered-table-cell/>
          <table:table-cell/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36" office:value-type="float" office:value="0.195">
            <text:p>0,195</text:p>
          </table:table-cell>
          <table:table-cell table:style-name="ce36" office:value-type="float" office:value="0.219">
            <text:p>0,219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 table:number-columns-repeated="2"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5">
            <text:p>0,15</text:p>
          </table:table-cell>
          <table:table-cell table:style-name="ce18" office:value-type="float" office:value="0.176">
            <text:p>0,176</text:p>
          </table:table-cell>
          <table:covered-table-cell/>
          <table:table-cell/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194">
            <text:p>0,194</text:p>
          </table:table-cell>
          <table:table-cell table:style-name="ce37" office:value-type="float" office:value="0.216">
            <text:p>0,21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0,174W</text:p>
          </table:table-cell>
          <table:table-cell office:value-type="string">
            <text:p>neuron max = 11</text:p>
          </table:table-cell>
          <table:table-cell office:value-type="string">
            <text:p>0,243W</text:p>
          </table:table-cell>
          <table:table-cell office:value-type="string">
            <text:p>neuron max = 1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19" office:value-type="float" office:value="0.15">
            <text:p>0,15</text:p>
          </table:table-cell>
          <table:table-cell table:style-name="ce19" office:value-type="float" office:value="0.176">
            <text:p>0,176</text:p>
          </table:table-cell>
          <table:covered-table-cell/>
          <table:table-cell/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94">
            <text:p>0,194</text:p>
          </table:table-cell>
          <table:table-cell table:style-name="ce24" office:value-type="float" office:value="0.218">
            <text:p>0,218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16" table:formula="of:=MIN([.J28:.J36])" office:value-type="float" office:value="0.143">
            <text:p>0,143</text:p>
          </table:table-cell>
          <table:table-cell table:style-name="ce16" table:formula="of:=MIN([.K28:.K36])" office:value-type="float" office:value="0.169">
            <text:p>0,169</text:p>
          </table:table-cell>
          <table:covered-table-cell/>
          <table:table-cell/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16" table:formula="of:=MIN([.Q28:.Q36])" office:value-type="float" office:value="0.185">
            <text:p>0,185</text:p>
          </table:table-cell>
          <table:table-cell table:style-name="ce16" table:formula="of:=MIN([.R28:.R36])" office:value-type="float" office:value="0.209">
            <text:p>0,209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 table:style-name="ce4"/>
          <table:table-cell table:style-name="ce7" office:value-type="string">
            <text:p>0,196W</text:p>
          </table:table-cell>
          <table:table-cell table:style-name="ce7" office:value-type="string">
            <text:p>neuron max = 30</text:p>
          </table:table-cell>
          <table:table-cell table:style-name="ce7" office:value-type="string">
            <text:p>0,259W</text:p>
          </table:table-cell>
          <table:table-cell table:style-name="ce10" office:value-type="string">
            <text:p>neuron max = 3</text:p>
          </table:table-cell>
          <table:covered-table-cell/>
          <table:table-cell table:number-columns-spanned="4" table:number-rows-spanned="2"/>
          <table:covered-table-cell/>
          <table:covered-table-cell table:number-columns-repeated="2" table:style-name="ce26"/>
          <table:covered-table-cell/>
          <table:table-cell/>
          <table:covered-table-cell/>
          <table:table-cell table:number-columns-spanned="4" table:number-rows-spanned="2"/>
          <table:covered-table-cell table:number-columns-repeated="4"/>
          <table:table-cell table:number-columns-repeated="2"/>
        </table:table-row>
        <table:table-row table:style-name="ro1">
          <table:table-cell table:style-name="ce2" office:value-type="string" table:number-columns-spanned="1" table:number-rows-spanned="24">
            <text:p>model_sync_5</text:p>
          </table:table-cell>
          <table:table-cell table:style-name="ce2" office:value-type="string" table:number-columns-spanned="1" table:number-rows-spanned="8">
            <text:p>dt=1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 table:number-columns-repeated="3"/>
          <table:covered-table-cell table:number-columns-repeated="2" table:style-name="ce26"/>
          <table:covered-table-cell/>
          <table:table-cell/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2,7646</text:p>
          </table:table-cell>
          <table:table-cell office:value-type="string">
            <text:p>u = -0,1739</text:p>
          </table:table-cell>
          <table:table-cell office:value-type="string">
            <text:p>v = -9,9248</text:p>
          </table:table-cell>
          <table:table-cell office:value-type="string">
            <text:p>u =-0,09392</text:p>
          </table:table-cell>
          <table:covered-table-cell/>
          <table:table-cell table:style-name="ce12" office:value-type="string" table:number-columns-spanned="2" table:number-rows-spanned="1">
            <text:p>nombre de neurones 32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covered-table-cell/>
          <table:table-cell/>
          <table:covered-table-cell/>
          <table:table-cell table:style-name="ce12" office:value-type="string" table:number-columns-spanned="2" table:number-rows-spanned="1">
            <text:p>nombre de neurones 64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table-cell table:style-name="ce13" office:value-type="string" table:number-columns-spanned="2" table:number-rows-spanned="3">
            <text:p>model_sync_4</text:p>
          </table:table-cell>
          <table:covered-table-cell table:style-name="ce17"/>
          <table:table-cell table:style-name="ce27" office:value-type="float" office:value="11" table:number-columns-spanned="1" table:number-rows-spanned="3">
            <text:p>11</text:p>
          </table:table-cell>
          <table:table-cell table:style-name="ce17" office:value-type="float" office:value="30" table:number-columns-spanned="1" table:number-rows-spanned="3">
            <text:p>30</text:p>
          </table:table-cell>
          <table:covered-table-cell/>
          <table:table-cell/>
          <table:covered-table-cell/>
          <table:table-cell table:style-name="ce13" office:value-type="string" table:number-columns-spanned="2" table:number-rows-spanned="3">
            <text:p>model_sync_4</text:p>
          </table:table-cell>
          <table:covered-table-cell table:style-name="ce17"/>
          <table:table-cell table:style-name="ce2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-1,5296</text:p>
          </table:table-cell>
          <table:table-cell office:value-type="string">
            <text:p>u =0,5088</text:p>
          </table:table-cell>
          <table:table-cell office:value-type="string">
            <text:p>v = -1,578</text:p>
          </table:table-cell>
          <table:table-cell office:value-type="string">
            <text:p>u =0,5035</text:p>
          </table:table-cell>
          <table:covered-table-cell/>
          <table:covered-table-cell table:style-name="ce14"/>
          <table:covered-table-cell table:style-name="ce18"/>
          <table:covered-table-cell table:style-name="ce28" office:value-type="float" office:value="11">
            <text:p>11</text:p>
          </table:covered-table-cell>
          <table:covered-table-cell table:style-name="ce37"/>
          <table:covered-table-cell/>
          <table:table-cell/>
          <table:covered-table-cell/>
          <table:covered-table-cell table:style-name="ce14"/>
          <table:covered-table-cell table:style-name="ce18"/>
          <table:covered-table-cell table:style-name="ce28"/>
          <table:covered-table-cell table:style-name="ce37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 table:number-columns-repeated="2"/>
          <table:covered-table-cell table:style-name="ce15"/>
          <table:covered-table-cell table:style-name="ce19"/>
          <table:covered-table-cell table:style-name="ce29" office:value-type="float" office:value="11">
            <text:p>11</text:p>
          </table:covered-table-cell>
          <table:covered-table-cell table:style-name="ce19"/>
          <table:covered-table-cell/>
          <table:table-cell/>
          <table:covered-table-cell/>
          <table:covered-table-cell table:style-name="ce15"/>
          <table:covered-table-cell table:style-name="ce19"/>
          <table:covered-table-cell table:style-name="ce29"/>
          <table:covered-table-cell table:style-name="ce19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0,143W</text:p>
          </table:table-cell>
          <table:table-cell office:value-type="string">
            <text:p>neuron max = 17</text:p>
          </table:table-cell>
          <table:table-cell office:value-type="string">
            <text:p>0,185W</text:p>
          </table:table-cell>
          <table:table-cell office:value-type="string">
            <text:p>neuron max = 2</text:p>
          </table:table-cell>
          <table:covered-table-cell/>
          <table:table-cell table:style-name="ce13" office:value-type="string" table:number-columns-spanned="2" table:number-rows-spanned="3">
            <text:p>model_sync_5</text:p>
          </table:table-cell>
          <table:covered-table-cell table:style-name="ce17"/>
          <table:table-cell table:style-name="ce30" office:value-type="float" office:value="17" table:number-columns-spanned="1" table:number-rows-spanned="3">
            <text:p>17</text:p>
          </table:table-cell>
          <table:table-cell table:style-name="ce17" office:value-type="float" office:value="48" table:number-columns-spanned="1" table:number-rows-spanned="3">
            <text:p>48</text:p>
          </table:table-cell>
          <table:covered-table-cell/>
          <table:table-cell/>
          <table:covered-table-cell/>
          <table:table-cell table:style-name="ce13" office:value-type="string" table:number-columns-spanned="2" table:number-rows-spanned="3">
            <text:p>model_sync_5</text:p>
          </table:table-cell>
          <table:covered-table-cell table:style-name="ce17"/>
          <table:table-cell table:style-name="ce32" office:value-type="float" office:value="2" table:number-columns-spanned="1" table:number-rows-spanned="3">
            <text:p>2</text:p>
          </table:table-cell>
          <table:table-cell table:style-name="ce25" office:value-type="float" office:value="6" table:number-columns-spanned="1" table:number-rows-spanned="3">
            <text:p>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covered-table-cell/>
          <table:covered-table-cell table:style-name="ce14"/>
          <table:covered-table-cell table:style-name="ce18"/>
          <table:covered-table-cell table:style-name="ce28"/>
          <table:covered-table-cell table:style-name="ce18"/>
          <table:covered-table-cell/>
          <table:table-cell/>
          <table:covered-table-cell/>
          <table:covered-table-cell table:style-name="ce14"/>
          <table:covered-table-cell table:style-name="ce18"/>
          <table:covered-table-cell table:style-name="ce28"/>
          <table:covered-table-cell table:style-name="ce18"/>
          <table:covered-table-cell/>
          <table:table-cell table:number-columns-repeated="2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W</text:p>
          </table:table-cell>
          <table:table-cell table:style-name="ce7" office:value-type="string">
            <text:p>neuron max = 48</text:p>
          </table:table-cell>
          <table:table-cell table:style-name="ce7" office:value-type="string">
            <text:p>0,212W</text:p>
          </table:table-cell>
          <table:table-cell table:style-name="ce10" office:value-type="string">
            <text:p>neuron max = 6</text:p>
          </table:table-cell>
          <table:covered-table-cell/>
          <table:covered-table-cell table:style-name="ce15"/>
          <table:covered-table-cell table:style-name="ce19"/>
          <table:covered-table-cell table:style-name="ce31"/>
          <table:covered-table-cell table:style-name="ce24"/>
          <table:covered-table-cell/>
          <table:table-cell/>
          <table:covered-table-cell/>
          <table:covered-table-cell table:style-name="ce15"/>
          <table:covered-table-cell table:style-name="ce19"/>
          <table:covered-table-cell table:style-name="ce31"/>
          <table:covered-table-cell table:style-name="ce24"/>
          <table:covered-table-cell/>
          <table:table-cell table:number-columns-repeated="2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table-cell table:style-name="ce13" office:value-type="string" table:number-columns-spanned="2" table:number-rows-spanned="3">
            <text:p>model_sync_6</text:p>
          </table:table-cell>
          <table:covered-table-cell table:style-name="ce17"/>
          <table:table-cell table:style-name="ce32" office:value-type="float" office:value="22" table:number-columns-spanned="1" table:number-rows-spanned="3">
            <text:p>22</text:p>
          </table:table-cell>
          <table:table-cell table:style-name="ce25" office:value-type="float" office:value="59" table:number-columns-spanned="1" table:number-rows-spanned="3">
            <text:p>59</text:p>
          </table:table-cell>
          <table:covered-table-cell/>
          <table:table-cell/>
          <table:covered-table-cell/>
          <table:table-cell table:style-name="ce13" office:value-type="string" table:number-columns-spanned="2" table:number-rows-spanned="3">
            <text:p>model_sync_6</text:p>
          </table:table-cell>
          <table:covered-table-cell table:style-name="ce17"/>
          <table:table-cell table:style-name="ce32" office:value-type="float" office:value="2" table:number-columns-spanned="1" table:number-rows-spanned="3">
            <text:p>2</text:p>
          </table:table-cell>
          <table:table-cell table:style-name="ce25" office:value-type="float" office:value="6" table:number-columns-spanned="1" table:number-rows-spanned="3">
            <text:p>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0,9471</text:p>
          </table:table-cell>
          <table:table-cell office:value-type="string">
            <text:p>u = -0,05849</text:p>
          </table:table-cell>
          <table:table-cell office:value-type="string">
            <text:p>v =0,1035</text:p>
          </table:table-cell>
          <table:table-cell office:value-type="string">
            <text:p>u =-0,0282</text:p>
          </table:table-cell>
          <table:covered-table-cell/>
          <table:covered-table-cell table:style-name="ce14"/>
          <table:covered-table-cell table:style-name="ce18"/>
          <table:covered-table-cell table:style-name="ce33"/>
          <table:covered-table-cell table:style-name="ce18"/>
          <table:covered-table-cell/>
          <table:table-cell/>
          <table:covered-table-cell/>
          <table:covered-table-cell table:style-name="ce14"/>
          <table:covered-table-cell table:style-name="ce18"/>
          <table:covered-table-cell table:style-name="ce33"/>
          <table:covered-table-cell table:style-name="ce18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covered-table-cell table:style-name="ce15"/>
          <table:covered-table-cell table:style-name="ce19"/>
          <table:covered-table-cell table:style-name="ce34"/>
          <table:covered-table-cell table:style-name="ce19"/>
          <table:covered-table-cell/>
          <table:table-cell/>
          <table:covered-table-cell/>
          <table:covered-table-cell table:style-name="ce15"/>
          <table:covered-table-cell table:style-name="ce19"/>
          <table:covered-table-cell table:style-name="ce34"/>
          <table:covered-table-cell table:style-name="ce19"/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v = 0,1286</text:p>
          </table:table-cell>
          <table:table-cell office:value-type="string">
            <text:p>u =-0,0385</text:p>
          </table:table-cell>
          <table:table-cell office:value-type="string">
            <text:p>v = 0,5184</text:p>
          </table:table-cell>
          <table:table-cell office:value-type="string">
            <text:p>u =-0,1241</text:p>
          </table:table-cell>
          <table:covered-table-cell/>
          <table:table-cell table:style-name="ce12" office:value-type="string" table:number-columns-spanned="2" table:number-rows-spanned="1">
            <text:p>max</text:p>
          </table:table-cell>
          <table:covered-table-cell table:style-name="ce16"/>
          <table:table-cell table:style-name="ce16" table:formula="of:=MAX([.J41:.J49])" office:value-type="float" office:value="22">
            <text:p>22</text:p>
          </table:table-cell>
          <table:table-cell table:style-name="ce16" table:formula="of:=MAX([.K41:.K49])" office:value-type="float" office:value="59">
            <text:p>59</text:p>
          </table:table-cell>
          <table:covered-table-cell/>
          <table:table-cell/>
          <table:covered-table-cell/>
          <table:table-cell table:style-name="ce12" office:value-type="string" table:number-columns-spanned="2" table:number-rows-spanned="1">
            <text:p>max</text:p>
          </table:table-cell>
          <table:covered-table-cell table:style-name="ce16"/>
          <table:table-cell table:style-name="ce16" table:formula="of:=MAX([.Q41:.Q47])" office:value-type="float" office:value="2">
            <text:p>2</text:p>
          </table:table-cell>
          <table:table-cell table:style-name="ce16" table:formula="of:=MAX([.R41:.R49])" office:value-type="float" office:value="6">
            <text:p>6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 table:number-columns-repeated="2"/>
          <table:table-cell table:number-columns-spanned="4" table:number-rows-spanned="1"/>
          <table:covered-table-cell table:number-columns-repeated="4"/>
          <table:table-cell/>
          <table:covered-table-cell/>
          <table:table-cell table:number-columns-spanned="4" table:number-rows-spanned="1"/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0,144W</text:p>
          </table:table-cell>
          <table:table-cell office:value-type="string">
            <text:p>neuron max = 17</text:p>
          </table:table-cell>
          <table:table-cell office:value-type="string">
            <text:p>0,187W</text:p>
          </table:table-cell>
          <table:table-cell office:value-type="string">
            <text:p>neuron max = 2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table-cell table:number-columns-spanned="15" table:number-rows-spanned="1"/>
          <table:covered-table-cell table:number-columns-repeated="14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W</text:p>
          </table:table-cell>
          <table:table-cell table:style-name="ce7" office:value-type="string">
            <text:p>neuron max = 48</text:p>
          </table:table-cell>
          <table:table-cell table:style-name="ce7" office:value-type="string">
            <text:p>0,209W</text:p>
          </table:table-cell>
          <table:table-cell table:style-name="ce10" office:value-type="string">
            <text:p>neuron max = 6</text:p>
          </table:table-cell>
          <table:table-cell table:number-columns-spanned="1" table:number-rows-spanned="12"/>
          <table:table-cell table:style-name="ce12" office:value-type="string" table:number-columns-spanned="2" table:number-rows-spanned="1">
            <text:p>précision des modèle 32 bits</text:p>
          </table:table-cell>
          <table:covered-table-cell table:style-name="ce16"/>
          <table:table-cell table:style-name="ce20" office:value-type="string">
            <text:p>|v moyen|</text:p>
          </table:table-cell>
          <table:table-cell table:style-name="ce16" office:value-type="string">
            <text:p>|u moyen|</text:p>
          </table:table-cell>
          <table:table-cell table:style-name="ce20" office:value-type="string">
            <text:p>|v median|</text:p>
          </table:table-cell>
          <table:table-cell table:style-name="ce16" office:value-type="string">
            <text:p>|u median|</text:p>
          </table:table-cell>
          <table:table-cell table:number-columns-spanned="1" table:number-rows-spanned="11"/>
          <table:table-cell table:style-name="ce12" office:value-type="string" table:number-columns-spanned="2" table:number-rows-spanned="1">
            <text:p>précision des modèle 64 bits</text:p>
          </table:table-cell>
          <table:covered-table-cell table:style-name="ce16"/>
          <table:table-cell table:style-name="ce20" office:value-type="string">
            <text:p>|v moyen|</text:p>
          </table:table-cell>
          <table:table-cell table:style-name="ce16" office:value-type="string">
            <text:p>|u moyen|</text:p>
          </table:table-cell>
          <table:table-cell table:style-name="ce20" office:value-type="string">
            <text:p>|v median|</text:p>
          </table:table-cell>
          <table:table-cell table:style-name="ce16" office:value-type="string">
            <text:p>|u median|</text:p>
          </table:table-cell>
          <table:table-cell table:number-columns-spanned="1" table:number-rows-spanned="12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2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21" office:value-type="float" office:value="2.4679">
            <text:p>2,4679</text:p>
          </table:table-cell>
          <table:table-cell table:style-name="ce17" office:value-type="float" office:value="0.2472">
            <text:p>0,2472</text:p>
          </table:table-cell>
          <table:table-cell table:style-name="ce21" office:value-type="float" office:value="1.2462">
            <text:p>1,2462</text:p>
          </table:table-cell>
          <table:table-cell table:style-name="ce17" office:value-type="float" office:value="0.3512">
            <text:p>0,3512</text:p>
          </table:table-cell>
          <table:covered-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40" office:value-type="float" office:value="2.7475">
            <text:p>2,7475</text:p>
          </table:table-cell>
          <table:table-cell table:style-name="ce36" office:value-type="float" office:value="0.1497">
            <text:p>0,1497</text:p>
          </table:table-cell>
          <table:table-cell table:style-name="ce40" office:value-type="float" office:value="1.2243">
            <text:p>1,2243</text:p>
          </table:table-cell>
          <table:table-cell table:style-name="ce36" office:value-type="float" office:value="0.3613">
            <text:p>0,3613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v = 1,5274</text:p>
          </table:table-cell>
          <table:table-cell office:value-type="string">
            <text:p>u =-0,1271</text:p>
          </table:table-cell>
          <table:table-cell office:value-type="string">
            <text:p>v =-0,0423</text:p>
          </table:table-cell>
          <table:table-cell office:value-type="string">
            <text:p>u =-0,7978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0.2971">
            <text:p>0,2971</text:p>
          </table:table-cell>
          <table:table-cell table:style-name="ce35" office:value-type="float" office:value="0.0217">
            <text:p>0,0217</text:p>
          </table:table-cell>
          <table:table-cell table:style-name="ce6" office:value-type="float" office:value="0.3757">
            <text:p>0,3757</text:p>
          </table:table-cell>
          <table:table-cell table:style-name="ce18" office:value-type="float" office:value="0.2083">
            <text:p>0,2083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0.7017">
            <text:p>0,7017</text:p>
          </table:table-cell>
          <table:table-cell table:style-name="ce37" office:value-type="float" office:value="0.1585">
            <text:p>0,1585</text:p>
          </table:table-cell>
          <table:table-cell table:style-name="ce41" office:value-type="float" office:value="0.7979">
            <text:p>0,7979</text:p>
          </table:table-cell>
          <table:table-cell table:style-name="ce37" office:value-type="float" office:value="0.2047">
            <text:p>0,2047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covered-table-cell table:style-name="ce15"/>
          <table:table-cell table:style-name="ce19" office:value-type="string">
            <text:p>dt=0,25</text:p>
          </table:table-cell>
          <table:table-cell table:style-name="ce22" office:value-type="float" office:value="0.0921">
            <text:p>0,0921</text:p>
          </table:table-cell>
          <table:table-cell table:style-name="ce19" office:value-type="float" office:value="0.02474">
            <text:p>0,02474</text:p>
          </table:table-cell>
          <table:table-cell table:style-name="ce23" office:value-type="float" office:value="0.7962">
            <text:p>0,7962</text:p>
          </table:table-cell>
          <table:table-cell table:style-name="ce19" office:value-type="float" office:value="0.2372">
            <text:p>0,2372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42" office:value-type="float" office:value="0.1659">
            <text:p>0,1659</text:p>
          </table:table-cell>
          <table:table-cell table:style-name="ce24" office:value-type="float" office:value="0.0648">
            <text:p>0,0648</text:p>
          </table:table-cell>
          <table:table-cell table:style-name="ce42" office:value-type="float" office:value="0.9542">
            <text:p>0,9542</text:p>
          </table:table-cell>
          <table:table-cell table:style-name="ce24" office:value-type="float" office:value="0.2316">
            <text:p>0,2316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v = 0,6804</text:p>
          </table:table-cell>
          <table:table-cell office:value-type="string">
            <text:p>u =-0,1972</text:p>
          </table:table-cell>
          <table:table-cell office:value-type="string">
            <text:p>v = 0,8084</text:p>
          </table:table-cell>
          <table:table-cell office:value-type="string">
            <text:p>u =-0,1918</text:p>
          </table:table-cell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1" office:value-type="float" office:value="2.7646">
            <text:p>2,7646</text:p>
          </table:table-cell>
          <table:table-cell table:style-name="ce17" office:value-type="float" office:value="0.1739">
            <text:p>0,1739</text:p>
          </table:table-cell>
          <table:table-cell table:style-name="ce21" office:value-type="float" office:value="1.5296">
            <text:p>1,5296</text:p>
          </table:table-cell>
          <table:table-cell table:style-name="ce17" office:value-type="float" office:value="0.5088">
            <text:p>0,5088</text:p>
          </table:table-cell>
          <table:covered-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40" office:value-type="float" office:value="9.9248">
            <text:p>9,9248</text:p>
          </table:table-cell>
          <table:table-cell table:style-name="ce36" office:value-type="float" office:value="0.0939">
            <text:p>0,0939</text:p>
          </table:table-cell>
          <table:table-cell table:style-name="ce40" office:value-type="float" office:value="1.578">
            <text:p>1,578</text:p>
          </table:table-cell>
          <table:table-cell table:style-name="ce36" office:value-type="float" office:value="0.5035">
            <text:p>0,5035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 table:number-columns-repeated="2"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0.9471">
            <text:p>0,9471</text:p>
          </table:table-cell>
          <table:table-cell table:style-name="ce18" office:value-type="float" office:value="0.05849">
            <text:p>0,05849</text:p>
          </table:table-cell>
          <table:table-cell table:style-name="ce39" office:value-type="float" office:value="0.1286">
            <text:p>0,1286</text:p>
          </table:table-cell>
          <table:table-cell table:style-name="ce35" office:value-type="float" office:value="0.0385">
            <text:p>0,0385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0.1035">
            <text:p>0,1035</text:p>
          </table:table-cell>
          <table:table-cell table:style-name="ce35" office:value-type="float" office:value="0.0282">
            <text:p>0,0282</text:p>
          </table:table-cell>
          <table:table-cell table:style-name="ce39" office:value-type="float" office:value="0.5184">
            <text:p>0,5184</text:p>
          </table:table-cell>
          <table:table-cell table:style-name="ce37" office:value-type="float" office:value="0.1241">
            <text:p>0,1241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0,143W</text:p>
          </table:table-cell>
          <table:table-cell office:value-type="string">
            <text:p>neuron max = 17</text:p>
          </table:table-cell>
          <table:table-cell office:value-type="string">
            <text:p>0,188W</text:p>
          </table:table-cell>
          <table:table-cell office:value-type="string">
            <text:p>neuron max = 2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3" office:value-type="float" office:value="1.5274">
            <text:p>1,5274</text:p>
          </table:table-cell>
          <table:table-cell table:style-name="ce19" office:value-type="float" office:value="0.1271">
            <text:p>0,1271</text:p>
          </table:table-cell>
          <table:table-cell table:style-name="ce23" office:value-type="float" office:value="0.6804">
            <text:p>0,6804</text:p>
          </table:table-cell>
          <table:table-cell table:style-name="ce19" office:value-type="float" office:value="0.1972">
            <text:p>0,1972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2" office:value-type="float" office:value="0.0423">
            <text:p>0,0423</text:p>
          </table:table-cell>
          <table:table-cell table:style-name="ce24" office:value-type="float" office:value="0.7978">
            <text:p>0,7978</text:p>
          </table:table-cell>
          <table:table-cell table:style-name="ce42" office:value-type="float" office:value="0.8084">
            <text:p>0,8084</text:p>
          </table:table-cell>
          <table:table-cell table:style-name="ce24" office:value-type="float" office:value="0.1918">
            <text:p>0,1918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21" office:value-type="float" office:value="6.8719">
            <text:p>6,8719</text:p>
          </table:table-cell>
          <table:table-cell table:style-name="ce36" office:value-type="float" office:value="0.18892">
            <text:p>0,18892</text:p>
          </table:table-cell>
          <table:table-cell table:style-name="ce21" office:value-type="float" office:value="1.7652">
            <text:p>1,7652</text:p>
          </table:table-cell>
          <table:table-cell table:style-name="ce17" office:value-type="float" office:value="0.4629">
            <text:p>0,4629</text:p>
          </table:table-cell>
          <table:covered-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40" office:value-type="float" office:value="8.6449">
            <text:p>8,6449</text:p>
          </table:table-cell>
          <table:table-cell table:style-name="ce36" office:value-type="float" office:value="0.939">
            <text:p>0,939</text:p>
          </table:table-cell>
          <table:table-cell table:style-name="ce40" office:value-type="float" office:value="1.7076">
            <text:p>1,7076</text:p>
          </table:table-cell>
          <table:table-cell table:style-name="ce36" office:value-type="float" office:value="0.4727">
            <text:p>0,4727</text:p>
          </table:table-cell>
          <table:covered-table-cell/>
        </table:table-row>
        <table:table-row table:style-name="ro1">
          <table:covered-table-cell table:number-columns-repeated="2" table:style-name="ce4"/>
          <table:table-cell table:style-name="ce7" office:value-type="string">
            <text:p>0,169W</text:p>
          </table:table-cell>
          <table:table-cell table:style-name="ce7" office:value-type="string">
            <text:p>neuron max = 48</text:p>
          </table:table-cell>
          <table:table-cell table:style-name="ce7" office:value-type="string">
            <text:p>0,21W</text:p>
          </table:table-cell>
          <table:table-cell table:style-name="ce10" office:value-type="string">
            <text:p>neuron max = 6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6" office:value-type="float" office:value="0.9753">
            <text:p>0,9753</text:p>
          </table:table-cell>
          <table:table-cell table:style-name="ce18" office:value-type="float" office:value="0.0741">
            <text:p>0,0741</text:p>
          </table:table-cell>
          <table:table-cell table:style-name="ce6" office:value-type="float" office:value="0.2942">
            <text:p>0,2942</text:p>
          </table:table-cell>
          <table:table-cell table:style-name="ce18" office:value-type="float" office:value="0.04515">
            <text:p>0,04515</text:p>
          </table:table-cell>
          <table:covered-table-cell/>
          <table:covered-table-cell table:style-name="ce14"/>
          <table:table-cell table:style-name="ce18" office:value-type="string">
            <text:p>dt=0,5</text:p>
          </table:table-cell>
          <table:table-cell table:style-name="ce41" office:value-type="float" office:value="0.1413">
            <text:p>0,1413</text:p>
          </table:table-cell>
          <table:table-cell table:style-name="ce37" office:value-type="float" office:value="0.0429">
            <text:p>0,0429</text:p>
          </table:table-cell>
          <table:table-cell table:style-name="ce41" office:value-type="float" office:value="0.5306">
            <text:p>0,5306</text:p>
          </table:table-cell>
          <table:table-cell table:style-name="ce35" office:value-type="float" office:value="0.1194">
            <text:p>0,1194</text:p>
          </table:table-cell>
          <table:covered-table-cell/>
        </table:table-row>
        <table:table-row table:style-name="ro1">
          <table:table-cell table:style-name="ce2" office:value-type="string" table:number-columns-spanned="1" table:number-rows-spanned="24">
            <text:p>model_sync_6</text:p>
          </table:table-cell>
          <table:table-cell table:style-name="ce2" office:value-type="string" table:number-columns-spanned="1" table:number-rows-spanned="8">
            <text:p>dt=1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23" office:value-type="float" office:value="3.1824">
            <text:p>3,1824</text:p>
          </table:table-cell>
          <table:table-cell table:style-name="ce19" office:value-type="float" office:value="0.1931">
            <text:p>0,1931</text:p>
          </table:table-cell>
          <table:table-cell table:style-name="ce23" office:value-type="float" office:value="0.6987">
            <text:p>0,6987</text:p>
          </table:table-cell>
          <table:table-cell table:style-name="ce19" office:value-type="float" office:value="0.1837">
            <text:p>0,1837</text:p>
          </table:table-cell>
          <table:covered-table-cell/>
          <table:covered-table-cell table:style-name="ce15"/>
          <table:table-cell table:style-name="ce19" office:value-type="string">
            <text:p>dt=0,25</text:p>
          </table:table-cell>
          <table:table-cell table:style-name="ce42" office:value-type="float" office:value="2.194">
            <text:p>2,194</text:p>
          </table:table-cell>
          <table:table-cell table:style-name="ce24" office:value-type="float" office:value="0.1621">
            <text:p>0,1621</text:p>
          </table:table-cell>
          <table:table-cell table:style-name="ce42" office:value-type="float" office:value="0.8312">
            <text:p>0,8312</text:p>
          </table:table-cell>
          <table:table-cell table:style-name="ce24" office:value-type="float" office:value="0.1779">
            <text:p>0,1779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v =11,6064</text:p>
          </table:table-cell>
          <table:table-cell office:value-type="string">
            <text:p>u =-0,5092</text:p>
          </table:table-cell>
          <table:table-cell office:value-type="string">
            <text:p>v =13,3796</text:p>
          </table:table-cell>
          <table:table-cell office:value-type="string">
            <text:p>u =-0,4139</text:p>
          </table:table-cell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20" table:formula="of:=MIN([.J55:.J63])" office:value-type="float" office:value="0.0921">
            <text:p>0,0921</text:p>
          </table:table-cell>
          <table:table-cell table:style-name="ce16" table:formula="of:=MIN([.K55:.K63])" office:value-type="float" office:value="0.0217">
            <text:p>0,0217</text:p>
          </table:table-cell>
          <table:table-cell table:style-name="ce20" table:formula="of:=MIN([.L55:.L63])" office:value-type="float" office:value="0.1286">
            <text:p>0,1286</text:p>
          </table:table-cell>
          <table:table-cell table:style-name="ce16" table:formula="of:=MIN([.M55:.M63])" office:value-type="float" office:value="0.0385">
            <text:p>0,0385</text:p>
          </table:table-cell>
          <table:covered-table-cell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20" table:formula="of:=MIN([.Q55:.Q63])" office:value-type="float" office:value="0.0423">
            <text:p>0,0423</text:p>
          </table:table-cell>
          <table:table-cell table:style-name="ce16" table:formula="of:=MIN([.R55:.R63])" office:value-type="float" office:value="0.0282">
            <text:p>0,0282</text:p>
          </table:table-cell>
          <table:table-cell table:style-name="ce20" table:formula="of:=MIN([.S55:.S63])" office:value-type="float" office:value="0.5184">
            <text:p>0,5184</text:p>
          </table:table-cell>
          <table:table-cell table:style-name="ce16" table:formula="of:=MIN([.T55:.T63])" office:value-type="float" office:value="0.1194">
            <text:p>0,119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 table:number-columns-repeated="2"/>
          <table:table-cell table:number-columns-spanned="13" table:number-rows-spanned="1"/>
          <table:covered-table-cell table:number-columns-repeated="13"/>
        </table:table-row>
        <table:table-row table:style-name="ro1">
          <table:covered-table-cell table:number-columns-repeated="2"/>
          <table:table-cell office:value-type="string">
            <text:p>v = -1,5296</text:p>
          </table:table-cell>
          <table:table-cell office:value-type="string">
            <text:p>u =0,4628</text:p>
          </table:table-cell>
          <table:table-cell office:value-type="string">
            <text:p>v =-1,4755</text:p>
          </table:table-cell>
          <table:table-cell office:value-type="string">
            <text:p>u =0,4727</text:p>
          </table:table-cell>
          <table:table-cell table:number-columns-repeated="15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/>
          <table:table-cell table:style-name="ce12" office:value-type="string" table:number-columns-spanned="2" table:number-rows-spanned="1">
            <text:p>puissance des modèle 32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repeated="3"/>
          <table:table-cell table:style-name="ce12" office:value-type="string" table:number-columns-spanned="2" table:number-rows-spanned="1">
            <text:p>puissance des modèle 64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0,152W</text:p>
          </table:table-cell>
          <table:table-cell office:value-type="string">
            <text:p>neuron max = 22</text:p>
          </table:table-cell>
          <table:table-cell office:value-type="string">
            <text:p>0,195W</text:p>
          </table:table-cell>
          <table:table-cell office:value-type="string">
            <text:p>neuron max = 2</text:p>
          </table:table-cell>
          <table:table-cell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17" office:value-type="float" office:value="0.171">
            <text:p>0,171</text:p>
          </table:table-cell>
          <table:table-cell table:style-name="ce17" office:value-type="float" office:value="0.176">
            <text:p>0,176</text:p>
          </table:table-cell>
          <table:table-cell table:number-columns-repeated="3"/>
          <table:table-cell table:style-name="ce13" office:value-type="string" table:number-columns-spanned="1" table:number-rows-spanned="3">
            <text:p>model_sync_4</text:p>
          </table:table-cell>
          <table:table-cell table:style-name="ce17" office:value-type="string">
            <text:p>dt=1</text:p>
          </table:table-cell>
          <table:table-cell table:style-name="ce36" office:value-type="float" office:value="0.231">
            <text:p>0,231</text:p>
          </table:table-cell>
          <table:table-cell table:style-name="ce36" office:value-type="float" office:value="0.256">
            <text:p>0,25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 table:number-columns-repeated="2"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73">
            <text:p>0,173</text:p>
          </table:table-cell>
          <table:table-cell table:style-name="ce37" office:value-type="float" office:value="0.197">
            <text:p>0,197</text:p>
          </table:table-cell>
          <table:table-cell table:number-columns-repeated="3"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243">
            <text:p>0,243</text:p>
          </table:table-cell>
          <table:table-cell table:style-name="ce37" office:value-type="float" office:value="0.257">
            <text:p>0,257</text:p>
          </table:table-cell>
          <table:table-cell table:number-columns-repeated="3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9W</text:p>
          </table:table-cell>
          <table:table-cell table:style-name="ce10" office:value-type="string">
            <text:p>neuron max = 6</text:p>
          </table:table-cell>
          <table:table-cell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74">
            <text:p>0,174</text:p>
          </table:table-cell>
          <table:table-cell table:style-name="ce19" office:value-type="float" office:value="0.196">
            <text:p>0,196</text:p>
          </table:table-cell>
          <table:table-cell table:number-columns-repeated="3"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243">
            <text:p>0,243</text:p>
          </table:table-cell>
          <table:table-cell table:style-name="ce24" office:value-type="float" office:value="0.259">
            <text:p>0,259</text:p>
          </table:table-cell>
          <table:table-cell table:number-columns-repeated="3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table-cell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5" office:value-type="float" office:value="0.143">
            <text:p>0,143</text:p>
          </table:table-cell>
          <table:table-cell table:style-name="ce17" office:value-type="float" office:value="0.17">
            <text:p>0,17</text:p>
          </table:table-cell>
          <table:table-cell table:number-columns-repeated="3"/>
          <table:table-cell table:style-name="ce13" office:value-type="string" table:number-columns-spanned="1" table:number-rows-spanned="3">
            <text:p>model_sync_5</text:p>
          </table:table-cell>
          <table:table-cell table:style-name="ce17" office:value-type="string">
            <text:p>dt=1</text:p>
          </table:table-cell>
          <table:table-cell table:style-name="ce25" office:value-type="float" office:value="0.185">
            <text:p>0,185</text:p>
          </table:table-cell>
          <table:table-cell table:style-name="ce36" office:value-type="float" office:value="0.212">
            <text:p>0,21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v =3,7592</text:p>
          </table:table-cell>
          <table:table-cell office:value-type="string">
            <text:p>u =-0,3941</text:p>
          </table:table-cell>
          <table:table-cell office:value-type="string">
            <text:p>v =4,5931</text:p>
          </table:table-cell>
          <table:table-cell office:value-type="string">
            <text:p>u =-0,3629</text:p>
          </table:table-cell>
          <table:table-cell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44">
            <text:p>0,144</text:p>
          </table:table-cell>
          <table:table-cell table:style-name="ce18" office:value-type="float" office:value="0.17">
            <text:p>0,17</text:p>
          </table:table-cell>
          <table:table-cell table:number-columns-repeated="3"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187">
            <text:p>0,187</text:p>
          </table:table-cell>
          <table:table-cell table:style-name="ce35" office:value-type="float" office:value="0.209">
            <text:p>0,20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/>
          <table:covered-table-cell table:style-name="ce15"/>
          <table:table-cell table:style-name="ce19" office:value-type="string">
            <text:p>dt=0,25</text:p>
          </table:table-cell>
          <table:table-cell table:style-name="ce19" office:value-type="float" office:value="0.144">
            <text:p>0,144</text:p>
          </table:table-cell>
          <table:table-cell table:style-name="ce38" office:value-type="float" office:value="0.169">
            <text:p>0,169</text:p>
          </table:table-cell>
          <table:table-cell table:number-columns-repeated="3"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88">
            <text:p>0,188</text:p>
          </table:table-cell>
          <table:table-cell table:style-name="ce24" office:value-type="float" office:value="0.21">
            <text:p>0,2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v = 0,2942</text:p>
          </table:table-cell>
          <table:table-cell office:value-type="string">
            <text:p>u =-0,04515</text:p>
          </table:table-cell>
          <table:table-cell office:value-type="string">
            <text:p>v =-0,5335</text:p>
          </table:table-cell>
          <table:table-cell office:value-type="string">
            <text:p>u =-0,1241</text:p>
          </table:table-cell>
          <table:table-cell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17" office:value-type="float" office:value="0.152">
            <text:p>0,152</text:p>
          </table:table-cell>
          <table:table-cell table:style-name="ce36" office:value-type="float" office:value="0.176">
            <text:p>0,176</text:p>
          </table:table-cell>
          <table:table-cell table:number-columns-repeated="3"/>
          <table:table-cell table:style-name="ce13" office:value-type="string" table:number-columns-spanned="1" table:number-rows-spanned="3">
            <text:p>model_sync_6</text:p>
          </table:table-cell>
          <table:table-cell table:style-name="ce17" office:value-type="string">
            <text:p>dt=1</text:p>
          </table:table-cell>
          <table:table-cell table:style-name="ce36" office:value-type="float" office:value="0.195">
            <text:p>0,195</text:p>
          </table:table-cell>
          <table:table-cell table:style-name="ce36" office:value-type="float" office:value="0.219">
            <text:p>0,21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/>
          <table:covered-table-cell table:style-name="ce14"/>
          <table:table-cell table:style-name="ce18" office:value-type="string">
            <text:p>dt=0,5</text:p>
          </table:table-cell>
          <table:table-cell table:style-name="ce18" office:value-type="float" office:value="0.15">
            <text:p>0,15</text:p>
          </table:table-cell>
          <table:table-cell table:style-name="ce18" office:value-type="float" office:value="0.176">
            <text:p>0,176</text:p>
          </table:table-cell>
          <table:table-cell table:number-columns-repeated="3"/>
          <table:covered-table-cell table:style-name="ce14"/>
          <table:table-cell table:style-name="ce18" office:value-type="string">
            <text:p>dt=0,5</text:p>
          </table:table-cell>
          <table:table-cell table:style-name="ce37" office:value-type="float" office:value="0.194">
            <text:p>0,194</text:p>
          </table:table-cell>
          <table:table-cell table:style-name="ce37" office:value-type="float" office:value="0.216">
            <text:p>0,2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0,15W</text:p>
          </table:table-cell>
          <table:table-cell office:value-type="string">
            <text:p>neuron max = 22</text:p>
          </table:table-cell>
          <table:table-cell office:value-type="string">
            <text:p>0,194W</text:p>
          </table:table-cell>
          <table:table-cell office:value-type="string">
            <text:p>neuron max = 2</text:p>
          </table:table-cell>
          <table:table-cell/>
          <table:covered-table-cell table:style-name="ce15"/>
          <table:table-cell table:style-name="ce19" office:value-type="string">
            <text:p>dt=0,25</text:p>
          </table:table-cell>
          <table:table-cell table:style-name="ce19" office:value-type="float" office:value="0.15">
            <text:p>0,15</text:p>
          </table:table-cell>
          <table:table-cell table:style-name="ce19" office:value-type="float" office:value="0.176">
            <text:p>0,176</text:p>
          </table:table-cell>
          <table:table-cell table:number-columns-repeated="3"/>
          <table:covered-table-cell table:style-name="ce15"/>
          <table:table-cell table:style-name="ce19" office:value-type="string">
            <text:p>dt=0,25</text:p>
          </table:table-cell>
          <table:table-cell table:style-name="ce24" office:value-type="float" office:value="0.194">
            <text:p>0,194</text:p>
          </table:table-cell>
          <table:table-cell table:style-name="ce24" office:value-type="float" office:value="0.218">
            <text:p>0,21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 table:number-columns-repeated="2"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16" table:formula="of:=MIN([.J68:.J76])" office:value-type="float" office:value="0.143">
            <text:p>0,143</text:p>
          </table:table-cell>
          <table:table-cell table:style-name="ce16" table:formula="of:=MIN([.K68:.K76])" office:value-type="float" office:value="0.169">
            <text:p>0,169</text:p>
          </table:table-cell>
          <table:table-cell table:number-columns-repeated="3"/>
          <table:table-cell table:style-name="ce12" office:value-type="string" table:number-columns-spanned="2" table:number-rows-spanned="1">
            <text:p>min</text:p>
          </table:table-cell>
          <table:covered-table-cell table:style-name="ce16"/>
          <table:table-cell table:style-name="ce16" table:formula="of:=MIN([.Q68:.Q76])" office:value-type="float" office:value="0.185">
            <text:p>0,185</text:p>
          </table:table-cell>
          <table:table-cell table:style-name="ce16" table:formula="of:=MIN([.R68:.R76])" office:value-type="float" office:value="0.209">
            <text:p>0,209</text:p>
          </table:table-cell>
          <table:table-cell table:number-columns-repeated="3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6W</text:p>
          </table:table-cell>
          <table:table-cell table:style-name="ce10" office:value-type="string">
            <text:p>neuron max = 6</text:p>
          </table:table-cell>
          <table:table-cell table:number-columns-repeated="3"/>
          <table:table-cell table:style-name="ce26" table:number-columns-repeated="2"/>
          <table:table-cell table:number-columns-repeated="10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2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table-cell table:number-columns-repeated="3"/>
          <table:table-cell table:style-name="ce26" table:number-columns-repeated="2"/>
          <table:table-cell table:number-columns-repeated="10"/>
        </table:table-row>
        <table:table-row table:style-name="ro1">
          <table:covered-table-cell table:number-columns-repeated="2"/>
          <table:table-cell office:value-type="string">
            <text:p>v =1,5521</text:p>
          </table:table-cell>
          <table:table-cell office:value-type="string">
            <text:p>u =-0,1269</text:p>
          </table:table-cell>
          <table:table-cell office:value-type="string">
            <text:p>v =2,5404</text:p>
          </table:table-cell>
          <table:table-cell office:value-type="string">
            <text:p>u =-0,1578</text:p>
          </table:table-cell>
          <table:table-cell/>
          <table:table-cell table:style-name="ce12" office:value-type="string" table:number-columns-spanned="2" table:number-rows-spanned="1">
            <text:p>nombre de neurones 32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repeated="3"/>
          <table:table-cell table:style-name="ce12" office:value-type="string" table:number-columns-spanned="2" table:number-rows-spanned="1">
            <text:p>nombre de neurones 64 bits</text:p>
          </table:table-cell>
          <table:covered-table-cell table:style-name="ce16"/>
          <table:table-cell table:style-name="ce16" office:value-type="string">
            <text:p>basys 3</text:p>
          </table:table-cell>
          <table:table-cell table:style-name="ce16" office:value-type="string">
            <text:p>nexus 4 DDR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/>
          <table:table-cell table:style-name="ce13" office:value-type="string" table:number-columns-spanned="2" table:number-rows-spanned="3">
            <text:p>model_sync_4</text:p>
          </table:table-cell>
          <table:covered-table-cell table:style-name="ce17"/>
          <table:table-cell table:style-name="ce27" office:value-type="float" office:value="11" table:number-columns-spanned="1" table:number-rows-spanned="3">
            <text:p>11</text:p>
          </table:table-cell>
          <table:table-cell table:style-name="ce17" office:value-type="float" office:value="30" table:number-columns-spanned="1" table:number-rows-spanned="3">
            <text:p>30</text:p>
          </table:table-cell>
          <table:table-cell table:number-columns-repeated="3"/>
          <table:table-cell table:style-name="ce13" office:value-type="string" table:number-columns-spanned="2" table:number-rows-spanned="3">
            <text:p>model_sync_4</text:p>
          </table:table-cell>
          <table:covered-table-cell table:style-name="ce17"/>
          <table:table-cell table:style-name="ce2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v = 0,6987</text:p>
          </table:table-cell>
          <table:table-cell office:value-type="string">
            <text:p>u =-0,1974</text:p>
          </table:table-cell>
          <table:table-cell office:value-type="string">
            <text:p>v =0,8312</text:p>
          </table:table-cell>
          <table:table-cell office:value-type="string">
            <text:p>u =-0,1917</text:p>
          </table:table-cell>
          <table:table-cell/>
          <table:covered-table-cell table:style-name="ce14"/>
          <table:covered-table-cell table:style-name="ce18"/>
          <table:covered-table-cell table:style-name="ce28" office:value-type="float" office:value="11">
            <text:p>11</text:p>
          </table:covered-table-cell>
          <table:covered-table-cell table:style-name="ce37"/>
          <table:table-cell table:number-columns-repeated="3"/>
          <table:covered-table-cell table:style-name="ce14"/>
          <table:covered-table-cell table:style-name="ce18"/>
          <table:covered-table-cell table:style-name="ce28"/>
          <table:covered-table-cell table:style-name="ce37"/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/>
          <table:covered-table-cell table:style-name="ce15"/>
          <table:covered-table-cell table:style-name="ce19"/>
          <table:covered-table-cell table:style-name="ce29" office:value-type="float" office:value="11">
            <text:p>11</text:p>
          </table:covered-table-cell>
          <table:covered-table-cell table:style-name="ce19"/>
          <table:table-cell table:number-columns-repeated="3"/>
          <table:covered-table-cell table:style-name="ce15"/>
          <table:covered-table-cell table:style-name="ce19"/>
          <table:covered-table-cell table:style-name="ce29"/>
          <table:covered-table-cell table:style-name="ce19"/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0,15W</text:p>
          </table:table-cell>
          <table:table-cell office:value-type="string">
            <text:p>neuron max = 22</text:p>
          </table:table-cell>
          <table:table-cell office:value-type="string">
            <text:p>0,194W</text:p>
          </table:table-cell>
          <table:table-cell office:value-type="string">
            <text:p>neuron max = 2</text:p>
          </table:table-cell>
          <table:table-cell/>
          <table:table-cell table:style-name="ce13" office:value-type="string" table:number-columns-spanned="2" table:number-rows-spanned="3">
            <text:p>model_sync_5</text:p>
          </table:table-cell>
          <table:covered-table-cell table:style-name="ce17"/>
          <table:table-cell table:style-name="ce30" office:value-type="float" office:value="17" table:number-columns-spanned="1" table:number-rows-spanned="3">
            <text:p>17</text:p>
          </table:table-cell>
          <table:table-cell table:style-name="ce17" office:value-type="float" office:value="48" table:number-columns-spanned="1" table:number-rows-spanned="3">
            <text:p>48</text:p>
          </table:table-cell>
          <table:table-cell table:number-columns-repeated="3"/>
          <table:table-cell table:style-name="ce13" office:value-type="string" table:number-columns-spanned="2" table:number-rows-spanned="3">
            <text:p>model_sync_5</text:p>
          </table:table-cell>
          <table:covered-table-cell table:style-name="ce17"/>
          <table:table-cell table:style-name="ce32" office:value-type="float" office:value="2" table:number-columns-spanned="1" table:number-rows-spanned="3">
            <text:p>2</text:p>
          </table:table-cell>
          <table:table-cell table:style-name="ce25" office:value-type="float" office:value="6" table:number-columns-spanned="1" table:number-rows-spanned="3">
            <text:p>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 table:number-columns-repeated="2"/>
          <table:covered-table-cell table:style-name="ce14"/>
          <table:covered-table-cell table:style-name="ce18"/>
          <table:covered-table-cell table:style-name="ce28"/>
          <table:covered-table-cell table:style-name="ce18"/>
          <table:table-cell table:number-columns-repeated="3"/>
          <table:covered-table-cell table:style-name="ce14"/>
          <table:covered-table-cell table:style-name="ce18"/>
          <table:covered-table-cell table:style-name="ce28"/>
          <table:covered-table-cell table:style-name="ce18"/>
          <table:table-cell table:number-columns-repeated="3"/>
        </table:table-row>
        <table:table-row table:style-name="ro1">
          <table:covered-table-cell table:number-columns-repeated="2"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8W</text:p>
          </table:table-cell>
          <table:table-cell table:style-name="ce10" office:value-type="string">
            <text:p>neuron max = 6</text:p>
          </table:table-cell>
          <table:table-cell/>
          <table:covered-table-cell table:style-name="ce15"/>
          <table:covered-table-cell table:style-name="ce19"/>
          <table:covered-table-cell table:style-name="ce31"/>
          <table:covered-table-cell table:style-name="ce24"/>
          <table:table-cell table:number-columns-repeated="3"/>
          <table:covered-table-cell table:style-name="ce15"/>
          <table:covered-table-cell table:style-name="ce19"/>
          <table:covered-table-cell table:style-name="ce31"/>
          <table:covered-table-cell table:style-name="ce24"/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4">
            <text:p>model_sync_6_2</text:p>
          </table:table-cell>
          <table:table-cell table:style-name="ce2" office:value-type="string" table:number-columns-spanned="1" table:number-rows-spanned="8">
            <text:p>dt=1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table-cell table:style-name="Default"/>
          <table:table-cell table:style-name="ce13" office:value-type="string" table:number-columns-spanned="2" table:number-rows-spanned="3">
            <text:p>model_sync_6</text:p>
          </table:table-cell>
          <table:covered-table-cell table:style-name="ce17"/>
          <table:table-cell table:style-name="ce32" office:value-type="float" office:value="22" table:number-columns-spanned="1" table:number-rows-spanned="3">
            <text:p>22</text:p>
          </table:table-cell>
          <table:table-cell table:style-name="ce25" office:value-type="float" office:value="59" table:number-columns-spanned="1" table:number-rows-spanned="3">
            <text:p>59</text:p>
          </table:table-cell>
          <table:table-cell table:number-columns-repeated="3"/>
          <table:table-cell table:style-name="ce13" office:value-type="string" table:number-columns-spanned="2" table:number-rows-spanned="3">
            <text:p>model_sync_6</text:p>
          </table:table-cell>
          <table:covered-table-cell table:style-name="ce17"/>
          <table:table-cell table:style-name="ce32" office:value-type="float" office:value="2" table:number-columns-spanned="1" table:number-rows-spanned="3">
            <text:p>2</text:p>
          </table:table-cell>
          <table:table-cell table:style-name="ce25" office:value-type="float" office:value="6" table:number-columns-spanned="1" table:number-rows-spanned="3">
            <text:p>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v =6,8719</text:p>
          </table:table-cell>
          <table:table-cell office:value-type="string">
            <text:p>u =-0,1892</text:p>
          </table:table-cell>
          <table:table-cell office:value-type="string">
            <text:p>v =8,6449</text:p>
          </table:table-cell>
          <table:table-cell office:value-type="string">
            <text:p>u =-0939</text:p>
          </table:table-cell>
          <table:table-cell table:style-name="Default"/>
          <table:covered-table-cell table:style-name="ce14"/>
          <table:covered-table-cell table:style-name="ce18"/>
          <table:covered-table-cell table:style-name="ce33"/>
          <table:covered-table-cell table:style-name="ce18"/>
          <table:table-cell table:number-columns-repeated="3"/>
          <table:covered-table-cell table:style-name="ce14"/>
          <table:covered-table-cell table:style-name="ce18"/>
          <table:covered-table-cell table:style-name="ce33"/>
          <table:covered-table-cell table:style-name="ce18"/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 table:style-name="Default"/>
          <table:covered-table-cell table:style-name="ce15"/>
          <table:covered-table-cell table:style-name="ce19"/>
          <table:covered-table-cell table:style-name="ce34"/>
          <table:covered-table-cell table:style-name="ce19"/>
          <table:table-cell table:number-columns-repeated="3"/>
          <table:covered-table-cell table:style-name="ce15"/>
          <table:covered-table-cell table:style-name="ce19"/>
          <table:covered-table-cell table:style-name="ce34"/>
          <table:covered-table-cell table:style-name="ce19"/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v = -1,7652</text:p>
          </table:table-cell>
          <table:table-cell office:value-type="string">
            <text:p>u =0,4629</text:p>
          </table:table-cell>
          <table:table-cell office:value-type="string">
            <text:p>v =-1,7076</text:p>
          </table:table-cell>
          <table:table-cell office:value-type="string">
            <text:p>u =0,4727</text:p>
          </table:table-cell>
          <table:table-cell table:style-name="Default"/>
          <table:table-cell table:style-name="ce12" office:value-type="string" table:number-columns-spanned="2" table:number-rows-spanned="1">
            <text:p>max</text:p>
          </table:table-cell>
          <table:covered-table-cell table:style-name="ce16"/>
          <table:table-cell table:style-name="ce16" table:formula="of:=MAX([.J81:.J89])" office:value-type="float" office:value="22">
            <text:p>22</text:p>
          </table:table-cell>
          <table:table-cell table:style-name="ce16" table:formula="of:=MAX([.K81:.K89])" office:value-type="float" office:value="59">
            <text:p>59</text:p>
          </table:table-cell>
          <table:table-cell table:number-columns-repeated="3"/>
          <table:table-cell table:style-name="ce12" office:value-type="string" table:number-columns-spanned="2" table:number-rows-spanned="1">
            <text:p>max</text:p>
          </table:table-cell>
          <table:covered-table-cell table:style-name="ce16"/>
          <table:table-cell table:style-name="ce16" table:formula="of:=MAX([.Q81:.Q87])" office:value-type="float" office:value="2">
            <text:p>2</text:p>
          </table:table-cell>
          <table:table-cell table:style-name="ce16" table:formula="of:=MAX([.R81:.R89])" office:value-type="float" office:value="6">
            <text:p>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0,152W</text:p>
          </table:table-cell>
          <table:table-cell office:value-type="string">
            <text:p>neuron max = 22</text:p>
          </table:table-cell>
          <table:table-cell office:value-type="string">
            <text:p>0,195W</text:p>
          </table:table-cell>
          <table:table-cell office:value-type="string">
            <text:p>neuron max = 2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9W</text:p>
          </table:table-cell>
          <table:table-cell table:style-name="ce10" office:value-type="string">
            <text:p>neuron max = 6</text:p>
          </table:table-cell>
          <table:table-cell table:style-name="Default"/>
          <table:table-cell table:number-columns-repeated="14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 = 0,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v =-0,9753</text:p>
          </table:table-cell>
          <table:table-cell office:value-type="string">
            <text:p>u =-0,0741</text:p>
          </table:table-cell>
          <table:table-cell office:value-type="string">
            <text:p>v =-0,1413</text:p>
          </table:table-cell>
          <table:table-cell office:value-type="string">
            <text:p>u =-0,0429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v = 0,2169</text:p>
          </table:table-cell>
          <table:table-cell office:value-type="string">
            <text:p>u =-0,04515</text:p>
          </table:table-cell>
          <table:table-cell office:value-type="string">
            <text:p>v =-0,5306</text:p>
          </table:table-cell>
          <table:table-cell office:value-type="string">
            <text:p>u =-01194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0,15W</text:p>
          </table:table-cell>
          <table:table-cell office:value-type="string">
            <text:p>neuron max = 22</text:p>
          </table:table-cell>
          <table:table-cell office:value-type="string">
            <text:p>0,194W</text:p>
          </table:table-cell>
          <table:table-cell office:value-type="string">
            <text:p>neuron max = 2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covered-table-cell/>
          <table:covered-table-cell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6W</text:p>
          </table:table-cell>
          <table:table-cell table:style-name="ce10" office:value-type="string">
            <text:p>neuron max = 6</text:p>
          </table:table-cell>
          <table:table-cell table:style-name="Default"/>
          <table:table-cell table:number-columns-repeated="14"/>
        </table:table-row>
        <table:table-row table:style-name="ro1">
          <table:covered-table-cell/>
          <table:table-cell table:style-name="ce2" office:value-type="string" table:number-columns-spanned="1" table:number-rows-spanned="8">
            <text:p>dt=0,25</text:p>
          </table:table-cell>
          <table:table-cell table:style-name="ce5" office:value-type="string" table:number-columns-spanned="2" table:number-rows-spanned="1">
            <text:p>erreur moyenne absolut</text:p>
          </table:table-cell>
          <table:covered-table-cell table:style-name="ce5"/>
          <table:table-cell table:style-name="ce8" office:value-type="string" table:number-columns-spanned="2" table:number-rows-spanned="1">
            <text:p>erreur moyenne absolut</text:p>
          </table:table-cell>
          <table:covered-table-cell table:style-name="ce8"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v =-3,1824</text:p>
          </table:table-cell>
          <table:table-cell office:value-type="string">
            <text:p>u =0,1931</text:p>
          </table:table-cell>
          <table:table-cell office:value-type="string">
            <text:p>v =-2,194</text:p>
          </table:table-cell>
          <table:table-cell office:value-type="string">
            <text:p>u =0,1621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erreur médiane absolut</text:p>
          </table:table-cell>
          <table:covered-table-cell/>
          <table:table-cell table:style-name="ce9" office:value-type="string" table:number-columns-spanned="2" table:number-rows-spanned="1">
            <text:p>erreur médiane absolut</text:p>
          </table:table-cell>
          <table:covered-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v = 0,6987</text:p>
          </table:table-cell>
          <table:table-cell office:value-type="string">
            <text:p>u =-0,1837</text:p>
          </table:table-cell>
          <table:table-cell office:value-type="string">
            <text:p>v =0,8312</text:p>
          </table:table-cell>
          <table:table-cell office:value-type="string">
            <text:p>u =-0,1779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basys 3</text:p>
          </table:table-cell>
          <table:covered-table-cell/>
          <table:table-cell table:style-name="ce9" office:value-type="string" table:number-columns-spanned="2" table:number-rows-spanned="1">
            <text:p>basys 3</text:p>
          </table:table-cell>
          <table:covered-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0,15W</text:p>
          </table:table-cell>
          <table:table-cell office:value-type="string">
            <text:p>neuron max = 22</text:p>
          </table:table-cell>
          <table:table-cell office:value-type="string">
            <text:p>0,194W</text:p>
          </table:table-cell>
          <table:table-cell office:value-type="string">
            <text:p>neuron max = 2</text:p>
          </table:table-cell>
          <table:table-cell table:style-name="Default"/>
          <table:table-cell table:number-columns-repeated="14"/>
        </table:table-row>
        <table:table-row table:style-name="ro1">
          <table:covered-table-cell table:number-columns-repeated="2"/>
          <table:table-cell office:value-type="string">
            <text:p>nexys 4 DDR</text:p>
          </table:table-cell>
          <table:table-cell/>
          <table:table-cell office:value-type="string">
            <text:p>nexys 4 DDR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covered-table-cell table:number-columns-repeated="2" table:style-name="ce4"/>
          <table:table-cell table:style-name="ce7" office:value-type="string">
            <text:p>0,176W</text:p>
          </table:table-cell>
          <table:table-cell table:style-name="ce7" office:value-type="string">
            <text:p>neuron max = 59</text:p>
          </table:table-cell>
          <table:table-cell table:style-name="ce7" office:value-type="string">
            <text:p>0,218W</text:p>
          </table:table-cell>
          <table:table-cell table:style-name="ce10" office:value-type="string">
            <text:p>neuron max = 6</text:p>
          </table:table-cell>
          <table:table-cell table:style-name="Default"/>
          <table:table-cell table:number-columns-repeated="14"/>
        </table:table-row>
      </table:table>
      <table:table table:name="model_sync_4" table:style-name="ta1" table:print="false">
        <table:table-column table:style-name="co2" table:default-cell-style-name="Default"/>
        <table:table-column table:style-name="co2" table:default-cell-style-name="ce26"/>
        <table:table-column table:style-name="co2" table:number-columns-repeated="3" table:default-cell-style-name="Default"/>
        <table:table-column table:style-name="co2" table:number-columns-repeated="6" table:default-cell-style-name="ce26"/>
        <table:table-column table:style-name="co2" table:number-columns-repeated="43" table:default-cell-style-name="Default"/>
        <table:table-row table:style-name="ro1">
          <table:table-cell/>
          <table:table-cell table:style-name="ce45" office:value-type="string" table:number-columns-spanned="3" table:number-rows-spanned="1">
            <text:p>dt=1 <text:s/>format : 16,16</text:p>
          </table:table-cell>
          <table:covered-table-cell table:number-columns-repeated="2" table:style-name="ce51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dt = 0,5 format 16,16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 16,16</text:p>
          </table:table-cell>
          <table:covered-table-cell table:number-columns-repeated="2" table:style-name="ce12"/>
          <table:table-cell table:style-name="ce56" office:value-type="string">
            <text:p>ɛ v absolu</text:p>
          </table:table-cell>
          <table:table-cell table:style-name="ce53" office:value-type="string">
            <text:p>ɛ u absolu</text:p>
          </table:table-cell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1 format : 32,32</text:p>
          </table:table-cell>
          <table:covered-table-cell table:number-columns-repeated="2" table:style-name="ce53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C2]-[.C74])/[.C74]*100; 4)" office:value-type="float" office:value="-0">
            <text:p>-0</text:p>
          </table:table-cell>
          <table:table-cell table:style-name="ce54" table:formula="of:= TRUNC(([.D2]-[.D74])/[.D74]*100; 4)" office:value-type="float" office:value="-0.0015">
            <text:p>-0,0015</text:p>
          </table:table-cell>
          <table:table-cell table:style-name="ce52" table:formula="of:=[.C2]-[.C74]" office:value-type="float" office:value="0">
            <text:p>0</text:p>
          </table:table-cell>
          <table:table-cell table:style-name="ce58" table:formula="of:=[.D2]-[.D74]" office:value-type="float" office:value="0.000199999999999534">
            <text:p>0,0002</text:p>
          </table:table-cell>
          <table:table-cell table:style-name="ce59"/>
          <table:table-cell/>
          <table:table-cell table:style-name="ce61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L2]-[.C74])/[.C74]*100; 4)" office:value-type="float" office:value="-0">
            <text:p>-0</text:p>
          </table:table-cell>
          <table:table-cell table:style-name="ce54" table:formula="of:= TRUNC(([.M2]-[.D74])/[.D74]*100; 4)" office:value-type="float" office:value="-0.0015">
            <text:p>-0,0015</text:p>
          </table:table-cell>
          <table:table-cell table:style-name="ce52" table:formula="of:=[.L2]-[.C74]" office:value-type="float" office:value="0">
            <text:p>0</text:p>
          </table:table-cell>
          <table:table-cell table:style-name="ce54" table:formula="of:=[.M2]-[.D74]" office:value-type="float" office:value="0.000199999999999534">
            <text:p>0,0002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U2]-[.C74])/[.C74]*100; 4)" office:value-type="float" office:value="-0">
            <text:p>-0</text:p>
          </table:table-cell>
          <table:table-cell table:style-name="ce54" table:formula="of:= TRUNC(([.V2]-[.D74])/[.D74]*100; 4)" office:value-type="float" office:value="-0.0015">
            <text:p>-0,0015</text:p>
          </table:table-cell>
          <table:table-cell table:style-name="ce52" table:formula="of:=[.U2]-[.C74]" office:value-type="float" office:value="0">
            <text:p>0</text:p>
          </table:table-cell>
          <table:table-cell table:style-name="ce54" table:formula="of:=[.V2]-[.D74]" office:value-type="float" office:value="0.000199999999999534">
            <text:p>0,0002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9">
            <text:p>-12,9999</text:p>
          </table:table-cell>
          <table:table-cell table:style-name="ce52" table:formula="of:= TRUNC(([.AD2]-[.C74])/[.C74]*100; 4)" office:value-type="float" office:value="-0">
            <text:p>-0</text:p>
          </table:table-cell>
          <table:table-cell table:style-name="ce54" table:formula="of:=TRUNC( ([.AE2]-[.D74])/[.D74]*100; 4)" office:value-type="float" office:value="-0.0007">
            <text:p>-0,0007</text:p>
          </table:table-cell>
          <table:table-cell table:style-name="ce52" table:formula="of:= [.AD2]-[.C74]" office:value-type="float" office:value="0">
            <text:p>0</text:p>
          </table:table-cell>
          <table:table-cell table:style-name="ce54" table:formula="of:= [.AE2]-[.D74]" office:value-type="float" office:value="0.0000999999999997669">
            <text:p>0,0001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2.9999">
            <text:p>-12,9999</text:p>
          </table:table-cell>
          <table:table-cell table:style-name="ce63" table:formula="of:= TRUNC(([.AM2]-[.C74])/[.C74]*100; 4)" office:value-type="float" office:value="-0">
            <text:p>-0</text:p>
          </table:table-cell>
          <table:table-cell table:style-name="ce54" table:formula="of:= TRUNC(([.AN2]-[.D74])/[.D74]*100; 4)" office:value-type="float" office:value="-0.0007">
            <text:p>-0,0007</text:p>
          </table:table-cell>
          <table:table-cell table:style-name="ce52" table:formula="of:=  [.AM2]-[.C74]" office:value-type="float" office:value="0">
            <text:p>0</text:p>
          </table:table-cell>
          <table:table-cell table:style-name="ce54" table:formula="of:=[.AN2]-[.D74]" office:value-type="float" office:value="0.0000999999999997669">
            <text:p>0,0001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2.9999">
            <text:p>-12,9999</text:p>
          </table:table-cell>
          <table:table-cell table:style-name="ce63" table:formula="of:= TRUNC(([.AV2]-[.C74])/[.C74]*100; 4)" office:value-type="float" office:value="-0">
            <text:p>-0</text:p>
          </table:table-cell>
          <table:table-cell table:style-name="ce66" table:formula="of:= TRUNC(([.AW2]-[.D74])/[.D74]*100; 4)" office:value-type="float" office:value="-0.0007">
            <text:p>-0,0007</text:p>
          </table:table-cell>
          <table:table-cell table:style-name="ce63" table:formula="of:=[.AV2]-[.C74]" office:value-type="float" office:value="0">
            <text:p>0</text:p>
          </table:table-cell>
          <table:table-cell table:style-name="ce58" table:formula="of:=[.AW2]-[.D74]" office:value-type="float" office:value="0.0000999999999997669">
            <text:p>0,000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0285">
            <text:p>-58,0285</text:p>
          </table:table-cell>
          <table:table-cell table:style-name="ce54" office:value-type="float" office:value="-12.9719">
            <text:p>-12,9719</text:p>
          </table:table-cell>
          <table:table-cell table:style-name="ce52" table:formula="of:= TRUNC(([.C3]-[.C75])/[.C75]*100; 4)" office:value-type="float" office:value="-0.1316">
            <text:p>-0,1316</text:p>
          </table:table-cell>
          <table:table-cell table:style-name="ce54" table:formula="of:= TRUNC(([.D3]-[.D75])/[.D75]*100; 4)" office:value-type="float" office:value="-0.0177">
            <text:p>-0,0177</text:p>
          </table:table-cell>
          <table:table-cell table:style-name="ce52" table:formula="of:=[.C3]-[.C75]" office:value-type="float" office:value="0.0764999999999958">
            <text:p>0,0765</text:p>
          </table:table-cell>
          <table:table-cell table:style-name="ce58" table:formula="of:=[.D3]-[.D75]" office:value-type="float" office:value="0.00229999999999997">
            <text:p>0,0023</text:p>
          </table:table-cell>
          <table:table-cell table:style-name="ce59"/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1361">
            <text:p>-58,1361</text:p>
          </table:table-cell>
          <table:table-cell table:style-name="ce54" office:value-type="float" office:value="-12.9792">
            <text:p>-12,9792</text:p>
          </table:table-cell>
          <table:table-cell table:style-name="ce52" table:formula="of:= TRUNC(([.L3]-[.C75])/[.C75]*100; 4)" office:value-type="float" office:value="0.0535">
            <text:p>0,0535</text:p>
          </table:table-cell>
          <table:table-cell table:style-name="ce54" table:formula="of:= TRUNC(([.M3]-[.D75])/[.D75]*100; 4)" office:value-type="float" office:value="0.0385">
            <text:p>0,0385</text:p>
          </table:table-cell>
          <table:table-cell table:style-name="ce52" table:formula="of:=[.L3]-[.C75]" office:value-type="float" office:value="-0.0311000000000021">
            <text:p>-0,0311</text:p>
          </table:table-cell>
          <table:table-cell table:style-name="ce54" table:formula="of:=[.M3]-[.D75]" office:value-type="float" office:value="-0.00500000000000078">
            <text:p>-0,00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351">
            <text:p>-58,1351</text:p>
          </table:table-cell>
          <table:table-cell table:style-name="ce54" office:value-type="float" office:value="-12.9827">
            <text:p>-12,9827</text:p>
          </table:table-cell>
          <table:table-cell table:style-name="ce52" table:formula="of:= TRUNC(([.U3]-[.C75])/[.C75]*100; 4)" office:value-type="float" office:value="0.0518">
            <text:p>0,0518</text:p>
          </table:table-cell>
          <table:table-cell table:style-name="ce54" table:formula="of:= TRUNC(([.V3]-[.D75])/[.D75]*100; 4)" office:value-type="float" office:value="0.0655">
            <text:p>0,0655</text:p>
          </table:table-cell>
          <table:table-cell table:style-name="ce52" table:formula="of:=[.U3]-[.C75]" office:value-type="float" office:value="-0.0301000000000045">
            <text:p>-0,0301</text:p>
          </table:table-cell>
          <table:table-cell table:style-name="ce54" table:formula="of:=[.V3]-[.D75]" office:value-type="float" office:value="-0.00849999999999973">
            <text:p>-0,008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">
            <text:p>-58</text:p>
          </table:table-cell>
          <table:table-cell table:style-name="ce54" office:value-type="float" office:value="-12.972">
            <text:p>-12,972</text:p>
          </table:table-cell>
          <table:table-cell table:style-name="ce52" table:formula="of:= TRUNC(([.AD3]-[.C75])/[.C75]*100; 4)" office:value-type="float" office:value="-0.1807">
            <text:p>-0,1807</text:p>
          </table:table-cell>
          <table:table-cell table:style-name="ce54" table:formula="of:=TRUNC( ([.AE3]-[.D75])/[.D75]*100; 4)" office:value-type="float" office:value="-0.0169">
            <text:p>-0,0169</text:p>
          </table:table-cell>
          <table:table-cell table:style-name="ce52" table:formula="of:= [.AD3]-[.C75]" office:value-type="float" office:value="0.104999999999997">
            <text:p>0,105</text:p>
          </table:table-cell>
          <table:table-cell table:style-name="ce54" table:formula="of:= [.AE3]-[.D75]" office:value-type="float" office:value="0.0022000000000002">
            <text:p>0,0022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85">
            <text:p>-58,1085</text:p>
          </table:table-cell>
          <table:table-cell office:value-type="float" office:value="-12.9792">
            <text:p>-12,9792</text:p>
          </table:table-cell>
          <table:table-cell table:style-name="ce63" table:formula="of:= TRUNC(([.AM3]-[.C75])/[.C75]*100; 4)" office:value-type="float" office:value="0.006">
            <text:p>0,006</text:p>
          </table:table-cell>
          <table:table-cell table:style-name="ce54" table:formula="of:= TRUNC(([.AN3]-[.D75])/[.D75]*100; 4)" office:value-type="float" office:value="0.0385">
            <text:p>0,0385</text:p>
          </table:table-cell>
          <table:table-cell table:style-name="ce52" table:formula="of:=  [.AM3]-[.C75]" office:value-type="float" office:value="-0.0035000000000025">
            <text:p>-0,0035</text:p>
          </table:table-cell>
          <table:table-cell table:style-name="ce54" table:formula="of:=[.AN3]-[.D75]" office:value-type="float" office:value="-0.00500000000000078">
            <text:p>-0,00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77">
            <text:p>-58,1077</text:p>
          </table:table-cell>
          <table:table-cell office:value-type="float" office:value="-12.9828">
            <text:p>-12,9828</text:p>
          </table:table-cell>
          <table:table-cell table:style-name="ce63" table:formula="of:= TRUNC(([.AV3]-[.C75])/[.C75]*100; 4)" office:value-type="float" office:value="0.0046">
            <text:p>0,0046</text:p>
          </table:table-cell>
          <table:table-cell table:style-name="ce66" table:formula="of:= TRUNC(([.AW3]-[.D75])/[.D75]*100; 4)" office:value-type="float" office:value="0.0662">
            <text:p>0,0662</text:p>
          </table:table-cell>
          <table:table-cell table:style-name="ce63" table:formula="of:=[.AV3]-[.C75]" office:value-type="float" office:value="-0.00270000000000437">
            <text:p>-0,0027</text:p>
          </table:table-cell>
          <table:table-cell table:style-name="ce58" table:formula="of:=[.AW3]-[.D75]" office:value-type="float" office:value="-0.0085999999999995">
            <text:p>-0,008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50.5293">
            <text:p>-50,5293</text:p>
          </table:table-cell>
          <table:table-cell table:style-name="ce54" office:value-type="float" office:value="-12.914">
            <text:p>-12,914</text:p>
          </table:table-cell>
          <table:table-cell table:style-name="ce52" table:formula="of:= TRUNC(([.C4]-[.C76])/[.C76]*100; 4)" office:value-type="float" office:value="1.7296">
            <text:p>1,7296</text:p>
          </table:table-cell>
          <table:table-cell table:style-name="ce54" table:formula="of:= TRUNC(([.D4]-[.D76])/[.D76]*100; 4)" office:value-type="float" office:value="0.0185">
            <text:p>0,0185</text:p>
          </table:table-cell>
          <table:table-cell table:style-name="ce52" table:formula="of:=[.C4]-[.C76]" office:value-type="float" office:value="-0.859099999999998">
            <text:p>-0,8591</text:p>
          </table:table-cell>
          <table:table-cell table:style-name="ce58" table:formula="of:=[.D4]-[.D76]" office:value-type="float" office:value="-0.00239999999999974">
            <text:p>-0,0024</text:p>
          </table:table-cell>
          <table:table-cell table:style-name="ce59"/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49.7481">
            <text:p>-49,7481</text:p>
          </table:table-cell>
          <table:table-cell table:style-name="ce54" office:value-type="float" office:value="-12.9281">
            <text:p>-12,9281</text:p>
          </table:table-cell>
          <table:table-cell table:style-name="ce52" table:formula="of:= TRUNC(([.L4]-[.C76])/[.C76]*100; 4)" office:value-type="float" office:value="0.1568">
            <text:p>0,1568</text:p>
          </table:table-cell>
          <table:table-cell table:style-name="ce54" table:formula="of:= TRUNC(([.M4]-[.D76])/[.D76]*100; 4)" office:value-type="float" office:value="0.1277">
            <text:p>0,1277</text:p>
          </table:table-cell>
          <table:table-cell table:style-name="ce52" table:formula="of:=[.L4]-[.C76]" office:value-type="float" office:value="-0.0778999999999996">
            <text:p>-0,0779</text:p>
          </table:table-cell>
          <table:table-cell table:style-name="ce54" table:formula="of:=[.M4]-[.D76]" office:value-type="float" office:value="-0.0165000000000006">
            <text:p>-0,0165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0337">
            <text:p>-49,0337</text:p>
          </table:table-cell>
          <table:table-cell table:style-name="ce54" office:value-type="float" office:value="-12.9347">
            <text:p>-12,9347</text:p>
          </table:table-cell>
          <table:table-cell table:style-name="ce52" table:formula="of:= TRUNC(([.U4]-[.C76])/[.C76]*100; 4)" office:value-type="float" office:value="-1.2814">
            <text:p>-1,2814</text:p>
          </table:table-cell>
          <table:table-cell table:style-name="ce54" table:formula="of:= TRUNC(([.V4]-[.D76])/[.D76]*100; 4)" office:value-type="float" office:value="0.1789">
            <text:p>0,1789</text:p>
          </table:table-cell>
          <table:table-cell table:style-name="ce52" table:formula="of:=[.U4]-[.C76]" office:value-type="float" office:value="0.636499999999998">
            <text:p>0,6365</text:p>
          </table:table-cell>
          <table:table-cell table:style-name="ce54" table:formula="of:=[.V4]-[.D76]" office:value-type="float" office:value="-0.0230999999999995">
            <text:p>-0,0231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50.468">
            <text:p>-50,468</text:p>
          </table:table-cell>
          <table:table-cell table:style-name="ce54" office:value-type="float" office:value="-12.9144">
            <text:p>-12,9144</text:p>
          </table:table-cell>
          <table:table-cell table:style-name="ce52" table:formula="of:= TRUNC(([.AD4]-[.C76])/[.C76]*100; 4)" office:value-type="float" office:value="1.6061">
            <text:p>1,6061</text:p>
          </table:table-cell>
          <table:table-cell table:style-name="ce54" table:formula="of:=TRUNC( ([.AE4]-[.D76])/[.D76]*100; 4)" office:value-type="float" office:value="0.0216">
            <text:p>0,0216</text:p>
          </table:table-cell>
          <table:table-cell table:style-name="ce52" table:formula="of:= [.AD4]-[.C76]" office:value-type="float" office:value="-0.797800000000002">
            <text:p>-0,7978</text:p>
          </table:table-cell>
          <table:table-cell table:style-name="ce54" table:formula="of:= [.AE4]-[.D76]" office:value-type="float" office:value="-0.00280000000000058">
            <text:p>-0,0028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6782">
            <text:p>-49,6782</text:p>
          </table:table-cell>
          <table:table-cell office:value-type="float" office:value="-12.9279">
            <text:p>-12,9279</text:p>
          </table:table-cell>
          <table:table-cell table:style-name="ce63" table:formula="of:= TRUNC(([.AM4]-[.C76])/[.C76]*100; 4)" office:value-type="float" office:value="0.0161">
            <text:p>0,0161</text:p>
          </table:table-cell>
          <table:table-cell table:style-name="ce54" table:formula="of:= TRUNC(([.AN4]-[.D76])/[.D76]*100; 4)" office:value-type="float" office:value="0.1262">
            <text:p>0,1262</text:p>
          </table:table-cell>
          <table:table-cell table:style-name="ce52" table:formula="of:=  [.AM4]-[.C76]" office:value-type="float" office:value="-0.00799999999999557">
            <text:p>-0,008</text:p>
          </table:table-cell>
          <table:table-cell table:style-name="ce54" table:formula="of:=[.AN4]-[.D76]" office:value-type="float" office:value="-0.0162999999999993">
            <text:p>-0,0163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8.9596">
            <text:p>-48,9596</text:p>
          </table:table-cell>
          <table:table-cell office:value-type="float" office:value="-12.9346">
            <text:p>-12,9346</text:p>
          </table:table-cell>
          <table:table-cell table:style-name="ce63" table:formula="of:= TRUNC(([.AV4]-[.C76])/[.C76]*100; 4)" office:value-type="float" office:value="-1.4306">
            <text:p>-1,4306</text:p>
          </table:table-cell>
          <table:table-cell table:style-name="ce66" table:formula="of:= TRUNC(([.AW4]-[.D76])/[.D76]*100; 4)" office:value-type="float" office:value="0.1781">
            <text:p>0,1781</text:p>
          </table:table-cell>
          <table:table-cell table:style-name="ce63" table:formula="of:=[.AV4]-[.C76]" office:value-type="float" office:value="0.710599999999999">
            <text:p>0,7106</text:p>
          </table:table-cell>
          <table:table-cell table:style-name="ce58" table:formula="of:=[.AW4]-[.D76]" office:value-type="float" office:value="-0.0229999999999997">
            <text:p>-0,02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8.1496">
            <text:p>-38,1496</text:p>
          </table:table-cell>
          <table:table-cell table:style-name="ce54" office:value-type="float" office:value="-12.809">
            <text:p>-12,809</text:p>
          </table:table-cell>
          <table:table-cell table:style-name="ce52" table:formula="of:= TRUNC(([.C5]-[.C77])/[.C77]*100; 4)" office:value-type="float" office:value="18.6671">
            <text:p>18,6671</text:p>
          </table:table-cell>
          <table:table-cell table:style-name="ce54" table:formula="of:= TRUNC(([.D5]-[.D77])/[.D77]*100; 4)" office:value-type="float" office:value="0.2112">
            <text:p>0,2112</text:p>
          </table:table-cell>
          <table:table-cell table:style-name="ce52" table:formula="of:=[.C5]-[.C77]" office:value-type="float" office:value="-6.0012">
            <text:p>-6,0012</text:p>
          </table:table-cell>
          <table:table-cell table:style-name="ce58" table:formula="of:=[.D5]-[.D77]" office:value-type="float" office:value="-0.0269999999999992">
            <text:p>-0,027</text:p>
          </table:table-cell>
          <table:table-cell table:style-name="ce59"/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2.3705">
            <text:p>-32,3705</text:p>
          </table:table-cell>
          <table:table-cell table:style-name="ce54" office:value-type="float" office:value="-12.8211">
            <text:p>-12,8211</text:p>
          </table:table-cell>
          <table:table-cell table:style-name="ce52" table:formula="of:= TRUNC(([.L5]-[.C77])/[.C77]*100; 4)" office:value-type="float" office:value="0.6908">
            <text:p>0,6908</text:p>
          </table:table-cell>
          <table:table-cell table:style-name="ce54" table:formula="of:= TRUNC(([.M5]-[.D77])/[.D77]*100; 4)" office:value-type="float" office:value="0.3058">
            <text:p>0,3058</text:p>
          </table:table-cell>
          <table:table-cell table:style-name="ce52" table:formula="of:=[.L5]-[.C77]" office:value-type="float" office:value="-0.222099999999998">
            <text:p>-0,2221</text:p>
          </table:table-cell>
          <table:table-cell table:style-name="ce54" table:formula="of:=[.M5]-[.D77]" office:value-type="float" office:value="-0.0390999999999995">
            <text:p>-0,0391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3911">
            <text:p>-25,3911</text:p>
          </table:table-cell>
          <table:table-cell table:style-name="ce54" office:value-type="float" office:value="-12.8235">
            <text:p>-12,8235</text:p>
          </table:table-cell>
          <table:table-cell table:style-name="ce52" table:formula="of:= TRUNC(([.U5]-[.C77])/[.C77]*100; 4)" office:value-type="float" office:value="-21.019">
            <text:p>-21,019</text:p>
          </table:table-cell>
          <table:table-cell table:style-name="ce54" table:formula="of:= TRUNC(([.V5]-[.D77])/[.D77]*100; 4)" office:value-type="float" office:value="0.3246">
            <text:p>0,3246</text:p>
          </table:table-cell>
          <table:table-cell table:style-name="ce52" table:formula="of:=[.U5]-[.C77]" office:value-type="float" office:value="6.7573">
            <text:p>6,7573</text:p>
          </table:table-cell>
          <table:table-cell table:style-name="ce54" table:formula="of:=[.V5]-[.D77]" office:value-type="float" office:value="-0.0414999999999992">
            <text:p>-0,0415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8.0128">
            <text:p>-38,0128</text:p>
          </table:table-cell>
          <table:table-cell table:style-name="ce54" office:value-type="float" office:value="-12.8081">
            <text:p>-12,8081</text:p>
          </table:table-cell>
          <table:table-cell table:style-name="ce52" table:formula="of:= TRUNC(([.AD5]-[.C77])/[.C77]*100; 4)" office:value-type="float" office:value="18.2416">
            <text:p>18,2416</text:p>
          </table:table-cell>
          <table:table-cell table:style-name="ce54" table:formula="of:=TRUNC( ([.AE5]-[.D77])/[.D77]*100; 4)" office:value-type="float" office:value="0.2041">
            <text:p>0,2041</text:p>
          </table:table-cell>
          <table:table-cell table:style-name="ce52" table:formula="of:= [.AD5]-[.C77]" office:value-type="float" office:value="-5.8644">
            <text:p>-5,8644</text:p>
          </table:table-cell>
          <table:table-cell table:style-name="ce54" table:formula="of:= [.AE5]-[.D77]" office:value-type="float" office:value="-0.0260999999999996">
            <text:p>-0,0261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2.1688">
            <text:p>-32,1688</text:p>
          </table:table-cell>
          <table:table-cell office:value-type="float" office:value="-12.8202">
            <text:p>-12,8202</text:p>
          </table:table-cell>
          <table:table-cell table:style-name="ce63" table:formula="of:= TRUNC(([.AM5]-[.C77])/[.C77]*100; 4)" office:value-type="float" office:value="0.0634">
            <text:p>0,0634</text:p>
          </table:table-cell>
          <table:table-cell table:style-name="ce54" table:formula="of:= TRUNC(([.AN5]-[.D77])/[.D77]*100; 4)" office:value-type="float" office:value="0.2988">
            <text:p>0,2988</text:p>
          </table:table-cell>
          <table:table-cell table:style-name="ce52" table:formula="of:=  [.AM5]-[.C77]" office:value-type="float" office:value="-0.0203999999999951">
            <text:p>-0,0204</text:p>
          </table:table-cell>
          <table:table-cell table:style-name="ce54" table:formula="of:=[.AN5]-[.D77]" office:value-type="float" office:value="-0.0381999999999998">
            <text:p>-0,0382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0855">
            <text:p>-25,0855</text:p>
          </table:table-cell>
          <table:table-cell office:value-type="float" office:value="-12.8225">
            <text:p>-12,8225</text:p>
          </table:table-cell>
          <table:table-cell table:style-name="ce63" table:formula="of:= TRUNC(([.AV5]-[.C77])/[.C77]*100; 4)" office:value-type="float" office:value="-21.9696">
            <text:p>-21,9696</text:p>
          </table:table-cell>
          <table:table-cell table:style-name="ce66" table:formula="of:= TRUNC(([.AW5]-[.D77])/[.D77]*100; 4)" office:value-type="float" office:value="0.3168">
            <text:p>0,3168</text:p>
          </table:table-cell>
          <table:table-cell table:style-name="ce63" table:formula="of:=[.AV5]-[.C77]" office:value-type="float" office:value="7.0629">
            <text:p>7,0629</text:p>
          </table:table-cell>
          <table:table-cell table:style-name="ce58" table:formula="of:=[.AW5]-[.D77]" office:value-type="float" office:value="-0.0404999999999998">
            <text:p>-0,040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-7.8822">
            <text:p>-7,8822</text:p>
          </table:table-cell>
          <table:table-cell table:style-name="ce54" office:value-type="float" office:value="-12.5845">
            <text:p>-12,5845</text:p>
          </table:table-cell>
          <table:table-cell table:style-name="ce52" table:formula="of:= TRUNC(([.C6]-[.C78])/[.C78]*100; 4)" office:value-type="float" office:value="-87.8735">
            <text:p>-87,8735</text:p>
          </table:table-cell>
          <table:table-cell table:style-name="ce54" table:formula="of:= TRUNC(([.D6]-[.D78])/[.D78]*100; 4)" office:value-type="float" office:value="190.0723">
            <text:p>190,0723</text:p>
          </table:table-cell>
          <table:table-cell table:style-name="ce52" table:formula="of:=[.C6]-[.C78]" office:value-type="float" office:value="57.1178">
            <text:p>57,1178</text:p>
          </table:table-cell>
          <table:table-cell table:style-name="ce58" table:formula="of:=[.D6]-[.D78]" office:value-type="float" office:value="-8.2461">
            <text:p>-8,2461</text:p>
          </table:table-cell>
          <table:table-cell table:style-name="ce59"/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-65.7657">
            <text:p>-65,7657</text:p>
          </table:table-cell>
          <table:table-cell table:style-name="ce54" office:value-type="float" office:value="-4.5834">
            <text:p>-4,5834</text:p>
          </table:table-cell>
          <table:table-cell table:style-name="ce52" table:formula="of:= TRUNC(([.L6]-[.C78])/[.C78]*100; 4)" office:value-type="float" office:value="1.1779">
            <text:p>1,1779</text:p>
          </table:table-cell>
          <table:table-cell table:style-name="ce54" table:formula="of:= TRUNC(([.M6]-[.D78])/[.D78]*100; 4)" office:value-type="float" office:value="5.6472">
            <text:p>5,6472</text:p>
          </table:table-cell>
          <table:table-cell table:style-name="ce52" table:formula="of:=[.L6]-[.C78]" office:value-type="float" office:value="-0.765699999999995">
            <text:p>-0,7657</text:p>
          </table:table-cell>
          <table:table-cell table:style-name="ce54" table:formula="of:=[.M6]-[.D78]" office:value-type="float" office:value="-0.245">
            <text:p>-0,24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7156">
            <text:p>-65,7156</text:p>
          </table:table-cell>
          <table:table-cell table:style-name="ce54" office:value-type="float" office:value="-4.6209">
            <text:p>-4,6209</text:p>
          </table:table-cell>
          <table:table-cell table:style-name="ce52" table:formula="of:= TRUNC(([.U6]-[.C78])/[.C78]*100; 4)" office:value-type="float" office:value="1.1009">
            <text:p>1,1009</text:p>
          </table:table-cell>
          <table:table-cell table:style-name="ce54" table:formula="of:= TRUNC(([.V6]-[.D78])/[.D78]*100; 4)" office:value-type="float" office:value="6.5116">
            <text:p>6,5116</text:p>
          </table:table-cell>
          <table:table-cell table:style-name="ce52" table:formula="of:=[.U6]-[.C78]" office:value-type="float" office:value="-0.715599999999995">
            <text:p>-0,7156</text:p>
          </table:table-cell>
          <table:table-cell table:style-name="ce54" table:formula="of:=[.V6]-[.D78]" office:value-type="float" office:value="-0.2825">
            <text:p>-0,282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7.4697">
            <text:p>-7,4697</text:p>
          </table:table-cell>
          <table:table-cell table:style-name="ce54" office:value-type="float" office:value="-12.5819">
            <text:p>-12,5819</text:p>
          </table:table-cell>
          <table:table-cell table:style-name="ce52" table:formula="of:= TRUNC(([.AD6]-[.C78])/[.C78]*100; 4)" office:value-type="float" office:value="-88.5081">
            <text:p>-88,5081</text:p>
          </table:table-cell>
          <table:table-cell table:style-name="ce54" table:formula="of:=TRUNC( ([.AE6]-[.D78])/[.D78]*100; 4)" office:value-type="float" office:value="190.0124">
            <text:p>190,0124</text:p>
          </table:table-cell>
          <table:table-cell table:style-name="ce52" table:formula="of:= [.AD6]-[.C78]" office:value-type="float" office:value="57.5303">
            <text:p>57,5303</text:p>
          </table:table-cell>
          <table:table-cell table:style-name="ce54" table:formula="of:= [.AE6]-[.D78]" office:value-type="float" office:value="-8.2435">
            <text:p>-8,243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7538">
            <text:p>-65,7538</text:p>
          </table:table-cell>
          <table:table-cell office:value-type="float" office:value="-4.5787">
            <text:p>-4,5787</text:p>
          </table:table-cell>
          <table:table-cell table:style-name="ce63" table:formula="of:= TRUNC(([.AM6]-[.C78])/[.C78]*100; 4)" office:value-type="float" office:value="1.1596">
            <text:p>1,1596</text:p>
          </table:table-cell>
          <table:table-cell table:style-name="ce54" table:formula="of:= TRUNC(([.AN6]-[.D78])/[.D78]*100; 4)" office:value-type="float" office:value="5.5389">
            <text:p>5,5389</text:p>
          </table:table-cell>
          <table:table-cell table:style-name="ce52" table:formula="of:=  [.AM6]-[.C78]" office:value-type="float" office:value="-0.753799999999998">
            <text:p>-0,7538</text:p>
          </table:table-cell>
          <table:table-cell table:style-name="ce54" table:formula="of:=[.AN6]-[.D78]" office:value-type="float" office:value="-0.2403">
            <text:p>-0,2403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7047">
            <text:p>-65,7047</text:p>
          </table:table-cell>
          <table:table-cell office:value-type="float" office:value="-4.6153">
            <text:p>-4,6153</text:p>
          </table:table-cell>
          <table:table-cell table:style-name="ce63" table:formula="of:= TRUNC(([.AV6]-[.C78])/[.C78]*100; 4)" office:value-type="float" office:value="1.0841">
            <text:p>1,0841</text:p>
          </table:table-cell>
          <table:table-cell table:style-name="ce66" table:formula="of:= TRUNC(([.AW6]-[.D78])/[.D78]*100; 4)" office:value-type="float" office:value="6.3825">
            <text:p>6,3825</text:p>
          </table:table-cell>
          <table:table-cell table:style-name="ce63" table:formula="of:=[.AV6]-[.C78]" office:value-type="float" office:value="-0.704700000000003">
            <text:p>-0,7047</text:p>
          </table:table-cell>
          <table:table-cell table:style-name="ce58" table:formula="of:=[.AW6]-[.D78]" office:value-type="float" office:value="-0.2769">
            <text:p>-0,276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-67.1662">
            <text:p>-67,1662</text:p>
          </table:table-cell>
          <table:table-cell table:style-name="ce54" office:value-type="float" office:value="-4.0534">
            <text:p>-4,0534</text:p>
          </table:table-cell>
          <table:table-cell table:style-name="ce52" table:formula="of:= TRUNC(([.C7]-[.C79])/[.C79]*100; 4)" office:value-type="float" office:value="0.9037">
            <text:p>0,9037</text:p>
          </table:table-cell>
          <table:table-cell table:style-name="ce54" table:formula="of:= TRUNC(([.D7]-[.D79])/[.D79]*100; 4)" office:value-type="float" office:value="-10.2813">
            <text:p>-10,2813</text:p>
          </table:table-cell>
          <table:table-cell table:style-name="ce52" table:formula="of:=[.C7]-[.C79]" office:value-type="float" office:value="-0.601600000000005">
            <text:p>-0,6016</text:p>
          </table:table-cell>
          <table:table-cell table:style-name="ce58" table:formula="of:=[.D7]-[.D79]" office:value-type="float" office:value="0.4645">
            <text:p>0,4645</text:p>
          </table:table-cell>
          <table:table-cell table:style-name="ce59"/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-66.9001">
            <text:p>-66,9001</text:p>
          </table:table-cell>
          <table:table-cell table:style-name="ce54" office:value-type="float" office:value="-4.7574">
            <text:p>-4,7574</text:p>
          </table:table-cell>
          <table:table-cell table:style-name="ce52" table:formula="of:= TRUNC(([.L7]-[.C79])/[.C79]*100; 4)" office:value-type="float" office:value="0.504">
            <text:p>0,504</text:p>
          </table:table-cell>
          <table:table-cell table:style-name="ce54" table:formula="of:= TRUNC(([.M7]-[.D79])/[.D79]*100; 4)" office:value-type="float" office:value="5.3011">
            <text:p>5,3011</text:p>
          </table:table-cell>
          <table:table-cell table:style-name="ce52" table:formula="of:=[.L7]-[.C79]" office:value-type="float" office:value="-0.335499999999996">
            <text:p>-0,3355</text:p>
          </table:table-cell>
          <table:table-cell table:style-name="ce54" table:formula="of:=[.M7]-[.D79]" office:value-type="float" office:value="-0.2395">
            <text:p>-0,2395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7724">
            <text:p>-66,7724</text:p>
          </table:table-cell>
          <table:table-cell table:style-name="ce54" office:value-type="float" office:value="-4.7927">
            <text:p>-4,7927</text:p>
          </table:table-cell>
          <table:table-cell table:style-name="ce52" table:formula="of:= TRUNC(([.U7]-[.C79])/[.C79]*100; 4)" office:value-type="float" office:value="0.3121">
            <text:p>0,3121</text:p>
          </table:table-cell>
          <table:table-cell table:style-name="ce54" table:formula="of:= TRUNC(([.V7]-[.D79])/[.D79]*100; 4)" office:value-type="float" office:value="6.0824">
            <text:p>6,0824</text:p>
          </table:table-cell>
          <table:table-cell table:style-name="ce52" table:formula="of:=[.U7]-[.C79]" office:value-type="float" office:value="-0.207800000000006">
            <text:p>-0,2078</text:p>
          </table:table-cell>
          <table:table-cell table:style-name="ce54" table:formula="of:=[.V7]-[.D79]" office:value-type="float" office:value="-0.2748">
            <text:p>-0,2748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7.1497">
            <text:p>-67,1497</text:p>
          </table:table-cell>
          <table:table-cell table:style-name="ce54" office:value-type="float" office:value="-4.0418">
            <text:p>-4,0418</text:p>
          </table:table-cell>
          <table:table-cell table:style-name="ce52" table:formula="of:= TRUNC(([.AD7]-[.C79])/[.C79]*100; 4)" office:value-type="float" office:value="0.8789">
            <text:p>0,8789</text:p>
          </table:table-cell>
          <table:table-cell table:style-name="ce54" table:formula="of:=TRUNC( ([.AE7]-[.D79])/[.D79]*100; 4)" office:value-type="float" office:value="-10.538">
            <text:p>-10,538</text:p>
          </table:table-cell>
          <table:table-cell table:style-name="ce52" table:formula="of:= [.AD7]-[.C79]" office:value-type="float" office:value="-0.585099999999997">
            <text:p>-0,5851</text:p>
          </table:table-cell>
          <table:table-cell table:style-name="ce54" table:formula="of:= [.AE7]-[.D79]" office:value-type="float" office:value="0.4761">
            <text:p>0,4761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8691">
            <text:p>-66,8691</text:p>
          </table:table-cell>
          <table:table-cell office:value-type="float" office:value="-4.7528">
            <text:p>-4,7528</text:p>
          </table:table-cell>
          <table:table-cell table:style-name="ce63" table:formula="of:= TRUNC(([.AM7]-[.C79])/[.C79]*100; 4)" office:value-type="float" office:value="0.4574">
            <text:p>0,4574</text:p>
          </table:table-cell>
          <table:table-cell table:style-name="ce54" table:formula="of:= TRUNC(([.AN7]-[.D79])/[.D79]*100; 4)" office:value-type="float" office:value="5.1993">
            <text:p>5,1993</text:p>
          </table:table-cell>
          <table:table-cell table:style-name="ce52" table:formula="of:=  [.AM7]-[.C79]" office:value-type="float" office:value="-0.304500000000004">
            <text:p>-0,3045</text:p>
          </table:table-cell>
          <table:table-cell table:style-name="ce54" table:formula="of:=[.AN7]-[.D79]" office:value-type="float" office:value="-0.2349">
            <text:p>-0,2349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7433">
            <text:p>-66,7433</text:p>
          </table:table-cell>
          <table:table-cell office:value-type="float" office:value="-4.7873">
            <text:p>-4,7873</text:p>
          </table:table-cell>
          <table:table-cell table:style-name="ce63" table:formula="of:= TRUNC(([.AV7]-[.C79])/[.C79]*100; 4)" office:value-type="float" office:value="0.2684">
            <text:p>0,2684</text:p>
          </table:table-cell>
          <table:table-cell table:style-name="ce66" table:formula="of:= TRUNC(([.AW7]-[.D79])/[.D79]*100; 4)" office:value-type="float" office:value="5.9629">
            <text:p>5,9629</text:p>
          </table:table-cell>
          <table:table-cell table:style-name="ce63" table:formula="of:=[.AV7]-[.C79]" office:value-type="float" office:value="-0.178700000000006">
            <text:p>-0,1787</text:p>
          </table:table-cell>
          <table:table-cell table:style-name="ce58" table:formula="of:=[.AW7]-[.D79]" office:value-type="float" office:value="-0.2694">
            <text:p>-0,269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8.5218">
            <text:p>-68,5218</text:p>
          </table:table-cell>
          <table:table-cell table:style-name="ce54" office:value-type="float" office:value="-4.2463">
            <text:p>-4,2463</text:p>
          </table:table-cell>
          <table:table-cell table:style-name="ce52" table:formula="of:= TRUNC(([.C8]-[.C80])/[.C80]*100; 4)" office:value-type="float" office:value="1.4491">
            <text:p>1,4491</text:p>
          </table:table-cell>
          <table:table-cell table:style-name="ce54" table:formula="of:= TRUNC(([.D8]-[.D80])/[.D80]*100; 4)" office:value-type="float" office:value="-9.6089">
            <text:p>-9,6089</text:p>
          </table:table-cell>
          <table:table-cell table:style-name="ce52" table:formula="of:=[.C8]-[.C80]" office:value-type="float" office:value="-0.978799999999993">
            <text:p>-0,9788</text:p>
          </table:table-cell>
          <table:table-cell table:style-name="ce58" table:formula="of:=[.D8]-[.D80]" office:value-type="float" office:value="0.451400000000001">
            <text:p>0,4514</text:p>
          </table:table-cell>
          <table:table-cell table:style-name="ce59"/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7.536">
            <text:p>-67,536</text:p>
          </table:table-cell>
          <table:table-cell table:style-name="ce54" office:value-type="float" office:value="-4.9309">
            <text:p>-4,9309</text:p>
          </table:table-cell>
          <table:table-cell table:style-name="ce52" table:formula="of:= TRUNC(([.L8]-[.C80])/[.C80]*100; 4)" office:value-type="float" office:value="-0.0103">
            <text:p>-0,0103</text:p>
          </table:table-cell>
          <table:table-cell table:style-name="ce54" table:formula="of:= TRUNC(([.M8]-[.D80])/[.D80]*100; 4)" office:value-type="float" office:value="4.9641">
            <text:p>4,9641</text:p>
          </table:table-cell>
          <table:table-cell table:style-name="ce52" table:formula="of:=[.L8]-[.C80]" office:value-type="float" office:value="0.007000000000005">
            <text:p>0,007</text:p>
          </table:table-cell>
          <table:table-cell table:style-name="ce54" table:formula="of:=[.M8]-[.D80]" office:value-type="float" office:value="-0.2332">
            <text:p>-0,2332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3728">
            <text:p>-67,3728</text:p>
          </table:table-cell>
          <table:table-cell table:style-name="ce54" office:value-type="float" office:value="-4.9642">
            <text:p>-4,9642</text:p>
          </table:table-cell>
          <table:table-cell table:style-name="ce52" table:formula="of:= TRUNC(([.U8]-[.C80])/[.C80]*100; 4)" office:value-type="float" office:value="-0.2519">
            <text:p>-0,2519</text:p>
          </table:table-cell>
          <table:table-cell table:style-name="ce54" table:formula="of:= TRUNC(([.V8]-[.D80])/[.D80]*100; 4)" office:value-type="float" office:value="5.6729">
            <text:p>5,6729</text:p>
          </table:table-cell>
          <table:table-cell table:style-name="ce52" table:formula="of:=[.U8]-[.C80]" office:value-type="float" office:value="0.170200000000008">
            <text:p>0,1702</text:p>
          </table:table-cell>
          <table:table-cell table:style-name="ce54" table:formula="of:=[.V8]-[.D80]" office:value-type="float" office:value="-0.2665">
            <text:p>-0,2665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8.493">
            <text:p>-68,493</text:p>
          </table:table-cell>
          <table:table-cell table:style-name="ce54" office:value-type="float" office:value="-4.235">
            <text:p>-4,235</text:p>
          </table:table-cell>
          <table:table-cell table:style-name="ce52" table:formula="of:= TRUNC(([.AD8]-[.C80])/[.C80]*100; 4)" office:value-type="float" office:value="1.4065">
            <text:p>1,4065</text:p>
          </table:table-cell>
          <table:table-cell table:style-name="ce54" table:formula="of:=TRUNC( ([.AE8]-[.D80])/[.D80]*100; 4)" office:value-type="float" office:value="-9.8495">
            <text:p>-9,8495</text:p>
          </table:table-cell>
          <table:table-cell table:style-name="ce52" table:formula="of:= [.AD8]-[.C80]" office:value-type="float" office:value="-0.949999999999989">
            <text:p>-0,95</text:p>
          </table:table-cell>
          <table:table-cell table:style-name="ce54" table:formula="of:= [.AE8]-[.D80]" office:value-type="float" office:value="0.4627">
            <text:p>0,4627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4924">
            <text:p>-67,4924</text:p>
          </table:table-cell>
          <table:table-cell office:value-type="float" office:value="-4.9263">
            <text:p>-4,9263</text:p>
          </table:table-cell>
          <table:table-cell table:style-name="ce63" table:formula="of:= TRUNC(([.AM8]-[.C80])/[.C80]*100; 4)" office:value-type="float" office:value="-0.0749">
            <text:p>-0,0749</text:p>
          </table:table-cell>
          <table:table-cell table:style-name="ce54" table:formula="of:= TRUNC(([.AN8]-[.D80])/[.D80]*100; 4)" office:value-type="float" office:value="4.8662">
            <text:p>4,8662</text:p>
          </table:table-cell>
          <table:table-cell table:style-name="ce52" table:formula="of:=  [.AM8]-[.C80]" office:value-type="float" office:value="0.0506000000000029">
            <text:p>0,0506</text:p>
          </table:table-cell>
          <table:table-cell table:style-name="ce54" table:formula="of:=[.AN8]-[.D80]" office:value-type="float" office:value="-0.2286">
            <text:p>-0,2286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3319">
            <text:p>-67,3319</text:p>
          </table:table-cell>
          <table:table-cell office:value-type="float" office:value="-4.9588">
            <text:p>-4,9588</text:p>
          </table:table-cell>
          <table:table-cell table:style-name="ce63" table:formula="of:= TRUNC(([.AV8]-[.C80])/[.C80]*100; 4)" office:value-type="float" office:value="-0.3125">
            <text:p>-0,3125</text:p>
          </table:table-cell>
          <table:table-cell table:style-name="ce66" table:formula="of:= TRUNC(([.AW8]-[.D80])/[.D80]*100; 4)" office:value-type="float" office:value="5.558">
            <text:p>5,558</text:p>
          </table:table-cell>
          <table:table-cell table:style-name="ce63" table:formula="of:=[.AV8]-[.C80]" office:value-type="float" office:value="0.211100000000002">
            <text:p>0,2111</text:p>
          </table:table-cell>
          <table:table-cell table:style-name="ce58" table:formula="of:=[.AW8]-[.D80]" office:value-type="float" office:value="-0.2611">
            <text:p>-0,261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9.1063">
            <text:p>-69,1063</text:p>
          </table:table-cell>
          <table:table-cell table:style-name="ce54" office:value-type="float" office:value="-4.4377">
            <text:p>-4,4377</text:p>
          </table:table-cell>
          <table:table-cell table:style-name="ce52" table:formula="of:= TRUNC(([.C9]-[.C81])/[.C81]*100; 4)" office:value-type="float" office:value="1.5932">
            <text:p>1,5932</text:p>
          </table:table-cell>
          <table:table-cell table:style-name="ce54" table:formula="of:= TRUNC(([.D9]-[.D81])/[.D81]*100; 4)" office:value-type="float" office:value="-8.987">
            <text:p>-8,987</text:p>
          </table:table-cell>
          <table:table-cell table:style-name="ce52" table:formula="of:=[.C9]-[.C81]" office:value-type="float" office:value="-1.08380000000001">
            <text:p>-1,0838</text:p>
          </table:table-cell>
          <table:table-cell table:style-name="ce58" table:formula="of:=[.D9]-[.D81]" office:value-type="float" office:value="0.438199999999999">
            <text:p>0,4382</text:p>
          </table:table-cell>
          <table:table-cell table:style-name="ce59"/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7.7936">
            <text:p>-67,7936</text:p>
          </table:table-cell>
          <table:table-cell table:style-name="ce54" office:value-type="float" office:value="-5.1023">
            <text:p>-5,1023</text:p>
          </table:table-cell>
          <table:table-cell table:style-name="ce52" table:formula="of:= TRUNC(([.L9]-[.C81])/[.C81]*100; 4)" office:value-type="float" office:value="-0.3365">
            <text:p>-0,3365</text:p>
          </table:table-cell>
          <table:table-cell table:style-name="ce54" table:formula="of:= TRUNC(([.M9]-[.D81])/[.D81]*100; 4)" office:value-type="float" office:value="4.6432">
            <text:p>4,6432</text:p>
          </table:table-cell>
          <table:table-cell table:style-name="ce52" table:formula="of:=[.L9]-[.C81]" office:value-type="float" office:value="0.228899999999996">
            <text:p>0,2289</text:p>
          </table:table-cell>
          <table:table-cell table:style-name="ce54" table:formula="of:=[.M9]-[.D81]" office:value-type="float" office:value="-0.2264">
            <text:p>-0,2264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628">
            <text:p>-67,628</text:p>
          </table:table-cell>
          <table:table-cell table:style-name="ce54" office:value-type="float" office:value="-5.1338">
            <text:p>-5,1338</text:p>
          </table:table-cell>
          <table:table-cell table:style-name="ce52" table:formula="of:= TRUNC(([.U9]-[.C81])/[.C81]*100; 4)" office:value-type="float" office:value="-0.5799">
            <text:p>-0,5799</text:p>
          </table:table-cell>
          <table:table-cell table:style-name="ce54" table:formula="of:= TRUNC(([.V9]-[.D81])/[.D81]*100; 4)" office:value-type="float" office:value="5.2892">
            <text:p>5,2892</text:p>
          </table:table-cell>
          <table:table-cell table:style-name="ce52" table:formula="of:=[.U9]-[.C81]" office:value-type="float" office:value="0.394499999999994">
            <text:p>0,3945</text:p>
          </table:table-cell>
          <table:table-cell table:style-name="ce54" table:formula="of:=[.V9]-[.D81]" office:value-type="float" office:value="-0.2579">
            <text:p>-0,2579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9.0713">
            <text:p>-69,0713</text:p>
          </table:table-cell>
          <table:table-cell table:style-name="ce54" office:value-type="float" office:value="-4.4266">
            <text:p>-4,4266</text:p>
          </table:table-cell>
          <table:table-cell table:style-name="ce52" table:formula="of:= TRUNC(([.AD9]-[.C81])/[.C81]*100; 4)" office:value-type="float" office:value="1.5418">
            <text:p>1,5418</text:p>
          </table:table-cell>
          <table:table-cell table:style-name="ce54" table:formula="of:=TRUNC( ([.AE9]-[.D81])/[.D81]*100; 4)" office:value-type="float" office:value="-9.2147">
            <text:p>-9,2147</text:p>
          </table:table-cell>
          <table:table-cell table:style-name="ce52" table:formula="of:= [.AD9]-[.C81]" office:value-type="float" office:value="-1.0488">
            <text:p>-1,0488</text:p>
          </table:table-cell>
          <table:table-cell table:style-name="ce54" table:formula="of:= [.AE9]-[.D81]" office:value-type="float" office:value="0.4493">
            <text:p>0,4493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7429">
            <text:p>-67,7429</text:p>
          </table:table-cell>
          <table:table-cell office:value-type="float" office:value="-5.0977">
            <text:p>-5,0977</text:p>
          </table:table-cell>
          <table:table-cell table:style-name="ce63" table:formula="of:= TRUNC(([.AM9]-[.C81])/[.C81]*100; 4)" office:value-type="float" office:value="-0.411">
            <text:p>-0,411</text:p>
          </table:table-cell>
          <table:table-cell table:style-name="ce54" table:formula="of:= TRUNC(([.AN9]-[.D81])/[.D81]*100; 4)" office:value-type="float" office:value="4.5489">
            <text:p>4,5489</text:p>
          </table:table-cell>
          <table:table-cell table:style-name="ce52" table:formula="of:=  [.AM9]-[.C81]" office:value-type="float" office:value="0.279599999999988">
            <text:p>0,2796</text:p>
          </table:table-cell>
          <table:table-cell table:style-name="ce54" table:formula="of:=[.AN9]-[.D81]" office:value-type="float" office:value="-0.2218">
            <text:p>-0,2218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5801">
            <text:p>-67,5801</text:p>
          </table:table-cell>
          <table:table-cell office:value-type="float" office:value="-5.1284">
            <text:p>-5,1284</text:p>
          </table:table-cell>
          <table:table-cell table:style-name="ce63" table:formula="of:= TRUNC(([.AV9]-[.C81])/[.C81]*100; 4)" office:value-type="float" office:value="-0.6503">
            <text:p>-0,6503</text:p>
          </table:table-cell>
          <table:table-cell table:style-name="ce66" table:formula="of:= TRUNC(([.AW9]-[.D81])/[.D81]*100; 4)" office:value-type="float" office:value="5.1785">
            <text:p>5,1785</text:p>
          </table:table-cell>
          <table:table-cell table:style-name="ce63" table:formula="of:=[.AV9]-[.C81]" office:value-type="float" office:value="0.442399999999992">
            <text:p>0,4424</text:p>
          </table:table-cell>
          <table:table-cell table:style-name="ce58" table:formula="of:=[.AW9]-[.D81]" office:value-type="float" office:value="-0.2525">
            <text:p>-0,252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9.2045">
            <text:p>-69,2045</text:p>
          </table:table-cell>
          <table:table-cell table:style-name="ce54" office:value-type="float" office:value="-4.6257">
            <text:p>-4,6257</text:p>
          </table:table-cell>
          <table:table-cell table:style-name="ce52" table:formula="of:= TRUNC(([.C10]-[.C82])/[.C82]*100; 4)" office:value-type="float" office:value="1.5331">
            <text:p>1,5331</text:p>
          </table:table-cell>
          <table:table-cell table:style-name="ce54" table:formula="of:= TRUNC(([.D10]-[.D82])/[.D82]*100; 4)" office:value-type="float" office:value="-8.4201">
            <text:p>-8,4201</text:p>
          </table:table-cell>
          <table:table-cell table:style-name="ce52" table:formula="of:=[.C10]-[.C82]" office:value-type="float" office:value="-1.045">
            <text:p>-1,045</text:p>
          </table:table-cell>
          <table:table-cell table:style-name="ce58" table:formula="of:=[.D10]-[.D82]" office:value-type="float" office:value="0.4253">
            <text:p>0,4253</text:p>
          </table:table-cell>
          <table:table-cell table:style-name="ce59"/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7.802">
            <text:p>-67,802</text:p>
          </table:table-cell>
          <table:table-cell table:style-name="ce54" office:value-type="float" office:value="-5.2706">
            <text:p>-5,2706</text:p>
          </table:table-cell>
          <table:table-cell table:style-name="ce52" table:formula="of:= TRUNC(([.L10]-[.C82])/[.C82]*100; 4)" office:value-type="float" office:value="-0.5245">
            <text:p>-0,5245</text:p>
          </table:table-cell>
          <table:table-cell table:style-name="ce54" table:formula="of:= TRUNC(([.M10]-[.D82])/[.D82]*100; 4)" office:value-type="float" office:value="4.3476">
            <text:p>4,3476</text:p>
          </table:table-cell>
          <table:table-cell table:style-name="ce52" table:formula="of:=[.L10]-[.C82]" office:value-type="float" office:value="0.357499999999987">
            <text:p>0,3575</text:p>
          </table:table-cell>
          <table:table-cell table:style-name="ce54" table:formula="of:=[.M10]-[.D82]" office:value-type="float" office:value="-0.2196">
            <text:p>-0,2196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6504">
            <text:p>-67,6504</text:p>
          </table:table-cell>
          <table:table-cell table:style-name="ce54" office:value-type="float" office:value="-5.3005">
            <text:p>-5,3005</text:p>
          </table:table-cell>
          <table:table-cell table:style-name="ce52" table:formula="of:= TRUNC(([.U10]-[.C82])/[.C82]*100; 4)" office:value-type="float" office:value="-0.7469">
            <text:p>-0,7469</text:p>
          </table:table-cell>
          <table:table-cell table:style-name="ce54" table:formula="of:= TRUNC(([.V10]-[.D82])/[.D82]*100; 4)" office:value-type="float" office:value="4.9396">
            <text:p>4,9396</text:p>
          </table:table-cell>
          <table:table-cell table:style-name="ce52" table:formula="of:=[.U10]-[.C82]" office:value-type="float" office:value="0.509099999999989">
            <text:p>0,5091</text:p>
          </table:table-cell>
          <table:table-cell table:style-name="ce54" table:formula="of:=[.V10]-[.D82]" office:value-type="float" office:value="-0.249499999999999">
            <text:p>-0,2495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9.1674">
            <text:p>-69,1674</text:p>
          </table:table-cell>
          <table:table-cell table:style-name="ce54" office:value-type="float" office:value="-4.6147">
            <text:p>-4,6147</text:p>
          </table:table-cell>
          <table:table-cell table:style-name="ce52" table:formula="of:= TRUNC(([.AD10]-[.C82])/[.C82]*100; 4)" office:value-type="float" office:value="1.4787">
            <text:p>1,4787</text:p>
          </table:table-cell>
          <table:table-cell table:style-name="ce54" table:formula="of:=TRUNC( ([.AE10]-[.D82])/[.D82]*100; 4)" office:value-type="float" office:value="-8.6378">
            <text:p>-8,6378</text:p>
          </table:table-cell>
          <table:table-cell table:style-name="ce52" table:formula="of:= [.AD10]-[.C82]" office:value-type="float" office:value="-1.00790000000001">
            <text:p>-1,0079</text:p>
          </table:table-cell>
          <table:table-cell table:style-name="ce54" table:formula="of:= [.AE10]-[.D82]" office:value-type="float" office:value="0.4363">
            <text:p>0,4363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7477">
            <text:p>-67,7477</text:p>
          </table:table-cell>
          <table:table-cell office:value-type="float" office:value="-5.266">
            <text:p>-5,266</text:p>
          </table:table-cell>
          <table:table-cell table:style-name="ce63" table:formula="of:= TRUNC(([.AM10]-[.C82])/[.C82]*100; 4)" office:value-type="float" office:value="-0.6041">
            <text:p>-0,6041</text:p>
          </table:table-cell>
          <table:table-cell table:style-name="ce54" table:formula="of:= TRUNC(([.AN10]-[.D82])/[.D82]*100; 4)" office:value-type="float" office:value="4.2565">
            <text:p>4,2565</text:p>
          </table:table-cell>
          <table:table-cell table:style-name="ce52" table:formula="of:=  [.AM10]-[.C82]" office:value-type="float" office:value="0.4118">
            <text:p>0,4118</text:p>
          </table:table-cell>
          <table:table-cell table:style-name="ce54" table:formula="of:=[.AN10]-[.D82]" office:value-type="float" office:value="-0.215">
            <text:p>-0,215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5981">
            <text:p>-67,5981</text:p>
          </table:table-cell>
          <table:table-cell office:value-type="float" office:value="-5.295">
            <text:p>-5,295</text:p>
          </table:table-cell>
          <table:table-cell table:style-name="ce63" table:formula="of:= TRUNC(([.AV10]-[.C82])/[.C82]*100; 4)" office:value-type="float" office:value="-0.8236">
            <text:p>-0,8236</text:p>
          </table:table-cell>
          <table:table-cell table:style-name="ce66" table:formula="of:= TRUNC(([.AW10]-[.D82])/[.D82]*100; 4)" office:value-type="float" office:value="4.8307">
            <text:p>4,8307</text:p>
          </table:table-cell>
          <table:table-cell table:style-name="ce63" table:formula="of:=[.AV10]-[.C82]" office:value-type="float" office:value="0.561399999999992">
            <text:p>0,5614</text:p>
          </table:table-cell>
          <table:table-cell table:style-name="ce58" table:formula="of:=[.AW10]-[.D82]" office:value-type="float" office:value="-0.244">
            <text:p>-0,24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9.062">
            <text:p>-69,062</text:p>
          </table:table-cell>
          <table:table-cell table:style-name="ce54" office:value-type="float" office:value="-4.8093">
            <text:p>-4,8093</text:p>
          </table:table-cell>
          <table:table-cell table:style-name="ce52" table:formula="of:= TRUNC(([.C11]-[.C83])/[.C83]*100; 4)" office:value-type="float" office:value="1.4327">
            <text:p>1,4327</text:p>
          </table:table-cell>
          <table:table-cell table:style-name="ce54" table:formula="of:= TRUNC(([.D11]-[.D83])/[.D83]*100; 4)" office:value-type="float" office:value="-7.9083">
            <text:p>-7,9083</text:p>
          </table:table-cell>
          <table:table-cell table:style-name="ce52" table:formula="of:=[.C11]-[.C83]" office:value-type="float" office:value="-0.975499999999997">
            <text:p>-0,9755</text:p>
          </table:table-cell>
          <table:table-cell table:style-name="ce58" table:formula="of:=[.D11]-[.D83]" office:value-type="float" office:value="0.412999999999999">
            <text:p>0,413</text:p>
          </table:table-cell>
          <table:table-cell table:style-name="ce59"/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7.6579">
            <text:p>-67,6579</text:p>
          </table:table-cell>
          <table:table-cell table:style-name="ce54" office:value-type="float" office:value="-5.4351">
            <text:p>-5,4351</text:p>
          </table:table-cell>
          <table:table-cell table:style-name="ce52" table:formula="of:= TRUNC(([.L11]-[.C83])/[.C83]*100; 4)" office:value-type="float" office:value="-0.6294">
            <text:p>-0,6294</text:p>
          </table:table-cell>
          <table:table-cell table:style-name="ce54" table:formula="of:= TRUNC(([.M11]-[.D83])/[.D83]*100; 4)" office:value-type="float" office:value="4.0748">
            <text:p>4,0748</text:p>
          </table:table-cell>
          <table:table-cell table:style-name="ce52" table:formula="of:=[.L11]-[.C83]" office:value-type="float" office:value="0.428600000000003">
            <text:p>0,4286</text:p>
          </table:table-cell>
          <table:table-cell table:style-name="ce54" table:formula="of:=[.M11]-[.D83]" office:value-type="float" office:value="-0.212800000000001">
            <text:p>-0,2128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5234">
            <text:p>-67,5234</text:p>
          </table:table-cell>
          <table:table-cell table:style-name="ce54" office:value-type="float" office:value="-5.4635">
            <text:p>-5,4635</text:p>
          </table:table-cell>
          <table:table-cell table:style-name="ce52" table:formula="of:= TRUNC(([.U11]-[.C83])/[.C83]*100; 4)" office:value-type="float" office:value="-0.827">
            <text:p>-0,827</text:p>
          </table:table-cell>
          <table:table-cell table:style-name="ce54" table:formula="of:= TRUNC(([.V11]-[.D83])/[.D83]*100; 4)" office:value-type="float" office:value="4.6186">
            <text:p>4,6186</text:p>
          </table:table-cell>
          <table:table-cell table:style-name="ce52" table:formula="of:=[.U11]-[.C83]" office:value-type="float" office:value="0.563100000000006">
            <text:p>0,5631</text:p>
          </table:table-cell>
          <table:table-cell table:style-name="ce54" table:formula="of:=[.V11]-[.D83]" office:value-type="float" office:value="-0.2412">
            <text:p>-0,2412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9.0245">
            <text:p>-69,0245</text:p>
          </table:table-cell>
          <table:table-cell table:style-name="ce54" office:value-type="float" office:value="-4.7985">
            <text:p>-4,7985</text:p>
          </table:table-cell>
          <table:table-cell table:style-name="ce52" table:formula="of:= TRUNC(([.AD11]-[.C83])/[.C83]*100; 4)" office:value-type="float" office:value="1.3776">
            <text:p>1,3776</text:p>
          </table:table-cell>
          <table:table-cell table:style-name="ce54" table:formula="of:=TRUNC( ([.AE11]-[.D83])/[.D83]*100; 4)" office:value-type="float" office:value="-8.1151">
            <text:p>-8,1151</text:p>
          </table:table-cell>
          <table:table-cell table:style-name="ce52" table:formula="of:= [.AD11]-[.C83]" office:value-type="float" office:value="-0.938000000000002">
            <text:p>-0,938</text:p>
          </table:table-cell>
          <table:table-cell table:style-name="ce54" table:formula="of:= [.AE11]-[.D83]" office:value-type="float" office:value="0.4238">
            <text:p>0,4238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6011">
            <text:p>-67,6011</text:p>
          </table:table-cell>
          <table:table-cell office:value-type="float" office:value="-5.4304">
            <text:p>-5,4304</text:p>
          </table:table-cell>
          <table:table-cell table:style-name="ce63" table:formula="of:= TRUNC(([.AM11]-[.C83])/[.C83]*100; 4)" office:value-type="float" office:value="-0.7129">
            <text:p>-0,7129</text:p>
          </table:table-cell>
          <table:table-cell table:style-name="ce54" table:formula="of:= TRUNC(([.AN11]-[.D83])/[.D83]*100; 4)" office:value-type="float" office:value="3.9848">
            <text:p>3,9848</text:p>
          </table:table-cell>
          <table:table-cell table:style-name="ce52" table:formula="of:=  [.AM11]-[.C83]" office:value-type="float" office:value="0.485399999999999">
            <text:p>0,4854</text:p>
          </table:table-cell>
          <table:table-cell table:style-name="ce54" table:formula="of:=[.AN11]-[.D83]" office:value-type="float" office:value="-0.2081">
            <text:p>-0,2081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4681">
            <text:p>-67,4681</text:p>
          </table:table-cell>
          <table:table-cell office:value-type="float" office:value="-5.458">
            <text:p>-5,458</text:p>
          </table:table-cell>
          <table:table-cell table:style-name="ce63" table:formula="of:= TRUNC(([.AV11]-[.C83])/[.C83]*100; 4)" office:value-type="float" office:value="-0.9082">
            <text:p>-0,9082</text:p>
          </table:table-cell>
          <table:table-cell table:style-name="ce66" table:formula="of:= TRUNC(([.AW11]-[.D83])/[.D83]*100; 4)" office:value-type="float" office:value="4.5133">
            <text:p>4,5133</text:p>
          </table:table-cell>
          <table:table-cell table:style-name="ce63" table:formula="of:=[.AV11]-[.C83]" office:value-type="float" office:value="0.618399999999994">
            <text:p>0,6184</text:p>
          </table:table-cell>
          <table:table-cell table:style-name="ce58" table:formula="of:=[.AW11]-[.D83]" office:value-type="float" office:value="-0.2357">
            <text:p>-0,235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8.812">
            <text:p>-68,812</text:p>
          </table:table-cell>
          <table:table-cell table:style-name="ce54" office:value-type="float" office:value="-4.9883">
            <text:p>-4,9883</text:p>
          </table:table-cell>
          <table:table-cell table:style-name="ce52" table:formula="of:= TRUNC(([.C12]-[.C84])/[.C84]*100; 4)" office:value-type="float" office:value="1.3577">
            <text:p>1,3577</text:p>
          </table:table-cell>
          <table:table-cell table:style-name="ce54" table:formula="of:= TRUNC(([.D12]-[.D84])/[.D84]*100; 4)" office:value-type="float" office:value="-7.4423">
            <text:p>-7,4423</text:p>
          </table:table-cell>
          <table:table-cell table:style-name="ce52" table:formula="of:=[.C12]-[.C84]" office:value-type="float" office:value="-0.921800000000005">
            <text:p>-0,9218</text:p>
          </table:table-cell>
          <table:table-cell table:style-name="ce58" table:formula="of:=[.D12]-[.D84]" office:value-type="float" office:value="0.4011">
            <text:p>0,4011</text:p>
          </table:table-cell>
          <table:table-cell table:style-name="ce59"/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7.4206">
            <text:p>-67,4206</text:p>
          </table:table-cell>
          <table:table-cell table:style-name="ce54" office:value-type="float" office:value="-5.5954">
            <text:p>-5,5954</text:p>
          </table:table-cell>
          <table:table-cell table:style-name="ce52" table:formula="of:= TRUNC(([.L12]-[.C84])/[.C84]*100; 4)" office:value-type="float" office:value="-0.6917">
            <text:p>-0,6917</text:p>
          </table:table-cell>
          <table:table-cell table:style-name="ce54" table:formula="of:= TRUNC(([.M12]-[.D84])/[.D84]*100; 4)" office:value-type="float" office:value="3.8223">
            <text:p>3,8223</text:p>
          </table:table-cell>
          <table:table-cell table:style-name="ce52" table:formula="of:=[.L12]-[.C84]" office:value-type="float" office:value="0.4696">
            <text:p>0,4696</text:p>
          </table:table-cell>
          <table:table-cell table:style-name="ce54" table:formula="of:=[.M12]-[.D84]" office:value-type="float" office:value="-0.206">
            <text:p>-0,206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013">
            <text:p>-67,3013</text:p>
          </table:table-cell>
          <table:table-cell table:style-name="ce54" office:value-type="float" office:value="-5.6225">
            <text:p>-5,6225</text:p>
          </table:table-cell>
          <table:table-cell table:style-name="ce52" table:formula="of:= TRUNC(([.U12]-[.C84])/[.C84]*100; 4)" office:value-type="float" office:value="-0.8674">
            <text:p>-0,8674</text:p>
          </table:table-cell>
          <table:table-cell table:style-name="ce54" table:formula="of:= TRUNC(([.V12]-[.D84])/[.D84]*100; 4)" office:value-type="float" office:value="4.3251">
            <text:p>4,3251</text:p>
          </table:table-cell>
          <table:table-cell table:style-name="ce52" table:formula="of:=[.U12]-[.C84]" office:value-type="float" office:value="0.588899999999995">
            <text:p>0,5889</text:p>
          </table:table-cell>
          <table:table-cell table:style-name="ce54" table:formula="of:=[.V12]-[.D84]" office:value-type="float" office:value="-0.2331">
            <text:p>-0,2331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8.7732">
            <text:p>-68,7732</text:p>
          </table:table-cell>
          <table:table-cell table:style-name="ce54" office:value-type="float" office:value="-4.9776">
            <text:p>-4,9776</text:p>
          </table:table-cell>
          <table:table-cell table:style-name="ce52" table:formula="of:= TRUNC(([.AD12]-[.C84])/[.C84]*100; 4)" office:value-type="float" office:value="1.3006">
            <text:p>1,3006</text:p>
          </table:table-cell>
          <table:table-cell table:style-name="ce54" table:formula="of:=TRUNC( ([.AE12]-[.D84])/[.D84]*100; 4)" office:value-type="float" office:value="-7.6409">
            <text:p>-7,6409</text:p>
          </table:table-cell>
          <table:table-cell table:style-name="ce52" table:formula="of:= [.AD12]-[.C84]" office:value-type="float" office:value="-0.88300000000001">
            <text:p>-0,883</text:p>
          </table:table-cell>
          <table:table-cell table:style-name="ce54" table:formula="of:= [.AE12]-[.D84]" office:value-type="float" office:value="0.4118">
            <text:p>0,4118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618">
            <text:p>-67,3618</text:p>
          </table:table-cell>
          <table:table-cell office:value-type="float" office:value="-5.5907">
            <text:p>-5,5907</text:p>
          </table:table-cell>
          <table:table-cell table:style-name="ce63" table:formula="of:= TRUNC(([.AM12]-[.C84])/[.C84]*100; 4)" office:value-type="float" office:value="-0.7783">
            <text:p>-0,7783</text:p>
          </table:table-cell>
          <table:table-cell table:style-name="ce54" table:formula="of:= TRUNC(([.AN12]-[.D84])/[.D84]*100; 4)" office:value-type="float" office:value="3.7351">
            <text:p>3,7351</text:p>
          </table:table-cell>
          <table:table-cell table:style-name="ce52" table:formula="of:=  [.AM12]-[.C84]" office:value-type="float" office:value="0.528399999999991">
            <text:p>0,5284</text:p>
          </table:table-cell>
          <table:table-cell table:style-name="ce54" table:formula="of:=[.AN12]-[.D84]" office:value-type="float" office:value="-0.2013">
            <text:p>-0,2013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2436">
            <text:p>-67,2436</text:p>
          </table:table-cell>
          <table:table-cell office:value-type="float" office:value="-5.6169">
            <text:p>-5,6169</text:p>
          </table:table-cell>
          <table:table-cell table:style-name="ce63" table:formula="of:= TRUNC(([.AV12]-[.C84])/[.C84]*100; 4)" office:value-type="float" office:value="-0.9524">
            <text:p>-0,9524</text:p>
          </table:table-cell>
          <table:table-cell table:style-name="ce66" table:formula="of:= TRUNC(([.AW12]-[.D84])/[.D84]*100; 4)" office:value-type="float" office:value="4.2212">
            <text:p>4,2212</text:p>
          </table:table-cell>
          <table:table-cell table:style-name="ce63" table:formula="of:=[.AV12]-[.C84]" office:value-type="float" office:value="0.646599999999992">
            <text:p>0,6466</text:p>
          </table:table-cell>
          <table:table-cell table:style-name="ce58" table:formula="of:=[.AW12]-[.D84]" office:value-type="float" office:value="-0.2275">
            <text:p>-0,227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8.511">
            <text:p>-68,511</text:p>
          </table:table-cell>
          <table:table-cell table:style-name="ce54" office:value-type="float" office:value="-5.1624">
            <text:p>-5,1624</text:p>
          </table:table-cell>
          <table:table-cell table:style-name="ce52" table:formula="of:= TRUNC(([.C13]-[.C85])/[.C85]*100; 4)" office:value-type="float" office:value="1.3167">
            <text:p>1,3167</text:p>
          </table:table-cell>
          <table:table-cell table:style-name="ce54" table:formula="of:= TRUNC(([.D13]-[.D85])/[.D85]*100; 4)" office:value-type="float" office:value="-7.0189">
            <text:p>-7,0189</text:p>
          </table:table-cell>
          <table:table-cell table:style-name="ce52" table:formula="of:=[.C13]-[.C85]" office:value-type="float" office:value="-0.8904">
            <text:p>-0,8904</text:p>
          </table:table-cell>
          <table:table-cell table:style-name="ce58" table:formula="of:=[.D13]-[.D85]" office:value-type="float" office:value="0.3897">
            <text:p>0,3897</text:p>
          </table:table-cell>
          <table:table-cell table:style-name="ce59"/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7.125">
            <text:p>-67,125</text:p>
          </table:table-cell>
          <table:table-cell table:style-name="ce54" office:value-type="float" office:value="-5.7515">
            <text:p>-5,7515</text:p>
          </table:table-cell>
          <table:table-cell table:style-name="ce52" table:formula="of:= TRUNC(([.L13]-[.C85])/[.C85]*100; 4)" office:value-type="float" office:value="-0.7329">
            <text:p>-0,7329</text:p>
          </table:table-cell>
          <table:table-cell table:style-name="ce54" table:formula="of:= TRUNC(([.M13]-[.D85])/[.D85]*100; 4)" office:value-type="float" office:value="3.5914">
            <text:p>3,5914</text:p>
          </table:table-cell>
          <table:table-cell table:style-name="ce52" table:formula="of:=[.L13]-[.C85]" office:value-type="float" office:value="0.495599999999996">
            <text:p>0,4956</text:p>
          </table:table-cell>
          <table:table-cell table:style-name="ce54" table:formula="of:=[.M13]-[.D85]" office:value-type="float" office:value="-0.1994">
            <text:p>-0,1994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169">
            <text:p>-67,0169</text:p>
          </table:table-cell>
          <table:table-cell table:style-name="ce54" office:value-type="float" office:value="-5.7773">
            <text:p>-5,7773</text:p>
          </table:table-cell>
          <table:table-cell table:style-name="ce52" table:formula="of:= TRUNC(([.U13]-[.C85])/[.C85]*100; 4)" office:value-type="float" office:value="-0.8927">
            <text:p>-0,8927</text:p>
          </table:table-cell>
          <table:table-cell table:style-name="ce54" table:formula="of:= TRUNC(([.V13]-[.D85])/[.D85]*100; 4)" office:value-type="float" office:value="4.0561">
            <text:p>4,0561</text:p>
          </table:table-cell>
          <table:table-cell table:style-name="ce52" table:formula="of:=[.U13]-[.C85]" office:value-type="float" office:value="0.603699999999989">
            <text:p>0,6037</text:p>
          </table:table-cell>
          <table:table-cell table:style-name="ce54" table:formula="of:=[.V13]-[.D85]" office:value-type="float" office:value="-0.2252">
            <text:p>-0,2252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8.4714">
            <text:p>-68,4714</text:p>
          </table:table-cell>
          <table:table-cell table:style-name="ce54" office:value-type="float" office:value="-5.1519">
            <text:p>-5,1519</text:p>
          </table:table-cell>
          <table:table-cell table:style-name="ce52" table:formula="of:= TRUNC(([.AD13]-[.C85])/[.C85]*100; 4)" office:value-type="float" office:value="1.2581">
            <text:p>1,2581</text:p>
          </table:table-cell>
          <table:table-cell table:style-name="ce54" table:formula="of:=TRUNC( ([.AE13]-[.D85])/[.D85]*100; 4)" office:value-type="float" office:value="-7.208">
            <text:p>-7,208</text:p>
          </table:table-cell>
          <table:table-cell table:style-name="ce52" table:formula="of:= [.AD13]-[.C85]" office:value-type="float" office:value="-0.850800000000007">
            <text:p>-0,8508</text:p>
          </table:table-cell>
          <table:table-cell table:style-name="ce54" table:formula="of:= [.AE13]-[.D85]" office:value-type="float" office:value="0.4002">
            <text:p>0,4002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637">
            <text:p>-67,0637</text:p>
          </table:table-cell>
          <table:table-cell office:value-type="float" office:value="-5.7467">
            <text:p>-5,7467</text:p>
          </table:table-cell>
          <table:table-cell table:style-name="ce63" table:formula="of:= TRUNC(([.AM13]-[.C85])/[.C85]*100; 4)" office:value-type="float" office:value="-0.8235">
            <text:p>-0,8235</text:p>
          </table:table-cell>
          <table:table-cell table:style-name="ce54" table:formula="of:= TRUNC(([.AN13]-[.D85])/[.D85]*100; 4)" office:value-type="float" office:value="3.5049">
            <text:p>3,5049</text:p>
          </table:table-cell>
          <table:table-cell table:style-name="ce52" table:formula="of:=  [.AM13]-[.C85]" office:value-type="float" office:value="0.556899999999999">
            <text:p>0,5569</text:p>
          </table:table-cell>
          <table:table-cell table:style-name="ce54" table:formula="of:=[.AN13]-[.D85]" office:value-type="float" office:value="-0.194599999999999">
            <text:p>-0,1946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6.9568">
            <text:p>-66,9568</text:p>
          </table:table-cell>
          <table:table-cell office:value-type="float" office:value="-5.7717">
            <text:p>-5,7717</text:p>
          </table:table-cell>
          <table:table-cell table:style-name="ce63" table:formula="of:= TRUNC(([.AV13]-[.C85])/[.C85]*100; 4)" office:value-type="float" office:value="-0.9816">
            <text:p>-0,9816</text:p>
          </table:table-cell>
          <table:table-cell table:style-name="ce66" table:formula="of:= TRUNC(([.AW13]-[.D85])/[.D85]*100; 4)" office:value-type="float" office:value="3.9552">
            <text:p>3,9552</text:p>
          </table:table-cell>
          <table:table-cell table:style-name="ce63" table:formula="of:=[.AV13]-[.C85]" office:value-type="float" office:value="0.663799999999995">
            <text:p>0,6638</text:p>
          </table:table-cell>
          <table:table-cell table:style-name="ce58" table:formula="of:=[.AW13]-[.D85]" office:value-type="float" office:value="-0.2196">
            <text:p>-0,219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8.1843">
            <text:p>-68,1843</text:p>
          </table:table-cell>
          <table:table-cell table:style-name="ce54" office:value-type="float" office:value="-5.3318">
            <text:p>-5,3318</text:p>
          </table:table-cell>
          <table:table-cell table:style-name="ce52" table:formula="of:= TRUNC(([.C14]-[.C86])/[.C86]*100; 4)" office:value-type="float" office:value="1.3065">
            <text:p>1,3065</text:p>
          </table:table-cell>
          <table:table-cell table:style-name="ce54" table:formula="of:= TRUNC(([.D14]-[.D86])/[.D86]*100; 4)" office:value-type="float" office:value="-6.6283">
            <text:p>-6,6283</text:p>
          </table:table-cell>
          <table:table-cell table:style-name="ce52" table:formula="of:=[.C14]-[.C86]" office:value-type="float" office:value="-0.87939999999999">
            <text:p>-0,8794</text:p>
          </table:table-cell>
          <table:table-cell table:style-name="ce58" table:formula="of:=[.D14]-[.D86]" office:value-type="float" office:value="0.3785">
            <text:p>0,3785</text:p>
          </table:table-cell>
          <table:table-cell table:style-name="ce59"/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6.7893">
            <text:p>-66,7893</text:p>
          </table:table-cell>
          <table:table-cell table:style-name="ce54" office:value-type="float" office:value="-5.9031">
            <text:p>-5,9031</text:p>
          </table:table-cell>
          <table:table-cell table:style-name="ce52" table:formula="of:= TRUNC(([.L14]-[.C86])/[.C86]*100; 4)" office:value-type="float" office:value="-0.766">
            <text:p>-0,766</text:p>
          </table:table-cell>
          <table:table-cell table:style-name="ce54" table:formula="of:= TRUNC(([.M14]-[.D86])/[.D86]*100; 4)" office:value-type="float" office:value="3.3763">
            <text:p>3,3763</text:p>
          </table:table-cell>
          <table:table-cell table:style-name="ce52" table:formula="of:=[.L14]-[.C86]" office:value-type="float" office:value="0.515600000000006">
            <text:p>0,5156</text:p>
          </table:table-cell>
          <table:table-cell table:style-name="ce54" table:formula="of:=[.M14]-[.D86]" office:value-type="float" office:value="-0.1928">
            <text:p>-0,1928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6886">
            <text:p>-66,6886</text:p>
          </table:table-cell>
          <table:table-cell table:style-name="ce54" office:value-type="float" office:value="-5.9278">
            <text:p>-5,9278</text:p>
          </table:table-cell>
          <table:table-cell table:style-name="ce52" table:formula="of:= TRUNC(([.U14]-[.C86])/[.C86]*100; 4)" office:value-type="float" office:value="-0.9156">
            <text:p>-0,9156</text:p>
          </table:table-cell>
          <table:table-cell table:style-name="ce54" table:formula="of:= TRUNC(([.V14]-[.D86])/[.D86]*100; 4)" office:value-type="float" office:value="3.8089">
            <text:p>3,8089</text:p>
          </table:table-cell>
          <table:table-cell table:style-name="ce52" table:formula="of:=[.U14]-[.C86]" office:value-type="float" office:value="0.61630000000001">
            <text:p>0,6163</text:p>
          </table:table-cell>
          <table:table-cell table:style-name="ce54" table:formula="of:=[.V14]-[.D86]" office:value-type="float" office:value="-0.2175">
            <text:p>-0,2175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8.1431">
            <text:p>-68,1431</text:p>
          </table:table-cell>
          <table:table-cell table:style-name="ce54" office:value-type="float" office:value="-5.3215">
            <text:p>-5,3215</text:p>
          </table:table-cell>
          <table:table-cell table:style-name="ce52" table:formula="of:= TRUNC(([.AD14]-[.C86])/[.C86]*100; 4)" office:value-type="float" office:value="1.2453">
            <text:p>1,2453</text:p>
          </table:table-cell>
          <table:table-cell table:style-name="ce54" table:formula="of:=TRUNC( ([.AE14]-[.D86])/[.D86]*100; 4)" office:value-type="float" office:value="-6.8087">
            <text:p>-6,8087</text:p>
          </table:table-cell>
          <table:table-cell table:style-name="ce52" table:formula="of:= [.AD14]-[.C86]" office:value-type="float" office:value="-0.838200000000001">
            <text:p>-0,8382</text:p>
          </table:table-cell>
          <table:table-cell table:style-name="ce54" table:formula="of:= [.AE14]-[.D86]" office:value-type="float" office:value="0.3888">
            <text:p>0,3888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7253">
            <text:p>-66,7253</text:p>
          </table:table-cell>
          <table:table-cell office:value-type="float" office:value="-5.8982">
            <text:p>-5,8982</text:p>
          </table:table-cell>
          <table:table-cell table:style-name="ce63" table:formula="of:= TRUNC(([.AM14]-[.C86])/[.C86]*100; 4)" office:value-type="float" office:value="-0.8611">
            <text:p>-0,8611</text:p>
          </table:table-cell>
          <table:table-cell table:style-name="ce54" table:formula="of:= TRUNC(([.AN14]-[.D86])/[.D86]*100; 4)" office:value-type="float" office:value="3.2905">
            <text:p>3,2905</text:p>
          </table:table-cell>
          <table:table-cell table:style-name="ce52" table:formula="of:=  [.AM14]-[.C86]" office:value-type="float" office:value="0.579599999999999">
            <text:p>0,5796</text:p>
          </table:table-cell>
          <table:table-cell table:style-name="ce54" table:formula="of:=[.AN14]-[.D86]" office:value-type="float" office:value="-0.1879">
            <text:p>-0,1879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626">
            <text:p>-66,626</text:p>
          </table:table-cell>
          <table:table-cell office:value-type="float" office:value="-5.9221">
            <text:p>-5,9221</text:p>
          </table:table-cell>
          <table:table-cell table:style-name="ce63" table:formula="of:= TRUNC(([.AV14]-[.C86])/[.C86]*100; 4)" office:value-type="float" office:value="-1.0086">
            <text:p>-1,0086</text:p>
          </table:table-cell>
          <table:table-cell table:style-name="ce66" table:formula="of:= TRUNC(([.AW14]-[.D86])/[.D86]*100; 4)" office:value-type="float" office:value="3.709">
            <text:p>3,709</text:p>
          </table:table-cell>
          <table:table-cell table:style-name="ce63" table:formula="of:=[.AV14]-[.C86]" office:value-type="float" office:value="0.678899999999999">
            <text:p>0,6789</text:p>
          </table:table-cell>
          <table:table-cell table:style-name="ce58" table:formula="of:=[.AW14]-[.D86]" office:value-type="float" office:value="-0.2118">
            <text:p>-0,211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7.8403">
            <text:p>-67,8403</text:p>
          </table:table-cell>
          <table:table-cell table:style-name="ce54" office:value-type="float" office:value="-5.4965">
            <text:p>-5,4965</text:p>
          </table:table-cell>
          <table:table-cell table:style-name="ce52" table:formula="of:= TRUNC(([.C15]-[.C87])/[.C87]*100; 4)" office:value-type="float" office:value="1.3189">
            <text:p>1,3189</text:p>
          </table:table-cell>
          <table:table-cell table:style-name="ce54" table:formula="of:= TRUNC(([.D15]-[.D87])/[.D87]*100; 4)" office:value-type="float" office:value="-6.2654">
            <text:p>-6,2654</text:p>
          </table:table-cell>
          <table:table-cell table:style-name="ce52" table:formula="of:=[.C15]-[.C87]" office:value-type="float" office:value="-0.883099999999999">
            <text:p>-0,8831</text:p>
          </table:table-cell>
          <table:table-cell table:style-name="ce58" table:formula="of:=[.D15]-[.D87]" office:value-type="float" office:value="0.3674">
            <text:p>0,3674</text:p>
          </table:table-cell>
          <table:table-cell table:style-name="ce59"/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6.423">
            <text:p>-66,423</text:p>
          </table:table-cell>
          <table:table-cell table:style-name="ce54" office:value-type="float" office:value="-6.0503">
            <text:p>-6,0503</text:p>
          </table:table-cell>
          <table:table-cell table:style-name="ce52" table:formula="of:= TRUNC(([.L15]-[.C87])/[.C87]*100; 4)" office:value-type="float" office:value="-0.7978">
            <text:p>-0,7978</text:p>
          </table:table-cell>
          <table:table-cell table:style-name="ce54" table:formula="of:= TRUNC(([.M15]-[.D87])/[.D87]*100; 4)" office:value-type="float" office:value="3.1787">
            <text:p>3,1787</text:p>
          </table:table-cell>
          <table:table-cell table:style-name="ce52" table:formula="of:=[.L15]-[.C87]" office:value-type="float" office:value="0.534199999999998">
            <text:p>0,5342</text:p>
          </table:table-cell>
          <table:table-cell table:style-name="ce54" table:formula="of:=[.M15]-[.D87]" office:value-type="float" office:value="-0.1864">
            <text:p>-0,186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3263">
            <text:p>-66,3263</text:p>
          </table:table-cell>
          <table:table-cell table:style-name="ce54" office:value-type="float" office:value="-6.074">
            <text:p>-6,074</text:p>
          </table:table-cell>
          <table:table-cell table:style-name="ce52" table:formula="of:= TRUNC(([.U15]-[.C87])/[.C87]*100; 4)" office:value-type="float" office:value="-0.9422">
            <text:p>-0,9422</text:p>
          </table:table-cell>
          <table:table-cell table:style-name="ce54" table:formula="of:= TRUNC(([.V15]-[.D87])/[.D87]*100; 4)" office:value-type="float" office:value="3.5829">
            <text:p>3,5829</text:p>
          </table:table-cell>
          <table:table-cell table:style-name="ce52" table:formula="of:=[.U15]-[.C87]" office:value-type="float" office:value="0.630899999999997">
            <text:p>0,6309</text:p>
          </table:table-cell>
          <table:table-cell table:style-name="ce54" table:formula="of:=[.V15]-[.D87]" office:value-type="float" office:value="-0.2101">
            <text:p>-0,2101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7.7977">
            <text:p>-67,7977</text:p>
          </table:table-cell>
          <table:table-cell table:style-name="ce54" office:value-type="float" office:value="-5.4862">
            <text:p>-5,4862</text:p>
          </table:table-cell>
          <table:table-cell table:style-name="ce52" table:formula="of:= TRUNC(([.AD15]-[.C87])/[.C87]*100; 4)" office:value-type="float" office:value="1.2552">
            <text:p>1,2552</text:p>
          </table:table-cell>
          <table:table-cell table:style-name="ce54" table:formula="of:=TRUNC( ([.AE15]-[.D87])/[.D87]*100; 4)" office:value-type="float" office:value="-6.4411">
            <text:p>-6,4411</text:p>
          </table:table-cell>
          <table:table-cell table:style-name="ce52" table:formula="of:= [.AD15]-[.C87]" office:value-type="float" office:value="-0.840500000000006">
            <text:p>-0,8405</text:p>
          </table:table-cell>
          <table:table-cell table:style-name="ce54" table:formula="of:= [.AE15]-[.D87]" office:value-type="float" office:value="0.3777">
            <text:p>0,3777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3558">
            <text:p>-66,3558</text:p>
          </table:table-cell>
          <table:table-cell office:value-type="float" office:value="-6.0453">
            <text:p>-6,0453</text:p>
          </table:table-cell>
          <table:table-cell table:style-name="ce63" table:formula="of:= TRUNC(([.AM15]-[.C87])/[.C87]*100; 4)" office:value-type="float" office:value="-0.8981">
            <text:p>-0,8981</text:p>
          </table:table-cell>
          <table:table-cell table:style-name="ce54" table:formula="of:= TRUNC(([.AN15]-[.D87])/[.D87]*100; 4)" office:value-type="float" office:value="3.0935">
            <text:p>3,0935</text:p>
          </table:table-cell>
          <table:table-cell table:style-name="ce52" table:formula="of:=  [.AM15]-[.C87]" office:value-type="float" office:value="0.601399999999998">
            <text:p>0,6014</text:p>
          </table:table-cell>
          <table:table-cell table:style-name="ce54" table:formula="of:=[.AN15]-[.D87]" office:value-type="float" office:value="-0.1814">
            <text:p>-0,181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261">
            <text:p>-66,261</text:p>
          </table:table-cell>
          <table:table-cell office:value-type="float" office:value="-6.0682">
            <text:p>-6,0682</text:p>
          </table:table-cell>
          <table:table-cell table:style-name="ce63" table:formula="of:= TRUNC(([.AV15]-[.C87])/[.C87]*100; 4)" office:value-type="float" office:value="-1.0397">
            <text:p>-1,0397</text:p>
          </table:table-cell>
          <table:table-cell table:style-name="ce66" table:formula="of:= TRUNC(([.AW15]-[.D87])/[.D87]*100; 4)" office:value-type="float" office:value="3.484">
            <text:p>3,484</text:p>
          </table:table-cell>
          <table:table-cell table:style-name="ce63" table:formula="of:=[.AV15]-[.C87]" office:value-type="float" office:value="0.696200000000005">
            <text:p>0,6962</text:p>
          </table:table-cell>
          <table:table-cell table:style-name="ce58" table:formula="of:=[.AW15]-[.D87]" office:value-type="float" office:value="-0.2043">
            <text:p>-0,204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7.4835">
            <text:p>-67,4835</text:p>
          </table:table-cell>
          <table:table-cell table:style-name="ce54" office:value-type="float" office:value="-5.6564">
            <text:p>-5,6564</text:p>
          </table:table-cell>
          <table:table-cell table:style-name="ce52" table:formula="of:= TRUNC(([.C16]-[.C88])/[.C88]*100; 4)" office:value-type="float" office:value="1.3506">
            <text:p>1,3506</text:p>
          </table:table-cell>
          <table:table-cell table:style-name="ce54" table:formula="of:= TRUNC(([.D16]-[.D88])/[.D88]*100; 4)" office:value-type="float" office:value="-5.9304">
            <text:p>-5,9304</text:p>
          </table:table-cell>
          <table:table-cell table:style-name="ce52" table:formula="of:=[.C16]-[.C88]" office:value-type="float" office:value="-0.899300000000011">
            <text:p>-0,8993</text:p>
          </table:table-cell>
          <table:table-cell table:style-name="ce58" table:formula="of:=[.D16]-[.D88]" office:value-type="float" office:value="0.3566">
            <text:p>0,3566</text:p>
          </table:table-cell>
          <table:table-cell table:style-name="ce59"/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6.0296">
            <text:p>-66,0296</text:p>
          </table:table-cell>
          <table:table-cell table:style-name="ce54" office:value-type="float" office:value="-6.193">
            <text:p>-6,193</text:p>
          </table:table-cell>
          <table:table-cell table:style-name="ce52" table:formula="of:= TRUNC(([.L16]-[.C88])/[.C88]*100; 4)" office:value-type="float" office:value="-0.8329">
            <text:p>-0,8329</text:p>
          </table:table-cell>
          <table:table-cell table:style-name="ce54" table:formula="of:= TRUNC(([.M16]-[.D88])/[.D88]*100; 4)" office:value-type="float" office:value="2.9935">
            <text:p>2,9935</text:p>
          </table:table-cell>
          <table:table-cell table:style-name="ce52" table:formula="of:=[.L16]-[.C88]" office:value-type="float" office:value="0.554599999999994">
            <text:p>0,5546</text:p>
          </table:table-cell>
          <table:table-cell table:style-name="ce54" table:formula="of:=[.M16]-[.D88]" office:value-type="float" office:value="-0.18">
            <text:p>-0,18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5.9349">
            <text:p>-65,9349</text:p>
          </table:table-cell>
          <table:table-cell table:style-name="ce54" office:value-type="float" office:value="-6.2157">
            <text:p>-6,2157</text:p>
          </table:table-cell>
          <table:table-cell table:style-name="ce52" table:formula="of:= TRUNC(([.U16]-[.C88])/[.C88]*100; 4)" office:value-type="float" office:value="-0.9751">
            <text:p>-0,9751</text:p>
          </table:table-cell>
          <table:table-cell table:style-name="ce54" table:formula="of:= TRUNC(([.V16]-[.D88])/[.D88]*100; 4)" office:value-type="float" office:value="3.371">
            <text:p>3,371</text:p>
          </table:table-cell>
          <table:table-cell table:style-name="ce52" table:formula="of:=[.U16]-[.C88]" office:value-type="float" office:value="0.649299999999997">
            <text:p>0,6493</text:p>
          </table:table-cell>
          <table:table-cell table:style-name="ce54" table:formula="of:=[.V16]-[.D88]" office:value-type="float" office:value="-0.2027">
            <text:p>-0,2027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7.4388">
            <text:p>-67,4388</text:p>
          </table:table-cell>
          <table:table-cell table:style-name="ce54" office:value-type="float" office:value="-5.6463">
            <text:p>-5,6463</text:p>
          </table:table-cell>
          <table:table-cell table:style-name="ce52" table:formula="of:= TRUNC(([.AD16]-[.C88])/[.C88]*100; 4)" office:value-type="float" office:value="1.2834">
            <text:p>1,2834</text:p>
          </table:table-cell>
          <table:table-cell table:style-name="ce54" table:formula="of:=TRUNC( ([.AE16]-[.D88])/[.D88]*100; 4)" office:value-type="float" office:value="-6.0984">
            <text:p>-6,0984</text:p>
          </table:table-cell>
          <table:table-cell table:style-name="ce52" table:formula="of:= [.AD16]-[.C88]" office:value-type="float" office:value="-0.854600000000005">
            <text:p>-0,8546</text:p>
          </table:table-cell>
          <table:table-cell table:style-name="ce54" table:formula="of:= [.AE16]-[.D88]" office:value-type="float" office:value="0.3667">
            <text:p>0,3667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5.9591">
            <text:p>-65,9591</text:p>
          </table:table-cell>
          <table:table-cell office:value-type="float" office:value="-6.1879">
            <text:p>-6,1879</text:p>
          </table:table-cell>
          <table:table-cell table:style-name="ce63" table:formula="of:= TRUNC(([.AM16]-[.C88])/[.C88]*100; 4)" office:value-type="float" office:value="-0.9388">
            <text:p>-0,9388</text:p>
          </table:table-cell>
          <table:table-cell table:style-name="ce54" table:formula="of:= TRUNC(([.AN16]-[.D88])/[.D88]*100; 4)" office:value-type="float" office:value="2.9086">
            <text:p>2,9086</text:p>
          </table:table-cell>
          <table:table-cell table:style-name="ce52" table:formula="of:=  [.AM16]-[.C88]" office:value-type="float" office:value="0.625099999999989">
            <text:p>0,6251</text:p>
          </table:table-cell>
          <table:table-cell table:style-name="ce54" table:formula="of:=[.AN16]-[.D88]" office:value-type="float" office:value="-0.1749">
            <text:p>-0,1749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5.866">
            <text:p>-65,866</text:p>
          </table:table-cell>
          <table:table-cell office:value-type="float" office:value="-6.2098">
            <text:p>-6,2098</text:p>
          </table:table-cell>
          <table:table-cell table:style-name="ce63" table:formula="of:= TRUNC(([.AV16]-[.C88])/[.C88]*100; 4)" office:value-type="float" office:value="-1.0786">
            <text:p>-1,0786</text:p>
          </table:table-cell>
          <table:table-cell table:style-name="ce66" table:formula="of:= TRUNC(([.AW16]-[.D88])/[.D88]*100; 4)" office:value-type="float" office:value="3.2729">
            <text:p>3,2729</text:p>
          </table:table-cell>
          <table:table-cell table:style-name="ce63" table:formula="of:=[.AV16]-[.C88]" office:value-type="float" office:value="0.718199999999996">
            <text:p>0,7182</text:p>
          </table:table-cell>
          <table:table-cell table:style-name="ce58" table:formula="of:=[.AW16]-[.D88]" office:value-type="float" office:value="-0.196800000000001">
            <text:p>-0,196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7.1137">
            <text:p>-67,1137</text:p>
          </table:table-cell>
          <table:table-cell table:style-name="ce54" office:value-type="float" office:value="-5.8116">
            <text:p>-5,8116</text:p>
          </table:table-cell>
          <table:table-cell table:style-name="ce52" table:formula="of:= TRUNC(([.C17]-[.C89])/[.C89]*100; 4)" office:value-type="float" office:value="1.3984">
            <text:p>1,3984</text:p>
          </table:table-cell>
          <table:table-cell table:style-name="ce54" table:formula="of:= TRUNC(([.D17]-[.D89])/[.D89]*100; 4)" office:value-type="float" office:value="-5.6175">
            <text:p>-5,6175</text:p>
          </table:table-cell>
          <table:table-cell table:style-name="ce52" table:formula="of:=[.C17]-[.C89]" office:value-type="float" office:value="-0.925599999999989">
            <text:p>-0,9256</text:p>
          </table:table-cell>
          <table:table-cell table:style-name="ce58" table:formula="of:=[.D17]-[.D89]" office:value-type="float" office:value="0.345899999999999">
            <text:p>0,3459</text:p>
          </table:table-cell>
          <table:table-cell table:style-name="ce59"/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5.6103">
            <text:p>-65,6103</text:p>
          </table:table-cell>
          <table:table-cell table:style-name="ce54" office:value-type="float" office:value="-6.3313">
            <text:p>-6,3313</text:p>
          </table:table-cell>
          <table:table-cell table:style-name="ce52" table:formula="of:= TRUNC(([.L17]-[.C89])/[.C89]*100; 4)" office:value-type="float" office:value="-0.8729">
            <text:p>-0,8729</text:p>
          </table:table-cell>
          <table:table-cell table:style-name="ce54" table:formula="of:= TRUNC(([.M17]-[.D89])/[.D89]*100; 4)" office:value-type="float" office:value="2.8225">
            <text:p>2,8225</text:p>
          </table:table-cell>
          <table:table-cell table:style-name="ce52" table:formula="of:=[.L17]-[.C89]" office:value-type="float" office:value="0.577800000000011">
            <text:p>0,5778</text:p>
          </table:table-cell>
          <table:table-cell table:style-name="ce54" table:formula="of:=[.M17]-[.D89]" office:value-type="float" office:value="-0.1738">
            <text:p>-0,1738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5153">
            <text:p>-65,5153</text:p>
          </table:table-cell>
          <table:table-cell table:style-name="ce54" office:value-type="float" office:value="-6.353">
            <text:p>-6,353</text:p>
          </table:table-cell>
          <table:table-cell table:style-name="ce52" table:formula="of:= TRUNC(([.U17]-[.C89])/[.C89]*100; 4)" office:value-type="float" office:value="-1.0164">
            <text:p>-1,0164</text:p>
          </table:table-cell>
          <table:table-cell table:style-name="ce54" table:formula="of:= TRUNC(([.V17]-[.D89])/[.D89]*100; 4)" office:value-type="float" office:value="3.1749">
            <text:p>3,1749</text:p>
          </table:table-cell>
          <table:table-cell table:style-name="ce52" table:formula="of:=[.U17]-[.C89]" office:value-type="float" office:value="0.672800000000009">
            <text:p>0,6728</text:p>
          </table:table-cell>
          <table:table-cell table:style-name="ce54" table:formula="of:=[.V17]-[.D89]" office:value-type="float" office:value="-0.1955">
            <text:p>-0,1955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7.0668">
            <text:p>-67,0668</text:p>
          </table:table-cell>
          <table:table-cell table:style-name="ce54" office:value-type="float" office:value="-5.8016">
            <text:p>-5,8016</text:p>
          </table:table-cell>
          <table:table-cell table:style-name="ce52" table:formula="of:= TRUNC(([.AD17]-[.C89])/[.C89]*100; 4)" office:value-type="float" office:value="1.3275">
            <text:p>1,3275</text:p>
          </table:table-cell>
          <table:table-cell table:style-name="ce54" table:formula="of:=TRUNC( ([.AE17]-[.D89])/[.D89]*100; 4)" office:value-type="float" office:value="-5.7799">
            <text:p>-5,7799</text:p>
          </table:table-cell>
          <table:table-cell table:style-name="ce52" table:formula="of:= [.AD17]-[.C89]" office:value-type="float" office:value="-0.878699999999995">
            <text:p>-0,8787</text:p>
          </table:table-cell>
          <table:table-cell table:style-name="ce54" table:formula="of:= [.AE17]-[.D89]" office:value-type="float" office:value="0.355899999999999">
            <text:p>0,3559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5357">
            <text:p>-65,5357</text:p>
          </table:table-cell>
          <table:table-cell office:value-type="float" office:value="-6.326">
            <text:p>-6,326</text:p>
          </table:table-cell>
          <table:table-cell table:style-name="ce63" table:formula="of:= TRUNC(([.AM17]-[.C89])/[.C89]*100; 4)" office:value-type="float" office:value="-0.9856">
            <text:p>-0,9856</text:p>
          </table:table-cell>
          <table:table-cell table:style-name="ce54" table:formula="of:= TRUNC(([.AN17]-[.D89])/[.D89]*100; 4)" office:value-type="float" office:value="2.7365">
            <text:p>2,7365</text:p>
          </table:table-cell>
          <table:table-cell table:style-name="ce52" table:formula="of:=  [.AM17]-[.C89]" office:value-type="float" office:value="0.6524">
            <text:p>0,6524</text:p>
          </table:table-cell>
          <table:table-cell table:style-name="ce54" table:formula="of:=[.AN17]-[.D89]" office:value-type="float" office:value="-0.1685">
            <text:p>-0,1685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4418">
            <text:p>-65,4418</text:p>
          </table:table-cell>
          <table:table-cell office:value-type="float" office:value="-6.347">
            <text:p>-6,347</text:p>
          </table:table-cell>
          <table:table-cell table:style-name="ce63" table:formula="of:= TRUNC(([.AV17]-[.C89])/[.C89]*100; 4)" office:value-type="float" office:value="-1.1275">
            <text:p>-1,1275</text:p>
          </table:table-cell>
          <table:table-cell table:style-name="ce66" table:formula="of:= TRUNC(([.AW17]-[.D89])/[.D89]*100; 4)" office:value-type="float" office:value="3.0775">
            <text:p>3,0775</text:p>
          </table:table-cell>
          <table:table-cell table:style-name="ce63" table:formula="of:=[.AV17]-[.C89]" office:value-type="float" office:value="0.746300000000005">
            <text:p>0,7463</text:p>
          </table:table-cell>
          <table:table-cell table:style-name="ce58" table:formula="of:=[.AW17]-[.D89]" office:value-type="float" office:value="-0.189500000000001">
            <text:p>-0,189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6.7298">
            <text:p>-66,7298</text:p>
          </table:table-cell>
          <table:table-cell table:style-name="ce54" office:value-type="float" office:value="-5.9622">
            <text:p>-5,9622</text:p>
          </table:table-cell>
          <table:table-cell table:style-name="ce52" table:formula="of:= TRUNC(([.C18]-[.C90])/[.C90]*100; 4)" office:value-type="float" office:value="1.4611">
            <text:p>1,4611</text:p>
          </table:table-cell>
          <table:table-cell table:style-name="ce54" table:formula="of:= TRUNC(([.D18]-[.D90])/[.D90]*100; 4)" office:value-type="float" office:value="-5.3228">
            <text:p>-5,3228</text:p>
          </table:table-cell>
          <table:table-cell table:style-name="ce52" table:formula="of:=[.C18]-[.C90]" office:value-type="float" office:value="-0.960999999999999">
            <text:p>-0,961</text:p>
          </table:table-cell>
          <table:table-cell table:style-name="ce58" table:formula="of:=[.D18]-[.D90]" office:value-type="float" office:value="0.335199999999999">
            <text:p>0,3352</text:p>
          </table:table-cell>
          <table:table-cell table:style-name="ce59"/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5.16307">
            <text:p>-65,16307</text:p>
          </table:table-cell>
          <table:table-cell table:style-name="ce54" office:value-type="float" office:value="-6.465">
            <text:p>-6,465</text:p>
          </table:table-cell>
          <table:table-cell table:style-name="ce52" table:formula="of:= TRUNC(([.L18]-[.C90])/[.C90]*100; 4)" office:value-type="float" office:value="-0.9209">
            <text:p>-0,9209</text:p>
          </table:table-cell>
          <table:table-cell table:style-name="ce54" table:formula="of:= TRUNC(([.M18]-[.D90])/[.D90]*100; 4)" office:value-type="float" office:value="2.6614">
            <text:p>2,6614</text:p>
          </table:table-cell>
          <table:table-cell table:style-name="ce52" table:formula="of:=[.L18]-[.C90]" office:value-type="float" office:value="0.605729999999994">
            <text:p>0,60573</text:p>
          </table:table-cell>
          <table:table-cell table:style-name="ce54" table:formula="of:=[.M18]-[.D90]" office:value-type="float" office:value="-0.1676">
            <text:p>-0,1676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0652">
            <text:p>-65,0652</text:p>
          </table:table-cell>
          <table:table-cell table:style-name="ce54" office:value-type="float" office:value="-6.4858">
            <text:p>-6,4858</text:p>
          </table:table-cell>
          <table:table-cell table:style-name="ce52" table:formula="of:= TRUNC(([.U18]-[.C90])/[.C90]*100; 4)" office:value-type="float" office:value="-1.0698">
            <text:p>-1,0698</text:p>
          </table:table-cell>
          <table:table-cell table:style-name="ce54" table:formula="of:= TRUNC(([.V18]-[.D90])/[.D90]*100; 4)" office:value-type="float" office:value="2.9917">
            <text:p>2,9917</text:p>
          </table:table-cell>
          <table:table-cell table:style-name="ce52" table:formula="of:=[.U18]-[.C90]" office:value-type="float" office:value="0.703599999999994">
            <text:p>0,7036</text:p>
          </table:table-cell>
          <table:table-cell table:style-name="ce54" table:formula="of:=[.V18]-[.D90]" office:value-type="float" office:value="-0.188400000000001">
            <text:p>-0,1884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6.6809">
            <text:p>-66,6809</text:p>
          </table:table-cell>
          <table:table-cell table:style-name="ce54" office:value-type="float" office:value="-5.9523">
            <text:p>-5,9523</text:p>
          </table:table-cell>
          <table:table-cell table:style-name="ce52" table:formula="of:= TRUNC(([.AD18]-[.C90])/[.C90]*100; 4)" office:value-type="float" office:value="1.3868">
            <text:p>1,3868</text:p>
          </table:table-cell>
          <table:table-cell table:style-name="ce54" table:formula="of:=TRUNC( ([.AE18]-[.D90])/[.D90]*100; 4)" office:value-type="float" office:value="-5.48">
            <text:p>-5,48</text:p>
          </table:table-cell>
          <table:table-cell table:style-name="ce52" table:formula="of:= [.AD18]-[.C90]" office:value-type="float" office:value="-0.912099999999995">
            <text:p>-0,9121</text:p>
          </table:table-cell>
          <table:table-cell table:style-name="ce54" table:formula="of:= [.AE18]-[.D90]" office:value-type="float" office:value="0.3451">
            <text:p>0,3451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0833">
            <text:p>-65,0833</text:p>
          </table:table-cell>
          <table:table-cell office:value-type="float" office:value="-6.4596">
            <text:p>-6,4596</text:p>
          </table:table-cell>
          <table:table-cell table:style-name="ce63" table:formula="of:= TRUNC(([.AM18]-[.C90])/[.C90]*100; 4)" office:value-type="float" office:value="-1.0422">
            <text:p>-1,0422</text:p>
          </table:table-cell>
          <table:table-cell table:style-name="ce54" table:formula="of:= TRUNC(([.AN18]-[.D90])/[.D90]*100; 4)" office:value-type="float" office:value="2.5756">
            <text:p>2,5756</text:p>
          </table:table-cell>
          <table:table-cell table:style-name="ce52" table:formula="of:=  [.AM18]-[.C90]" office:value-type="float" office:value="0.685500000000005">
            <text:p>0,6855</text:p>
          </table:table-cell>
          <table:table-cell table:style-name="ce54" table:formula="of:=[.AN18]-[.D90]" office:value-type="float" office:value="-0.1622">
            <text:p>-0,1622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4.9863">
            <text:p>-64,9863</text:p>
          </table:table-cell>
          <table:table-cell office:value-type="float" office:value="-6.4797">
            <text:p>-6,4797</text:p>
          </table:table-cell>
          <table:table-cell table:style-name="ce63" table:formula="of:= TRUNC(([.AV18]-[.C90])/[.C90]*100; 4)" office:value-type="float" office:value="-1.1897">
            <text:p>-1,1897</text:p>
          </table:table-cell>
          <table:table-cell table:style-name="ce66" table:formula="of:= TRUNC(([.AW18]-[.D90])/[.D90]*100; 4)" office:value-type="float" office:value="2.8948">
            <text:p>2,8948</text:p>
          </table:table-cell>
          <table:table-cell table:style-name="ce63" table:formula="of:=[.AV18]-[.C90]" office:value-type="float" office:value="0.782499999999999">
            <text:p>0,7825</text:p>
          </table:table-cell>
          <table:table-cell table:style-name="ce58" table:formula="of:=[.AW18]-[.D90]" office:value-type="float" office:value="-0.182300000000001">
            <text:p>-0,182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6.3318">
            <text:p>-66,3318</text:p>
          </table:table-cell>
          <table:table-cell table:style-name="ce54" office:value-type="float" office:value="-6.1083">
            <text:p>-6,1083</text:p>
          </table:table-cell>
          <table:table-cell table:style-name="ce52" table:formula="of:= TRUNC(([.C19]-[.C91])/[.C91]*100; 4)" office:value-type="float" office:value="1.5429">
            <text:p>1,5429</text:p>
          </table:table-cell>
          <table:table-cell table:style-name="ce54" table:formula="of:= TRUNC(([.D19]-[.D91])/[.D91]*100; 4)" office:value-type="float" office:value="-5.0429">
            <text:p>-5,0429</text:p>
          </table:table-cell>
          <table:table-cell table:style-name="ce52" table:formula="of:=[.C19]-[.C91]" office:value-type="float" office:value="-1.00790000000001">
            <text:p>-1,0079</text:p>
          </table:table-cell>
          <table:table-cell table:style-name="ce58" table:formula="of:=[.D19]-[.D91]" office:value-type="float" office:value="0.3244">
            <text:p>0,3244</text:p>
          </table:table-cell>
          <table:table-cell table:style-name="ce59"/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4.6835">
            <text:p>-64,6835</text:p>
          </table:table-cell>
          <table:table-cell table:style-name="ce54" office:value-type="float" office:value="-6.5942">
            <text:p>-6,5942</text:p>
          </table:table-cell>
          <table:table-cell table:style-name="ce52" table:formula="of:= TRUNC(([.L19]-[.C91])/[.C91]*100; 4)" office:value-type="float" office:value="-0.9803">
            <text:p>-0,9803</text:p>
          </table:table-cell>
          <table:table-cell table:style-name="ce54" table:formula="of:= TRUNC(([.M19]-[.D91])/[.D91]*100; 4)" office:value-type="float" office:value="2.5106">
            <text:p>2,5106</text:p>
          </table:table-cell>
          <table:table-cell table:style-name="ce52" table:formula="of:=[.L19]-[.C91]" office:value-type="float" office:value="0.6404">
            <text:p>0,6404</text:p>
          </table:table-cell>
          <table:table-cell table:style-name="ce54" table:formula="of:=[.M19]-[.D91]" office:value-type="float" office:value="-0.1615">
            <text:p>-0,1615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5802">
            <text:p>-64,5802</text:p>
          </table:table-cell>
          <table:table-cell table:style-name="ce54" office:value-type="float" office:value="-6.6141">
            <text:p>-6,6141</text:p>
          </table:table-cell>
          <table:table-cell table:style-name="ce52" table:formula="of:= TRUNC(([.U19]-[.C91])/[.C91]*100; 4)" office:value-type="float" office:value="-1.1384">
            <text:p>-1,1384</text:p>
          </table:table-cell>
          <table:table-cell table:style-name="ce54" table:formula="of:= TRUNC(([.V19]-[.D91])/[.D91]*100; 4)" office:value-type="float" office:value="2.8199">
            <text:p>2,8199</text:p>
          </table:table-cell>
          <table:table-cell table:style-name="ce52" table:formula="of:=[.U19]-[.C91]" office:value-type="float" office:value="0.74369999999999">
            <text:p>0,7437</text:p>
          </table:table-cell>
          <table:table-cell table:style-name="ce54" table:formula="of:=[.V19]-[.D91]" office:value-type="float" office:value="-0.1814">
            <text:p>-0,1814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6.2793">
            <text:p>-66,2793</text:p>
          </table:table-cell>
          <table:table-cell table:style-name="ce54" office:value-type="float" office:value="-6.0984">
            <text:p>-6,0984</text:p>
          </table:table-cell>
          <table:table-cell table:style-name="ce52" table:formula="of:= TRUNC(([.AD19]-[.C91])/[.C91]*100; 4)" office:value-type="float" office:value="1.4625">
            <text:p>1,4625</text:p>
          </table:table-cell>
          <table:table-cell table:style-name="ce54" table:formula="of:=TRUNC( ([.AE19]-[.D91])/[.D91]*100; 4)" office:value-type="float" office:value="-5.1968">
            <text:p>-5,1968</text:p>
          </table:table-cell>
          <table:table-cell table:style-name="ce52" table:formula="of:= [.AD19]-[.C91]" office:value-type="float" office:value="-0.955400000000012">
            <text:p>-0,9554</text:p>
          </table:table-cell>
          <table:table-cell table:style-name="ce54" table:formula="of:= [.AE19]-[.D91]" office:value-type="float" office:value="0.3343">
            <text:p>0,3343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5976">
            <text:p>-64,5976</text:p>
          </table:table-cell>
          <table:table-cell office:value-type="float" office:value="-6.5887">
            <text:p>-6,5887</text:p>
          </table:table-cell>
          <table:table-cell table:style-name="ce63" table:formula="of:= TRUNC(([.AM19]-[.C91])/[.C91]*100; 4)" office:value-type="float" office:value="-1.1118">
            <text:p>-1,1118</text:p>
          </table:table-cell>
          <table:table-cell table:style-name="ce54" table:formula="of:= TRUNC(([.AN19]-[.D91])/[.D91]*100; 4)" office:value-type="float" office:value="2.4251">
            <text:p>2,4251</text:p>
          </table:table-cell>
          <table:table-cell table:style-name="ce52" table:formula="of:=  [.AM19]-[.C91]" office:value-type="float" office:value="0.726299999999995">
            <text:p>0,7263</text:p>
          </table:table-cell>
          <table:table-cell table:style-name="ce54" table:formula="of:=[.AN19]-[.D91]" office:value-type="float" office:value="-0.156000000000001">
            <text:p>-0,156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4948">
            <text:p>-64,4948</text:p>
          </table:table-cell>
          <table:table-cell office:value-type="float" office:value="-6.6079">
            <text:p>-6,6079</text:p>
          </table:table-cell>
          <table:table-cell table:style-name="ce63" table:formula="of:= TRUNC(([.AV19]-[.C91])/[.C91]*100; 4)" office:value-type="float" office:value="-1.2692">
            <text:p>-1,2692</text:p>
          </table:table-cell>
          <table:table-cell table:style-name="ce66" table:formula="of:= TRUNC(([.AW19]-[.D91])/[.D91]*100; 4)" office:value-type="float" office:value="2.7235">
            <text:p>2,7235</text:p>
          </table:table-cell>
          <table:table-cell table:style-name="ce63" table:formula="of:=[.AV19]-[.C91]" office:value-type="float" office:value="0.829099999999997">
            <text:p>0,8291</text:p>
          </table:table-cell>
          <table:table-cell table:style-name="ce58" table:formula="of:=[.AW19]-[.D91]" office:value-type="float" office:value="-0.1752">
            <text:p>-0,175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5.9153">
            <text:p>-65,9153</text:p>
          </table:table-cell>
          <table:table-cell table:style-name="ce54" office:value-type="float" office:value="-6.2497">
            <text:p>-6,2497</text:p>
          </table:table-cell>
          <table:table-cell table:style-name="ce52" table:formula="of:= TRUNC(([.C20]-[.C92])/[.C92]*100; 4)" office:value-type="float" office:value="1.6439">
            <text:p>1,6439</text:p>
          </table:table-cell>
          <table:table-cell table:style-name="ce54" table:formula="of:= TRUNC(([.D20]-[.D92])/[.D92]*100; 4)" office:value-type="float" office:value="-4.7809">
            <text:p>-4,7809</text:p>
          </table:table-cell>
          <table:table-cell table:style-name="ce52" table:formula="of:=[.C20]-[.C92]" office:value-type="float" office:value="-1.06610000000001">
            <text:p>-1,0661</text:p>
          </table:table-cell>
          <table:table-cell table:style-name="ce58" table:formula="of:=[.D20]-[.D92]" office:value-type="float" office:value="0.313800000000001">
            <text:p>0,3138</text:p>
          </table:table-cell>
          <table:table-cell table:style-name="ce59"/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4.1654">
            <text:p>-64,1654</text:p>
          </table:table-cell>
          <table:table-cell table:style-name="ce54" office:value-type="float" office:value="-6.7189">
            <text:p>-6,7189</text:p>
          </table:table-cell>
          <table:table-cell table:style-name="ce52" table:formula="of:= TRUNC(([.L20]-[.C92])/[.C92]*100; 4)" office:value-type="float" office:value="-1.0544">
            <text:p>-1,0544</text:p>
          </table:table-cell>
          <table:table-cell table:style-name="ce54" table:formula="of:= TRUNC(([.M20]-[.D92])/[.D92]*100; 4)" office:value-type="float" office:value="2.3676">
            <text:p>2,3676</text:p>
          </table:table-cell>
          <table:table-cell table:style-name="ce52" table:formula="of:=[.L20]-[.C92]" office:value-type="float" office:value="0.683799999999991">
            <text:p>0,6838</text:p>
          </table:table-cell>
          <table:table-cell table:style-name="ce54" table:formula="of:=[.M20]-[.D92]" office:value-type="float" office:value="-0.155399999999999">
            <text:p>-0,1554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0536">
            <text:p>-64,0536</text:p>
          </table:table-cell>
          <table:table-cell table:style-name="ce54" office:value-type="float" office:value="-6.7379">
            <text:p>-6,7379</text:p>
          </table:table-cell>
          <table:table-cell table:style-name="ce52" table:formula="of:= TRUNC(([.U20]-[.C92])/[.C92]*100; 4)" office:value-type="float" office:value="-1.2268">
            <text:p>-1,2268</text:p>
          </table:table-cell>
          <table:table-cell table:style-name="ce54" table:formula="of:= TRUNC(([.V20]-[.D92])/[.D92]*100; 4)" office:value-type="float" office:value="2.6571">
            <text:p>2,6571</text:p>
          </table:table-cell>
          <table:table-cell table:style-name="ce52" table:formula="of:=[.U20]-[.C92]" office:value-type="float" office:value="0.795599999999993">
            <text:p>0,7956</text:p>
          </table:table-cell>
          <table:table-cell table:style-name="ce54" table:formula="of:=[.V20]-[.D92]" office:value-type="float" office:value="-0.174399999999999">
            <text:p>-0,1744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5.8596">
            <text:p>-65,8596</text:p>
          </table:table-cell>
          <table:table-cell table:style-name="ce54" office:value-type="float" office:value="-6.2398">
            <text:p>-6,2398</text:p>
          </table:table-cell>
          <table:table-cell table:style-name="ce52" table:formula="of:= TRUNC(([.AD20]-[.C92])/[.C92]*100; 4)" office:value-type="float" office:value="1.558">
            <text:p>1,558</text:p>
          </table:table-cell>
          <table:table-cell table:style-name="ce54" table:formula="of:=TRUNC( ([.AE20]-[.D92])/[.D92]*100; 4)" office:value-type="float" office:value="-4.9318">
            <text:p>-4,9318</text:p>
          </table:table-cell>
          <table:table-cell table:style-name="ce52" table:formula="of:= [.AD20]-[.C92]" office:value-type="float" office:value="-1.0104">
            <text:p>-1,0104</text:p>
          </table:table-cell>
          <table:table-cell table:style-name="ce54" table:formula="of:= [.AE20]-[.D92]" office:value-type="float" office:value="0.323700000000001">
            <text:p>0,3237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0718">
            <text:p>-64,0718</text:p>
          </table:table-cell>
          <table:table-cell office:value-type="float" office:value="-6.7131">
            <text:p>-6,7131</text:p>
          </table:table-cell>
          <table:table-cell table:style-name="ce63" table:formula="of:= TRUNC(([.AM20]-[.C92])/[.C92]*100; 4)" office:value-type="float" office:value="-1.1987">
            <text:p>-1,1987</text:p>
          </table:table-cell>
          <table:table-cell table:style-name="ce54" table:formula="of:= TRUNC(([.AN20]-[.D92])/[.D92]*100; 4)" office:value-type="float" office:value="2.2792">
            <text:p>2,2792</text:p>
          </table:table-cell>
          <table:table-cell table:style-name="ce52" table:formula="of:=  [.AM20]-[.C92]" office:value-type="float" office:value="0.7774">
            <text:p>0,7774</text:p>
          </table:table-cell>
          <table:table-cell table:style-name="ce54" table:formula="of:=[.AN20]-[.D92]" office:value-type="float" office:value="-0.1496">
            <text:p>-0,1496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3.96">
            <text:p>-63,96</text:p>
          </table:table-cell>
          <table:table-cell office:value-type="float" office:value="-6.7314">
            <text:p>-6,7314</text:p>
          </table:table-cell>
          <table:table-cell table:style-name="ce63" table:formula="of:= TRUNC(([.AV20]-[.C92])/[.C92]*100; 4)" office:value-type="float" office:value="-1.3711">
            <text:p>-1,3711</text:p>
          </table:table-cell>
          <table:table-cell table:style-name="ce66" table:formula="of:= TRUNC(([.AW20]-[.D92])/[.D92]*100; 4)" office:value-type="float" office:value="2.558">
            <text:p>2,558</text:p>
          </table:table-cell>
          <table:table-cell table:style-name="ce63" table:formula="of:=[.AV20]-[.C92]" office:value-type="float" office:value="0.889199999999995">
            <text:p>0,8892</text:p>
          </table:table-cell>
          <table:table-cell table:style-name="ce58" table:formula="of:=[.AW20]-[.D92]" office:value-type="float" office:value="-0.1679">
            <text:p>-0,167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5.4774">
            <text:p>-65,4774</text:p>
          </table:table-cell>
          <table:table-cell table:style-name="ce54" office:value-type="float" office:value="-6.3865">
            <text:p>-6,3865</text:p>
          </table:table-cell>
          <table:table-cell table:style-name="ce52" table:formula="of:= TRUNC(([.C21]-[.C93])/[.C93]*100; 4)" office:value-type="float" office:value="1.77">
            <text:p>1,77</text:p>
          </table:table-cell>
          <table:table-cell table:style-name="ce54" table:formula="of:= TRUNC(([.D21]-[.D93])/[.D93]*100; 4)" office:value-type="float" office:value="-4.5309">
            <text:p>-4,5309</text:p>
          </table:table-cell>
          <table:table-cell table:style-name="ce52" table:formula="of:=[.C21]-[.C93]" office:value-type="float" office:value="-1.1388">
            <text:p>-1,1388</text:p>
          </table:table-cell>
          <table:table-cell table:style-name="ce58" table:formula="of:=[.D21]-[.D93]" office:value-type="float" office:value="0.303100000000001">
            <text:p>0,3031</text:p>
          </table:table-cell>
          <table:table-cell table:style-name="ce59"/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3.5995">
            <text:p>-63,5995</text:p>
          </table:table-cell>
          <table:table-cell table:style-name="ce54" office:value-type="float" office:value="-6.8388">
            <text:p>-6,8388</text:p>
          </table:table-cell>
          <table:table-cell table:style-name="ce52" table:formula="of:= TRUNC(([.L21]-[.C93])/[.C93]*100; 4)" office:value-type="float" office:value="-1.1487">
            <text:p>-1,1487</text:p>
          </table:table-cell>
          <table:table-cell table:style-name="ce54" table:formula="of:= TRUNC(([.M21]-[.D93])/[.D93]*100; 4)" office:value-type="float" office:value="2.2303">
            <text:p>2,2303</text:p>
          </table:table-cell>
          <table:table-cell table:style-name="ce52" table:formula="of:=[.L21]-[.C93]" office:value-type="float" office:value="0.739100000000001">
            <text:p>0,7391</text:p>
          </table:table-cell>
          <table:table-cell table:style-name="ce54" table:formula="of:=[.M21]-[.D93]" office:value-type="float" office:value="-0.1492">
            <text:p>-0,1492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4745">
            <text:p>-63,4745</text:p>
          </table:table-cell>
          <table:table-cell table:style-name="ce54" office:value-type="float" office:value="-6.857">
            <text:p>-6,857</text:p>
          </table:table-cell>
          <table:table-cell table:style-name="ce52" table:formula="of:= TRUNC(([.U21]-[.C93])/[.C93]*100; 4)" office:value-type="float" office:value="-1.343">
            <text:p>-1,343</text:p>
          </table:table-cell>
          <table:table-cell table:style-name="ce54" table:formula="of:= TRUNC(([.V21]-[.D93])/[.D93]*100; 4)" office:value-type="float" office:value="2.5023">
            <text:p>2,5023</text:p>
          </table:table-cell>
          <table:table-cell table:style-name="ce52" table:formula="of:=[.U21]-[.C93]" office:value-type="float" office:value="0.864100000000001">
            <text:p>0,8641</text:p>
          </table:table-cell>
          <table:table-cell table:style-name="ce54" table:formula="of:=[.V21]-[.D93]" office:value-type="float" office:value="-0.1674">
            <text:p>-0,1674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5.4182">
            <text:p>-65,4182</text:p>
          </table:table-cell>
          <table:table-cell table:style-name="ce54" office:value-type="float" office:value="-6.3767">
            <text:p>-6,3767</text:p>
          </table:table-cell>
          <table:table-cell table:style-name="ce52" table:formula="of:= TRUNC(([.AD21]-[.C93])/[.C93]*100; 4)" office:value-type="float" office:value="1.6779">
            <text:p>1,6779</text:p>
          </table:table-cell>
          <table:table-cell table:style-name="ce54" table:formula="of:=TRUNC( ([.AE21]-[.D93])/[.D93]*100; 4)" office:value-type="float" office:value="-4.6774">
            <text:p>-4,6774</text:p>
          </table:table-cell>
          <table:table-cell table:style-name="ce52" table:formula="of:= [.AD21]-[.C93]" office:value-type="float" office:value="-1.0796">
            <text:p>-1,0796</text:p>
          </table:table-cell>
          <table:table-cell table:style-name="ce54" table:formula="of:= [.AE21]-[.D93]" office:value-type="float" office:value="0.312900000000001">
            <text:p>0,3129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4957">
            <text:p>-63,4957</text:p>
          </table:table-cell>
          <table:table-cell office:value-type="float" office:value="-6.8328">
            <text:p>-6,8328</text:p>
          </table:table-cell>
          <table:table-cell table:style-name="ce63" table:formula="of:= TRUNC(([.AM21]-[.C93])/[.C93]*100; 4)" office:value-type="float" office:value="-1.3101">
            <text:p>-1,3101</text:p>
          </table:table-cell>
          <table:table-cell table:style-name="ce54" table:formula="of:= TRUNC(([.AN21]-[.D93])/[.D93]*100; 4)" office:value-type="float" office:value="2.1406">
            <text:p>2,1406</text:p>
          </table:table-cell>
          <table:table-cell table:style-name="ce52" table:formula="of:=  [.AM21]-[.C93]" office:value-type="float" office:value="0.8429">
            <text:p>0,8429</text:p>
          </table:table-cell>
          <table:table-cell table:style-name="ce54" table:formula="of:=[.AN21]-[.D93]" office:value-type="float" office:value="-0.143199999999999">
            <text:p>-0,1432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3707">
            <text:p>-63,3707</text:p>
          </table:table-cell>
          <table:table-cell office:value-type="float" office:value="-6.8503">
            <text:p>-6,8503</text:p>
          </table:table-cell>
          <table:table-cell table:style-name="ce63" table:formula="of:= TRUNC(([.AV21]-[.C93])/[.C93]*100; 4)" office:value-type="float" office:value="-1.5043">
            <text:p>-1,5043</text:p>
          </table:table-cell>
          <table:table-cell table:style-name="ce66" table:formula="of:= TRUNC(([.AW21]-[.D93])/[.D93]*100; 4)" office:value-type="float" office:value="2.4022">
            <text:p>2,4022</text:p>
          </table:table-cell>
          <table:table-cell table:style-name="ce63" table:formula="of:=[.AV21]-[.C93]" office:value-type="float" office:value="0.9679">
            <text:p>0,9679</text:p>
          </table:table-cell>
          <table:table-cell table:style-name="ce58" table:formula="of:=[.AW21]-[.D93]" office:value-type="float" office:value="-0.160699999999999">
            <text:p>-0,160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5.0145">
            <text:p>-65,0145</text:p>
          </table:table-cell>
          <table:table-cell table:style-name="ce54" office:value-type="float" office:value="-6.5188">
            <text:p>-6,5188</text:p>
          </table:table-cell>
          <table:table-cell table:style-name="ce52" table:formula="of:= TRUNC(([.C22]-[.C94])/[.C94]*100; 4)" office:value-type="float" office:value="1.9304">
            <text:p>1,9304</text:p>
          </table:table-cell>
          <table:table-cell table:style-name="ce54" table:formula="of:= TRUNC(([.D22]-[.D94])/[.D94]*100; 4)" office:value-type="float" office:value="-4.2887">
            <text:p>-4,2887</text:p>
          </table:table-cell>
          <table:table-cell table:style-name="ce52" table:formula="of:=[.C22]-[.C94]" office:value-type="float" office:value="-1.2313">
            <text:p>-1,2313</text:p>
          </table:table-cell>
          <table:table-cell table:style-name="ce58" table:formula="of:=[.D22]-[.D94]" office:value-type="float" office:value="0.2921">
            <text:p>0,2921</text:p>
          </table:table-cell>
          <table:table-cell table:style-name="ce59"/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2.9712">
            <text:p>-62,9712</text:p>
          </table:table-cell>
          <table:table-cell table:style-name="ce54" office:value-type="float" office:value="-6.9539">
            <text:p>-6,9539</text:p>
          </table:table-cell>
          <table:table-cell table:style-name="ce52" table:formula="of:= TRUNC(([.L22]-[.C94])/[.C94]*100; 4)" office:value-type="float" office:value="-1.273">
            <text:p>-1,273</text:p>
          </table:table-cell>
          <table:table-cell table:style-name="ce54" table:formula="of:= TRUNC(([.M22]-[.D94])/[.D94]*100; 4)" office:value-type="float" office:value="2.0995">
            <text:p>2,0995</text:p>
          </table:table-cell>
          <table:table-cell table:style-name="ce52" table:formula="of:=[.L22]-[.C94]" office:value-type="float" office:value="0.811999999999998">
            <text:p>0,812</text:p>
          </table:table-cell>
          <table:table-cell table:style-name="ce54" table:formula="of:=[.M22]-[.D94]" office:value-type="float" office:value="-0.143">
            <text:p>-0,143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8278">
            <text:p>-62,8278</text:p>
          </table:table-cell>
          <table:table-cell table:style-name="ce54" office:value-type="float" office:value="-6.9712">
            <text:p>-6,9712</text:p>
          </table:table-cell>
          <table:table-cell table:style-name="ce52" table:formula="of:= TRUNC(([.U22]-[.C94])/[.C94]*100; 4)" office:value-type="float" office:value="-1.4978">
            <text:p>-1,4978</text:p>
          </table:table-cell>
          <table:table-cell table:style-name="ce54" table:formula="of:= TRUNC(([.V22]-[.D94])/[.D94]*100; 4)" office:value-type="float" office:value="2.3535">
            <text:p>2,3535</text:p>
          </table:table-cell>
          <table:table-cell table:style-name="ce52" table:formula="of:=[.U22]-[.C94]" office:value-type="float" office:value="0.955399999999997">
            <text:p>0,9554</text:p>
          </table:table-cell>
          <table:table-cell table:style-name="ce54" table:formula="of:=[.V22]-[.D94]" office:value-type="float" office:value="-0.160299999999999">
            <text:p>-0,1603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4.9508">
            <text:p>-64,9508</text:p>
          </table:table-cell>
          <table:table-cell table:style-name="ce54" office:value-type="float" office:value="-6.509">
            <text:p>-6,509</text:p>
          </table:table-cell>
          <table:table-cell table:style-name="ce52" table:formula="of:= TRUNC(([.AD22]-[.C94])/[.C94]*100; 4)" office:value-type="float" office:value="1.8305">
            <text:p>1,8305</text:p>
          </table:table-cell>
          <table:table-cell table:style-name="ce54" table:formula="of:=TRUNC( ([.AE22]-[.D94])/[.D94]*100; 4)" office:value-type="float" office:value="-4.4326">
            <text:p>-4,4326</text:p>
          </table:table-cell>
          <table:table-cell table:style-name="ce52" table:formula="of:= [.AD22]-[.C94]" office:value-type="float" office:value="-1.1676">
            <text:p>-1,1676</text:p>
          </table:table-cell>
          <table:table-cell table:style-name="ce54" table:formula="of:= [.AE22]-[.D94]" office:value-type="float" office:value="0.3019">
            <text:p>0,3019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8546">
            <text:p>-62,8546</text:p>
          </table:table-cell>
          <table:table-cell office:value-type="float" office:value="-6.9476">
            <text:p>-6,9476</text:p>
          </table:table-cell>
          <table:table-cell table:style-name="ce63" table:formula="of:= TRUNC(([.AM22]-[.C94])/[.C94]*100; 4)" office:value-type="float" office:value="-1.4558">
            <text:p>-1,4558</text:p>
          </table:table-cell>
          <table:table-cell table:style-name="ce54" table:formula="of:= TRUNC(([.AN22]-[.D94])/[.D94]*100; 4)" office:value-type="float" office:value="2.007">
            <text:p>2,007</text:p>
          </table:table-cell>
          <table:table-cell table:style-name="ce52" table:formula="of:=  [.AM22]-[.C94]" office:value-type="float" office:value="0.928600000000003">
            <text:p>0,9286</text:p>
          </table:table-cell>
          <table:table-cell table:style-name="ce54" table:formula="of:=[.AN22]-[.D94]" office:value-type="float" office:value="-0.136699999999999">
            <text:p>-0,1367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71">
            <text:p>-62,71</text:p>
          </table:table-cell>
          <table:table-cell office:value-type="float" office:value="-6.9643">
            <text:p>-6,9643</text:p>
          </table:table-cell>
          <table:table-cell table:style-name="ce63" table:formula="of:= TRUNC(([.AV22]-[.C94])/[.C94]*100; 4)" office:value-type="float" office:value="-1.6825">
            <text:p>-1,6825</text:p>
          </table:table-cell>
          <table:table-cell table:style-name="ce66" table:formula="of:= TRUNC(([.AW22]-[.D94])/[.D94]*100; 4)" office:value-type="float" office:value="2.2522">
            <text:p>2,2522</text:p>
          </table:table-cell>
          <table:table-cell table:style-name="ce63" table:formula="of:=[.AV22]-[.C94]" office:value-type="float" office:value="1.0732">
            <text:p>1,0732</text:p>
          </table:table-cell>
          <table:table-cell table:style-name="ce58" table:formula="of:=[.AW22]-[.D94]" office:value-type="float" office:value="-0.1534">
            <text:p>-0,153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4.5203">
            <text:p>-64,5203</text:p>
          </table:table-cell>
          <table:table-cell table:style-name="ce54" office:value-type="float" office:value="-6.6464">
            <text:p>-6,6464</text:p>
          </table:table-cell>
          <table:table-cell table:style-name="ce52" table:formula="of:= TRUNC(([.C23]-[.C95])/[.C95]*100; 4)" office:value-type="float" office:value="2.1367">
            <text:p>2,1367</text:p>
          </table:table-cell>
          <table:table-cell table:style-name="ce54" table:formula="of:= TRUNC(([.D23]-[.D95])/[.D95]*100; 4)" office:value-type="float" office:value="-4.0563">
            <text:p>-4,0563</text:p>
          </table:table-cell>
          <table:table-cell table:style-name="ce52" table:formula="of:=[.C23]-[.C95]" office:value-type="float" office:value="-1.34980000000001">
            <text:p>-1,3498</text:p>
          </table:table-cell>
          <table:table-cell table:style-name="ce58" table:formula="of:=[.D23]-[.D95]" office:value-type="float" office:value="0.281000000000001">
            <text:p>0,281</text:p>
          </table:table-cell>
          <table:table-cell table:style-name="ce59"/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2.2606">
            <text:p>-62,2606</text:p>
          </table:table-cell>
          <table:table-cell table:style-name="ce54" office:value-type="float" office:value="-7.064">
            <text:p>-7,064</text:p>
          </table:table-cell>
          <table:table-cell table:style-name="ce52" table:formula="of:= TRUNC(([.L23]-[.C95])/[.C95]*100; 4)" office:value-type="float" office:value="-1.4403">
            <text:p>-1,4403</text:p>
          </table:table-cell>
          <table:table-cell table:style-name="ce54" table:formula="of:= TRUNC(([.M23]-[.D95])/[.D95]*100; 4)" office:value-type="float" office:value="1.9718">
            <text:p>1,9718</text:p>
          </table:table-cell>
          <table:table-cell table:style-name="ce52" table:formula="of:=[.L23]-[.C95]" office:value-type="float" office:value="0.9099">
            <text:p>0,9099</text:p>
          </table:table-cell>
          <table:table-cell table:style-name="ce54" table:formula="of:=[.M23]-[.D95]" office:value-type="float" office:value="-0.1366">
            <text:p>-0,1366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0891">
            <text:p>-62,0891</text:p>
          </table:table-cell>
          <table:table-cell table:style-name="ce54" office:value-type="float" office:value="-7.0805">
            <text:p>-7,0805</text:p>
          </table:table-cell>
          <table:table-cell table:style-name="ce52" table:formula="of:= TRUNC(([.U23]-[.C95])/[.C95]*100; 4)" office:value-type="float" office:value="-1.7118">
            <text:p>-1,7118</text:p>
          </table:table-cell>
          <table:table-cell table:style-name="ce54" table:formula="of:= TRUNC(([.V23]-[.D95])/[.D95]*100; 4)" office:value-type="float" office:value="2.21">
            <text:p>2,21</text:p>
          </table:table-cell>
          <table:table-cell table:style-name="ce52" table:formula="of:=[.U23]-[.C95]" office:value-type="float" office:value="1.0814">
            <text:p>1,0814</text:p>
          </table:table-cell>
          <table:table-cell table:style-name="ce54" table:formula="of:=[.V23]-[.D95]" office:value-type="float" office:value="-0.153099999999999">
            <text:p>-0,1531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4.4515">
            <text:p>-64,4515</text:p>
          </table:table-cell>
          <table:table-cell table:style-name="ce54" office:value-type="float" office:value="-6.6366">
            <text:p>-6,6366</text:p>
          </table:table-cell>
          <table:table-cell table:style-name="ce52" table:formula="of:= TRUNC(([.AD23]-[.C95])/[.C95]*100; 4)" office:value-type="float" office:value="2.0278">
            <text:p>2,0278</text:p>
          </table:table-cell>
          <table:table-cell table:style-name="ce54" table:formula="of:=TRUNC( ([.AE23]-[.D95])/[.D95]*100; 4)" office:value-type="float" office:value="-4.1978">
            <text:p>-4,1978</text:p>
          </table:table-cell>
          <table:table-cell table:style-name="ce52" table:formula="of:= [.AD23]-[.C95]" office:value-type="float" office:value="-1.281">
            <text:p>-1,281</text:p>
          </table:table-cell>
          <table:table-cell table:style-name="ce54" table:formula="of:= [.AE23]-[.D95]" office:value-type="float" office:value="0.290800000000001">
            <text:p>0,2908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1266">
            <text:p>-62,1266</text:p>
          </table:table-cell>
          <table:table-cell office:value-type="float" office:value="-7.0574">
            <text:p>-7,0574</text:p>
          </table:table-cell>
          <table:table-cell table:style-name="ce63" table:formula="of:= TRUNC(([.AM23]-[.C95])/[.C95]*100; 4)" office:value-type="float" office:value="-1.6525">
            <text:p>-1,6525</text:p>
          </table:table-cell>
          <table:table-cell table:style-name="ce54" table:formula="of:= TRUNC(([.AN23]-[.D95])/[.D95]*100; 4)" office:value-type="float" office:value="1.8766">
            <text:p>1,8766</text:p>
          </table:table-cell>
          <table:table-cell table:style-name="ce52" table:formula="of:=  [.AM23]-[.C95]" office:value-type="float" office:value="1.04389999999999">
            <text:p>1,0439</text:p>
          </table:table-cell>
          <table:table-cell table:style-name="ce54" table:formula="of:=[.AN23]-[.D95]" office:value-type="float" office:value="-0.13">
            <text:p>-0,13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1.8526">
            <text:p>-61,8526</text:p>
          </table:table-cell>
          <table:table-cell office:value-type="float" office:value="-7.0731">
            <text:p>-7,0731</text:p>
          </table:table-cell>
          <table:table-cell table:style-name="ce63" table:formula="of:= TRUNC(([.AV23]-[.C95])/[.C95]*100; 4)" office:value-type="float" office:value="-2.0862">
            <text:p>-2,0862</text:p>
          </table:table-cell>
          <table:table-cell table:style-name="ce66" table:formula="of:= TRUNC(([.AW23]-[.D95])/[.D95]*100; 4)" office:value-type="float" office:value="2.1032">
            <text:p>2,1032</text:p>
          </table:table-cell>
          <table:table-cell table:style-name="ce63" table:formula="of:=[.AV23]-[.C95]" office:value-type="float" office:value="1.31789999999999">
            <text:p>1,3179</text:p>
          </table:table-cell>
          <table:table-cell table:style-name="ce58" table:formula="of:=[.AW23]-[.D95]" office:value-type="float" office:value="-0.1457">
            <text:p>-0,145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3.9884">
            <text:p>-63,9884</text:p>
          </table:table-cell>
          <table:table-cell table:style-name="ce54" office:value-type="float" office:value="-6.7694">
            <text:p>-6,7694</text:p>
          </table:table-cell>
          <table:table-cell table:style-name="ce52" table:formula="of:= TRUNC(([.C24]-[.C96])/[.C96]*100; 4)" office:value-type="float" office:value="2.4109">
            <text:p>2,4109</text:p>
          </table:table-cell>
          <table:table-cell table:style-name="ce54" table:formula="of:= TRUNC(([.D24]-[.D96])/[.D96]*100; 4)" office:value-type="float" office:value="-3.8259">
            <text:p>-3,8259</text:p>
          </table:table-cell>
          <table:table-cell table:style-name="ce52" table:formula="of:=[.C24]-[.C96]" office:value-type="float" office:value="-1.5064">
            <text:p>-1,5064</text:p>
          </table:table-cell>
          <table:table-cell table:style-name="ce58" table:formula="of:=[.D24]-[.D96]" office:value-type="float" office:value="0.2693">
            <text:p>0,2693</text:p>
          </table:table-cell>
          <table:table-cell table:style-name="ce59"/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1.436">
            <text:p>-61,436</text:p>
          </table:table-cell>
          <table:table-cell table:style-name="ce54" office:value-type="float" office:value="-7.1687">
            <text:p>-7,1687</text:p>
          </table:table-cell>
          <table:table-cell table:style-name="ce52" table:formula="of:= TRUNC(([.L24]-[.C96])/[.C96]*100; 4)" office:value-type="float" office:value="-1.674">
            <text:p>-1,674</text:p>
          </table:table-cell>
          <table:table-cell table:style-name="ce54" table:formula="of:= TRUNC(([.M24]-[.D96])/[.D96]*100; 4)" office:value-type="float" office:value="1.8469">
            <text:p>1,8469</text:p>
          </table:table-cell>
          <table:table-cell table:style-name="ce52" table:formula="of:=[.L24]-[.C96]" office:value-type="float" office:value="1.046">
            <text:p>1,046</text:p>
          </table:table-cell>
          <table:table-cell table:style-name="ce54" table:formula="of:=[.M24]-[.D96]" office:value-type="float" office:value="-0.13">
            <text:p>-0,13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2213">
            <text:p>-61,2213</text:p>
          </table:table-cell>
          <table:table-cell table:style-name="ce54" office:value-type="float" office:value="-7.1843">
            <text:p>-7,1843</text:p>
          </table:table-cell>
          <table:table-cell table:style-name="ce52" table:formula="of:= TRUNC(([.U24]-[.C96])/[.C96]*100; 4)" office:value-type="float" office:value="-2.0177">
            <text:p>-2,0177</text:p>
          </table:table-cell>
          <table:table-cell table:style-name="ce54" table:formula="of:= TRUNC(([.V24]-[.D96])/[.D96]*100; 4)" office:value-type="float" office:value="2.0685">
            <text:p>2,0685</text:p>
          </table:table-cell>
          <table:table-cell table:style-name="ce52" table:formula="of:=[.U24]-[.C96]" office:value-type="float" office:value="1.2607">
            <text:p>1,2607</text:p>
          </table:table-cell>
          <table:table-cell table:style-name="ce54" table:formula="of:=[.V24]-[.D96]" office:value-type="float" office:value="-0.1456">
            <text:p>-0,1456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3.9125">
            <text:p>-63,9125</text:p>
          </table:table-cell>
          <table:table-cell table:style-name="ce54" office:value-type="float" office:value="-6.7595">
            <text:p>-6,7595</text:p>
          </table:table-cell>
          <table:table-cell table:style-name="ce52" table:formula="of:= TRUNC(([.AD24]-[.C96])/[.C96]*100; 4)" office:value-type="float" office:value="2.2894">
            <text:p>2,2894</text:p>
          </table:table-cell>
          <table:table-cell table:style-name="ce54" table:formula="of:=TRUNC( ([.AE24]-[.D96])/[.D96]*100; 4)" office:value-type="float" office:value="-3.9666">
            <text:p>-3,9666</text:p>
          </table:table-cell>
          <table:table-cell table:style-name="ce52" table:formula="of:= [.AD24]-[.C96]" office:value-type="float" office:value="-1.4305">
            <text:p>-1,4305</text:p>
          </table:table-cell>
          <table:table-cell table:style-name="ce54" table:formula="of:= [.AE24]-[.D96]" office:value-type="float" office:value="0.2792">
            <text:p>0,2792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2778">
            <text:p>-61,2778</text:p>
          </table:table-cell>
          <table:table-cell office:value-type="float" office:value="-7.1617">
            <text:p>-7,1617</text:p>
          </table:table-cell>
          <table:table-cell table:style-name="ce63" table:formula="of:= TRUNC(([.AM24]-[.C96])/[.C96]*100; 4)" office:value-type="float" office:value="-1.9272">
            <text:p>-1,9272</text:p>
          </table:table-cell>
          <table:table-cell table:style-name="ce54" table:formula="of:= TRUNC(([.AN24]-[.D96])/[.D96]*100; 4)" office:value-type="float" office:value="1.7474">
            <text:p>1,7474</text:p>
          </table:table-cell>
          <table:table-cell table:style-name="ce52" table:formula="of:=  [.AM24]-[.C96]" office:value-type="float" office:value="1.2042">
            <text:p>1,2042</text:p>
          </table:table-cell>
          <table:table-cell table:style-name="ce54" table:formula="of:=[.AN24]-[.D96]" office:value-type="float" office:value="-0.122999999999999">
            <text:p>-0,123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0575">
            <text:p>-61,0575</text:p>
          </table:table-cell>
          <table:table-cell office:value-type="float" office:value="-7.1765">
            <text:p>-7,1765</text:p>
          </table:table-cell>
          <table:table-cell table:style-name="ce63" table:formula="of:= TRUNC(([.AV24]-[.C96])/[.C96]*100; 4)" office:value-type="float" office:value="-2.2798">
            <text:p>-2,2798</text:p>
          </table:table-cell>
          <table:table-cell table:style-name="ce66" table:formula="of:= TRUNC(([.AW24]-[.D96])/[.D96]*100; 4)" office:value-type="float" office:value="1.9577">
            <text:p>1,9577</text:p>
          </table:table-cell>
          <table:table-cell table:style-name="ce63" table:formula="of:=[.AV24]-[.C96]" office:value-type="float" office:value="1.4245">
            <text:p>1,4245</text:p>
          </table:table-cell>
          <table:table-cell table:style-name="ce58" table:formula="of:=[.AW24]-[.D96]" office:value-type="float" office:value="-0.137799999999999">
            <text:p>-0,137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3.4075">
            <text:p>-63,4075</text:p>
          </table:table-cell>
          <table:table-cell table:style-name="ce54" office:value-type="float" office:value="-6.8876">
            <text:p>-6,8876</text:p>
          </table:table-cell>
          <table:table-cell table:style-name="ce52" table:formula="of:= TRUNC(([.C25]-[.C97])/[.C97]*100; 4)" office:value-type="float" office:value="2.7844">
            <text:p>2,7844</text:p>
          </table:table-cell>
          <table:table-cell table:style-name="ce54" table:formula="of:= TRUNC(([.D25]-[.D97])/[.D97]*100; 4)" office:value-type="float" office:value="-3.5984">
            <text:p>-3,5984</text:p>
          </table:table-cell>
          <table:table-cell table:style-name="ce52" table:formula="of:=[.C25]-[.C97]" office:value-type="float" office:value="-1.7177">
            <text:p>-1,7177</text:p>
          </table:table-cell>
          <table:table-cell table:style-name="ce58" table:formula="of:=[.D25]-[.D97]" office:value-type="float" office:value="0.2571">
            <text:p>0,2571</text:p>
          </table:table-cell>
          <table:table-cell table:style-name="ce59"/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0.447">
            <text:p>-60,447</text:p>
          </table:table-cell>
          <table:table-cell table:style-name="ce54" office:value-type="float" office:value="-7.2676">
            <text:p>-7,2676</text:p>
          </table:table-cell>
          <table:table-cell table:style-name="ce52" table:formula="of:= TRUNC(([.L25]-[.C97])/[.C97]*100; 4)" office:value-type="float" office:value="-2.0145">
            <text:p>-2,0145</text:p>
          </table:table-cell>
          <table:table-cell table:style-name="ce54" table:formula="of:= TRUNC(([.M25]-[.D97])/[.D97]*100; 4)" office:value-type="float" office:value="1.7201">
            <text:p>1,7201</text:p>
          </table:table-cell>
          <table:table-cell table:style-name="ce52" table:formula="of:=[.L25]-[.C97]" office:value-type="float" office:value="1.2428">
            <text:p>1,2428</text:p>
          </table:table-cell>
          <table:table-cell table:style-name="ce54" table:formula="of:=[.M25]-[.D97]" office:value-type="float" office:value="-0.1229">
            <text:p>-0,1229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1609">
            <text:p>-60,1609</text:p>
          </table:table-cell>
          <table:table-cell table:style-name="ce54" office:value-type="float" office:value="-7.2821">
            <text:p>-7,2821</text:p>
          </table:table-cell>
          <table:table-cell table:style-name="ce52" table:formula="of:= TRUNC(([.U25]-[.C97])/[.C97]*100; 4)" office:value-type="float" office:value="-2.4783">
            <text:p>-2,4783</text:p>
          </table:table-cell>
          <table:table-cell table:style-name="ce54" table:formula="of:= TRUNC(([.V25]-[.D97])/[.D97]*100; 4)" office:value-type="float" office:value="1.9231">
            <text:p>1,9231</text:p>
          </table:table-cell>
          <table:table-cell table:style-name="ce52" table:formula="of:=[.U25]-[.C97]" office:value-type="float" office:value="1.5289">
            <text:p>1,5289</text:p>
          </table:table-cell>
          <table:table-cell table:style-name="ce54" table:formula="of:=[.V25]-[.D97]" office:value-type="float" office:value="-0.1374">
            <text:p>-0,1374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3.3231">
            <text:p>-63,3231</text:p>
          </table:table-cell>
          <table:table-cell table:style-name="ce54" office:value-type="float" office:value="-6.8776">
            <text:p>-6,8776</text:p>
          </table:table-cell>
          <table:table-cell table:style-name="ce52" table:formula="of:= TRUNC(([.AD25]-[.C97])/[.C97]*100; 4)" office:value-type="float" office:value="2.6476">
            <text:p>2,6476</text:p>
          </table:table-cell>
          <table:table-cell table:style-name="ce54" table:formula="of:=TRUNC( ([.AE25]-[.D97])/[.D97]*100; 4)" office:value-type="float" office:value="-3.7384">
            <text:p>-3,7384</text:p>
          </table:table-cell>
          <table:table-cell table:style-name="ce52" table:formula="of:= [.AD25]-[.C97]" office:value-type="float" office:value="-1.6333">
            <text:p>-1,6333</text:p>
          </table:table-cell>
          <table:table-cell table:style-name="ce54" table:formula="of:= [.AE25]-[.D97]" office:value-type="float" office:value="0.2671">
            <text:p>0,2671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2529">
            <text:p>-60,2529</text:p>
          </table:table-cell>
          <table:table-cell office:value-type="float" office:value="-7.2601">
            <text:p>-7,2601</text:p>
          </table:table-cell>
          <table:table-cell table:style-name="ce63" table:formula="of:= TRUNC(([.AM25]-[.C97])/[.C97]*100; 4)" office:value-type="float" office:value="-2.3292">
            <text:p>-2,3292</text:p>
          </table:table-cell>
          <table:table-cell table:style-name="ce54" table:formula="of:= TRUNC(([.AN25]-[.D97])/[.D97]*100; 4)" office:value-type="float" office:value="1.6151">
            <text:p>1,6151</text:p>
          </table:table-cell>
          <table:table-cell table:style-name="ce52" table:formula="of:=  [.AM25]-[.C97]" office:value-type="float" office:value="1.4369">
            <text:p>1,4369</text:p>
          </table:table-cell>
          <table:table-cell table:style-name="ce54" table:formula="of:=[.AN25]-[.D97]" office:value-type="float" office:value="-0.115399999999999">
            <text:p>-0,1154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59.9556">
            <text:p>-59,9556</text:p>
          </table:table-cell>
          <table:table-cell office:value-type="float" office:value="-7.2738">
            <text:p>-7,2738</text:p>
          </table:table-cell>
          <table:table-cell table:style-name="ce63" table:formula="of:= TRUNC(([.AV25]-[.C97])/[.C97]*100; 4)" office:value-type="float" office:value="-2.8111">
            <text:p>-2,8111</text:p>
          </table:table-cell>
          <table:table-cell table:style-name="ce66" table:formula="of:= TRUNC(([.AW25]-[.D97])/[.D97]*100; 4)" office:value-type="float" office:value="1.8069">
            <text:p>1,8069</text:p>
          </table:table-cell>
          <table:table-cell table:style-name="ce63" table:formula="of:=[.AV25]-[.C97]" office:value-type="float" office:value="1.7342">
            <text:p>1,7342</text:p>
          </table:table-cell>
          <table:table-cell table:style-name="ce58" table:formula="of:=[.AW25]-[.D97]" office:value-type="float" office:value="-0.129099999999999">
            <text:p>-0,129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62.7631">
            <text:p>-62,7631</text:p>
          </table:table-cell>
          <table:table-cell table:style-name="ce54" office:value-type="float" office:value="-7.0008">
            <text:p>-7,0008</text:p>
          </table:table-cell>
          <table:table-cell table:style-name="ce52" table:formula="of:= TRUNC(([.C26]-[.C98])/[.C98]*100; 4)" office:value-type="float" office:value="3.3142">
            <text:p>3,3142</text:p>
          </table:table-cell>
          <table:table-cell table:style-name="ce54" table:formula="of:= TRUNC(([.D26]-[.D98])/[.D98]*100; 4)" office:value-type="float" office:value="-3.3679">
            <text:p>-3,3679</text:p>
          </table:table-cell>
          <table:table-cell table:style-name="ce52" table:formula="of:=[.C26]-[.C98]" office:value-type="float" office:value="-2.0134">
            <text:p>-2,0134</text:p>
          </table:table-cell>
          <table:table-cell table:style-name="ce58" table:formula="of:=[.D26]-[.D98]" office:value-type="float" office:value="0.244">
            <text:p>0,244</text:p>
          </table:table-cell>
          <table:table-cell table:style-name="ce59"/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59.2068">
            <text:p>-59,2068</text:p>
          </table:table-cell>
          <table:table-cell table:style-name="ce54" office:value-type="float" office:value="-7.3599">
            <text:p>-7,3599</text:p>
          </table:table-cell>
          <table:table-cell table:style-name="ce52" table:formula="of:= TRUNC(([.L26]-[.C98])/[.C98]*100; 4)" office:value-type="float" office:value="-2.5397">
            <text:p>-2,5397</text:p>
          </table:table-cell>
          <table:table-cell table:style-name="ce54" table:formula="of:= TRUNC(([.M26]-[.D98])/[.D98]*100; 4)" office:value-type="float" office:value="1.5887">
            <text:p>1,5887</text:p>
          </table:table-cell>
          <table:table-cell table:style-name="ce52" table:formula="of:=[.L26]-[.C98]" office:value-type="float" office:value="1.5429">
            <text:p>1,5429</text:p>
          </table:table-cell>
          <table:table-cell table:style-name="ce54" table:formula="of:=[.M26]-[.D98]" office:value-type="float" office:value="-0.1151">
            <text:p>-0,1151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8.7937">
            <text:p>-58,7937</text:p>
          </table:table-cell>
          <table:table-cell table:style-name="ce54" office:value-type="float" office:value="-7.3731">
            <text:p>-7,3731</text:p>
          </table:table-cell>
          <table:table-cell table:style-name="ce52" table:formula="of:= TRUNC(([.U26]-[.C98])/[.C98]*100; 4)" office:value-type="float" office:value="-3.2197">
            <text:p>-3,2197</text:p>
          </table:table-cell>
          <table:table-cell table:style-name="ce54" table:formula="of:= TRUNC(([.V26]-[.D98])/[.D98]*100; 4)" office:value-type="float" office:value="1.7709">
            <text:p>1,7709</text:p>
          </table:table-cell>
          <table:table-cell table:style-name="ce52" table:formula="of:=[.U26]-[.C98]" office:value-type="float" office:value="1.956">
            <text:p>1,956</text:p>
          </table:table-cell>
          <table:table-cell table:style-name="ce54" table:formula="of:=[.V26]-[.D98]" office:value-type="float" office:value="-0.1283">
            <text:p>-0,1283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62.6683">
            <text:p>-62,6683</text:p>
          </table:table-cell>
          <table:table-cell table:style-name="ce54" office:value-type="float" office:value="-6.9907">
            <text:p>-6,9907</text:p>
          </table:table-cell>
          <table:table-cell table:style-name="ce52" table:formula="of:= TRUNC(([.AD26]-[.C98])/[.C98]*100; 4)" office:value-type="float" office:value="3.1582">
            <text:p>3,1582</text:p>
          </table:table-cell>
          <table:table-cell table:style-name="ce54" table:formula="of:=TRUNC( ([.AE26]-[.D98])/[.D98]*100; 4)" office:value-type="float" office:value="-3.5073">
            <text:p>-3,5073</text:p>
          </table:table-cell>
          <table:table-cell table:style-name="ce52" table:formula="of:= [.AD26]-[.C98]" office:value-type="float" office:value="-1.91860000000001">
            <text:p>-1,9186</text:p>
          </table:table-cell>
          <table:table-cell table:style-name="ce54" table:formula="of:= [.AE26]-[.D98]" office:value-type="float" office:value="0.254099999999999">
            <text:p>0,2541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8.9556">
            <text:p>-58,9556</text:p>
          </table:table-cell>
          <table:table-cell office:value-type="float" office:value="-7.3516">
            <text:p>-7,3516</text:p>
          </table:table-cell>
          <table:table-cell table:style-name="ce63" table:formula="of:= TRUNC(([.AM26]-[.C98])/[.C98]*100; 4)" office:value-type="float" office:value="-2.9532">
            <text:p>-2,9532</text:p>
          </table:table-cell>
          <table:table-cell table:style-name="ce54" table:formula="of:= TRUNC(([.AN26]-[.D98])/[.D98]*100; 4)" office:value-type="float" office:value="1.4741">
            <text:p>1,4741</text:p>
          </table:table-cell>
          <table:table-cell table:style-name="ce52" table:formula="of:=  [.AM26]-[.C98]" office:value-type="float" office:value="1.7941">
            <text:p>1,7941</text:p>
          </table:table-cell>
          <table:table-cell table:style-name="ce54" table:formula="of:=[.AN26]-[.D98]" office:value-type="float" office:value="-0.106800000000001">
            <text:p>-0,1068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8.5193">
            <text:p>-58,5193</text:p>
          </table:table-cell>
          <table:table-cell office:value-type="float" office:value="-7.364">
            <text:p>-7,364</text:p>
          </table:table-cell>
          <table:table-cell table:style-name="ce63" table:formula="of:= TRUNC(([.AV26]-[.C98])/[.C98]*100; 4)" office:value-type="float" office:value="-3.6714">
            <text:p>-3,6714</text:p>
          </table:table-cell>
          <table:table-cell table:style-name="ce66" table:formula="of:= TRUNC(([.AW26]-[.D98])/[.D98]*100; 4)" office:value-type="float" office:value="1.6453">
            <text:p>1,6453</text:p>
          </table:table-cell>
          <table:table-cell table:style-name="ce63" table:formula="of:=[.AV26]-[.C98]" office:value-type="float" office:value="2.2304">
            <text:p>2,2304</text:p>
          </table:table-cell>
          <table:table-cell table:style-name="ce58" table:formula="of:=[.AW26]-[.D98]" office:value-type="float" office:value="-0.1192">
            <text:p>-0,119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62.0352">
            <text:p>-62,0352</text:p>
          </table:table-cell>
          <table:table-cell table:style-name="ce54" office:value-type="float" office:value="-7.1089">
            <text:p>-7,1089</text:p>
          </table:table-cell>
          <table:table-cell table:style-name="ce52" table:formula="of:= TRUNC(([.C27]-[.C99])/[.C99]*100; 4)" office:value-type="float" office:value="4.1087">
            <text:p>4,1087</text:p>
          </table:table-cell>
          <table:table-cell table:style-name="ce54" table:formula="of:= TRUNC(([.D27]-[.D99])/[.D99]*100; 4)" office:value-type="float" office:value="-3.126">
            <text:p>-3,126</text:p>
          </table:table-cell>
          <table:table-cell table:style-name="ce52" table:formula="of:=[.C27]-[.C99]" office:value-type="float" office:value="-2.4483">
            <text:p>-2,4483</text:p>
          </table:table-cell>
          <table:table-cell table:style-name="ce58" table:formula="of:=[.D27]-[.D99]" office:value-type="float" office:value="0.2294">
            <text:p>0,2294</text:p>
          </table:table-cell>
          <table:table-cell table:style-name="ce59"/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57.5522">
            <text:p>-57,5522</text:p>
          </table:table-cell>
          <table:table-cell table:style-name="ce54" office:value-type="float" office:value="-7.4443">
            <text:p>-7,4443</text:p>
          </table:table-cell>
          <table:table-cell table:style-name="ce52" table:formula="of:= TRUNC(([.L27]-[.C99])/[.C99]*100; 4)" office:value-type="float" office:value="-3.4146">
            <text:p>-3,4146</text:p>
          </table:table-cell>
          <table:table-cell table:style-name="ce54" table:formula="of:= TRUNC(([.M27]-[.D99])/[.D99]*100; 4)" office:value-type="float" office:value="1.4444">
            <text:p>1,4444</text:p>
          </table:table-cell>
          <table:table-cell table:style-name="ce52" table:formula="of:=[.L27]-[.C99]" office:value-type="float" office:value="2.0347">
            <text:p>2,0347</text:p>
          </table:table-cell>
          <table:table-cell table:style-name="ce54" table:formula="of:=[.M27]-[.D99]" office:value-type="float" office:value="-0.106">
            <text:p>-0,106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8.889">
            <text:p>-58,889</text:p>
          </table:table-cell>
          <table:table-cell table:style-name="ce54" office:value-type="float" office:value="-7.4557">
            <text:p>-7,4557</text:p>
          </table:table-cell>
          <table:table-cell table:style-name="ce52" table:formula="of:= TRUNC(([.U27]-[.C99])/[.C99]*100; 4)" office:value-type="float" office:value="-1.1712">
            <text:p>-1,1712</text:p>
          </table:table-cell>
          <table:table-cell table:style-name="ce54" table:formula="of:= TRUNC(([.V27]-[.D99])/[.D99]*100; 4)" office:value-type="float" office:value="1.5998">
            <text:p>1,5998</text:p>
          </table:table-cell>
          <table:table-cell table:style-name="ce52" table:formula="of:=[.U27]-[.C99]" office:value-type="float" office:value="0.697899999999997">
            <text:p>0,6979</text:p>
          </table:table-cell>
          <table:table-cell table:style-name="ce54" table:formula="of:=[.V27]-[.D99]" office:value-type="float" office:value="-0.1174">
            <text:p>-0,1174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61.9264">
            <text:p>-61,9264</text:p>
          </table:table-cell>
          <table:table-cell table:style-name="ce54" office:value-type="float" office:value="-7.0986">
            <text:p>-7,0986</text:p>
          </table:table-cell>
          <table:table-cell table:style-name="ce52" table:formula="of:= TRUNC(([.AD27]-[.C99])/[.C99]*100; 4)" office:value-type="float" office:value="3.9261">
            <text:p>3,9261</text:p>
          </table:table-cell>
          <table:table-cell table:style-name="ce54" table:formula="of:=TRUNC( ([.AE27]-[.D99])/[.D99]*100; 4)" office:value-type="float" office:value="-3.2664">
            <text:p>-3,2664</text:p>
          </table:table-cell>
          <table:table-cell table:style-name="ce52" table:formula="of:= [.AD27]-[.C99]" office:value-type="float" office:value="-2.3395">
            <text:p>-2,3395</text:p>
          </table:table-cell>
          <table:table-cell table:style-name="ce54" table:formula="of:= [.AE27]-[.D99]" office:value-type="float" office:value="0.2397">
            <text:p>0,2397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7.2035">
            <text:p>-57,2035</text:p>
          </table:table-cell>
          <table:table-cell office:value-type="float" office:value="-7.4349">
            <text:p>-7,4349</text:p>
          </table:table-cell>
          <table:table-cell table:style-name="ce63" table:formula="of:= TRUNC(([.AM27]-[.C99])/[.C99]*100; 4)" office:value-type="float" office:value="-3.9998">
            <text:p>-3,9998</text:p>
          </table:table-cell>
          <table:table-cell table:style-name="ce54" table:formula="of:= TRUNC(([.AN27]-[.D99])/[.D99]*100; 4)" office:value-type="float" office:value="1.3163">
            <text:p>1,3163</text:p>
          </table:table-cell>
          <table:table-cell table:style-name="ce52" table:formula="of:=  [.AM27]-[.C99]" office:value-type="float" office:value="2.3834">
            <text:p>2,3834</text:p>
          </table:table-cell>
          <table:table-cell table:style-name="ce54" table:formula="of:=[.AN27]-[.D99]" office:value-type="float" office:value="-0.0965999999999996">
            <text:p>-0,0966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6.4863">
            <text:p>-56,4863</text:p>
          </table:table-cell>
          <table:table-cell office:value-type="float" office:value="-7.4453">
            <text:p>-7,4453</text:p>
          </table:table-cell>
          <table:table-cell table:style-name="ce63" table:formula="of:= TRUNC(([.AV27]-[.C99])/[.C99]*100; 4)" office:value-type="float" office:value="-5.2034">
            <text:p>-5,2034</text:p>
          </table:table-cell>
          <table:table-cell table:style-name="ce66" table:formula="of:= TRUNC(([.AW27]-[.D99])/[.D99]*100; 4)" office:value-type="float" office:value="1.4581">
            <text:p>1,4581</text:p>
          </table:table-cell>
          <table:table-cell table:style-name="ce63" table:formula="of:=[.AV27]-[.C99]" office:value-type="float" office:value="3.1006">
            <text:p>3,1006</text:p>
          </table:table-cell>
          <table:table-cell table:style-name="ce58" table:formula="of:=[.AW27]-[.D99]" office:value-type="float" office:value="-0.106999999999999">
            <text:p>-0,10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61.193">
            <text:p>-61,193</text:p>
          </table:table-cell>
          <table:table-cell table:style-name="ce54" office:value-type="float" office:value="-7.2114">
            <text:p>-7,2114</text:p>
          </table:table-cell>
          <table:table-cell table:style-name="ce52" table:formula="of:= TRUNC(([.C28]-[.C100])/[.C100]*100; 4)" office:value-type="float" office:value="5.3857">
            <text:p>5,3857</text:p>
          </table:table-cell>
          <table:table-cell table:style-name="ce54" table:formula="of:= TRUNC(([.D28]-[.D100])/[.D100]*100; 4)" office:value-type="float" office:value="-2.861">
            <text:p>-2,861</text:p>
          </table:table-cell>
          <table:table-cell table:style-name="ce52" table:formula="of:=[.C28]-[.C100]" office:value-type="float" office:value="-3.1273">
            <text:p>-3,1273</text:p>
          </table:table-cell>
          <table:table-cell table:style-name="ce58" table:formula="of:=[.D28]-[.D100]" office:value-type="float" office:value="0.2124">
            <text:p>0,2124</text:p>
          </table:table-cell>
          <table:table-cell table:style-name="ce59"/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55.1448">
            <text:p>-55,1448</text:p>
          </table:table-cell>
          <table:table-cell table:style-name="ce54" office:value-type="float" office:value="-7.5182">
            <text:p>-7,5182</text:p>
          </table:table-cell>
          <table:table-cell table:style-name="ce52" table:formula="of:= TRUNC(([.L28]-[.C100])/[.C100]*100; 4)" office:value-type="float" office:value="-5.0303">
            <text:p>-5,0303</text:p>
          </table:table-cell>
          <table:table-cell table:style-name="ce54" table:formula="of:= TRUNC(([.M28]-[.D100])/[.D100]*100; 4)" office:value-type="float" office:value="1.2715">
            <text:p>1,2715</text:p>
          </table:table-cell>
          <table:table-cell table:style-name="ce52" table:formula="of:=[.L28]-[.C100]" office:value-type="float" office:value="2.9209">
            <text:p>2,9209</text:p>
          </table:table-cell>
          <table:table-cell table:style-name="ce54" table:formula="of:=[.M28]-[.D100]" office:value-type="float" office:value="-0.0944000000000003">
            <text:p>-0,0944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3.9048">
            <text:p>-53,9048</text:p>
          </table:table-cell>
          <table:table-cell table:style-name="ce54" office:value-type="float" office:value="-7.5266">
            <text:p>-7,5266</text:p>
          </table:table-cell>
          <table:table-cell table:style-name="ce52" table:formula="of:= TRUNC(([.U28]-[.C100])/[.C100]*100; 4)" office:value-type="float" office:value="-7.1658">
            <text:p>-7,1658</text:p>
          </table:table-cell>
          <table:table-cell table:style-name="ce54" table:formula="of:= TRUNC(([.V28]-[.D100])/[.D100]*100; 4)" office:value-type="float" office:value="1.3847">
            <text:p>1,3847</text:p>
          </table:table-cell>
          <table:table-cell table:style-name="ce52" table:formula="of:=[.U28]-[.C100]" office:value-type="float" office:value="4.1609">
            <text:p>4,1609</text:p>
          </table:table-cell>
          <table:table-cell table:style-name="ce54" table:formula="of:=[.V28]-[.D100]" office:value-type="float" office:value="-0.1028">
            <text:p>-0,1028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61.0645">
            <text:p>-61,0645</text:p>
          </table:table-cell>
          <table:table-cell table:style-name="ce54" office:value-type="float" office:value="-7.2009">
            <text:p>-7,2009</text:p>
          </table:table-cell>
          <table:table-cell table:style-name="ce52" table:formula="of:= TRUNC(([.AD28]-[.C100])/[.C100]*100; 4)" office:value-type="float" office:value="5.1644">
            <text:p>5,1644</text:p>
          </table:table-cell>
          <table:table-cell table:style-name="ce54" table:formula="of:=TRUNC( ([.AE28]-[.D100])/[.D100]*100; 4)" office:value-type="float" office:value="-3.0025">
            <text:p>-3,0025</text:p>
          </table:table-cell>
          <table:table-cell table:style-name="ce52" table:formula="of:= [.AD28]-[.C100]" office:value-type="float" office:value="-2.9988">
            <text:p>-2,9988</text:p>
          </table:table-cell>
          <table:table-cell table:style-name="ce54" table:formula="of:= [.AE28]-[.D100]" office:value-type="float" office:value="0.2229">
            <text:p>0,2229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4.6066">
            <text:p>-54,6066</text:p>
          </table:table-cell>
          <table:table-cell office:value-type="float" office:value="-7.5071">
            <text:p>-7,5071</text:p>
          </table:table-cell>
          <table:table-cell table:style-name="ce63" table:formula="of:= TRUNC(([.AM28]-[.C100])/[.C100]*100; 4)" office:value-type="float" office:value="-5.9572">
            <text:p>-5,9572</text:p>
          </table:table-cell>
          <table:table-cell table:style-name="ce54" table:formula="of:= TRUNC(([.AN28]-[.D100])/[.D100]*100; 4)" office:value-type="float" office:value="1.122">
            <text:p>1,122</text:p>
          </table:table-cell>
          <table:table-cell table:style-name="ce52" table:formula="of:=  [.AM28]-[.C100]" office:value-type="float" office:value="3.4591">
            <text:p>3,4591</text:p>
          </table:table-cell>
          <table:table-cell table:style-name="ce54" table:formula="of:=[.AN28]-[.D100]" office:value-type="float" office:value="-0.0833000000000004">
            <text:p>-0,0833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3.2198">
            <text:p>-53,2198</text:p>
          </table:table-cell>
          <table:table-cell office:value-type="float" office:value="-7.5142">
            <text:p>-7,5142</text:p>
          </table:table-cell>
          <table:table-cell table:style-name="ce63" table:formula="of:= TRUNC(([.AV28]-[.C100])/[.C100]*100; 4)" office:value-type="float" office:value="-8.3455">
            <text:p>-8,3455</text:p>
          </table:table-cell>
          <table:table-cell table:style-name="ce66" table:formula="of:= TRUNC(([.AW28]-[.D100])/[.D100]*100; 4)" office:value-type="float" office:value="1.2177">
            <text:p>1,2177</text:p>
          </table:table-cell>
          <table:table-cell table:style-name="ce63" table:formula="of:=[.AV28]-[.C100]" office:value-type="float" office:value="4.8459">
            <text:p>4,8459</text:p>
          </table:table-cell>
          <table:table-cell table:style-name="ce58" table:formula="of:=[.AW28]-[.D100]" office:value-type="float" office:value="-0.0903999999999998">
            <text:p>-0,090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60.1883">
            <text:p>-60,1883</text:p>
          </table:table-cell>
          <table:table-cell table:style-name="ce54" office:value-type="float" office:value="-7.3079">
            <text:p>-7,3079</text:p>
          </table:table-cell>
          <table:table-cell table:style-name="ce52" table:formula="of:= TRUNC(([.C29]-[.C101])/[.C101]*100; 4)" office:value-type="float" office:value="7.6476">
            <text:p>7,6476</text:p>
          </table:table-cell>
          <table:table-cell table:style-name="ce54" table:formula="of:= TRUNC(([.D29]-[.D101])/[.D101]*100; 4)" office:value-type="float" office:value="-2.547">
            <text:p>-2,547</text:p>
          </table:table-cell>
          <table:table-cell table:style-name="ce52" table:formula="of:=[.C29]-[.C101]" office:value-type="float" office:value="-4.276">
            <text:p>-4,276</text:p>
          </table:table-cell>
          <table:table-cell table:style-name="ce58" table:formula="of:=[.D29]-[.D101]" office:value-type="float" office:value="0.191">
            <text:p>0,191</text:p>
          </table:table-cell>
          <table:table-cell table:style-name="ce59"/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51.1561">
            <text:p>-51,1561</text:p>
          </table:table-cell>
          <table:table-cell table:style-name="ce54" office:value-type="float" office:value="-7.5767">
            <text:p>-7,5767</text:p>
          </table:table-cell>
          <table:table-cell table:style-name="ce52" table:formula="of:= TRUNC(([.L29]-[.C101])/[.C101]*100; 4)" office:value-type="float" office:value="-8.5065">
            <text:p>-8,5065</text:p>
          </table:table-cell>
          <table:table-cell table:style-name="ce54" table:formula="of:= TRUNC(([.M29]-[.D101])/[.D101]*100; 4)" office:value-type="float" office:value="1.0374">
            <text:p>1,0374</text:p>
          </table:table-cell>
          <table:table-cell table:style-name="ce52" table:formula="of:=[.L29]-[.C101]" office:value-type="float" office:value="4.7562">
            <text:p>4,7562</text:p>
          </table:table-cell>
          <table:table-cell table:style-name="ce54" table:formula="of:=[.M29]-[.D101]" office:value-type="float" office:value="-0.0777999999999999">
            <text:p>-0,0778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48.2282">
            <text:p>-48,2282</text:p>
          </table:table-cell>
          <table:table-cell table:style-name="ce54" office:value-type="float" office:value="-7.5784">
            <text:p>-7,5784</text:p>
          </table:table-cell>
          <table:table-cell table:style-name="ce52" table:formula="of:= TRUNC(([.U29]-[.C101])/[.C101]*100; 4)" office:value-type="float" office:value="-13.7431">
            <text:p>-13,7431</text:p>
          </table:table-cell>
          <table:table-cell table:style-name="ce54" table:formula="of:= TRUNC(([.V29]-[.D101])/[.D101]*100; 4)" office:value-type="float" office:value="1.0601">
            <text:p>1,0601</text:p>
          </table:table-cell>
          <table:table-cell table:style-name="ce52" table:formula="of:=[.U29]-[.C101]" office:value-type="float" office:value="7.6841">
            <text:p>7,6841</text:p>
          </table:table-cell>
          <table:table-cell table:style-name="ce54" table:formula="of:=[.V29]-[.D101]" office:value-type="float" office:value="-0.0795000000000004">
            <text:p>-0,0795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60.0311">
            <text:p>-60,0311</text:p>
          </table:table-cell>
          <table:table-cell table:style-name="ce54" office:value-type="float" office:value="-7.297">
            <text:p>-7,297</text:p>
          </table:table-cell>
          <table:table-cell table:style-name="ce52" table:formula="of:= TRUNC(([.AD29]-[.C101])/[.C101]*100; 4)" office:value-type="float" office:value="7.3665">
            <text:p>7,3665</text:p>
          </table:table-cell>
          <table:table-cell table:style-name="ce54" table:formula="of:=TRUNC( ([.AE29]-[.D101])/[.D101]*100; 4)" office:value-type="float" office:value="-2.6923">
            <text:p>-2,6923</text:p>
          </table:table-cell>
          <table:table-cell table:style-name="ce52" table:formula="of:= [.AD29]-[.C101]" office:value-type="float" office:value="-4.1188">
            <text:p>-4,1188</text:p>
          </table:table-cell>
          <table:table-cell table:style-name="ce54" table:formula="of:= [.AE29]-[.D101]" office:value-type="float" office:value="0.2019">
            <text:p>0,2019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50.1799">
            <text:p>-50,1799</text:p>
          </table:table-cell>
          <table:table-cell office:value-type="float" office:value="-7.5625">
            <text:p>-7,5625</text:p>
          </table:table-cell>
          <table:table-cell table:style-name="ce63" table:formula="of:= TRUNC(([.AM29]-[.C101])/[.C101]*100; 4)" office:value-type="float" office:value="-10.2524">
            <text:p>-10,2524</text:p>
          </table:table-cell>
          <table:table-cell table:style-name="ce54" table:formula="of:= TRUNC(([.AN29]-[.D101])/[.D101]*100; 4)" office:value-type="float" office:value="0.8481">
            <text:p>0,8481</text:p>
          </table:table-cell>
          <table:table-cell table:style-name="ce52" table:formula="of:=  [.AM29]-[.C101]" office:value-type="float" office:value="5.7324">
            <text:p>5,7324</text:p>
          </table:table-cell>
          <table:table-cell table:style-name="ce54" table:formula="of:=[.AN29]-[.D101]" office:value-type="float" office:value="-0.0636000000000001">
            <text:p>-0,0636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46.7211">
            <text:p>-46,7211</text:p>
          </table:table-cell>
          <table:table-cell office:value-type="float" office:value="-7.5618">
            <text:p>-7,5618</text:p>
          </table:table-cell>
          <table:table-cell table:style-name="ce63" table:formula="of:= TRUNC(([.AV29]-[.C101])/[.C101]*100; 4)" office:value-type="float" office:value="-16.4386">
            <text:p>-16,4386</text:p>
          </table:table-cell>
          <table:table-cell table:style-name="ce66" table:formula="of:= TRUNC(([.AW29]-[.D101])/[.D101]*100; 4)" office:value-type="float" office:value="0.8387">
            <text:p>0,8387</text:p>
          </table:table-cell>
          <table:table-cell table:style-name="ce63" table:formula="of:=[.AV29]-[.C101]" office:value-type="float" office:value="9.1912">
            <text:p>9,1912</text:p>
          </table:table-cell>
          <table:table-cell table:style-name="ce58" table:formula="of:=[.AW29]-[.D101]" office:value-type="float" office:value="-0.0629">
            <text:p>-0,062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58.9406">
            <text:p>-58,9406</text:p>
          </table:table-cell>
          <table:table-cell table:style-name="ce54" office:value-type="float" office:value="-7.3874">
            <text:p>-7,3874</text:p>
          </table:table-cell>
          <table:table-cell table:style-name="ce52" table:formula="of:= TRUNC(([.C30]-[.C102])/[.C102]*100; 4)" office:value-type="float" office:value="12.2898">
            <text:p>12,2898</text:p>
          </table:table-cell>
          <table:table-cell table:style-name="ce54" table:formula="of:= TRUNC(([.D30]-[.D102])/[.D102]*100; 4)" office:value-type="float" office:value="-2.2688">
            <text:p>-2,2688</text:p>
          </table:table-cell>
          <table:table-cell table:style-name="ce52" table:formula="of:=[.C30]-[.C102]" office:value-type="float" office:value="-6.4509">
            <text:p>-6,4509</text:p>
          </table:table-cell>
          <table:table-cell table:style-name="ce58" table:formula="of:=[.D30]-[.D102]" office:value-type="float" office:value="0.1715">
            <text:p>0,1715</text:p>
          </table:table-cell>
          <table:table-cell table:style-name="ce59"/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43.0147">
            <text:p>-43,0147</text:p>
          </table:table-cell>
          <table:table-cell table:style-name="ce54" office:value-type="float" office:value="-7.6068">
            <text:p>-7,6068</text:p>
          </table:table-cell>
          <table:table-cell table:style-name="ce52" table:formula="of:= TRUNC(([.L30]-[.C102])/[.C102]*100; 4)" office:value-type="float" office:value="-18.0511">
            <text:p>-18,0511</text:p>
          </table:table-cell>
          <table:table-cell table:style-name="ce54" table:formula="of:= TRUNC(([.M30]-[.D102])/[.D102]*100; 4)" office:value-type="float" office:value="0.6336">
            <text:p>0,6336</text:p>
          </table:table-cell>
          <table:table-cell table:style-name="ce52" table:formula="of:=[.L30]-[.C102]" office:value-type="float" office:value="9.475">
            <text:p>9,475</text:p>
          </table:table-cell>
          <table:table-cell table:style-name="ce54" table:formula="of:=[.M30]-[.D102]" office:value-type="float" office:value="-0.0478999999999994">
            <text:p>-0,047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32.4623">
            <text:p>-32,4623</text:p>
          </table:table-cell>
          <table:table-cell table:style-name="ce54" office:value-type="float" office:value="-7.5863">
            <text:p>-7,5863</text:p>
          </table:table-cell>
          <table:table-cell table:style-name="ce52" table:formula="of:= TRUNC(([.U30]-[.C102])/[.C102]*100; 4)" office:value-type="float" office:value="-38.1549">
            <text:p>-38,1549</text:p>
          </table:table-cell>
          <table:table-cell table:style-name="ce54" table:formula="of:= TRUNC(([.V30]-[.D102])/[.D102]*100; 4)" office:value-type="float" office:value="0.3624">
            <text:p>0,3624</text:p>
          </table:table-cell>
          <table:table-cell table:style-name="ce52" table:formula="of:=[.U30]-[.C102]" office:value-type="float" office:value="20.0274">
            <text:p>20,0274</text:p>
          </table:table-cell>
          <table:table-cell table:style-name="ce54" table:formula="of:=[.V30]-[.D102]" office:value-type="float" office:value="-0.0273999999999992">
            <text:p>-0,0274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58.7403">
            <text:p>-58,7403</text:p>
          </table:table-cell>
          <table:table-cell table:style-name="ce54" office:value-type="float" office:value="-7.386">
            <text:p>-7,386</text:p>
          </table:table-cell>
          <table:table-cell table:style-name="ce52" table:formula="of:= TRUNC(([.AD30]-[.C102])/[.C102]*100; 4)" office:value-type="float" office:value="11.9082">
            <text:p>11,9082</text:p>
          </table:table-cell>
          <table:table-cell table:style-name="ce54" table:formula="of:=TRUNC( ([.AE30]-[.D102])/[.D102]*100; 4)" office:value-type="float" office:value="-2.2873">
            <text:p>-2,2873</text:p>
          </table:table-cell>
          <table:table-cell table:style-name="ce52" table:formula="of:= [.AD30]-[.C102]" office:value-type="float" office:value="-6.2506">
            <text:p>-6,2506</text:p>
          </table:table-cell>
          <table:table-cell table:style-name="ce54" table:formula="of:= [.AE30]-[.D102]" office:value-type="float" office:value="0.1729">
            <text:p>0,172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40.6953">
            <text:p>-40,6953</text:p>
          </table:table-cell>
          <table:table-cell office:value-type="float" office:value="-7.5854">
            <text:p>-7,5854</text:p>
          </table:table-cell>
          <table:table-cell table:style-name="ce63" table:formula="of:= TRUNC(([.AM30]-[.C102])/[.C102]*100; 4)" office:value-type="float" office:value="-22.4699">
            <text:p>-22,4699</text:p>
          </table:table-cell>
          <table:table-cell table:style-name="ce54" table:formula="of:= TRUNC(([.AN30]-[.D102])/[.D102]*100; 4)" office:value-type="float" office:value="0.3505">
            <text:p>0,3505</text:p>
          </table:table-cell>
          <table:table-cell table:style-name="ce52" table:formula="of:=  [.AM30]-[.C102]" office:value-type="float" office:value="11.7944">
            <text:p>11,7944</text:p>
          </table:table-cell>
          <table:table-cell table:style-name="ce54" table:formula="of:=[.AN30]-[.D102]" office:value-type="float" office:value="-0.0264999999999995">
            <text:p>-0,0265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26.759">
            <text:p>-26,759</text:p>
          </table:table-cell>
          <table:table-cell office:value-type="float" office:value="-7.5561">
            <text:p>-7,5561</text:p>
          </table:table-cell>
          <table:table-cell table:style-name="ce63" table:formula="of:= TRUNC(([.AV30]-[.C102])/[.C102]*100; 4)" office:value-type="float" office:value="-49.0204">
            <text:p>-49,0204</text:p>
          </table:table-cell>
          <table:table-cell table:style-name="ce66" table:formula="of:= TRUNC(([.AW30]-[.D102])/[.D102]*100; 4)" office:value-type="float" office:value="-0.037">
            <text:p>-0,037</text:p>
          </table:table-cell>
          <table:table-cell table:style-name="ce63" table:formula="of:=[.AV30]-[.C102]" office:value-type="float" office:value="25.7307">
            <text:p>25,7307</text:p>
          </table:table-cell>
          <table:table-cell table:style-name="ce58" table:formula="of:=[.AW30]-[.D102]" office:value-type="float" office:value="0.00280000000000058">
            <text:p>0,002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57.3091">
            <text:p>-57,3091</text:p>
          </table:table-cell>
          <table:table-cell table:style-name="ce54" office:value-type="float" office:value="-7.4787">
            <text:p>-7,4787</text:p>
          </table:table-cell>
          <table:table-cell table:style-name="ce52" table:formula="of:= TRUNC(([.C31]-[.C103])/[.C103]*100; 4)" office:value-type="float" office:value="14.6948">
            <text:p>14,6948</text:p>
          </table:table-cell>
          <table:table-cell table:style-name="ce54" table:formula="of:= TRUNC(([.D31]-[.D103])/[.D103]*100; 4)" office:value-type="float" office:value="-1.4871">
            <text:p>-1,4871</text:p>
          </table:table-cell>
          <table:table-cell table:style-name="ce52" table:formula="of:=[.C31]-[.C103]" office:value-type="float" office:value="-7.3425">
            <text:p>-7,3425</text:p>
          </table:table-cell>
          <table:table-cell table:style-name="ce58" table:formula="of:=[.D31]-[.D103]" office:value-type="float" office:value="0.1129">
            <text:p>0,1129</text:p>
          </table:table-cell>
          <table:table-cell table:style-name="ce59"/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18.6753">
            <text:p>-18,6753</text:p>
          </table:table-cell>
          <table:table-cell table:style-name="ce54" office:value-type="float" office:value="-7.5616">
            <text:p>-7,5616</text:p>
          </table:table-cell>
          <table:table-cell table:style-name="ce52" table:formula="of:= TRUNC(([.L31]-[.C103])/[.C103]*100; 4)" office:value-type="float" office:value="-62.6244">
            <text:p>-62,6244</text:p>
          </table:table-cell>
          <table:table-cell table:style-name="ce54" table:formula="of:= TRUNC(([.M31]-[.D103])/[.D103]*100; 4)" office:value-type="float" office:value="-0.3951">
            <text:p>-0,3951</text:p>
          </table:table-cell>
          <table:table-cell table:style-name="ce52" table:formula="of:=[.L31]-[.C103]" office:value-type="float" office:value="31.2913">
            <text:p>31,2913</text:p>
          </table:table-cell>
          <table:table-cell table:style-name="ce54" table:formula="of:=[.M31]-[.D103]" office:value-type="float" office:value="0.0299999999999994">
            <text:p>0,03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66.6709">
            <text:p>-66,6709</text:p>
          </table:table-cell>
          <table:table-cell table:style-name="ce54" office:value-type="float" office:value="0.5856">
            <text:p>0,5856</text:p>
          </table:table-cell>
          <table:table-cell table:style-name="ce52" table:formula="of:= TRUNC(([.U31]-[.C103])/[.C103]*100; 4)" office:value-type="float" office:value="33.4309">
            <text:p>33,4309</text:p>
          </table:table-cell>
          <table:table-cell table:style-name="ce54" table:formula="of:= TRUNC(([.V31]-[.D103])/[.D103]*100; 4)" office:value-type="float" office:value="-107.7137">
            <text:p>-107,7137</text:p>
          </table:table-cell>
          <table:table-cell table:style-name="ce52" table:formula="of:=[.U31]-[.C103]" office:value-type="float" office:value="-16.7043">
            <text:p>-16,7043</text:p>
          </table:table-cell>
          <table:table-cell table:style-name="ce54" table:formula="of:=[.V31]-[.D103]" office:value-type="float" office:value="8.1772">
            <text:p>8,1772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57.0388">
            <text:p>-57,0388</text:p>
          </table:table-cell>
          <table:table-cell table:style-name="ce54" office:value-type="float" office:value="-7.4665">
            <text:p>-7,4665</text:p>
          </table:table-cell>
          <table:table-cell table:style-name="ce52" table:formula="of:= TRUNC(([.AD31]-[.C103])/[.C103]*100; 4)" office:value-type="float" office:value="14.1538">
            <text:p>14,1538</text:p>
          </table:table-cell>
          <table:table-cell table:style-name="ce54" table:formula="of:=TRUNC( ([.AE31]-[.D103])/[.D103]*100; 4)" office:value-type="float" office:value="-1.6478">
            <text:p>-1,6478</text:p>
          </table:table-cell>
          <table:table-cell table:style-name="ce52" table:formula="of:= [.AD31]-[.C103]" office:value-type="float" office:value="-7.0722">
            <text:p>-7,0722</text:p>
          </table:table-cell>
          <table:table-cell table:style-name="ce54" table:formula="of:= [.AE31]-[.D103]" office:value-type="float" office:value="0.1251">
            <text:p>0,1251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9.4024">
            <text:p>-9,4024</text:p>
          </table:table-cell>
          <table:table-cell office:value-type="float" office:value="-7.5137">
            <text:p>-7,5137</text:p>
          </table:table-cell>
          <table:table-cell table:style-name="ce63" table:formula="of:= TRUNC(([.AM31]-[.C103])/[.C103]*100; 4)" office:value-type="float" office:value="-81.1826">
            <text:p>-81,1826</text:p>
          </table:table-cell>
          <table:table-cell table:style-name="ce54" table:formula="of:= TRUNC(([.AN31]-[.D103])/[.D103]*100; 4)" office:value-type="float" office:value="-1.0261">
            <text:p>-1,0261</text:p>
          </table:table-cell>
          <table:table-cell table:style-name="ce52" table:formula="of:=  [.AM31]-[.C103]" office:value-type="float" office:value="40.5642">
            <text:p>40,5642</text:p>
          </table:table-cell>
          <table:table-cell table:style-name="ce54" table:formula="of:=[.AN31]-[.D103]" office:value-type="float" office:value="0.0778999999999996">
            <text:p>0,0779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68.1813">
            <text:p>-68,1813</text:p>
          </table:table-cell>
          <table:table-cell office:value-type="float" office:value="0.477">
            <text:p>0,477</text:p>
          </table:table-cell>
          <table:table-cell table:style-name="ce63" table:formula="of:= TRUNC(([.AV31]-[.C103])/[.C103]*100; 4)" office:value-type="float" office:value="36.4537">
            <text:p>36,4537</text:p>
          </table:table-cell>
          <table:table-cell table:style-name="ce66" table:formula="of:= TRUNC(([.AW31]-[.D103])/[.D103]*100; 4)" office:value-type="float" office:value="-106.2832">
            <text:p>-106,2832</text:p>
          </table:table-cell>
          <table:table-cell table:style-name="ce63" table:formula="of:=[.AV31]-[.C103]" office:value-type="float" office:value="-18.2147">
            <text:p>-18,2147</text:p>
          </table:table-cell>
          <table:table-cell table:style-name="ce58" table:formula="of:=[.AW31]-[.D103]" office:value-type="float" office:value="8.0686">
            <text:p>8,068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-55.0239">
            <text:p>-55,0239</text:p>
          </table:table-cell>
          <table:table-cell table:style-name="ce54" office:value-type="float" office:value="-7.5492">
            <text:p>-7,5492</text:p>
          </table:table-cell>
          <table:table-cell table:style-name="ce52" table:formula="of:= TRUNC(([.C32]-[.C104])/[.C104]*100; 4)" office:value-type="float" office:value="90.5385">
            <text:p>90,5385</text:p>
          </table:table-cell>
          <table:table-cell table:style-name="ce54" table:formula="of:= TRUNC(([.D32]-[.D104])/[.D104]*100; 4)" office:value-type="float" office:value="-0.0807">
            <text:p>-0,0807</text:p>
          </table:table-cell>
          <table:table-cell table:style-name="ce52" table:formula="of:=[.C32]-[.C104]" office:value-type="float" office:value="-26.1458">
            <text:p>-26,1458</text:p>
          </table:table-cell>
          <table:table-cell table:style-name="ce58" table:formula="of:=[.D32]-[.D104]" office:value-type="float" office:value="0.00609999999999999">
            <text:p>0,0061</text:p>
          </table:table-cell>
          <table:table-cell table:style-name="ce59"/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-68.487">
            <text:p>-68,487</text:p>
          </table:table-cell>
          <table:table-cell table:style-name="ce54" office:value-type="float" office:value="0.7993">
            <text:p>0,7993</text:p>
          </table:table-cell>
          <table:table-cell table:style-name="ce52" table:formula="of:= TRUNC(([.L32]-[.C104])/[.C104]*100; 4)" office:value-type="float" office:value="137.1589">
            <text:p>137,1589</text:p>
          </table:table-cell>
          <table:table-cell table:style-name="ce54" table:formula="of:= TRUNC(([.M32]-[.D104])/[.D104]*100; 4)" office:value-type="float" office:value="-110.5793">
            <text:p>-110,5793</text:p>
          </table:table-cell>
          <table:table-cell table:style-name="ce52" table:formula="of:=[.L32]-[.C104]" office:value-type="float" office:value="-39.6089">
            <text:p>-39,6089</text:p>
          </table:table-cell>
          <table:table-cell table:style-name="ce54" table:formula="of:=[.M32]-[.D104]" office:value-type="float" office:value="8.3546">
            <text:p>8,3546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71.7448">
            <text:p>-71,7448</text:p>
          </table:table-cell>
          <table:table-cell table:style-name="ce54" office:value-type="float" office:value="0.2959">
            <text:p>0,2959</text:p>
          </table:table-cell>
          <table:table-cell table:style-name="ce52" table:formula="of:= TRUNC(([.U32]-[.C104])/[.C104]*100; 4)" office:value-type="float" office:value="148.4401">
            <text:p>148,4401</text:p>
          </table:table-cell>
          <table:table-cell table:style-name="ce54" table:formula="of:= TRUNC(([.V32]-[.D104])/[.D104]*100; 4)" office:value-type="float" office:value="-103.9164">
            <text:p>-103,9164</text:p>
          </table:table-cell>
          <table:table-cell table:style-name="ce52" table:formula="of:=[.U32]-[.C104]" office:value-type="float" office:value="-42.8667">
            <text:p>-42,8667</text:p>
          </table:table-cell>
          <table:table-cell table:style-name="ce54" table:formula="of:=[.V32]-[.D104]" office:value-type="float" office:value="7.8512">
            <text:p>7,8512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54.6293">
            <text:p>-54,6293</text:p>
          </table:table-cell>
          <table:table-cell table:style-name="ce54" office:value-type="float" office:value="-7.5357">
            <text:p>-7,5357</text:p>
          </table:table-cell>
          <table:table-cell table:style-name="ce52" table:formula="of:= TRUNC(([.AD32]-[.C104])/[.C104]*100; 4)" office:value-type="float" office:value="89.172">
            <text:p>89,172</text:p>
          </table:table-cell>
          <table:table-cell table:style-name="ce54" table:formula="of:=TRUNC( ([.AE32]-[.D104])/[.D104]*100; 4)" office:value-type="float" office:value="-0.2594">
            <text:p>-0,2594</text:p>
          </table:table-cell>
          <table:table-cell table:style-name="ce52" table:formula="of:= [.AD32]-[.C104]" office:value-type="float" office:value="-25.7512">
            <text:p>-25,7512</text:p>
          </table:table-cell>
          <table:table-cell table:style-name="ce54" table:formula="of:= [.AE32]-[.D104]" office:value-type="float" office:value="0.0195999999999996">
            <text:p>0,0196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71.0306">
            <text:p>-71,0306</text:p>
          </table:table-cell>
          <table:table-cell office:value-type="float" office:value="0.3662">
            <text:p>0,3662</text:p>
          </table:table-cell>
          <table:table-cell table:style-name="ce63" table:formula="of:= TRUNC(([.AM32]-[.C104])/[.C104]*100; 4)" office:value-type="float" office:value="145.967">
            <text:p>145,967</text:p>
          </table:table-cell>
          <table:table-cell table:style-name="ce54" table:formula="of:= TRUNC(([.AN32]-[.D104])/[.D104]*100; 4)" office:value-type="float" office:value="-104.8469">
            <text:p>-104,8469</text:p>
          </table:table-cell>
          <table:table-cell table:style-name="ce52" table:formula="of:=  [.AM32]-[.C104]" office:value-type="float" office:value="-42.1525">
            <text:p>-42,1525</text:p>
          </table:table-cell>
          <table:table-cell table:style-name="ce54" table:formula="of:=[.AN32]-[.D104]" office:value-type="float" office:value="7.9215">
            <text:p>7,9215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72.4647">
            <text:p>-72,4647</text:p>
          </table:table-cell>
          <table:table-cell office:value-type="float" office:value="0.1853">
            <text:p>0,1853</text:p>
          </table:table-cell>
          <table:table-cell table:style-name="ce63" table:formula="of:= TRUNC(([.AV32]-[.C104])/[.C104]*100; 4)" office:value-type="float" office:value="150.933">
            <text:p>150,933</text:p>
          </table:table-cell>
          <table:table-cell table:style-name="ce66" table:formula="of:= TRUNC(([.AW32]-[.D104])/[.D104]*100; 4)" office:value-type="float" office:value="-102.4525">
            <text:p>-102,4525</text:p>
          </table:table-cell>
          <table:table-cell table:style-name="ce63" table:formula="of:=[.AV32]-[.C104]" office:value-type="float" office:value="-43.5866">
            <text:p>-43,5866</text:p>
          </table:table-cell>
          <table:table-cell table:style-name="ce58" table:formula="of:=[.AW32]-[.D104]" office:value-type="float" office:value="7.7406">
            <text:p>7,740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51.509">
            <text:p>-51,509</text:p>
          </table:table-cell>
          <table:table-cell table:style-name="ce54" office:value-type="float" office:value="-7.6042">
            <text:p>-7,6042</text:p>
          </table:table-cell>
          <table:table-cell table:style-name="ce52" table:formula="of:= TRUNC(([.C33]-[.C105])/[.C105]*100; 4)" office:value-type="float" office:value="-20.7553">
            <text:p>-20,7553</text:p>
          </table:table-cell>
          <table:table-cell table:style-name="ce54" table:formula="of:= TRUNC(([.D33]-[.D105])/[.D105]*100; 4)" office:value-type="float" office:value="-1011.0099">
            <text:p>-1011,0099</text:p>
          </table:table-cell>
          <table:table-cell table:style-name="ce52" table:formula="of:=[.C33]-[.C105]" office:value-type="float" office:value="13.491">
            <text:p>13,491</text:p>
          </table:table-cell>
          <table:table-cell table:style-name="ce58" table:formula="of:=[.D33]-[.D105]" office:value-type="float" office:value="-8.4389">
            <text:p>-8,4389</text:p>
          </table:table-cell>
          <table:table-cell table:style-name="ce59"/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73.2239">
            <text:p>-73,2239</text:p>
          </table:table-cell>
          <table:table-cell table:style-name="ce54" office:value-type="float" office:value="0.4959">
            <text:p>0,4959</text:p>
          </table:table-cell>
          <table:table-cell table:style-name="ce52" table:formula="of:= TRUNC(([.L33]-[.C105])/[.C105]*100; 4)" office:value-type="float" office:value="12.6521">
            <text:p>12,6521</text:p>
          </table:table-cell>
          <table:table-cell table:style-name="ce54" table:formula="of:= TRUNC(([.M33]-[.D105])/[.D105]*100; 4)" office:value-type="float" office:value="-40.5894">
            <text:p>-40,5894</text:p>
          </table:table-cell>
          <table:table-cell table:style-name="ce52" table:formula="of:=[.L33]-[.C105]" office:value-type="float" office:value="-8.2239">
            <text:p>-8,2239</text:p>
          </table:table-cell>
          <table:table-cell table:style-name="ce54" table:formula="of:=[.M33]-[.D105]" office:value-type="float" office:value="-0.3388">
            <text:p>-0,3388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9793">
            <text:p>-73,9793</text:p>
          </table:table-cell>
          <table:table-cell table:style-name="ce54" office:value-type="float" office:value="-0.0009">
            <text:p>-0,0009</text:p>
          </table:table-cell>
          <table:table-cell table:style-name="ce52" table:formula="of:= TRUNC(([.U33]-[.C105])/[.C105]*100; 4)" office:value-type="float" office:value="13.8143">
            <text:p>13,8143</text:p>
          </table:table-cell>
          <table:table-cell table:style-name="ce54" table:formula="of:= TRUNC(([.V33]-[.D105])/[.D105]*100; 4)" office:value-type="float" office:value="-100.1078">
            <text:p>-100,1078</text:p>
          </table:table-cell>
          <table:table-cell table:style-name="ce52" table:formula="of:=[.U33]-[.C105]" office:value-type="float" office:value="-8.9793">
            <text:p>-8,9793</text:p>
          </table:table-cell>
          <table:table-cell table:style-name="ce54" table:formula="of:=[.V33]-[.D105]" office:value-type="float" office:value="-0.8356">
            <text:p>-0,8356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50.8656">
            <text:p>-50,8656</text:p>
          </table:table-cell>
          <table:table-cell table:style-name="ce54" office:value-type="float" office:value="-7.5884">
            <text:p>-7,5884</text:p>
          </table:table-cell>
          <table:table-cell table:style-name="ce52" table:formula="of:= TRUNC(([.AD33]-[.C105])/[.C105]*100; 4)" office:value-type="float" office:value="-21.7452">
            <text:p>-21,7452</text:p>
          </table:table-cell>
          <table:table-cell table:style-name="ce54" table:formula="of:=TRUNC( ([.AE33]-[.D105])/[.D105]*100; 4)" office:value-type="float" office:value="-1009.117">
            <text:p>-1009,117</text:p>
          </table:table-cell>
          <table:table-cell table:style-name="ce52" table:formula="of:= [.AD33]-[.C105]" office:value-type="float" office:value="14.1344">
            <text:p>14,1344</text:p>
          </table:table-cell>
          <table:table-cell table:style-name="ce54" table:formula="of:= [.AE33]-[.D105]" office:value-type="float" office:value="-8.4231">
            <text:p>-8,4231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9604">
            <text:p>-73,9604</text:p>
          </table:table-cell>
          <table:table-cell office:value-type="float" office:value="0.0666">
            <text:p>0,0666</text:p>
          </table:table-cell>
          <table:table-cell table:style-name="ce63" table:formula="of:= TRUNC(([.AM33]-[.C105])/[.C105]*100; 4)" office:value-type="float" office:value="13.7852">
            <text:p>13,7852</text:p>
          </table:table-cell>
          <table:table-cell table:style-name="ce54" table:formula="of:= TRUNC(([.AN33]-[.D105])/[.D105]*100; 4)" office:value-type="float" office:value="-92.021">
            <text:p>-92,021</text:p>
          </table:table-cell>
          <table:table-cell table:style-name="ce52" table:formula="of:=  [.AM33]-[.C105]" office:value-type="float" office:value="-8.96040000000001">
            <text:p>-8,9604</text:p>
          </table:table-cell>
          <table:table-cell table:style-name="ce54" table:formula="of:=[.AN33]-[.D105]" office:value-type="float" office:value="-0.7681">
            <text:p>-0,7681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4.1551">
            <text:p>-74,1551</text:p>
          </table:table-cell>
          <table:table-cell office:value-type="float" office:value="-0.1108">
            <text:p>-0,1108</text:p>
          </table:table-cell>
          <table:table-cell table:style-name="ce63" table:formula="of:= TRUNC(([.AV33]-[.C105])/[.C105]*100; 4)" office:value-type="float" office:value="14.0847">
            <text:p>14,0847</text:p>
          </table:table-cell>
          <table:table-cell table:style-name="ce66" table:formula="of:= TRUNC(([.AW33]-[.D105])/[.D105]*100; 4)" office:value-type="float" office:value="-113.2742">
            <text:p>-113,2742</text:p>
          </table:table-cell>
          <table:table-cell table:style-name="ce63" table:formula="of:=[.AV33]-[.C105]" office:value-type="float" office:value="-9.1551">
            <text:p>-9,1551</text:p>
          </table:table-cell>
          <table:table-cell table:style-name="ce58" table:formula="of:=[.AW33]-[.D105]" office:value-type="float" office:value="-0.9455">
            <text:p>-0,945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45.3401">
            <text:p>-45,3401</text:p>
          </table:table-cell>
          <table:table-cell table:style-name="ce54" office:value-type="float" office:value="-7.6334">
            <text:p>-7,6334</text:p>
          </table:table-cell>
          <table:table-cell table:style-name="ce52" table:formula="of:= TRUNC(([.C34]-[.C106])/[.C106]*100; 4)" office:value-type="float" office:value="-36.3731">
            <text:p>-36,3731</text:p>
          </table:table-cell>
          <table:table-cell table:style-name="ce54" table:formula="of:= TRUNC(([.D34]-[.D106])/[.D106]*100; 4)" office:value-type="float" office:value="-1532.1575">
            <text:p>-1532,1575</text:p>
          </table:table-cell>
          <table:table-cell table:style-name="ce52" table:formula="of:=[.C34]-[.C106]" office:value-type="float" office:value="25.9193">
            <text:p>25,9193</text:p>
          </table:table-cell>
          <table:table-cell table:style-name="ce58" table:formula="of:=[.D34]-[.D106]" office:value-type="float" office:value="-8.1664">
            <text:p>-8,1664</text:p>
          </table:table-cell>
          <table:table-cell table:style-name="ce59"/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74.8371">
            <text:p>-74,8371</text:p>
          </table:table-cell>
          <table:table-cell table:style-name="ce54" office:value-type="float" office:value="0.1893">
            <text:p>0,1893</text:p>
          </table:table-cell>
          <table:table-cell table:style-name="ce52" table:formula="of:= TRUNC(([.L34]-[.C106])/[.C106]*100; 4)" office:value-type="float" office:value="5.0206">
            <text:p>5,0206</text:p>
          </table:table-cell>
          <table:table-cell table:style-name="ce54" table:formula="of:= TRUNC(([.M34]-[.D106])/[.D106]*100; 4)" office:value-type="float" office:value="-64.484">
            <text:p>-64,484</text:p>
          </table:table-cell>
          <table:table-cell table:style-name="ce52" table:formula="of:=[.L34]-[.C106]" office:value-type="float" office:value="-3.57770000000001">
            <text:p>-3,5777</text:p>
          </table:table-cell>
          <table:table-cell table:style-name="ce54" table:formula="of:=[.M34]-[.D106]" office:value-type="float" office:value="-0.3437">
            <text:p>-0,3437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5952">
            <text:p>-74,5952</text:p>
          </table:table-cell>
          <table:table-cell table:style-name="ce54" office:value-type="float" office:value="-0.2962">
            <text:p>-0,2962</text:p>
          </table:table-cell>
          <table:table-cell table:style-name="ce52" table:formula="of:= TRUNC(([.U34]-[.C106])/[.C106]*100; 4)" office:value-type="float" office:value="4.6812">
            <text:p>4,6812</text:p>
          </table:table-cell>
          <table:table-cell table:style-name="ce54" table:formula="of:= TRUNC(([.V34]-[.D106])/[.D106]*100; 4)" office:value-type="float" office:value="-155.5722">
            <text:p>-155,5722</text:p>
          </table:table-cell>
          <table:table-cell table:style-name="ce52" table:formula="of:=[.U34]-[.C106]" office:value-type="float" office:value="-3.33580000000001">
            <text:p>-3,3358</text:p>
          </table:table-cell>
          <table:table-cell table:style-name="ce54" table:formula="of:=[.V34]-[.D106]" office:value-type="float" office:value="-0.8292">
            <text:p>-0,8292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44.1129">
            <text:p>-44,1129</text:p>
          </table:table-cell>
          <table:table-cell table:style-name="ce54" office:value-type="float" office:value="-7.6131">
            <text:p>-7,6131</text:p>
          </table:table-cell>
          <table:table-cell table:style-name="ce52" table:formula="of:= TRUNC(([.AD34]-[.C106])/[.C106]*100; 4)" office:value-type="float" office:value="-38.0953">
            <text:p>-38,0953</text:p>
          </table:table-cell>
          <table:table-cell table:style-name="ce54" table:formula="of:=TRUNC( ([.AE34]-[.D106])/[.D106]*100; 4)" office:value-type="float" office:value="-1528.3489">
            <text:p>-1528,3489</text:p>
          </table:table-cell>
          <table:table-cell table:style-name="ce52" table:formula="of:= [.AD34]-[.C106]" office:value-type="float" office:value="27.1465">
            <text:p>27,1465</text:p>
          </table:table-cell>
          <table:table-cell table:style-name="ce54" table:formula="of:= [.AE34]-[.D106]" office:value-type="float" office:value="-8.1461">
            <text:p>-8,1461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6993">
            <text:p>-74,6993</text:p>
          </table:table-cell>
          <table:table-cell office:value-type="float" office:value="-0.2315">
            <text:p>-0,2315</text:p>
          </table:table-cell>
          <table:table-cell table:style-name="ce63" table:formula="of:= TRUNC(([.AM34]-[.C106])/[.C106]*100; 4)" office:value-type="float" office:value="4.8272">
            <text:p>4,8272</text:p>
          </table:table-cell>
          <table:table-cell table:style-name="ce54" table:formula="of:= TRUNC(([.AN34]-[.D106])/[.D106]*100; 4)" office:value-type="float" office:value="-143.4333">
            <text:p>-143,4333</text:p>
          </table:table-cell>
          <table:table-cell table:style-name="ce52" table:formula="of:=  [.AM34]-[.C106]" office:value-type="float" office:value="-3.43989999999999">
            <text:p>-3,4399</text:p>
          </table:table-cell>
          <table:table-cell table:style-name="ce54" table:formula="of:=[.AN34]-[.D106]" office:value-type="float" office:value="-0.7645">
            <text:p>-0,7645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5536">
            <text:p>-74,5536</text:p>
          </table:table-cell>
          <table:table-cell office:value-type="float" office:value="-0.4042">
            <text:p>-0,4042</text:p>
          </table:table-cell>
          <table:table-cell table:style-name="ce63" table:formula="of:= TRUNC(([.AV34]-[.C106])/[.C106]*100; 4)" office:value-type="float" office:value="4.6228">
            <text:p>4,6228</text:p>
          </table:table-cell>
          <table:table-cell table:style-name="ce66" table:formula="of:= TRUNC(([.AW34]-[.D106])/[.D106]*100; 4)" office:value-type="float" office:value="-175.8348">
            <text:p>-175,8348</text:p>
          </table:table-cell>
          <table:table-cell table:style-name="ce63" table:formula="of:=[.AV34]-[.C106]" office:value-type="float" office:value="-3.2942">
            <text:p>-3,2942</text:p>
          </table:table-cell>
          <table:table-cell table:style-name="ce58" table:formula="of:=[.AW34]-[.D106]" office:value-type="float" office:value="-0.9372">
            <text:p>-0,937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32.1915">
            <text:p>-32,1915</text:p>
          </table:table-cell>
          <table:table-cell table:style-name="ce54" office:value-type="float" office:value="-7.6096">
            <text:p>-7,6096</text:p>
          </table:table-cell>
          <table:table-cell table:style-name="ce52" table:formula="of:= TRUNC(([.C35]-[.C107])/[.C107]*100; 4)" office:value-type="float" office:value="-56.6466">
            <text:p>-56,6466</text:p>
          </table:table-cell>
          <table:table-cell table:style-name="ce54" table:formula="of:= TRUNC(([.D35]-[.D107])/[.D107]*100; 4)" office:value-type="float" office:value="-3477.541">
            <text:p>-3477,541</text:p>
          </table:table-cell>
          <table:table-cell table:style-name="ce52" table:formula="of:=[.C35]-[.C107]" office:value-type="float" office:value="42.0622">
            <text:p>42,0622</text:p>
          </table:table-cell>
          <table:table-cell table:style-name="ce58" table:formula="of:=[.D35]-[.D107]" office:value-type="float" office:value="-7.8349">
            <text:p>-7,8349</text:p>
          </table:table-cell>
          <table:table-cell table:style-name="ce59"/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75.053">
            <text:p>-75,053</text:p>
          </table:table-cell>
          <table:table-cell table:style-name="ce54" office:value-type="float" office:value="-0.1128">
            <text:p>-0,1128</text:p>
          </table:table-cell>
          <table:table-cell table:style-name="ce52" table:formula="of:= TRUNC(([.L35]-[.C107])/[.C107]*100; 4)" office:value-type="float" office:value="1.0764">
            <text:p>1,0764</text:p>
          </table:table-cell>
          <table:table-cell table:style-name="ce54" table:formula="of:= TRUNC(([.M35]-[.D107])/[.D107]*100; 4)" office:value-type="float" office:value="-150.0665">
            <text:p>-150,0665</text:p>
          </table:table-cell>
          <table:table-cell table:style-name="ce52" table:formula="of:=[.L35]-[.C107]" office:value-type="float" office:value="-0.799300000000002">
            <text:p>-0,7993</text:p>
          </table:table-cell>
          <table:table-cell table:style-name="ce54" table:formula="of:=[.M35]-[.D107]" office:value-type="float" office:value="-0.3381">
            <text:p>-0,3381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5986">
            <text:p>-74,5986</text:p>
          </table:table-cell>
          <table:table-cell table:style-name="ce54" office:value-type="float" office:value="-0.5865">
            <text:p>-0,5865</text:p>
          </table:table-cell>
          <table:table-cell table:style-name="ce52" table:formula="of:= TRUNC(([.U35]-[.C107])/[.C107]*100; 4)" office:value-type="float" office:value="0.4644">
            <text:p>0,4644</text:p>
          </table:table-cell>
          <table:table-cell table:style-name="ce54" table:formula="of:= TRUNC(([.V35]-[.D107])/[.D107]*100; 4)" office:value-type="float" office:value="-360.3195">
            <text:p>-360,3195</text:p>
          </table:table-cell>
          <table:table-cell table:style-name="ce52" table:formula="of:=[.U35]-[.C107]" office:value-type="float" office:value="-0.34490000000001">
            <text:p>-0,3449</text:p>
          </table:table-cell>
          <table:table-cell table:style-name="ce54" table:formula="of:=[.V35]-[.D107]" office:value-type="float" office:value="-0.8118">
            <text:p>-0,8118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29.2263">
            <text:p>-29,2263</text:p>
          </table:table-cell>
          <table:table-cell table:style-name="ce54" office:value-type="float" office:value="-7.5777">
            <text:p>-7,5777</text:p>
          </table:table-cell>
          <table:table-cell table:style-name="ce52" table:formula="of:= TRUNC(([.AD35]-[.C107])/[.C107]*100; 4)" office:value-type="float" office:value="-60.6399">
            <text:p>-60,6399</text:p>
          </table:table-cell>
          <table:table-cell table:style-name="ce54" table:formula="of:=TRUNC( ([.AE35]-[.D107])/[.D107]*100; 4)" office:value-type="float" office:value="-3463.3821">
            <text:p>-3463,3821</text:p>
          </table:table-cell>
          <table:table-cell table:style-name="ce52" table:formula="of:= [.AD35]-[.C107]" office:value-type="float" office:value="45.0274">
            <text:p>45,0274</text:p>
          </table:table-cell>
          <table:table-cell table:style-name="ce54" table:formula="of:= [.AE35]-[.D107]" office:value-type="float" office:value="-7.803">
            <text:p>-7,803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6752">
            <text:p>-74,6752</text:p>
          </table:table-cell>
          <table:table-cell office:value-type="float" office:value="-0.5242">
            <text:p>-0,5242</text:p>
          </table:table-cell>
          <table:table-cell table:style-name="ce63" table:formula="of:= TRUNC(([.AM35]-[.C107])/[.C107]*100; 4)" office:value-type="float" office:value="0.5676">
            <text:p>0,5676</text:p>
          </table:table-cell>
          <table:table-cell table:style-name="ce54" table:formula="of:= TRUNC(([.AN35]-[.D107])/[.D107]*100; 4)" office:value-type="float" office:value="-332.6675">
            <text:p>-332,6675</text:p>
          </table:table-cell>
          <table:table-cell table:style-name="ce52" table:formula="of:=  [.AM35]-[.C107]" office:value-type="float" office:value="-0.421500000000009">
            <text:p>-0,4215</text:p>
          </table:table-cell>
          <table:table-cell table:style-name="ce54" table:formula="of:=[.AN35]-[.D107]" office:value-type="float" office:value="-0.7495">
            <text:p>-0,7495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4852">
            <text:p>-74,4852</text:p>
          </table:table-cell>
          <table:table-cell office:value-type="float" office:value="-0.6921">
            <text:p>-0,6921</text:p>
          </table:table-cell>
          <table:table-cell table:style-name="ce63" table:formula="of:= TRUNC(([.AV35]-[.C107])/[.C107]*100; 4)" office:value-type="float" office:value="0.3117">
            <text:p>0,3117</text:p>
          </table:table-cell>
          <table:table-cell table:style-name="ce66" table:formula="of:= TRUNC(([.AW35]-[.D107])/[.D107]*100; 4)" office:value-type="float" office:value="-407.1904">
            <text:p>-407,1904</text:p>
          </table:table-cell>
          <table:table-cell table:style-name="ce63" table:formula="of:=[.AV35]-[.C107]" office:value-type="float" office:value="-0.231500000000011">
            <text:p>-0,2315</text:p>
          </table:table-cell>
          <table:table-cell table:style-name="ce58" table:formula="of:=[.AW35]-[.D107]" office:value-type="float" office:value="-0.9174">
            <text:p>-0,917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5.9052">
            <text:p>5,9052</text:p>
          </table:table-cell>
          <table:table-cell table:style-name="ce54" office:value-type="float" office:value="-7.4339">
            <text:p>-7,4339</text:p>
          </table:table-cell>
          <table:table-cell table:style-name="ce52" table:formula="of:= TRUNC(([.C36]-[.C108])/[.C108]*100; 4)" office:value-type="float" office:value="-107.8761">
            <text:p>-107,8761</text:p>
          </table:table-cell>
          <table:table-cell table:style-name="ce54" table:formula="of:= TRUNC(([.D36]-[.D108])/[.D108]*100; 4)" office:value-type="float" office:value="9310">
            <text:p>9310</text:p>
          </table:table-cell>
          <table:table-cell table:style-name="ce52" table:formula="of:=[.C36]-[.C108]" office:value-type="float" office:value="80.8806">
            <text:p>80,8806</text:p>
          </table:table-cell>
          <table:table-cell table:style-name="ce58" table:formula="of:=[.D36]-[.D108]" office:value-type="float" office:value="-7.3549">
            <text:p>-7,3549</text:p>
          </table:table-cell>
          <table:table-cell table:style-name="ce59"/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-74.8819">
            <text:p>-74,8819</text:p>
          </table:table-cell>
          <table:table-cell table:style-name="ce54" office:value-type="float" office:value="-0.4087">
            <text:p>-0,4087</text:p>
          </table:table-cell>
          <table:table-cell table:style-name="ce52" table:formula="of:= TRUNC(([.L36]-[.C108])/[.C108]*100; 4)" office:value-type="float" office:value="-0.1247">
            <text:p>-0,1247</text:p>
          </table:table-cell>
          <table:table-cell table:style-name="ce54" table:formula="of:= TRUNC(([.M36]-[.D108])/[.D108]*100; 4)" office:value-type="float" office:value="417.3417">
            <text:p>417,3417</text:p>
          </table:table-cell>
          <table:table-cell table:style-name="ce52" table:formula="of:=[.L36]-[.C108]" office:value-type="float" office:value="0.0934999999999917">
            <text:p>0,0935</text:p>
          </table:table-cell>
          <table:table-cell table:style-name="ce54" table:formula="of:=[.M36]-[.D108]" office:value-type="float" office:value="-0.3297">
            <text:p>-0,3297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4004">
            <text:p>-74,4004</text:p>
          </table:table-cell>
          <table:table-cell table:style-name="ce54" office:value-type="float" office:value="-0.8704">
            <text:p>-0,8704</text:p>
          </table:table-cell>
          <table:table-cell table:style-name="ce52" table:formula="of:= TRUNC(([.U36]-[.C108])/[.C108]*100; 4)" office:value-type="float" office:value="-0.7669">
            <text:p>-0,7669</text:p>
          </table:table-cell>
          <table:table-cell table:style-name="ce54" table:formula="of:= TRUNC(([.V36]-[.D108])/[.D108]*100; 4)" office:value-type="float" office:value="1001.7721">
            <text:p>1001,7721</text:p>
          </table:table-cell>
          <table:table-cell table:style-name="ce52" table:formula="of:=[.U36]-[.C108]" office:value-type="float" office:value="0.574999999999989">
            <text:p>0,575</text:p>
          </table:table-cell>
          <table:table-cell table:style-name="ce54" table:formula="of:=[.V36]-[.D108]" office:value-type="float" office:value="-0.7914">
            <text:p>-0,7914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16.3867">
            <text:p>16,3867</text:p>
          </table:table-cell>
          <table:table-cell table:style-name="ce54" office:value-type="float" office:value="-7.3606">
            <text:p>-7,3606</text:p>
          </table:table-cell>
          <table:table-cell table:style-name="ce52" table:formula="of:= TRUNC(([.AD36]-[.C108])/[.C108]*100; 4)" office:value-type="float" office:value="-121.8561">
            <text:p>-121,8561</text:p>
          </table:table-cell>
          <table:table-cell table:style-name="ce54" table:formula="of:=TRUNC( ([.AE36]-[.D108])/[.D108]*100; 4)" office:value-type="float" office:value="9217.2151">
            <text:p>9217,2151</text:p>
          </table:table-cell>
          <table:table-cell table:style-name="ce52" table:formula="of:= [.AD36]-[.C108]" office:value-type="float" office:value="91.3621">
            <text:p>91,3621</text:p>
          </table:table-cell>
          <table:table-cell table:style-name="ce54" table:formula="of:= [.AE36]-[.D108]" office:value-type="float" office:value="-7.2816">
            <text:p>-7,2816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4489">
            <text:p>-74,4489</text:p>
          </table:table-cell>
          <table:table-cell office:value-type="float" office:value="-0.8103">
            <text:p>-0,8103</text:p>
          </table:table-cell>
          <table:table-cell table:style-name="ce63" table:formula="of:= TRUNC(([.AM36]-[.C108])/[.C108]*100; 4)" office:value-type="float" office:value="-0.7022">
            <text:p>-0,7022</text:p>
          </table:table-cell>
          <table:table-cell table:style-name="ce54" table:formula="of:= TRUNC(([.AN36]-[.D108])/[.D108]*100; 4)" office:value-type="float" office:value="925.6962">
            <text:p>925,6962</text:p>
          </table:table-cell>
          <table:table-cell table:style-name="ce52" table:formula="of:=  [.AM36]-[.C108]" office:value-type="float" office:value="0.526499999999999">
            <text:p>0,5265</text:p>
          </table:table-cell>
          <table:table-cell table:style-name="ce54" table:formula="of:=[.AN36]-[.D108]" office:value-type="float" office:value="-0.7313">
            <text:p>-0,7313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2642">
            <text:p>-74,2642</text:p>
          </table:table-cell>
          <table:table-cell office:value-type="float" office:value="-0.9735">
            <text:p>-0,9735</text:p>
          </table:table-cell>
          <table:table-cell table:style-name="ce63" table:formula="of:= TRUNC(([.AV36]-[.C108])/[.C108]*100; 4)" office:value-type="float" office:value="-0.9485">
            <text:p>-0,9485</text:p>
          </table:table-cell>
          <table:table-cell table:style-name="ce66" table:formula="of:= TRUNC(([.AW36]-[.D108])/[.D108]*100; 4)" office:value-type="float" office:value="1132.2784">
            <text:p>1132,2784</text:p>
          </table:table-cell>
          <table:table-cell table:style-name="ce63" table:formula="of:=[.AV36]-[.C108]" office:value-type="float" office:value="0.711199999999991">
            <text:p>0,7112</text:p>
          </table:table-cell>
          <table:table-cell table:style-name="ce58" table:formula="of:=[.AW36]-[.D108]" office:value-type="float" office:value="-0.8945">
            <text:p>-0,894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-72.5196">
            <text:p>-72,5196</text:p>
          </table:table-cell>
          <table:table-cell table:style-name="ce54" office:value-type="float" office:value="1.1715">
            <text:p>1,1715</text:p>
          </table:table-cell>
          <table:table-cell table:style-name="ce52" table:formula="of:= TRUNC(([.C37]-[.C109])/[.C109]*100; 4)" office:value-type="float" office:value="-3.2226">
            <text:p>-3,2226</text:p>
          </table:table-cell>
          <table:table-cell table:style-name="ce54" table:formula="of:= TRUNC(([.D37]-[.D109])/[.D109]*100; 4)" office:value-type="float" office:value="-410.5779">
            <text:p>-410,5779</text:p>
          </table:table-cell>
          <table:table-cell table:style-name="ce52" table:formula="of:=[.C37]-[.C109]" office:value-type="float" office:value="2.4149">
            <text:p>2,4149</text:p>
          </table:table-cell>
          <table:table-cell table:style-name="ce58" table:formula="of:=[.D37]-[.D109]" office:value-type="float" office:value="1.5487">
            <text:p>1,5487</text:p>
          </table:table-cell>
          <table:table-cell table:style-name="ce59"/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-74.6178">
            <text:p>-74,6178</text:p>
          </table:table-cell>
          <table:table-cell table:style-name="ce54" office:value-type="float" office:value="-0.6977">
            <text:p>-0,6977</text:p>
          </table:table-cell>
          <table:table-cell table:style-name="ce52" table:formula="of:= TRUNC(([.L37]-[.C109])/[.C109]*100; 4)" office:value-type="float" office:value="-0.4226">
            <text:p>-0,4226</text:p>
          </table:table-cell>
          <table:table-cell table:style-name="ce54" table:formula="of:= TRUNC(([.M37]-[.D109])/[.D109]*100; 4)" office:value-type="float" office:value="84.9681">
            <text:p>84,9681</text:p>
          </table:table-cell>
          <table:table-cell table:style-name="ce52" table:formula="of:=[.L37]-[.C109]" office:value-type="float" office:value="0.316699999999997">
            <text:p>0,3167</text:p>
          </table:table-cell>
          <table:table-cell table:style-name="ce54" table:formula="of:=[.M37]-[.D109]" office:value-type="float" office:value="-0.3205">
            <text:p>-0,3205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1377">
            <text:p>-74,1377</text:p>
          </table:table-cell>
          <table:table-cell table:style-name="ce54" office:value-type="float" office:value="-1.1478">
            <text:p>-1,1478</text:p>
          </table:table-cell>
          <table:table-cell table:style-name="ce52" table:formula="of:= TRUNC(([.U37]-[.C109])/[.C109]*100; 4)" office:value-type="float" office:value="-1.0633">
            <text:p>-1,0633</text:p>
          </table:table-cell>
          <table:table-cell table:style-name="ce54" table:formula="of:= TRUNC(([.V37]-[.D109])/[.D109]*100; 4)" office:value-type="float" office:value="204.2948">
            <text:p>204,2948</text:p>
          </table:table-cell>
          <table:table-cell table:style-name="ce52" table:formula="of:=[.U37]-[.C109]" office:value-type="float" office:value="0.796800000000005">
            <text:p>0,7968</text:p>
          </table:table-cell>
          <table:table-cell table:style-name="ce54" table:formula="of:=[.V37]-[.D109]" office:value-type="float" office:value="-0.7706">
            <text:p>-0,7706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2.8522">
            <text:p>-72,8522</text:p>
          </table:table-cell>
          <table:table-cell table:style-name="ce54" office:value-type="float" office:value="1.5237">
            <text:p>1,5237</text:p>
          </table:table-cell>
          <table:table-cell table:style-name="ce52" table:formula="of:= TRUNC(([.AD37]-[.C109])/[.C109]*100; 4)" office:value-type="float" office:value="-2.7788">
            <text:p>-2,7788</text:p>
          </table:table-cell>
          <table:table-cell table:style-name="ce54" table:formula="of:=TRUNC( ([.AE37]-[.D109])/[.D109]*100; 4)" office:value-type="float" office:value="-503.9501">
            <text:p>-503,9501</text:p>
          </table:table-cell>
          <table:table-cell table:style-name="ce52" table:formula="of:= [.AD37]-[.C109]" office:value-type="float" office:value="2.0823">
            <text:p>2,0823</text:p>
          </table:table-cell>
          <table:table-cell table:style-name="ce54" table:formula="of:= [.AE37]-[.D109]" office:value-type="float" office:value="1.9009">
            <text:p>1,9009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1717">
            <text:p>-74,1717</text:p>
          </table:table-cell>
          <table:table-cell office:value-type="float" office:value="-1.0897">
            <text:p>-1,0897</text:p>
          </table:table-cell>
          <table:table-cell table:style-name="ce63" table:formula="of:= TRUNC(([.AM37]-[.C109])/[.C109]*100; 4)" office:value-type="float" office:value="-1.0179">
            <text:p>-1,0179</text:p>
          </table:table-cell>
          <table:table-cell table:style-name="ce54" table:formula="of:= TRUNC(([.AN37]-[.D109])/[.D109]*100; 4)" office:value-type="float" office:value="188.8918">
            <text:p>188,8918</text:p>
          </table:table-cell>
          <table:table-cell table:style-name="ce52" table:formula="of:=  [.AM37]-[.C109]" office:value-type="float" office:value="0.762799999999999">
            <text:p>0,7628</text:p>
          </table:table-cell>
          <table:table-cell table:style-name="ce54" table:formula="of:=[.AN37]-[.D109]" office:value-type="float" office:value="-0.7125">
            <text:p>-0,7125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3.994">
            <text:p>-73,994</text:p>
          </table:table-cell>
          <table:table-cell office:value-type="float" office:value="-1.2484">
            <text:p>-1,2484</text:p>
          </table:table-cell>
          <table:table-cell table:style-name="ce63" table:formula="of:= TRUNC(([.AV37]-[.C109])/[.C109]*100; 4)" office:value-type="float" office:value="-1.255">
            <text:p>-1,255</text:p>
          </table:table-cell>
          <table:table-cell table:style-name="ce66" table:formula="of:= TRUNC(([.AW37]-[.D109])/[.D109]*100; 4)" office:value-type="float" office:value="230.965">
            <text:p>230,965</text:p>
          </table:table-cell>
          <table:table-cell table:style-name="ce63" table:formula="of:=[.AV37]-[.C109]" office:value-type="float" office:value="0.9405">
            <text:p>0,9405</text:p>
          </table:table-cell>
          <table:table-cell table:style-name="ce58" table:formula="of:=[.AW37]-[.D109]" office:value-type="float" office:value="-0.8712">
            <text:p>-0,871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-75.9607">
            <text:p>-75,9607</text:p>
          </table:table-cell>
          <table:table-cell table:style-name="ce54" office:value-type="float" office:value="0.8444">
            <text:p>0,8444</text:p>
          </table:table-cell>
          <table:table-cell table:style-name="ce52" table:formula="of:= TRUNC(([.C38]-[.C110])/[.C110]*100; 4)" office:value-type="float" office:value="1.6882">
            <text:p>1,6882</text:p>
          </table:table-cell>
          <table:table-cell table:style-name="ce54" table:formula="of:= TRUNC(([.D38]-[.D110])/[.D110]*100; 4)" office:value-type="float" office:value="-226.3315">
            <text:p>-226,3315</text:p>
          </table:table-cell>
          <table:table-cell table:style-name="ce52" table:formula="of:=[.C38]-[.C110]" office:value-type="float" office:value="-1.2611">
            <text:p>-1,2611</text:p>
          </table:table-cell>
          <table:table-cell table:style-name="ce58" table:formula="of:=[.D38]-[.D110]" office:value-type="float" office:value="1.5128">
            <text:p>1,5128</text:p>
          </table:table-cell>
          <table:table-cell table:style-name="ce59"/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-74.3308">
            <text:p>-74,3308</text:p>
          </table:table-cell>
          <table:table-cell table:style-name="ce54" office:value-type="float" office:value="-0.9798">
            <text:p>-0,9798</text:p>
          </table:table-cell>
          <table:table-cell table:style-name="ce52" table:formula="of:= TRUNC(([.L38]-[.C110])/[.C110]*100; 4)" office:value-type="float" office:value="-0.4937">
            <text:p>-0,4937</text:p>
          </table:table-cell>
          <table:table-cell table:style-name="ce54" table:formula="of:= TRUNC(([.M38]-[.D110])/[.D110]*100; 4)" office:value-type="float" office:value="46.5888">
            <text:p>46,5888</text:p>
          </table:table-cell>
          <table:table-cell table:style-name="ce52" table:formula="of:=[.L38]-[.C110]" office:value-type="float" office:value="0.368800000000007">
            <text:p>0,3688</text:p>
          </table:table-cell>
          <table:table-cell table:style-name="ce54" table:formula="of:=[.M38]-[.D110]" office:value-type="float" office:value="-0.3114">
            <text:p>-0,3114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8541">
            <text:p>-73,8541</text:p>
          </table:table-cell>
          <table:table-cell table:style-name="ce54" office:value-type="float" office:value="-1.4185">
            <text:p>-1,4185</text:p>
          </table:table-cell>
          <table:table-cell table:style-name="ce52" table:formula="of:= TRUNC(([.U38]-[.C110])/[.C110]*100; 4)" office:value-type="float" office:value="-1.1318">
            <text:p>-1,1318</text:p>
          </table:table-cell>
          <table:table-cell table:style-name="ce54" table:formula="of:= TRUNC(([.V38]-[.D110])/[.D110]*100; 4)" office:value-type="float" office:value="112.2232">
            <text:p>112,2232</text:p>
          </table:table-cell>
          <table:table-cell table:style-name="ce52" table:formula="of:=[.U38]-[.C110]" office:value-type="float" office:value="0.845500000000001">
            <text:p>0,8455</text:p>
          </table:table-cell>
          <table:table-cell table:style-name="ce54" table:formula="of:=[.V38]-[.D110]" office:value-type="float" office:value="-0.7501">
            <text:p>-0,7501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6.3392">
            <text:p>-76,3392</text:p>
          </table:table-cell>
          <table:table-cell table:style-name="ce54" office:value-type="float" office:value="1.1879">
            <text:p>1,1879</text:p>
          </table:table-cell>
          <table:table-cell table:style-name="ce52" table:formula="of:= TRUNC(([.AD38]-[.C110])/[.C110]*100; 4)" office:value-type="float" office:value="2.1949">
            <text:p>2,1949</text:p>
          </table:table-cell>
          <table:table-cell table:style-name="ce54" table:formula="of:=TRUNC( ([.AE38]-[.D110])/[.D110]*100; 4)" office:value-type="float" office:value="-277.7229">
            <text:p>-277,7229</text:p>
          </table:table-cell>
          <table:table-cell table:style-name="ce52" table:formula="of:= [.AD38]-[.C110]" office:value-type="float" office:value="-1.6396">
            <text:p>-1,6396</text:p>
          </table:table-cell>
          <table:table-cell table:style-name="ce54" table:formula="of:= [.AE38]-[.D110]" office:value-type="float" office:value="1.8563">
            <text:p>1,8563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8812">
            <text:p>-73,8812</text:p>
          </table:table-cell>
          <table:table-cell office:value-type="float" office:value="-1.3623">
            <text:p>-1,3623</text:p>
          </table:table-cell>
          <table:table-cell table:style-name="ce63" table:formula="of:= TRUNC(([.AM38]-[.C110])/[.C110]*100; 4)" office:value-type="float" office:value="-1.0955">
            <text:p>-1,0955</text:p>
          </table:table-cell>
          <table:table-cell table:style-name="ce54" table:formula="of:= TRUNC(([.AN38]-[.D110])/[.D110]*100; 4)" office:value-type="float" office:value="103.815">
            <text:p>103,815</text:p>
          </table:table-cell>
          <table:table-cell table:style-name="ce52" table:formula="of:=  [.AM38]-[.C110]" office:value-type="float" office:value="0.818399999999997">
            <text:p>0,8184</text:p>
          </table:table-cell>
          <table:table-cell table:style-name="ce54" table:formula="of:=[.AN38]-[.D110]" office:value-type="float" office:value="-0.6939">
            <text:p>-0,6939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7074">
            <text:p>-73,7074</text:p>
          </table:table-cell>
          <table:table-cell office:value-type="float" office:value="-1.5167">
            <text:p>-1,5167</text:p>
          </table:table-cell>
          <table:table-cell table:style-name="ce63" table:formula="of:= TRUNC(([.AV38]-[.C110])/[.C110]*100; 4)" office:value-type="float" office:value="-1.3282">
            <text:p>-1,3282</text:p>
          </table:table-cell>
          <table:table-cell table:style-name="ce66" table:formula="of:= TRUNC(([.AW38]-[.D110])/[.D110]*100; 4)" office:value-type="float" office:value="126.915">
            <text:p>126,915</text:p>
          </table:table-cell>
          <table:table-cell table:style-name="ce63" table:formula="of:=[.AV38]-[.C110]" office:value-type="float" office:value="0.992199999999997">
            <text:p>0,9922</text:p>
          </table:table-cell>
          <table:table-cell table:style-name="ce58" table:formula="of:=[.AW38]-[.D110]" office:value-type="float" office:value="-0.8483">
            <text:p>-0,848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5.8452">
            <text:p>-75,8452</text:p>
          </table:table-cell>
          <table:table-cell table:style-name="ce54" office:value-type="float" office:value="0.5243">
            <text:p>0,5243</text:p>
          </table:table-cell>
          <table:table-cell table:style-name="ce52" table:formula="of:= TRUNC(([.C39]-[.C111])/[.C111]*100; 4)" office:value-type="float" office:value="1.9179">
            <text:p>1,9179</text:p>
          </table:table-cell>
          <table:table-cell table:style-name="ce54" table:formula="of:= TRUNC(([.D39]-[.D111])/[.D111]*100; 4)" office:value-type="float" office:value="-155.033">
            <text:p>-155,033</text:p>
          </table:table-cell>
          <table:table-cell table:style-name="ce52" table:formula="of:=[.C39]-[.C111]" office:value-type="float" office:value="-1.4273">
            <text:p>-1,4273</text:p>
          </table:table-cell>
          <table:table-cell table:style-name="ce58" table:formula="of:=[.D39]-[.D111]" office:value-type="float" office:value="1.477">
            <text:p>1,477</text:p>
          </table:table-cell>
          <table:table-cell table:style-name="ce59"/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4.0381">
            <text:p>-74,0381</text:p>
          </table:table-cell>
          <table:table-cell table:style-name="ce54" office:value-type="float" office:value="-1.2551">
            <text:p>-1,2551</text:p>
          </table:table-cell>
          <table:table-cell table:style-name="ce52" table:formula="of:= TRUNC(([.L39]-[.C111])/[.C111]*100; 4)" office:value-type="float" office:value="-0.5103">
            <text:p>-0,5103</text:p>
          </table:table-cell>
          <table:table-cell table:style-name="ce54" table:formula="of:= TRUNC(([.M39]-[.D111])/[.D111]*100; 4)" office:value-type="float" office:value="31.7413">
            <text:p>31,7413</text:p>
          </table:table-cell>
          <table:table-cell table:style-name="ce52" table:formula="of:=[.L39]-[.C111]" office:value-type="float" office:value="0.379800000000003">
            <text:p>0,3798</text:p>
          </table:table-cell>
          <table:table-cell table:style-name="ce54" table:formula="of:=[.M39]-[.D111]" office:value-type="float" office:value="-0.3024">
            <text:p>-0,3024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5632">
            <text:p>-73,5632</text:p>
          </table:table-cell>
          <table:table-cell table:style-name="ce54" office:value-type="float" office:value="-1.6827">
            <text:p>-1,6827</text:p>
          </table:table-cell>
          <table:table-cell table:style-name="ce52" table:formula="of:= TRUNC(([.U39]-[.C111])/[.C111]*100; 4)" office:value-type="float" office:value="-1.1485">
            <text:p>-1,1485</text:p>
          </table:table-cell>
          <table:table-cell table:style-name="ce54" table:formula="of:= TRUNC(([.V39]-[.D111])/[.D111]*100; 4)" office:value-type="float" office:value="76.6243">
            <text:p>76,6243</text:p>
          </table:table-cell>
          <table:table-cell table:style-name="ce52" table:formula="of:=[.U39]-[.C111]" office:value-type="float" office:value="0.854700000000008">
            <text:p>0,8547</text:p>
          </table:table-cell>
          <table:table-cell table:style-name="ce54" table:formula="of:=[.V39]-[.D111]" office:value-type="float" office:value="-0.73">
            <text:p>-0,73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6.1161">
            <text:p>-76,1161</text:p>
          </table:table-cell>
          <table:table-cell table:style-name="ce54" office:value-type="float" office:value="0.8597">
            <text:p>0,8597</text:p>
          </table:table-cell>
          <table:table-cell table:style-name="ce52" table:formula="of:= TRUNC(([.AD39]-[.C111])/[.C111]*100; 4)" office:value-type="float" office:value="2.2819">
            <text:p>2,2819</text:p>
          </table:table-cell>
          <table:table-cell table:style-name="ce54" table:formula="of:=TRUNC( ([.AE39]-[.D111])/[.D111]*100; 4)" office:value-type="float" office:value="-190.2382">
            <text:p>-190,2382</text:p>
          </table:table-cell>
          <table:table-cell table:style-name="ce52" table:formula="of:= [.AD39]-[.C111]" office:value-type="float" office:value="-1.6982">
            <text:p>-1,6982</text:p>
          </table:table-cell>
          <table:table-cell table:style-name="ce54" table:formula="of:= [.AE39]-[.D111]" office:value-type="float" office:value="1.8124">
            <text:p>1,8124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587">
            <text:p>-73,587</text:p>
          </table:table-cell>
          <table:table-cell office:value-type="float" office:value="-1.6284">
            <text:p>-1,6284</text:p>
          </table:table-cell>
          <table:table-cell table:style-name="ce63" table:formula="of:= TRUNC(([.AM39]-[.C111])/[.C111]*100; 4)" office:value-type="float" office:value="-1.1165">
            <text:p>-1,1165</text:p>
          </table:table-cell>
          <table:table-cell table:style-name="ce54" table:formula="of:= TRUNC(([.AN39]-[.D111])/[.D111]*100; 4)" office:value-type="float" office:value="70.9247">
            <text:p>70,9247</text:p>
          </table:table-cell>
          <table:table-cell table:style-name="ce52" table:formula="of:=  [.AM39]-[.C111]" office:value-type="float" office:value="0.8309">
            <text:p>0,8309</text:p>
          </table:table-cell>
          <table:table-cell table:style-name="ce54" table:formula="of:=[.AN39]-[.D111]" office:value-type="float" office:value="-0.6757">
            <text:p>-0,6757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415">
            <text:p>-73,415</text:p>
          </table:table-cell>
          <table:table-cell office:value-type="float" office:value="-1.7785">
            <text:p>-1,7785</text:p>
          </table:table-cell>
          <table:table-cell table:style-name="ce63" table:formula="of:= TRUNC(([.AV39]-[.C111])/[.C111]*100; 4)" office:value-type="float" office:value="-1.3476">
            <text:p>-1,3476</text:p>
          </table:table-cell>
          <table:table-cell table:style-name="ce66" table:formula="of:= TRUNC(([.AW39]-[.D111])/[.D111]*100; 4)" office:value-type="float" office:value="86.6799">
            <text:p>86,6799</text:p>
          </table:table-cell>
          <table:table-cell table:style-name="ce63" table:formula="of:=[.AV39]-[.C111]" office:value-type="float" office:value="1.0029">
            <text:p>1,0029</text:p>
          </table:table-cell>
          <table:table-cell table:style-name="ce58" table:formula="of:=[.AW39]-[.D111]" office:value-type="float" office:value="-0.8258">
            <text:p>-0,825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5.5335">
            <text:p>-75,5335</text:p>
          </table:table-cell>
          <table:table-cell table:style-name="ce54" office:value-type="float" office:value="0.2118">
            <text:p>0,2118</text:p>
          </table:table-cell>
          <table:table-cell table:style-name="ce52" table:formula="of:= TRUNC(([.C40]-[.C112])/[.C112]*100; 4)" office:value-type="float" office:value="1.9008">
            <text:p>1,9008</text:p>
          </table:table-cell>
          <table:table-cell table:style-name="ce54" table:formula="of:= TRUNC(([.D40]-[.D112])/[.D112]*100; 4)" office:value-type="float" office:value="-117.2167">
            <text:p>-117,2167</text:p>
          </table:table-cell>
          <table:table-cell table:style-name="ce52" table:formula="of:=[.C40]-[.C112]" office:value-type="float" office:value="-1.40900000000001">
            <text:p>-1,409</text:p>
          </table:table-cell>
          <table:table-cell table:style-name="ce58" table:formula="of:=[.D40]-[.D112]" office:value-type="float" office:value="1.442">
            <text:p>1,442</text:p>
          </table:table-cell>
          <table:table-cell table:style-name="ce59"/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3.74239">
            <text:p>-73,74239</text:p>
          </table:table-cell>
          <table:table-cell table:style-name="ce54" office:value-type="float" office:value="-1.5238">
            <text:p>-1,5238</text:p>
          </table:table-cell>
          <table:table-cell table:style-name="ce52" table:formula="of:= TRUNC(([.L40]-[.C112])/[.C112]*100; 4)" office:value-type="float" office:value="-0.5154">
            <text:p>-0,5154</text:p>
          </table:table-cell>
          <table:table-cell table:style-name="ce54" table:formula="of:= TRUNC(([.M40]-[.D112])/[.D112]*100; 4)" office:value-type="float" office:value="23.866">
            <text:p>23,866</text:p>
          </table:table-cell>
          <table:table-cell table:style-name="ce52" table:formula="of:=[.L40]-[.C112]" office:value-type="float" office:value="0.382109999999997">
            <text:p>0,38211</text:p>
          </table:table-cell>
          <table:table-cell table:style-name="ce54" table:formula="of:=[.M40]-[.D112]" office:value-type="float" office:value="-0.2936">
            <text:p>-0,2936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2696">
            <text:p>-73,2696</text:p>
          </table:table-cell>
          <table:table-cell table:style-name="ce54" office:value-type="float" office:value="-1.9405">
            <text:p>-1,9405</text:p>
          </table:table-cell>
          <table:table-cell table:style-name="ce52" table:formula="of:= TRUNC(([.U40]-[.C112])/[.C112]*100; 4)" office:value-type="float" office:value="-1.1533">
            <text:p>-1,1533</text:p>
          </table:table-cell>
          <table:table-cell table:style-name="ce54" table:formula="of:= TRUNC(([.V40]-[.D112])/[.D112]*100; 4)" office:value-type="float" office:value="57.7385">
            <text:p>57,7385</text:p>
          </table:table-cell>
          <table:table-cell table:style-name="ce52" table:formula="of:=[.U40]-[.C112]" office:value-type="float" office:value="0.854900000000001">
            <text:p>0,8549</text:p>
          </table:table-cell>
          <table:table-cell table:style-name="ce54" table:formula="of:=[.V40]-[.D112]" office:value-type="float" office:value="-0.7103">
            <text:p>-0,7103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5.8098">
            <text:p>-75,8098</text:p>
          </table:table-cell>
          <table:table-cell table:style-name="ce54" office:value-type="float" office:value="0.5392">
            <text:p>0,5392</text:p>
          </table:table-cell>
          <table:table-cell table:style-name="ce52" table:formula="of:= TRUNC(([.AD40]-[.C112])/[.C112]*100; 4)" office:value-type="float" office:value="2.2736">
            <text:p>2,2736</text:p>
          </table:table-cell>
          <table:table-cell table:style-name="ce54" table:formula="of:=TRUNC( ([.AE40]-[.D112])/[.D112]*100; 4)" office:value-type="float" office:value="-143.8302">
            <text:p>-143,8302</text:p>
          </table:table-cell>
          <table:table-cell table:style-name="ce52" table:formula="of:= [.AD40]-[.C112]" office:value-type="float" office:value="-1.6853">
            <text:p>-1,6853</text:p>
          </table:table-cell>
          <table:table-cell table:style-name="ce54" table:formula="of:= [.AE40]-[.D112]" office:value-type="float" office:value="1.7694">
            <text:p>1,7694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2914">
            <text:p>-73,2914</text:p>
          </table:table-cell>
          <table:table-cell office:value-type="float" office:value="-1.888">
            <text:p>-1,888</text:p>
          </table:table-cell>
          <table:table-cell table:style-name="ce63" table:formula="of:= TRUNC(([.AM40]-[.C112])/[.C112]*100; 4)" office:value-type="float" office:value="-1.1239">
            <text:p>-1,1239</text:p>
          </table:table-cell>
          <table:table-cell table:style-name="ce54" table:formula="of:= TRUNC(([.AN40]-[.D112])/[.D112]*100; 4)" office:value-type="float" office:value="53.4709">
            <text:p>53,4709</text:p>
          </table:table-cell>
          <table:table-cell table:style-name="ce52" table:formula="of:=  [.AM40]-[.C112]" office:value-type="float" office:value="0.833100000000002">
            <text:p>0,8331</text:p>
          </table:table-cell>
          <table:table-cell table:style-name="ce54" table:formula="of:=[.AN40]-[.D112]" office:value-type="float" office:value="-0.6578">
            <text:p>-0,6578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1203">
            <text:p>-73,1203</text:p>
          </table:table-cell>
          <table:table-cell office:value-type="float" office:value="-2.0339">
            <text:p>-2,0339</text:p>
          </table:table-cell>
          <table:table-cell table:style-name="ce63" table:formula="of:= TRUNC(([.AV40]-[.C112])/[.C112]*100; 4)" office:value-type="float" office:value="-1.3547">
            <text:p>-1,3547</text:p>
          </table:table-cell>
          <table:table-cell table:style-name="ce66" table:formula="of:= TRUNC(([.AW40]-[.D112])/[.D112]*100; 4)" office:value-type="float" office:value="65.3308">
            <text:p>65,3308</text:p>
          </table:table-cell>
          <table:table-cell table:style-name="ce63" table:formula="of:=[.AV40]-[.C112]" office:value-type="float" office:value="1.0042">
            <text:p>1,0042</text:p>
          </table:table-cell>
          <table:table-cell table:style-name="ce58" table:formula="of:=[.AW40]-[.D112]" office:value-type="float" office:value="-0.8037">
            <text:p>-0,803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5.2382">
            <text:p>-75,2382</text:p>
          </table:table-cell>
          <table:table-cell table:style-name="ce54" office:value-type="float" office:value="-0.0931">
            <text:p>-0,0931</text:p>
          </table:table-cell>
          <table:table-cell table:style-name="ce52" table:formula="of:= TRUNC(([.C41]-[.C113])/[.C113]*100; 4)" office:value-type="float" office:value="1.9102">
            <text:p>1,9102</text:p>
          </table:table-cell>
          <table:table-cell table:style-name="ce54" table:formula="of:= TRUNC(([.D41]-[.D113])/[.D113]*100; 4)" office:value-type="float" office:value="-93.797">
            <text:p>-93,797</text:p>
          </table:table-cell>
          <table:table-cell table:style-name="ce52" table:formula="of:=[.C41]-[.C113]" office:value-type="float" office:value="-1.41030000000001">
            <text:p>-1,4103</text:p>
          </table:table-cell>
          <table:table-cell table:style-name="ce58" table:formula="of:=[.D41]-[.D113]" office:value-type="float" office:value="1.4078">
            <text:p>1,4078</text:p>
          </table:table-cell>
          <table:table-cell table:style-name="ce59"/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3.4492">
            <text:p>-73,4492</text:p>
          </table:table-cell>
          <table:table-cell table:style-name="ce54" office:value-type="float" office:value="-1.7859">
            <text:p>-1,7859</text:p>
          </table:table-cell>
          <table:table-cell table:style-name="ce52" table:formula="of:= TRUNC(([.L41]-[.C113])/[.C113]*100; 4)" office:value-type="float" office:value="-0.5129">
            <text:p>-0,5129</text:p>
          </table:table-cell>
          <table:table-cell table:style-name="ce54" table:formula="of:= TRUNC(([.M41]-[.D113])/[.D113]*100; 4)" office:value-type="float" office:value="18.9886">
            <text:p>18,9886</text:p>
          </table:table-cell>
          <table:table-cell table:style-name="ce52" table:formula="of:=[.L41]-[.C113]" office:value-type="float" office:value="0.378699999999995">
            <text:p>0,3787</text:p>
          </table:table-cell>
          <table:table-cell table:style-name="ce54" table:formula="of:=[.M41]-[.D113]" office:value-type="float" office:value="-0.285">
            <text:p>-0,285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2.9747">
            <text:p>-72,9747</text:p>
          </table:table-cell>
          <table:table-cell table:style-name="ce54" office:value-type="float" office:value="-2.192">
            <text:p>-2,192</text:p>
          </table:table-cell>
          <table:table-cell table:style-name="ce52" table:formula="of:= TRUNC(([.U41]-[.C113])/[.C113]*100; 4)" office:value-type="float" office:value="-1.1556">
            <text:p>-1,1556</text:p>
          </table:table-cell>
          <table:table-cell table:style-name="ce54" table:formula="of:= TRUNC(([.V41]-[.D113])/[.D113]*100; 4)" office:value-type="float" office:value="46.0457">
            <text:p>46,0457</text:p>
          </table:table-cell>
          <table:table-cell table:style-name="ce52" table:formula="of:=[.U41]-[.C113]" office:value-type="float" office:value="0.853200000000001">
            <text:p>0,8532</text:p>
          </table:table-cell>
          <table:table-cell table:style-name="ce54" table:formula="of:=[.V41]-[.D113]" office:value-type="float" office:value="-0.6911">
            <text:p>-0,6911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5.513">
            <text:p>-75,513</text:p>
          </table:table-cell>
          <table:table-cell table:style-name="ce54" office:value-type="float" office:value="0.2264">
            <text:p>0,2264</text:p>
          </table:table-cell>
          <table:table-cell table:style-name="ce52" table:formula="of:= TRUNC(([.AD41]-[.C113])/[.C113]*100; 4)" office:value-type="float" office:value="2.2824">
            <text:p>2,2824</text:p>
          </table:table-cell>
          <table:table-cell table:style-name="ce54" table:formula="of:=TRUNC( ([.AE41]-[.D113])/[.D113]*100; 4)" office:value-type="float" office:value="-115.0842">
            <text:p>-115,0842</text:p>
          </table:table-cell>
          <table:table-cell table:style-name="ce52" table:formula="of:= [.AD41]-[.C113]" office:value-type="float" office:value="-1.68510000000001">
            <text:p>-1,6851</text:p>
          </table:table-cell>
          <table:table-cell table:style-name="ce54" table:formula="of:= [.AE41]-[.D113]" office:value-type="float" office:value="1.7273">
            <text:p>1,7273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2.995">
            <text:p>-72,995</text:p>
          </table:table-cell>
          <table:table-cell office:value-type="float" office:value="-2.1412">
            <text:p>-2,1412</text:p>
          </table:table-cell>
          <table:table-cell table:style-name="ce63" table:formula="of:= TRUNC(([.AM41]-[.C113])/[.C113]*100; 4)" office:value-type="float" office:value="-1.1281">
            <text:p>-1,1281</text:p>
          </table:table-cell>
          <table:table-cell table:style-name="ce54" table:formula="of:= TRUNC(([.AN41]-[.D113])/[.D113]*100; 4)" office:value-type="float" office:value="42.661">
            <text:p>42,661</text:p>
          </table:table-cell>
          <table:table-cell table:style-name="ce52" table:formula="of:=  [.AM41]-[.C113]" office:value-type="float" office:value="0.832899999999995">
            <text:p>0,8329</text:p>
          </table:table-cell>
          <table:table-cell table:style-name="ce54" table:formula="of:=[.AN41]-[.D113]" office:value-type="float" office:value="-0.6403">
            <text:p>-0,6403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2.8243">
            <text:p>-72,8243</text:p>
          </table:table-cell>
          <table:table-cell office:value-type="float" office:value="-2.2831">
            <text:p>-2,2831</text:p>
          </table:table-cell>
          <table:table-cell table:style-name="ce63" table:formula="of:= TRUNC(([.AV41]-[.C113])/[.C113]*100; 4)" office:value-type="float" office:value="-1.3593">
            <text:p>-1,3593</text:p>
          </table:table-cell>
          <table:table-cell table:style-name="ce66" table:formula="of:= TRUNC(([.AW41]-[.D113])/[.D113]*100; 4)" office:value-type="float" office:value="52.1153">
            <text:p>52,1153</text:p>
          </table:table-cell>
          <table:table-cell table:style-name="ce63" table:formula="of:=[.AV41]-[.C113]" office:value-type="float" office:value="1.00360000000001">
            <text:p>1,0036</text:p>
          </table:table-cell>
          <table:table-cell table:style-name="ce58" table:formula="of:=[.AW41]-[.D113]" office:value-type="float" office:value="-0.7822">
            <text:p>-0,782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4.942">
            <text:p>-74,942</text:p>
          </table:table-cell>
          <table:table-cell table:style-name="ce54" office:value-type="float" office:value="-0.3908">
            <text:p>-0,3908</text:p>
          </table:table-cell>
          <table:table-cell table:style-name="ce52" table:formula="of:= TRUNC(([.C42]-[.C114])/[.C114]*100; 4)" office:value-type="float" office:value="1.9198">
            <text:p>1,9198</text:p>
          </table:table-cell>
          <table:table-cell table:style-name="ce54" table:formula="of:= TRUNC(([.D42]-[.D114])/[.D114]*100; 4)" office:value-type="float" office:value="-77.8583">
            <text:p>-77,8583</text:p>
          </table:table-cell>
          <table:table-cell table:style-name="ce52" table:formula="of:=[.C42]-[.C114]" office:value-type="float" office:value="-1.4117">
            <text:p>-1,4117</text:p>
          </table:table-cell>
          <table:table-cell table:style-name="ce58" table:formula="of:=[.D42]-[.D114]" office:value-type="float" office:value="1.3742">
            <text:p>1,3742</text:p>
          </table:table-cell>
          <table:table-cell table:style-name="ce59"/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3.1536">
            <text:p>-73,1536</text:p>
          </table:table-cell>
          <table:table-cell table:style-name="ce54" office:value-type="float" office:value="-2.0417">
            <text:p>-2,0417</text:p>
          </table:table-cell>
          <table:table-cell table:style-name="ce52" table:formula="of:= TRUNC(([.L42]-[.C114])/[.C114]*100; 4)" office:value-type="float" office:value="-0.5123">
            <text:p>-0,5123</text:p>
          </table:table-cell>
          <table:table-cell table:style-name="ce54" table:formula="of:= TRUNC(([.M42]-[.D114])/[.D114]*100; 4)" office:value-type="float" office:value="15.677">
            <text:p>15,677</text:p>
          </table:table-cell>
          <table:table-cell table:style-name="ce52" table:formula="of:=[.L42]-[.C114]" office:value-type="float" office:value="0.3767">
            <text:p>0,3767</text:p>
          </table:table-cell>
          <table:table-cell table:style-name="ce54" table:formula="of:=[.M42]-[.D114]" office:value-type="float" office:value="-0.2767">
            <text:p>-0,2767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6786">
            <text:p>-72,6786</text:p>
          </table:table-cell>
          <table:table-cell table:style-name="ce54" office:value-type="float" office:value="-2.4374">
            <text:p>-2,4374</text:p>
          </table:table-cell>
          <table:table-cell table:style-name="ce52" table:formula="of:= TRUNC(([.U42]-[.C114])/[.C114]*100; 4)" office:value-type="float" office:value="-1.1582">
            <text:p>-1,1582</text:p>
          </table:table-cell>
          <table:table-cell table:style-name="ce54" table:formula="of:= TRUNC(([.V42]-[.D114])/[.D114]*100; 4)" office:value-type="float" office:value="38.0963">
            <text:p>38,0963</text:p>
          </table:table-cell>
          <table:table-cell table:style-name="ce52" table:formula="of:=[.U42]-[.C114]" office:value-type="float" office:value="0.851699999999994">
            <text:p>0,8517</text:p>
          </table:table-cell>
          <table:table-cell table:style-name="ce54" table:formula="of:=[.V42]-[.D114]" office:value-type="float" office:value="-0.6724">
            <text:p>-0,6724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5.2159">
            <text:p>-75,2159</text:p>
          </table:table-cell>
          <table:table-cell table:style-name="ce54" office:value-type="float" office:value="-0.0789">
            <text:p>-0,0789</text:p>
          </table:table-cell>
          <table:table-cell table:style-name="ce52" table:formula="of:= TRUNC(([.AD42]-[.C114])/[.C114]*100; 4)" office:value-type="float" office:value="2.2923">
            <text:p>2,2923</text:p>
          </table:table-cell>
          <table:table-cell table:style-name="ce54" table:formula="of:=TRUNC( ([.AE42]-[.D114])/[.D114]*100; 4)" office:value-type="float" office:value="-95.5297">
            <text:p>-95,5297</text:p>
          </table:table-cell>
          <table:table-cell table:style-name="ce52" table:formula="of:= [.AD42]-[.C114]" office:value-type="float" office:value="-1.68560000000001">
            <text:p>-1,6856</text:p>
          </table:table-cell>
          <table:table-cell table:style-name="ce54" table:formula="of:= [.AE42]-[.D114]" office:value-type="float" office:value="1.6861">
            <text:p>1,6861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6977">
            <text:p>-72,6977</text:p>
          </table:table-cell>
          <table:table-cell office:value-type="float" office:value="-2.3882">
            <text:p>-2,3882</text:p>
          </table:table-cell>
          <table:table-cell table:style-name="ce63" table:formula="of:= TRUNC(([.AM42]-[.C114])/[.C114]*100; 4)" office:value-type="float" office:value="-1.1323">
            <text:p>-1,1323</text:p>
          </table:table-cell>
          <table:table-cell table:style-name="ce54" table:formula="of:= TRUNC(([.AN42]-[.D114])/[.D114]*100; 4)" office:value-type="float" office:value="35.3087">
            <text:p>35,3087</text:p>
          </table:table-cell>
          <table:table-cell table:style-name="ce52" table:formula="of:=  [.AM42]-[.C114]" office:value-type="float" office:value="0.832599999999999">
            <text:p>0,8326</text:p>
          </table:table-cell>
          <table:table-cell table:style-name="ce54" table:formula="of:=[.AN42]-[.D114]" office:value-type="float" office:value="-0.6232">
            <text:p>-0,6232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5271">
            <text:p>-72,5271</text:p>
          </table:table-cell>
          <table:table-cell office:value-type="float" office:value="-2.5261">
            <text:p>-2,5261</text:p>
          </table:table-cell>
          <table:table-cell table:style-name="ce63" table:formula="of:= TRUNC(([.AV42]-[.C114])/[.C114]*100; 4)" office:value-type="float" office:value="-1.3643">
            <text:p>-1,3643</text:p>
          </table:table-cell>
          <table:table-cell table:style-name="ce66" table:formula="of:= TRUNC(([.AW42]-[.D114])/[.D114]*100; 4)" office:value-type="float" office:value="43.1218">
            <text:p>43,1218</text:p>
          </table:table-cell>
          <table:table-cell table:style-name="ce63" table:formula="of:=[.AV42]-[.C114]" office:value-type="float" office:value="1.00319999999999">
            <text:p>1,0032</text:p>
          </table:table-cell>
          <table:table-cell table:style-name="ce58" table:formula="of:=[.AW42]-[.D114]" office:value-type="float" office:value="-0.7611">
            <text:p>-0,761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4.6455">
            <text:p>-74,6455</text:p>
          </table:table-cell>
          <table:table-cell table:style-name="ce54" office:value-type="float" office:value="-0.6814">
            <text:p>-0,6814</text:p>
          </table:table-cell>
          <table:table-cell table:style-name="ce52" table:formula="of:= TRUNC(([.C43]-[.C115])/[.C115]*100; 4)" office:value-type="float" office:value="1.9301">
            <text:p>1,9301</text:p>
          </table:table-cell>
          <table:table-cell table:style-name="ce54" table:formula="of:= TRUNC(([.D43]-[.D115])/[.D115]*100; 4)" office:value-type="float" office:value="-66.3106">
            <text:p>-66,3106</text:p>
          </table:table-cell>
          <table:table-cell table:style-name="ce52" table:formula="of:=[.C43]-[.C115]" office:value-type="float" office:value="-1.4135">
            <text:p>-1,4135</text:p>
          </table:table-cell>
          <table:table-cell table:style-name="ce58" table:formula="of:=[.D43]-[.D115]" office:value-type="float" office:value="1.3412">
            <text:p>1,3412</text:p>
          </table:table-cell>
          <table:table-cell table:style-name="ce59"/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2.8573">
            <text:p>-72,8573</text:p>
          </table:table-cell>
          <table:table-cell table:style-name="ce54" office:value-type="float" office:value="-2.2912">
            <text:p>-2,2912</text:p>
          </table:table-cell>
          <table:table-cell table:style-name="ce52" table:formula="of:= TRUNC(([.L43]-[.C115])/[.C115]*100; 4)" office:value-type="float" office:value="-0.5116">
            <text:p>-0,5116</text:p>
          </table:table-cell>
          <table:table-cell table:style-name="ce54" table:formula="of:= TRUNC(([.M43]-[.D115])/[.D115]*100; 4)" office:value-type="float" office:value="13.2799">
            <text:p>13,2799</text:p>
          </table:table-cell>
          <table:table-cell table:style-name="ce52" table:formula="of:=[.L43]-[.C115]" office:value-type="float" office:value="0.374700000000004">
            <text:p>0,3747</text:p>
          </table:table-cell>
          <table:table-cell table:style-name="ce54" table:formula="of:=[.M43]-[.D115]" office:value-type="float" office:value="-0.2686">
            <text:p>-0,2686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3815">
            <text:p>-72,3815</text:p>
          </table:table-cell>
          <table:table-cell table:style-name="ce54" office:value-type="float" office:value="-2.38156">
            <text:p>-2,38156</text:p>
          </table:table-cell>
          <table:table-cell table:style-name="ce52" table:formula="of:= TRUNC(([.U43]-[.C115])/[.C115]*100; 4)" office:value-type="float" office:value="-1.1613">
            <text:p>-1,1613</text:p>
          </table:table-cell>
          <table:table-cell table:style-name="ce54" table:formula="of:= TRUNC(([.V43]-[.D115])/[.D115]*100; 4)" office:value-type="float" office:value="17.7474">
            <text:p>17,7474</text:p>
          </table:table-cell>
          <table:table-cell table:style-name="ce52" table:formula="of:=[.U43]-[.C115]" office:value-type="float" office:value="0.850499999999997">
            <text:p>0,8505</text:p>
          </table:table-cell>
          <table:table-cell table:style-name="ce54" table:formula="of:=[.V43]-[.D115]" office:value-type="float" office:value="-0.35896">
            <text:p>-0,35896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4.9191">
            <text:p>-74,9191</text:p>
          </table:table-cell>
          <table:table-cell table:style-name="ce54" office:value-type="float" office:value="-0.377">
            <text:p>-0,377</text:p>
          </table:table-cell>
          <table:table-cell table:style-name="ce52" table:formula="of:= TRUNC(([.AD43]-[.C115])/[.C115]*100; 4)" office:value-type="float" office:value="2.3037">
            <text:p>2,3037</text:p>
          </table:table-cell>
          <table:table-cell table:style-name="ce54" table:formula="of:=TRUNC( ([.AE43]-[.D115])/[.D115]*100; 4)" office:value-type="float" office:value="-81.3606">
            <text:p>-81,3606</text:p>
          </table:table-cell>
          <table:table-cell table:style-name="ce52" table:formula="of:= [.AD43]-[.C115]" office:value-type="float" office:value="-1.6871">
            <text:p>-1,6871</text:p>
          </table:table-cell>
          <table:table-cell table:style-name="ce54" table:formula="of:= [.AE43]-[.D115]" office:value-type="float" office:value="1.6456">
            <text:p>1,6456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3994">
            <text:p>-72,3994</text:p>
          </table:table-cell>
          <table:table-cell office:value-type="float" office:value="-2.6291">
            <text:p>-2,6291</text:p>
          </table:table-cell>
          <table:table-cell table:style-name="ce63" table:formula="of:= TRUNC(([.AM43]-[.C115])/[.C115]*100; 4)" office:value-type="float" office:value="-1.1369">
            <text:p>-1,1369</text:p>
          </table:table-cell>
          <table:table-cell table:style-name="ce54" table:formula="of:= TRUNC(([.AN43]-[.D115])/[.D115]*100; 4)" office:value-type="float" office:value="29.9861">
            <text:p>29,9861</text:p>
          </table:table-cell>
          <table:table-cell table:style-name="ce52" table:formula="of:=  [.AM43]-[.C115]" office:value-type="float" office:value="0.832599999999999">
            <text:p>0,8326</text:p>
          </table:table-cell>
          <table:table-cell table:style-name="ce54" table:formula="of:=[.AN43]-[.D115]" office:value-type="float" office:value="-0.6065">
            <text:p>-0,6065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2287">
            <text:p>-72,2287</text:p>
          </table:table-cell>
          <table:table-cell office:value-type="float" office:value="-2.7632">
            <text:p>-2,7632</text:p>
          </table:table-cell>
          <table:table-cell table:style-name="ce63" table:formula="of:= TRUNC(([.AV43]-[.C115])/[.C115]*100; 4)" office:value-type="float" office:value="-1.37">
            <text:p>-1,37</text:p>
          </table:table-cell>
          <table:table-cell table:style-name="ce66" table:formula="of:= TRUNC(([.AW43]-[.D115])/[.D115]*100; 4)" office:value-type="float" office:value="36.6162">
            <text:p>36,6162</text:p>
          </table:table-cell>
          <table:table-cell table:style-name="ce63" table:formula="of:=[.AV43]-[.C115]" office:value-type="float" office:value="1.0033">
            <text:p>1,0033</text:p>
          </table:table-cell>
          <table:table-cell table:style-name="ce58" table:formula="of:=[.AW43]-[.D115]" office:value-type="float" office:value="-0.7406">
            <text:p>-0,740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4.3498">
            <text:p>-74,3498</text:p>
          </table:table-cell>
          <table:table-cell table:style-name="ce54" office:value-type="float" office:value="-0.9651">
            <text:p>-0,9651</text:p>
          </table:table-cell>
          <table:table-cell table:style-name="ce52" table:formula="of:= TRUNC(([.C44]-[.C116])/[.C116]*100; 4)" office:value-type="float" office:value="1.9424">
            <text:p>1,9424</text:p>
          </table:table-cell>
          <table:table-cell table:style-name="ce54" table:formula="of:= TRUNC(([.D44]-[.D116])/[.D116]*100; 4)" office:value-type="float" office:value="-57.5575">
            <text:p>-57,5575</text:p>
          </table:table-cell>
          <table:table-cell table:style-name="ce52" table:formula="of:=[.C44]-[.C116]" office:value-type="float" office:value="-1.41670000000001">
            <text:p>-1,4167</text:p>
          </table:table-cell>
          <table:table-cell table:style-name="ce58" table:formula="of:=[.D44]-[.D116]" office:value-type="float" office:value="1.3088">
            <text:p>1,3088</text:p>
          </table:table-cell>
          <table:table-cell table:style-name="ce59"/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2.5598">
            <text:p>-72,5598</text:p>
          </table:table-cell>
          <table:table-cell table:style-name="ce54" office:value-type="float" office:value="-2.5346">
            <text:p>-2,5346</text:p>
          </table:table-cell>
          <table:table-cell table:style-name="ce52" table:formula="of:= TRUNC(([.L44]-[.C116])/[.C116]*100; 4)" office:value-type="float" office:value="-0.5118">
            <text:p>-0,5118</text:p>
          </table:table-cell>
          <table:table-cell table:style-name="ce54" table:formula="of:= TRUNC(([.M44]-[.D116])/[.D116]*100; 4)" office:value-type="float" office:value="11.4648">
            <text:p>11,4648</text:p>
          </table:table-cell>
          <table:table-cell table:style-name="ce52" table:formula="of:=[.L44]-[.C116]" office:value-type="float" office:value="0.3733">
            <text:p>0,3733</text:p>
          </table:table-cell>
          <table:table-cell table:style-name="ce54" table:formula="of:=[.M44]-[.D116]" office:value-type="float" office:value="-0.2607">
            <text:p>-0,2607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083">
            <text:p>-72,083</text:p>
          </table:table-cell>
          <table:table-cell table:style-name="ce54" office:value-type="float" office:value="-2.9101">
            <text:p>-2,9101</text:p>
          </table:table-cell>
          <table:table-cell table:style-name="ce52" table:formula="of:= TRUNC(([.U44]-[.C116])/[.C116]*100; 4)" office:value-type="float" office:value="-1.1655">
            <text:p>-1,1655</text:p>
          </table:table-cell>
          <table:table-cell table:style-name="ce54" table:formula="of:= TRUNC(([.V44]-[.D116])/[.D116]*100; 4)" office:value-type="float" office:value="27.9783">
            <text:p>27,9783</text:p>
          </table:table-cell>
          <table:table-cell table:style-name="ce52" table:formula="of:=[.U44]-[.C116]" office:value-type="float" office:value="0.850099999999998">
            <text:p>0,8501</text:p>
          </table:table-cell>
          <table:table-cell table:style-name="ce54" table:formula="of:=[.V44]-[.D116]" office:value-type="float" office:value="-0.6362">
            <text:p>-0,6362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4.6226">
            <text:p>-74,6226</text:p>
          </table:table-cell>
          <table:table-cell table:style-name="ce54" office:value-type="float" office:value="-0.668">
            <text:p>-0,668</text:p>
          </table:table-cell>
          <table:table-cell table:style-name="ce52" table:formula="of:= TRUNC(([.AD44]-[.C116])/[.C116]*100; 4)" office:value-type="float" office:value="2.3165">
            <text:p>2,3165</text:p>
          </table:table-cell>
          <table:table-cell table:style-name="ce54" table:formula="of:=TRUNC( ([.AE44]-[.D116])/[.D116]*100; 4)" office:value-type="float" office:value="-70.6231">
            <text:p>-70,6231</text:p>
          </table:table-cell>
          <table:table-cell table:style-name="ce52" table:formula="of:= [.AD44]-[.C116]" office:value-type="float" office:value="-1.68950000000001">
            <text:p>-1,6895</text:p>
          </table:table-cell>
          <table:table-cell table:style-name="ce54" table:formula="of:= [.AE44]-[.D116]" office:value-type="float" office:value="1.6059">
            <text:p>1,6059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0999">
            <text:p>-72,0999</text:p>
          </table:table-cell>
          <table:table-cell office:value-type="float" office:value="-2.8641">
            <text:p>-2,8641</text:p>
          </table:table-cell>
          <table:table-cell table:style-name="ce63" table:formula="of:= TRUNC(([.AM44]-[.C116])/[.C116]*100; 4)" office:value-type="float" office:value="-1.1424">
            <text:p>-1,1424</text:p>
          </table:table-cell>
          <table:table-cell table:style-name="ce54" table:formula="of:= TRUNC(([.AN44]-[.D116])/[.D116]*100; 4)" office:value-type="float" office:value="25.9554">
            <text:p>25,9554</text:p>
          </table:table-cell>
          <table:table-cell table:style-name="ce52" table:formula="of:=  [.AM44]-[.C116]" office:value-type="float" office:value="0.833199999999991">
            <text:p>0,8332</text:p>
          </table:table-cell>
          <table:table-cell table:style-name="ce54" table:formula="of:=[.AN44]-[.D116]" office:value-type="float" office:value="-0.5902">
            <text:p>-0,5902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1.929">
            <text:p>-71,929</text:p>
          </table:table-cell>
          <table:table-cell office:value-type="float" office:value="-2.9943">
            <text:p>-2,9943</text:p>
          </table:table-cell>
          <table:table-cell table:style-name="ce63" table:formula="of:= TRUNC(([.AV44]-[.C116])/[.C116]*100; 4)" office:value-type="float" office:value="-1.3767">
            <text:p>-1,3767</text:p>
          </table:table-cell>
          <table:table-cell table:style-name="ce66" table:formula="of:= TRUNC(([.AW44]-[.D116])/[.D116]*100; 4)" office:value-type="float" office:value="31.6812">
            <text:p>31,6812</text:p>
          </table:table-cell>
          <table:table-cell table:style-name="ce63" table:formula="of:=[.AV44]-[.C116]" office:value-type="float" office:value="1.00409999999999">
            <text:p>1,0041</text:p>
          </table:table-cell>
          <table:table-cell table:style-name="ce58" table:formula="of:=[.AW44]-[.D116]" office:value-type="float" office:value="-0.7204">
            <text:p>-0,720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4.055">
            <text:p>-74,055</text:p>
          </table:table-cell>
          <table:table-cell table:style-name="ce54" office:value-type="float" office:value="-1.2418">
            <text:p>-1,2418</text:p>
          </table:table-cell>
          <table:table-cell table:style-name="ce52" table:formula="of:= TRUNC(([.C45]-[.C117])/[.C117]*100; 4)" office:value-type="float" office:value="1.9573">
            <text:p>1,9573</text:p>
          </table:table-cell>
          <table:table-cell table:style-name="ce54" table:formula="of:= TRUNC(([.D45]-[.D117])/[.D117]*100; 4)" office:value-type="float" office:value="-50.7007">
            <text:p>-50,7007</text:p>
          </table:table-cell>
          <table:table-cell table:style-name="ce52" table:formula="of:=[.C45]-[.C117]" office:value-type="float" office:value="-1.4217">
            <text:p>-1,4217</text:p>
          </table:table-cell>
          <table:table-cell table:style-name="ce58" table:formula="of:=[.D45]-[.D117]" office:value-type="float" office:value="1.2771">
            <text:p>1,2771</text:p>
          </table:table-cell>
          <table:table-cell table:style-name="ce59"/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2.2619">
            <text:p>-72,2619</text:p>
          </table:table-cell>
          <table:table-cell table:style-name="ce54" office:value-type="float" office:value="-2.7719">
            <text:p>-2,7719</text:p>
          </table:table-cell>
          <table:table-cell table:style-name="ce52" table:formula="of:= TRUNC(([.L45]-[.C117])/[.C117]*100; 4)" office:value-type="float" office:value="-0.5113">
            <text:p>-0,5113</text:p>
          </table:table-cell>
          <table:table-cell table:style-name="ce54" table:formula="of:= TRUNC(([.M45]-[.D117])/[.D117]*100; 4)" office:value-type="float" office:value="10.044">
            <text:p>10,044</text:p>
          </table:table-cell>
          <table:table-cell table:style-name="ce52" table:formula="of:=[.L45]-[.C117]" office:value-type="float" office:value="0.371400000000008">
            <text:p>0,3714</text:p>
          </table:table-cell>
          <table:table-cell table:style-name="ce54" table:formula="of:=[.M45]-[.D117]" office:value-type="float" office:value="-0.253">
            <text:p>-0,253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7832">
            <text:p>-71,7832</text:p>
          </table:table-cell>
          <table:table-cell table:style-name="ce54" office:value-type="float" office:value="-3.1377">
            <text:p>-3,1377</text:p>
          </table:table-cell>
          <table:table-cell table:style-name="ce52" table:formula="of:= TRUNC(([.U45]-[.C117])/[.C117]*100; 4)" office:value-type="float" office:value="-1.1703">
            <text:p>-1,1703</text:p>
          </table:table-cell>
          <table:table-cell table:style-name="ce54" table:formula="of:= TRUNC(([.V45]-[.D117])/[.D117]*100; 4)" office:value-type="float" office:value="24.5662">
            <text:p>24,5662</text:p>
          </table:table-cell>
          <table:table-cell table:style-name="ce52" table:formula="of:=[.U45]-[.C117]" office:value-type="float" office:value="0.850100000000012">
            <text:p>0,8501</text:p>
          </table:table-cell>
          <table:table-cell table:style-name="ce54" table:formula="of:=[.V45]-[.D117]" office:value-type="float" office:value="-0.6188">
            <text:p>-0,6188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4.3263">
            <text:p>-74,3263</text:p>
          </table:table-cell>
          <table:table-cell table:style-name="ce54" office:value-type="float" office:value="-0.9519">
            <text:p>-0,9519</text:p>
          </table:table-cell>
          <table:table-cell table:style-name="ce52" table:formula="of:= TRUNC(([.AD45]-[.C117])/[.C117]*100; 4)" office:value-type="float" office:value="2.3308">
            <text:p>2,3308</text:p>
          </table:table-cell>
          <table:table-cell table:style-name="ce54" table:formula="of:=TRUNC( ([.AE45]-[.D117])/[.D117]*100; 4)" office:value-type="float" office:value="-62.2096">
            <text:p>-62,2096</text:p>
          </table:table-cell>
          <table:table-cell table:style-name="ce52" table:formula="of:= [.AD45]-[.C117]" office:value-type="float" office:value="-1.693">
            <text:p>-1,693</text:p>
          </table:table-cell>
          <table:table-cell table:style-name="ce54" table:formula="of:= [.AE45]-[.D117]" office:value-type="float" office:value="1.567">
            <text:p>1,567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799">
            <text:p>-71,799</text:p>
          </table:table-cell>
          <table:table-cell office:value-type="float" office:value="-3.0931">
            <text:p>-3,0931</text:p>
          </table:table-cell>
          <table:table-cell table:style-name="ce63" table:formula="of:= TRUNC(([.AM45]-[.C117])/[.C117]*100; 4)" office:value-type="float" office:value="-1.1486">
            <text:p>-1,1486</text:p>
          </table:table-cell>
          <table:table-cell table:style-name="ce54" table:formula="of:= TRUNC(([.AN45]-[.D117])/[.D117]*100; 4)" office:value-type="float" office:value="22.7956">
            <text:p>22,7956</text:p>
          </table:table-cell>
          <table:table-cell table:style-name="ce52" table:formula="of:=  [.AM45]-[.C117]" office:value-type="float" office:value="0.834299999999999">
            <text:p>0,8343</text:p>
          </table:table-cell>
          <table:table-cell table:style-name="ce54" table:formula="of:=[.AN45]-[.D117]" office:value-type="float" office:value="-0.5742">
            <text:p>-0,5742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6277">
            <text:p>-71,6277</text:p>
          </table:table-cell>
          <table:table-cell office:value-type="float" office:value="-3.2197">
            <text:p>-3,2197</text:p>
          </table:table-cell>
          <table:table-cell table:style-name="ce63" table:formula="of:= TRUNC(([.AV45]-[.C117])/[.C117]*100; 4)" office:value-type="float" office:value="-1.3844">
            <text:p>-1,3844</text:p>
          </table:table-cell>
          <table:table-cell table:style-name="ce66" table:formula="of:= TRUNC(([.AW45]-[.D117])/[.D117]*100; 4)" office:value-type="float" office:value="27.8216">
            <text:p>27,8216</text:p>
          </table:table-cell>
          <table:table-cell table:style-name="ce63" table:formula="of:=[.AV45]-[.C117]" office:value-type="float" office:value="1.0056">
            <text:p>1,0056</text:p>
          </table:table-cell>
          <table:table-cell table:style-name="ce58" table:formula="of:=[.AW45]-[.D117]" office:value-type="float" office:value="-0.7008">
            <text:p>-0,700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3.7584">
            <text:p>-73,7584</text:p>
          </table:table-cell>
          <table:table-cell table:style-name="ce54" office:value-type="float" office:value="-1.5119">
            <text:p>-1,5119</text:p>
          </table:table-cell>
          <table:table-cell table:style-name="ce52" table:formula="of:= TRUNC(([.C46]-[.C118])/[.C118]*100; 4)" office:value-type="float" office:value="1.9713">
            <text:p>1,9713</text:p>
          </table:table-cell>
          <table:table-cell table:style-name="ce54" table:formula="of:= TRUNC(([.D46]-[.D118])/[.D118]*100; 4)" office:value-type="float" office:value="-45.1793">
            <text:p>-45,1793</text:p>
          </table:table-cell>
          <table:table-cell table:style-name="ce52" table:formula="of:=[.C46]-[.C118]" office:value-type="float" office:value="-1.4259">
            <text:p>-1,4259</text:p>
          </table:table-cell>
          <table:table-cell table:style-name="ce58" table:formula="of:=[.D46]-[.D118]" office:value-type="float" office:value="1.246">
            <text:p>1,246</text:p>
          </table:table-cell>
          <table:table-cell table:style-name="ce59"/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1.9624">
            <text:p>-71,9624</text:p>
          </table:table-cell>
          <table:table-cell table:style-name="ce54" office:value-type="float" office:value="-3.0033">
            <text:p>-3,0033</text:p>
          </table:table-cell>
          <table:table-cell table:style-name="ce52" table:formula="of:= TRUNC(([.L46]-[.C118])/[.C118]*100; 4)" office:value-type="float" office:value="-0.5116">
            <text:p>-0,5116</text:p>
          </table:table-cell>
          <table:table-cell table:style-name="ce54" table:formula="of:= TRUNC(([.M46]-[.D118])/[.D118]*100; 4)" office:value-type="float" office:value="8.898">
            <text:p>8,898</text:p>
          </table:table-cell>
          <table:table-cell table:style-name="ce52" table:formula="of:=[.L46]-[.C118]" office:value-type="float" office:value="0.370099999999994">
            <text:p>0,3701</text:p>
          </table:table-cell>
          <table:table-cell table:style-name="ce54" table:formula="of:=[.M46]-[.D118]" office:value-type="float" office:value="-0.2454">
            <text:p>-0,2454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4818">
            <text:p>-71,4818</text:p>
          </table:table-cell>
          <table:table-cell table:style-name="ce54" office:value-type="float" office:value="-3.3595">
            <text:p>-3,3595</text:p>
          </table:table-cell>
          <table:table-cell table:style-name="ce52" table:formula="of:= TRUNC(([.U46]-[.C118])/[.C118]*100; 4)" office:value-type="float" office:value="-1.176">
            <text:p>-1,176</text:p>
          </table:table-cell>
          <table:table-cell table:style-name="ce54" table:formula="of:= TRUNC(([.V46]-[.D118])/[.D118]*100; 4)" office:value-type="float" office:value="21.8136">
            <text:p>21,8136</text:p>
          </table:table-cell>
          <table:table-cell table:style-name="ce52" table:formula="of:=[.U46]-[.C118]" office:value-type="float" office:value="0.850699999999989">
            <text:p>0,8507</text:p>
          </table:table-cell>
          <table:table-cell table:style-name="ce54" table:formula="of:=[.V46]-[.D118]" office:value-type="float" office:value="-0.6016">
            <text:p>-0,6016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4.0298">
            <text:p>-74,0298</text:p>
          </table:table-cell>
          <table:table-cell table:style-name="ce54" office:value-type="float" office:value="-1.229">
            <text:p>-1,229</text:p>
          </table:table-cell>
          <table:table-cell table:style-name="ce52" table:formula="of:= TRUNC(([.AD46]-[.C118])/[.C118]*100; 4)" office:value-type="float" office:value="2.3465">
            <text:p>2,3465</text:p>
          </table:table-cell>
          <table:table-cell table:style-name="ce54" table:formula="of:=TRUNC( ([.AE46]-[.D118])/[.D118]*100; 4)" office:value-type="float" office:value="-55.4371">
            <text:p>-55,4371</text:p>
          </table:table-cell>
          <table:table-cell table:style-name="ce52" table:formula="of:= [.AD46]-[.C118]" office:value-type="float" office:value="-1.6973">
            <text:p>-1,6973</text:p>
          </table:table-cell>
          <table:table-cell table:style-name="ce54" table:formula="of:= [.AE46]-[.D118]" office:value-type="float" office:value="1.5289">
            <text:p>1,5289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4965">
            <text:p>-71,4965</text:p>
          </table:table-cell>
          <table:table-cell office:value-type="float" office:value="-3.3164">
            <text:p>-3,3164</text:p>
          </table:table-cell>
          <table:table-cell table:style-name="ce63" table:formula="of:= TRUNC(([.AM46]-[.C118])/[.C118]*100; 4)" office:value-type="float" office:value="-1.1557">
            <text:p>-1,1557</text:p>
          </table:table-cell>
          <table:table-cell table:style-name="ce54" table:formula="of:= TRUNC(([.AN46]-[.D118])/[.D118]*100; 4)" office:value-type="float" office:value="20.2509">
            <text:p>20,2509</text:p>
          </table:table-cell>
          <table:table-cell table:style-name="ce52" table:formula="of:=  [.AM46]-[.C118]" office:value-type="float" office:value="0.835999999999999">
            <text:p>0,836</text:p>
          </table:table-cell>
          <table:table-cell table:style-name="ce54" table:formula="of:=[.AN46]-[.D118]" office:value-type="float" office:value="-0.5585">
            <text:p>-0,5585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3246">
            <text:p>-71,3246</text:p>
          </table:table-cell>
          <table:table-cell office:value-type="float" office:value="-3.4394">
            <text:p>-3,4394</text:p>
          </table:table-cell>
          <table:table-cell table:style-name="ce63" table:formula="of:= TRUNC(([.AV46]-[.C118])/[.C118]*100; 4)" office:value-type="float" office:value="-1.3934">
            <text:p>-1,3934</text:p>
          </table:table-cell>
          <table:table-cell table:style-name="ce66" table:formula="of:= TRUNC(([.AW46]-[.D118])/[.D118]*100; 4)" office:value-type="float" office:value="24.7108">
            <text:p>24,7108</text:p>
          </table:table-cell>
          <table:table-cell table:style-name="ce63" table:formula="of:=[.AV46]-[.C118]" office:value-type="float" office:value="1.00789999999999">
            <text:p>1,0079</text:p>
          </table:table-cell>
          <table:table-cell table:style-name="ce58" table:formula="of:=[.AW46]-[.D118]" office:value-type="float" office:value="-0.6815">
            <text:p>-0,681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3.4618">
            <text:p>-73,4618</text:p>
          </table:table-cell>
          <table:table-cell table:style-name="ce54" office:value-type="float" office:value="-1.7753">
            <text:p>-1,7753</text:p>
          </table:table-cell>
          <table:table-cell table:style-name="ce52" table:formula="of:= TRUNC(([.C47]-[.C119])/[.C119]*100; 4)" office:value-type="float" office:value="1.987">
            <text:p>1,987</text:p>
          </table:table-cell>
          <table:table-cell table:style-name="ce54" table:formula="of:= TRUNC(([.D47]-[.D119])/[.D119]*100; 4)" office:value-type="float" office:value="-40.6412">
            <text:p>-40,6412</text:p>
          </table:table-cell>
          <table:table-cell table:style-name="ce52" table:formula="of:=[.C47]-[.C119]" office:value-type="float" office:value="-1.43129999999999">
            <text:p>-1,4313</text:p>
          </table:table-cell>
          <table:table-cell table:style-name="ce58" table:formula="of:=[.D47]-[.D119]" office:value-type="float" office:value="1.2155">
            <text:p>1,2155</text:p>
          </table:table-cell>
          <table:table-cell table:style-name="ce59"/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1.6614">
            <text:p>-71,6614</text:p>
          </table:table-cell>
          <table:table-cell table:style-name="ce54" office:value-type="float" office:value="-3.229">
            <text:p>-3,229</text:p>
          </table:table-cell>
          <table:table-cell table:style-name="ce52" table:formula="of:= TRUNC(([.L47]-[.C119])/[.C119]*100; 4)" office:value-type="float" office:value="-0.5124">
            <text:p>-0,5124</text:p>
          </table:table-cell>
          <table:table-cell table:style-name="ce54" table:formula="of:= TRUNC(([.M47]-[.D119])/[.D119]*100; 4)" office:value-type="float" office:value="7.9644">
            <text:p>7,9644</text:p>
          </table:table-cell>
          <table:table-cell table:style-name="ce52" table:formula="of:=[.L47]-[.C119]" office:value-type="float" office:value="0.369100000000003">
            <text:p>0,3691</text:p>
          </table:table-cell>
          <table:table-cell table:style-name="ce54" table:formula="of:=[.M47]-[.D119]" office:value-type="float" office:value="-0.2382">
            <text:p>-0,2382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1782">
            <text:p>-71,1782</text:p>
          </table:table-cell>
          <table:table-cell table:style-name="ce54" office:value-type="float" office:value="-3.5758">
            <text:p>-3,5758</text:p>
          </table:table-cell>
          <table:table-cell table:style-name="ce52" table:formula="of:= TRUNC(([.U47]-[.C119])/[.C119]*100; 4)" office:value-type="float" office:value="-1.1832">
            <text:p>-1,1832</text:p>
          </table:table-cell>
          <table:table-cell table:style-name="ce54" table:formula="of:= TRUNC(([.V47]-[.D119])/[.D119]*100; 4)" office:value-type="float" office:value="19.5599">
            <text:p>19,5599</text:p>
          </table:table-cell>
          <table:table-cell table:style-name="ce52" table:formula="of:=[.U47]-[.C119]" office:value-type="float" office:value="0.8523">
            <text:p>0,8523</text:p>
          </table:table-cell>
          <table:table-cell table:style-name="ce54" table:formula="of:=[.V47]-[.D119]" office:value-type="float" office:value="-0.585">
            <text:p>-0,585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3.7333">
            <text:p>-73,7333</text:p>
          </table:table-cell>
          <table:table-cell table:style-name="ce54" office:value-type="float" office:value="-1.4993">
            <text:p>-1,4993</text:p>
          </table:table-cell>
          <table:table-cell table:style-name="ce52" table:formula="of:= TRUNC(([.AD47]-[.C119])/[.C119]*100; 4)" office:value-type="float" office:value="2.3639">
            <text:p>2,3639</text:p>
          </table:table-cell>
          <table:table-cell table:style-name="ce54" table:formula="of:=TRUNC( ([.AE47]-[.D119])/[.D119]*100; 4)" office:value-type="float" office:value="-49.8696">
            <text:p>-49,8696</text:p>
          </table:table-cell>
          <table:table-cell table:style-name="ce52" table:formula="of:= [.AD47]-[.C119]" office:value-type="float" office:value="-1.7028">
            <text:p>-1,7028</text:p>
          </table:table-cell>
          <table:table-cell table:style-name="ce54" table:formula="of:= [.AE47]-[.D119]" office:value-type="float" office:value="1.4915">
            <text:p>1,4915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192">
            <text:p>-71,192</text:p>
          </table:table-cell>
          <table:table-cell office:value-type="float" office:value="-3.5341">
            <text:p>-3,5341</text:p>
          </table:table-cell>
          <table:table-cell table:style-name="ce63" table:formula="of:= TRUNC(([.AM47]-[.C119])/[.C119]*100; 4)" office:value-type="float" office:value="-1.164">
            <text:p>-1,164</text:p>
          </table:table-cell>
          <table:table-cell table:style-name="ce54" table:formula="of:= TRUNC(([.AN47]-[.D119])/[.D119]*100; 4)" office:value-type="float" office:value="18.1657">
            <text:p>18,1657</text:p>
          </table:table-cell>
          <table:table-cell table:style-name="ce52" table:formula="of:=  [.AM47]-[.C119]" office:value-type="float" office:value="0.83850000000001">
            <text:p>0,8385</text:p>
          </table:table-cell>
          <table:table-cell table:style-name="ce54" table:formula="of:=[.AN47]-[.D119]" office:value-type="float" office:value="-0.5433">
            <text:p>-0,5433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0193">
            <text:p>-71,0193</text:p>
          </table:table-cell>
          <table:table-cell office:value-type="float" office:value="-3.6535">
            <text:p>-3,6535</text:p>
          </table:table-cell>
          <table:table-cell table:style-name="ce63" table:formula="of:= TRUNC(([.AV47]-[.C119])/[.C119]*100; 4)" office:value-type="float" office:value="-1.4038">
            <text:p>-1,4038</text:p>
          </table:table-cell>
          <table:table-cell table:style-name="ce66" table:formula="of:= TRUNC(([.AW47]-[.D119])/[.D119]*100; 4)" office:value-type="float" office:value="22.1579">
            <text:p>22,1579</text:p>
          </table:table-cell>
          <table:table-cell table:style-name="ce63" table:formula="of:=[.AV47]-[.C119]" office:value-type="float" office:value="1.0112">
            <text:p>1,0112</text:p>
          </table:table-cell>
          <table:table-cell table:style-name="ce58" table:formula="of:=[.AW47]-[.D119]" office:value-type="float" office:value="-0.6627">
            <text:p>-0,662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3.1657">
            <text:p>-73,1657</text:p>
          </table:table-cell>
          <table:table-cell table:style-name="ce54" office:value-type="float" office:value="-2.0234">
            <text:p>-2,0234</text:p>
          </table:table-cell>
          <table:table-cell table:style-name="ce52" table:formula="of:= TRUNC(([.C48]-[.C120])/[.C120]*100; 4)" office:value-type="float" office:value="2.0059">
            <text:p>2,0059</text:p>
          </table:table-cell>
          <table:table-cell table:style-name="ce54" table:formula="of:= TRUNC(([.D48]-[.D120])/[.D120]*100; 4)" office:value-type="float" office:value="-37.1204">
            <text:p>-37,1204</text:p>
          </table:table-cell>
          <table:table-cell table:style-name="ce52" table:formula="of:=[.C48]-[.C120]" office:value-type="float" office:value="-1.4388">
            <text:p>-1,4388</text:p>
          </table:table-cell>
          <table:table-cell table:style-name="ce58" table:formula="of:=[.D48]-[.D120]" office:value-type="float" office:value="1.1945">
            <text:p>1,1945</text:p>
          </table:table-cell>
          <table:table-cell table:style-name="ce59"/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1.3589">
            <text:p>-71,3589</text:p>
          </table:table-cell>
          <table:table-cell table:style-name="ce54" office:value-type="float" office:value="-3.4489">
            <text:p>-3,4489</text:p>
          </table:table-cell>
          <table:table-cell table:style-name="ce52" table:formula="of:= TRUNC(([.L48]-[.C120])/[.C120]*100; 4)" office:value-type="float" office:value="-0.513">
            <text:p>-0,513</text:p>
          </table:table-cell>
          <table:table-cell table:style-name="ce54" table:formula="of:= TRUNC(([.M48]-[.D120])/[.D120]*100; 4)" office:value-type="float" office:value="7.1785">
            <text:p>7,1785</text:p>
          </table:table-cell>
          <table:table-cell table:style-name="ce52" table:formula="of:=[.L48]-[.C120]" office:value-type="float" office:value="0.367999999999995">
            <text:p>0,368</text:p>
          </table:table-cell>
          <table:table-cell table:style-name="ce54" table:formula="of:=[.M48]-[.D120]" office:value-type="float" office:value="-0.231">
            <text:p>-0,231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0.8722">
            <text:p>-70,8722</text:p>
          </table:table-cell>
          <table:table-cell table:style-name="ce54" office:value-type="float" office:value="-3.7866">
            <text:p>-3,7866</text:p>
          </table:table-cell>
          <table:table-cell table:style-name="ce52" table:formula="of:= TRUNC(([.U48]-[.C120])/[.C120]*100; 4)" office:value-type="float" office:value="-1.1916">
            <text:p>-1,1916</text:p>
          </table:table-cell>
          <table:table-cell table:style-name="ce54" table:formula="of:= TRUNC(([.V48]-[.D120])/[.D120]*100; 4)" office:value-type="float" office:value="17.673">
            <text:p>17,673</text:p>
          </table:table-cell>
          <table:table-cell table:style-name="ce52" table:formula="of:=[.U48]-[.C120]" office:value-type="float" office:value="0.854699999999994">
            <text:p>0,8547</text:p>
          </table:table-cell>
          <table:table-cell table:style-name="ce54" table:formula="of:=[.V48]-[.D120]" office:value-type="float" office:value="-0.5687">
            <text:p>-0,5687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3.4364">
            <text:p>-73,4364</text:p>
          </table:table-cell>
          <table:table-cell table:style-name="ce54" office:value-type="float" office:value="-1.7631">
            <text:p>-1,7631</text:p>
          </table:table-cell>
          <table:table-cell table:style-name="ce52" table:formula="of:= TRUNC(([.AD48]-[.C120])/[.C120]*100; 4)" office:value-type="float" office:value="2.3833">
            <text:p>2,3833</text:p>
          </table:table-cell>
          <table:table-cell table:style-name="ce54" table:formula="of:=TRUNC( ([.AE48]-[.D120])/[.D120]*100; 4)" office:value-type="float" office:value="-45.2096">
            <text:p>-45,2096</text:p>
          </table:table-cell>
          <table:table-cell table:style-name="ce52" table:formula="of:= [.AD48]-[.C120]" office:value-type="float" office:value="-1.70950000000001">
            <text:p>-1,7095</text:p>
          </table:table-cell>
          <table:table-cell table:style-name="ce54" table:formula="of:= [.AE48]-[.D120]" office:value-type="float" office:value="1.4548">
            <text:p>1,4548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0.8852">
            <text:p>-70,8852</text:p>
          </table:table-cell>
          <table:table-cell office:value-type="float" office:value="-3.7462">
            <text:p>-3,7462</text:p>
          </table:table-cell>
          <table:table-cell table:style-name="ce63" table:formula="of:= TRUNC(([.AM48]-[.C120])/[.C120]*100; 4)" office:value-type="float" office:value="-1.1734">
            <text:p>-1,1734</text:p>
          </table:table-cell>
          <table:table-cell table:style-name="ce54" table:formula="of:= TRUNC(([.AN48]-[.D120])/[.D120]*100; 4)" office:value-type="float" office:value="16.4175">
            <text:p>16,4175</text:p>
          </table:table-cell>
          <table:table-cell table:style-name="ce52" table:formula="of:=  [.AM48]-[.C120]" office:value-type="float" office:value="0.841700000000003">
            <text:p>0,8417</text:p>
          </table:table-cell>
          <table:table-cell table:style-name="ce54" table:formula="of:=[.AN48]-[.D120]" office:value-type="float" office:value="-0.5283">
            <text:p>-0,5283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0.7115">
            <text:p>-70,7115</text:p>
          </table:table-cell>
          <table:table-cell office:value-type="float" office:value="-3.8622">
            <text:p>-3,8622</text:p>
          </table:table-cell>
          <table:table-cell table:style-name="ce63" table:formula="of:= TRUNC(([.AV48]-[.C120])/[.C120]*100; 4)" office:value-type="float" office:value="-1.4156">
            <text:p>-1,4156</text:p>
          </table:table-cell>
          <table:table-cell table:style-name="ce66" table:formula="of:= TRUNC(([.AW48]-[.D120])/[.D120]*100; 4)" office:value-type="float" office:value="20.0223">
            <text:p>20,0223</text:p>
          </table:table-cell>
          <table:table-cell table:style-name="ce63" table:formula="of:=[.AV48]-[.C120]" office:value-type="float" office:value="1.0154">
            <text:p>1,0154</text:p>
          </table:table-cell>
          <table:table-cell table:style-name="ce58" table:formula="of:=[.AW48]-[.D120]" office:value-type="float" office:value="-0.6443">
            <text:p>-0,644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2.8682">
            <text:p>-72,8682</text:p>
          </table:table-cell>
          <table:table-cell table:style-name="ce54" office:value-type="float" office:value="-2.283">
            <text:p>-2,283</text:p>
          </table:table-cell>
          <table:table-cell table:style-name="ce52" table:formula="of:= TRUNC(([.C49]-[.C121])/[.C121]*100; 4)" office:value-type="float" office:value="2.0252">
            <text:p>2,0252</text:p>
          </table:table-cell>
          <table:table-cell table:style-name="ce54" table:formula="of:= TRUNC(([.D49]-[.D121])/[.D121]*100; 4)" office:value-type="float" office:value="-33.6202">
            <text:p>-33,6202</text:p>
          </table:table-cell>
          <table:table-cell table:style-name="ce52" table:formula="of:=[.C49]-[.C121]" office:value-type="float" office:value="-1.4465">
            <text:p>-1,4465</text:p>
          </table:table-cell>
          <table:table-cell table:style-name="ce58" table:formula="of:=[.D49]-[.D121]" office:value-type="float" office:value="1.1563">
            <text:p>1,1563</text:p>
          </table:table-cell>
          <table:table-cell table:style-name="ce59"/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1.0541">
            <text:p>-71,0541</text:p>
          </table:table-cell>
          <table:table-cell table:style-name="ce54" office:value-type="float" office:value="-3.6633">
            <text:p>-3,6633</text:p>
          </table:table-cell>
          <table:table-cell table:style-name="ce52" table:formula="of:= TRUNC(([.L49]-[.C121])/[.C121]*100; 4)" office:value-type="float" office:value="-0.5146">
            <text:p>-0,5146</text:p>
          </table:table-cell>
          <table:table-cell table:style-name="ce54" table:formula="of:= TRUNC(([.M49]-[.D121])/[.D121]*100; 4)" office:value-type="float" office:value="6.5129">
            <text:p>6,5129</text:p>
          </table:table-cell>
          <table:table-cell table:style-name="ce52" table:formula="of:=[.L49]-[.C121]" office:value-type="float" office:value="0.367599999999996">
            <text:p>0,3676</text:p>
          </table:table-cell>
          <table:table-cell table:style-name="ce54" table:formula="of:=[.M49]-[.D121]" office:value-type="float" office:value="-0.224">
            <text:p>-0,224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5638">
            <text:p>-70,5638</text:p>
          </table:table-cell>
          <table:table-cell table:style-name="ce54" office:value-type="float" office:value="-3.9919">
            <text:p>-3,9919</text:p>
          </table:table-cell>
          <table:table-cell table:style-name="ce52" table:formula="of:= TRUNC(([.U49]-[.C121])/[.C121]*100; 4)" office:value-type="float" office:value="-1.2011">
            <text:p>-1,2011</text:p>
          </table:table-cell>
          <table:table-cell table:style-name="ce54" table:formula="of:= TRUNC(([.V49]-[.D121])/[.D121]*100; 4)" office:value-type="float" office:value="16.0672">
            <text:p>16,0672</text:p>
          </table:table-cell>
          <table:table-cell table:style-name="ce52" table:formula="of:=[.U49]-[.C121]" office:value-type="float" office:value="0.857900000000001">
            <text:p>0,8579</text:p>
          </table:table-cell>
          <table:table-cell table:style-name="ce54" table:formula="of:=[.V49]-[.D121]" office:value-type="float" office:value="-0.5526">
            <text:p>-0,5526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3.139">
            <text:p>-73,139</text:p>
          </table:table-cell>
          <table:table-cell table:style-name="ce54" office:value-type="float" office:value="-2.0204">
            <text:p>-2,0204</text:p>
          </table:table-cell>
          <table:table-cell table:style-name="ce52" table:formula="of:= TRUNC(([.AD49]-[.C121])/[.C121]*100; 4)" office:value-type="float" office:value="2.4044">
            <text:p>2,4044</text:p>
          </table:table-cell>
          <table:table-cell table:style-name="ce54" table:formula="of:=TRUNC( ([.AE49]-[.D121])/[.D121]*100; 4)" office:value-type="float" office:value="-41.2554">
            <text:p>-41,2554</text:p>
          </table:table-cell>
          <table:table-cell table:style-name="ce52" table:formula="of:= [.AD49]-[.C121]" office:value-type="float" office:value="-1.71729999999999">
            <text:p>-1,7173</text:p>
          </table:table-cell>
          <table:table-cell table:style-name="ce54" table:formula="of:= [.AE49]-[.D121]" office:value-type="float" office:value="1.4189">
            <text:p>1,4189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5758">
            <text:p>-70,5758</text:p>
          </table:table-cell>
          <table:table-cell office:value-type="float" office:value="-3.9528">
            <text:p>-3,9528</text:p>
          </table:table-cell>
          <table:table-cell table:style-name="ce63" table:formula="of:= TRUNC(([.AM49]-[.C121])/[.C121]*100; 4)" office:value-type="float" office:value="-1.1843">
            <text:p>-1,1843</text:p>
          </table:table-cell>
          <table:table-cell table:style-name="ce54" table:formula="of:= TRUNC(([.AN49]-[.D121])/[.D121]*100; 4)" office:value-type="float" office:value="14.9303">
            <text:p>14,9303</text:p>
          </table:table-cell>
          <table:table-cell table:style-name="ce52" table:formula="of:=  [.AM49]-[.C121]" office:value-type="float" office:value="0.8459">
            <text:p>0,8459</text:p>
          </table:table-cell>
          <table:table-cell table:style-name="ce54" table:formula="of:=[.AN49]-[.D121]" office:value-type="float" office:value="-0.5135">
            <text:p>-0,5135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4009">
            <text:p>-70,4009</text:p>
          </table:table-cell>
          <table:table-cell office:value-type="float" office:value="-4.0655">
            <text:p>-4,0655</text:p>
          </table:table-cell>
          <table:table-cell table:style-name="ce63" table:formula="of:= TRUNC(([.AV49]-[.C121])/[.C121]*100; 4)" office:value-type="float" office:value="-1.4292">
            <text:p>-1,4292</text:p>
          </table:table-cell>
          <table:table-cell table:style-name="ce66" table:formula="of:= TRUNC(([.AW49]-[.D121])/[.D121]*100; 4)" office:value-type="float" office:value="18.2071">
            <text:p>18,2071</text:p>
          </table:table-cell>
          <table:table-cell table:style-name="ce63" table:formula="of:=[.AV49]-[.C121]" office:value-type="float" office:value="1.02079999999999">
            <text:p>1,0208</text:p>
          </table:table-cell>
          <table:table-cell table:style-name="ce58" table:formula="of:=[.AW49]-[.D121]" office:value-type="float" office:value="-0.6262">
            <text:p>-0,626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2.5704">
            <text:p>-72,5704</text:p>
          </table:table-cell>
          <table:table-cell table:style-name="ce54" office:value-type="float" office:value="-2.5275">
            <text:p>-2,5275</text:p>
          </table:table-cell>
          <table:table-cell table:style-name="ce52" table:formula="of:= TRUNC(([.C50]-[.C122])/[.C122]*100; 4)" office:value-type="float" office:value="2.0474">
            <text:p>2,0474</text:p>
          </table:table-cell>
          <table:table-cell table:style-name="ce54" table:formula="of:= TRUNC(([.D50]-[.D122])/[.D122]*100; 4)" office:value-type="float" office:value="-30.8462">
            <text:p>-30,8462</text:p>
          </table:table-cell>
          <table:table-cell table:style-name="ce52" table:formula="of:=[.C50]-[.C122]" office:value-type="float" office:value="-1.456">
            <text:p>-1,456</text:p>
          </table:table-cell>
          <table:table-cell table:style-name="ce58" table:formula="of:=[.D50]-[.D122]" office:value-type="float" office:value="1.1274">
            <text:p>1,1274</text:p>
          </table:table-cell>
          <table:table-cell table:style-name="ce59"/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0.7466">
            <text:p>-70,7466</text:p>
          </table:table-cell>
          <table:table-cell table:style-name="ce54" office:value-type="float" office:value="-3.8721">
            <text:p>-3,8721</text:p>
          </table:table-cell>
          <table:table-cell table:style-name="ce52" table:formula="of:= TRUNC(([.L50]-[.C122])/[.C122]*100; 4)" office:value-type="float" office:value="-0.5171">
            <text:p>-0,5171</text:p>
          </table:table-cell>
          <table:table-cell table:style-name="ce54" table:formula="of:= TRUNC(([.M50]-[.D122])/[.D122]*100; 4)" office:value-type="float" office:value="5.9427">
            <text:p>5,9427</text:p>
          </table:table-cell>
          <table:table-cell table:style-name="ce52" table:formula="of:=[.L50]-[.C122]" office:value-type="float" office:value="0.367800000000003">
            <text:p>0,3678</text:p>
          </table:table-cell>
          <table:table-cell table:style-name="ce54" table:formula="of:=[.M50]-[.D122]" office:value-type="float" office:value="-0.2172">
            <text:p>-0,2172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2526">
            <text:p>-70,2526</text:p>
          </table:table-cell>
          <table:table-cell table:style-name="ce54" office:value-type="float" office:value="-4.1919">
            <text:p>-4,1919</text:p>
          </table:table-cell>
          <table:table-cell table:style-name="ce52" table:formula="of:= TRUNC(([.U50]-[.C122])/[.C122]*100; 4)" office:value-type="float" office:value="-1.2118">
            <text:p>-1,2118</text:p>
          </table:table-cell>
          <table:table-cell table:style-name="ce54" table:formula="of:= TRUNC(([.V50]-[.D122])/[.D122]*100; 4)" office:value-type="float" office:value="14.6926">
            <text:p>14,6926</text:p>
          </table:table-cell>
          <table:table-cell table:style-name="ce52" table:formula="of:=[.U50]-[.C122]" office:value-type="float" office:value="0.861800000000002">
            <text:p>0,8618</text:p>
          </table:table-cell>
          <table:table-cell table:style-name="ce54" table:formula="of:=[.V50]-[.D122]" office:value-type="float" office:value="-0.537">
            <text:p>-0,537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2.841">
            <text:p>-72,841</text:p>
          </table:table-cell>
          <table:table-cell table:style-name="ce54" office:value-type="float" office:value="-2.2713">
            <text:p>-2,2713</text:p>
          </table:table-cell>
          <table:table-cell table:style-name="ce52" table:formula="of:= TRUNC(([.AD50]-[.C122])/[.C122]*100; 4)" office:value-type="float" office:value="2.4279">
            <text:p>2,4279</text:p>
          </table:table-cell>
          <table:table-cell table:style-name="ce54" table:formula="of:=TRUNC( ([.AE50]-[.D122])/[.D122]*100; 4)" office:value-type="float" office:value="-37.856">
            <text:p>-37,856</text:p>
          </table:table-cell>
          <table:table-cell table:style-name="ce52" table:formula="of:= [.AD50]-[.C122]" office:value-type="float" office:value="-1.72659999999999">
            <text:p>-1,7266</text:p>
          </table:table-cell>
          <table:table-cell table:style-name="ce54" table:formula="of:= [.AE50]-[.D122]" office:value-type="float" office:value="1.3836">
            <text:p>1,3836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2633">
            <text:p>-70,2633</text:p>
          </table:table-cell>
          <table:table-cell office:value-type="float" office:value="-4.1541">
            <text:p>-4,1541</text:p>
          </table:table-cell>
          <table:table-cell table:style-name="ce63" table:formula="of:= TRUNC(([.AM50]-[.C122])/[.C122]*100; 4)" office:value-type="float" office:value="-1.1968">
            <text:p>-1,1968</text:p>
          </table:table-cell>
          <table:table-cell table:style-name="ce54" table:formula="of:= TRUNC(([.AN50]-[.D122])/[.D122]*100; 4)" office:value-type="float" office:value="13.6583">
            <text:p>13,6583</text:p>
          </table:table-cell>
          <table:table-cell table:style-name="ce52" table:formula="of:=  [.AM50]-[.C122]" office:value-type="float" office:value="0.851100000000002">
            <text:p>0,8511</text:p>
          </table:table-cell>
          <table:table-cell table:style-name="ce54" table:formula="of:=[.AN50]-[.D122]" office:value-type="float" office:value="-0.4992">
            <text:p>-0,4992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0871">
            <text:p>-70,0871</text:p>
          </table:table-cell>
          <table:table-cell office:value-type="float" office:value="-4.2635">
            <text:p>-4,2635</text:p>
          </table:table-cell>
          <table:table-cell table:style-name="ce63" table:formula="of:= TRUNC(([.AV50]-[.C122])/[.C122]*100; 4)" office:value-type="float" office:value="-1.4445">
            <text:p>-1,4445</text:p>
          </table:table-cell>
          <table:table-cell table:style-name="ce66" table:formula="of:= TRUNC(([.AW50]-[.D122])/[.D122]*100; 4)" office:value-type="float" office:value="16.6516">
            <text:p>16,6516</text:p>
          </table:table-cell>
          <table:table-cell table:style-name="ce63" table:formula="of:=[.AV50]-[.C122]" office:value-type="float" office:value="1.0273">
            <text:p>1,0273</text:p>
          </table:table-cell>
          <table:table-cell table:style-name="ce58" table:formula="of:=[.AW50]-[.D122]" office:value-type="float" office:value="-0.6086">
            <text:p>-0,608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2.2707">
            <text:p>-72,2707</text:p>
          </table:table-cell>
          <table:table-cell table:style-name="ce54" office:value-type="float" office:value="-2.7659">
            <text:p>-2,7659</text:p>
          </table:table-cell>
          <table:table-cell table:style-name="ce52" table:formula="of:= TRUNC(([.C51]-[.C123])/[.C123]*100; 4)" office:value-type="float" office:value="2.0704">
            <text:p>2,0704</text:p>
          </table:table-cell>
          <table:table-cell table:style-name="ce54" table:formula="of:= TRUNC(([.D51]-[.D123])/[.D123]*100; 4)" office:value-type="float" office:value="-28.4391">
            <text:p>-28,4391</text:p>
          </table:table-cell>
          <table:table-cell table:style-name="ce52" table:formula="of:=[.C51]-[.C123]" office:value-type="float" office:value="-1.46600000000001">
            <text:p>-1,466</text:p>
          </table:table-cell>
          <table:table-cell table:style-name="ce58" table:formula="of:=[.D51]-[.D123]" office:value-type="float" office:value="1.0992">
            <text:p>1,0992</text:p>
          </table:table-cell>
          <table:table-cell table:style-name="ce59"/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0.4366">
            <text:p>-70,4366</text:p>
          </table:table-cell>
          <table:table-cell table:style-name="ce54" office:value-type="float" office:value="-4.0756">
            <text:p>-4,0756</text:p>
          </table:table-cell>
          <table:table-cell table:style-name="ce52" table:formula="of:= TRUNC(([.L51]-[.C123])/[.C123]*100; 4)" office:value-type="float" office:value="-0.5198">
            <text:p>-0,5198</text:p>
          </table:table-cell>
          <table:table-cell table:style-name="ce54" table:formula="of:= TRUNC(([.M51]-[.D123])/[.D123]*100; 4)" office:value-type="float" office:value="5.4461">
            <text:p>5,4461</text:p>
          </table:table-cell>
          <table:table-cell table:style-name="ce52" table:formula="of:=[.L51]-[.C123]" office:value-type="float" office:value="0.368099999999998">
            <text:p>0,3681</text:p>
          </table:table-cell>
          <table:table-cell table:style-name="ce54" table:formula="of:=[.M51]-[.D123]" office:value-type="float" office:value="-0.2105">
            <text:p>-0,2105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69.9377">
            <text:p>-69,9377</text:p>
          </table:table-cell>
          <table:table-cell table:style-name="ce54" office:value-type="float" office:value="-4.3868">
            <text:p>-4,3868</text:p>
          </table:table-cell>
          <table:table-cell table:style-name="ce52" table:formula="of:= TRUNC(([.U51]-[.C123])/[.C123]*100; 4)" office:value-type="float" office:value="-1.2244">
            <text:p>-1,2244</text:p>
          </table:table-cell>
          <table:table-cell table:style-name="ce54" table:formula="of:= TRUNC(([.V51]-[.D123])/[.D123]*100; 4)" office:value-type="float" office:value="13.4977">
            <text:p>13,4977</text:p>
          </table:table-cell>
          <table:table-cell table:style-name="ce52" table:formula="of:=[.U51]-[.C123]" office:value-type="float" office:value="0.86699999999999">
            <text:p>0,867</text:p>
          </table:table-cell>
          <table:table-cell table:style-name="ce54" table:formula="of:=[.V51]-[.D123]" office:value-type="float" office:value="-0.5217">
            <text:p>-0,5217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2.5421">
            <text:p>-72,5421</text:p>
          </table:table-cell>
          <table:table-cell table:style-name="ce54" office:value-type="float" office:value="-2.5161">
            <text:p>-2,5161</text:p>
          </table:table-cell>
          <table:table-cell table:style-name="ce52" table:formula="of:= TRUNC(([.AD51]-[.C123])/[.C123]*100; 4)" office:value-type="float" office:value="2.4537">
            <text:p>2,4537</text:p>
          </table:table-cell>
          <table:table-cell table:style-name="ce54" table:formula="of:=TRUNC( ([.AE51]-[.D123])/[.D123]*100; 4)" office:value-type="float" office:value="-34.902">
            <text:p>-34,902</text:p>
          </table:table-cell>
          <table:table-cell table:style-name="ce52" table:formula="of:= [.AD51]-[.C123]" office:value-type="float" office:value="-1.73740000000001">
            <text:p>-1,7374</text:p>
          </table:table-cell>
          <table:table-cell table:style-name="ce54" table:formula="of:= [.AE51]-[.D123]" office:value-type="float" office:value="1.349">
            <text:p>1,349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69.9474">
            <text:p>-69,9474</text:p>
          </table:table-cell>
          <table:table-cell office:value-type="float" office:value="-4.3502">
            <text:p>-4,3502</text:p>
          </table:table-cell>
          <table:table-cell table:style-name="ce63" table:formula="of:= TRUNC(([.AM51]-[.C123])/[.C123]*100; 4)" office:value-type="float" office:value="-1.2107">
            <text:p>-1,2107</text:p>
          </table:table-cell>
          <table:table-cell table:style-name="ce54" table:formula="of:= TRUNC(([.AN51]-[.D123])/[.D123]*100; 4)" office:value-type="float" office:value="12.5507">
            <text:p>12,5507</text:p>
          </table:table-cell>
          <table:table-cell table:style-name="ce52" table:formula="of:=  [.AM51]-[.C123]" office:value-type="float" office:value="0.857299999999995">
            <text:p>0,8573</text:p>
          </table:table-cell>
          <table:table-cell table:style-name="ce54" table:formula="of:=[.AN51]-[.D123]" office:value-type="float" office:value="-0.4851">
            <text:p>-0,4851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69.7694">
            <text:p>-69,7694</text:p>
          </table:table-cell>
          <table:table-cell office:value-type="float" office:value="-4.4563">
            <text:p>-4,4563</text:p>
          </table:table-cell>
          <table:table-cell table:style-name="ce63" table:formula="of:= TRUNC(([.AV51]-[.C123])/[.C123]*100; 4)" office:value-type="float" office:value="-1.4621">
            <text:p>-1,4621</text:p>
          </table:table-cell>
          <table:table-cell table:style-name="ce66" table:formula="of:= TRUNC(([.AW51]-[.D123])/[.D123]*100; 4)" office:value-type="float" office:value="15.2958">
            <text:p>15,2958</text:p>
          </table:table-cell>
          <table:table-cell table:style-name="ce63" table:formula="of:=[.AV51]-[.C123]" office:value-type="float" office:value="1.03529999999999">
            <text:p>1,0353</text:p>
          </table:table-cell>
          <table:table-cell table:style-name="ce58" table:formula="of:=[.AW51]-[.D123]" office:value-type="float" office:value="-0.5912">
            <text:p>-0,5912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oyenne</text:p>
          </table:table-cell>
          <table:covered-table-cell table:number-columns-repeated="2" table:style-name="ce53"/>
          <table:table-cell table:style-name="ce53" table:formula="of:= AVERAGE([.E2:.E51])" office:value-type="float" office:value="-1.93176">
            <text:p>-1,93176</text:p>
          </table:table-cell>
          <table:table-cell table:style-name="ce53" table:formula="of:= AVERAGE([.F2:.F51])" office:value-type="float" office:value="37.461022">
            <text:p>37,461022</text:p>
          </table:table-cell>
          <table:table-cell table:style-name="ce53" table:formula="of:= AVERAGE([.G2:.G51])" office:value-type="float" office:value="2.467974">
            <text:p>2,467974</text:p>
          </table:table-cell>
          <table:table-cell table:style-name="ce53" table:formula="of:= AVERAGE([.H2:.H51])" office:value-type="float" office:value="-0.247294">
            <text:p>-0,247294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N2:.N51])" office:value-type="float" office:value="0.678166">
            <text:p>0,678166</text:p>
          </table:table-cell>
          <table:table-cell table:style-name="ce53" table:formula="of:=AVERAGE([.O2:.O51])" office:value-type="float" office:value="8.44811">
            <text:p>8,44811</text:p>
          </table:table-cell>
          <table:table-cell table:style-name="ce53" table:formula="of:=AVERAGE([.P2:.P51])" office:value-type="float" office:value="0.297088799999999">
            <text:p>0,2970888</text:p>
          </table:table-cell>
          <table:table-cell table:style-name="ce53" table:formula="of:=AVERAGE([.Q2:.Q51])" office:value-type="float" office:value="-0.021732">
            <text:p>-0,021732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W2:.W51])" office:value-type="float" office:value="1.555582">
            <text:p>1,555582</text:p>
          </table:table-cell>
          <table:table-cell table:style-name="ce53" table:formula="of:=AVERAGE([.X2:.X51])" office:value-type="float" office:value="19.289318">
            <text:p>19,289318</text:p>
          </table:table-cell>
          <table:table-cell table:style-name="ce53" table:formula="of:=AVERAGE([.Y2:.Y51])" office:value-type="float" office:value="-0.0921060000000016">
            <text:p>-0,092106</text:p>
          </table:table-cell>
          <table:table-cell table:style-name="ce53" table:formula="of:=AVERAGE([.Z2:.Z51])" office:value-type="float" office:value="-0.0247491999999999">
            <text:p>-0,0247492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F2:.AF51])" office:value-type="float" office:value="-2.344346">
            <text:p>-2,344346</text:p>
          </table:table-cell>
          <table:table-cell table:style-name="ce53" table:formula="of:=AVERAGE([.AG2:.AG51])" office:value-type="float" office:value="29.237856">
            <text:p>29,237856</text:p>
          </table:table-cell>
          <table:table-cell table:style-name="ce53" table:formula="of:=AVERAGE([.AH2:.AH51])" office:value-type="float" office:value="2.747526">
            <text:p>2,747526</text:p>
          </table:table-cell>
          <table:table-cell table:style-name="ce53" table:formula="of:=AVERAGE([.AI2:.AI51])" office:value-type="float" office:value="-0.149716">
            <text:p>-0,149716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O2:.AO51])" office:value-type="float" office:value="0.0617880000000004">
            <text:p>0,061788</text:p>
          </table:table-cell>
          <table:table-cell table:style-name="ce64" table:formula="of:=AVERAGE([.AP2:.AP51])" office:value-type="float" office:value="19.827762">
            <text:p>19,827762</text:p>
          </table:table-cell>
          <table:table-cell table:style-name="ce53" table:formula="of:=AVERAGE([.AQ2:.AQ51])" office:value-type="float" office:value="0.701755999999999">
            <text:p>0,701756</text:p>
          </table:table-cell>
          <table:table-cell table:style-name="ce53" table:formula="of:=AVERAGE([.AR2:.AR51])" office:value-type="float" office:value="-0.158516">
            <text:p>-0,158516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65" table:formula="of:=AVERAGE([.AX2:.AX51])" office:value-type="float" office:value="1.139386">
            <text:p>1,139386</text:p>
          </table:table-cell>
          <table:table-cell table:style-name="ce53" table:formula="of:=AVERAGE([.AY2:.AY51])" office:value-type="float" office:value="22.48126">
            <text:p>22,48126</text:p>
          </table:table-cell>
          <table:table-cell table:style-name="ce53" table:formula="of:=AVERAGE([.AZ2:.AZ51])" office:value-type="float" office:value="0.165891999999998">
            <text:p>0,165892</text:p>
          </table:table-cell>
          <table:table-cell table:style-name="ce64" table:formula="of:=AVERAGE([.BA2:.BA51])" office:value-type="float" office:value="-0.0648779999999999">
            <text:p>-0,064878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E2:.E51])" office:value-type="float" office:value="1.8354">
            <text:p>1,8354</text:p>
          </table:table-cell>
          <table:table-cell table:style-name="ce53" table:formula="of:=MEDIAN([.F2:.F51])" office:value-type="float" office:value="-6.8236">
            <text:p>-6,8236</text:p>
          </table:table-cell>
          <table:table-cell table:style-name="ce53" table:formula="of:=MEDIAN([.G2:.G51])" office:value-type="float" office:value="-1.2462">
            <text:p>-1,2462</text:p>
          </table:table-cell>
          <table:table-cell table:style-name="ce53" table:formula="of:=MEDIAN([.H2:.H51])" office:value-type="float" office:value="0.35125">
            <text:p>0,35125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N2:.N51])" office:value-type="float" office:value="-0.515">
            <text:p>-0,515</text:p>
          </table:table-cell>
          <table:table-cell table:style-name="ce53" table:formula="of:=MEDIAN([.O2:.O51])" office:value-type="float" office:value="3.2775">
            <text:p>3,2775</text:p>
          </table:table-cell>
          <table:table-cell table:style-name="ce53" table:formula="of:=MEDIAN([.P2:.P51])" office:value-type="float" office:value="0.375700000000002">
            <text:p>0,3757</text:p>
          </table:table-cell>
          <table:table-cell table:style-name="ce53" table:formula="of:=MEDIAN([.Q2:.Q51])" office:value-type="float" office:value="-0.20825">
            <text:p>-0,2082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W2:.W51])" office:value-type="float" office:value="-1.1509">
            <text:p>-1,1509</text:p>
          </table:table-cell>
          <table:table-cell table:style-name="ce53" table:formula="of:=MEDIAN([.X2:.X51])" office:value-type="float" office:value="3.6959">
            <text:p>3,6959</text:p>
          </table:table-cell>
          <table:table-cell table:style-name="ce53" table:formula="of:=MEDIAN([.Y2:.Y51])" office:value-type="float" office:value="0.796199999999999">
            <text:p>0,7962</text:p>
          </table:table-cell>
          <table:table-cell table:style-name="ce53" table:formula="of:=MEDIAN([.Z2:.Z51])" office:value-type="float" office:value="-0.23715">
            <text:p>-0,2371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F2:.AF51])" office:value-type="float" office:value="1.92915">
            <text:p>1,92915</text:p>
          </table:table-cell>
          <table:table-cell table:style-name="ce53" table:formula="of:=MEDIAN([.AG2:.AG51])" office:value-type="float" office:value="-7.00835">
            <text:p>-7,00835</text:p>
          </table:table-cell>
          <table:table-cell table:style-name="ce53" table:formula="of:=MEDIAN([.AH2:.AH51])" office:value-type="float" office:value="-1.2243">
            <text:p>-1,2243</text:p>
          </table:table-cell>
          <table:table-cell table:style-name="ce53" table:formula="of:=MEDIAN([.AI2:.AI51])" office:value-type="float" office:value="0.361299999999999">
            <text:p>0,3613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O2:.AO51])" office:value-type="float" office:value="-1.11415">
            <text:p>-1,11415</text:p>
          </table:table-cell>
          <table:table-cell table:style-name="ce64" table:formula="of:=MEDIAN([.AP2:.AP51])" office:value-type="float" office:value="3.192">
            <text:p>3,192</text:p>
          </table:table-cell>
          <table:table-cell table:style-name="ce53" table:formula="of:=MEDIAN([.AQ2:.AQ51])" office:value-type="float" office:value="0.797899999999999">
            <text:p>0,7979</text:p>
          </table:table-cell>
          <table:table-cell table:style-name="ce53" table:formula="of:=MEDIAN([.AR2:.AR51])" office:value-type="float" office:value="-0.2047">
            <text:p>-0,2047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65" table:formula="of:=MEDIAN([.AX2:.AX51])" office:value-type="float" office:value="-1.35115">
            <text:p>-1,35115</text:p>
          </table:table-cell>
          <table:table-cell table:style-name="ce53" table:formula="of:=MEDIAN([.AY2:.AY51])" office:value-type="float" office:value="3.5965">
            <text:p>3,5965</text:p>
          </table:table-cell>
          <table:table-cell table:style-name="ce53" table:formula="of:=MEDIAN([.AZ2:.AZ51])" office:value-type="float" office:value="0.9542">
            <text:p>0,9542</text:p>
          </table:table-cell>
          <table:table-cell table:style-name="ce64" table:formula="of:=MEDIAN([.BA2:.BA51])" office:value-type="float" office:value="-0.2316">
            <text:p>-0,2316</text:p>
          </table:table-cell>
          <table:table-cell table:style-name="ce59"/>
        </table:table-row>
        <table:table-row table:style-name="ro1">
          <table:table-cell table:number-columns-repeated="8"/>
          <table:table-cell table:style-name="ce59"/>
          <table:table-cell/>
          <table:table-cell table:style-name="Default"/>
          <table:table-cell table:number-columns-repeated="3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office:value-type="string" table:number-columns-spanned="2" table:number-rows-spanned="1">
            <text:p>erreur moyenne absolut</text:p>
          </table:table-cell>
          <table:covered-table-cell/>
          <table:table-cell/>
          <table:table-cell table:style-name="ce59"/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71">
            <text:p>0,171</text:p>
          </table:table-cell>
          <table:table-cell table:style-name="ce48" office:value-type="string">
            <text:p>W</text:p>
          </table:table-cell>
          <table:table-cell table:style-name="ce26"/>
          <table:table-cell office:value-type="string">
            <text:p>v = 2,4679</text:p>
          </table:table-cell>
          <table:table-cell office:value-type="string">
            <text:p>u = -0,2472</text:p>
          </table:table-cell>
          <table:table-cell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73">
            <text:p>0,173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0,2971</text:p>
          </table:table-cell>
          <table:table-cell table:style-name="ce26" office:value-type="string">
            <text:p>u = -0,021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74">
            <text:p>0,174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-0,0921</text:p>
          </table:table-cell>
          <table:table-cell table:style-name="ce26" office:value-type="string">
            <text:p>u = -0,02474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31">
            <text:p>0,231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2,7475</text:p>
          </table:table-cell>
          <table:table-cell table:style-name="ce26" office:value-type="string">
            <text:p>u = -0,149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43">
            <text:p>0,243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 0,7017</text:p>
          </table:table-cell>
          <table:table-cell table:style-name="ce26" office:value-type="string">
            <text:p>u = -0,1585</text:p>
          </table:table-cell>
          <table:table-cell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34">
            <text:p>0,234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 0,1659</text:p>
          </table:table-cell>
          <table:table-cell table:style-name="ce26" office:value-type="string">
            <text:p>u = -0,06479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1492">
            <text:p>1492</text:p>
          </table:table-cell>
          <table:table-cell table:style-name="ce55" office:value-type="percentage" office:value="0.0717">
            <text:p>7,17%</text:p>
          </table:table-cell>
          <table:table-cell table:style-name="ce57"/>
          <table:table-cell office:value-type="string" table:number-columns-spanned="2" table:number-rows-spanned="1">
            <text:p>erreur médiane absolut</text:p>
          </table:table-cell>
          <table:covered-table-cell/>
          <table:table-cell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1498">
            <text:p>1498</text:p>
          </table:table-cell>
          <table:table-cell table:style-name="ce55" office:value-type="percentage" office:value="0.072">
            <text:p>7,20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449">
            <text:p>1449</text:p>
          </table:table-cell>
          <table:table-cell table:style-name="ce55" office:value-type="percentage" office:value="0.0697">
            <text:p>6,97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86">
            <text:p>1286</text:p>
          </table:table-cell>
          <table:table-cell table:style-name="ce55" office:value-type="percentage" office:value="0.0618">
            <text:p>6,18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90">
            <text:p>1290</text:p>
          </table:table-cell>
          <table:table-cell table:style-name="ce55" office:value-type="percentage" office:value="0.062">
            <text:p>6,20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92">
            <text:p>1292</text:p>
          </table:table-cell>
          <table:table-cell table:style-name="ce55" office:value-type="percentage" office:value="0.0621">
            <text:p>6,21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70">
            <text:p>70</text:p>
          </table:table-cell>
          <table:table-cell table:style-name="ce55" office:value-type="percentage" office:value="0.0017">
            <text:p>0,17%</text:p>
          </table:table-cell>
          <table:table-cell table:style-name="ce57"/>
          <table:table-cell office:value-type="string">
            <text:p>v = -1,2462</text:p>
          </table:table-cell>
          <table:table-cell office:value-type="string">
            <text:p>u = 0,3512</text:p>
          </table:table-cell>
          <table:table-cell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80">
            <text:p>80</text:p>
          </table:table-cell>
          <table:table-cell table:style-name="ce55" office:value-type="percentage" office:value="0.0019">
            <text:p>0,19%</text:p>
          </table:table-cell>
          <table:table-cell table:style-name="ce57"/>
          <table:table-cell table:style-name="ce26" office:value-type="string">
            <text:p>v = 0,3757</text:p>
          </table:table-cell>
          <table:table-cell table:style-name="ce26" office:value-type="string">
            <text:p>u = -0,2083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67">
            <text:p>67</text:p>
          </table:table-cell>
          <table:table-cell table:style-name="ce55" office:value-type="percentage" office:value="0.0016">
            <text:p>0,16%</text:p>
          </table:table-cell>
          <table:table-cell table:style-name="ce57"/>
          <table:table-cell table:style-name="ce26" office:value-type="string">
            <text:p>v = 0,7962</text:p>
          </table:table-cell>
          <table:table-cell table:style-name="ce26" office:value-type="string">
            <text:p>u = -0,237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 table:style-name="ce57"/>
          <table:table-cell table:style-name="ce26" office:value-type="string">
            <text:p>v = -1,2243</text:p>
          </table:table-cell>
          <table:table-cell table:style-name="ce26" office:value-type="string">
            <text:p>u = 0,3613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/>
          <table:table-cell table:style-name="ce26" office:value-type="string">
            <text:p>v = -0,7979</text:p>
          </table:table-cell>
          <table:table-cell table:style-name="ce26" office:value-type="string">
            <text:p>u =-0,2047</text:p>
          </table:table-cell>
          <table:table-cell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/>
          <table:table-cell table:style-name="ce26" office:value-type="string">
            <text:p>v = -0,9542</text:p>
          </table:table-cell>
          <table:table-cell table:style-name="ce26" office:value-type="string">
            <text:p>u =-0,2316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889">
            <text:p>8,89%</text:p>
          </table:table-cell>
          <table:table-cell table:style-name="ce57"/>
          <table:table-cell office:value-type="string" table:number-columns-spanned="2" table:number-rows-spanned="1">
            <text:p>basys 3</text:p>
          </table:table-cell>
          <table:covered-table-cell/>
          <table:table-cell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889">
            <text:p>8,89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889">
            <text:p>8,89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6778">
            <text:p>67,78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6778">
            <text:p>67,78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6778">
            <text:p>67,78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59]; 0)" office:value-type="float" office:value="11">
            <text:p>11</text:p>
          </table:table-cell>
          <table:table-cell table:style-name="ce48"/>
          <table:table-cell table:style-name="ce26"/>
          <table:table-cell office:value-type="string">
            <text:p>0,171W</text:p>
          </table:table-cell>
          <table:table-cell office:value-type="string">
            <text:p>neuron max = 11</text:p>
          </table:table-cell>
          <table:table-cell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59]; 0)" office:value-type="float" office:value="11">
            <text:p>11</text:p>
          </table:table-cell>
          <table:table-cell table:style-name="ce48"/>
          <table:table-cell table:style-name="ce26"/>
          <table:table-cell table:style-name="ce26" office:value-type="string">
            <text:p>0,173W</text:p>
          </table:table-cell>
          <table:table-cell table:style-name="ce26" office:value-type="string">
            <text:p>neuron max = 1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59]; 0)" office:value-type="float" office:value="11">
            <text:p>11</text:p>
          </table:table-cell>
          <table:table-cell table:style-name="ce48"/>
          <table:table-cell table:style-name="ce26"/>
          <table:table-cell table:style-name="ce26" office:value-type="string">
            <text:p>0,174W</text:p>
          </table:table-cell>
          <table:table-cell table:style-name="ce26" office:value-type="string">
            <text:p>neuron max = 1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59]; 0)" office:value-type="float" office:value="1">
            <text:p>1</text:p>
          </table:table-cell>
          <table:table-cell table:style-name="ce48"/>
          <table:table-cell table:style-name="ce26"/>
          <table:table-cell table:style-name="ce26" office:value-type="string">
            <text:p>0,0,231W</text:p>
          </table:table-cell>
          <table:table-cell table:style-name="ce26" office:value-type="string">
            <text:p>neuron max = 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59]; 0)" office:value-type="float" office:value="1">
            <text:p>1</text:p>
          </table:table-cell>
          <table:table-cell table:style-name="ce48"/>
          <table:table-cell/>
          <table:table-cell table:style-name="ce26" office:value-type="string">
            <text:p>0,243W</text:p>
          </table:table-cell>
          <table:table-cell table:style-name="ce26" office:value-type="string">
            <text:p>neuron max = 1</text:p>
          </table:table-cell>
          <table:table-cell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59]; 0)" office:value-type="float" office:value="1">
            <text:p>1</text:p>
          </table:table-cell>
          <table:table-cell table:style-name="ce48"/>
          <table:table-cell/>
          <table:table-cell table:style-name="ce26" office:value-type="string">
            <text:p>0,243W</text:p>
          </table:table-cell>
          <table:table-cell table:style-name="ce26" office:value-type="string">
            <text:p>neuron max = 1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9"/>
          <table:table-cell table:number-columns-repeated="3"/>
          <table:table-cell office:value-type="string">
            <text:p>nexys 4 DDR</text:p>
          </table:table-cell>
          <table:table-cell table:number-columns-repeated="2"/>
          <table:table-cell table:style-name="ce59"/>
          <table:table-cell/>
          <table:table-cell table:style-name="Default"/>
          <table:table-cell table:number-columns-repeated="3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/>
          <table:table-cell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office:value-type="string">
            <text:p>0,176W</text:p>
          </table:table-cell>
          <table:table-cell office:value-type="string">
            <text:p>neuron max = 30</text:p>
          </table:table-cell>
          <table:table-cell/>
          <table:table-cell table:style-name="ce59"/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97W</text:p>
          </table:table-cell>
          <table:table-cell table:style-name="ce26" office:value-type="string">
            <text:p>neuron max = 30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96W</text:p>
          </table:table-cell>
          <table:table-cell table:style-name="ce26" office:value-type="string">
            <text:p>neuron max = 30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56W</text:p>
          </table:table-cell>
          <table:table-cell table:style-name="ce26" office:value-type="string">
            <text:p>neuron max = 3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57W</text:p>
          </table:table-cell>
          <table:table-cell table:style-name="ce26" office:value-type="string">
            <text:p>neuron max = 3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/>
          <table:table-cell table:style-name="ce26" office:value-type="string">
            <text:p>0,259W</text:p>
          </table:table-cell>
          <table:table-cell table:style-name="ce26" office:value-type="string">
            <text:p>neuron max = 3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76">
            <text:p>0,176</text:p>
          </table:table-cell>
          <table:table-cell table:style-name="ce48" office:value-type="string">
            <text:p>W</text:p>
          </table:table-cell>
          <table:table-cell table:style-name="ce26"/>
          <table:table-cell table:number-columns-repeated="3"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97">
            <text:p>0,197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96">
            <text:p>0,196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56">
            <text:p>0,256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57">
            <text:p>0,257</text:p>
          </table:table-cell>
          <table:table-cell table:style-name="ce48" office:value-type="string">
            <text:p>W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59">
            <text:p>0,259</text:p>
          </table:table-cell>
          <table:table-cell table:style-name="ce48" office:value-type="string">
            <text:p>W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1502">
            <text:p>1502</text:p>
          </table:table-cell>
          <table:table-cell table:style-name="ce55" office:value-type="percentage" office:value="0.0237">
            <text:p>2,37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1492">
            <text:p>1492</text:p>
          </table:table-cell>
          <table:table-cell table:style-name="ce55" office:value-type="percentage" office:value="0.0235">
            <text:p>2,35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452">
            <text:p>1452</text:p>
          </table:table-cell>
          <table:table-cell table:style-name="ce55" office:value-type="percentage" office:value="0.0229">
            <text:p>2,29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87">
            <text:p>1287</text:p>
          </table:table-cell>
          <table:table-cell table:style-name="ce55" office:value-type="percentage" office:value="0.0203">
            <text:p>2,03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89">
            <text:p>1289</text:p>
          </table:table-cell>
          <table:table-cell table:style-name="ce55" office:value-type="percentage" office:value="0.0203">
            <text:p>2,03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290">
            <text:p>1290</text:p>
          </table:table-cell>
          <table:table-cell table:style-name="ce55" office:value-type="percentage" office:value="0.0203">
            <text:p>2,03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76">
            <text:p>76</text:p>
          </table:table-cell>
          <table:table-cell table:style-name="ce55" office:value-type="percentage" office:value="0.0006">
            <text:p>0,06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69">
            <text:p>69</text:p>
          </table:table-cell>
          <table:table-cell table:style-name="ce55" office:value-type="percentage" office:value="0.0005">
            <text:p>0,05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74">
            <text:p>74</text:p>
          </table:table-cell>
          <table:table-cell table:style-name="ce55" office:value-type="percentage" office:value="0.0006">
            <text:p>0,06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333">
            <text:p>3,33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333">
            <text:p>3,33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8">
            <text:p>8</text:p>
          </table:table-cell>
          <table:table-cell table:style-name="ce55" office:value-type="percentage" office:value="0.0333">
            <text:p>3,33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2542">
            <text:p>25,42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2542">
            <text:p>25,42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61">
            <text:p>61</text:p>
          </table:table-cell>
          <table:table-cell table:style-name="ce55" office:value-type="percentage" office:value="0.2542">
            <text:p>25,42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66]; 0)" office:value-type="float" office:value="30">
            <text:p>30</text:p>
          </table:table-cell>
          <table:table-cell table:style-name="ce48"/>
          <table:table-cell table:style-name="ce26"/>
          <table:table-cell table:number-columns-repeated="3"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66]; 0)" office:value-type="float" office:value="30">
            <text:p>30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66]; 0)" office:value-type="float" office:value="30">
            <text:p>30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66]; 0)" office:value-type="float" office:value="3">
            <text:p>3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66]; 0)" office:value-type="float" office:value="3">
            <text:p>3</text:p>
          </table:table-cell>
          <table:table-cell table:style-name="ce48"/>
          <table:table-cell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66]; 0)" office:value-type="float" office:value="3">
            <text:p>3</text:p>
          </table:table-cell>
          <table:table-cell table:style-name="ce48"/>
          <table:table-cell/>
          <table:table-cell table:style-name="ce26" table:number-columns-repeated="3"/>
          <table:table-cell table:style-name="ce59"/>
        </table:table-row>
        <table:table-row table:style-name="ro1">
          <table:table-cell table:number-columns-repeated="8"/>
          <table:table-cell table:style-name="ce59"/>
          <table:table-cell/>
          <table:table-cell table:style-name="Default"/>
          <table:table-cell table:number-columns-repeated="3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50" office:value-type="string" table:number-columns-spanned="3" table:number-rows-spanned="1">
            <text:p>origine</text:p>
          </table:table-cell>
          <table:covered-table-cell table:number-columns-repeated="2"/>
          <table:table-cell table:number-columns-repeated="6"/>
          <table:table-cell table:style-name="ce62" table:number-columns-spanned="3" table:number-rows-spanned="1"/>
          <table:covered-table-cell table:number-columns-repeated="2"/>
          <table:table-cell table:number-columns-repeated="4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float" office:value="-13">
            <text:p>-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58.105">
            <text:p>-58,105</text:p>
          </table:table-cell>
          <table:table-cell office:value-type="float" office:value="-12.9742">
            <text:p>-12,974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49.6702">
            <text:p>-49,6702</text:p>
          </table:table-cell>
          <table:table-cell office:value-type="float" office:value="-12.9116">
            <text:p>-12,91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32.1484">
            <text:p>-32,1484</text:p>
          </table:table-cell>
          <table:table-cell office:value-type="float" office:value="-12.782">
            <text:p>-12,78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65">
            <text:p>-65</text:p>
          </table:table-cell>
          <table:table-cell office:value-type="float" office:value="-4.3384">
            <text:p>-4,338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66.5646">
            <text:p>-66,5646</text:p>
          </table:table-cell>
          <table:table-cell office:value-type="float" office:value="-4.5179">
            <text:p>-4,51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67.543">
            <text:p>-67,543</text:p>
          </table:table-cell>
          <table:table-cell office:value-type="float" office:value="-4.6977">
            <text:p>-4,697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68.0225">
            <text:p>-68,0225</text:p>
          </table:table-cell>
          <table:table-cell office:value-type="float" office:value="-4.8759">
            <text:p>-4,875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68.1595">
            <text:p>-68,1595</text:p>
          </table:table-cell>
          <table:table-cell office:value-type="float" office:value="-5.051">
            <text:p>-5,05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8.0865">
            <text:p>-68,0865</text:p>
          </table:table-cell>
          <table:table-cell office:value-type="float" office:value="-5.2223">
            <text:p>-5,222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67.8902">
            <text:p>-67,8902</text:p>
          </table:table-cell>
          <table:table-cell office:value-type="float" office:value="-5.3894">
            <text:p>-5,389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7.6206">
            <text:p>-67,6206</text:p>
          </table:table-cell>
          <table:table-cell office:value-type="float" office:value="-5.5521">
            <text:p>-5,552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7.3049">
            <text:p>-67,3049</text:p>
          </table:table-cell>
          <table:table-cell office:value-type="float" office:value="-5.7103">
            <text:p>-5,710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66.9572">
            <text:p>-66,9572</text:p>
          </table:table-cell>
          <table:table-cell office:value-type="float" office:value="-5.8639">
            <text:p>-5,86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66.5842">
            <text:p>-66,5842</text:p>
          </table:table-cell>
          <table:table-cell office:value-type="float" office:value="-6.013">
            <text:p>-6,0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66.1881">
            <text:p>-66,1881</text:p>
          </table:table-cell>
          <table:table-cell office:value-type="float" office:value="-6.1575">
            <text:p>-6,157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65.7688">
            <text:p>-65,7688</text:p>
          </table:table-cell>
          <table:table-cell office:value-type="float" office:value="-6.2974">
            <text:p>-6,297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65.3239">
            <text:p>-65,3239</text:p>
          </table:table-cell>
          <table:table-cell office:value-type="float" office:value="-6.4327">
            <text:p>-6,432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64.8492">
            <text:p>-64,8492</text:p>
          </table:table-cell>
          <table:table-cell office:value-type="float" office:value="-6.5635">
            <text:p>-6,563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64.3386">
            <text:p>-64,3386</text:p>
          </table:table-cell>
          <table:table-cell office:value-type="float" office:value="-6.6896">
            <text:p>-6,689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63.7832">
            <text:p>-63,7832</text:p>
          </table:table-cell>
          <table:table-cell office:value-type="float" office:value="-6.8109">
            <text:p>-6,810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63.1705">
            <text:p>-63,1705</text:p>
          </table:table-cell>
          <table:table-cell office:value-type="float" office:value="-6.9274">
            <text:p>-6,927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62.482">
            <text:p>-62,482</text:p>
          </table:table-cell>
          <table:table-cell office:value-type="float" office:value="-7.0387">
            <text:p>-7,038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61.6898">
            <text:p>-61,6898</text:p>
          </table:table-cell>
          <table:table-cell office:value-type="float" office:value="-7.1447">
            <text:p>-7,14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60.7497">
            <text:p>-60,7497</text:p>
          </table:table-cell>
          <table:table-cell office:value-type="float" office:value="-7.2448">
            <text:p>-7,244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59.5869">
            <text:p>-59,5869</text:p>
          </table:table-cell>
          <table:table-cell office:value-type="float" office:value="-7.3383">
            <text:p>-7,338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58.0657">
            <text:p>-58,0657</text:p>
          </table:table-cell>
          <table:table-cell office:value-type="float" office:value="-7.4238">
            <text:p>-7,423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55.9123">
            <text:p>-55,9123</text:p>
          </table:table-cell>
          <table:table-cell office:value-type="float" office:value="-7.4989">
            <text:p>-7,49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52.4897">
            <text:p>-52,4897</text:p>
          </table:table-cell>
          <table:table-cell office:value-type="float" office:value="-7.5589">
            <text:p>-7,55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49.9666">
            <text:p>-49,9666</text:p>
          </table:table-cell>
          <table:table-cell office:value-type="float" office:value="-7.5916">
            <text:p>-7,59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28.8781">
            <text:p>-28,8781</text:p>
          </table:table-cell>
          <table:table-cell office:value-type="float" office:value="-7.5553">
            <text:p>-7,555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65">
            <text:p>-65</text:p>
          </table:table-cell>
          <table:table-cell office:value-type="float" office:value="0.8347">
            <text:p>0,83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71.2594">
            <text:p>-71,2594</text:p>
          </table:table-cell>
          <table:table-cell office:value-type="float" office:value="0.533">
            <text:p>0,53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74.2537">
            <text:p>-74,2537</text:p>
          </table:table-cell>
          <table:table-cell office:value-type="float" office:value="0.2253">
            <text:p>0,225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74.9754">
            <text:p>-74,9754</text:p>
          </table:table-cell>
          <table:table-cell office:value-type="float" office:value="-0.079">
            <text:p>-0,0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74.9345">
            <text:p>-74,9345</text:p>
          </table:table-cell>
          <table:table-cell office:value-type="float" office:value="-0.3772">
            <text:p>-0,377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74.6996">
            <text:p>-74,6996</text:p>
          </table:table-cell>
          <table:table-cell office:value-type="float" office:value="-0.6684">
            <text:p>-0,668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74.4179">
            <text:p>-74,4179</text:p>
          </table:table-cell>
          <table:table-cell office:value-type="float" office:value="-0.9527">
            <text:p>-0,952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74.1245">
            <text:p>-74,1245</text:p>
          </table:table-cell>
          <table:table-cell office:value-type="float" office:value="-1.2302">
            <text:p>-1,230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73.8279">
            <text:p>-73,8279</text:p>
          </table:table-cell>
          <table:table-cell office:value-type="float" office:value="-1.5009">
            <text:p>-1,500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73.5303">
            <text:p>-73,5303</text:p>
          </table:table-cell>
          <table:table-cell office:value-type="float" office:value="-1.765">
            <text:p>-1,76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73.232">
            <text:p>-73,232</text:p>
          </table:table-cell>
          <table:table-cell office:value-type="float" office:value="-2.0226">
            <text:p>-2,02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72.9331">
            <text:p>-72,9331</text:p>
          </table:table-cell>
          <table:table-cell office:value-type="float" office:value="-2.2739">
            <text:p>-2,27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72.6333">
            <text:p>-72,6333</text:p>
          </table:table-cell>
          <table:table-cell office:value-type="float" office:value="-2.5189">
            <text:p>-2,51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72.3325">
            <text:p>-72,3325</text:p>
          </table:table-cell>
          <table:table-cell office:value-type="float" office:value="-2.7579">
            <text:p>-2,75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72.0305">
            <text:p>-72,0305</text:p>
          </table:table-cell>
          <table:table-cell office:value-type="float" office:value="-2.9908">
            <text:p>-2,990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71.7269">
            <text:p>-71,7269</text:p>
          </table:table-cell>
          <table:table-cell office:value-type="float" office:value="-3.2179">
            <text:p>-3,21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71.4217">
            <text:p>-71,4217</text:p>
          </table:table-cell>
          <table:table-cell office:value-type="float" office:value="-3.4393">
            <text:p>-3,439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71.1144">
            <text:p>-71,1144</text:p>
          </table:table-cell>
          <table:table-cell office:value-type="float" office:value="-3.6549">
            <text:p>-3,654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70.8047">
            <text:p>-70,8047</text:p>
          </table:table-cell>
          <table:table-cell office:value-type="float" office:value="-3.8651">
            <text:p>-3,8651</text:p>
          </table:table-cell>
          <table:table-cell table:number-columns-repeated="50"/>
        </table:table-row>
        <table:table-row table:style-name="ro1" table:number-rows-repeated="2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number-columns-repeated="10"/>
          <table:table-cell table:style-name="Default"/>
          <table:table-cell table:number-columns-repeated="43"/>
        </table:table-row>
      </table:table>
      <table:table table:name="model_sync_5" table:style-name="ta1" table:print="false">
        <table:table-column table:style-name="co2" table:default-cell-style-name="Default"/>
        <table:table-column table:style-name="co2" table:default-cell-style-name="ce26"/>
        <table:table-column table:style-name="co2" table:number-columns-repeated="3" table:default-cell-style-name="Default"/>
        <table:table-column table:style-name="co2" table:number-columns-repeated="6" table:default-cell-style-name="ce26"/>
        <table:table-column table:style-name="co2" table:number-columns-repeated="43" table:default-cell-style-name="Default"/>
        <table:table-row table:style-name="ro1">
          <table:table-cell/>
          <table:table-cell table:style-name="ce45" office:value-type="string" table:number-columns-spanned="3" table:number-rows-spanned="1">
            <text:p>dt=1 <text:s/>format : 16,16</text:p>
          </table:table-cell>
          <table:covered-table-cell table:number-columns-repeated="2" table:style-name="ce51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dt = 0,5 format 16,16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 16,16</text:p>
          </table:table-cell>
          <table:covered-table-cell table:number-columns-repeated="2" table:style-name="ce12"/>
          <table:table-cell table:style-name="ce56" office:value-type="string">
            <text:p>ɛ v absolu</text:p>
          </table:table-cell>
          <table:table-cell table:style-name="ce53" office:value-type="string">
            <text:p>ɛ u absolu</text:p>
          </table:table-cell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1 format : 32,32</text:p>
          </table:table-cell>
          <table:covered-table-cell table:number-columns-repeated="2" table:style-name="ce53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C2]-[.C74])/[.C74]*100; 4)" office:value-type="float" office:value="-0">
            <text:p>-0</text:p>
          </table:table-cell>
          <table:table-cell table:style-name="ce54" table:formula="of:= TRUNC(([.D2]-[.D74])/[.D74]*100; 4)" office:value-type="float" office:value="-0.0015">
            <text:p>-0,0015</text:p>
          </table:table-cell>
          <table:table-cell table:style-name="ce52" table:formula="of:=[.C2]-[.C74]" office:value-type="float" office:value="0">
            <text:p>0</text:p>
          </table:table-cell>
          <table:table-cell table:style-name="ce58" table:formula="of:=[.D2]-[.D74]" office:value-type="float" office:value="0.000199999999999534">
            <text:p>0,0002</text:p>
          </table:table-cell>
          <table:table-cell table:style-name="ce59"/>
          <table:table-cell/>
          <table:table-cell table:style-name="ce61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L2]-[.C74])/[.C74]*100; 4)" office:value-type="float" office:value="-0">
            <text:p>-0</text:p>
          </table:table-cell>
          <table:table-cell table:style-name="ce54" table:formula="of:= TRUNC(([.M2]-[.D74])/[.D74]*100; 4)" office:value-type="float" office:value="-0.0015">
            <text:p>-0,0015</text:p>
          </table:table-cell>
          <table:table-cell table:style-name="ce52" table:formula="of:=[.L2]-[.C74]" office:value-type="float" office:value="0">
            <text:p>0</text:p>
          </table:table-cell>
          <table:table-cell table:style-name="ce54" table:formula="of:=[.M2]-[.D74]" office:value-type="float" office:value="0.000199999999999534">
            <text:p>0,0002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8">
            <text:p>-12,9998</text:p>
          </table:table-cell>
          <table:table-cell table:style-name="ce52" table:formula="of:= TRUNC(([.U2]-[.C74])/[.C74]*100; 4)" office:value-type="float" office:value="-0">
            <text:p>-0</text:p>
          </table:table-cell>
          <table:table-cell table:style-name="ce54" table:formula="of:= TRUNC(([.V2]-[.D74])/[.D74]*100; 4)" office:value-type="float" office:value="-0.0015">
            <text:p>-0,0015</text:p>
          </table:table-cell>
          <table:table-cell table:style-name="ce52" table:formula="of:=[.U2]-[.C74]" office:value-type="float" office:value="0">
            <text:p>0</text:p>
          </table:table-cell>
          <table:table-cell table:style-name="ce54" table:formula="of:=[.V2]-[.D74]" office:value-type="float" office:value="0.000199999999999534">
            <text:p>0,0002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2.9999">
            <text:p>-12,9999</text:p>
          </table:table-cell>
          <table:table-cell table:style-name="ce52" table:formula="of:= TRUNC(([.AD2]-[.C74])/[.C74]*100; 4)" office:value-type="float" office:value="-0">
            <text:p>-0</text:p>
          </table:table-cell>
          <table:table-cell table:style-name="ce54" table:formula="of:=TRUNC( ([.AE2]-[.D74])/[.D74]*100; 4)" office:value-type="float" office:value="-0.0007">
            <text:p>-0,0007</text:p>
          </table:table-cell>
          <table:table-cell table:style-name="ce52" table:formula="of:= [.AD2]-[.C74]" office:value-type="float" office:value="0">
            <text:p>0</text:p>
          </table:table-cell>
          <table:table-cell table:style-name="ce54" table:formula="of:= [.AE2]-[.D74]" office:value-type="float" office:value="0.0000999999999997669">
            <text:p>0,0001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2.9999">
            <text:p>-12,9999</text:p>
          </table:table-cell>
          <table:table-cell table:style-name="ce63" table:formula="of:= TRUNC(([.AM2]-[.C74])/[.C74]*100; 4)" office:value-type="float" office:value="-0">
            <text:p>-0</text:p>
          </table:table-cell>
          <table:table-cell table:style-name="ce54" table:formula="of:= TRUNC(([.AN2]-[.D74])/[.D74]*100; 4)" office:value-type="float" office:value="-0.0007">
            <text:p>-0,0007</text:p>
          </table:table-cell>
          <table:table-cell table:style-name="ce52" table:formula="of:=  [.AM2]-[.C74]" office:value-type="float" office:value="0">
            <text:p>0</text:p>
          </table:table-cell>
          <table:table-cell table:style-name="ce54" table:formula="of:=[.AN2]-[.D74]" office:value-type="float" office:value="0.0000999999999997669">
            <text:p>0,0001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2.9999">
            <text:p>-12,9999</text:p>
          </table:table-cell>
          <table:table-cell table:style-name="ce63" table:formula="of:= TRUNC(([.AV2]-[.C74])/[.C74]*100; 4)" office:value-type="float" office:value="-0">
            <text:p>-0</text:p>
          </table:table-cell>
          <table:table-cell table:style-name="ce66" table:formula="of:= TRUNC(([.AW2]-[.D74])/[.D74]*100; 4)" office:value-type="float" office:value="-0.0007">
            <text:p>-0,0007</text:p>
          </table:table-cell>
          <table:table-cell table:style-name="ce63" table:formula="of:=[.AV2]-[.C74]" office:value-type="float" office:value="0">
            <text:p>0</text:p>
          </table:table-cell>
          <table:table-cell table:style-name="ce58" table:formula="of:=[.AW2]-[.D74]" office:value-type="float" office:value="0.0000999999999997669">
            <text:p>0,000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0285">
            <text:p>-58,0285</text:p>
          </table:table-cell>
          <table:table-cell table:style-name="ce54" office:value-type="float" office:value="-12.9719">
            <text:p>-12,9719</text:p>
          </table:table-cell>
          <table:table-cell table:style-name="ce52" table:formula="of:= TRUNC(([.C3]-[.C75])/[.C75]*100; 4)" office:value-type="float" office:value="-0.1316">
            <text:p>-0,1316</text:p>
          </table:table-cell>
          <table:table-cell table:style-name="ce54" table:formula="of:= TRUNC(([.D3]-[.D75])/[.D75]*100; 4)" office:value-type="float" office:value="-0.0177">
            <text:p>-0,0177</text:p>
          </table:table-cell>
          <table:table-cell table:style-name="ce52" table:formula="of:=[.C3]-[.C75]" office:value-type="float" office:value="0.0764999999999958">
            <text:p>0,0765</text:p>
          </table:table-cell>
          <table:table-cell table:style-name="ce58" table:formula="of:=[.D3]-[.D75]" office:value-type="float" office:value="0.00229999999999997">
            <text:p>0,0023</text:p>
          </table:table-cell>
          <table:table-cell table:style-name="ce59"/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1361">
            <text:p>-58,1361</text:p>
          </table:table-cell>
          <table:table-cell table:style-name="ce54" office:value-type="float" office:value="-12.9792">
            <text:p>-12,9792</text:p>
          </table:table-cell>
          <table:table-cell table:style-name="ce52" table:formula="of:= TRUNC(([.L3]-[.C75])/[.C75]*100; 4)" office:value-type="float" office:value="0.0535">
            <text:p>0,0535</text:p>
          </table:table-cell>
          <table:table-cell table:style-name="ce54" table:formula="of:= TRUNC(([.M3]-[.D75])/[.D75]*100; 4)" office:value-type="float" office:value="0.0385">
            <text:p>0,0385</text:p>
          </table:table-cell>
          <table:table-cell table:style-name="ce52" table:formula="of:=[.L3]-[.C75]" office:value-type="float" office:value="-0.0311000000000021">
            <text:p>-0,0311</text:p>
          </table:table-cell>
          <table:table-cell table:style-name="ce54" table:formula="of:=[.M3]-[.D75]" office:value-type="float" office:value="-0.00500000000000078">
            <text:p>-0,00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351">
            <text:p>-58,1351</text:p>
          </table:table-cell>
          <table:table-cell table:style-name="ce54" office:value-type="float" office:value="-12.9827">
            <text:p>-12,9827</text:p>
          </table:table-cell>
          <table:table-cell table:style-name="ce52" table:formula="of:= TRUNC(([.U3]-[.C75])/[.C75]*100; 4)" office:value-type="float" office:value="0.0518">
            <text:p>0,0518</text:p>
          </table:table-cell>
          <table:table-cell table:style-name="ce54" table:formula="of:= TRUNC(([.V3]-[.D75])/[.D75]*100; 4)" office:value-type="float" office:value="0.0655">
            <text:p>0,0655</text:p>
          </table:table-cell>
          <table:table-cell table:style-name="ce52" table:formula="of:=[.U3]-[.C75]" office:value-type="float" office:value="-0.0301000000000045">
            <text:p>-0,0301</text:p>
          </table:table-cell>
          <table:table-cell table:style-name="ce54" table:formula="of:=[.V3]-[.D75]" office:value-type="float" office:value="-0.00849999999999973">
            <text:p>-0,008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">
            <text:p>-58</text:p>
          </table:table-cell>
          <table:table-cell table:style-name="ce54" office:value-type="float" office:value="-12.972">
            <text:p>-12,972</text:p>
          </table:table-cell>
          <table:table-cell table:style-name="ce52" table:formula="of:= TRUNC(([.AD3]-[.C75])/[.C75]*100; 4)" office:value-type="float" office:value="-0.1807">
            <text:p>-0,1807</text:p>
          </table:table-cell>
          <table:table-cell table:style-name="ce54" table:formula="of:=TRUNC( ([.AE3]-[.D75])/[.D75]*100; 4)" office:value-type="float" office:value="-0.0169">
            <text:p>-0,0169</text:p>
          </table:table-cell>
          <table:table-cell table:style-name="ce52" table:formula="of:= [.AD3]-[.C75]" office:value-type="float" office:value="0.104999999999997">
            <text:p>0,105</text:p>
          </table:table-cell>
          <table:table-cell table:style-name="ce54" table:formula="of:= [.AE3]-[.D75]" office:value-type="float" office:value="0.0022000000000002">
            <text:p>0,0022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85">
            <text:p>-58,1085</text:p>
          </table:table-cell>
          <table:table-cell office:value-type="float" office:value="-12.9792">
            <text:p>-12,9792</text:p>
          </table:table-cell>
          <table:table-cell table:style-name="ce63" table:formula="of:= TRUNC(([.AM3]-[.C75])/[.C75]*100; 4)" office:value-type="float" office:value="0.006">
            <text:p>0,006</text:p>
          </table:table-cell>
          <table:table-cell table:style-name="ce54" table:formula="of:= TRUNC(([.AN3]-[.D75])/[.D75]*100; 4)" office:value-type="float" office:value="0.0385">
            <text:p>0,0385</text:p>
          </table:table-cell>
          <table:table-cell table:style-name="ce52" table:formula="of:=  [.AM3]-[.C75]" office:value-type="float" office:value="-0.0035000000000025">
            <text:p>-0,0035</text:p>
          </table:table-cell>
          <table:table-cell table:style-name="ce54" table:formula="of:=[.AN3]-[.D75]" office:value-type="float" office:value="-0.00500000000000078">
            <text:p>-0,00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77">
            <text:p>-58,1077</text:p>
          </table:table-cell>
          <table:table-cell office:value-type="float" office:value="-12.9828">
            <text:p>-12,9828</text:p>
          </table:table-cell>
          <table:table-cell table:style-name="ce63" table:formula="of:= TRUNC(([.AV3]-[.C75])/[.C75]*100; 4)" office:value-type="float" office:value="0.0046">
            <text:p>0,0046</text:p>
          </table:table-cell>
          <table:table-cell table:style-name="ce66" table:formula="of:= TRUNC(([.AW3]-[.D75])/[.D75]*100; 4)" office:value-type="float" office:value="0.0662">
            <text:p>0,0662</text:p>
          </table:table-cell>
          <table:table-cell table:style-name="ce63" table:formula="of:=[.AV3]-[.C75]" office:value-type="float" office:value="-0.00270000000000437">
            <text:p>-0,0027</text:p>
          </table:table-cell>
          <table:table-cell table:style-name="ce58" table:formula="of:=[.AW3]-[.D75]" office:value-type="float" office:value="-0.0085999999999995">
            <text:p>-0,008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50.5293">
            <text:p>-50,5293</text:p>
          </table:table-cell>
          <table:table-cell table:style-name="ce54" office:value-type="float" office:value="-12.146">
            <text:p>-12,146</text:p>
          </table:table-cell>
          <table:table-cell table:style-name="ce52" table:formula="of:= TRUNC(([.C4]-[.C76])/[.C76]*100; 4)" office:value-type="float" office:value="1.7296">
            <text:p>1,7296</text:p>
          </table:table-cell>
          <table:table-cell table:style-name="ce54" table:formula="of:= TRUNC(([.D4]-[.D76])/[.D76]*100; 4)" office:value-type="float" office:value="-5.9295">
            <text:p>-5,9295</text:p>
          </table:table-cell>
          <table:table-cell table:style-name="ce52" table:formula="of:=[.C4]-[.C76]" office:value-type="float" office:value="-0.859099999999998">
            <text:p>-0,8591</text:p>
          </table:table-cell>
          <table:table-cell table:style-name="ce58" table:formula="of:=[.D4]-[.D76]" office:value-type="float" office:value="0.765599999999999">
            <text:p>0,7656</text:p>
          </table:table-cell>
          <table:table-cell table:style-name="ce59"/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49.7458">
            <text:p>-49,7458</text:p>
          </table:table-cell>
          <table:table-cell table:style-name="ce54" office:value-type="float" office:value="-12.9281">
            <text:p>-12,9281</text:p>
          </table:table-cell>
          <table:table-cell table:style-name="ce52" table:formula="of:= TRUNC(([.L4]-[.C76])/[.C76]*100; 4)" office:value-type="float" office:value="0.1522">
            <text:p>0,1522</text:p>
          </table:table-cell>
          <table:table-cell table:style-name="ce54" table:formula="of:= TRUNC(([.M4]-[.D76])/[.D76]*100; 4)" office:value-type="float" office:value="0.1277">
            <text:p>0,1277</text:p>
          </table:table-cell>
          <table:table-cell table:style-name="ce52" table:formula="of:=[.L4]-[.C76]" office:value-type="float" office:value="-0.0756000000000014">
            <text:p>-0,0756</text:p>
          </table:table-cell>
          <table:table-cell table:style-name="ce54" table:formula="of:=[.M4]-[.D76]" office:value-type="float" office:value="-0.0165000000000006">
            <text:p>-0,0165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0337">
            <text:p>-49,0337</text:p>
          </table:table-cell>
          <table:table-cell table:style-name="ce54" office:value-type="float" office:value="-12.9347">
            <text:p>-12,9347</text:p>
          </table:table-cell>
          <table:table-cell table:style-name="ce52" table:formula="of:= TRUNC(([.U4]-[.C76])/[.C76]*100; 4)" office:value-type="float" office:value="-1.2814">
            <text:p>-1,2814</text:p>
          </table:table-cell>
          <table:table-cell table:style-name="ce54" table:formula="of:= TRUNC(([.V4]-[.D76])/[.D76]*100; 4)" office:value-type="float" office:value="0.1789">
            <text:p>0,1789</text:p>
          </table:table-cell>
          <table:table-cell table:style-name="ce52" table:formula="of:=[.U4]-[.C76]" office:value-type="float" office:value="0.636499999999998">
            <text:p>0,6365</text:p>
          </table:table-cell>
          <table:table-cell table:style-name="ce54" table:formula="of:=[.V4]-[.D76]" office:value-type="float" office:value="-0.0230999999999995">
            <text:p>-0,0231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50.468">
            <text:p>-50,468</text:p>
          </table:table-cell>
          <table:table-cell table:style-name="ce54" office:value-type="float" office:value="-12.9144">
            <text:p>-12,9144</text:p>
          </table:table-cell>
          <table:table-cell table:style-name="ce52" table:formula="of:= TRUNC(([.AD4]-[.C76])/[.C76]*100; 4)" office:value-type="float" office:value="1.6061">
            <text:p>1,6061</text:p>
          </table:table-cell>
          <table:table-cell table:style-name="ce54" table:formula="of:=TRUNC( ([.AE4]-[.D76])/[.D76]*100; 4)" office:value-type="float" office:value="0.0216">
            <text:p>0,0216</text:p>
          </table:table-cell>
          <table:table-cell table:style-name="ce52" table:formula="of:= [.AD4]-[.C76]" office:value-type="float" office:value="-0.797800000000002">
            <text:p>-0,7978</text:p>
          </table:table-cell>
          <table:table-cell table:style-name="ce54" table:formula="of:= [.AE4]-[.D76]" office:value-type="float" office:value="-0.00280000000000058">
            <text:p>-0,0028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6782">
            <text:p>-49,6782</text:p>
          </table:table-cell>
          <table:table-cell office:value-type="float" office:value="-12.9279">
            <text:p>-12,9279</text:p>
          </table:table-cell>
          <table:table-cell table:style-name="ce63" table:formula="of:= TRUNC(([.AM4]-[.C76])/[.C76]*100; 4)" office:value-type="float" office:value="0.0161">
            <text:p>0,0161</text:p>
          </table:table-cell>
          <table:table-cell table:style-name="ce54" table:formula="of:= TRUNC(([.AN4]-[.D76])/[.D76]*100; 4)" office:value-type="float" office:value="0.1262">
            <text:p>0,1262</text:p>
          </table:table-cell>
          <table:table-cell table:style-name="ce52" table:formula="of:=  [.AM4]-[.C76]" office:value-type="float" office:value="-0.00799999999999557">
            <text:p>-0,008</text:p>
          </table:table-cell>
          <table:table-cell table:style-name="ce54" table:formula="of:=[.AN4]-[.D76]" office:value-type="float" office:value="-0.0162999999999993">
            <text:p>-0,0163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8.9596">
            <text:p>-48,9596</text:p>
          </table:table-cell>
          <table:table-cell office:value-type="float" office:value="-12.9346">
            <text:p>-12,9346</text:p>
          </table:table-cell>
          <table:table-cell table:style-name="ce63" table:formula="of:= TRUNC(([.AV4]-[.C76])/[.C76]*100; 4)" office:value-type="float" office:value="-1.4306">
            <text:p>-1,4306</text:p>
          </table:table-cell>
          <table:table-cell table:style-name="ce66" table:formula="of:= TRUNC(([.AW4]-[.D76])/[.D76]*100; 4)" office:value-type="float" office:value="0.1781">
            <text:p>0,1781</text:p>
          </table:table-cell>
          <table:table-cell table:style-name="ce63" table:formula="of:=[.AV4]-[.C76]" office:value-type="float" office:value="0.710599999999999">
            <text:p>0,7106</text:p>
          </table:table-cell>
          <table:table-cell table:style-name="ce58" table:formula="of:=[.AW4]-[.D76]" office:value-type="float" office:value="-0.0229999999999997">
            <text:p>-0,02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8.1496">
            <text:p>-38,1496</text:p>
          </table:table-cell>
          <table:table-cell table:style-name="ce54" office:value-type="float" office:value="-12.809">
            <text:p>-12,809</text:p>
          </table:table-cell>
          <table:table-cell table:style-name="ce52" table:formula="of:= TRUNC(([.C5]-[.C77])/[.C77]*100; 4)" office:value-type="float" office:value="18.6671">
            <text:p>18,6671</text:p>
          </table:table-cell>
          <table:table-cell table:style-name="ce54" table:formula="of:= TRUNC(([.D5]-[.D77])/[.D77]*100; 4)" office:value-type="float" office:value="0.2112">
            <text:p>0,2112</text:p>
          </table:table-cell>
          <table:table-cell table:style-name="ce52" table:formula="of:=[.C5]-[.C77]" office:value-type="float" office:value="-6.0012">
            <text:p>-6,0012</text:p>
          </table:table-cell>
          <table:table-cell table:style-name="ce58" table:formula="of:=[.D5]-[.D77]" office:value-type="float" office:value="-0.0269999999999992">
            <text:p>-0,027</text:p>
          </table:table-cell>
          <table:table-cell table:style-name="ce59"/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2.3705">
            <text:p>-32,3705</text:p>
          </table:table-cell>
          <table:table-cell table:style-name="ce54" office:value-type="float" office:value="-12.8211">
            <text:p>-12,8211</text:p>
          </table:table-cell>
          <table:table-cell table:style-name="ce52" table:formula="of:= TRUNC(([.L5]-[.C77])/[.C77]*100; 4)" office:value-type="float" office:value="0.6908">
            <text:p>0,6908</text:p>
          </table:table-cell>
          <table:table-cell table:style-name="ce54" table:formula="of:= TRUNC(([.M5]-[.D77])/[.D77]*100; 4)" office:value-type="float" office:value="0.3058">
            <text:p>0,3058</text:p>
          </table:table-cell>
          <table:table-cell table:style-name="ce52" table:formula="of:=[.L5]-[.C77]" office:value-type="float" office:value="-0.222099999999998">
            <text:p>-0,2221</text:p>
          </table:table-cell>
          <table:table-cell table:style-name="ce54" table:formula="of:=[.M5]-[.D77]" office:value-type="float" office:value="-0.0390999999999995">
            <text:p>-0,0391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3911">
            <text:p>-25,3911</text:p>
          </table:table-cell>
          <table:table-cell table:style-name="ce54" office:value-type="float" office:value="-12.8235">
            <text:p>-12,8235</text:p>
          </table:table-cell>
          <table:table-cell table:style-name="ce52" table:formula="of:= TRUNC(([.U5]-[.C77])/[.C77]*100; 4)" office:value-type="float" office:value="-21.019">
            <text:p>-21,019</text:p>
          </table:table-cell>
          <table:table-cell table:style-name="ce54" table:formula="of:= TRUNC(([.V5]-[.D77])/[.D77]*100; 4)" office:value-type="float" office:value="0.3246">
            <text:p>0,3246</text:p>
          </table:table-cell>
          <table:table-cell table:style-name="ce52" table:formula="of:=[.U5]-[.C77]" office:value-type="float" office:value="6.7573">
            <text:p>6,7573</text:p>
          </table:table-cell>
          <table:table-cell table:style-name="ce54" table:formula="of:=[.V5]-[.D77]" office:value-type="float" office:value="-0.0414999999999992">
            <text:p>-0,0415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8.0128">
            <text:p>-38,0128</text:p>
          </table:table-cell>
          <table:table-cell table:style-name="ce54" office:value-type="float" office:value="-12.8081">
            <text:p>-12,8081</text:p>
          </table:table-cell>
          <table:table-cell table:style-name="ce52" table:formula="of:= TRUNC(([.AD5]-[.C77])/[.C77]*100; 4)" office:value-type="float" office:value="18.2416">
            <text:p>18,2416</text:p>
          </table:table-cell>
          <table:table-cell table:style-name="ce54" table:formula="of:=TRUNC( ([.AE5]-[.D77])/[.D77]*100; 4)" office:value-type="float" office:value="0.2041">
            <text:p>0,2041</text:p>
          </table:table-cell>
          <table:table-cell table:style-name="ce52" table:formula="of:= [.AD5]-[.C77]" office:value-type="float" office:value="-5.8644">
            <text:p>-5,8644</text:p>
          </table:table-cell>
          <table:table-cell table:style-name="ce54" table:formula="of:= [.AE5]-[.D77]" office:value-type="float" office:value="-0.0260999999999996">
            <text:p>-0,0261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2.1688">
            <text:p>-32,1688</text:p>
          </table:table-cell>
          <table:table-cell office:value-type="float" office:value="-12.8202">
            <text:p>-12,8202</text:p>
          </table:table-cell>
          <table:table-cell table:style-name="ce63" table:formula="of:= TRUNC(([.AM5]-[.C77])/[.C77]*100; 4)" office:value-type="float" office:value="0.0634">
            <text:p>0,0634</text:p>
          </table:table-cell>
          <table:table-cell table:style-name="ce54" table:formula="of:= TRUNC(([.AN5]-[.D77])/[.D77]*100; 4)" office:value-type="float" office:value="0.2988">
            <text:p>0,2988</text:p>
          </table:table-cell>
          <table:table-cell table:style-name="ce52" table:formula="of:=  [.AM5]-[.C77]" office:value-type="float" office:value="-0.0203999999999951">
            <text:p>-0,0204</text:p>
          </table:table-cell>
          <table:table-cell table:style-name="ce54" table:formula="of:=[.AN5]-[.D77]" office:value-type="float" office:value="-0.0381999999999998">
            <text:p>-0,0382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0855">
            <text:p>-25,0855</text:p>
          </table:table-cell>
          <table:table-cell office:value-type="float" office:value="-12.8225">
            <text:p>-12,8225</text:p>
          </table:table-cell>
          <table:table-cell table:style-name="ce63" table:formula="of:= TRUNC(([.AV5]-[.C77])/[.C77]*100; 4)" office:value-type="float" office:value="-21.9696">
            <text:p>-21,9696</text:p>
          </table:table-cell>
          <table:table-cell table:style-name="ce66" table:formula="of:= TRUNC(([.AW5]-[.D77])/[.D77]*100; 4)" office:value-type="float" office:value="0.3168">
            <text:p>0,3168</text:p>
          </table:table-cell>
          <table:table-cell table:style-name="ce63" table:formula="of:=[.AV5]-[.C77]" office:value-type="float" office:value="7.0629">
            <text:p>7,0629</text:p>
          </table:table-cell>
          <table:table-cell table:style-name="ce58" table:formula="of:=[.AW5]-[.D77]" office:value-type="float" office:value="-0.0404999999999998">
            <text:p>-0,040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-7.8822">
            <text:p>-7,8822</text:p>
          </table:table-cell>
          <table:table-cell table:style-name="ce54" office:value-type="float" office:value="-12.5845">
            <text:p>-12,5845</text:p>
          </table:table-cell>
          <table:table-cell table:style-name="ce52" table:formula="of:= TRUNC(([.C6]-[.C78])/[.C78]*100; 4)" office:value-type="float" office:value="-87.8735">
            <text:p>-87,8735</text:p>
          </table:table-cell>
          <table:table-cell table:style-name="ce54" table:formula="of:= TRUNC(([.D6]-[.D78])/[.D78]*100; 4)" office:value-type="float" office:value="190.0723">
            <text:p>190,0723</text:p>
          </table:table-cell>
          <table:table-cell table:style-name="ce52" table:formula="of:=[.C6]-[.C78]" office:value-type="float" office:value="57.1178">
            <text:p>57,1178</text:p>
          </table:table-cell>
          <table:table-cell table:style-name="ce58" table:formula="of:=[.D6]-[.D78]" office:value-type="float" office:value="-8.2461">
            <text:p>-8,2461</text:p>
          </table:table-cell>
          <table:table-cell table:style-name="ce59"/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4.4969">
            <text:p>-4,4969</text:p>
          </table:table-cell>
          <table:table-cell table:style-name="ce52" table:formula="of:= TRUNC(([.L6]-[.C78])/[.C78]*100; 4)" office:value-type="float" office:value="-0">
            <text:p>-0</text:p>
          </table:table-cell>
          <table:table-cell table:style-name="ce54" table:formula="of:= TRUNC(([.M6]-[.D78])/[.D78]*100; 4)" office:value-type="float" office:value="3.6534">
            <text:p>3,6534</text:p>
          </table:table-cell>
          <table:table-cell table:style-name="ce52" table:formula="of:=[.L6]-[.C78]" office:value-type="float" office:value="0">
            <text:p>0</text:p>
          </table:table-cell>
          <table:table-cell table:style-name="ce54" table:formula="of:=[.M6]-[.D78]" office:value-type="float" office:value="-0.1585">
            <text:p>-0,158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3732">
            <text:p>-65,3732</text:p>
          </table:table-cell>
          <table:table-cell table:style-name="ce54" office:value-type="float" office:value="-4.5781">
            <text:p>-4,5781</text:p>
          </table:table-cell>
          <table:table-cell table:style-name="ce52" table:formula="of:= TRUNC(([.U6]-[.C78])/[.C78]*100; 4)" office:value-type="float" office:value="0.5741">
            <text:p>0,5741</text:p>
          </table:table-cell>
          <table:table-cell table:style-name="ce54" table:formula="of:= TRUNC(([.V6]-[.D78])/[.D78]*100; 4)" office:value-type="float" office:value="5.525">
            <text:p>5,525</text:p>
          </table:table-cell>
          <table:table-cell table:style-name="ce52" table:formula="of:=[.U6]-[.C78]" office:value-type="float" office:value="-0.373199999999997">
            <text:p>-0,3732</text:p>
          </table:table-cell>
          <table:table-cell table:style-name="ce54" table:formula="of:=[.V6]-[.D78]" office:value-type="float" office:value="-0.2397">
            <text:p>-0,2397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7.4697">
            <text:p>-7,4697</text:p>
          </table:table-cell>
          <table:table-cell table:style-name="ce54" office:value-type="float" office:value="-12.5819">
            <text:p>-12,5819</text:p>
          </table:table-cell>
          <table:table-cell table:style-name="ce52" table:formula="of:= TRUNC(([.AD6]-[.C78])/[.C78]*100; 4)" office:value-type="float" office:value="-88.5081">
            <text:p>-88,5081</text:p>
          </table:table-cell>
          <table:table-cell table:style-name="ce54" table:formula="of:=TRUNC( ([.AE6]-[.D78])/[.D78]*100; 4)" office:value-type="float" office:value="190.0124">
            <text:p>190,0124</text:p>
          </table:table-cell>
          <table:table-cell table:style-name="ce52" table:formula="of:= [.AD6]-[.C78]" office:value-type="float" office:value="57.5303">
            <text:p>57,5303</text:p>
          </table:table-cell>
          <table:table-cell table:style-name="ce54" table:formula="of:= [.AE6]-[.D78]" office:value-type="float" office:value="-8.2435">
            <text:p>-8,243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">
            <text:p>-65</text:p>
          </table:table-cell>
          <table:table-cell office:value-type="float" office:value="-4.4922">
            <text:p>-4,4922</text:p>
          </table:table-cell>
          <table:table-cell table:style-name="ce63" table:formula="of:= TRUNC(([.AM6]-[.C78])/[.C78]*100; 4)" office:value-type="float" office:value="-0">
            <text:p>-0</text:p>
          </table:table-cell>
          <table:table-cell table:style-name="ce54" table:formula="of:= TRUNC(([.AN6]-[.D78])/[.D78]*100; 4)" office:value-type="float" office:value="3.545">
            <text:p>3,545</text:p>
          </table:table-cell>
          <table:table-cell table:style-name="ce52" table:formula="of:=  [.AM6]-[.C78]" office:value-type="float" office:value="0">
            <text:p>0</text:p>
          </table:table-cell>
          <table:table-cell table:style-name="ce54" table:formula="of:=[.AN6]-[.D78]" office:value-type="float" office:value="-0.1538">
            <text:p>-0,1538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3675">
            <text:p>-65,3675</text:p>
          </table:table-cell>
          <table:table-cell office:value-type="float" office:value="-44.5724">
            <text:p>-44,5724</text:p>
          </table:table-cell>
          <table:table-cell table:style-name="ce63" table:formula="of:= TRUNC(([.AV6]-[.C78])/[.C78]*100; 4)" office:value-type="float" office:value="0.5653">
            <text:p>0,5653</text:p>
          </table:table-cell>
          <table:table-cell table:style-name="ce66" table:formula="of:= TRUNC(([.AW6]-[.D78])/[.D78]*100; 4)" office:value-type="float" office:value="927.3925">
            <text:p>927,3925</text:p>
          </table:table-cell>
          <table:table-cell table:style-name="ce63" table:formula="of:=[.AV6]-[.C78]" office:value-type="float" office:value="-0.367500000000007">
            <text:p>-0,3675</text:p>
          </table:table-cell>
          <table:table-cell table:style-name="ce58" table:formula="of:=[.AW6]-[.D78]" office:value-type="float" office:value="-40.234">
            <text:p>-40,23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3.8621">
            <text:p>-3,8621</text:p>
          </table:table-cell>
          <table:table-cell table:style-name="ce52" table:formula="of:= TRUNC(([.C7]-[.C79])/[.C79]*100; 4)" office:value-type="float" office:value="-2.3504">
            <text:p>-2,3504</text:p>
          </table:table-cell>
          <table:table-cell table:style-name="ce54" table:formula="of:= TRUNC(([.D7]-[.D79])/[.D79]*100; 4)" office:value-type="float" office:value="-14.5155">
            <text:p>-14,5155</text:p>
          </table:table-cell>
          <table:table-cell table:style-name="ce52" table:formula="of:=[.C7]-[.C79]" office:value-type="float" office:value="1.5646">
            <text:p>1,5646</text:p>
          </table:table-cell>
          <table:table-cell table:style-name="ce58" table:formula="of:=[.D7]-[.D79]" office:value-type="float" office:value="0.6558">
            <text:p>0,6558</text:p>
          </table:table-cell>
          <table:table-cell table:style-name="ce59"/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-66.4002">
            <text:p>-66,4002</text:p>
          </table:table-cell>
          <table:table-cell table:style-name="ce54" office:value-type="float" office:value="-4.6703">
            <text:p>-4,6703</text:p>
          </table:table-cell>
          <table:table-cell table:style-name="ce52" table:formula="of:= TRUNC(([.L7]-[.C79])/[.C79]*100; 4)" office:value-type="float" office:value="-0.2469">
            <text:p>-0,2469</text:p>
          </table:table-cell>
          <table:table-cell table:style-name="ce54" table:formula="of:= TRUNC(([.M7]-[.D79])/[.D79]*100; 4)" office:value-type="float" office:value="3.3732">
            <text:p>3,3732</text:p>
          </table:table-cell>
          <table:table-cell table:style-name="ce52" table:formula="of:=[.L7]-[.C79]" office:value-type="float" office:value="0.164400000000001">
            <text:p>0,1644</text:p>
          </table:table-cell>
          <table:table-cell table:style-name="ce54" table:formula="of:=[.M7]-[.D79]" office:value-type="float" office:value="-0.1524">
            <text:p>-0,1524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5543">
            <text:p>-66,5543</text:p>
          </table:table-cell>
          <table:table-cell table:style-name="ce54" office:value-type="float" office:value="-4.7497">
            <text:p>-4,7497</text:p>
          </table:table-cell>
          <table:table-cell table:style-name="ce52" table:formula="of:= TRUNC(([.U7]-[.C79])/[.C79]*100; 4)" office:value-type="float" office:value="-0.0154">
            <text:p>-0,0154</text:p>
          </table:table-cell>
          <table:table-cell table:style-name="ce54" table:formula="of:= TRUNC(([.V7]-[.D79])/[.D79]*100; 4)" office:value-type="float" office:value="5.1307">
            <text:p>5,1307</text:p>
          </table:table-cell>
          <table:table-cell table:style-name="ce52" table:formula="of:=[.U7]-[.C79]" office:value-type="float" office:value="0.0103000000000009">
            <text:p>0,0103</text:p>
          </table:table-cell>
          <table:table-cell table:style-name="ce54" table:formula="of:=[.V7]-[.D79]" office:value-type="float" office:value="-0.2318">
            <text:p>-0,2318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3.8502">
            <text:p>-3,8502</text:p>
          </table:table-cell>
          <table:table-cell table:style-name="ce52" table:formula="of:= TRUNC(([.AD7]-[.C79])/[.C79]*100; 4)" office:value-type="float" office:value="-2.3504">
            <text:p>-2,3504</text:p>
          </table:table-cell>
          <table:table-cell table:style-name="ce54" table:formula="of:=TRUNC( ([.AE7]-[.D79])/[.D79]*100; 4)" office:value-type="float" office:value="-14.7789">
            <text:p>-14,7789</text:p>
          </table:table-cell>
          <table:table-cell table:style-name="ce52" table:formula="of:= [.AD7]-[.C79]" office:value-type="float" office:value="1.5646">
            <text:p>1,5646</text:p>
          </table:table-cell>
          <table:table-cell table:style-name="ce54" table:formula="of:= [.AE7]-[.D79]" office:value-type="float" office:value="0.6677">
            <text:p>0,6677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3777">
            <text:p>-66,3777</text:p>
          </table:table-cell>
          <table:table-cell office:value-type="float" office:value="-4.6657">
            <text:p>-4,6657</text:p>
          </table:table-cell>
          <table:table-cell table:style-name="ce63" table:formula="of:= TRUNC(([.AM7]-[.C79])/[.C79]*100; 4)" office:value-type="float" office:value="-0.2807">
            <text:p>-0,2807</text:p>
          </table:table-cell>
          <table:table-cell table:style-name="ce54" table:formula="of:= TRUNC(([.AN7]-[.D79])/[.D79]*100; 4)" office:value-type="float" office:value="3.2714">
            <text:p>3,2714</text:p>
          </table:table-cell>
          <table:table-cell table:style-name="ce52" table:formula="of:=  [.AM7]-[.C79]" office:value-type="float" office:value="0.186899999999994">
            <text:p>0,1869</text:p>
          </table:table-cell>
          <table:table-cell table:style-name="ce54" table:formula="of:=[.AN7]-[.D79]" office:value-type="float" office:value="-0.1478">
            <text:p>-0,1478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5292">
            <text:p>-66,5292</text:p>
          </table:table-cell>
          <table:table-cell office:value-type="float" office:value="-4.7442">
            <text:p>-4,7442</text:p>
          </table:table-cell>
          <table:table-cell table:style-name="ce63" table:formula="of:= TRUNC(([.AV7]-[.C79])/[.C79]*100; 4)" office:value-type="float" office:value="-0.0531">
            <text:p>-0,0531</text:p>
          </table:table-cell>
          <table:table-cell table:style-name="ce66" table:formula="of:= TRUNC(([.AW7]-[.D79])/[.D79]*100; 4)" office:value-type="float" office:value="5.0089">
            <text:p>5,0089</text:p>
          </table:table-cell>
          <table:table-cell table:style-name="ce63" table:formula="of:=[.AV7]-[.C79]" office:value-type="float" office:value="0.0353999999999957">
            <text:p>0,0354</text:p>
          </table:table-cell>
          <table:table-cell table:style-name="ce58" table:formula="of:=[.AW7]-[.D79]" office:value-type="float" office:value="-0.2263">
            <text:p>-0,226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7.1662">
            <text:p>-67,1662</text:p>
          </table:table-cell>
          <table:table-cell table:style-name="ce54" office:value-type="float" office:value="-4.0534">
            <text:p>-4,0534</text:p>
          </table:table-cell>
          <table:table-cell table:style-name="ce52" table:formula="of:= TRUNC(([.C8]-[.C80])/[.C80]*100; 4)" office:value-type="float" office:value="-0.5578">
            <text:p>-0,5578</text:p>
          </table:table-cell>
          <table:table-cell table:style-name="ce54" table:formula="of:= TRUNC(([.D8]-[.D80])/[.D80]*100; 4)" office:value-type="float" office:value="-13.7152">
            <text:p>-13,7152</text:p>
          </table:table-cell>
          <table:table-cell table:style-name="ce52" table:formula="of:=[.C8]-[.C80]" office:value-type="float" office:value="0.376800000000003">
            <text:p>0,3768</text:p>
          </table:table-cell>
          <table:table-cell table:style-name="ce58" table:formula="of:=[.D8]-[.D80]" office:value-type="float" office:value="0.6443">
            <text:p>0,6443</text:p>
          </table:table-cell>
          <table:table-cell table:style-name="ce59"/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7.2738">
            <text:p>-67,2738</text:p>
          </table:table-cell>
          <table:table-cell table:style-name="ce54" office:value-type="float" office:value="-4.8443">
            <text:p>-4,8443</text:p>
          </table:table-cell>
          <table:table-cell table:style-name="ce52" table:formula="of:= TRUNC(([.L8]-[.C80])/[.C80]*100; 4)" office:value-type="float" office:value="-0.3985">
            <text:p>-0,3985</text:p>
          </table:table-cell>
          <table:table-cell table:style-name="ce54" table:formula="of:= TRUNC(([.M8]-[.D80])/[.D80]*100; 4)" office:value-type="float" office:value="3.1206">
            <text:p>3,1206</text:p>
          </table:table-cell>
          <table:table-cell table:style-name="ce52" table:formula="of:=[.L8]-[.C80]" office:value-type="float" office:value="0.269200000000012">
            <text:p>0,2692</text:p>
          </table:table-cell>
          <table:table-cell table:style-name="ce54" table:formula="of:=[.M8]-[.D80]" office:value-type="float" office:value="-0.1466">
            <text:p>-0,1466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598">
            <text:p>-67,2598</text:p>
          </table:table-cell>
          <table:table-cell table:style-name="ce54" office:value-type="float" office:value="-4.9215">
            <text:p>-4,9215</text:p>
          </table:table-cell>
          <table:table-cell table:style-name="ce52" table:formula="of:= TRUNC(([.U8]-[.C80])/[.C80]*100; 4)" office:value-type="float" office:value="-0.4192">
            <text:p>-0,4192</text:p>
          </table:table-cell>
          <table:table-cell table:style-name="ce54" table:formula="of:= TRUNC(([.V8]-[.D80])/[.D80]*100; 4)" office:value-type="float" office:value="4.764">
            <text:p>4,764</text:p>
          </table:table-cell>
          <table:table-cell table:style-name="ce52" table:formula="of:=[.U8]-[.C80]" office:value-type="float" office:value="0.283200000000008">
            <text:p>0,2832</text:p>
          </table:table-cell>
          <table:table-cell table:style-name="ce54" table:formula="of:=[.V8]-[.D80]" office:value-type="float" office:value="-0.2238">
            <text:p>-0,2238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1497">
            <text:p>-67,1497</text:p>
          </table:table-cell>
          <table:table-cell table:style-name="ce54" office:value-type="float" office:value="-4.0418">
            <text:p>-4,0418</text:p>
          </table:table-cell>
          <table:table-cell table:style-name="ce52" table:formula="of:= TRUNC(([.AD8]-[.C80])/[.C80]*100; 4)" office:value-type="float" office:value="-0.5822">
            <text:p>-0,5822</text:p>
          </table:table-cell>
          <table:table-cell table:style-name="ce54" table:formula="of:=TRUNC( ([.AE8]-[.D80])/[.D80]*100; 4)" office:value-type="float" office:value="-13.9621">
            <text:p>-13,9621</text:p>
          </table:table-cell>
          <table:table-cell table:style-name="ce52" table:formula="of:= [.AD8]-[.C80]" office:value-type="float" office:value="0.393300000000011">
            <text:p>0,3933</text:p>
          </table:table-cell>
          <table:table-cell table:style-name="ce54" table:formula="of:= [.AE8]-[.D80]" office:value-type="float" office:value="0.6559">
            <text:p>0,6559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359">
            <text:p>-67,2359</text:p>
          </table:table-cell>
          <table:table-cell office:value-type="float" office:value="-4.8397">
            <text:p>-4,8397</text:p>
          </table:table-cell>
          <table:table-cell table:style-name="ce63" table:formula="of:= TRUNC(([.AM8]-[.C80])/[.C80]*100; 4)" office:value-type="float" office:value="-0.4546">
            <text:p>-0,4546</text:p>
          </table:table-cell>
          <table:table-cell table:style-name="ce54" table:formula="of:= TRUNC(([.AN8]-[.D80])/[.D80]*100; 4)" office:value-type="float" office:value="3.0227">
            <text:p>3,0227</text:p>
          </table:table-cell>
          <table:table-cell table:style-name="ce52" table:formula="of:=  [.AM8]-[.C80]" office:value-type="float" office:value="0.307100000000005">
            <text:p>0,3071</text:p>
          </table:table-cell>
          <table:table-cell table:style-name="ce54" table:formula="of:=[.AN8]-[.D80]" office:value-type="float" office:value="-0.141999999999999">
            <text:p>-0,142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214">
            <text:p>-67,2214</text:p>
          </table:table-cell>
          <table:table-cell office:value-type="float" office:value="-4.916">
            <text:p>-4,916</text:p>
          </table:table-cell>
          <table:table-cell table:style-name="ce63" table:formula="of:= TRUNC(([.AV8]-[.C80])/[.C80]*100; 4)" office:value-type="float" office:value="-0.4761">
            <text:p>-0,4761</text:p>
          </table:table-cell>
          <table:table-cell table:style-name="ce66" table:formula="of:= TRUNC(([.AW8]-[.D80])/[.D80]*100; 4)" office:value-type="float" office:value="4.6469">
            <text:p>4,6469</text:p>
          </table:table-cell>
          <table:table-cell table:style-name="ce63" table:formula="of:=[.AV8]-[.C80]" office:value-type="float" office:value="0.321600000000004">
            <text:p>0,3216</text:p>
          </table:table-cell>
          <table:table-cell table:style-name="ce58" table:formula="of:=[.AW8]-[.D80]" office:value-type="float" office:value="-0.2183">
            <text:p>-0,218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8.5218">
            <text:p>-68,5218</text:p>
          </table:table-cell>
          <table:table-cell table:style-name="ce54" office:value-type="float" office:value="-4.2463">
            <text:p>-4,2463</text:p>
          </table:table-cell>
          <table:table-cell table:style-name="ce52" table:formula="of:= TRUNC(([.C9]-[.C81])/[.C81]*100; 4)" office:value-type="float" office:value="0.734">
            <text:p>0,734</text:p>
          </table:table-cell>
          <table:table-cell table:style-name="ce54" table:formula="of:= TRUNC(([.D9]-[.D81])/[.D81]*100; 4)" office:value-type="float" office:value="-12.9124">
            <text:p>-12,9124</text:p>
          </table:table-cell>
          <table:table-cell table:style-name="ce52" table:formula="of:=[.C9]-[.C81]" office:value-type="float" office:value="-0.499300000000005">
            <text:p>-0,4993</text:p>
          </table:table-cell>
          <table:table-cell table:style-name="ce58" table:formula="of:=[.D9]-[.D81]" office:value-type="float" office:value="0.6296">
            <text:p>0,6296</text:p>
          </table:table-cell>
          <table:table-cell table:style-name="ce59"/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7.7036">
            <text:p>-67,7036</text:p>
          </table:table-cell>
          <table:table-cell table:style-name="ce54" office:value-type="float" office:value="-5.0169">
            <text:p>-5,0169</text:p>
          </table:table-cell>
          <table:table-cell table:style-name="ce52" table:formula="of:= TRUNC(([.L9]-[.C81])/[.C81]*100; 4)" office:value-type="float" office:value="-0.4688">
            <text:p>-0,4688</text:p>
          </table:table-cell>
          <table:table-cell table:style-name="ce54" table:formula="of:= TRUNC(([.M9]-[.D81])/[.D81]*100; 4)" office:value-type="float" office:value="2.8917">
            <text:p>2,8917</text:p>
          </table:table-cell>
          <table:table-cell table:style-name="ce52" table:formula="of:=[.L9]-[.C81]" office:value-type="float" office:value="0.318899999999999">
            <text:p>0,3189</text:p>
          </table:table-cell>
          <table:table-cell table:style-name="ce54" table:formula="of:=[.M9]-[.D81]" office:value-type="float" office:value="-0.141">
            <text:p>-0,141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59">
            <text:p>-67,59</text:p>
          </table:table-cell>
          <table:table-cell table:style-name="ce54" office:value-type="float" office:value="-5.0917">
            <text:p>-5,0917</text:p>
          </table:table-cell>
          <table:table-cell table:style-name="ce52" table:formula="of:= TRUNC(([.U9]-[.C81])/[.C81]*100; 4)" office:value-type="float" office:value="-0.6358">
            <text:p>-0,6358</text:p>
          </table:table-cell>
          <table:table-cell table:style-name="ce54" table:formula="of:= TRUNC(([.V9]-[.D81])/[.D81]*100; 4)" office:value-type="float" office:value="4.4258">
            <text:p>4,4258</text:p>
          </table:table-cell>
          <table:table-cell table:style-name="ce52" table:formula="of:=[.U9]-[.C81]" office:value-type="float" office:value="0.43249999999999">
            <text:p>0,4325</text:p>
          </table:table-cell>
          <table:table-cell table:style-name="ce54" table:formula="of:=[.V9]-[.D81]" office:value-type="float" office:value="-0.215800000000001">
            <text:p>-0,2158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8.493">
            <text:p>-68,493</text:p>
          </table:table-cell>
          <table:table-cell table:style-name="ce54" office:value-type="float" office:value="-4.235">
            <text:p>-4,235</text:p>
          </table:table-cell>
          <table:table-cell table:style-name="ce52" table:formula="of:= TRUNC(([.AD9]-[.C81])/[.C81]*100; 4)" office:value-type="float" office:value="0.6916">
            <text:p>0,6916</text:p>
          </table:table-cell>
          <table:table-cell table:style-name="ce54" table:formula="of:=TRUNC( ([.AE9]-[.D81])/[.D81]*100; 4)" office:value-type="float" office:value="-13.1442">
            <text:p>-13,1442</text:p>
          </table:table-cell>
          <table:table-cell table:style-name="ce52" table:formula="of:= [.AD9]-[.C81]" office:value-type="float" office:value="-0.470500000000001">
            <text:p>-0,4705</text:p>
          </table:table-cell>
          <table:table-cell table:style-name="ce54" table:formula="of:= [.AE9]-[.D81]" office:value-type="float" office:value="0.640899999999999">
            <text:p>0,6409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6557">
            <text:p>-67,6557</text:p>
          </table:table-cell>
          <table:table-cell office:value-type="float" office:value="-5.0124">
            <text:p>-5,0124</text:p>
          </table:table-cell>
          <table:table-cell table:style-name="ce63" table:formula="of:= TRUNC(([.AM9]-[.C81])/[.C81]*100; 4)" office:value-type="float" office:value="-0.5392">
            <text:p>-0,5392</text:p>
          </table:table-cell>
          <table:table-cell table:style-name="ce54" table:formula="of:= TRUNC(([.AN9]-[.D81])/[.D81]*100; 4)" office:value-type="float" office:value="2.7994">
            <text:p>2,7994</text:p>
          </table:table-cell>
          <table:table-cell table:style-name="ce52" table:formula="of:=  [.AM9]-[.C81]" office:value-type="float" office:value="0.366799999999998">
            <text:p>0,3668</text:p>
          </table:table-cell>
          <table:table-cell table:style-name="ce54" table:formula="of:=[.AN9]-[.D81]" office:value-type="float" office:value="-0.136500000000001">
            <text:p>-0,1365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5436">
            <text:p>-67,5436</text:p>
          </table:table-cell>
          <table:table-cell office:value-type="float" office:value="-5.0862">
            <text:p>-5,0862</text:p>
          </table:table-cell>
          <table:table-cell table:style-name="ce63" table:formula="of:= TRUNC(([.AV9]-[.C81])/[.C81]*100; 4)" office:value-type="float" office:value="-0.704">
            <text:p>-0,704</text:p>
          </table:table-cell>
          <table:table-cell table:style-name="ce66" table:formula="of:= TRUNC(([.AW9]-[.D81])/[.D81]*100; 4)" office:value-type="float" office:value="4.313">
            <text:p>4,313</text:p>
          </table:table-cell>
          <table:table-cell table:style-name="ce63" table:formula="of:=[.AV9]-[.C81]" office:value-type="float" office:value="0.478899999999996">
            <text:p>0,4789</text:p>
          </table:table-cell>
          <table:table-cell table:style-name="ce58" table:formula="of:=[.AW9]-[.D81]" office:value-type="float" office:value="-0.2103">
            <text:p>-0,210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9.1063">
            <text:p>-69,1063</text:p>
          </table:table-cell>
          <table:table-cell table:style-name="ce54" office:value-type="float" office:value="-4.4377">
            <text:p>-4,4377</text:p>
          </table:table-cell>
          <table:table-cell table:style-name="ce52" table:formula="of:= TRUNC(([.C10]-[.C82])/[.C82]*100; 4)" office:value-type="float" office:value="1.389">
            <text:p>1,389</text:p>
          </table:table-cell>
          <table:table-cell table:style-name="ce54" table:formula="of:= TRUNC(([.D10]-[.D82])/[.D82]*100; 4)" office:value-type="float" office:value="-12.1421">
            <text:p>-12,1421</text:p>
          </table:table-cell>
          <table:table-cell table:style-name="ce52" table:formula="of:=[.C10]-[.C82]" office:value-type="float" office:value="-0.94680000000001">
            <text:p>-0,9468</text:p>
          </table:table-cell>
          <table:table-cell table:style-name="ce58" table:formula="of:=[.D10]-[.D82]" office:value-type="float" office:value="0.6133">
            <text:p>0,6133</text:p>
          </table:table-cell>
          <table:table-cell table:style-name="ce59"/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7.8219">
            <text:p>-67,8219</text:p>
          </table:table-cell>
          <table:table-cell table:style-name="ce54" office:value-type="float" office:value="-5.1869">
            <text:p>-5,1869</text:p>
          </table:table-cell>
          <table:table-cell table:style-name="ce52" table:formula="of:= TRUNC(([.L10]-[.C82])/[.C82]*100; 4)" office:value-type="float" office:value="-0.4953">
            <text:p>-0,4953</text:p>
          </table:table-cell>
          <table:table-cell table:style-name="ce54" table:formula="of:= TRUNC(([.M10]-[.D82])/[.D82]*100; 4)" office:value-type="float" office:value="2.6905">
            <text:p>2,6905</text:p>
          </table:table-cell>
          <table:table-cell table:style-name="ce52" table:formula="of:=[.L10]-[.C82]" office:value-type="float" office:value="0.337599999999995">
            <text:p>0,3376</text:p>
          </table:table-cell>
          <table:table-cell table:style-name="ce54" table:formula="of:=[.M10]-[.D82]" office:value-type="float" office:value="-0.135899999999999">
            <text:p>-0,1359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6614">
            <text:p>-67,6614</text:p>
          </table:table-cell>
          <table:table-cell table:style-name="ce54" office:value-type="float" office:value="-5.2591">
            <text:p>-5,2591</text:p>
          </table:table-cell>
          <table:table-cell table:style-name="ce52" table:formula="of:= TRUNC(([.U10]-[.C82])/[.C82]*100; 4)" office:value-type="float" office:value="-0.7307">
            <text:p>-0,7307</text:p>
          </table:table-cell>
          <table:table-cell table:style-name="ce54" table:formula="of:= TRUNC(([.V10]-[.D82])/[.D82]*100; 4)" office:value-type="float" office:value="4.1199">
            <text:p>4,1199</text:p>
          </table:table-cell>
          <table:table-cell table:style-name="ce52" table:formula="of:=[.U10]-[.C82]" office:value-type="float" office:value="0.498099999999994">
            <text:p>0,4981</text:p>
          </table:table-cell>
          <table:table-cell table:style-name="ce54" table:formula="of:=[.V10]-[.D82]" office:value-type="float" office:value="-0.2081">
            <text:p>-0,2081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9.0713">
            <text:p>-69,0713</text:p>
          </table:table-cell>
          <table:table-cell table:style-name="ce54" office:value-type="float" office:value="-4.4266">
            <text:p>-4,4266</text:p>
          </table:table-cell>
          <table:table-cell table:style-name="ce52" table:formula="of:= TRUNC(([.AD10]-[.C82])/[.C82]*100; 4)" office:value-type="float" office:value="1.3377">
            <text:p>1,3377</text:p>
          </table:table-cell>
          <table:table-cell table:style-name="ce54" table:formula="of:=TRUNC( ([.AE10]-[.D82])/[.D82]*100; 4)" office:value-type="float" office:value="-12.3619">
            <text:p>-12,3619</text:p>
          </table:table-cell>
          <table:table-cell table:style-name="ce52" table:formula="of:= [.AD10]-[.C82]" office:value-type="float" office:value="-0.9118">
            <text:p>-0,9118</text:p>
          </table:table-cell>
          <table:table-cell table:style-name="ce54" table:formula="of:= [.AE10]-[.D82]" office:value-type="float" office:value="0.624400000000001">
            <text:p>0,6244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7692">
            <text:p>-67,7692</text:p>
          </table:table-cell>
          <table:table-cell office:value-type="float" office:value="-5.1823">
            <text:p>-5,1823</text:p>
          </table:table-cell>
          <table:table-cell table:style-name="ce63" table:formula="of:= TRUNC(([.AM10]-[.C82])/[.C82]*100; 4)" office:value-type="float" office:value="-0.5726">
            <text:p>-0,5726</text:p>
          </table:table-cell>
          <table:table-cell table:style-name="ce54" table:formula="of:= TRUNC(([.AN10]-[.D82])/[.D82]*100; 4)" office:value-type="float" office:value="2.5994">
            <text:p>2,5994</text:p>
          </table:table-cell>
          <table:table-cell table:style-name="ce52" table:formula="of:=  [.AM10]-[.C82]" office:value-type="float" office:value="0.390299999999996">
            <text:p>0,3903</text:p>
          </table:table-cell>
          <table:table-cell table:style-name="ce54" table:formula="of:=[.AN10]-[.D82]" office:value-type="float" office:value="-0.1313">
            <text:p>-0,1313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6101">
            <text:p>-67,6101</text:p>
          </table:table-cell>
          <table:table-cell office:value-type="float" office:value="-5.2536">
            <text:p>-5,2536</text:p>
          </table:table-cell>
          <table:table-cell table:style-name="ce63" table:formula="of:= TRUNC(([.AV10]-[.C82])/[.C82]*100; 4)" office:value-type="float" office:value="-0.806">
            <text:p>-0,806</text:p>
          </table:table-cell>
          <table:table-cell table:style-name="ce66" table:formula="of:= TRUNC(([.AW10]-[.D82])/[.D82]*100; 4)" office:value-type="float" office:value="4.011">
            <text:p>4,011</text:p>
          </table:table-cell>
          <table:table-cell table:style-name="ce63" table:formula="of:=[.AV10]-[.C82]" office:value-type="float" office:value="0.549399999999991">
            <text:p>0,5494</text:p>
          </table:table-cell>
          <table:table-cell table:style-name="ce58" table:formula="of:=[.AW10]-[.D82]" office:value-type="float" office:value="-0.202599999999999">
            <text:p>-0,202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9.2045">
            <text:p>-69,2045</text:p>
          </table:table-cell>
          <table:table-cell table:style-name="ce54" office:value-type="float" office:value="-4.6257">
            <text:p>-4,6257</text:p>
          </table:table-cell>
          <table:table-cell table:style-name="ce52" table:formula="of:= TRUNC(([.C11]-[.C83])/[.C83]*100; 4)" office:value-type="float" office:value="1.642">
            <text:p>1,642</text:p>
          </table:table-cell>
          <table:table-cell table:style-name="ce54" table:formula="of:= TRUNC(([.D11]-[.D83])/[.D83]*100; 4)" office:value-type="float" office:value="-11.424">
            <text:p>-11,424</text:p>
          </table:table-cell>
          <table:table-cell table:style-name="ce52" table:formula="of:=[.C11]-[.C83]" office:value-type="float" office:value="-1.118">
            <text:p>-1,118</text:p>
          </table:table-cell>
          <table:table-cell table:style-name="ce58" table:formula="of:=[.D11]-[.D83]" office:value-type="float" office:value="0.5966">
            <text:p>0,5966</text:p>
          </table:table-cell>
          <table:table-cell table:style-name="ce59"/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7.7445">
            <text:p>-67,7445</text:p>
          </table:table-cell>
          <table:table-cell table:style-name="ce54" office:value-type="float" office:value="-5.3533">
            <text:p>-5,3533</text:p>
          </table:table-cell>
          <table:table-cell table:style-name="ce52" table:formula="of:= TRUNC(([.L11]-[.C83])/[.C83]*100; 4)" office:value-type="float" office:value="-0.5023">
            <text:p>-0,5023</text:p>
          </table:table-cell>
          <table:table-cell table:style-name="ce54" table:formula="of:= TRUNC(([.M11]-[.D83])/[.D83]*100; 4)" office:value-type="float" office:value="2.5084">
            <text:p>2,5084</text:p>
          </table:table-cell>
          <table:table-cell table:style-name="ce52" table:formula="of:=[.L11]-[.C83]" office:value-type="float" office:value="0.341999999999999">
            <text:p>0,342</text:p>
          </table:table-cell>
          <table:table-cell table:style-name="ce54" table:formula="of:=[.M11]-[.D83]" office:value-type="float" office:value="-0.131">
            <text:p>-0,131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5657">
            <text:p>-67,5657</text:p>
          </table:table-cell>
          <table:table-cell table:style-name="ce54" office:value-type="float" office:value="-5.4231">
            <text:p>-5,4231</text:p>
          </table:table-cell>
          <table:table-cell table:style-name="ce52" table:formula="of:= TRUNC(([.U11]-[.C83])/[.C83]*100; 4)" office:value-type="float" office:value="-0.7649">
            <text:p>-0,7649</text:p>
          </table:table-cell>
          <table:table-cell table:style-name="ce54" table:formula="of:= TRUNC(([.V11]-[.D83])/[.D83]*100; 4)" office:value-type="float" office:value="3.845">
            <text:p>3,845</text:p>
          </table:table-cell>
          <table:table-cell table:style-name="ce52" table:formula="of:=[.U11]-[.C83]" office:value-type="float" office:value="0.520799999999994">
            <text:p>0,5208</text:p>
          </table:table-cell>
          <table:table-cell table:style-name="ce54" table:formula="of:=[.V11]-[.D83]" office:value-type="float" office:value="-0.2008">
            <text:p>-0,2008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9.1674">
            <text:p>-69,1674</text:p>
          </table:table-cell>
          <table:table-cell table:style-name="ce54" office:value-type="float" office:value="-4.6147">
            <text:p>-4,6147</text:p>
          </table:table-cell>
          <table:table-cell table:style-name="ce52" table:formula="of:= TRUNC(([.AD11]-[.C83])/[.C83]*100; 4)" office:value-type="float" office:value="1.5875">
            <text:p>1,5875</text:p>
          </table:table-cell>
          <table:table-cell table:style-name="ce54" table:formula="of:=TRUNC( ([.AE11]-[.D83])/[.D83]*100; 4)" office:value-type="float" office:value="-11.6347">
            <text:p>-11,6347</text:p>
          </table:table-cell>
          <table:table-cell table:style-name="ce52" table:formula="of:= [.AD11]-[.C83]" office:value-type="float" office:value="-1.0809">
            <text:p>-1,0809</text:p>
          </table:table-cell>
          <table:table-cell table:style-name="ce54" table:formula="of:= [.AE11]-[.D83]" office:value-type="float" office:value="0.6076">
            <text:p>0,6076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6889">
            <text:p>-67,6889</text:p>
          </table:table-cell>
          <table:table-cell office:value-type="float" office:value="-5.3487">
            <text:p>-5,3487</text:p>
          </table:table-cell>
          <table:table-cell table:style-name="ce63" table:formula="of:= TRUNC(([.AM11]-[.C83])/[.C83]*100; 4)" office:value-type="float" office:value="-0.5839">
            <text:p>-0,5839</text:p>
          </table:table-cell>
          <table:table-cell table:style-name="ce54" table:formula="of:= TRUNC(([.AN11]-[.D83])/[.D83]*100; 4)" office:value-type="float" office:value="2.4203">
            <text:p>2,4203</text:p>
          </table:table-cell>
          <table:table-cell table:style-name="ce52" table:formula="of:=  [.AM11]-[.C83]" office:value-type="float" office:value="0.397599999999997">
            <text:p>0,3976</text:p>
          </table:table-cell>
          <table:table-cell table:style-name="ce54" table:formula="of:=[.AN11]-[.D83]" office:value-type="float" office:value="-0.1264">
            <text:p>-0,1264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5111">
            <text:p>-67,5111</text:p>
          </table:table-cell>
          <table:table-cell office:value-type="float" office:value="-5.4176">
            <text:p>-5,4176</text:p>
          </table:table-cell>
          <table:table-cell table:style-name="ce63" table:formula="of:= TRUNC(([.AV11]-[.C83])/[.C83]*100; 4)" office:value-type="float" office:value="-0.8451">
            <text:p>-0,8451</text:p>
          </table:table-cell>
          <table:table-cell table:style-name="ce66" table:formula="of:= TRUNC(([.AW11]-[.D83])/[.D83]*100; 4)" office:value-type="float" office:value="3.7397">
            <text:p>3,7397</text:p>
          </table:table-cell>
          <table:table-cell table:style-name="ce63" table:formula="of:=[.AV11]-[.C83]" office:value-type="float" office:value="0.575400000000002">
            <text:p>0,5754</text:p>
          </table:table-cell>
          <table:table-cell table:style-name="ce58" table:formula="of:=[.AW11]-[.D83]" office:value-type="float" office:value="-0.1953">
            <text:p>-0,195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9.062">
            <text:p>-69,062</text:p>
          </table:table-cell>
          <table:table-cell table:style-name="ce54" office:value-type="float" office:value="-4.8093">
            <text:p>-4,8093</text:p>
          </table:table-cell>
          <table:table-cell table:style-name="ce52" table:formula="of:= TRUNC(([.C12]-[.C84])/[.C84]*100; 4)" office:value-type="float" office:value="1.726">
            <text:p>1,726</text:p>
          </table:table-cell>
          <table:table-cell table:style-name="ce54" table:formula="of:= TRUNC(([.D12]-[.D84])/[.D84]*100; 4)" office:value-type="float" office:value="-10.7637">
            <text:p>-10,7637</text:p>
          </table:table-cell>
          <table:table-cell table:style-name="ce52" table:formula="of:=[.C12]-[.C84]" office:value-type="float" office:value="-1.1718">
            <text:p>-1,1718</text:p>
          </table:table-cell>
          <table:table-cell table:style-name="ce58" table:formula="of:=[.D12]-[.D84]" office:value-type="float" office:value="0.5801">
            <text:p>0,5801</text:p>
          </table:table-cell>
          <table:table-cell table:style-name="ce59"/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7.5483">
            <text:p>-67,5483</text:p>
          </table:table-cell>
          <table:table-cell table:style-name="ce54" office:value-type="float" office:value="-5.5182">
            <text:p>-5,5182</text:p>
          </table:table-cell>
          <table:table-cell table:style-name="ce52" table:formula="of:= TRUNC(([.L12]-[.C84])/[.C84]*100; 4)" office:value-type="float" office:value="-0.5036">
            <text:p>-0,5036</text:p>
          </table:table-cell>
          <table:table-cell table:style-name="ce54" table:formula="of:= TRUNC(([.M12]-[.D84])/[.D84]*100; 4)" office:value-type="float" office:value="2.3898">
            <text:p>2,3898</text:p>
          </table:table-cell>
          <table:table-cell table:style-name="ce52" table:formula="of:=[.L12]-[.C84]" office:value-type="float" office:value="0.341899999999995">
            <text:p>0,3419</text:p>
          </table:table-cell>
          <table:table-cell table:style-name="ce54" table:formula="of:=[.M12]-[.D84]" office:value-type="float" office:value="-0.1288">
            <text:p>-0,1288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637">
            <text:p>-67,3637</text:p>
          </table:table-cell>
          <table:table-cell table:style-name="ce54" office:value-type="float" office:value="-5.5831">
            <text:p>-5,5831</text:p>
          </table:table-cell>
          <table:table-cell table:style-name="ce52" table:formula="of:= TRUNC(([.U12]-[.C84])/[.C84]*100; 4)" office:value-type="float" office:value="-0.7755">
            <text:p>-0,7755</text:p>
          </table:table-cell>
          <table:table-cell table:style-name="ce54" table:formula="of:= TRUNC(([.V12]-[.D84])/[.D84]*100; 4)" office:value-type="float" office:value="3.594">
            <text:p>3,594</text:p>
          </table:table-cell>
          <table:table-cell table:style-name="ce52" table:formula="of:=[.U12]-[.C84]" office:value-type="float" office:value="0.526499999999999">
            <text:p>0,5265</text:p>
          </table:table-cell>
          <table:table-cell table:style-name="ce54" table:formula="of:=[.V12]-[.D84]" office:value-type="float" office:value="-0.1937">
            <text:p>-0,1937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9.0245">
            <text:p>-69,0245</text:p>
          </table:table-cell>
          <table:table-cell table:style-name="ce54" office:value-type="float" office:value="-4.7985">
            <text:p>-4,7985</text:p>
          </table:table-cell>
          <table:table-cell table:style-name="ce52" table:formula="of:= TRUNC(([.AD12]-[.C84])/[.C84]*100; 4)" office:value-type="float" office:value="1.6707">
            <text:p>1,6707</text:p>
          </table:table-cell>
          <table:table-cell table:style-name="ce54" table:formula="of:=TRUNC( ([.AE12]-[.D84])/[.D84]*100; 4)" office:value-type="float" office:value="-10.9641">
            <text:p>-10,9641</text:p>
          </table:table-cell>
          <table:table-cell table:style-name="ce52" table:formula="of:= [.AD12]-[.C84]" office:value-type="float" office:value="-1.13430000000001">
            <text:p>-1,1343</text:p>
          </table:table-cell>
          <table:table-cell table:style-name="ce54" table:formula="of:= [.AE12]-[.D84]" office:value-type="float" office:value="0.5909">
            <text:p>0,5909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4904">
            <text:p>-67,4904</text:p>
          </table:table-cell>
          <table:table-cell office:value-type="float" office:value="-5.5111">
            <text:p>-5,5111</text:p>
          </table:table-cell>
          <table:table-cell table:style-name="ce63" table:formula="of:= TRUNC(([.AM12]-[.C84])/[.C84]*100; 4)" office:value-type="float" office:value="-0.5888">
            <text:p>-0,5888</text:p>
          </table:table-cell>
          <table:table-cell table:style-name="ce54" table:formula="of:= TRUNC(([.AN12]-[.D84])/[.D84]*100; 4)" office:value-type="float" office:value="2.2581">
            <text:p>2,2581</text:p>
          </table:table-cell>
          <table:table-cell table:style-name="ce52" table:formula="of:=  [.AM12]-[.C84]" office:value-type="float" office:value="0.399799999999999">
            <text:p>0,3998</text:p>
          </table:table-cell>
          <table:table-cell table:style-name="ce54" table:formula="of:=[.AN12]-[.D84]" office:value-type="float" office:value="-0.1217">
            <text:p>-0,1217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065">
            <text:p>-67,3065</text:p>
          </table:table-cell>
          <table:table-cell office:value-type="float" office:value="-5.5776">
            <text:p>-5,5776</text:p>
          </table:table-cell>
          <table:table-cell table:style-name="ce63" table:formula="of:= TRUNC(([.AV12]-[.C84])/[.C84]*100; 4)" office:value-type="float" office:value="-0.8597">
            <text:p>-0,8597</text:p>
          </table:table-cell>
          <table:table-cell table:style-name="ce66" table:formula="of:= TRUNC(([.AW12]-[.D84])/[.D84]*100; 4)" office:value-type="float" office:value="3.492">
            <text:p>3,492</text:p>
          </table:table-cell>
          <table:table-cell table:style-name="ce63" table:formula="of:=[.AV12]-[.C84]" office:value-type="float" office:value="0.583699999999993">
            <text:p>0,5837</text:p>
          </table:table-cell>
          <table:table-cell table:style-name="ce58" table:formula="of:=[.AW12]-[.D84]" office:value-type="float" office:value="-0.1882">
            <text:p>-0,18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8.812">
            <text:p>-68,812</text:p>
          </table:table-cell>
          <table:table-cell table:style-name="ce54" office:value-type="float" office:value="-4.9883">
            <text:p>-4,9883</text:p>
          </table:table-cell>
          <table:table-cell table:style-name="ce52" table:formula="of:= TRUNC(([.C13]-[.C85])/[.C85]*100; 4)" office:value-type="float" office:value="1.7618">
            <text:p>1,7618</text:p>
          </table:table-cell>
          <table:table-cell table:style-name="ce54" table:formula="of:= TRUNC(([.D13]-[.D85])/[.D85]*100; 4)" office:value-type="float" office:value="-10.1547">
            <text:p>-10,1547</text:p>
          </table:table-cell>
          <table:table-cell table:style-name="ce52" table:formula="of:=[.C13]-[.C85]" office:value-type="float" office:value="-1.1914">
            <text:p>-1,1914</text:p>
          </table:table-cell>
          <table:table-cell table:style-name="ce58" table:formula="of:=[.D13]-[.D85]" office:value-type="float" office:value="0.563800000000001">
            <text:p>0,5638</text:p>
          </table:table-cell>
          <table:table-cell table:style-name="ce59"/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7.2787">
            <text:p>-67,2787</text:p>
          </table:table-cell>
          <table:table-cell table:style-name="ce54" office:value-type="float" office:value="-5.674">
            <text:p>-5,674</text:p>
          </table:table-cell>
          <table:table-cell table:style-name="ce52" table:formula="of:= TRUNC(([.L13]-[.C85])/[.C85]*100; 4)" office:value-type="float" office:value="-0.5056">
            <text:p>-0,5056</text:p>
          </table:table-cell>
          <table:table-cell table:style-name="ce54" table:formula="of:= TRUNC(([.M13]-[.D85])/[.D85]*100; 4)" office:value-type="float" office:value="2.1955">
            <text:p>2,1955</text:p>
          </table:table-cell>
          <table:table-cell table:style-name="ce52" table:formula="of:=[.L13]-[.C85]" office:value-type="float" office:value="0.341899999999995">
            <text:p>0,3419</text:p>
          </table:table-cell>
          <table:table-cell table:style-name="ce54" table:formula="of:=[.M13]-[.D85]" office:value-type="float" office:value="-0.1219">
            <text:p>-0,1219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927">
            <text:p>-67,0927</text:p>
          </table:table-cell>
          <table:table-cell table:style-name="ce54" office:value-type="float" office:value="-5.739">
            <text:p>-5,739</text:p>
          </table:table-cell>
          <table:table-cell table:style-name="ce52" table:formula="of:= TRUNC(([.U13]-[.C85])/[.C85]*100; 4)" office:value-type="float" office:value="-0.7806">
            <text:p>-0,7806</text:p>
          </table:table-cell>
          <table:table-cell table:style-name="ce54" table:formula="of:= TRUNC(([.V13]-[.D85])/[.D85]*100; 4)" office:value-type="float" office:value="3.3662">
            <text:p>3,3662</text:p>
          </table:table-cell>
          <table:table-cell table:style-name="ce52" table:formula="of:=[.U13]-[.C85]" office:value-type="float" office:value="0.527900000000003">
            <text:p>0,5279</text:p>
          </table:table-cell>
          <table:table-cell table:style-name="ce54" table:formula="of:=[.V13]-[.D85]" office:value-type="float" office:value="-0.1869">
            <text:p>-0,1869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8.7732">
            <text:p>-68,7732</text:p>
          </table:table-cell>
          <table:table-cell table:style-name="ce54" office:value-type="float" office:value="-4.9776">
            <text:p>-4,9776</text:p>
          </table:table-cell>
          <table:table-cell table:style-name="ce52" table:formula="of:= TRUNC(([.AD13]-[.C85])/[.C85]*100; 4)" office:value-type="float" office:value="1.7045">
            <text:p>1,7045</text:p>
          </table:table-cell>
          <table:table-cell table:style-name="ce54" table:formula="of:=TRUNC( ([.AE13]-[.D85])/[.D85]*100; 4)" office:value-type="float" office:value="-10.3474">
            <text:p>-10,3474</text:p>
          </table:table-cell>
          <table:table-cell table:style-name="ce52" table:formula="of:= [.AD13]-[.C85]" office:value-type="float" office:value="-1.15260000000001">
            <text:p>-1,1526</text:p>
          </table:table-cell>
          <table:table-cell table:style-name="ce54" table:formula="of:= [.AE13]-[.D85]" office:value-type="float" office:value="0.5745">
            <text:p>0,5745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2186">
            <text:p>-67,2186</text:p>
          </table:table-cell>
          <table:table-cell office:value-type="float" office:value="-5.6692">
            <text:p>-5,6692</text:p>
          </table:table-cell>
          <table:table-cell table:style-name="ce63" table:formula="of:= TRUNC(([.AM13]-[.C85])/[.C85]*100; 4)" office:value-type="float" office:value="-0.5944">
            <text:p>-0,5944</text:p>
          </table:table-cell>
          <table:table-cell table:style-name="ce54" table:formula="of:= TRUNC(([.AN13]-[.D85])/[.D85]*100; 4)" office:value-type="float" office:value="2.1091">
            <text:p>2,1091</text:p>
          </table:table-cell>
          <table:table-cell table:style-name="ce52" table:formula="of:=  [.AM13]-[.C85]" office:value-type="float" office:value="0.402000000000001">
            <text:p>0,402</text:p>
          </table:table-cell>
          <table:table-cell table:style-name="ce54" table:formula="of:=[.AN13]-[.D85]" office:value-type="float" office:value="-0.1171">
            <text:p>-0,1171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331">
            <text:p>-67,0331</text:p>
          </table:table-cell>
          <table:table-cell office:value-type="float" office:value="-5.7334">
            <text:p>-5,7334</text:p>
          </table:table-cell>
          <table:table-cell table:style-name="ce63" table:formula="of:= TRUNC(([.AV13]-[.C85])/[.C85]*100; 4)" office:value-type="float" office:value="-0.8688">
            <text:p>-0,8688</text:p>
          </table:table-cell>
          <table:table-cell table:style-name="ce66" table:formula="of:= TRUNC(([.AW13]-[.D85])/[.D85]*100; 4)" office:value-type="float" office:value="3.2654">
            <text:p>3,2654</text:p>
          </table:table-cell>
          <table:table-cell table:style-name="ce63" table:formula="of:=[.AV13]-[.C85]" office:value-type="float" office:value="0.587499999999992">
            <text:p>0,5875</text:p>
          </table:table-cell>
          <table:table-cell table:style-name="ce58" table:formula="of:=[.AW13]-[.D85]" office:value-type="float" office:value="-0.181299999999999">
            <text:p>-0,181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8.511">
            <text:p>-68,511</text:p>
          </table:table-cell>
          <table:table-cell table:style-name="ce54" office:value-type="float" office:value="-5.1624">
            <text:p>-5,1624</text:p>
          </table:table-cell>
          <table:table-cell table:style-name="ce52" table:formula="of:= TRUNC(([.C14]-[.C86])/[.C86]*100; 4)" office:value-type="float" office:value="1.7919">
            <text:p>1,7919</text:p>
          </table:table-cell>
          <table:table-cell table:style-name="ce54" table:formula="of:= TRUNC(([.D14]-[.D86])/[.D86]*100; 4)" office:value-type="float" office:value="-9.5949">
            <text:p>-9,5949</text:p>
          </table:table-cell>
          <table:table-cell table:style-name="ce52" table:formula="of:=[.C14]-[.C86]" office:value-type="float" office:value="-1.20609999999999">
            <text:p>-1,2061</text:p>
          </table:table-cell>
          <table:table-cell table:style-name="ce58" table:formula="of:=[.D14]-[.D86]" office:value-type="float" office:value="0.5479">
            <text:p>0,5479</text:p>
          </table:table-cell>
          <table:table-cell table:style-name="ce59"/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6.9613">
            <text:p>-66,9613</text:p>
          </table:table-cell>
          <table:table-cell table:style-name="ce54" office:value-type="float" office:value="-5.8278">
            <text:p>-5,8278</text:p>
          </table:table-cell>
          <table:table-cell table:style-name="ce52" table:formula="of:= TRUNC(([.L14]-[.C86])/[.C86]*100; 4)" office:value-type="float" office:value="-0.5105">
            <text:p>-0,5105</text:p>
          </table:table-cell>
          <table:table-cell table:style-name="ce54" table:formula="of:= TRUNC(([.M14]-[.D86])/[.D86]*100; 4)" office:value-type="float" office:value="2.0576">
            <text:p>2,0576</text:p>
          </table:table-cell>
          <table:table-cell table:style-name="ce52" table:formula="of:=[.L14]-[.C86]" office:value-type="float" office:value="0.343600000000009">
            <text:p>0,3436</text:p>
          </table:table-cell>
          <table:table-cell table:style-name="ce54" table:formula="of:=[.M14]-[.D86]" office:value-type="float" office:value="-0.1175">
            <text:p>-0,1175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7742">
            <text:p>-66,7742</text:p>
          </table:table-cell>
          <table:table-cell table:style-name="ce54" office:value-type="float" office:value="-5.8906">
            <text:p>-5,8906</text:p>
          </table:table-cell>
          <table:table-cell table:style-name="ce52" table:formula="of:= TRUNC(([.U14]-[.C86])/[.C86]*100; 4)" office:value-type="float" office:value="-0.7885">
            <text:p>-0,7885</text:p>
          </table:table-cell>
          <table:table-cell table:style-name="ce54" table:formula="of:= TRUNC(([.V14]-[.D86])/[.D86]*100; 4)" office:value-type="float" office:value="3.1574">
            <text:p>3,1574</text:p>
          </table:table-cell>
          <table:table-cell table:style-name="ce52" table:formula="of:=[.U14]-[.C86]" office:value-type="float" office:value="0.53070000000001">
            <text:p>0,5307</text:p>
          </table:table-cell>
          <table:table-cell table:style-name="ce54" table:formula="of:=[.V14]-[.D86]" office:value-type="float" office:value="-0.1803">
            <text:p>-0,1803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8.4714">
            <text:p>-68,4714</text:p>
          </table:table-cell>
          <table:table-cell table:style-name="ce54" office:value-type="float" office:value="-5.1519">
            <text:p>-5,1519</text:p>
          </table:table-cell>
          <table:table-cell table:style-name="ce52" table:formula="of:= TRUNC(([.AD14]-[.C86])/[.C86]*100; 4)" office:value-type="float" office:value="1.7331">
            <text:p>1,7331</text:p>
          </table:table-cell>
          <table:table-cell table:style-name="ce54" table:formula="of:=TRUNC( ([.AE14]-[.D86])/[.D86]*100; 4)" office:value-type="float" office:value="-9.7788">
            <text:p>-9,7788</text:p>
          </table:table-cell>
          <table:table-cell table:style-name="ce52" table:formula="of:= [.AD14]-[.C86]" office:value-type="float" office:value="-1.1665">
            <text:p>-1,1665</text:p>
          </table:table-cell>
          <table:table-cell table:style-name="ce54" table:formula="of:= [.AE14]-[.D86]" office:value-type="float" office:value="0.5584">
            <text:p>0,5584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8988">
            <text:p>-66,8988</text:p>
          </table:table-cell>
          <table:table-cell office:value-type="float" office:value="-5.823">
            <text:p>-5,823</text:p>
          </table:table-cell>
          <table:table-cell table:style-name="ce63" table:formula="of:= TRUNC(([.AM14]-[.C86])/[.C86]*100; 4)" office:value-type="float" office:value="-0.6033">
            <text:p>-0,6033</text:p>
          </table:table-cell>
          <table:table-cell table:style-name="ce54" table:formula="of:= TRUNC(([.AN14]-[.D86])/[.D86]*100; 4)" office:value-type="float" office:value="1.9736">
            <text:p>1,9736</text:p>
          </table:table-cell>
          <table:table-cell table:style-name="ce52" table:formula="of:=  [.AM14]-[.C86]" office:value-type="float" office:value="0.406100000000009">
            <text:p>0,4061</text:p>
          </table:table-cell>
          <table:table-cell table:style-name="ce54" table:formula="of:=[.AN14]-[.D86]" office:value-type="float" office:value="-0.1127">
            <text:p>-0,1127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7122">
            <text:p>-66,7122</text:p>
          </table:table-cell>
          <table:table-cell office:value-type="float" office:value="-5.8849">
            <text:p>-5,8849</text:p>
          </table:table-cell>
          <table:table-cell table:style-name="ce63" table:formula="of:= TRUNC(([.AV14]-[.C86])/[.C86]*100; 4)" office:value-type="float" office:value="-0.8806">
            <text:p>-0,8806</text:p>
          </table:table-cell>
          <table:table-cell table:style-name="ce66" table:formula="of:= TRUNC(([.AW14]-[.D86])/[.D86]*100; 4)" office:value-type="float" office:value="3.0576">
            <text:p>3,0576</text:p>
          </table:table-cell>
          <table:table-cell table:style-name="ce63" table:formula="of:=[.AV14]-[.C86]" office:value-type="float" office:value="0.592700000000008">
            <text:p>0,5927</text:p>
          </table:table-cell>
          <table:table-cell table:style-name="ce58" table:formula="of:=[.AW14]-[.D86]" office:value-type="float" office:value="-0.1746">
            <text:p>-0,17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8.1843">
            <text:p>-68,1843</text:p>
          </table:table-cell>
          <table:table-cell table:style-name="ce54" office:value-type="float" office:value="-5.3318">
            <text:p>-5,3318</text:p>
          </table:table-cell>
          <table:table-cell table:style-name="ce52" table:formula="of:= TRUNC(([.C15]-[.C87])/[.C87]*100; 4)" office:value-type="float" office:value="1.8326">
            <text:p>1,8326</text:p>
          </table:table-cell>
          <table:table-cell table:style-name="ce54" table:formula="of:= TRUNC(([.D15]-[.D87])/[.D87]*100; 4)" office:value-type="float" office:value="-9.0741">
            <text:p>-9,0741</text:p>
          </table:table-cell>
          <table:table-cell table:style-name="ce52" table:formula="of:=[.C15]-[.C87]" office:value-type="float" office:value="-1.22709999999999">
            <text:p>-1,2271</text:p>
          </table:table-cell>
          <table:table-cell table:style-name="ce58" table:formula="of:=[.D15]-[.D87]" office:value-type="float" office:value="0.5321">
            <text:p>0,5321</text:p>
          </table:table-cell>
          <table:table-cell table:style-name="ce59"/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6.6096">
            <text:p>-66,6096</text:p>
          </table:table-cell>
          <table:table-cell table:style-name="ce54" office:value-type="float" office:value="-5.9773">
            <text:p>-5,9773</text:p>
          </table:table-cell>
          <table:table-cell table:style-name="ce52" table:formula="of:= TRUNC(([.L15]-[.C87])/[.C87]*100; 4)" office:value-type="float" office:value="-0.5191">
            <text:p>-0,5191</text:p>
          </table:table-cell>
          <table:table-cell table:style-name="ce54" table:formula="of:= TRUNC(([.M15]-[.D87])/[.D87]*100; 4)" office:value-type="float" office:value="1.9338">
            <text:p>1,9338</text:p>
          </table:table-cell>
          <table:table-cell table:style-name="ce52" table:formula="of:=[.L15]-[.C87]" office:value-type="float" office:value="0.3476">
            <text:p>0,3476</text:p>
          </table:table-cell>
          <table:table-cell table:style-name="ce54" table:formula="of:=[.M15]-[.D87]" office:value-type="float" office:value="-0.1134">
            <text:p>-0,113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4197">
            <text:p>-66,4197</text:p>
          </table:table-cell>
          <table:table-cell table:style-name="ce54" office:value-type="float" office:value="-6.0378">
            <text:p>-6,0378</text:p>
          </table:table-cell>
          <table:table-cell table:style-name="ce52" table:formula="of:= TRUNC(([.U15]-[.C87])/[.C87]*100; 4)" office:value-type="float" office:value="-0.8027">
            <text:p>-0,8027</text:p>
          </table:table-cell>
          <table:table-cell table:style-name="ce54" table:formula="of:= TRUNC(([.V15]-[.D87])/[.D87]*100; 4)" office:value-type="float" office:value="2.9656">
            <text:p>2,9656</text:p>
          </table:table-cell>
          <table:table-cell table:style-name="ce52" table:formula="of:=[.U15]-[.C87]" office:value-type="float" office:value="0.537499999999994">
            <text:p>0,5375</text:p>
          </table:table-cell>
          <table:table-cell table:style-name="ce54" table:formula="of:=[.V15]-[.D87]" office:value-type="float" office:value="-0.1739">
            <text:p>-0,1739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8.1431">
            <text:p>-68,1431</text:p>
          </table:table-cell>
          <table:table-cell table:style-name="ce54" office:value-type="float" office:value="-5.3215">
            <text:p>-5,3215</text:p>
          </table:table-cell>
          <table:table-cell table:style-name="ce52" table:formula="of:= TRUNC(([.AD15]-[.C87])/[.C87]*100; 4)" office:value-type="float" office:value="1.7711">
            <text:p>1,7711</text:p>
          </table:table-cell>
          <table:table-cell table:style-name="ce54" table:formula="of:=TRUNC( ([.AE15]-[.D87])/[.D87]*100; 4)" office:value-type="float" office:value="-9.2498">
            <text:p>-9,2498</text:p>
          </table:table-cell>
          <table:table-cell table:style-name="ce52" table:formula="of:= [.AD15]-[.C87]" office:value-type="float" office:value="-1.1859">
            <text:p>-1,1859</text:p>
          </table:table-cell>
          <table:table-cell table:style-name="ce54" table:formula="of:= [.AE15]-[.D87]" office:value-type="float" office:value="0.5424">
            <text:p>0,542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5441">
            <text:p>-66,5441</text:p>
          </table:table-cell>
          <table:table-cell office:value-type="float" office:value="-5.9723">
            <text:p>-5,9723</text:p>
          </table:table-cell>
          <table:table-cell table:style-name="ce63" table:formula="of:= TRUNC(([.AM15]-[.C87])/[.C87]*100; 4)" office:value-type="float" office:value="-0.6169">
            <text:p>-0,6169</text:p>
          </table:table-cell>
          <table:table-cell table:style-name="ce54" table:formula="of:= TRUNC(([.AN15]-[.D87])/[.D87]*100; 4)" office:value-type="float" office:value="1.8485">
            <text:p>1,8485</text:p>
          </table:table-cell>
          <table:table-cell table:style-name="ce52" table:formula="of:=  [.AM15]-[.C87]" office:value-type="float" office:value="0.4131">
            <text:p>0,4131</text:p>
          </table:table-cell>
          <table:table-cell table:style-name="ce54" table:formula="of:=[.AN15]-[.D87]" office:value-type="float" office:value="-0.1084">
            <text:p>-0,108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35551">
            <text:p>-66,35551</text:p>
          </table:table-cell>
          <table:table-cell office:value-type="float" office:value="-6.0321">
            <text:p>-6,0321</text:p>
          </table:table-cell>
          <table:table-cell table:style-name="ce63" table:formula="of:= TRUNC(([.AV15]-[.C87])/[.C87]*100; 4)" office:value-type="float" office:value="-0.8986">
            <text:p>-0,8986</text:p>
          </table:table-cell>
          <table:table-cell table:style-name="ce66" table:formula="of:= TRUNC(([.AW15]-[.D87])/[.D87]*100; 4)" office:value-type="float" office:value="2.8683">
            <text:p>2,8683</text:p>
          </table:table-cell>
          <table:table-cell table:style-name="ce63" table:formula="of:=[.AV15]-[.C87]" office:value-type="float" office:value="0.601690000000005">
            <text:p>0,60169</text:p>
          </table:table-cell>
          <table:table-cell table:style-name="ce58" table:formula="of:=[.AW15]-[.D87]" office:value-type="float" office:value="-0.1682">
            <text:p>-0,16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7.8403">
            <text:p>-67,8403</text:p>
          </table:table-cell>
          <table:table-cell table:style-name="ce54" office:value-type="float" office:value="-5.4965">
            <text:p>-5,4965</text:p>
          </table:table-cell>
          <table:table-cell table:style-name="ce52" table:formula="of:= TRUNC(([.C16]-[.C88])/[.C88]*100; 4)" office:value-type="float" office:value="1.8864">
            <text:p>1,8864</text:p>
          </table:table-cell>
          <table:table-cell table:style-name="ce54" table:formula="of:= TRUNC(([.D16]-[.D88])/[.D88]*100; 4)" office:value-type="float" office:value="-8.5897">
            <text:p>-8,5897</text:p>
          </table:table-cell>
          <table:table-cell table:style-name="ce52" table:formula="of:=[.C16]-[.C88]" office:value-type="float" office:value="-1.2561">
            <text:p>-1,2561</text:p>
          </table:table-cell>
          <table:table-cell table:style-name="ce58" table:formula="of:=[.D16]-[.D88]" office:value-type="float" office:value="0.5165">
            <text:p>0,5165</text:p>
          </table:table-cell>
          <table:table-cell table:style-name="ce59"/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6.2297">
            <text:p>-66,2297</text:p>
          </table:table-cell>
          <table:table-cell table:style-name="ce54" office:value-type="float" office:value="-6.1222">
            <text:p>-6,1222</text:p>
          </table:table-cell>
          <table:table-cell table:style-name="ce52" table:formula="of:= TRUNC(([.L16]-[.C88])/[.C88]*100; 4)" office:value-type="float" office:value="-0.5324">
            <text:p>-0,5324</text:p>
          </table:table-cell>
          <table:table-cell table:style-name="ce54" table:formula="of:= TRUNC(([.M16]-[.D88])/[.D88]*100; 4)" office:value-type="float" office:value="1.816">
            <text:p>1,816</text:p>
          </table:table-cell>
          <table:table-cell table:style-name="ce52" table:formula="of:=[.L16]-[.C88]" office:value-type="float" office:value="0.354500000000002">
            <text:p>0,3545</text:p>
          </table:table-cell>
          <table:table-cell table:style-name="ce54" table:formula="of:=[.M16]-[.D88]" office:value-type="float" office:value="-0.1092">
            <text:p>-0,1092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6.0355">
            <text:p>-66,0355</text:p>
          </table:table-cell>
          <table:table-cell table:style-name="ce54" office:value-type="float" office:value="-6.1807">
            <text:p>-6,1807</text:p>
          </table:table-cell>
          <table:table-cell table:style-name="ce52" table:formula="of:= TRUNC(([.U16]-[.C88])/[.C88]*100; 4)" office:value-type="float" office:value="-0.824">
            <text:p>-0,824</text:p>
          </table:table-cell>
          <table:table-cell table:style-name="ce54" table:formula="of:= TRUNC(([.V16]-[.D88])/[.D88]*100; 4)" office:value-type="float" office:value="2.7889">
            <text:p>2,7889</text:p>
          </table:table-cell>
          <table:table-cell table:style-name="ce52" table:formula="of:=[.U16]-[.C88]" office:value-type="float" office:value="0.548699999999997">
            <text:p>0,5487</text:p>
          </table:table-cell>
          <table:table-cell table:style-name="ce54" table:formula="of:=[.V16]-[.D88]" office:value-type="float" office:value="-0.1677">
            <text:p>-0,1677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7.7977">
            <text:p>-67,7977</text:p>
          </table:table-cell>
          <table:table-cell table:style-name="ce54" office:value-type="float" office:value="-5.4862">
            <text:p>-5,4862</text:p>
          </table:table-cell>
          <table:table-cell table:style-name="ce52" table:formula="of:= TRUNC(([.AD16]-[.C88])/[.C88]*100; 4)" office:value-type="float" office:value="1.8225">
            <text:p>1,8225</text:p>
          </table:table-cell>
          <table:table-cell table:style-name="ce54" table:formula="of:=TRUNC( ([.AE16]-[.D88])/[.D88]*100; 4)" office:value-type="float" office:value="-8.761">
            <text:p>-8,761</text:p>
          </table:table-cell>
          <table:table-cell table:style-name="ce52" table:formula="of:= [.AD16]-[.C88]" office:value-type="float" office:value="-1.21350000000001">
            <text:p>-1,2135</text:p>
          </table:table-cell>
          <table:table-cell table:style-name="ce54" table:formula="of:= [.AE16]-[.D88]" office:value-type="float" office:value="0.5268">
            <text:p>0,5268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6.1608">
            <text:p>-66,1608</text:p>
          </table:table-cell>
          <table:table-cell office:value-type="float" office:value="-6.1172">
            <text:p>-6,1172</text:p>
          </table:table-cell>
          <table:table-cell table:style-name="ce63" table:formula="of:= TRUNC(([.AM16]-[.C88])/[.C88]*100; 4)" office:value-type="float" office:value="-0.6358">
            <text:p>-0,6358</text:p>
          </table:table-cell>
          <table:table-cell table:style-name="ce54" table:formula="of:= TRUNC(([.AN16]-[.D88])/[.D88]*100; 4)" office:value-type="float" office:value="1.7329">
            <text:p>1,7329</text:p>
          </table:table-cell>
          <table:table-cell table:style-name="ce52" table:formula="of:=  [.AM16]-[.C88]" office:value-type="float" office:value="0.423400000000001">
            <text:p>0,4234</text:p>
          </table:table-cell>
          <table:table-cell table:style-name="ce54" table:formula="of:=[.AN16]-[.D88]" office:value-type="float" office:value="-0.104200000000001">
            <text:p>-0,1042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5.9675">
            <text:p>-65,9675</text:p>
          </table:table-cell>
          <table:table-cell office:value-type="float" office:value="-6.1748">
            <text:p>-6,1748</text:p>
          </table:table-cell>
          <table:table-cell table:style-name="ce63" table:formula="of:= TRUNC(([.AV16]-[.C88])/[.C88]*100; 4)" office:value-type="float" office:value="-0.9261">
            <text:p>-0,9261</text:p>
          </table:table-cell>
          <table:table-cell table:style-name="ce66" table:formula="of:= TRUNC(([.AW16]-[.D88])/[.D88]*100; 4)" office:value-type="float" office:value="2.6908">
            <text:p>2,6908</text:p>
          </table:table-cell>
          <table:table-cell table:style-name="ce63" table:formula="of:=[.AV16]-[.C88]" office:value-type="float" office:value="0.616699999999995">
            <text:p>0,6167</text:p>
          </table:table-cell>
          <table:table-cell table:style-name="ce58" table:formula="of:=[.AW16]-[.D88]" office:value-type="float" office:value="-0.1618">
            <text:p>-0,161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7.4835">
            <text:p>-67,4835</text:p>
          </table:table-cell>
          <table:table-cell table:style-name="ce54" office:value-type="float" office:value="-5.6564">
            <text:p>-5,6564</text:p>
          </table:table-cell>
          <table:table-cell table:style-name="ce52" table:formula="of:= TRUNC(([.C17]-[.C89])/[.C89]*100; 4)" office:value-type="float" office:value="1.9571">
            <text:p>1,9571</text:p>
          </table:table-cell>
          <table:table-cell table:style-name="ce54" table:formula="of:= TRUNC(([.D17]-[.D89])/[.D89]*100; 4)" office:value-type="float" office:value="-8.138">
            <text:p>-8,138</text:p>
          </table:table-cell>
          <table:table-cell table:style-name="ce52" table:formula="of:=[.C17]-[.C89]" office:value-type="float" office:value="-1.2954">
            <text:p>-1,2954</text:p>
          </table:table-cell>
          <table:table-cell table:style-name="ce58" table:formula="of:=[.D17]-[.D89]" office:value-type="float" office:value="0.5011">
            <text:p>0,5011</text:p>
          </table:table-cell>
          <table:table-cell table:style-name="ce59"/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5.8234">
            <text:p>-65,8234</text:p>
          </table:table-cell>
          <table:table-cell table:style-name="ce54" office:value-type="float" office:value="-6.2627">
            <text:p>-6,2627</text:p>
          </table:table-cell>
          <table:table-cell table:style-name="ce52" table:formula="of:= TRUNC(([.L17]-[.C89])/[.C89]*100; 4)" office:value-type="float" office:value="-0.551">
            <text:p>-0,551</text:p>
          </table:table-cell>
          <table:table-cell table:style-name="ce54" table:formula="of:= TRUNC(([.M17]-[.D89])/[.D89]*100; 4)" office:value-type="float" office:value="1.7084">
            <text:p>1,7084</text:p>
          </table:table-cell>
          <table:table-cell table:style-name="ce52" table:formula="of:=[.L17]-[.C89]" office:value-type="float" office:value="0.364699999999999">
            <text:p>0,3647</text:p>
          </table:table-cell>
          <table:table-cell table:style-name="ce54" table:formula="of:=[.M17]-[.D89]" office:value-type="float" office:value="-0.1052">
            <text:p>-0,1052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623">
            <text:p>-65,623</text:p>
          </table:table-cell>
          <table:table-cell table:style-name="ce54" office:value-type="float" office:value="-6.3191">
            <text:p>-6,3191</text:p>
          </table:table-cell>
          <table:table-cell table:style-name="ce52" table:formula="of:= TRUNC(([.U17]-[.C89])/[.C89]*100; 4)" office:value-type="float" office:value="-0.8537">
            <text:p>-0,8537</text:p>
          </table:table-cell>
          <table:table-cell table:style-name="ce54" table:formula="of:= TRUNC(([.V17]-[.D89])/[.D89]*100; 4)" office:value-type="float" office:value="2.6244">
            <text:p>2,6244</text:p>
          </table:table-cell>
          <table:table-cell table:style-name="ce52" table:formula="of:=[.U17]-[.C89]" office:value-type="float" office:value="0.565100000000001">
            <text:p>0,5651</text:p>
          </table:table-cell>
          <table:table-cell table:style-name="ce54" table:formula="of:=[.V17]-[.D89]" office:value-type="float" office:value="-0.1616">
            <text:p>-0,1616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7.4388">
            <text:p>-67,4388</text:p>
          </table:table-cell>
          <table:table-cell table:style-name="ce54" office:value-type="float" office:value="-5.6463">
            <text:p>-5,6463</text:p>
          </table:table-cell>
          <table:table-cell table:style-name="ce52" table:formula="of:= TRUNC(([.AD17]-[.C89])/[.C89]*100; 4)" office:value-type="float" office:value="1.8896">
            <text:p>1,8896</text:p>
          </table:table-cell>
          <table:table-cell table:style-name="ce54" table:formula="of:=TRUNC( ([.AE17]-[.D89])/[.D89]*100; 4)" office:value-type="float" office:value="-8.302">
            <text:p>-8,302</text:p>
          </table:table-cell>
          <table:table-cell table:style-name="ce52" table:formula="of:= [.AD17]-[.C89]" office:value-type="float" office:value="-1.25069999999999">
            <text:p>-1,2507</text:p>
          </table:table-cell>
          <table:table-cell table:style-name="ce54" table:formula="of:= [.AE17]-[.D89]" office:value-type="float" office:value="0.5112">
            <text:p>0,5112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7508">
            <text:p>-65,7508</text:p>
          </table:table-cell>
          <table:table-cell office:value-type="float" office:value="-6.2575">
            <text:p>-6,2575</text:p>
          </table:table-cell>
          <table:table-cell table:style-name="ce63" table:formula="of:= TRUNC(([.AM17]-[.C89])/[.C89]*100; 4)" office:value-type="float" office:value="-0.6606">
            <text:p>-0,6606</text:p>
          </table:table-cell>
          <table:table-cell table:style-name="ce54" table:formula="of:= TRUNC(([.AN17]-[.D89])/[.D89]*100; 4)" office:value-type="float" office:value="1.624">
            <text:p>1,624</text:p>
          </table:table-cell>
          <table:table-cell table:style-name="ce52" table:formula="of:=  [.AM17]-[.C89]" office:value-type="float" office:value="0.437300000000008">
            <text:p>0,4373</text:p>
          </table:table-cell>
          <table:table-cell table:style-name="ce54" table:formula="of:=[.AN17]-[.D89]" office:value-type="float" office:value="-0.100000000000001">
            <text:p>-0,1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5507">
            <text:p>-65,5507</text:p>
          </table:table-cell>
          <table:table-cell office:value-type="float" office:value="-6.3131">
            <text:p>-6,3131</text:p>
          </table:table-cell>
          <table:table-cell table:style-name="ce63" table:formula="of:= TRUNC(([.AV17]-[.C89])/[.C89]*100; 4)" office:value-type="float" office:value="-0.963">
            <text:p>-0,963</text:p>
          </table:table-cell>
          <table:table-cell table:style-name="ce66" table:formula="of:= TRUNC(([.AW17]-[.D89])/[.D89]*100; 4)" office:value-type="float" office:value="2.5269">
            <text:p>2,5269</text:p>
          </table:table-cell>
          <table:table-cell table:style-name="ce63" table:formula="of:=[.AV17]-[.C89]" office:value-type="float" office:value="0.6374">
            <text:p>0,6374</text:p>
          </table:table-cell>
          <table:table-cell table:style-name="ce58" table:formula="of:=[.AW17]-[.D89]" office:value-type="float" office:value="-0.155600000000001">
            <text:p>-0,155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7.1137">
            <text:p>-67,1137</text:p>
          </table:table-cell>
          <table:table-cell table:style-name="ce54" office:value-type="float" office:value="-5.8116">
            <text:p>-5,8116</text:p>
          </table:table-cell>
          <table:table-cell table:style-name="ce52" table:formula="of:= TRUNC(([.C18]-[.C90])/[.C90]*100; 4)" office:value-type="float" office:value="2.0448">
            <text:p>2,0448</text:p>
          </table:table-cell>
          <table:table-cell table:style-name="ce54" table:formula="of:= TRUNC(([.D18]-[.D90])/[.D90]*100; 4)" office:value-type="float" office:value="-7.7142">
            <text:p>-7,7142</text:p>
          </table:table-cell>
          <table:table-cell table:style-name="ce52" table:formula="of:=[.C18]-[.C90]" office:value-type="float" office:value="-1.3449">
            <text:p>-1,3449</text:p>
          </table:table-cell>
          <table:table-cell table:style-name="ce58" table:formula="of:=[.D18]-[.D90]" office:value-type="float" office:value="0.485799999999999">
            <text:p>0,4858</text:p>
          </table:table-cell>
          <table:table-cell table:style-name="ce59"/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5.3904">
            <text:p>-65,3904</text:p>
          </table:table-cell>
          <table:table-cell table:style-name="ce54" office:value-type="float" office:value="-6.3987">
            <text:p>-6,3987</text:p>
          </table:table-cell>
          <table:table-cell table:style-name="ce52" table:formula="of:= TRUNC(([.L18]-[.C90])/[.C90]*100; 4)" office:value-type="float" office:value="-0.5753">
            <text:p>-0,5753</text:p>
          </table:table-cell>
          <table:table-cell table:style-name="ce54" table:formula="of:= TRUNC(([.M18]-[.D90])/[.D90]*100; 4)" office:value-type="float" office:value="1.6086">
            <text:p>1,6086</text:p>
          </table:table-cell>
          <table:table-cell table:style-name="ce52" table:formula="of:=[.L18]-[.C90]" office:value-type="float" office:value="0.378399999999999">
            <text:p>0,3784</text:p>
          </table:table-cell>
          <table:table-cell table:style-name="ce54" table:formula="of:=[.M18]-[.D90]" office:value-type="float" office:value="-0.1013">
            <text:p>-0,1013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1809">
            <text:p>-65,1809</text:p>
          </table:table-cell>
          <table:table-cell table:style-name="ce54" office:value-type="float" office:value="-6.453">
            <text:p>-6,453</text:p>
          </table:table-cell>
          <table:table-cell table:style-name="ce52" table:formula="of:= TRUNC(([.U18]-[.C90])/[.C90]*100; 4)" office:value-type="float" office:value="-0.8938">
            <text:p>-0,8938</text:p>
          </table:table-cell>
          <table:table-cell table:style-name="ce54" table:formula="of:= TRUNC(([.V18]-[.D90])/[.D90]*100; 4)" office:value-type="float" office:value="2.4708">
            <text:p>2,4708</text:p>
          </table:table-cell>
          <table:table-cell table:style-name="ce52" table:formula="of:=[.U18]-[.C90]" office:value-type="float" office:value="0.587900000000005">
            <text:p>0,5879</text:p>
          </table:table-cell>
          <table:table-cell table:style-name="ce54" table:formula="of:=[.V18]-[.D90]" office:value-type="float" office:value="-0.155600000000001">
            <text:p>-0,1556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7.0668">
            <text:p>-67,0668</text:p>
          </table:table-cell>
          <table:table-cell table:style-name="ce54" office:value-type="float" office:value="-5.8016">
            <text:p>-5,8016</text:p>
          </table:table-cell>
          <table:table-cell table:style-name="ce52" table:formula="of:= TRUNC(([.AD18]-[.C90])/[.C90]*100; 4)" office:value-type="float" office:value="1.9735">
            <text:p>1,9735</text:p>
          </table:table-cell>
          <table:table-cell table:style-name="ce54" table:formula="of:=TRUNC( ([.AE18]-[.D90])/[.D90]*100; 4)" office:value-type="float" office:value="-7.873">
            <text:p>-7,873</text:p>
          </table:table-cell>
          <table:table-cell table:style-name="ce52" table:formula="of:= [.AD18]-[.C90]" office:value-type="float" office:value="-1.298">
            <text:p>-1,298</text:p>
          </table:table-cell>
          <table:table-cell table:style-name="ce54" table:formula="of:= [.AE18]-[.D90]" office:value-type="float" office:value="0.495799999999999">
            <text:p>0,4958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3133">
            <text:p>-65,3133</text:p>
          </table:table-cell>
          <table:table-cell office:value-type="float" office:value="-6.3934">
            <text:p>-6,3934</text:p>
          </table:table-cell>
          <table:table-cell table:style-name="ce63" table:formula="of:= TRUNC(([.AM18]-[.C90])/[.C90]*100; 4)" office:value-type="float" office:value="-0.6925">
            <text:p>-0,6925</text:p>
          </table:table-cell>
          <table:table-cell table:style-name="ce54" table:formula="of:= TRUNC(([.AN18]-[.D90])/[.D90]*100; 4)" office:value-type="float" office:value="1.5244">
            <text:p>1,5244</text:p>
          </table:table-cell>
          <table:table-cell table:style-name="ce52" table:formula="of:=  [.AM18]-[.C90]" office:value-type="float" office:value="0.455500000000001">
            <text:p>0,4555</text:p>
          </table:table-cell>
          <table:table-cell table:style-name="ce54" table:formula="of:=[.AN18]-[.D90]" office:value-type="float" office:value="-0.0960000000000001">
            <text:p>-0,096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1033">
            <text:p>-65,1033</text:p>
          </table:table-cell>
          <table:table-cell office:value-type="float" office:value="-6.4469">
            <text:p>-6,4469</text:p>
          </table:table-cell>
          <table:table-cell table:style-name="ce63" table:formula="of:= TRUNC(([.AV18]-[.C90])/[.C90]*100; 4)" office:value-type="float" office:value="-1.0118">
            <text:p>-1,0118</text:p>
          </table:table-cell>
          <table:table-cell table:style-name="ce66" table:formula="of:= TRUNC(([.AW18]-[.D90])/[.D90]*100; 4)" office:value-type="float" office:value="2.3739">
            <text:p>2,3739</text:p>
          </table:table-cell>
          <table:table-cell table:style-name="ce63" table:formula="of:=[.AV18]-[.C90]" office:value-type="float" office:value="0.665499999999994">
            <text:p>0,6655</text:p>
          </table:table-cell>
          <table:table-cell table:style-name="ce58" table:formula="of:=[.AW18]-[.D90]" office:value-type="float" office:value="-0.149500000000001">
            <text:p>-0,149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6.7298">
            <text:p>-66,7298</text:p>
          </table:table-cell>
          <table:table-cell table:style-name="ce54" office:value-type="float" office:value="-5.9622">
            <text:p>-5,9622</text:p>
          </table:table-cell>
          <table:table-cell table:style-name="ce52" table:formula="of:= TRUNC(([.C19]-[.C91])/[.C91]*100; 4)" office:value-type="float" office:value="2.1521">
            <text:p>2,1521</text:p>
          </table:table-cell>
          <table:table-cell table:style-name="ce54" table:formula="of:= TRUNC(([.D19]-[.D91])/[.D91]*100; 4)" office:value-type="float" office:value="-7.3141">
            <text:p>-7,3141</text:p>
          </table:table-cell>
          <table:table-cell table:style-name="ce52" table:formula="of:=[.C19]-[.C91]" office:value-type="float" office:value="-1.4059">
            <text:p>-1,4059</text:p>
          </table:table-cell>
          <table:table-cell table:style-name="ce58" table:formula="of:=[.D19]-[.D91]" office:value-type="float" office:value="0.4705">
            <text:p>0,4705</text:p>
          </table:table-cell>
          <table:table-cell table:style-name="ce59"/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4.9276">
            <text:p>-64,9276</text:p>
          </table:table-cell>
          <table:table-cell table:style-name="ce54" office:value-type="float" office:value="-6.5302">
            <text:p>-6,5302</text:p>
          </table:table-cell>
          <table:table-cell table:style-name="ce52" table:formula="of:= TRUNC(([.L19]-[.C91])/[.C91]*100; 4)" office:value-type="float" office:value="-0.6066">
            <text:p>-0,6066</text:p>
          </table:table-cell>
          <table:table-cell table:style-name="ce54" table:formula="of:= TRUNC(([.M19]-[.D91])/[.D91]*100; 4)" office:value-type="float" office:value="1.5156">
            <text:p>1,5156</text:p>
          </table:table-cell>
          <table:table-cell table:style-name="ce52" table:formula="of:=[.L19]-[.C91]" office:value-type="float" office:value="0.396299999999997">
            <text:p>0,3963</text:p>
          </table:table-cell>
          <table:table-cell table:style-name="ce54" table:formula="of:=[.M19]-[.D91]" office:value-type="float" office:value="-0.0975000000000001">
            <text:p>-0,0975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7051">
            <text:p>-64,7051</text:p>
          </table:table-cell>
          <table:table-cell table:style-name="ce54" office:value-type="float" office:value="-6.5825">
            <text:p>-6,5825</text:p>
          </table:table-cell>
          <table:table-cell table:style-name="ce52" table:formula="of:= TRUNC(([.U19]-[.C91])/[.C91]*100; 4)" office:value-type="float" office:value="-0.9472">
            <text:p>-0,9472</text:p>
          </table:table-cell>
          <table:table-cell table:style-name="ce54" table:formula="of:= TRUNC(([.V19]-[.D91])/[.D91]*100; 4)" office:value-type="float" office:value="2.3287">
            <text:p>2,3287</text:p>
          </table:table-cell>
          <table:table-cell table:style-name="ce52" table:formula="of:=[.U19]-[.C91]" office:value-type="float" office:value="0.618799999999993">
            <text:p>0,6188</text:p>
          </table:table-cell>
          <table:table-cell table:style-name="ce54" table:formula="of:=[.V19]-[.D91]" office:value-type="float" office:value="-0.1498">
            <text:p>-0,1498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6.6809">
            <text:p>-66,6809</text:p>
          </table:table-cell>
          <table:table-cell table:style-name="ce54" office:value-type="float" office:value="-5.9523">
            <text:p>-5,9523</text:p>
          </table:table-cell>
          <table:table-cell table:style-name="ce52" table:formula="of:= TRUNC(([.AD19]-[.C91])/[.C91]*100; 4)" office:value-type="float" office:value="2.0773">
            <text:p>2,0773</text:p>
          </table:table-cell>
          <table:table-cell table:style-name="ce54" table:formula="of:=TRUNC( ([.AE19]-[.D91])/[.D91]*100; 4)" office:value-type="float" office:value="-7.468">
            <text:p>-7,468</text:p>
          </table:table-cell>
          <table:table-cell table:style-name="ce52" table:formula="of:= [.AD19]-[.C91]" office:value-type="float" office:value="-1.357">
            <text:p>-1,357</text:p>
          </table:table-cell>
          <table:table-cell table:style-name="ce54" table:formula="of:= [.AE19]-[.D91]" office:value-type="float" office:value="0.4804">
            <text:p>0,4804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845">
            <text:p>-64,845</text:p>
          </table:table-cell>
          <table:table-cell office:value-type="float" office:value="-6.5247">
            <text:p>-6,5247</text:p>
          </table:table-cell>
          <table:table-cell table:style-name="ce63" table:formula="of:= TRUNC(([.AM19]-[.C91])/[.C91]*100; 4)" office:value-type="float" office:value="-0.7331">
            <text:p>-0,7331</text:p>
          </table:table-cell>
          <table:table-cell table:style-name="ce54" table:formula="of:= TRUNC(([.AN19]-[.D91])/[.D91]*100; 4)" office:value-type="float" office:value="1.4301">
            <text:p>1,4301</text:p>
          </table:table-cell>
          <table:table-cell table:style-name="ce52" table:formula="of:=  [.AM19]-[.C91]" office:value-type="float" office:value="0.478899999999996">
            <text:p>0,4789</text:p>
          </table:table-cell>
          <table:table-cell table:style-name="ce54" table:formula="of:=[.AN19]-[.D91]" office:value-type="float" office:value="-0.0920000000000005">
            <text:p>-0,092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6214">
            <text:p>-64,6214</text:p>
          </table:table-cell>
          <table:table-cell office:value-type="float" office:value="-6.5763">
            <text:p>-6,5763</text:p>
          </table:table-cell>
          <table:table-cell table:style-name="ce63" table:formula="of:= TRUNC(([.AV19]-[.C91])/[.C91]*100; 4)" office:value-type="float" office:value="-1.0754">
            <text:p>-1,0754</text:p>
          </table:table-cell>
          <table:table-cell table:style-name="ce66" table:formula="of:= TRUNC(([.AW19]-[.D91])/[.D91]*100; 4)" office:value-type="float" office:value="2.2323">
            <text:p>2,2323</text:p>
          </table:table-cell>
          <table:table-cell table:style-name="ce63" table:formula="of:=[.AV19]-[.C91]" office:value-type="float" office:value="0.702500000000001">
            <text:p>0,7025</text:p>
          </table:table-cell>
          <table:table-cell table:style-name="ce58" table:formula="of:=[.AW19]-[.D91]" office:value-type="float" office:value="-0.1436">
            <text:p>-0,143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6.3318">
            <text:p>-66,3318</text:p>
          </table:table-cell>
          <table:table-cell table:style-name="ce54" office:value-type="float" office:value="-6.1083">
            <text:p>-6,1083</text:p>
          </table:table-cell>
          <table:table-cell table:style-name="ce52" table:formula="of:= TRUNC(([.C20]-[.C92])/[.C92]*100; 4)" office:value-type="float" office:value="2.2862">
            <text:p>2,2862</text:p>
          </table:table-cell>
          <table:table-cell table:style-name="ce54" table:formula="of:= TRUNC(([.D20]-[.D92])/[.D92]*100; 4)" office:value-type="float" office:value="-6.9353">
            <text:p>-6,9353</text:p>
          </table:table-cell>
          <table:table-cell table:style-name="ce52" table:formula="of:=[.C20]-[.C92]" office:value-type="float" office:value="-1.48260000000001">
            <text:p>-1,4826</text:p>
          </table:table-cell>
          <table:table-cell table:style-name="ce58" table:formula="of:=[.D20]-[.D92]" office:value-type="float" office:value="0.455200000000001">
            <text:p>0,4552</text:p>
          </table:table-cell>
          <table:table-cell table:style-name="ce59"/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4.4298">
            <text:p>-64,4298</text:p>
          </table:table-cell>
          <table:table-cell table:style-name="ce54" office:value-type="float" office:value="-6.6571">
            <text:p>-6,6571</text:p>
          </table:table-cell>
          <table:table-cell table:style-name="ce52" table:formula="of:= TRUNC(([.L20]-[.C92])/[.C92]*100; 4)" office:value-type="float" office:value="-0.6467">
            <text:p>-0,6467</text:p>
          </table:table-cell>
          <table:table-cell table:style-name="ce54" table:formula="of:= TRUNC(([.M20]-[.D92])/[.D92]*100; 4)" office:value-type="float" office:value="1.426">
            <text:p>1,426</text:p>
          </table:table-cell>
          <table:table-cell table:style-name="ce52" table:formula="of:=[.L20]-[.C92]" office:value-type="float" office:value="0.419399999999996">
            <text:p>0,4194</text:p>
          </table:table-cell>
          <table:table-cell table:style-name="ce54" table:formula="of:=[.M20]-[.D92]" office:value-type="float" office:value="-0.0935999999999995">
            <text:p>-0,0936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1898">
            <text:p>-64,1898</text:p>
          </table:table-cell>
          <table:table-cell table:style-name="ce54" office:value-type="float" office:value="-6.7074">
            <text:p>-6,7074</text:p>
          </table:table-cell>
          <table:table-cell table:style-name="ce52" table:formula="of:= TRUNC(([.U20]-[.C92])/[.C92]*100; 4)" office:value-type="float" office:value="-1.0168">
            <text:p>-1,0168</text:p>
          </table:table-cell>
          <table:table-cell table:style-name="ce54" table:formula="of:= TRUNC(([.V20]-[.D92])/[.D92]*100; 4)" office:value-type="float" office:value="2.1924">
            <text:p>2,1924</text:p>
          </table:table-cell>
          <table:table-cell table:style-name="ce52" table:formula="of:=[.U20]-[.C92]" office:value-type="float" office:value="0.659399999999991">
            <text:p>0,6594</text:p>
          </table:table-cell>
          <table:table-cell table:style-name="ce54" table:formula="of:=[.V20]-[.D92]" office:value-type="float" office:value="-0.143899999999999">
            <text:p>-0,1439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6.2793">
            <text:p>-66,2793</text:p>
          </table:table-cell>
          <table:table-cell table:style-name="ce54" office:value-type="float" office:value="-6.0984">
            <text:p>-6,0984</text:p>
          </table:table-cell>
          <table:table-cell table:style-name="ce52" table:formula="of:= TRUNC(([.AD20]-[.C92])/[.C92]*100; 4)" office:value-type="float" office:value="2.2052">
            <text:p>2,2052</text:p>
          </table:table-cell>
          <table:table-cell table:style-name="ce54" table:formula="of:=TRUNC( ([.AE20]-[.D92])/[.D92]*100; 4)" office:value-type="float" office:value="-7.0861">
            <text:p>-7,0861</text:p>
          </table:table-cell>
          <table:table-cell table:style-name="ce52" table:formula="of:= [.AD20]-[.C92]" office:value-type="float" office:value="-1.43010000000001">
            <text:p>-1,4301</text:p>
          </table:table-cell>
          <table:table-cell table:style-name="ce54" table:formula="of:= [.AE20]-[.D92]" office:value-type="float" office:value="0.465100000000001">
            <text:p>0,4651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3403">
            <text:p>-64,3403</text:p>
          </table:table-cell>
          <table:table-cell office:value-type="float" office:value="-6.6515">
            <text:p>-6,6515</text:p>
          </table:table-cell>
          <table:table-cell table:style-name="ce63" table:formula="of:= TRUNC(([.AM20]-[.C92])/[.C92]*100; 4)" office:value-type="float" office:value="-0.7847">
            <text:p>-0,7847</text:p>
          </table:table-cell>
          <table:table-cell table:style-name="ce54" table:formula="of:= TRUNC(([.AN20]-[.D92])/[.D92]*100; 4)" office:value-type="float" office:value="1.3407">
            <text:p>1,3407</text:p>
          </table:table-cell>
          <table:table-cell table:style-name="ce52" table:formula="of:=  [.AM20]-[.C92]" office:value-type="float" office:value="0.508899999999997">
            <text:p>0,5089</text:p>
          </table:table-cell>
          <table:table-cell table:style-name="ce54" table:formula="of:=[.AN20]-[.D92]" office:value-type="float" office:value="-0.0880000000000001">
            <text:p>-0,088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0983">
            <text:p>-64,0983</text:p>
          </table:table-cell>
          <table:table-cell office:value-type="float" office:value="-6.701">
            <text:p>-6,701</text:p>
          </table:table-cell>
          <table:table-cell table:style-name="ce63" table:formula="of:= TRUNC(([.AV20]-[.C92])/[.C92]*100; 4)" office:value-type="float" office:value="-1.1579">
            <text:p>-1,1579</text:p>
          </table:table-cell>
          <table:table-cell table:style-name="ce66" table:formula="of:= TRUNC(([.AW20]-[.D92])/[.D92]*100; 4)" office:value-type="float" office:value="2.0949">
            <text:p>2,0949</text:p>
          </table:table-cell>
          <table:table-cell table:style-name="ce63" table:formula="of:=[.AV20]-[.C92]" office:value-type="float" office:value="0.750900000000001">
            <text:p>0,7509</text:p>
          </table:table-cell>
          <table:table-cell table:style-name="ce58" table:formula="of:=[.AW20]-[.D92]" office:value-type="float" office:value="-0.1375">
            <text:p>-0,137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5.9153">
            <text:p>-65,9153</text:p>
          </table:table-cell>
          <table:table-cell table:style-name="ce54" office:value-type="float" office:value="-6.2497">
            <text:p>-6,2497</text:p>
          </table:table-cell>
          <table:table-cell table:style-name="ce52" table:formula="of:= TRUNC(([.C21]-[.C93])/[.C93]*100; 4)" office:value-type="float" office:value="2.4506">
            <text:p>2,4506</text:p>
          </table:table-cell>
          <table:table-cell table:style-name="ce54" table:formula="of:= TRUNC(([.D21]-[.D93])/[.D93]*100; 4)" office:value-type="float" office:value="-6.5758">
            <text:p>-6,5758</text:p>
          </table:table-cell>
          <table:table-cell table:style-name="ce52" table:formula="of:=[.C21]-[.C93]" office:value-type="float" office:value="-1.5767">
            <text:p>-1,5767</text:p>
          </table:table-cell>
          <table:table-cell table:style-name="ce58" table:formula="of:=[.D21]-[.D93]" office:value-type="float" office:value="0.439900000000001">
            <text:p>0,4399</text:p>
          </table:table-cell>
          <table:table-cell table:style-name="ce59"/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3.8892">
            <text:p>-63,8892</text:p>
          </table:table-cell>
          <table:table-cell table:style-name="ce54" office:value-type="float" office:value="-6.7794">
            <text:p>-6,7794</text:p>
          </table:table-cell>
          <table:table-cell table:style-name="ce52" table:formula="of:= TRUNC(([.L21]-[.C93])/[.C93]*100; 4)" office:value-type="float" office:value="-0.6984">
            <text:p>-0,6984</text:p>
          </table:table-cell>
          <table:table-cell table:style-name="ce54" table:formula="of:= TRUNC(([.M21]-[.D93])/[.D93]*100; 4)" office:value-type="float" office:value="1.3423">
            <text:p>1,3423</text:p>
          </table:table-cell>
          <table:table-cell table:style-name="ce52" table:formula="of:=[.L21]-[.C93]" office:value-type="float" office:value="0.449399999999997">
            <text:p>0,4494</text:p>
          </table:table-cell>
          <table:table-cell table:style-name="ce54" table:formula="of:=[.M21]-[.D93]" office:value-type="float" office:value="-0.0897999999999994">
            <text:p>-0,0898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625">
            <text:p>-63,625</text:p>
          </table:table-cell>
          <table:table-cell table:style-name="ce54" office:value-type="float" office:value="-6.8277">
            <text:p>-6,8277</text:p>
          </table:table-cell>
          <table:table-cell table:style-name="ce52" table:formula="of:= TRUNC(([.U21]-[.C93])/[.C93]*100; 4)" office:value-type="float" office:value="-1.1091">
            <text:p>-1,1091</text:p>
          </table:table-cell>
          <table:table-cell table:style-name="ce54" table:formula="of:= TRUNC(([.V21]-[.D93])/[.D93]*100; 4)" office:value-type="float" office:value="2.0643">
            <text:p>2,0643</text:p>
          </table:table-cell>
          <table:table-cell table:style-name="ce52" table:formula="of:=[.U21]-[.C93]" office:value-type="float" office:value="0.7136">
            <text:p>0,7136</text:p>
          </table:table-cell>
          <table:table-cell table:style-name="ce54" table:formula="of:=[.V21]-[.D93]" office:value-type="float" office:value="-0.1381">
            <text:p>-0,1381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5.8596">
            <text:p>-65,8596</text:p>
          </table:table-cell>
          <table:table-cell table:style-name="ce54" office:value-type="float" office:value="-6.2398">
            <text:p>-6,2398</text:p>
          </table:table-cell>
          <table:table-cell table:style-name="ce52" table:formula="of:= TRUNC(([.AD21]-[.C93])/[.C93]*100; 4)" office:value-type="float" office:value="2.364">
            <text:p>2,364</text:p>
          </table:table-cell>
          <table:table-cell table:style-name="ce54" table:formula="of:=TRUNC( ([.AE21]-[.D93])/[.D93]*100; 4)" office:value-type="float" office:value="-6.7238">
            <text:p>-6,7238</text:p>
          </table:table-cell>
          <table:table-cell table:style-name="ce52" table:formula="of:= [.AD21]-[.C93]" office:value-type="float" office:value="-1.521">
            <text:p>-1,521</text:p>
          </table:table-cell>
          <table:table-cell table:style-name="ce54" table:formula="of:= [.AE21]-[.D93]" office:value-type="float" office:value="0.449800000000001">
            <text:p>0,4498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7908">
            <text:p>-63,7908</text:p>
          </table:table-cell>
          <table:table-cell office:value-type="float" office:value="-6.7735">
            <text:p>-6,7735</text:p>
          </table:table-cell>
          <table:table-cell table:style-name="ce63" table:formula="of:= TRUNC(([.AM21]-[.C93])/[.C93]*100; 4)" office:value-type="float" office:value="-0.8514">
            <text:p>-0,8514</text:p>
          </table:table-cell>
          <table:table-cell table:style-name="ce54" table:formula="of:= TRUNC(([.AN21]-[.D93])/[.D93]*100; 4)" office:value-type="float" office:value="1.2541">
            <text:p>1,2541</text:p>
          </table:table-cell>
          <table:table-cell table:style-name="ce52" table:formula="of:=  [.AM21]-[.C93]" office:value-type="float" office:value="0.547800000000002">
            <text:p>0,5478</text:p>
          </table:table-cell>
          <table:table-cell table:style-name="ce54" table:formula="of:=[.AN21]-[.D93]" office:value-type="float" office:value="-0.0838999999999999">
            <text:p>-0,0839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5239">
            <text:p>-63,5239</text:p>
          </table:table-cell>
          <table:table-cell office:value-type="float" office:value="-6.821">
            <text:p>-6,821</text:p>
          </table:table-cell>
          <table:table-cell table:style-name="ce63" table:formula="of:= TRUNC(([.AV21]-[.C93])/[.C93]*100; 4)" office:value-type="float" office:value="-1.2662">
            <text:p>-1,2662</text:p>
          </table:table-cell>
          <table:table-cell table:style-name="ce66" table:formula="of:= TRUNC(([.AW21]-[.D93])/[.D93]*100; 4)" office:value-type="float" office:value="1.9642">
            <text:p>1,9642</text:p>
          </table:table-cell>
          <table:table-cell table:style-name="ce63" table:formula="of:=[.AV21]-[.C93]" office:value-type="float" office:value="0.814700000000002">
            <text:p>0,8147</text:p>
          </table:table-cell>
          <table:table-cell table:style-name="ce58" table:formula="of:=[.AW21]-[.D93]" office:value-type="float" office:value="-0.131399999999999">
            <text:p>-0,131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5.4774">
            <text:p>-65,4774</text:p>
          </table:table-cell>
          <table:table-cell table:style-name="ce54" office:value-type="float" office:value="-6.3865">
            <text:p>-6,3865</text:p>
          </table:table-cell>
          <table:table-cell table:style-name="ce52" table:formula="of:= TRUNC(([.C22]-[.C94])/[.C94]*100; 4)" office:value-type="float" office:value="2.6561">
            <text:p>2,6561</text:p>
          </table:table-cell>
          <table:table-cell table:style-name="ce54" table:formula="of:= TRUNC(([.D22]-[.D94])/[.D94]*100; 4)" office:value-type="float" office:value="-6.2311">
            <text:p>-6,2311</text:p>
          </table:table-cell>
          <table:table-cell table:style-name="ce52" table:formula="of:=[.C22]-[.C94]" office:value-type="float" office:value="-1.6942">
            <text:p>-1,6942</text:p>
          </table:table-cell>
          <table:table-cell table:style-name="ce58" table:formula="of:=[.D22]-[.D94]" office:value-type="float" office:value="0.4244">
            <text:p>0,4244</text:p>
          </table:table-cell>
          <table:table-cell table:style-name="ce59"/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3.2942">
            <text:p>-63,2942</text:p>
          </table:table-cell>
          <table:table-cell table:style-name="ce54" office:value-type="float" office:value="-6.897">
            <text:p>-6,897</text:p>
          </table:table-cell>
          <table:table-cell table:style-name="ce52" table:formula="of:= TRUNC(([.L22]-[.C94])/[.C94]*100; 4)" office:value-type="float" office:value="-0.7666">
            <text:p>-0,7666</text:p>
          </table:table-cell>
          <table:table-cell table:style-name="ce54" table:formula="of:= TRUNC(([.M22]-[.D94])/[.D94]*100; 4)" office:value-type="float" office:value="1.2641">
            <text:p>1,2641</text:p>
          </table:table-cell>
          <table:table-cell table:style-name="ce52" table:formula="of:=[.L22]-[.C94]" office:value-type="float" office:value="0.488999999999997">
            <text:p>0,489</text:p>
          </table:table-cell>
          <table:table-cell table:style-name="ce54" table:formula="of:=[.M22]-[.D94]" office:value-type="float" office:value="-0.0861000000000001">
            <text:p>-0,0861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9969">
            <text:p>-62,9969</text:p>
          </table:table-cell>
          <table:table-cell table:style-name="ce54" office:value-type="float" office:value="-6.9431">
            <text:p>-6,9431</text:p>
          </table:table-cell>
          <table:table-cell table:style-name="ce52" table:formula="of:= TRUNC(([.U22]-[.C94])/[.C94]*100; 4)" office:value-type="float" office:value="-1.2327">
            <text:p>-1,2327</text:p>
          </table:table-cell>
          <table:table-cell table:style-name="ce54" table:formula="of:= TRUNC(([.V22]-[.D94])/[.D94]*100; 4)" office:value-type="float" office:value="1.941">
            <text:p>1,941</text:p>
          </table:table-cell>
          <table:table-cell table:style-name="ce52" table:formula="of:=[.U22]-[.C94]" office:value-type="float" office:value="0.786300000000004">
            <text:p>0,7863</text:p>
          </table:table-cell>
          <table:table-cell table:style-name="ce54" table:formula="of:=[.V22]-[.D94]" office:value-type="float" office:value="-0.1322">
            <text:p>-0,1322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5.4182">
            <text:p>-65,4182</text:p>
          </table:table-cell>
          <table:table-cell table:style-name="ce54" office:value-type="float" office:value="-6.3767">
            <text:p>-6,3767</text:p>
          </table:table-cell>
          <table:table-cell table:style-name="ce52" table:formula="of:= TRUNC(([.AD22]-[.C94])/[.C94]*100; 4)" office:value-type="float" office:value="2.5633">
            <text:p>2,5633</text:p>
          </table:table-cell>
          <table:table-cell table:style-name="ce54" table:formula="of:=TRUNC( ([.AE22]-[.D94])/[.D94]*100; 4)" office:value-type="float" office:value="-6.375">
            <text:p>-6,375</text:p>
          </table:table-cell>
          <table:table-cell table:style-name="ce52" table:formula="of:= [.AD22]-[.C94]" office:value-type="float" office:value="-1.635">
            <text:p>-1,635</text:p>
          </table:table-cell>
          <table:table-cell table:style-name="ce54" table:formula="of:= [.AE22]-[.D94]" office:value-type="float" office:value="0.434200000000001">
            <text:p>0,4342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3.1844">
            <text:p>-63,1844</text:p>
          </table:table-cell>
          <table:table-cell office:value-type="float" office:value="-6.8908">
            <text:p>-6,8908</text:p>
          </table:table-cell>
          <table:table-cell table:style-name="ce63" table:formula="of:= TRUNC(([.AM22]-[.C94])/[.C94]*100; 4)" office:value-type="float" office:value="-0.9388">
            <text:p>-0,9388</text:p>
          </table:table-cell>
          <table:table-cell table:style-name="ce54" table:formula="of:= TRUNC(([.AN22]-[.D94])/[.D94]*100; 4)" office:value-type="float" office:value="1.1731">
            <text:p>1,1731</text:p>
          </table:table-cell>
          <table:table-cell table:style-name="ce52" table:formula="of:=  [.AM22]-[.C94]" office:value-type="float" office:value="0.598800000000004">
            <text:p>0,5988</text:p>
          </table:table-cell>
          <table:table-cell table:style-name="ce54" table:formula="of:=[.AN22]-[.D94]" office:value-type="float" office:value="-0.0799000000000003">
            <text:p>-0,0799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8831">
            <text:p>-62,8831</text:p>
          </table:table-cell>
          <table:table-cell office:value-type="float" office:value="-6.9362">
            <text:p>-6,9362</text:p>
          </table:table-cell>
          <table:table-cell table:style-name="ce63" table:formula="of:= TRUNC(([.AV22]-[.C94])/[.C94]*100; 4)" office:value-type="float" office:value="-1.4111">
            <text:p>-1,4111</text:p>
          </table:table-cell>
          <table:table-cell table:style-name="ce66" table:formula="of:= TRUNC(([.AW22]-[.D94])/[.D94]*100; 4)" office:value-type="float" office:value="1.8396">
            <text:p>1,8396</text:p>
          </table:table-cell>
          <table:table-cell table:style-name="ce63" table:formula="of:=[.AV22]-[.C94]" office:value-type="float" office:value="0.900100000000002">
            <text:p>0,9001</text:p>
          </table:table-cell>
          <table:table-cell table:style-name="ce58" table:formula="of:=[.AW22]-[.D94]" office:value-type="float" office:value="-0.1253">
            <text:p>-0,125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5.0145">
            <text:p>-65,0145</text:p>
          </table:table-cell>
          <table:table-cell table:style-name="ce54" office:value-type="float" office:value="-6.5188">
            <text:p>-6,5188</text:p>
          </table:table-cell>
          <table:table-cell table:style-name="ce52" table:formula="of:= TRUNC(([.C23]-[.C95])/[.C95]*100; 4)" office:value-type="float" office:value="2.919">
            <text:p>2,919</text:p>
          </table:table-cell>
          <table:table-cell table:style-name="ce54" table:formula="of:= TRUNC(([.D23]-[.D95])/[.D95]*100; 4)" office:value-type="float" office:value="-5.8983">
            <text:p>-5,8983</text:p>
          </table:table-cell>
          <table:table-cell table:style-name="ce52" table:formula="of:=[.C23]-[.C95]" office:value-type="float" office:value="-1.844">
            <text:p>-1,844</text:p>
          </table:table-cell>
          <table:table-cell table:style-name="ce58" table:formula="of:=[.D23]-[.D95]" office:value-type="float" office:value="0.408600000000001">
            <text:p>0,4086</text:p>
          </table:table-cell>
          <table:table-cell table:style-name="ce59"/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2.628">
            <text:p>-62,628</text:p>
          </table:table-cell>
          <table:table-cell table:style-name="ce54" office:value-type="float" office:value="-7.0096">
            <text:p>-7,0096</text:p>
          </table:table-cell>
          <table:table-cell table:style-name="ce52" table:formula="of:= TRUNC(([.L23]-[.C95])/[.C95]*100; 4)" office:value-type="float" office:value="-0.8587">
            <text:p>-0,8587</text:p>
          </table:table-cell>
          <table:table-cell table:style-name="ce54" table:formula="of:= TRUNC(([.M23]-[.D95])/[.D95]*100; 4)" office:value-type="float" office:value="1.1865">
            <text:p>1,1865</text:p>
          </table:table-cell>
          <table:table-cell table:style-name="ce52" table:formula="of:=[.L23]-[.C95]" office:value-type="float" office:value="0.542499999999997">
            <text:p>0,5425</text:p>
          </table:table-cell>
          <table:table-cell table:style-name="ce54" table:formula="of:=[.M23]-[.D95]" office:value-type="float" office:value="-0.0821999999999994">
            <text:p>-0,0822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2842">
            <text:p>-62,2842</text:p>
          </table:table-cell>
          <table:table-cell table:style-name="ce54" office:value-type="float" office:value="-7.0536">
            <text:p>-7,0536</text:p>
          </table:table-cell>
          <table:table-cell table:style-name="ce52" table:formula="of:= TRUNC(([.U23]-[.C95])/[.C95]*100; 4)" office:value-type="float" office:value="-1.403">
            <text:p>-1,403</text:p>
          </table:table-cell>
          <table:table-cell table:style-name="ce54" table:formula="of:= TRUNC(([.V23]-[.D95])/[.D95]*100; 4)" office:value-type="float" office:value="1.8217">
            <text:p>1,8217</text:p>
          </table:table-cell>
          <table:table-cell table:style-name="ce52" table:formula="of:=[.U23]-[.C95]" office:value-type="float" office:value="0.886299999999999">
            <text:p>0,8863</text:p>
          </table:table-cell>
          <table:table-cell table:style-name="ce54" table:formula="of:=[.V23]-[.D95]" office:value-type="float" office:value="-0.1262">
            <text:p>-0,1262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4.9508">
            <text:p>-64,9508</text:p>
          </table:table-cell>
          <table:table-cell table:style-name="ce54" office:value-type="float" office:value="-6.509">
            <text:p>-6,509</text:p>
          </table:table-cell>
          <table:table-cell table:style-name="ce52" table:formula="of:= TRUNC(([.AD23]-[.C95])/[.C95]*100; 4)" office:value-type="float" office:value="2.8182">
            <text:p>2,8182</text:p>
          </table:table-cell>
          <table:table-cell table:style-name="ce54" table:formula="of:=TRUNC( ([.AE23]-[.D95])/[.D95]*100; 4)" office:value-type="float" office:value="-6.0397">
            <text:p>-6,0397</text:p>
          </table:table-cell>
          <table:table-cell table:style-name="ce52" table:formula="of:= [.AD23]-[.C95]" office:value-type="float" office:value="-1.7803">
            <text:p>-1,7803</text:p>
          </table:table-cell>
          <table:table-cell table:style-name="ce54" table:formula="of:= [.AE23]-[.D95]" office:value-type="float" office:value="0.4184">
            <text:p>0,4184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5032">
            <text:p>-62,5032</text:p>
          </table:table-cell>
          <table:table-cell office:value-type="float" office:value="-7.0032">
            <text:p>-7,0032</text:p>
          </table:table-cell>
          <table:table-cell table:style-name="ce63" table:formula="of:= TRUNC(([.AM23]-[.C95])/[.C95]*100; 4)" office:value-type="float" office:value="-1.0563">
            <text:p>-1,0563</text:p>
          </table:table-cell>
          <table:table-cell table:style-name="ce54" table:formula="of:= TRUNC(([.AN23]-[.D95])/[.D95]*100; 4)" office:value-type="float" office:value="1.0942">
            <text:p>1,0942</text:p>
          </table:table-cell>
          <table:table-cell table:style-name="ce52" table:formula="of:=  [.AM23]-[.C95]" office:value-type="float" office:value="0.667299999999997">
            <text:p>0,6673</text:p>
          </table:table-cell>
          <table:table-cell table:style-name="ce54" table:formula="of:=[.AN23]-[.D95]" office:value-type="float" office:value="-0.0757999999999992">
            <text:p>-0,0758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1529">
            <text:p>-62,1529</text:p>
          </table:table-cell>
          <table:table-cell office:value-type="float" office:value="-7.0464">
            <text:p>-7,0464</text:p>
          </table:table-cell>
          <table:table-cell table:style-name="ce63" table:formula="of:= TRUNC(([.AV23]-[.C95])/[.C95]*100; 4)" office:value-type="float" office:value="-1.6108">
            <text:p>-1,6108</text:p>
          </table:table-cell>
          <table:table-cell table:style-name="ce66" table:formula="of:= TRUNC(([.AW23]-[.D95])/[.D95]*100; 4)" office:value-type="float" office:value="1.7178">
            <text:p>1,7178</text:p>
          </table:table-cell>
          <table:table-cell table:style-name="ce63" table:formula="of:=[.AV23]-[.C95]" office:value-type="float" office:value="1.01759999999999">
            <text:p>1,0176</text:p>
          </table:table-cell>
          <table:table-cell table:style-name="ce58" table:formula="of:=[.AW23]-[.D95]" office:value-type="float" office:value="-0.119">
            <text:p>-0,11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4.5203">
            <text:p>-64,5203</text:p>
          </table:table-cell>
          <table:table-cell table:style-name="ce54" office:value-type="float" office:value="-6.6464">
            <text:p>-6,6464</text:p>
          </table:table-cell>
          <table:table-cell table:style-name="ce52" table:formula="of:= TRUNC(([.C24]-[.C96])/[.C96]*100; 4)" office:value-type="float" office:value="3.2622">
            <text:p>3,2622</text:p>
          </table:table-cell>
          <table:table-cell table:style-name="ce54" table:formula="of:= TRUNC(([.D24]-[.D96])/[.D96]*100; 4)" office:value-type="float" office:value="-5.5734">
            <text:p>-5,5734</text:p>
          </table:table-cell>
          <table:table-cell table:style-name="ce52" table:formula="of:=[.C24]-[.C96]" office:value-type="float" office:value="-2.03830000000001">
            <text:p>-2,0383</text:p>
          </table:table-cell>
          <table:table-cell table:style-name="ce58" table:formula="of:=[.D24]-[.D96]" office:value-type="float" office:value="0.392300000000001">
            <text:p>0,3923</text:p>
          </table:table-cell>
          <table:table-cell table:style-name="ce59"/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1.8651">
            <text:p>-61,8651</text:p>
          </table:table-cell>
          <table:table-cell table:style-name="ce54" office:value-type="float" office:value="-7.1171">
            <text:p>-7,1171</text:p>
          </table:table-cell>
          <table:table-cell table:style-name="ce52" table:formula="of:= TRUNC(([.L24]-[.C96])/[.C96]*100; 4)" office:value-type="float" office:value="-0.9873">
            <text:p>-0,9873</text:p>
          </table:table-cell>
          <table:table-cell table:style-name="ce54" table:formula="of:= TRUNC(([.M24]-[.D96])/[.D96]*100; 4)" office:value-type="float" office:value="1.1138">
            <text:p>1,1138</text:p>
          </table:table-cell>
          <table:table-cell table:style-name="ce52" table:formula="of:=[.L24]-[.C96]" office:value-type="float" office:value="0.616900000000001">
            <text:p>0,6169</text:p>
          </table:table-cell>
          <table:table-cell table:style-name="ce54" table:formula="of:=[.M24]-[.D96]" office:value-type="float" office:value="-0.0783999999999994">
            <text:p>-0,0784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4533">
            <text:p>-61,4533</text:p>
          </table:table-cell>
          <table:table-cell table:style-name="ce54" office:value-type="float" office:value="-7.1589">
            <text:p>-7,1589</text:p>
          </table:table-cell>
          <table:table-cell table:style-name="ce52" table:formula="of:= TRUNC(([.U24]-[.C96])/[.C96]*100; 4)" office:value-type="float" office:value="-1.6463">
            <text:p>-1,6463</text:p>
          </table:table-cell>
          <table:table-cell table:style-name="ce54" table:formula="of:= TRUNC(([.V24]-[.D96])/[.D96]*100; 4)" office:value-type="float" office:value="1.7077">
            <text:p>1,7077</text:p>
          </table:table-cell>
          <table:table-cell table:style-name="ce52" table:formula="of:=[.U24]-[.C96]" office:value-type="float" office:value="1.0287">
            <text:p>1,0287</text:p>
          </table:table-cell>
          <table:table-cell table:style-name="ce54" table:formula="of:=[.V24]-[.D96]" office:value-type="float" office:value="-0.1202">
            <text:p>-0,1202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4.4515">
            <text:p>-64,4515</text:p>
          </table:table-cell>
          <table:table-cell table:style-name="ce54" office:value-type="float" office:value="-6.6366">
            <text:p>-6,6366</text:p>
          </table:table-cell>
          <table:table-cell table:style-name="ce52" table:formula="of:= TRUNC(([.AD24]-[.C96])/[.C96]*100; 4)" office:value-type="float" office:value="3.1521">
            <text:p>3,1521</text:p>
          </table:table-cell>
          <table:table-cell table:style-name="ce54" table:formula="of:=TRUNC( ([.AE24]-[.D96])/[.D96]*100; 4)" office:value-type="float" office:value="-5.7127">
            <text:p>-5,7127</text:p>
          </table:table-cell>
          <table:table-cell table:style-name="ce52" table:formula="of:= [.AD24]-[.C96]" office:value-type="float" office:value="-1.9695">
            <text:p>-1,9695</text:p>
          </table:table-cell>
          <table:table-cell table:style-name="ce54" table:formula="of:= [.AE24]-[.D96]" office:value-type="float" office:value="0.402100000000001">
            <text:p>0,4021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7201">
            <text:p>-61,7201</text:p>
          </table:table-cell>
          <table:table-cell office:value-type="float" office:value="-7.1103">
            <text:p>-7,1103</text:p>
          </table:table-cell>
          <table:table-cell table:style-name="ce63" table:formula="of:= TRUNC(([.AM24]-[.C96])/[.C96]*100; 4)" office:value-type="float" office:value="-1.2193">
            <text:p>-1,2193</text:p>
          </table:table-cell>
          <table:table-cell table:style-name="ce54" table:formula="of:= TRUNC(([.AN24]-[.D96])/[.D96]*100; 4)" office:value-type="float" office:value="1.0172">
            <text:p>1,0172</text:p>
          </table:table-cell>
          <table:table-cell table:style-name="ce52" table:formula="of:=  [.AM24]-[.C96]" office:value-type="float" office:value="0.761899999999997">
            <text:p>0,7619</text:p>
          </table:table-cell>
          <table:table-cell table:style-name="ce54" table:formula="of:=[.AN24]-[.D96]" office:value-type="float" office:value="-0.0715999999999992">
            <text:p>-0,0716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2973">
            <text:p>-61,2973</text:p>
          </table:table-cell>
          <table:table-cell office:value-type="float" office:value="-7.1512">
            <text:p>-7,1512</text:p>
          </table:table-cell>
          <table:table-cell table:style-name="ce63" table:formula="of:= TRUNC(([.AV24]-[.C96])/[.C96]*100; 4)" office:value-type="float" office:value="-1.896">
            <text:p>-1,896</text:p>
          </table:table-cell>
          <table:table-cell table:style-name="ce66" table:formula="of:= TRUNC(([.AW24]-[.D96])/[.D96]*100; 4)" office:value-type="float" office:value="1.5983">
            <text:p>1,5983</text:p>
          </table:table-cell>
          <table:table-cell table:style-name="ce63" table:formula="of:=[.AV24]-[.C96]" office:value-type="float" office:value="1.1847">
            <text:p>1,1847</text:p>
          </table:table-cell>
          <table:table-cell table:style-name="ce58" table:formula="of:=[.AW24]-[.D96]" office:value-type="float" office:value="-0.1125">
            <text:p>-0,112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3.9884">
            <text:p>-63,9884</text:p>
          </table:table-cell>
          <table:table-cell table:style-name="ce54" office:value-type="float" office:value="-6.7694">
            <text:p>-6,7694</text:p>
          </table:table-cell>
          <table:table-cell table:style-name="ce52" table:formula="of:= TRUNC(([.C25]-[.C97])/[.C97]*100; 4)" office:value-type="float" office:value="3.726">
            <text:p>3,726</text:p>
          </table:table-cell>
          <table:table-cell table:style-name="ce54" table:formula="of:= TRUNC(([.D25]-[.D97])/[.D97]*100; 4)" office:value-type="float" office:value="-5.2528">
            <text:p>-5,2528</text:p>
          </table:table-cell>
          <table:table-cell table:style-name="ce52" table:formula="of:=[.C25]-[.C97]" office:value-type="float" office:value="-2.2986">
            <text:p>-2,2986</text:p>
          </table:table-cell>
          <table:table-cell table:style-name="ce58" table:formula="of:=[.D25]-[.D97]" office:value-type="float" office:value="0.3753">
            <text:p>0,3753</text:p>
          </table:table-cell>
          <table:table-cell table:style-name="ce59"/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0.9662">
            <text:p>-60,9662</text:p>
          </table:table-cell>
          <table:table-cell table:style-name="ce54" office:value-type="float" office:value="-7.219">
            <text:p>-7,219</text:p>
          </table:table-cell>
          <table:table-cell table:style-name="ce52" table:formula="of:= TRUNC(([.L25]-[.C97])/[.C97]*100; 4)" office:value-type="float" office:value="-1.1729">
            <text:p>-1,1729</text:p>
          </table:table-cell>
          <table:table-cell table:style-name="ce54" table:formula="of:= TRUNC(([.M25]-[.D97])/[.D97]*100; 4)" office:value-type="float" office:value="1.0399">
            <text:p>1,0399</text:p>
          </table:table-cell>
          <table:table-cell table:style-name="ce52" table:formula="of:=[.L25]-[.C97]" office:value-type="float" office:value="0.723599999999998">
            <text:p>0,7236</text:p>
          </table:table-cell>
          <table:table-cell table:style-name="ce54" table:formula="of:=[.M25]-[.D97]" office:value-type="float" office:value="-0.0743">
            <text:p>-0,0743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4491">
            <text:p>-60,4491</text:p>
          </table:table-cell>
          <table:table-cell table:style-name="ce54" office:value-type="float" office:value="-7.2583">
            <text:p>-7,2583</text:p>
          </table:table-cell>
          <table:table-cell table:style-name="ce52" table:formula="of:= TRUNC(([.U25]-[.C97])/[.C97]*100; 4)" office:value-type="float" office:value="-2.0111">
            <text:p>-2,0111</text:p>
          </table:table-cell>
          <table:table-cell table:style-name="ce54" table:formula="of:= TRUNC(([.V25]-[.D97])/[.D97]*100; 4)" office:value-type="float" office:value="1.5899">
            <text:p>1,5899</text:p>
          </table:table-cell>
          <table:table-cell table:style-name="ce52" table:formula="of:=[.U25]-[.C97]" office:value-type="float" office:value="1.2407">
            <text:p>1,2407</text:p>
          </table:table-cell>
          <table:table-cell table:style-name="ce54" table:formula="of:=[.V25]-[.D97]" office:value-type="float" office:value="-0.1136">
            <text:p>-0,1136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3.9125">
            <text:p>-63,9125</text:p>
          </table:table-cell>
          <table:table-cell table:style-name="ce54" office:value-type="float" office:value="-6.7595">
            <text:p>-6,7595</text:p>
          </table:table-cell>
          <table:table-cell table:style-name="ce52" table:formula="of:= TRUNC(([.AD25]-[.C97])/[.C97]*100; 4)" office:value-type="float" office:value="3.603">
            <text:p>3,603</text:p>
          </table:table-cell>
          <table:table-cell table:style-name="ce54" table:formula="of:=TRUNC( ([.AE25]-[.D97])/[.D97]*100; 4)" office:value-type="float" office:value="-5.3914">
            <text:p>-5,3914</text:p>
          </table:table-cell>
          <table:table-cell table:style-name="ce52" table:formula="of:= [.AD25]-[.C97]" office:value-type="float" office:value="-2.2227">
            <text:p>-2,2227</text:p>
          </table:table-cell>
          <table:table-cell table:style-name="ce54" table:formula="of:= [.AE25]-[.D97]" office:value-type="float" office:value="0.3852">
            <text:p>0,3852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7921">
            <text:p>-60,7921</text:p>
          </table:table-cell>
          <table:table-cell office:value-type="float" office:value="-7.2117">
            <text:p>-7,2117</text:p>
          </table:table-cell>
          <table:table-cell table:style-name="ce63" table:formula="of:= TRUNC(([.AM25]-[.C97])/[.C97]*100; 4)" office:value-type="float" office:value="-1.4551">
            <text:p>-1,4551</text:p>
          </table:table-cell>
          <table:table-cell table:style-name="ce54" table:formula="of:= TRUNC(([.AN25]-[.D97])/[.D97]*100; 4)" office:value-type="float" office:value="0.9377">
            <text:p>0,9377</text:p>
          </table:table-cell>
          <table:table-cell table:style-name="ce52" table:formula="of:=  [.AM25]-[.C97]" office:value-type="float" office:value="0.8977">
            <text:p>0,8977</text:p>
          </table:table-cell>
          <table:table-cell table:style-name="ce54" table:formula="of:=[.AN25]-[.D97]" office:value-type="float" office:value="-0.0670000000000002">
            <text:p>-0,067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2559">
            <text:p>-60,2559</text:p>
          </table:table-cell>
          <table:table-cell office:value-type="float" office:value="-7.2501">
            <text:p>-7,2501</text:p>
          </table:table-cell>
          <table:table-cell table:style-name="ce63" table:formula="of:= TRUNC(([.AV25]-[.C97])/[.C97]*100; 4)" office:value-type="float" office:value="-2.3243">
            <text:p>-2,3243</text:p>
          </table:table-cell>
          <table:table-cell table:style-name="ce66" table:formula="of:= TRUNC(([.AW25]-[.D97])/[.D97]*100; 4)" office:value-type="float" office:value="1.4752">
            <text:p>1,4752</text:p>
          </table:table-cell>
          <table:table-cell table:style-name="ce63" table:formula="of:=[.AV25]-[.C97]" office:value-type="float" office:value="1.4339">
            <text:p>1,4339</text:p>
          </table:table-cell>
          <table:table-cell table:style-name="ce58" table:formula="of:=[.AW25]-[.D97]" office:value-type="float" office:value="-0.1054">
            <text:p>-0,105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63.4075">
            <text:p>-63,4075</text:p>
          </table:table-cell>
          <table:table-cell table:style-name="ce54" office:value-type="float" office:value="-6.8876">
            <text:p>-6,8876</text:p>
          </table:table-cell>
          <table:table-cell table:style-name="ce52" table:formula="of:= TRUNC(([.C26]-[.C98])/[.C98]*100; 4)" office:value-type="float" office:value="4.375">
            <text:p>4,375</text:p>
          </table:table-cell>
          <table:table-cell table:style-name="ce54" table:formula="of:= TRUNC(([.D26]-[.D98])/[.D98]*100; 4)" office:value-type="float" office:value="-4.9304">
            <text:p>-4,9304</text:p>
          </table:table-cell>
          <table:table-cell table:style-name="ce52" table:formula="of:=[.C26]-[.C98]" office:value-type="float" office:value="-2.6578">
            <text:p>-2,6578</text:p>
          </table:table-cell>
          <table:table-cell table:style-name="ce58" table:formula="of:=[.D26]-[.D98]" office:value-type="float" office:value="0.3572">
            <text:p>0,3572</text:p>
          </table:table-cell>
          <table:table-cell table:style-name="ce59"/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59.866">
            <text:p>-59,866</text:p>
          </table:table-cell>
          <table:table-cell table:style-name="ce54" office:value-type="float" office:value="-7.3147">
            <text:p>-7,3147</text:p>
          </table:table-cell>
          <table:table-cell table:style-name="ce52" table:formula="of:= TRUNC(([.L26]-[.C98])/[.C98]*100; 4)" office:value-type="float" office:value="-1.4546">
            <text:p>-1,4546</text:p>
          </table:table-cell>
          <table:table-cell table:style-name="ce54" table:formula="of:= TRUNC(([.M26]-[.D98])/[.D98]*100; 4)" office:value-type="float" office:value="0.9648">
            <text:p>0,9648</text:p>
          </table:table-cell>
          <table:table-cell table:style-name="ce52" table:formula="of:=[.L26]-[.C98]" office:value-type="float" office:value="0.883699999999998">
            <text:p>0,8837</text:p>
          </table:table-cell>
          <table:table-cell table:style-name="ce54" table:formula="of:=[.M26]-[.D98]" office:value-type="float" office:value="-0.0699000000000005">
            <text:p>-0,0699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9.1738">
            <text:p>-59,1738</text:p>
          </table:table-cell>
          <table:table-cell table:style-name="ce54" office:value-type="float" office:value="-7.3511">
            <text:p>-7,3511</text:p>
          </table:table-cell>
          <table:table-cell table:style-name="ce52" table:formula="of:= TRUNC(([.U26]-[.C98])/[.C98]*100; 4)" office:value-type="float" office:value="-2.594">
            <text:p>-2,594</text:p>
          </table:table-cell>
          <table:table-cell table:style-name="ce54" table:formula="of:= TRUNC(([.V26]-[.D98])/[.D98]*100; 4)" office:value-type="float" office:value="1.4672">
            <text:p>1,4672</text:p>
          </table:table-cell>
          <table:table-cell table:style-name="ce52" table:formula="of:=[.U26]-[.C98]" office:value-type="float" office:value="1.5759">
            <text:p>1,5759</text:p>
          </table:table-cell>
          <table:table-cell table:style-name="ce54" table:formula="of:=[.V26]-[.D98]" office:value-type="float" office:value="-0.1063">
            <text:p>-0,1063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63.3231">
            <text:p>-63,3231</text:p>
          </table:table-cell>
          <table:table-cell table:style-name="ce54" office:value-type="float" office:value="-6.8776">
            <text:p>-6,8776</text:p>
          </table:table-cell>
          <table:table-cell table:style-name="ce52" table:formula="of:= TRUNC(([.AD26]-[.C98])/[.C98]*100; 4)" office:value-type="float" office:value="4.236">
            <text:p>4,236</text:p>
          </table:table-cell>
          <table:table-cell table:style-name="ce54" table:formula="of:=TRUNC( ([.AE26]-[.D98])/[.D98]*100; 4)" office:value-type="float" office:value="-5.0684">
            <text:p>-5,0684</text:p>
          </table:table-cell>
          <table:table-cell table:style-name="ce52" table:formula="of:= [.AD26]-[.C98]" office:value-type="float" office:value="-2.5734">
            <text:p>-2,5734</text:p>
          </table:table-cell>
          <table:table-cell table:style-name="ce54" table:formula="of:= [.AE26]-[.D98]" office:value-type="float" office:value="0.3672">
            <text:p>0,3672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9.6468">
            <text:p>-59,6468</text:p>
          </table:table-cell>
          <table:table-cell office:value-type="float" office:value="-7.3068">
            <text:p>-7,3068</text:p>
          </table:table-cell>
          <table:table-cell table:style-name="ce63" table:formula="of:= TRUNC(([.AM26]-[.C98])/[.C98]*100; 4)" office:value-type="float" office:value="-1.8154">
            <text:p>-1,8154</text:p>
          </table:table-cell>
          <table:table-cell table:style-name="ce54" table:formula="of:= TRUNC(([.AN26]-[.D98])/[.D98]*100; 4)" office:value-type="float" office:value="0.8557">
            <text:p>0,8557</text:p>
          </table:table-cell>
          <table:table-cell table:style-name="ce52" table:formula="of:=  [.AM26]-[.C98]" office:value-type="float" office:value="1.1029">
            <text:p>1,1029</text:p>
          </table:table-cell>
          <table:table-cell table:style-name="ce54" table:formula="of:=[.AN26]-[.D98]" office:value-type="float" office:value="-0.0620000000000003">
            <text:p>-0,062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8.9205">
            <text:p>-58,9205</text:p>
          </table:table-cell>
          <table:table-cell office:value-type="float" office:value="-7.3422">
            <text:p>-7,3422</text:p>
          </table:table-cell>
          <table:table-cell table:style-name="ce63" table:formula="of:= TRUNC(([.AV26]-[.C98])/[.C98]*100; 4)" office:value-type="float" office:value="-3.011">
            <text:p>-3,011</text:p>
          </table:table-cell>
          <table:table-cell table:style-name="ce66" table:formula="of:= TRUNC(([.AW26]-[.D98])/[.D98]*100; 4)" office:value-type="float" office:value="1.3444">
            <text:p>1,3444</text:p>
          </table:table-cell>
          <table:table-cell table:style-name="ce63" table:formula="of:=[.AV26]-[.C98]" office:value-type="float" office:value="1.8292">
            <text:p>1,8292</text:p>
          </table:table-cell>
          <table:table-cell table:style-name="ce58" table:formula="of:=[.AW26]-[.D98]" office:value-type="float" office:value="-0.0974000000000004">
            <text:p>-0,097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62.7631">
            <text:p>-62,7631</text:p>
          </table:table-cell>
          <table:table-cell table:style-name="ce54" office:value-type="float" office:value="-7.0008">
            <text:p>-7,0008</text:p>
          </table:table-cell>
          <table:table-cell table:style-name="ce52" table:formula="of:= TRUNC(([.C27]-[.C99])/[.C99]*100; 4)" office:value-type="float" office:value="5.3303">
            <text:p>5,3303</text:p>
          </table:table-cell>
          <table:table-cell table:style-name="ce54" table:formula="of:= TRUNC(([.D27]-[.D99])/[.D99]*100; 4)" office:value-type="float" office:value="-4.5991">
            <text:p>-4,5991</text:p>
          </table:table-cell>
          <table:table-cell table:style-name="ce52" table:formula="of:=[.C27]-[.C99]" office:value-type="float" office:value="-3.1762">
            <text:p>-3,1762</text:p>
          </table:table-cell>
          <table:table-cell table:style-name="ce58" table:formula="of:=[.D27]-[.D99]" office:value-type="float" office:value="0.3375">
            <text:p>0,3375</text:p>
          </table:table-cell>
          <table:table-cell table:style-name="ce59"/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58.4464">
            <text:p>-58,4464</text:p>
          </table:table-cell>
          <table:table-cell table:style-name="ce54" office:value-type="float" office:value="-7.4032">
            <text:p>-7,4032</text:p>
          </table:table-cell>
          <table:table-cell table:style-name="ce52" table:formula="of:= TRUNC(([.L27]-[.C99])/[.C99]*100; 4)" office:value-type="float" office:value="-1.914">
            <text:p>-1,914</text:p>
          </table:table-cell>
          <table:table-cell table:style-name="ce54" table:formula="of:= TRUNC(([.M27]-[.D99])/[.D99]*100; 4)" office:value-type="float" office:value="0.8844">
            <text:p>0,8844</text:p>
          </table:table-cell>
          <table:table-cell table:style-name="ce52" table:formula="of:=[.L27]-[.C99]" office:value-type="float" office:value="1.1405">
            <text:p>1,1405</text:p>
          </table:table-cell>
          <table:table-cell table:style-name="ce54" table:formula="of:=[.M27]-[.D99]" office:value-type="float" office:value="-0.0648999999999997">
            <text:p>-0,0649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7.4364">
            <text:p>-57,4364</text:p>
          </table:table-cell>
          <table:table-cell table:style-name="ce54" office:value-type="float" office:value="-7.436">
            <text:p>-7,436</text:p>
          </table:table-cell>
          <table:table-cell table:style-name="ce52" table:formula="of:= TRUNC(([.U27]-[.C99])/[.C99]*100; 4)" office:value-type="float" office:value="-3.609">
            <text:p>-3,609</text:p>
          </table:table-cell>
          <table:table-cell table:style-name="ce54" table:formula="of:= TRUNC(([.V27]-[.D99])/[.D99]*100; 4)" office:value-type="float" office:value="1.3313">
            <text:p>1,3313</text:p>
          </table:table-cell>
          <table:table-cell table:style-name="ce52" table:formula="of:=[.U27]-[.C99]" office:value-type="float" office:value="2.1505">
            <text:p>2,1505</text:p>
          </table:table-cell>
          <table:table-cell table:style-name="ce54" table:formula="of:=[.V27]-[.D99]" office:value-type="float" office:value="-0.0976999999999997">
            <text:p>-0,0977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62.6683">
            <text:p>-62,6683</text:p>
          </table:table-cell>
          <table:table-cell table:style-name="ce54" office:value-type="float" office:value="-6.9907">
            <text:p>-6,9907</text:p>
          </table:table-cell>
          <table:table-cell table:style-name="ce52" table:formula="of:= TRUNC(([.AD27]-[.C99])/[.C99]*100; 4)" office:value-type="float" office:value="5.1712">
            <text:p>5,1712</text:p>
          </table:table-cell>
          <table:table-cell table:style-name="ce54" table:formula="of:=TRUNC( ([.AE27]-[.D99])/[.D99]*100; 4)" office:value-type="float" office:value="-4.7367">
            <text:p>-4,7367</text:p>
          </table:table-cell>
          <table:table-cell table:style-name="ce52" table:formula="of:= [.AD27]-[.C99]" office:value-type="float" office:value="-3.0814">
            <text:p>-3,0814</text:p>
          </table:table-cell>
          <table:table-cell table:style-name="ce54" table:formula="of:= [.AE27]-[.D99]" office:value-type="float" office:value="0.3476">
            <text:p>0,3476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8.1535">
            <text:p>-58,1535</text:p>
          </table:table-cell>
          <table:table-cell office:value-type="float" office:value="-7.3944">
            <text:p>-7,3944</text:p>
          </table:table-cell>
          <table:table-cell table:style-name="ce63" table:formula="of:= TRUNC(([.AM27]-[.C99])/[.C99]*100; 4)" office:value-type="float" office:value="-2.4055">
            <text:p>-2,4055</text:p>
          </table:table-cell>
          <table:table-cell table:style-name="ce54" table:formula="of:= TRUNC(([.AN27]-[.D99])/[.D99]*100; 4)" office:value-type="float" office:value="0.7644">
            <text:p>0,7644</text:p>
          </table:table-cell>
          <table:table-cell table:style-name="ce52" table:formula="of:=  [.AM27]-[.C99]" office:value-type="float" office:value="1.4334">
            <text:p>1,4334</text:p>
          </table:table-cell>
          <table:table-cell table:style-name="ce54" table:formula="of:=[.AN27]-[.D99]" office:value-type="float" office:value="-0.0560999999999998">
            <text:p>-0,0561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7.0746">
            <text:p>-57,0746</text:p>
          </table:table-cell>
          <table:table-cell office:value-type="float" office:value="-7.426">
            <text:p>-7,426</text:p>
          </table:table-cell>
          <table:table-cell table:style-name="ce63" table:formula="of:= TRUNC(([.AV27]-[.C99])/[.C99]*100; 4)" office:value-type="float" office:value="-4.2161">
            <text:p>-4,2161</text:p>
          </table:table-cell>
          <table:table-cell table:style-name="ce66" table:formula="of:= TRUNC(([.AW27]-[.D99])/[.D99]*100; 4)" office:value-type="float" office:value="1.195">
            <text:p>1,195</text:p>
          </table:table-cell>
          <table:table-cell table:style-name="ce63" table:formula="of:=[.AV27]-[.C99]" office:value-type="float" office:value="2.5123">
            <text:p>2,5123</text:p>
          </table:table-cell>
          <table:table-cell table:style-name="ce58" table:formula="of:=[.AW27]-[.D99]" office:value-type="float" office:value="-0.0876999999999999">
            <text:p>-0,087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62.0352">
            <text:p>-62,0352</text:p>
          </table:table-cell>
          <table:table-cell table:style-name="ce54" office:value-type="float" office:value="-7.1089">
            <text:p>-7,1089</text:p>
          </table:table-cell>
          <table:table-cell table:style-name="ce52" table:formula="of:= TRUNC(([.C28]-[.C100])/[.C100]*100; 4)" office:value-type="float" office:value="6.8362">
            <text:p>6,8362</text:p>
          </table:table-cell>
          <table:table-cell table:style-name="ce54" table:formula="of:= TRUNC(([.D28]-[.D100])/[.D100]*100; 4)" office:value-type="float" office:value="-4.2417">
            <text:p>-4,2417</text:p>
          </table:table-cell>
          <table:table-cell table:style-name="ce52" table:formula="of:=[.C28]-[.C100]" office:value-type="float" office:value="-3.9695">
            <text:p>-3,9695</text:p>
          </table:table-cell>
          <table:table-cell table:style-name="ce58" table:formula="of:=[.D28]-[.D100]" office:value-type="float" office:value="0.3149">
            <text:p>0,3149</text:p>
          </table:table-cell>
          <table:table-cell table:style-name="ce59"/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56.4763">
            <text:p>-56,4763</text:p>
          </table:table-cell>
          <table:table-cell table:style-name="ce54" office:value-type="float" office:value="-7.4828">
            <text:p>-7,4828</text:p>
          </table:table-cell>
          <table:table-cell table:style-name="ce52" table:formula="of:= TRUNC(([.L28]-[.C100])/[.C100]*100; 4)" office:value-type="float" office:value="-2.7372">
            <text:p>-2,7372</text:p>
          </table:table-cell>
          <table:table-cell table:style-name="ce54" table:formula="of:= TRUNC(([.M28]-[.D100])/[.D100]*100; 4)" office:value-type="float" office:value="0.7947">
            <text:p>0,7947</text:p>
          </table:table-cell>
          <table:table-cell table:style-name="ce52" table:formula="of:=[.L28]-[.C100]" office:value-type="float" office:value="1.5894">
            <text:p>1,5894</text:p>
          </table:table-cell>
          <table:table-cell table:style-name="ce54" table:formula="of:=[.M28]-[.D100]" office:value-type="float" office:value="-0.0590000000000002">
            <text:p>-0,059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4.8068">
            <text:p>-54,8068</text:p>
          </table:table-cell>
          <table:table-cell table:style-name="ce54" office:value-type="float" office:value="-7.5102">
            <text:p>-7,5102</text:p>
          </table:table-cell>
          <table:table-cell table:style-name="ce52" table:formula="of:= TRUNC(([.U28]-[.C100])/[.C100]*100; 4)" office:value-type="float" office:value="-5.6124">
            <text:p>-5,6124</text:p>
          </table:table-cell>
          <table:table-cell table:style-name="ce54" table:formula="of:= TRUNC(([.V28]-[.D100])/[.D100]*100; 4)" office:value-type="float" office:value="1.1638">
            <text:p>1,1638</text:p>
          </table:table-cell>
          <table:table-cell table:style-name="ce52" table:formula="of:=[.U28]-[.C100]" office:value-type="float" office:value="3.2589">
            <text:p>3,2589</text:p>
          </table:table-cell>
          <table:table-cell table:style-name="ce54" table:formula="of:=[.V28]-[.D100]" office:value-type="float" office:value="-0.0864000000000003">
            <text:p>-0,0864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61.9264">
            <text:p>-61,9264</text:p>
          </table:table-cell>
          <table:table-cell table:style-name="ce54" office:value-type="float" office:value="-7.0986">
            <text:p>-7,0986</text:p>
          </table:table-cell>
          <table:table-cell table:style-name="ce52" table:formula="of:= TRUNC(([.AD28]-[.C100])/[.C100]*100; 4)" office:value-type="float" office:value="6.6488">
            <text:p>6,6488</text:p>
          </table:table-cell>
          <table:table-cell table:style-name="ce54" table:formula="of:=TRUNC( ([.AE28]-[.D100])/[.D100]*100; 4)" office:value-type="float" office:value="-4.3805">
            <text:p>-4,3805</text:p>
          </table:table-cell>
          <table:table-cell table:style-name="ce52" table:formula="of:= [.AD28]-[.C100]" office:value-type="float" office:value="-3.8607">
            <text:p>-3,8607</text:p>
          </table:table-cell>
          <table:table-cell table:style-name="ce54" table:formula="of:= [.AE28]-[.D100]" office:value-type="float" office:value="0.3252">
            <text:p>0,3252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6.05">
            <text:p>-56,05</text:p>
          </table:table-cell>
          <table:table-cell office:value-type="float" office:value="-7.4726">
            <text:p>-7,4726</text:p>
          </table:table-cell>
          <table:table-cell table:style-name="ce63" table:formula="of:= TRUNC(([.AM28]-[.C100])/[.C100]*100; 4)" office:value-type="float" office:value="-3.4714">
            <text:p>-3,4714</text:p>
          </table:table-cell>
          <table:table-cell table:style-name="ce54" table:formula="of:= TRUNC(([.AN28]-[.D100])/[.D100]*100; 4)" office:value-type="float" office:value="0.6573">
            <text:p>0,6573</text:p>
          </table:table-cell>
          <table:table-cell table:style-name="ce52" table:formula="of:=  [.AM28]-[.C100]" office:value-type="float" office:value="2.0157">
            <text:p>2,0157</text:p>
          </table:table-cell>
          <table:table-cell table:style-name="ce54" table:formula="of:=[.AN28]-[.D100]" office:value-type="float" office:value="-0.0488">
            <text:p>-0,0488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4.2179">
            <text:p>-54,2179</text:p>
          </table:table-cell>
          <table:table-cell office:value-type="float" office:value="-7.4985">
            <text:p>-7,4985</text:p>
          </table:table-cell>
          <table:table-cell table:style-name="ce63" table:formula="of:= TRUNC(([.AV28]-[.C100])/[.C100]*100; 4)" office:value-type="float" office:value="-6.6266">
            <text:p>-6,6266</text:p>
          </table:table-cell>
          <table:table-cell table:style-name="ce66" table:formula="of:= TRUNC(([.AW28]-[.D100])/[.D100]*100; 4)" office:value-type="float" office:value="1.0062">
            <text:p>1,0062</text:p>
          </table:table-cell>
          <table:table-cell table:style-name="ce63" table:formula="of:=[.AV28]-[.C100]" office:value-type="float" office:value="3.8478">
            <text:p>3,8478</text:p>
          </table:table-cell>
          <table:table-cell table:style-name="ce58" table:formula="of:=[.AW28]-[.D100]" office:value-type="float" office:value="-0.0747">
            <text:p>-0,074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61.193">
            <text:p>-61,193</text:p>
          </table:table-cell>
          <table:table-cell table:style-name="ce54" office:value-type="float" office:value="-7.2114">
            <text:p>-7,2114</text:p>
          </table:table-cell>
          <table:table-cell table:style-name="ce52" table:formula="of:= TRUNC(([.C29]-[.C101])/[.C101]*100; 4)" office:value-type="float" office:value="9.4446">
            <text:p>9,4446</text:p>
          </table:table-cell>
          <table:table-cell table:style-name="ce54" table:formula="of:= TRUNC(([.D29]-[.D101])/[.D101]*100; 4)" office:value-type="float" office:value="-3.8338">
            <text:p>-3,8338</text:p>
          </table:table-cell>
          <table:table-cell table:style-name="ce52" table:formula="of:=[.C29]-[.C101]" office:value-type="float" office:value="-5.2807">
            <text:p>-5,2807</text:p>
          </table:table-cell>
          <table:table-cell table:style-name="ce58" table:formula="of:=[.D29]-[.D101]" office:value-type="float" office:value="0.2875">
            <text:p>0,2875</text:p>
          </table:table-cell>
          <table:table-cell table:style-name="ce59"/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53.4387">
            <text:p>-53,4387</text:p>
          </table:table-cell>
          <table:table-cell table:style-name="ce54" office:value-type="float" office:value="-7.5499">
            <text:p>-7,5499</text:p>
          </table:table-cell>
          <table:table-cell table:style-name="ce52" table:formula="of:= TRUNC(([.L29]-[.C101])/[.C101]*100; 4)" office:value-type="float" office:value="-4.424">
            <text:p>-4,424</text:p>
          </table:table-cell>
          <table:table-cell table:style-name="ce54" table:formula="of:= TRUNC(([.M29]-[.D101])/[.D101]*100; 4)" office:value-type="float" office:value="0.68">
            <text:p>0,68</text:p>
          </table:table-cell>
          <table:table-cell table:style-name="ce52" table:formula="of:=[.L29]-[.C101]" office:value-type="float" office:value="2.4736">
            <text:p>2,4736</text:p>
          </table:table-cell>
          <table:table-cell table:style-name="ce54" table:formula="of:=[.M29]-[.D101]" office:value-type="float" office:value="-0.0510000000000002">
            <text:p>-0,051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50.0929">
            <text:p>-50,0929</text:p>
          </table:table-cell>
          <table:table-cell table:style-name="ce54" office:value-type="float" office:value="-7.568">
            <text:p>-7,568</text:p>
          </table:table-cell>
          <table:table-cell table:style-name="ce52" table:formula="of:= TRUNC(([.U29]-[.C101])/[.C101]*100; 4)" office:value-type="float" office:value="-10.408">
            <text:p>-10,408</text:p>
          </table:table-cell>
          <table:table-cell table:style-name="ce54" table:formula="of:= TRUNC(([.V29]-[.D101])/[.D101]*100; 4)" office:value-type="float" office:value="0.9214">
            <text:p>0,9214</text:p>
          </table:table-cell>
          <table:table-cell table:style-name="ce52" table:formula="of:=[.U29]-[.C101]" office:value-type="float" office:value="5.8194">
            <text:p>5,8194</text:p>
          </table:table-cell>
          <table:table-cell table:style-name="ce54" table:formula="of:=[.V29]-[.D101]" office:value-type="float" office:value="-0.0690999999999997">
            <text:p>-0,0691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61.0645">
            <text:p>-61,0645</text:p>
          </table:table-cell>
          <table:table-cell table:style-name="ce54" office:value-type="float" office:value="-7.2009">
            <text:p>-7,2009</text:p>
          </table:table-cell>
          <table:table-cell table:style-name="ce52" table:formula="of:= TRUNC(([.AD29]-[.C101])/[.C101]*100; 4)" office:value-type="float" office:value="9.2147">
            <text:p>9,2147</text:p>
          </table:table-cell>
          <table:table-cell table:style-name="ce54" table:formula="of:=TRUNC( ([.AE29]-[.D101])/[.D101]*100; 4)" office:value-type="float" office:value="-3.9739">
            <text:p>-3,9739</text:p>
          </table:table-cell>
          <table:table-cell table:style-name="ce52" table:formula="of:= [.AD29]-[.C101]" office:value-type="float" office:value="-5.1522">
            <text:p>-5,1522</text:p>
          </table:table-cell>
          <table:table-cell table:style-name="ce54" table:formula="of:= [.AE29]-[.D101]" office:value-type="float" office:value="0.298">
            <text:p>0,298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52.7319">
            <text:p>-52,7319</text:p>
          </table:table-cell>
          <table:table-cell office:value-type="float" office:value="-7.5375">
            <text:p>-7,5375</text:p>
          </table:table-cell>
          <table:table-cell table:style-name="ce63" table:formula="of:= TRUNC(([.AM29]-[.C101])/[.C101]*100; 4)" office:value-type="float" office:value="-5.6881">
            <text:p>-5,6881</text:p>
          </table:table-cell>
          <table:table-cell table:style-name="ce54" table:formula="of:= TRUNC(([.AN29]-[.D101])/[.D101]*100; 4)" office:value-type="float" office:value="0.5147">
            <text:p>0,5147</text:p>
          </table:table-cell>
          <table:table-cell table:style-name="ce52" table:formula="of:=  [.AM29]-[.C101]" office:value-type="float" office:value="3.1804">
            <text:p>3,1804</text:p>
          </table:table-cell>
          <table:table-cell table:style-name="ce54" table:formula="of:=[.AN29]-[.D101]" office:value-type="float" office:value="-0.0385999999999997">
            <text:p>-0,0386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48.8972">
            <text:p>-48,8972</text:p>
          </table:table-cell>
          <table:table-cell office:value-type="float" office:value="-7.5529">
            <text:p>-7,5529</text:p>
          </table:table-cell>
          <table:table-cell table:style-name="ce63" table:formula="of:= TRUNC(([.AV29]-[.C101])/[.C101]*100; 4)" office:value-type="float" office:value="-12.5466">
            <text:p>-12,5466</text:p>
          </table:table-cell>
          <table:table-cell table:style-name="ce66" table:formula="of:= TRUNC(([.AW29]-[.D101])/[.D101]*100; 4)" office:value-type="float" office:value="0.7201">
            <text:p>0,7201</text:p>
          </table:table-cell>
          <table:table-cell table:style-name="ce63" table:formula="of:=[.AV29]-[.C101]" office:value-type="float" office:value="7.0151">
            <text:p>7,0151</text:p>
          </table:table-cell>
          <table:table-cell table:style-name="ce58" table:formula="of:=[.AW29]-[.D101]" office:value-type="float" office:value="-0.0540000000000003">
            <text:p>-0,05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60.1883">
            <text:p>-60,1883</text:p>
          </table:table-cell>
          <table:table-cell table:style-name="ce54" office:value-type="float" office:value="-7.3079">
            <text:p>-7,3079</text:p>
          </table:table-cell>
          <table:table-cell table:style-name="ce52" table:formula="of:= TRUNC(([.C30]-[.C102])/[.C102]*100; 4)" office:value-type="float" office:value="14.6668">
            <text:p>14,6668</text:p>
          </table:table-cell>
          <table:table-cell table:style-name="ce54" table:formula="of:= TRUNC(([.D30]-[.D102])/[.D102]*100; 4)" office:value-type="float" office:value="-3.3205">
            <text:p>-3,3205</text:p>
          </table:table-cell>
          <table:table-cell table:style-name="ce52" table:formula="of:=[.C30]-[.C102]" office:value-type="float" office:value="-7.6986">
            <text:p>-7,6986</text:p>
          </table:table-cell>
          <table:table-cell table:style-name="ce58" table:formula="of:=[.D30]-[.D102]" office:value-type="float" office:value="0.251">
            <text:p>0,251</text:p>
          </table:table-cell>
          <table:table-cell table:style-name="ce59"/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47.9276">
            <text:p>-47,9276</text:p>
          </table:table-cell>
          <table:table-cell table:style-name="ce54" office:value-type="float" office:value="-7.5968">
            <text:p>-7,5968</text:p>
          </table:table-cell>
          <table:table-cell table:style-name="ce52" table:formula="of:= TRUNC(([.L30]-[.C102])/[.C102]*100; 4)" office:value-type="float" office:value="-8.6914">
            <text:p>-8,6914</text:p>
          </table:table-cell>
          <table:table-cell table:style-name="ce54" table:formula="of:= TRUNC(([.M30]-[.D102])/[.D102]*100; 4)" office:value-type="float" office:value="0.5013">
            <text:p>0,5013</text:p>
          </table:table-cell>
          <table:table-cell table:style-name="ce52" table:formula="of:=[.L30]-[.C102]" office:value-type="float" office:value="4.5621">
            <text:p>4,5621</text:p>
          </table:table-cell>
          <table:table-cell table:style-name="ce54" table:formula="of:=[.M30]-[.D102]" office:value-type="float" office:value="-0.0378999999999996">
            <text:p>-0,037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38.5374">
            <text:p>-38,5374</text:p>
          </table:table-cell>
          <table:table-cell table:style-name="ce54" office:value-type="float" office:value="-7.5918">
            <text:p>-7,5918</text:p>
          </table:table-cell>
          <table:table-cell table:style-name="ce52" table:formula="of:= TRUNC(([.U30]-[.C102])/[.C102]*100; 4)" office:value-type="float" office:value="-26.581">
            <text:p>-26,581</text:p>
          </table:table-cell>
          <table:table-cell table:style-name="ce54" table:formula="of:= TRUNC(([.V30]-[.D102])/[.D102]*100; 4)" office:value-type="float" office:value="0.4352">
            <text:p>0,4352</text:p>
          </table:table-cell>
          <table:table-cell table:style-name="ce52" table:formula="of:=[.U30]-[.C102]" office:value-type="float" office:value="13.9523">
            <text:p>13,9523</text:p>
          </table:table-cell>
          <table:table-cell table:style-name="ce54" table:formula="of:=[.V30]-[.D102]" office:value-type="float" office:value="-0.0328999999999997">
            <text:p>-0,032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60.0311">
            <text:p>-60,0311</text:p>
          </table:table-cell>
          <table:table-cell table:style-name="ce54" office:value-type="float" office:value="-7.297">
            <text:p>-7,297</text:p>
          </table:table-cell>
          <table:table-cell table:style-name="ce52" table:formula="of:= TRUNC(([.AD30]-[.C102])/[.C102]*100; 4)" office:value-type="float" office:value="14.3673">
            <text:p>14,3673</text:p>
          </table:table-cell>
          <table:table-cell table:style-name="ce54" table:formula="of:=TRUNC( ([.AE30]-[.D102])/[.D102]*100; 4)" office:value-type="float" office:value="-3.4647">
            <text:p>-3,4647</text:p>
          </table:table-cell>
          <table:table-cell table:style-name="ce52" table:formula="of:= [.AD30]-[.C102]" office:value-type="float" office:value="-7.5414">
            <text:p>-7,5414</text:p>
          </table:table-cell>
          <table:table-cell table:style-name="ce54" table:formula="of:= [.AE30]-[.D102]" office:value-type="float" office:value="0.261900000000001">
            <text:p>0,261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46.4879">
            <text:p>-46,4879</text:p>
          </table:table-cell>
          <table:table-cell office:value-type="float" office:value="-7.5798">
            <text:p>-7,5798</text:p>
          </table:table-cell>
          <table:table-cell table:style-name="ce63" table:formula="of:= TRUNC(([.AM30]-[.C102])/[.C102]*100; 4)" office:value-type="float" office:value="-11.4342">
            <text:p>-11,4342</text:p>
          </table:table-cell>
          <table:table-cell table:style-name="ce54" table:formula="of:= TRUNC(([.AN30]-[.D102])/[.D102]*100; 4)" office:value-type="float" office:value="0.2764">
            <text:p>0,2764</text:p>
          </table:table-cell>
          <table:table-cell table:style-name="ce52" table:formula="of:=  [.AM30]-[.C102]" office:value-type="float" office:value="6.0018">
            <text:p>6,0018</text:p>
          </table:table-cell>
          <table:table-cell table:style-name="ce54" table:formula="of:=[.AN30]-[.D102]" office:value-type="float" office:value="-0.0208999999999993">
            <text:p>-0,020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34.775">
            <text:p>-34,775</text:p>
          </table:table-cell>
          <table:table-cell office:value-type="float" office:value="-7.5671">
            <text:p>-7,5671</text:p>
          </table:table-cell>
          <table:table-cell table:style-name="ce63" table:formula="of:= TRUNC(([.AV30]-[.C102])/[.C102]*100; 4)" office:value-type="float" office:value="-33.7489">
            <text:p>-33,7489</text:p>
          </table:table-cell>
          <table:table-cell table:style-name="ce66" table:formula="of:= TRUNC(([.AW30]-[.D102])/[.D102]*100; 4)" office:value-type="float" office:value="0.1084">
            <text:p>0,1084</text:p>
          </table:table-cell>
          <table:table-cell table:style-name="ce63" table:formula="of:=[.AV30]-[.C102]" office:value-type="float" office:value="17.7147">
            <text:p>17,7147</text:p>
          </table:table-cell>
          <table:table-cell table:style-name="ce58" table:formula="of:=[.AW30]-[.D102]" office:value-type="float" office:value="-0.00819999999999954">
            <text:p>-0,00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58.9406">
            <text:p>-58,9406</text:p>
          </table:table-cell>
          <table:table-cell table:style-name="ce54" office:value-type="float" office:value="-7.3974">
            <text:p>-7,3974</text:p>
          </table:table-cell>
          <table:table-cell table:style-name="ce52" table:formula="of:= TRUNC(([.C31]-[.C103])/[.C103]*100; 4)" office:value-type="float" office:value="17.9599">
            <text:p>17,9599</text:p>
          </table:table-cell>
          <table:table-cell table:style-name="ce54" table:formula="of:= TRUNC(([.D31]-[.D103])/[.D103]*100; 4)" office:value-type="float" office:value="-2.558">
            <text:p>-2,558</text:p>
          </table:table-cell>
          <table:table-cell table:style-name="ce52" table:formula="of:=[.C31]-[.C103]" office:value-type="float" office:value="-8.974">
            <text:p>-8,974</text:p>
          </table:table-cell>
          <table:table-cell table:style-name="ce58" table:formula="of:=[.D31]-[.D103]" office:value-type="float" office:value="0.194199999999999">
            <text:p>0,1942</text:p>
          </table:table-cell>
          <table:table-cell table:style-name="ce59"/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64.7489">
            <text:p>-64,7489</text:p>
          </table:table-cell>
          <table:table-cell table:style-name="ce54" office:value-type="float" office:value="-7.6003">
            <text:p>-7,6003</text:p>
          </table:table-cell>
          <table:table-cell table:style-name="ce52" table:formula="of:= TRUNC(([.L31]-[.C103])/[.C103]*100; 4)" office:value-type="float" office:value="29.5843">
            <text:p>29,5843</text:p>
          </table:table-cell>
          <table:table-cell table:style-name="ce54" table:formula="of:= TRUNC(([.M31]-[.D103])/[.D103]*100; 4)" office:value-type="float" office:value="0.1146">
            <text:p>0,1146</text:p>
          </table:table-cell>
          <table:table-cell table:style-name="ce52" table:formula="of:=[.L31]-[.C103]" office:value-type="float" office:value="-14.7823">
            <text:p>-14,7823</text:p>
          </table:table-cell>
          <table:table-cell table:style-name="ce54" table:formula="of:=[.M31]-[.D103]" office:value-type="float" office:value="-0.00870000000000015">
            <text:p>-0,0087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23.5769">
            <text:p>23,5769</text:p>
          </table:table-cell>
          <table:table-cell table:style-name="ce54" office:value-type="float" office:value="-7.4797">
            <text:p>-7,4797</text:p>
          </table:table-cell>
          <table:table-cell table:style-name="ce52" table:formula="of:= TRUNC(([.U31]-[.C103])/[.C103]*100; 4)" office:value-type="float" office:value="-147.1853">
            <text:p>-147,1853</text:p>
          </table:table-cell>
          <table:table-cell table:style-name="ce54" table:formula="of:= TRUNC(([.V31]-[.D103])/[.D103]*100; 4)" office:value-type="float" office:value="-1.4739">
            <text:p>-1,4739</text:p>
          </table:table-cell>
          <table:table-cell table:style-name="ce52" table:formula="of:=[.U31]-[.C103]" office:value-type="float" office:value="73.5435">
            <text:p>73,5435</text:p>
          </table:table-cell>
          <table:table-cell table:style-name="ce54" table:formula="of:=[.V31]-[.D103]" office:value-type="float" office:value="0.111899999999999">
            <text:p>0,1119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58.7403">
            <text:p>-58,7403</text:p>
          </table:table-cell>
          <table:table-cell table:style-name="ce54" office:value-type="float" office:value="-7.386">
            <text:p>-7,386</text:p>
          </table:table-cell>
          <table:table-cell table:style-name="ce52" table:formula="of:= TRUNC(([.AD31]-[.C103])/[.C103]*100; 4)" office:value-type="float" office:value="17.5591">
            <text:p>17,5591</text:p>
          </table:table-cell>
          <table:table-cell table:style-name="ce54" table:formula="of:=TRUNC( ([.AE31]-[.D103])/[.D103]*100; 4)" office:value-type="float" office:value="-2.7082">
            <text:p>-2,7082</text:p>
          </table:table-cell>
          <table:table-cell table:style-name="ce52" table:formula="of:= [.AD31]-[.C103]" office:value-type="float" office:value="-8.7737">
            <text:p>-8,7737</text:p>
          </table:table-cell>
          <table:table-cell table:style-name="ce54" table:formula="of:= [.AE31]-[.D103]" office:value-type="float" office:value="0.2056">
            <text:p>0,2056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30.5187">
            <text:p>-30,5187</text:p>
          </table:table-cell>
          <table:table-cell office:value-type="float" office:value="-7.5706">
            <text:p>-7,5706</text:p>
          </table:table-cell>
          <table:table-cell table:style-name="ce63" table:formula="of:= TRUNC(([.AM31]-[.C103])/[.C103]*100; 4)" office:value-type="float" office:value="-38.9217">
            <text:p>-38,9217</text:p>
          </table:table-cell>
          <table:table-cell table:style-name="ce54" table:formula="of:= TRUNC(([.AN31]-[.D103])/[.D103]*100; 4)" office:value-type="float" office:value="-0.2766">
            <text:p>-0,2766</text:p>
          </table:table-cell>
          <table:table-cell table:style-name="ce52" table:formula="of:=  [.AM31]-[.C103]" office:value-type="float" office:value="19.4479">
            <text:p>19,4479</text:p>
          </table:table-cell>
          <table:table-cell table:style-name="ce54" table:formula="of:=[.AN31]-[.D103]" office:value-type="float" office:value="0.0209999999999999">
            <text:p>0,021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65">
            <text:p>-65</text:p>
          </table:table-cell>
          <table:table-cell office:value-type="float" office:value="0.6177">
            <text:p>0,6177</text:p>
          </table:table-cell>
          <table:table-cell table:style-name="ce63" table:formula="of:= TRUNC(([.AV31]-[.C103])/[.C103]*100; 4)" office:value-type="float" office:value="30.0868">
            <text:p>30,0868</text:p>
          </table:table-cell>
          <table:table-cell table:style-name="ce66" table:formula="of:= TRUNC(([.AW31]-[.D103])/[.D103]*100; 4)" office:value-type="float" office:value="-108.1366">
            <text:p>-108,1366</text:p>
          </table:table-cell>
          <table:table-cell table:style-name="ce63" table:formula="of:=[.AV31]-[.C103]" office:value-type="float" office:value="-15.0334">
            <text:p>-15,0334</text:p>
          </table:table-cell>
          <table:table-cell table:style-name="ce58" table:formula="of:=[.AW31]-[.D103]" office:value-type="float" office:value="8.2093">
            <text:p>8,209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-57.3091">
            <text:p>-57,3091</text:p>
          </table:table-cell>
          <table:table-cell table:style-name="ce54" office:value-type="float" office:value="-7.4787">
            <text:p>-7,4787</text:p>
          </table:table-cell>
          <table:table-cell table:style-name="ce52" table:formula="of:= TRUNC(([.C32]-[.C104])/[.C104]*100; 4)" office:value-type="float" office:value="98.4517">
            <text:p>98,4517</text:p>
          </table:table-cell>
          <table:table-cell table:style-name="ce54" table:formula="of:= TRUNC(([.D32]-[.D104])/[.D104]*100; 4)" office:value-type="float" office:value="-1.0138">
            <text:p>-1,0138</text:p>
          </table:table-cell>
          <table:table-cell table:style-name="ce52" table:formula="of:=[.C32]-[.C104]" office:value-type="float" office:value="-28.431">
            <text:p>-28,431</text:p>
          </table:table-cell>
          <table:table-cell table:style-name="ce58" table:formula="of:=[.D32]-[.D104]" office:value-type="float" office:value="0.0766">
            <text:p>0,0766</text:p>
          </table:table-cell>
          <table:table-cell table:style-name="ce59"/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20.3913">
            <text:p>20,3913</text:p>
          </table:table-cell>
          <table:table-cell table:style-name="ce54" office:value-type="float" office:value="-7.4453">
            <text:p>-7,4453</text:p>
          </table:table-cell>
          <table:table-cell table:style-name="ce52" table:formula="of:= TRUNC(([.L32]-[.C104])/[.C104]*100; 4)" office:value-type="float" office:value="-170.6116">
            <text:p>-170,6116</text:p>
          </table:table-cell>
          <table:table-cell table:style-name="ce54" table:formula="of:= TRUNC(([.M32]-[.D104])/[.D104]*100; 4)" office:value-type="float" office:value="-1.4559">
            <text:p>-1,4559</text:p>
          </table:table-cell>
          <table:table-cell table:style-name="ce52" table:formula="of:=[.L32]-[.C104]" office:value-type="float" office:value="49.2694">
            <text:p>49,2694</text:p>
          </table:table-cell>
          <table:table-cell table:style-name="ce54" table:formula="of:=[.M32]-[.D104]" office:value-type="float" office:value="0.11">
            <text:p>0,11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69.5856">
            <text:p>-69,5856</text:p>
          </table:table-cell>
          <table:table-cell table:style-name="ce54" office:value-type="float" office:value="0.4424">
            <text:p>0,4424</text:p>
          </table:table-cell>
          <table:table-cell table:style-name="ce52" table:formula="of:= TRUNC(([.U32]-[.C104])/[.C104]*100; 4)" office:value-type="float" office:value="140.9632">
            <text:p>140,9632</text:p>
          </table:table-cell>
          <table:table-cell table:style-name="ce54" table:formula="of:= TRUNC(([.V32]-[.D104])/[.D104]*100; 4)" office:value-type="float" office:value="-105.8554">
            <text:p>-105,8554</text:p>
          </table:table-cell>
          <table:table-cell table:style-name="ce52" table:formula="of:=[.U32]-[.C104]" office:value-type="float" office:value="-40.7075">
            <text:p>-40,7075</text:p>
          </table:table-cell>
          <table:table-cell table:style-name="ce54" table:formula="of:=[.V32]-[.D104]" office:value-type="float" office:value="7.9977">
            <text:p>7,9977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57.0388">
            <text:p>-57,0388</text:p>
          </table:table-cell>
          <table:table-cell table:style-name="ce54" office:value-type="float" office:value="-7.4665">
            <text:p>-7,4665</text:p>
          </table:table-cell>
          <table:table-cell table:style-name="ce52" table:formula="of:= TRUNC(([.AD32]-[.C104])/[.C104]*100; 4)" office:value-type="float" office:value="97.5157">
            <text:p>97,5157</text:p>
          </table:table-cell>
          <table:table-cell table:style-name="ce54" table:formula="of:=TRUNC( ([.AE32]-[.D104])/[.D104]*100; 4)" office:value-type="float" office:value="-1.1753">
            <text:p>-1,1753</text:p>
          </table:table-cell>
          <table:table-cell table:style-name="ce52" table:formula="of:= [.AD32]-[.C104]" office:value-type="float" office:value="-28.1607">
            <text:p>-28,1607</text:p>
          </table:table-cell>
          <table:table-cell table:style-name="ce54" table:formula="of:= [.AE32]-[.D104]" office:value-type="float" office:value="0.0888">
            <text:p>0,0888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65">
            <text:p>-65</text:p>
          </table:table-cell>
          <table:table-cell office:value-type="float" office:value="0.6566">
            <text:p>0,6566</text:p>
          </table:table-cell>
          <table:table-cell table:style-name="ce63" table:formula="of:= TRUNC(([.AM32]-[.C104])/[.C104]*100; 4)" office:value-type="float" office:value="125.084">
            <text:p>125,084</text:p>
          </table:table-cell>
          <table:table-cell table:style-name="ce54" table:formula="of:= TRUNC(([.AN32]-[.D104])/[.D104]*100; 4)" office:value-type="float" office:value="-108.6905">
            <text:p>-108,6905</text:p>
          </table:table-cell>
          <table:table-cell table:style-name="ce52" table:formula="of:=  [.AM32]-[.C104]" office:value-type="float" office:value="-36.1219">
            <text:p>-36,1219</text:p>
          </table:table-cell>
          <table:table-cell table:style-name="ce54" table:formula="of:=[.AN32]-[.D104]" office:value-type="float" office:value="8.2119">
            <text:p>8,2119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70.7084">
            <text:p>-70,7084</text:p>
          </table:table-cell>
          <table:table-cell office:value-type="float" office:value="0.3324">
            <text:p>0,3324</text:p>
          </table:table-cell>
          <table:table-cell table:style-name="ce63" table:formula="of:= TRUNC(([.AV32]-[.C104])/[.C104]*100; 4)" office:value-type="float" office:value="144.8512">
            <text:p>144,8512</text:p>
          </table:table-cell>
          <table:table-cell table:style-name="ce66" table:formula="of:= TRUNC(([.AW32]-[.D104])/[.D104]*100; 4)" office:value-type="float" office:value="-104.3995">
            <text:p>-104,3995</text:p>
          </table:table-cell>
          <table:table-cell table:style-name="ce63" table:formula="of:=[.AV32]-[.C104]" office:value-type="float" office:value="-41.8303">
            <text:p>-41,8303</text:p>
          </table:table-cell>
          <table:table-cell table:style-name="ce58" table:formula="of:=[.AW32]-[.D104]" office:value-type="float" office:value="7.8877">
            <text:p>7,887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55.0239">
            <text:p>-55,0239</text:p>
          </table:table-cell>
          <table:table-cell table:style-name="ce54" office:value-type="float" office:value="-7.5492">
            <text:p>-7,5492</text:p>
          </table:table-cell>
          <table:table-cell table:style-name="ce52" table:formula="of:= TRUNC(([.C33]-[.C105])/[.C105]*100; 4)" office:value-type="float" office:value="-15.3478">
            <text:p>-15,3478</text:p>
          </table:table-cell>
          <table:table-cell table:style-name="ce54" table:formula="of:= TRUNC(([.D33]-[.D105])/[.D105]*100; 4)" office:value-type="float" office:value="-1004.4207">
            <text:p>-1004,4207</text:p>
          </table:table-cell>
          <table:table-cell table:style-name="ce52" table:formula="of:=[.C33]-[.C105]" office:value-type="float" office:value="9.9761">
            <text:p>9,9761</text:p>
          </table:table-cell>
          <table:table-cell table:style-name="ce58" table:formula="of:=[.D33]-[.D105]" office:value-type="float" office:value="-8.3839">
            <text:p>-8,3839</text:p>
          </table:table-cell>
          <table:table-cell table:style-name="ce59"/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68.487">
            <text:p>-68,487</text:p>
          </table:table-cell>
          <table:table-cell table:style-name="ce54" office:value-type="float" office:value="0.79931">
            <text:p>0,79931</text:p>
          </table:table-cell>
          <table:table-cell table:style-name="ce52" table:formula="of:= TRUNC(([.L33]-[.C105])/[.C105]*100; 4)" office:value-type="float" office:value="5.3646">
            <text:p>5,3646</text:p>
          </table:table-cell>
          <table:table-cell table:style-name="ce54" table:formula="of:= TRUNC(([.M33]-[.D105])/[.D105]*100; 4)" office:value-type="float" office:value="-4.2398">
            <text:p>-4,2398</text:p>
          </table:table-cell>
          <table:table-cell table:style-name="ce52" table:formula="of:=[.L33]-[.C105]" office:value-type="float" office:value="-3.48699999999999">
            <text:p>-3,487</text:p>
          </table:table-cell>
          <table:table-cell table:style-name="ce54" table:formula="of:=[.M33]-[.D105]" office:value-type="float" office:value="-0.0353899999999999">
            <text:p>-0,03539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1547">
            <text:p>-73,1547</text:p>
          </table:table-cell>
          <table:table-cell table:style-name="ce54" office:value-type="float" office:value="0.1477">
            <text:p>0,1477</text:p>
          </table:table-cell>
          <table:table-cell table:style-name="ce52" table:formula="of:= TRUNC(([.U33]-[.C105])/[.C105]*100; 4)" office:value-type="float" office:value="12.5456">
            <text:p>12,5456</text:p>
          </table:table-cell>
          <table:table-cell table:style-name="ce54" table:formula="of:= TRUNC(([.V33]-[.D105])/[.D105]*100; 4)" office:value-type="float" office:value="-82.305">
            <text:p>-82,305</text:p>
          </table:table-cell>
          <table:table-cell table:style-name="ce52" table:formula="of:=[.U33]-[.C105]" office:value-type="float" office:value="-8.15470000000001">
            <text:p>-8,1547</text:p>
          </table:table-cell>
          <table:table-cell table:style-name="ce54" table:formula="of:=[.V33]-[.D105]" office:value-type="float" office:value="-0.687">
            <text:p>-0,687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54.6293">
            <text:p>-54,6293</text:p>
          </table:table-cell>
          <table:table-cell table:style-name="ce54" office:value-type="float" office:value="-7.5357">
            <text:p>-7,5357</text:p>
          </table:table-cell>
          <table:table-cell table:style-name="ce52" table:formula="of:= TRUNC(([.AD33]-[.C105])/[.C105]*100; 4)" office:value-type="float" office:value="-15.9549">
            <text:p>-15,9549</text:p>
          </table:table-cell>
          <table:table-cell table:style-name="ce54" table:formula="of:=TRUNC( ([.AE33]-[.D105])/[.D105]*100; 4)" office:value-type="float" office:value="-1002.8034">
            <text:p>-1002,8034</text:p>
          </table:table-cell>
          <table:table-cell table:style-name="ce52" table:formula="of:= [.AD33]-[.C105]" office:value-type="float" office:value="10.3707">
            <text:p>10,3707</text:p>
          </table:table-cell>
          <table:table-cell table:style-name="ce54" table:formula="of:= [.AE33]-[.D105]" office:value-type="float" office:value="-8.3704">
            <text:p>-8,3704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1.0306">
            <text:p>-71,0306</text:p>
          </table:table-cell>
          <table:table-cell office:value-type="float" office:value="0.3662">
            <text:p>0,3662</text:p>
          </table:table-cell>
          <table:table-cell table:style-name="ce63" table:formula="of:= TRUNC(([.AM33]-[.C105])/[.C105]*100; 4)" office:value-type="float" office:value="9.2778">
            <text:p>9,2778</text:p>
          </table:table-cell>
          <table:table-cell table:style-name="ce54" table:formula="of:= TRUNC(([.AN33]-[.D105])/[.D105]*100; 4)" office:value-type="float" office:value="-56.1279">
            <text:p>-56,1279</text:p>
          </table:table-cell>
          <table:table-cell table:style-name="ce52" table:formula="of:=  [.AM33]-[.C105]" office:value-type="float" office:value="-6.03060000000001">
            <text:p>-6,0306</text:p>
          </table:table-cell>
          <table:table-cell table:style-name="ce54" table:formula="of:=[.AN33]-[.D105]" office:value-type="float" office:value="-0.4685">
            <text:p>-0,4685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5514">
            <text:p>-73,5514</text:p>
          </table:table-cell>
          <table:table-cell office:value-type="float" office:value="0.0372">
            <text:p>0,0372</text:p>
          </table:table-cell>
          <table:table-cell table:style-name="ce63" table:formula="of:= TRUNC(([.AV33]-[.C105])/[.C105]*100; 4)" office:value-type="float" office:value="13.156">
            <text:p>13,156</text:p>
          </table:table-cell>
          <table:table-cell table:style-name="ce66" table:formula="of:= TRUNC(([.AW33]-[.D105])/[.D105]*100; 4)" office:value-type="float" office:value="-95.5433">
            <text:p>-95,5433</text:p>
          </table:table-cell>
          <table:table-cell table:style-name="ce63" table:formula="of:=[.AV33]-[.C105]" office:value-type="float" office:value="-8.5514">
            <text:p>-8,5514</text:p>
          </table:table-cell>
          <table:table-cell table:style-name="ce58" table:formula="of:=[.AW33]-[.D105]" office:value-type="float" office:value="-0.7975">
            <text:p>-0,797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51.509">
            <text:p>-51,509</text:p>
          </table:table-cell>
          <table:table-cell table:style-name="ce54" office:value-type="float" office:value="-7.6042">
            <text:p>-7,6042</text:p>
          </table:table-cell>
          <table:table-cell table:style-name="ce52" table:formula="of:= TRUNC(([.C34]-[.C106])/[.C106]*100; 4)" office:value-type="float" office:value="-27.7162">
            <text:p>-27,7162</text:p>
          </table:table-cell>
          <table:table-cell table:style-name="ce54" table:formula="of:= TRUNC(([.D34]-[.D106])/[.D106]*100; 4)" office:value-type="float" office:value="-1526.6791">
            <text:p>-1526,6791</text:p>
          </table:table-cell>
          <table:table-cell table:style-name="ce52" table:formula="of:=[.C34]-[.C106]" office:value-type="float" office:value="19.7504">
            <text:p>19,7504</text:p>
          </table:table-cell>
          <table:table-cell table:style-name="ce58" table:formula="of:=[.D34]-[.D106]" office:value-type="float" office:value="-8.1372">
            <text:p>-8,1372</text:p>
          </table:table-cell>
          <table:table-cell table:style-name="ce59"/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73.2239">
            <text:p>-73,2239</text:p>
          </table:table-cell>
          <table:table-cell table:style-name="ce54" office:value-type="float" office:value="0.4959">
            <text:p>0,4959</text:p>
          </table:table-cell>
          <table:table-cell table:style-name="ce52" table:formula="of:= TRUNC(([.L34]-[.C106])/[.C106]*100; 4)" office:value-type="float" office:value="2.7568">
            <text:p>2,7568</text:p>
          </table:table-cell>
          <table:table-cell table:style-name="ce54" table:formula="of:= TRUNC(([.M34]-[.D106])/[.D106]*100; 4)" office:value-type="float" office:value="-6.9606">
            <text:p>-6,9606</text:p>
          </table:table-cell>
          <table:table-cell table:style-name="ce52" table:formula="of:=[.L34]-[.C106]" office:value-type="float" office:value="-1.9645">
            <text:p>-1,9645</text:p>
          </table:table-cell>
          <table:table-cell table:style-name="ce54" table:formula="of:=[.M34]-[.D106]" office:value-type="float" office:value="-0.0371">
            <text:p>-0,0371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4093">
            <text:p>-74,4093</text:p>
          </table:table-cell>
          <table:table-cell table:style-name="ce54" office:value-type="float" office:value="-0.1491">
            <text:p>-0,1491</text:p>
          </table:table-cell>
          <table:table-cell table:style-name="ce52" table:formula="of:= TRUNC(([.U34]-[.C106])/[.C106]*100; 4)" office:value-type="float" office:value="4.4203">
            <text:p>4,4203</text:p>
          </table:table-cell>
          <table:table-cell table:style-name="ce54" table:formula="of:= TRUNC(([.V34]-[.D106])/[.D106]*100; 4)" office:value-type="float" office:value="-127.9737">
            <text:p>-127,9737</text:p>
          </table:table-cell>
          <table:table-cell table:style-name="ce52" table:formula="of:=[.U34]-[.C106]" office:value-type="float" office:value="-3.1499">
            <text:p>-3,1499</text:p>
          </table:table-cell>
          <table:table-cell table:style-name="ce54" table:formula="of:=[.V34]-[.D106]" office:value-type="float" office:value="-0.6821">
            <text:p>-0,6821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50.8656">
            <text:p>-50,8656</text:p>
          </table:table-cell>
          <table:table-cell table:style-name="ce54" office:value-type="float" office:value="-7.5884">
            <text:p>-7,5884</text:p>
          </table:table-cell>
          <table:table-cell table:style-name="ce52" table:formula="of:= TRUNC(([.AD34]-[.C106])/[.C106]*100; 4)" office:value-type="float" office:value="-28.6191">
            <text:p>-28,6191</text:p>
          </table:table-cell>
          <table:table-cell table:style-name="ce54" table:formula="of:=TRUNC( ([.AE34]-[.D106])/[.D106]*100; 4)" office:value-type="float" office:value="-1523.7148">
            <text:p>-1523,7148</text:p>
          </table:table-cell>
          <table:table-cell table:style-name="ce52" table:formula="of:= [.AD34]-[.C106]" office:value-type="float" office:value="20.3938">
            <text:p>20,3938</text:p>
          </table:table-cell>
          <table:table-cell table:style-name="ce54" table:formula="of:= [.AE34]-[.D106]" office:value-type="float" office:value="-8.1214">
            <text:p>-8,1214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3.9604">
            <text:p>-73,9604</text:p>
          </table:table-cell>
          <table:table-cell office:value-type="float" office:value="0.0666">
            <text:p>0,0666</text:p>
          </table:table-cell>
          <table:table-cell table:style-name="ce63" table:formula="of:= TRUNC(([.AM34]-[.C106])/[.C106]*100; 4)" office:value-type="float" office:value="3.7903">
            <text:p>3,7903</text:p>
          </table:table-cell>
          <table:table-cell table:style-name="ce54" table:formula="of:= TRUNC(([.AN34]-[.D106])/[.D106]*100; 4)" office:value-type="float" office:value="-87.5046">
            <text:p>-87,5046</text:p>
          </table:table-cell>
          <table:table-cell table:style-name="ce52" table:formula="of:=  [.AM34]-[.C106]" office:value-type="float" office:value="-2.70100000000001">
            <text:p>-2,701</text:p>
          </table:table-cell>
          <table:table-cell table:style-name="ce54" table:formula="of:=[.AN34]-[.D106]" office:value-type="float" office:value="-0.4664">
            <text:p>-0,4664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448">
            <text:p>-74,448</text:p>
          </table:table-cell>
          <table:table-cell office:value-type="float" office:value="-0.2581">
            <text:p>-0,2581</text:p>
          </table:table-cell>
          <table:table-cell table:style-name="ce63" table:formula="of:= TRUNC(([.AV34]-[.C106])/[.C106]*100; 4)" office:value-type="float" office:value="4.4746">
            <text:p>4,4746</text:p>
          </table:table-cell>
          <table:table-cell table:style-name="ce66" table:formula="of:= TRUNC(([.AW34]-[.D106])/[.D106]*100; 4)" office:value-type="float" office:value="-148.424">
            <text:p>-148,424</text:p>
          </table:table-cell>
          <table:table-cell table:style-name="ce63" table:formula="of:=[.AV34]-[.C106]" office:value-type="float" office:value="-3.18859999999999">
            <text:p>-3,1886</text:p>
          </table:table-cell>
          <table:table-cell table:style-name="ce58" table:formula="of:=[.AW34]-[.D106]" office:value-type="float" office:value="-0.7911">
            <text:p>-0,791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45.3401">
            <text:p>-45,3401</text:p>
          </table:table-cell>
          <table:table-cell table:style-name="ce54" office:value-type="float" office:value="-7.6334">
            <text:p>-7,6334</text:p>
          </table:table-cell>
          <table:table-cell table:style-name="ce52" table:formula="of:= TRUNC(([.C35]-[.C107])/[.C107]*100; 4)" office:value-type="float" office:value="-38.9389">
            <text:p>-38,9389</text:p>
          </table:table-cell>
          <table:table-cell table:style-name="ce54" table:formula="of:= TRUNC(([.D35]-[.D107])/[.D107]*100; 4)" office:value-type="float" office:value="-3488.1047">
            <text:p>-3488,1047</text:p>
          </table:table-cell>
          <table:table-cell table:style-name="ce52" table:formula="of:=[.C35]-[.C107]" office:value-type="float" office:value="28.9136">
            <text:p>28,9136</text:p>
          </table:table-cell>
          <table:table-cell table:style-name="ce58" table:formula="of:=[.D35]-[.D107]" office:value-type="float" office:value="-7.8587">
            <text:p>-7,8587</text:p>
          </table:table-cell>
          <table:table-cell table:style-name="ce59"/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74.8371">
            <text:p>-74,8371</text:p>
          </table:table-cell>
          <table:table-cell table:style-name="ce54" office:value-type="float" office:value="0.1893">
            <text:p>0,1893</text:p>
          </table:table-cell>
          <table:table-cell table:style-name="ce52" table:formula="of:= TRUNC(([.L35]-[.C107])/[.C107]*100; 4)" office:value-type="float" office:value="0.7856">
            <text:p>0,7856</text:p>
          </table:table-cell>
          <table:table-cell table:style-name="ce54" table:formula="of:= TRUNC(([.M35]-[.D107])/[.D107]*100; 4)" office:value-type="float" office:value="-15.9786">
            <text:p>-15,9786</text:p>
          </table:table-cell>
          <table:table-cell table:style-name="ce52" table:formula="of:=[.L35]-[.C107]" office:value-type="float" office:value="-0.583400000000012">
            <text:p>-0,5834</text:p>
          </table:table-cell>
          <table:table-cell table:style-name="ce54" table:formula="of:=[.M35]-[.D107]" office:value-type="float" office:value="-0.036">
            <text:p>-0,036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6379">
            <text:p>-74,6379</text:p>
          </table:table-cell>
          <table:table-cell table:style-name="ce54" office:value-type="float" office:value="-0.4421">
            <text:p>-0,4421</text:p>
          </table:table-cell>
          <table:table-cell table:style-name="ce52" table:formula="of:= TRUNC(([.U35]-[.C107])/[.C107]*100; 4)" office:value-type="float" office:value="0.5174">
            <text:p>0,5174</text:p>
          </table:table-cell>
          <table:table-cell table:style-name="ce54" table:formula="of:= TRUNC(([.V35]-[.D107])/[.D107]*100; 4)" office:value-type="float" office:value="-296.2272">
            <text:p>-296,2272</text:p>
          </table:table-cell>
          <table:table-cell table:style-name="ce52" table:formula="of:=[.U35]-[.C107]" office:value-type="float" office:value="-0.384200000000007">
            <text:p>-0,3842</text:p>
          </table:table-cell>
          <table:table-cell table:style-name="ce54" table:formula="of:=[.V35]-[.D107]" office:value-type="float" office:value="-0.6674">
            <text:p>-0,6674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44.1129">
            <text:p>-44,1129</text:p>
          </table:table-cell>
          <table:table-cell table:style-name="ce54" office:value-type="float" office:value="-7.6131">
            <text:p>-7,6131</text:p>
          </table:table-cell>
          <table:table-cell table:style-name="ce52" table:formula="of:= TRUNC(([.AD35]-[.C107])/[.C107]*100; 4)" office:value-type="float" office:value="-40.5916">
            <text:p>-40,5916</text:p>
          </table:table-cell>
          <table:table-cell table:style-name="ce54" table:formula="of:=TRUNC( ([.AE35]-[.D107])/[.D107]*100; 4)" office:value-type="float" office:value="-3479.0945">
            <text:p>-3479,0945</text:p>
          </table:table-cell>
          <table:table-cell table:style-name="ce52" table:formula="of:= [.AD35]-[.C107]" office:value-type="float" office:value="30.1408">
            <text:p>30,1408</text:p>
          </table:table-cell>
          <table:table-cell table:style-name="ce54" table:formula="of:= [.AE35]-[.D107]" office:value-type="float" office:value="-7.8384">
            <text:p>-7,8384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6993">
            <text:p>-74,6993</text:p>
          </table:table-cell>
          <table:table-cell office:value-type="float" office:value="-0.2315">
            <text:p>-0,2315</text:p>
          </table:table-cell>
          <table:table-cell table:style-name="ce63" table:formula="of:= TRUNC(([.AM35]-[.C107])/[.C107]*100; 4)" office:value-type="float" office:value="0.6001">
            <text:p>0,6001</text:p>
          </table:table-cell>
          <table:table-cell table:style-name="ce54" table:formula="of:= TRUNC(([.AN35]-[.D107])/[.D107]*100; 4)" office:value-type="float" office:value="-202.7518">
            <text:p>-202,7518</text:p>
          </table:table-cell>
          <table:table-cell table:style-name="ce52" table:formula="of:=  [.AM35]-[.C107]" office:value-type="float" office:value="-0.445599999999999">
            <text:p>-0,4456</text:p>
          </table:table-cell>
          <table:table-cell table:style-name="ce54" table:formula="of:=[.AN35]-[.D107]" office:value-type="float" office:value="-0.4568">
            <text:p>-0,4568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5505">
            <text:p>-74,5505</text:p>
          </table:table-cell>
          <table:table-cell office:value-type="float" office:value="-0.5489">
            <text:p>-0,5489</text:p>
          </table:table-cell>
          <table:table-cell table:style-name="ce63" table:formula="of:= TRUNC(([.AV35]-[.C107])/[.C107]*100; 4)" office:value-type="float" office:value="0.3997">
            <text:p>0,3997</text:p>
          </table:table-cell>
          <table:table-cell table:style-name="ce66" table:formula="of:= TRUNC(([.AW35]-[.D107])/[.D107]*100; 4)" office:value-type="float" office:value="-343.6307">
            <text:p>-343,6307</text:p>
          </table:table-cell>
          <table:table-cell table:style-name="ce63" table:formula="of:=[.AV35]-[.C107]" office:value-type="float" office:value="-0.296800000000005">
            <text:p>-0,2968</text:p>
          </table:table-cell>
          <table:table-cell table:style-name="ce58" table:formula="of:=[.AW35]-[.D107]" office:value-type="float" office:value="-0.7742">
            <text:p>-0,774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-32.1915">
            <text:p>-32,1915</text:p>
          </table:table-cell>
          <table:table-cell table:style-name="ce54" office:value-type="float" office:value="-7.6096">
            <text:p>-7,6096</text:p>
          </table:table-cell>
          <table:table-cell table:style-name="ce52" table:formula="of:= TRUNC(([.C36]-[.C108])/[.C108]*100; 4)" office:value-type="float" office:value="-57.0639">
            <text:p>-57,0639</text:p>
          </table:table-cell>
          <table:table-cell table:style-name="ce54" table:formula="of:= TRUNC(([.D36]-[.D108])/[.D108]*100; 4)" office:value-type="float" office:value="9532.405">
            <text:p>9532,405</text:p>
          </table:table-cell>
          <table:table-cell table:style-name="ce52" table:formula="of:=[.C36]-[.C108]" office:value-type="float" office:value="42.7839">
            <text:p>42,7839</text:p>
          </table:table-cell>
          <table:table-cell table:style-name="ce58" table:formula="of:=[.D36]-[.D108]" office:value-type="float" office:value="-7.5306">
            <text:p>-7,5306</text:p>
          </table:table-cell>
          <table:table-cell table:style-name="ce59"/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-75.053">
            <text:p>-75,053</text:p>
          </table:table-cell>
          <table:table-cell table:style-name="ce54" office:value-type="float" office:value="-0.1128">
            <text:p>-0,1128</text:p>
          </table:table-cell>
          <table:table-cell table:style-name="ce52" table:formula="of:= TRUNC(([.L36]-[.C108])/[.C108]*100; 4)" office:value-type="float" office:value="0.1035">
            <text:p>0,1035</text:p>
          </table:table-cell>
          <table:table-cell table:style-name="ce54" table:formula="of:= TRUNC(([.M36]-[.D108])/[.D108]*100; 4)" office:value-type="float" office:value="42.7848">
            <text:p>42,7848</text:p>
          </table:table-cell>
          <table:table-cell table:style-name="ce52" table:formula="of:=[.L36]-[.C108]" office:value-type="float" office:value="-0.0776000000000039">
            <text:p>-0,0776</text:p>
          </table:table-cell>
          <table:table-cell table:style-name="ce54" table:formula="of:=[.M36]-[.D108]" office:value-type="float" office:value="-0.0338">
            <text:p>-0,0338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5125">
            <text:p>-74,5125</text:p>
          </table:table-cell>
          <table:table-cell table:style-name="ce54" office:value-type="float" office:value="-0.7293">
            <text:p>-0,7293</text:p>
          </table:table-cell>
          <table:table-cell table:style-name="ce52" table:formula="of:= TRUNC(([.U36]-[.C108])/[.C108]*100; 4)" office:value-type="float" office:value="-0.6174">
            <text:p>-0,6174</text:p>
          </table:table-cell>
          <table:table-cell table:style-name="ce54" table:formula="of:= TRUNC(([.V36]-[.D108])/[.D108]*100; 4)" office:value-type="float" office:value="823.1645">
            <text:p>823,1645</text:p>
          </table:table-cell>
          <table:table-cell table:style-name="ce52" table:formula="of:=[.U36]-[.C108]" office:value-type="float" office:value="0.462899999999991">
            <text:p>0,4629</text:p>
          </table:table-cell>
          <table:table-cell table:style-name="ce54" table:formula="of:=[.V36]-[.D108]" office:value-type="float" office:value="-0.6503">
            <text:p>-0,6503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29.2263">
            <text:p>-29,2263</text:p>
          </table:table-cell>
          <table:table-cell table:style-name="ce54" office:value-type="float" office:value="-7.5777">
            <text:p>-7,5777</text:p>
          </table:table-cell>
          <table:table-cell table:style-name="ce52" table:formula="of:= TRUNC(([.AD36]-[.C108])/[.C108]*100; 4)" office:value-type="float" office:value="-61.0188">
            <text:p>-61,0188</text:p>
          </table:table-cell>
          <table:table-cell table:style-name="ce54" table:formula="of:=TRUNC( ([.AE36]-[.D108])/[.D108]*100; 4)" office:value-type="float" office:value="9492.0253">
            <text:p>9492,0253</text:p>
          </table:table-cell>
          <table:table-cell table:style-name="ce52" table:formula="of:= [.AD36]-[.C108]" office:value-type="float" office:value="45.7491">
            <text:p>45,7491</text:p>
          </table:table-cell>
          <table:table-cell table:style-name="ce54" table:formula="of:= [.AE36]-[.D108]" office:value-type="float" office:value="-7.4987">
            <text:p>-7,4987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6752">
            <text:p>-74,6752</text:p>
          </table:table-cell>
          <table:table-cell office:value-type="float" office:value="-0.5242">
            <text:p>-0,5242</text:p>
          </table:table-cell>
          <table:table-cell table:style-name="ce63" table:formula="of:= TRUNC(([.AM36]-[.C108])/[.C108]*100; 4)" office:value-type="float" office:value="-0.4003">
            <text:p>-0,4003</text:p>
          </table:table-cell>
          <table:table-cell table:style-name="ce54" table:formula="of:= TRUNC(([.AN36]-[.D108])/[.D108]*100; 4)" office:value-type="float" office:value="563.5443">
            <text:p>563,5443</text:p>
          </table:table-cell>
          <table:table-cell table:style-name="ce52" table:formula="of:=  [.AM36]-[.C108]" office:value-type="float" office:value="0.30019999999999">
            <text:p>0,3002</text:p>
          </table:table-cell>
          <table:table-cell table:style-name="ce54" table:formula="of:=[.AN36]-[.D108]" office:value-type="float" office:value="-0.4452">
            <text:p>-0,4452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3847">
            <text:p>-74,3847</text:p>
          </table:table-cell>
          <table:table-cell office:value-type="float" office:value="-0.8336">
            <text:p>-0,8336</text:p>
          </table:table-cell>
          <table:table-cell table:style-name="ce63" table:formula="of:= TRUNC(([.AV36]-[.C108])/[.C108]*100; 4)" office:value-type="float" office:value="-0.7878">
            <text:p>-0,7878</text:p>
          </table:table-cell>
          <table:table-cell table:style-name="ce66" table:formula="of:= TRUNC(([.AW36]-[.D108])/[.D108]*100; 4)" office:value-type="float" office:value="955.1898">
            <text:p>955,1898</text:p>
          </table:table-cell>
          <table:table-cell table:style-name="ce63" table:formula="of:=[.AV36]-[.C108]" office:value-type="float" office:value="0.590699999999998">
            <text:p>0,5907</text:p>
          </table:table-cell>
          <table:table-cell table:style-name="ce58" table:formula="of:=[.AW36]-[.D108]" office:value-type="float" office:value="-0.7546">
            <text:p>-0,75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5.9052">
            <text:p>5,9052</text:p>
          </table:table-cell>
          <table:table-cell table:style-name="ce54" office:value-type="float" office:value="-7.4339">
            <text:p>-7,4339</text:p>
          </table:table-cell>
          <table:table-cell table:style-name="ce52" table:formula="of:= TRUNC(([.C37]-[.C109])/[.C109]*100; 4)" office:value-type="float" office:value="-107.8804">
            <text:p>-107,8804</text:p>
          </table:table-cell>
          <table:table-cell table:style-name="ce54" table:formula="of:= TRUNC(([.D37]-[.D109])/[.D109]*100; 4)" office:value-type="float" office:value="1870.8112">
            <text:p>1870,8112</text:p>
          </table:table-cell>
          <table:table-cell table:style-name="ce52" table:formula="of:=[.C37]-[.C109]" office:value-type="float" office:value="80.8397">
            <text:p>80,8397</text:p>
          </table:table-cell>
          <table:table-cell table:style-name="ce58" table:formula="of:=[.D37]-[.D109]" office:value-type="float" office:value="-7.0567">
            <text:p>-7,0567</text:p>
          </table:table-cell>
          <table:table-cell table:style-name="ce59"/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-74.8819">
            <text:p>-74,8819</text:p>
          </table:table-cell>
          <table:table-cell table:style-name="ce54" office:value-type="float" office:value="-0.4087">
            <text:p>-0,4087</text:p>
          </table:table-cell>
          <table:table-cell table:style-name="ce52" table:formula="of:= TRUNC(([.L37]-[.C109])/[.C109]*100; 4)" office:value-type="float" office:value="-0.0701">
            <text:p>-0,0701</text:p>
          </table:table-cell>
          <table:table-cell table:style-name="ce54" table:formula="of:= TRUNC(([.M37]-[.D109])/[.D109]*100; 4)" office:value-type="float" office:value="8.351">
            <text:p>8,351</text:p>
          </table:table-cell>
          <table:table-cell table:style-name="ce52" table:formula="of:=[.L37]-[.C109]" office:value-type="float" office:value="0.0525999999999982">
            <text:p>0,0526</text:p>
          </table:table-cell>
          <table:table-cell table:style-name="ce54" table:formula="of:=[.M37]-[.D109]" office:value-type="float" office:value="-0.0315">
            <text:p>-0,0315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2734">
            <text:p>-74,2734</text:p>
          </table:table-cell>
          <table:table-cell table:style-name="ce54" office:value-type="float" office:value="-1.0099">
            <text:p>-1,0099</text:p>
          </table:table-cell>
          <table:table-cell table:style-name="ce52" table:formula="of:= TRUNC(([.U37]-[.C109])/[.C109]*100; 4)" office:value-type="float" office:value="-0.8822">
            <text:p>-0,8822</text:p>
          </table:table-cell>
          <table:table-cell table:style-name="ce54" table:formula="of:= TRUNC(([.V37]-[.D109])/[.D109]*100; 4)" office:value-type="float" office:value="167.7359">
            <text:p>167,7359</text:p>
          </table:table-cell>
          <table:table-cell table:style-name="ce52" table:formula="of:=[.U37]-[.C109]" office:value-type="float" office:value="0.661100000000005">
            <text:p>0,6611</text:p>
          </table:table-cell>
          <table:table-cell table:style-name="ce54" table:formula="of:=[.V37]-[.D109]" office:value-type="float" office:value="-0.6327">
            <text:p>-0,6327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16.3867">
            <text:p>16,3867</text:p>
          </table:table-cell>
          <table:table-cell table:style-name="ce54" office:value-type="float" office:value="-7.3606">
            <text:p>-7,3606</text:p>
          </table:table-cell>
          <table:table-cell table:style-name="ce52" table:formula="of:= TRUNC(([.AD37]-[.C109])/[.C109]*100; 4)" office:value-type="float" office:value="-121.868">
            <text:p>-121,868</text:p>
          </table:table-cell>
          <table:table-cell table:style-name="ce54" table:formula="of:=TRUNC( ([.AE37]-[.D109])/[.D109]*100; 4)" office:value-type="float" office:value="1851.3785">
            <text:p>1851,3785</text:p>
          </table:table-cell>
          <table:table-cell table:style-name="ce52" table:formula="of:= [.AD37]-[.C109]" office:value-type="float" office:value="91.3212">
            <text:p>91,3212</text:p>
          </table:table-cell>
          <table:table-cell table:style-name="ce54" table:formula="of:= [.AE37]-[.D109]" office:value-type="float" office:value="-6.9834">
            <text:p>-6,9834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4489">
            <text:p>-74,4489</text:p>
          </table:table-cell>
          <table:table-cell office:value-type="float" office:value="-0.8103">
            <text:p>-0,8103</text:p>
          </table:table-cell>
          <table:table-cell table:style-name="ce63" table:formula="of:= TRUNC(([.AM37]-[.C109])/[.C109]*100; 4)" office:value-type="float" office:value="-0.648">
            <text:p>-0,648</text:p>
          </table:table-cell>
          <table:table-cell table:style-name="ce54" table:formula="of:= TRUNC(([.AN37]-[.D109])/[.D109]*100; 4)" office:value-type="float" office:value="114.8197">
            <text:p>114,8197</text:p>
          </table:table-cell>
          <table:table-cell table:style-name="ce52" table:formula="of:=  [.AM37]-[.C109]" office:value-type="float" office:value="0.485600000000005">
            <text:p>0,4856</text:p>
          </table:table-cell>
          <table:table-cell table:style-name="ce54" table:formula="of:=[.AN37]-[.D109]" office:value-type="float" office:value="-0.4331">
            <text:p>-0,4331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1324">
            <text:p>-74,1324</text:p>
          </table:table-cell>
          <table:table-cell office:value-type="float" office:value="-1.1118">
            <text:p>-1,1118</text:p>
          </table:table-cell>
          <table:table-cell table:style-name="ce63" table:formula="of:= TRUNC(([.AV37]-[.C109])/[.C109]*100; 4)" office:value-type="float" office:value="-1.0704">
            <text:p>-1,0704</text:p>
          </table:table-cell>
          <table:table-cell table:style-name="ce66" table:formula="of:= TRUNC(([.AW37]-[.D109])/[.D109]*100; 4)" office:value-type="float" office:value="194.7507">
            <text:p>194,7507</text:p>
          </table:table-cell>
          <table:table-cell table:style-name="ce63" table:formula="of:=[.AV37]-[.C109]" office:value-type="float" office:value="0.802099999999996">
            <text:p>0,8021</text:p>
          </table:table-cell>
          <table:table-cell table:style-name="ce58" table:formula="of:=[.AW37]-[.D109]" office:value-type="float" office:value="-0.7346">
            <text:p>-0,73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1.4912">
            <text:p>1,4912</text:p>
          </table:table-cell>
          <table:table-cell table:style-name="ce52" table:formula="of:= TRUNC(([.C38]-[.C110])/[.C110]*100; 4)" office:value-type="float" office:value="-12.9848">
            <text:p>-12,9848</text:p>
          </table:table-cell>
          <table:table-cell table:style-name="ce54" table:formula="of:= TRUNC(([.D38]-[.D110])/[.D110]*100; 4)" office:value-type="float" office:value="-323.0999">
            <text:p>-323,0999</text:p>
          </table:table-cell>
          <table:table-cell table:style-name="ce52" table:formula="of:=[.C38]-[.C110]" office:value-type="float" office:value="9.6996">
            <text:p>9,6996</text:p>
          </table:table-cell>
          <table:table-cell table:style-name="ce58" table:formula="of:=[.D38]-[.D110]" office:value-type="float" office:value="2.1596">
            <text:p>2,1596</text:p>
          </table:table-cell>
          <table:table-cell table:style-name="ce59"/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-74.6178">
            <text:p>-74,6178</text:p>
          </table:table-cell>
          <table:table-cell table:style-name="ce54" office:value-type="float" office:value="-0.6977">
            <text:p>-0,6977</text:p>
          </table:table-cell>
          <table:table-cell table:style-name="ce52" table:formula="of:= TRUNC(([.L38]-[.C110])/[.C110]*100; 4)" office:value-type="float" office:value="-0.1095">
            <text:p>-0,1095</text:p>
          </table:table-cell>
          <table:table-cell table:style-name="ce54" table:formula="of:= TRUNC(([.M38]-[.D110])/[.D110]*100; 4)" office:value-type="float" office:value="4.3836">
            <text:p>4,3836</text:p>
          </table:table-cell>
          <table:table-cell table:style-name="ce52" table:formula="of:=[.L38]-[.C110]" office:value-type="float" office:value="0.0818000000000012">
            <text:p>0,0818</text:p>
          </table:table-cell>
          <table:table-cell table:style-name="ce54" table:formula="of:=[.M38]-[.D110]" office:value-type="float" office:value="-0.0293">
            <text:p>-0,0293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4.9973">
            <text:p>-74,9973</text:p>
          </table:table-cell>
          <table:table-cell table:style-name="ce54" office:value-type="float" office:value="-1.2839">
            <text:p>-1,2839</text:p>
          </table:table-cell>
          <table:table-cell table:style-name="ce52" table:formula="of:= TRUNC(([.U38]-[.C110])/[.C110]*100; 4)" office:value-type="float" office:value="0.3985">
            <text:p>0,3985</text:p>
          </table:table-cell>
          <table:table-cell table:style-name="ce54" table:formula="of:= TRUNC(([.V38]-[.D110])/[.D110]*100; 4)" office:value-type="float" office:value="92.0855">
            <text:p>92,0855</text:p>
          </table:table-cell>
          <table:table-cell table:style-name="ce52" table:formula="of:=[.U38]-[.C110]" office:value-type="float" office:value="-0.297699999999992">
            <text:p>-0,2977</text:p>
          </table:table-cell>
          <table:table-cell table:style-name="ce54" table:formula="of:=[.V38]-[.D110]" office:value-type="float" office:value="-0.6155">
            <text:p>-0,6155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1.8522">
            <text:p>1,8522</text:p>
          </table:table-cell>
          <table:table-cell table:style-name="ce52" table:formula="of:= TRUNC(([.AD38]-[.C110])/[.C110]*100; 4)" office:value-type="float" office:value="-12.9848">
            <text:p>-12,9848</text:p>
          </table:table-cell>
          <table:table-cell table:style-name="ce54" table:formula="of:=TRUNC( ([.AE38]-[.D110])/[.D110]*100; 4)" office:value-type="float" office:value="-377.1095">
            <text:p>-377,1095</text:p>
          </table:table-cell>
          <table:table-cell table:style-name="ce52" table:formula="of:= [.AD38]-[.C110]" office:value-type="float" office:value="9.6996">
            <text:p>9,6996</text:p>
          </table:table-cell>
          <table:table-cell table:style-name="ce54" table:formula="of:= [.AE38]-[.D110]" office:value-type="float" office:value="2.5206">
            <text:p>2,5206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4.1717">
            <text:p>-74,1717</text:p>
          </table:table-cell>
          <table:table-cell office:value-type="float" office:value="-1.08971">
            <text:p>-1,08971</text:p>
          </table:table-cell>
          <table:table-cell table:style-name="ce63" table:formula="of:= TRUNC(([.AM38]-[.C110])/[.C110]*100; 4)" office:value-type="float" office:value="-0.7066">
            <text:p>-0,7066</text:p>
          </table:table-cell>
          <table:table-cell table:style-name="ce54" table:formula="of:= TRUNC(([.AN38]-[.D110])/[.D110]*100; 4)" office:value-type="float" office:value="63.0326">
            <text:p>63,0326</text:p>
          </table:table-cell>
          <table:table-cell table:style-name="ce52" table:formula="of:=  [.AM38]-[.C110]" office:value-type="float" office:value="0.527900000000003">
            <text:p>0,5279</text:p>
          </table:table-cell>
          <table:table-cell table:style-name="ce54" table:formula="of:=[.AN38]-[.D110]" office:value-type="float" office:value="-0.42131">
            <text:p>-0,42131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8518">
            <text:p>-73,8518</text:p>
          </table:table-cell>
          <table:table-cell office:value-type="float" office:value="-1.3833">
            <text:p>-1,3833</text:p>
          </table:table-cell>
          <table:table-cell table:style-name="ce63" table:formula="of:= TRUNC(([.AV38]-[.C110])/[.C110]*100; 4)" office:value-type="float" office:value="-1.1349">
            <text:p>-1,1349</text:p>
          </table:table-cell>
          <table:table-cell table:style-name="ce66" table:formula="of:= TRUNC(([.AW38]-[.D110])/[.D110]*100; 4)" office:value-type="float" office:value="106.9569">
            <text:p>106,9569</text:p>
          </table:table-cell>
          <table:table-cell table:style-name="ce63" table:formula="of:=[.AV38]-[.C110]" office:value-type="float" office:value="0.847800000000007">
            <text:p>0,8478</text:p>
          </table:table-cell>
          <table:table-cell table:style-name="ce58" table:formula="of:=[.AW38]-[.D110]" office:value-type="float" office:value="-0.7149">
            <text:p>-0,714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2.5196">
            <text:p>-72,5196</text:p>
          </table:table-cell>
          <table:table-cell table:style-name="ce54" office:value-type="float" office:value="1.1715">
            <text:p>1,1715</text:p>
          </table:table-cell>
          <table:table-cell table:style-name="ce52" table:formula="of:= TRUNC(([.C39]-[.C111])/[.C111]*100; 4)" office:value-type="float" office:value="-2.5508">
            <text:p>-2,5508</text:p>
          </table:table-cell>
          <table:table-cell table:style-name="ce54" table:formula="of:= TRUNC(([.D39]-[.D111])/[.D111]*100; 4)" office:value-type="float" office:value="-222.9663">
            <text:p>-222,9663</text:p>
          </table:table-cell>
          <table:table-cell table:style-name="ce52" table:formula="of:=[.C39]-[.C111]" office:value-type="float" office:value="1.89830000000001">
            <text:p>1,8983</text:p>
          </table:table-cell>
          <table:table-cell table:style-name="ce58" table:formula="of:=[.D39]-[.D111]" office:value-type="float" office:value="2.1242">
            <text:p>2,1242</text:p>
          </table:table-cell>
          <table:table-cell table:style-name="ce59"/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4.3308">
            <text:p>-74,3308</text:p>
          </table:table-cell>
          <table:table-cell table:style-name="ce54" office:value-type="float" office:value="-0.9798">
            <text:p>-0,9798</text:p>
          </table:table-cell>
          <table:table-cell table:style-name="ce52" table:formula="of:= TRUNC(([.L39]-[.C111])/[.C111]*100; 4)" office:value-type="float" office:value="-0.117">
            <text:p>-0,117</text:p>
          </table:table-cell>
          <table:table-cell table:style-name="ce54" table:formula="of:= TRUNC(([.M39]-[.D111])/[.D111]*100; 4)" office:value-type="float" office:value="2.8445">
            <text:p>2,8445</text:p>
          </table:table-cell>
          <table:table-cell table:style-name="ce52" table:formula="of:=[.L39]-[.C111]" office:value-type="float" office:value="0.0871000000000066">
            <text:p>0,0871</text:p>
          </table:table-cell>
          <table:table-cell table:style-name="ce54" table:formula="of:=[.M39]-[.D111]" office:value-type="float" office:value="-0.0271">
            <text:p>-0,0271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7093">
            <text:p>-73,7093</text:p>
          </table:table-cell>
          <table:table-cell table:style-name="ce54" office:value-type="float" office:value="-1.5514">
            <text:p>-1,5514</text:p>
          </table:table-cell>
          <table:table-cell table:style-name="ce52" table:formula="of:= TRUNC(([.U39]-[.C111])/[.C111]*100; 4)" office:value-type="float" office:value="-0.9521">
            <text:p>-0,9521</text:p>
          </table:table-cell>
          <table:table-cell table:style-name="ce54" table:formula="of:= TRUNC(([.V39]-[.D111])/[.D111]*100; 4)" office:value-type="float" office:value="62.8424">
            <text:p>62,8424</text:p>
          </table:table-cell>
          <table:table-cell table:style-name="ce52" table:formula="of:=[.U39]-[.C111]" office:value-type="float" office:value="0.708600000000004">
            <text:p>0,7086</text:p>
          </table:table-cell>
          <table:table-cell table:style-name="ce54" table:formula="of:=[.V39]-[.D111]" office:value-type="float" office:value="-0.5987">
            <text:p>-0,5987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21.8522">
            <text:p>-721,8522</text:p>
          </table:table-cell>
          <table:table-cell table:style-name="ce54" office:value-type="float" office:value="1.5237">
            <text:p>1,5237</text:p>
          </table:table-cell>
          <table:table-cell table:style-name="ce52" table:formula="of:= TRUNC(([.AD39]-[.C111])/[.C111]*100; 4)" office:value-type="float" office:value="869.998">
            <text:p>869,998</text:p>
          </table:table-cell>
          <table:table-cell table:style-name="ce54" table:formula="of:=TRUNC( ([.AE39]-[.D111])/[.D111]*100; 4)" office:value-type="float" office:value="-259.9349">
            <text:p>-259,9349</text:p>
          </table:table-cell>
          <table:table-cell table:style-name="ce52" table:formula="of:= [.AD39]-[.C111]" office:value-type="float" office:value="-647.4343">
            <text:p>-647,4343</text:p>
          </table:table-cell>
          <table:table-cell table:style-name="ce54" table:formula="of:= [.AE39]-[.D111]" office:value-type="float" office:value="2.4764">
            <text:p>2,4764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8812">
            <text:p>-73,8812</text:p>
          </table:table-cell>
          <table:table-cell office:value-type="float" office:value="-1.3623">
            <text:p>-1,3623</text:p>
          </table:table-cell>
          <table:table-cell table:style-name="ce63" table:formula="of:= TRUNC(([.AM39]-[.C111])/[.C111]*100; 4)" office:value-type="float" office:value="-0.7211">
            <text:p>-0,7211</text:p>
          </table:table-cell>
          <table:table-cell table:style-name="ce54" table:formula="of:= TRUNC(([.AN39]-[.D111])/[.D111]*100; 4)" office:value-type="float" office:value="42.9935">
            <text:p>42,9935</text:p>
          </table:table-cell>
          <table:table-cell table:style-name="ce52" table:formula="of:=  [.AM39]-[.C111]" office:value-type="float" office:value="0.536699999999996">
            <text:p>0,5367</text:p>
          </table:table-cell>
          <table:table-cell table:style-name="ce54" table:formula="of:=[.AN39]-[.D111]" office:value-type="float" office:value="-0.4096">
            <text:p>-0,4096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5616">
            <text:p>-73,5616</text:p>
          </table:table-cell>
          <table:table-cell office:value-type="float" office:value="-1.6484">
            <text:p>-1,6484</text:p>
          </table:table-cell>
          <table:table-cell table:style-name="ce63" table:formula="of:= TRUNC(([.AV39]-[.C111])/[.C111]*100; 4)" office:value-type="float" office:value="-1.1506">
            <text:p>-1,1506</text:p>
          </table:table-cell>
          <table:table-cell table:style-name="ce66" table:formula="of:= TRUNC(([.AW39]-[.D111])/[.D111]*100; 4)" office:value-type="float" office:value="73.024">
            <text:p>73,024</text:p>
          </table:table-cell>
          <table:table-cell table:style-name="ce63" table:formula="of:=[.AV39]-[.C111]" office:value-type="float" office:value="0.856300000000005">
            <text:p>0,8563</text:p>
          </table:table-cell>
          <table:table-cell table:style-name="ce58" table:formula="of:=[.AW39]-[.D111]" office:value-type="float" office:value="-0.6957">
            <text:p>-0,695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5.9607">
            <text:p>-75,9607</text:p>
          </table:table-cell>
          <table:table-cell table:style-name="ce54" office:value-type="float" office:value="0.8444">
            <text:p>0,8444</text:p>
          </table:table-cell>
          <table:table-cell table:style-name="ce52" table:formula="of:= TRUNC(([.C40]-[.C112])/[.C112]*100; 4)" office:value-type="float" office:value="2.4771">
            <text:p>2,4771</text:p>
          </table:table-cell>
          <table:table-cell table:style-name="ce54" table:formula="of:= TRUNC(([.D40]-[.D112])/[.D112]*100; 4)" office:value-type="float" office:value="-168.6392">
            <text:p>-168,6392</text:p>
          </table:table-cell>
          <table:table-cell table:style-name="ce52" table:formula="of:=[.C40]-[.C112]" office:value-type="float" office:value="-1.83620000000001">
            <text:p>-1,8362</text:p>
          </table:table-cell>
          <table:table-cell table:style-name="ce58" table:formula="of:=[.D40]-[.D112]" office:value-type="float" office:value="2.0746">
            <text:p>2,0746</text:p>
          </table:table-cell>
          <table:table-cell table:style-name="ce59"/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4.0381">
            <text:p>-74,0381</text:p>
          </table:table-cell>
          <table:table-cell table:style-name="ce54" office:value-type="float" office:value="-1.2551">
            <text:p>-1,2551</text:p>
          </table:table-cell>
          <table:table-cell table:style-name="ce52" table:formula="of:= TRUNC(([.L40]-[.C112])/[.C112]*100; 4)" office:value-type="float" office:value="-0.1165">
            <text:p>-0,1165</text:p>
          </table:table-cell>
          <table:table-cell table:style-name="ce54" table:formula="of:= TRUNC(([.M40]-[.D112])/[.D112]*100; 4)" office:value-type="float" office:value="2.024">
            <text:p>2,024</text:p>
          </table:table-cell>
          <table:table-cell table:style-name="ce52" table:formula="of:=[.L40]-[.C112]" office:value-type="float" office:value="0.0863999999999976">
            <text:p>0,0864</text:p>
          </table:table-cell>
          <table:table-cell table:style-name="ce54" table:formula="of:=[.M40]-[.D112]" office:value-type="float" office:value="-0.0249000000000001">
            <text:p>-0,0249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4167">
            <text:p>-73,4167</text:p>
          </table:table-cell>
          <table:table-cell table:style-name="ce54" office:value-type="float" office:value="-1.8124">
            <text:p>-1,8124</text:p>
          </table:table-cell>
          <table:table-cell table:style-name="ce52" table:formula="of:= TRUNC(([.U40]-[.C112])/[.C112]*100; 4)" office:value-type="float" office:value="-0.9548">
            <text:p>-0,9548</text:p>
          </table:table-cell>
          <table:table-cell table:style-name="ce54" table:formula="of:= TRUNC(([.V40]-[.D112])/[.D112]*100; 4)" office:value-type="float" office:value="47.3256">
            <text:p>47,3256</text:p>
          </table:table-cell>
          <table:table-cell table:style-name="ce52" table:formula="of:=[.U40]-[.C112]" office:value-type="float" office:value="0.707799999999992">
            <text:p>0,7078</text:p>
          </table:table-cell>
          <table:table-cell table:style-name="ce54" table:formula="of:=[.V40]-[.D112]" office:value-type="float" office:value="-0.5822">
            <text:p>-0,5822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6.3392">
            <text:p>-76,3392</text:p>
          </table:table-cell>
          <table:table-cell table:style-name="ce54" office:value-type="float" office:value="1.1879">
            <text:p>1,1879</text:p>
          </table:table-cell>
          <table:table-cell table:style-name="ce52" table:formula="of:= TRUNC(([.AD40]-[.C112])/[.C112]*100; 4)" office:value-type="float" office:value="2.9878">
            <text:p>2,9878</text:p>
          </table:table-cell>
          <table:table-cell table:style-name="ce54" table:formula="of:=TRUNC( ([.AE40]-[.D112])/[.D112]*100; 4)" office:value-type="float" office:value="-196.5615">
            <text:p>-196,5615</text:p>
          </table:table-cell>
          <table:table-cell table:style-name="ce52" table:formula="of:= [.AD40]-[.C112]" office:value-type="float" office:value="-2.21470000000001">
            <text:p>-2,2147</text:p>
          </table:table-cell>
          <table:table-cell table:style-name="ce54" table:formula="of:= [.AE40]-[.D112]" office:value-type="float" office:value="2.4181">
            <text:p>2,4181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587">
            <text:p>-73,587</text:p>
          </table:table-cell>
          <table:table-cell office:value-type="float" office:value="-1.6284">
            <text:p>-1,6284</text:p>
          </table:table-cell>
          <table:table-cell table:style-name="ce63" table:formula="of:= TRUNC(([.AM40]-[.C112])/[.C112]*100; 4)" office:value-type="float" office:value="-0.7251">
            <text:p>-0,7251</text:p>
          </table:table-cell>
          <table:table-cell table:style-name="ce54" table:formula="of:= TRUNC(([.AN40]-[.D112])/[.D112]*100; 4)" office:value-type="float" office:value="32.3687">
            <text:p>32,3687</text:p>
          </table:table-cell>
          <table:table-cell table:style-name="ce52" table:formula="of:=  [.AM40]-[.C112]" office:value-type="float" office:value="0.537499999999994">
            <text:p>0,5375</text:p>
          </table:table-cell>
          <table:table-cell table:style-name="ce54" table:formula="of:=[.AN40]-[.D112]" office:value-type="float" office:value="-0.3982">
            <text:p>-0,3982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2679">
            <text:p>-73,2679</text:p>
          </table:table-cell>
          <table:table-cell office:value-type="float" office:value="-1.907">
            <text:p>-1,907</text:p>
          </table:table-cell>
          <table:table-cell table:style-name="ce63" table:formula="of:= TRUNC(([.AV40]-[.C112])/[.C112]*100; 4)" office:value-type="float" office:value="-1.1556">
            <text:p>-1,1556</text:p>
          </table:table-cell>
          <table:table-cell table:style-name="ce66" table:formula="of:= TRUNC(([.AW40]-[.D112])/[.D112]*100; 4)" office:value-type="float" office:value="55.0154">
            <text:p>55,0154</text:p>
          </table:table-cell>
          <table:table-cell table:style-name="ce63" table:formula="of:=[.AV40]-[.C112]" office:value-type="float" office:value="0.8566">
            <text:p>0,8566</text:p>
          </table:table-cell>
          <table:table-cell table:style-name="ce58" table:formula="of:=[.AW40]-[.D112]" office:value-type="float" office:value="-0.6768">
            <text:p>-0,676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5.8452">
            <text:p>-75,8452</text:p>
          </table:table-cell>
          <table:table-cell table:style-name="ce54" office:value-type="float" office:value="0.5243">
            <text:p>0,5243</text:p>
          </table:table-cell>
          <table:table-cell table:style-name="ce52" table:formula="of:= TRUNC(([.C41]-[.C113])/[.C113]*100; 4)" office:value-type="float" office:value="2.7324">
            <text:p>2,7324</text:p>
          </table:table-cell>
          <table:table-cell table:style-name="ce54" table:formula="of:= TRUNC(([.D41]-[.D113])/[.D113]*100; 4)" office:value-type="float" office:value="-134.9323">
            <text:p>-134,9323</text:p>
          </table:table-cell>
          <table:table-cell table:style-name="ce52" table:formula="of:=[.C41]-[.C113]" office:value-type="float" office:value="-2.01730000000001">
            <text:p>-2,0173</text:p>
          </table:table-cell>
          <table:table-cell table:style-name="ce58" table:formula="of:=[.D41]-[.D113]" office:value-type="float" office:value="2.0252">
            <text:p>2,0252</text:p>
          </table:table-cell>
          <table:table-cell table:style-name="ce59"/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3.7429">
            <text:p>-73,7429</text:p>
          </table:table-cell>
          <table:table-cell table:style-name="ce54" office:value-type="float" office:value="-1.5281">
            <text:p>-1,5281</text:p>
          </table:table-cell>
          <table:table-cell table:style-name="ce52" table:formula="of:= TRUNC(([.L41]-[.C113])/[.C113]*100; 4)" office:value-type="float" office:value="-0.1151">
            <text:p>-0,1151</text:p>
          </table:table-cell>
          <table:table-cell table:style-name="ce54" table:formula="of:= TRUNC(([.M41]-[.D113])/[.D113]*100; 4)" office:value-type="float" office:value="1.8122">
            <text:p>1,8122</text:p>
          </table:table-cell>
          <table:table-cell table:style-name="ce52" table:formula="of:=[.L41]-[.C113]" office:value-type="float" office:value="0.0849999999999938">
            <text:p>0,085</text:p>
          </table:table-cell>
          <table:table-cell table:style-name="ce54" table:formula="of:=[.M41]-[.D113]" office:value-type="float" office:value="-0.0271999999999999">
            <text:p>-0,0272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3.1225">
            <text:p>-73,1225</text:p>
          </table:table-cell>
          <table:table-cell table:style-name="ce54" office:value-type="float" office:value="-2.0671">
            <text:p>-2,0671</text:p>
          </table:table-cell>
          <table:table-cell table:style-name="ce52" table:formula="of:= TRUNC(([.U41]-[.C113])/[.C113]*100; 4)" office:value-type="float" office:value="-0.9554">
            <text:p>-0,9554</text:p>
          </table:table-cell>
          <table:table-cell table:style-name="ce54" table:formula="of:= TRUNC(([.V41]-[.D113])/[.D113]*100; 4)" office:value-type="float" office:value="37.724">
            <text:p>37,724</text:p>
          </table:table-cell>
          <table:table-cell table:style-name="ce52" table:formula="of:=[.U41]-[.C113]" office:value-type="float" office:value="0.705399999999997">
            <text:p>0,7054</text:p>
          </table:table-cell>
          <table:table-cell table:style-name="ce54" table:formula="of:=[.V41]-[.D113]" office:value-type="float" office:value="-0.5662">
            <text:p>-0,5662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6.1161">
            <text:p>-76,1161</text:p>
          </table:table-cell>
          <table:table-cell table:style-name="ce54" office:value-type="float" office:value="0.8597">
            <text:p>0,8597</text:p>
          </table:table-cell>
          <table:table-cell table:style-name="ce52" table:formula="of:= TRUNC(([.AD41]-[.C113])/[.C113]*100; 4)" office:value-type="float" office:value="3.0993">
            <text:p>3,0993</text:p>
          </table:table-cell>
          <table:table-cell table:style-name="ce54" table:formula="of:=TRUNC( ([.AE41]-[.D113])/[.D113]*100; 4)" office:value-type="float" office:value="-157.2789">
            <text:p>-157,2789</text:p>
          </table:table-cell>
          <table:table-cell table:style-name="ce52" table:formula="of:= [.AD41]-[.C113]" office:value-type="float" office:value="-2.2882">
            <text:p>-2,2882</text:p>
          </table:table-cell>
          <table:table-cell table:style-name="ce54" table:formula="of:= [.AE41]-[.D113]" office:value-type="float" office:value="2.3606">
            <text:p>2,3606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3.2914">
            <text:p>-73,2914</text:p>
          </table:table-cell>
          <table:table-cell office:value-type="float" office:value="-1.888">
            <text:p>-1,888</text:p>
          </table:table-cell>
          <table:table-cell table:style-name="ce63" table:formula="of:= TRUNC(([.AM41]-[.C113])/[.C113]*100; 4)" office:value-type="float" office:value="-0.7266">
            <text:p>-0,7266</text:p>
          </table:table-cell>
          <table:table-cell table:style-name="ce54" table:formula="of:= TRUNC(([.AN41]-[.D113])/[.D113]*100; 4)" office:value-type="float" office:value="25.7911">
            <text:p>25,7911</text:p>
          </table:table-cell>
          <table:table-cell table:style-name="ce52" table:formula="of:=  [.AM41]-[.C113]" office:value-type="float" office:value="0.536500000000004">
            <text:p>0,5365</text:p>
          </table:table-cell>
          <table:table-cell table:style-name="ce54" table:formula="of:=[.AN41]-[.D113]" office:value-type="float" office:value="-0.3871">
            <text:p>-0,3871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2.9724">
            <text:p>-72,9724</text:p>
          </table:table-cell>
          <table:table-cell office:value-type="float" office:value="-2.1592">
            <text:p>-2,1592</text:p>
          </table:table-cell>
          <table:table-cell table:style-name="ce63" table:formula="of:= TRUNC(([.AV41]-[.C113])/[.C113]*100; 4)" office:value-type="float" office:value="-1.1587">
            <text:p>-1,1587</text:p>
          </table:table-cell>
          <table:table-cell table:style-name="ce66" table:formula="of:= TRUNC(([.AW41]-[.D113])/[.D113]*100; 4)" office:value-type="float" office:value="43.8603">
            <text:p>43,8603</text:p>
          </table:table-cell>
          <table:table-cell table:style-name="ce63" table:formula="of:=[.AV41]-[.C113]" office:value-type="float" office:value="0.855500000000006">
            <text:p>0,8555</text:p>
          </table:table-cell>
          <table:table-cell table:style-name="ce58" table:formula="of:=[.AW41]-[.D113]" office:value-type="float" office:value="-0.6583">
            <text:p>-0,658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5.5335">
            <text:p>-75,5335</text:p>
          </table:table-cell>
          <table:table-cell table:style-name="ce54" office:value-type="float" office:value="0.2118">
            <text:p>0,2118</text:p>
          </table:table-cell>
          <table:table-cell table:style-name="ce52" table:formula="of:= TRUNC(([.C42]-[.C114])/[.C114]*100; 4)" office:value-type="float" office:value="2.7243">
            <text:p>2,7243</text:p>
          </table:table-cell>
          <table:table-cell table:style-name="ce54" table:formula="of:= TRUNC(([.D42]-[.D114])/[.D114]*100; 4)" office:value-type="float" office:value="-112">
            <text:p>-112</text:p>
          </table:table-cell>
          <table:table-cell table:style-name="ce52" table:formula="of:=[.C42]-[.C114]" office:value-type="float" office:value="-2.00320000000001">
            <text:p>-2,0032</text:p>
          </table:table-cell>
          <table:table-cell table:style-name="ce58" table:formula="of:=[.D42]-[.D114]" office:value-type="float" office:value="1.9768">
            <text:p>1,9768</text:p>
          </table:table-cell>
          <table:table-cell table:style-name="ce59"/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3.4492">
            <text:p>-73,4492</text:p>
          </table:table-cell>
          <table:table-cell table:style-name="ce54" office:value-type="float" office:value="-1.7859">
            <text:p>-1,7859</text:p>
          </table:table-cell>
          <table:table-cell table:style-name="ce52" table:formula="of:= TRUNC(([.L42]-[.C114])/[.C114]*100; 4)" office:value-type="float" office:value="-0.1102">
            <text:p>-0,1102</text:p>
          </table:table-cell>
          <table:table-cell table:style-name="ce54" table:formula="of:= TRUNC(([.M42]-[.D114])/[.D114]*100; 4)" office:value-type="float" office:value="1.1841">
            <text:p>1,1841</text:p>
          </table:table-cell>
          <table:table-cell table:style-name="ce52" table:formula="of:=[.L42]-[.C114]" office:value-type="float" office:value="0.0810999999999922">
            <text:p>0,0811</text:p>
          </table:table-cell>
          <table:table-cell table:style-name="ce54" table:formula="of:=[.M42]-[.D114]" office:value-type="float" office:value="-0.0208999999999999">
            <text:p>-0,0209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8268">
            <text:p>-72,8268</text:p>
          </table:table-cell>
          <table:table-cell table:style-name="ce54" office:value-type="float" office:value="-2.3155">
            <text:p>-2,3155</text:p>
          </table:table-cell>
          <table:table-cell table:style-name="ce52" table:formula="of:= TRUNC(([.U42]-[.C114])/[.C114]*100; 4)" office:value-type="float" office:value="-0.9567">
            <text:p>-0,9567</text:p>
          </table:table-cell>
          <table:table-cell table:style-name="ce54" table:formula="of:= TRUNC(([.V42]-[.D114])/[.D114]*100; 4)" office:value-type="float" office:value="31.1898">
            <text:p>31,1898</text:p>
          </table:table-cell>
          <table:table-cell table:style-name="ce52" table:formula="of:=[.U42]-[.C114]" office:value-type="float" office:value="0.703499999999991">
            <text:p>0,7035</text:p>
          </table:table-cell>
          <table:table-cell table:style-name="ce54" table:formula="of:=[.V42]-[.D114]" office:value-type="float" office:value="-0.5505">
            <text:p>-0,5505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5.8098">
            <text:p>-75,8098</text:p>
          </table:table-cell>
          <table:table-cell table:style-name="ce54" office:value-type="float" office:value="0.5392">
            <text:p>0,5392</text:p>
          </table:table-cell>
          <table:table-cell table:style-name="ce52" table:formula="of:= TRUNC(([.AD42]-[.C114])/[.C114]*100; 4)" office:value-type="float" office:value="3.1">
            <text:p>3,1</text:p>
          </table:table-cell>
          <table:table-cell table:style-name="ce54" table:formula="of:=TRUNC( ([.AE42]-[.D114])/[.D114]*100; 4)" office:value-type="float" office:value="-130.5495">
            <text:p>-130,5495</text:p>
          </table:table-cell>
          <table:table-cell table:style-name="ce52" table:formula="of:= [.AD42]-[.C114]" office:value-type="float" office:value="-2.2795">
            <text:p>-2,2795</text:p>
          </table:table-cell>
          <table:table-cell table:style-name="ce54" table:formula="of:= [.AE42]-[.D114]" office:value-type="float" office:value="2.3042">
            <text:p>2,3042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995">
            <text:p>-72,995</text:p>
          </table:table-cell>
          <table:table-cell office:value-type="float" office:value="-2.1412">
            <text:p>-2,1412</text:p>
          </table:table-cell>
          <table:table-cell table:style-name="ce63" table:formula="of:= TRUNC(([.AM42]-[.C114])/[.C114]*100; 4)" office:value-type="float" office:value="-0.7279">
            <text:p>-0,7279</text:p>
          </table:table-cell>
          <table:table-cell table:style-name="ce54" table:formula="of:= TRUNC(([.AN42]-[.D114])/[.D114]*100; 4)" office:value-type="float" office:value="21.3144">
            <text:p>21,3144</text:p>
          </table:table-cell>
          <table:table-cell table:style-name="ce52" table:formula="of:=  [.AM42]-[.C114]" office:value-type="float" office:value="0.535299999999992">
            <text:p>0,5353</text:p>
          </table:table-cell>
          <table:table-cell table:style-name="ce54" table:formula="of:=[.AN42]-[.D114]" office:value-type="float" office:value="-0.3762">
            <text:p>-0,3762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6758">
            <text:p>-72,6758</text:p>
          </table:table-cell>
          <table:table-cell office:value-type="float" office:value="-2.4054">
            <text:p>-2,4054</text:p>
          </table:table-cell>
          <table:table-cell table:style-name="ce63" table:formula="of:= TRUNC(([.AV42]-[.C114])/[.C114]*100; 4)" office:value-type="float" office:value="-1.1621">
            <text:p>-1,1621</text:p>
          </table:table-cell>
          <table:table-cell table:style-name="ce66" table:formula="of:= TRUNC(([.AW42]-[.D114])/[.D114]*100; 4)" office:value-type="float" office:value="36.2832">
            <text:p>36,2832</text:p>
          </table:table-cell>
          <table:table-cell table:style-name="ce63" table:formula="of:=[.AV42]-[.C114]" office:value-type="float" office:value="0.854500000000002">
            <text:p>0,8545</text:p>
          </table:table-cell>
          <table:table-cell table:style-name="ce58" table:formula="of:=[.AW42]-[.D114]" office:value-type="float" office:value="-0.6404">
            <text:p>-0,640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5.2382">
            <text:p>-75,2382</text:p>
          </table:table-cell>
          <table:table-cell table:style-name="ce54" office:value-type="float" office:value="-0.09313">
            <text:p>-0,09313</text:p>
          </table:table-cell>
          <table:table-cell table:style-name="ce52" table:formula="of:= TRUNC(([.C43]-[.C115])/[.C115]*100; 4)" office:value-type="float" office:value="2.7395">
            <text:p>2,7395</text:p>
          </table:table-cell>
          <table:table-cell table:style-name="ce54" table:formula="of:= TRUNC(([.D43]-[.D115])/[.D115]*100; 4)" office:value-type="float" office:value="-95.3955">
            <text:p>-95,3955</text:p>
          </table:table-cell>
          <table:table-cell table:style-name="ce52" table:formula="of:=[.C43]-[.C115]" office:value-type="float" office:value="-2.00620000000001">
            <text:p>-2,0062</text:p>
          </table:table-cell>
          <table:table-cell table:style-name="ce58" table:formula="of:=[.D43]-[.D115]" office:value-type="float" office:value="1.92947">
            <text:p>1,92947</text:p>
          </table:table-cell>
          <table:table-cell table:style-name="ce59"/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3.1536">
            <text:p>-73,1536</text:p>
          </table:table-cell>
          <table:table-cell table:style-name="ce54" office:value-type="float" office:value="-2.0417">
            <text:p>-2,0417</text:p>
          </table:table-cell>
          <table:table-cell table:style-name="ce52" table:formula="of:= TRUNC(([.L43]-[.C115])/[.C115]*100; 4)" office:value-type="float" office:value="-0.107">
            <text:p>-0,107</text:p>
          </table:table-cell>
          <table:table-cell table:style-name="ce54" table:formula="of:= TRUNC(([.M43]-[.D115])/[.D115]*100; 4)" office:value-type="float" office:value="0.9443">
            <text:p>0,9443</text:p>
          </table:table-cell>
          <table:table-cell table:style-name="ce52" table:formula="of:=[.L43]-[.C115]" office:value-type="float" office:value="0.078400000000002">
            <text:p>0,0784</text:p>
          </table:table-cell>
          <table:table-cell table:style-name="ce54" table:formula="of:=[.M43]-[.D115]" office:value-type="float" office:value="-0.0190999999999999">
            <text:p>-0,0191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5302">
            <text:p>-72,5302</text:p>
          </table:table-cell>
          <table:table-cell table:style-name="ce54" office:value-type="float" office:value="-2.5578">
            <text:p>-2,5578</text:p>
          </table:table-cell>
          <table:table-cell table:style-name="ce52" table:formula="of:= TRUNC(([.U43]-[.C115])/[.C115]*100; 4)" office:value-type="float" office:value="-0.9583">
            <text:p>-0,9583</text:p>
          </table:table-cell>
          <table:table-cell table:style-name="ce54" table:formula="of:= TRUNC(([.V43]-[.D115])/[.D115]*100; 4)" office:value-type="float" office:value="26.4609">
            <text:p>26,4609</text:p>
          </table:table-cell>
          <table:table-cell table:style-name="ce52" table:formula="of:=[.U43]-[.C115]" office:value-type="float" office:value="0.701800000000006">
            <text:p>0,7018</text:p>
          </table:table-cell>
          <table:table-cell table:style-name="ce54" table:formula="of:=[.V43]-[.D115]" office:value-type="float" office:value="-0.5352">
            <text:p>-0,5352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5.513">
            <text:p>-75,513</text:p>
          </table:table-cell>
          <table:table-cell table:style-name="ce54" office:value-type="float" office:value="0.2264">
            <text:p>0,2264</text:p>
          </table:table-cell>
          <table:table-cell table:style-name="ce52" table:formula="of:= TRUNC(([.AD43]-[.C115])/[.C115]*100; 4)" office:value-type="float" office:value="3.1147">
            <text:p>3,1147</text:p>
          </table:table-cell>
          <table:table-cell table:style-name="ce54" table:formula="of:=TRUNC( ([.AE43]-[.D115])/[.D115]*100; 4)" office:value-type="float" office:value="-111.1935">
            <text:p>-111,1935</text:p>
          </table:table-cell>
          <table:table-cell table:style-name="ce52" table:formula="of:= [.AD43]-[.C115]" office:value-type="float" office:value="-2.28100000000001">
            <text:p>-2,281</text:p>
          </table:table-cell>
          <table:table-cell table:style-name="ce54" table:formula="of:= [.AE43]-[.D115]" office:value-type="float" office:value="2.249">
            <text:p>2,249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6977">
            <text:p>-72,6977</text:p>
          </table:table-cell>
          <table:table-cell office:value-type="float" office:value="-2.3882">
            <text:p>-2,3882</text:p>
          </table:table-cell>
          <table:table-cell table:style-name="ce63" table:formula="of:= TRUNC(([.AM43]-[.C115])/[.C115]*100; 4)" office:value-type="float" office:value="-0.7295">
            <text:p>-0,7295</text:p>
          </table:table-cell>
          <table:table-cell table:style-name="ce54" table:formula="of:= TRUNC(([.AN43]-[.D115])/[.D115]*100; 4)" office:value-type="float" office:value="18.0757">
            <text:p>18,0757</text:p>
          </table:table-cell>
          <table:table-cell table:style-name="ce52" table:formula="of:=  [.AM43]-[.C115]" office:value-type="float" office:value="0.534300000000002">
            <text:p>0,5343</text:p>
          </table:table-cell>
          <table:table-cell table:style-name="ce54" table:formula="of:=[.AN43]-[.D115]" office:value-type="float" office:value="-0.3656">
            <text:p>-0,3656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378">
            <text:p>-72,378</text:p>
          </table:table-cell>
          <table:table-cell office:value-type="float" office:value="-2.6454">
            <text:p>-2,6454</text:p>
          </table:table-cell>
          <table:table-cell table:style-name="ce63" table:formula="of:= TRUNC(([.AV43]-[.C115])/[.C115]*100; 4)" office:value-type="float" office:value="-1.1661">
            <text:p>-1,1661</text:p>
          </table:table-cell>
          <table:table-cell table:style-name="ce66" table:formula="of:= TRUNC(([.AW43]-[.D115])/[.D115]*100; 4)" office:value-type="float" office:value="30.792">
            <text:p>30,792</text:p>
          </table:table-cell>
          <table:table-cell table:style-name="ce63" table:formula="of:=[.AV43]-[.C115]" office:value-type="float" office:value="0.853999999999999">
            <text:p>0,854</text:p>
          </table:table-cell>
          <table:table-cell table:style-name="ce58" table:formula="of:=[.AW43]-[.D115]" office:value-type="float" office:value="-0.6228">
            <text:p>-0,622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4.952">
            <text:p>-74,952</text:p>
          </table:table-cell>
          <table:table-cell table:style-name="ce54" office:value-type="float" office:value="-0.3908">
            <text:p>-0,3908</text:p>
          </table:table-cell>
          <table:table-cell table:style-name="ce52" table:formula="of:= TRUNC(([.C44]-[.C116])/[.C116]*100; 4)" office:value-type="float" office:value="2.7681">
            <text:p>2,7681</text:p>
          </table:table-cell>
          <table:table-cell table:style-name="ce54" table:formula="of:= TRUNC(([.D44]-[.D116])/[.D116]*100; 4)" office:value-type="float" office:value="-82.8136">
            <text:p>-82,8136</text:p>
          </table:table-cell>
          <table:table-cell table:style-name="ce52" table:formula="of:=[.C44]-[.C116]" office:value-type="float" office:value="-2.0189">
            <text:p>-2,0189</text:p>
          </table:table-cell>
          <table:table-cell table:style-name="ce58" table:formula="of:=[.D44]-[.D116]" office:value-type="float" office:value="1.8831">
            <text:p>1,8831</text:p>
          </table:table-cell>
          <table:table-cell table:style-name="ce59"/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2.8573">
            <text:p>-72,8573</text:p>
          </table:table-cell>
          <table:table-cell table:style-name="ce54" office:value-type="float" office:value="-2.2912">
            <text:p>-2,2912</text:p>
          </table:table-cell>
          <table:table-cell table:style-name="ce52" table:formula="of:= TRUNC(([.L44]-[.C116])/[.C116]*100; 4)" office:value-type="float" office:value="-0.1039">
            <text:p>-0,1039</text:p>
          </table:table-cell>
          <table:table-cell table:style-name="ce54" table:formula="of:= TRUNC(([.M44]-[.D116])/[.D116]*100; 4)" office:value-type="float" office:value="0.7608">
            <text:p>0,7608</text:p>
          </table:table-cell>
          <table:table-cell table:style-name="ce52" table:formula="of:=[.L44]-[.C116]" office:value-type="float" office:value="0.075800000000001">
            <text:p>0,0758</text:p>
          </table:table-cell>
          <table:table-cell table:style-name="ce54" table:formula="of:=[.M44]-[.D116]" office:value-type="float" office:value="-0.0172999999999997">
            <text:p>-0,0173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2324">
            <text:p>-72,2324</text:p>
          </table:table-cell>
          <table:table-cell table:style-name="ce54" office:value-type="float" office:value="-2.7942">
            <text:p>-2,7942</text:p>
          </table:table-cell>
          <table:table-cell table:style-name="ce52" table:formula="of:= TRUNC(([.U44]-[.C116])/[.C116]*100; 4)" office:value-type="float" office:value="-0.9607">
            <text:p>-0,9607</text:p>
          </table:table-cell>
          <table:table-cell table:style-name="ce54" table:formula="of:= TRUNC(([.V44]-[.D116])/[.D116]*100; 4)" office:value-type="float" office:value="22.8813">
            <text:p>22,8813</text:p>
          </table:table-cell>
          <table:table-cell table:style-name="ce52" table:formula="of:=[.U44]-[.C116]" office:value-type="float" office:value="0.700699999999998">
            <text:p>0,7007</text:p>
          </table:table-cell>
          <table:table-cell table:style-name="ce54" table:formula="of:=[.V44]-[.D116]" office:value-type="float" office:value="-0.5203">
            <text:p>-0,5203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5.2159">
            <text:p>-75,2159</text:p>
          </table:table-cell>
          <table:table-cell table:style-name="ce54" office:value-type="float" office:value="-0.0789">
            <text:p>-0,0789</text:p>
          </table:table-cell>
          <table:table-cell table:style-name="ce52" table:formula="of:= TRUNC(([.AD44]-[.C116])/[.C116]*100; 4)" office:value-type="float" office:value="3.1299">
            <text:p>3,1299</text:p>
          </table:table-cell>
          <table:table-cell table:style-name="ce54" table:formula="of:=TRUNC( ([.AE44]-[.D116])/[.D116]*100; 4)" office:value-type="float" office:value="-96.5301">
            <text:p>-96,5301</text:p>
          </table:table-cell>
          <table:table-cell table:style-name="ce52" table:formula="of:= [.AD44]-[.C116]" office:value-type="float" office:value="-2.28280000000001">
            <text:p>-2,2828</text:p>
          </table:table-cell>
          <table:table-cell table:style-name="ce54" table:formula="of:= [.AE44]-[.D116]" office:value-type="float" office:value="2.195">
            <text:p>2,195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3994">
            <text:p>-72,3994</text:p>
          </table:table-cell>
          <table:table-cell office:value-type="float" office:value="-2.6291">
            <text:p>-2,6291</text:p>
          </table:table-cell>
          <table:table-cell table:style-name="ce63" table:formula="of:= TRUNC(([.AM44]-[.C116])/[.C116]*100; 4)" office:value-type="float" office:value="-0.7317">
            <text:p>-0,7317</text:p>
          </table:table-cell>
          <table:table-cell table:style-name="ce54" table:formula="of:= TRUNC(([.AN44]-[.D116])/[.D116]*100; 4)" office:value-type="float" office:value="15.6207">
            <text:p>15,6207</text:p>
          </table:table-cell>
          <table:table-cell table:style-name="ce52" table:formula="of:=  [.AM44]-[.C116]" office:value-type="float" office:value="0.533699999999996">
            <text:p>0,5337</text:p>
          </table:table-cell>
          <table:table-cell table:style-name="ce54" table:formula="of:=[.AN44]-[.D116]" office:value-type="float" office:value="-0.3552">
            <text:p>-0,3552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079">
            <text:p>-72,079</text:p>
          </table:table-cell>
          <table:table-cell office:value-type="float" office:value="-2.8795">
            <text:p>-2,8795</text:p>
          </table:table-cell>
          <table:table-cell table:style-name="ce63" table:formula="of:= TRUNC(([.AV44]-[.C116])/[.C116]*100; 4)" office:value-type="float" office:value="-1.171">
            <text:p>-1,171</text:p>
          </table:table-cell>
          <table:table-cell table:style-name="ce66" table:formula="of:= TRUNC(([.AW44]-[.D116])/[.D116]*100; 4)" office:value-type="float" office:value="26.6326">
            <text:p>26,6326</text:p>
          </table:table-cell>
          <table:table-cell table:style-name="ce63" table:formula="of:=[.AV44]-[.C116]" office:value-type="float" office:value="0.854100000000003">
            <text:p>0,8541</text:p>
          </table:table-cell>
          <table:table-cell table:style-name="ce58" table:formula="of:=[.AW44]-[.D116]" office:value-type="float" office:value="-0.6056">
            <text:p>-0,605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4.6455">
            <text:p>-74,6455</text:p>
          </table:table-cell>
          <table:table-cell table:style-name="ce54" office:value-type="float" office:value="-0.6814">
            <text:p>-0,6814</text:p>
          </table:table-cell>
          <table:table-cell table:style-name="ce52" table:formula="of:= TRUNC(([.C45]-[.C117])/[.C117]*100; 4)" office:value-type="float" office:value="2.7703">
            <text:p>2,7703</text:p>
          </table:table-cell>
          <table:table-cell table:style-name="ce54" table:formula="of:= TRUNC(([.D45]-[.D117])/[.D117]*100; 4)" office:value-type="float" office:value="-72.9485">
            <text:p>-72,9485</text:p>
          </table:table-cell>
          <table:table-cell table:style-name="ce52" table:formula="of:=[.C45]-[.C117]" office:value-type="float" office:value="-2.01219999999999">
            <text:p>-2,0122</text:p>
          </table:table-cell>
          <table:table-cell table:style-name="ce58" table:formula="of:=[.D45]-[.D117]" office:value-type="float" office:value="1.8375">
            <text:p>1,8375</text:p>
          </table:table-cell>
          <table:table-cell table:style-name="ce59"/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2.5598">
            <text:p>-72,5598</text:p>
          </table:table-cell>
          <table:table-cell table:style-name="ce54" office:value-type="float" office:value="-2.5346">
            <text:p>-2,5346</text:p>
          </table:table-cell>
          <table:table-cell table:style-name="ce52" table:formula="of:= TRUNC(([.L45]-[.C117])/[.C117]*100; 4)" office:value-type="float" office:value="-0.1011">
            <text:p>-0,1011</text:p>
          </table:table-cell>
          <table:table-cell table:style-name="ce54" table:formula="of:= TRUNC(([.M45]-[.D117])/[.D117]*100; 4)" office:value-type="float" office:value="0.6232">
            <text:p>0,6232</text:p>
          </table:table-cell>
          <table:table-cell table:style-name="ce52" table:formula="of:=[.L45]-[.C117]" office:value-type="float" office:value="0.0735000000000099">
            <text:p>0,0735</text:p>
          </table:table-cell>
          <table:table-cell table:style-name="ce54" table:formula="of:=[.M45]-[.D117]" office:value-type="float" office:value="-0.0157000000000003">
            <text:p>-0,0157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9333">
            <text:p>-71,9333</text:p>
          </table:table-cell>
          <table:table-cell table:style-name="ce54" office:value-type="float" office:value="-3.0246">
            <text:p>-3,0246</text:p>
          </table:table-cell>
          <table:table-cell table:style-name="ce52" table:formula="of:= TRUNC(([.U45]-[.C117])/[.C117]*100; 4)" office:value-type="float" office:value="-0.9637">
            <text:p>-0,9637</text:p>
          </table:table-cell>
          <table:table-cell table:style-name="ce54" table:formula="of:= TRUNC(([.V45]-[.D117])/[.D117]*100; 4)" office:value-type="float" office:value="20.0762">
            <text:p>20,0762</text:p>
          </table:table-cell>
          <table:table-cell table:style-name="ce52" table:formula="of:=[.U45]-[.C117]" office:value-type="float" office:value="0.700000000000003">
            <text:p>0,7</text:p>
          </table:table-cell>
          <table:table-cell table:style-name="ce54" table:formula="of:=[.V45]-[.D117]" office:value-type="float" office:value="-0.5057">
            <text:p>-0,5057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4.9191">
            <text:p>-74,9191</text:p>
          </table:table-cell>
          <table:table-cell table:style-name="ce54" office:value-type="float" office:value="-0.377">
            <text:p>-0,377</text:p>
          </table:table-cell>
          <table:table-cell table:style-name="ce52" table:formula="of:= TRUNC(([.AD45]-[.C117])/[.C117]*100; 4)" office:value-type="float" office:value="3.147">
            <text:p>3,147</text:p>
          </table:table-cell>
          <table:table-cell table:style-name="ce54" table:formula="of:=TRUNC( ([.AE45]-[.D117])/[.D117]*100; 4)" office:value-type="float" office:value="-85.0331">
            <text:p>-85,0331</text:p>
          </table:table-cell>
          <table:table-cell table:style-name="ce52" table:formula="of:= [.AD45]-[.C117]" office:value-type="float" office:value="-2.28579999999999">
            <text:p>-2,2858</text:p>
          </table:table-cell>
          <table:table-cell table:style-name="ce54" table:formula="of:= [.AE45]-[.D117]" office:value-type="float" office:value="2.1419">
            <text:p>2,1419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2.0999">
            <text:p>-72,0999</text:p>
          </table:table-cell>
          <table:table-cell office:value-type="float" office:value="-2.8641">
            <text:p>-2,8641</text:p>
          </table:table-cell>
          <table:table-cell table:style-name="ce63" table:formula="of:= TRUNC(([.AM45]-[.C117])/[.C117]*100; 4)" office:value-type="float" office:value="-0.7343">
            <text:p>-0,7343</text:p>
          </table:table-cell>
          <table:table-cell table:style-name="ce54" table:formula="of:= TRUNC(([.AN45]-[.D117])/[.D117]*100; 4)" office:value-type="float" office:value="13.7043">
            <text:p>13,7043</text:p>
          </table:table-cell>
          <table:table-cell table:style-name="ce52" table:formula="of:=  [.AM45]-[.C117]" office:value-type="float" office:value="0.5334">
            <text:p>0,5334</text:p>
          </table:table-cell>
          <table:table-cell table:style-name="ce54" table:formula="of:=[.AN45]-[.D117]" office:value-type="float" office:value="-0.3452">
            <text:p>-0,3452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7786">
            <text:p>-71,7786</text:p>
          </table:table-cell>
          <table:table-cell office:value-type="float" office:value="-3.1077">
            <text:p>-3,1077</text:p>
          </table:table-cell>
          <table:table-cell table:style-name="ce63" table:formula="of:= TRUNC(([.AV45]-[.C117])/[.C117]*100; 4)" office:value-type="float" office:value="-1.1767">
            <text:p>-1,1767</text:p>
          </table:table-cell>
          <table:table-cell table:style-name="ce66" table:formula="of:= TRUNC(([.AW45]-[.D117])/[.D117]*100; 4)" office:value-type="float" office:value="23.3752">
            <text:p>23,3752</text:p>
          </table:table-cell>
          <table:table-cell table:style-name="ce63" table:formula="of:=[.AV45]-[.C117]" office:value-type="float" office:value="0.854700000000008">
            <text:p>0,8547</text:p>
          </table:table-cell>
          <table:table-cell table:style-name="ce58" table:formula="of:=[.AW45]-[.D117]" office:value-type="float" office:value="-0.5888">
            <text:p>-0,588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4.3498">
            <text:p>-74,3498</text:p>
          </table:table-cell>
          <table:table-cell table:style-name="ce54" office:value-type="float" office:value="-0.9651">
            <text:p>-0,9651</text:p>
          </table:table-cell>
          <table:table-cell table:style-name="ce52" table:formula="of:= TRUNC(([.C46]-[.C118])/[.C118]*100; 4)" office:value-type="float" office:value="2.7889">
            <text:p>2,7889</text:p>
          </table:table-cell>
          <table:table-cell table:style-name="ce54" table:formula="of:= TRUNC(([.D46]-[.D118])/[.D118]*100; 4)" office:value-type="float" office:value="-65.0059">
            <text:p>-65,0059</text:p>
          </table:table-cell>
          <table:table-cell table:style-name="ce52" table:formula="of:=[.C46]-[.C118]" office:value-type="float" office:value="-2.01730000000001">
            <text:p>-2,0173</text:p>
          </table:table-cell>
          <table:table-cell table:style-name="ce58" table:formula="of:=[.D46]-[.D118]" office:value-type="float" office:value="1.7928">
            <text:p>1,7928</text:p>
          </table:table-cell>
          <table:table-cell table:style-name="ce59"/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2.2619">
            <text:p>-72,2619</text:p>
          </table:table-cell>
          <table:table-cell table:style-name="ce54" office:value-type="float" office:value="-2.7719">
            <text:p>-2,7719</text:p>
          </table:table-cell>
          <table:table-cell table:style-name="ce52" table:formula="of:= TRUNC(([.L46]-[.C118])/[.C118]*100; 4)" office:value-type="float" office:value="-0.0976">
            <text:p>-0,0976</text:p>
          </table:table-cell>
          <table:table-cell table:style-name="ce54" table:formula="of:= TRUNC(([.M46]-[.D118])/[.D118]*100; 4)" office:value-type="float" office:value="0.5076">
            <text:p>0,5076</text:p>
          </table:table-cell>
          <table:table-cell table:style-name="ce52" table:formula="of:=[.L46]-[.C118]" office:value-type="float" office:value="0.0705999999999989">
            <text:p>0,0706</text:p>
          </table:table-cell>
          <table:table-cell table:style-name="ce54" table:formula="of:=[.M46]-[.D118]" office:value-type="float" office:value="-0.0139999999999998">
            <text:p>-0,014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6327">
            <text:p>-71,6327</text:p>
          </table:table-cell>
          <table:table-cell table:style-name="ce54" office:value-type="float" office:value="-3.2493">
            <text:p>-3,2493</text:p>
          </table:table-cell>
          <table:table-cell table:style-name="ce52" table:formula="of:= TRUNC(([.U46]-[.C118])/[.C118]*100; 4)" office:value-type="float" office:value="-0.9674">
            <text:p>-0,9674</text:p>
          </table:table-cell>
          <table:table-cell table:style-name="ce54" table:formula="of:= TRUNC(([.V46]-[.D118])/[.D118]*100; 4)" office:value-type="float" office:value="17.8179">
            <text:p>17,8179</text:p>
          </table:table-cell>
          <table:table-cell table:style-name="ce52" table:formula="of:=[.U46]-[.C118]" office:value-type="float" office:value="0.699799999999996">
            <text:p>0,6998</text:p>
          </table:table-cell>
          <table:table-cell table:style-name="ce54" table:formula="of:=[.V46]-[.D118]" office:value-type="float" office:value="-0.4914">
            <text:p>-0,4914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4.6226">
            <text:p>-74,6226</text:p>
          </table:table-cell>
          <table:table-cell table:style-name="ce54" office:value-type="float" office:value="-0.668">
            <text:p>-0,668</text:p>
          </table:table-cell>
          <table:table-cell table:style-name="ce52" table:formula="of:= TRUNC(([.AD46]-[.C118])/[.C118]*100; 4)" office:value-type="float" office:value="3.166">
            <text:p>3,166</text:p>
          </table:table-cell>
          <table:table-cell table:style-name="ce54" table:formula="of:=TRUNC( ([.AE46]-[.D118])/[.D118]*100; 4)" office:value-type="float" office:value="-75.7786">
            <text:p>-75,7786</text:p>
          </table:table-cell>
          <table:table-cell table:style-name="ce52" table:formula="of:= [.AD46]-[.C118]" office:value-type="float" office:value="-2.29010000000001">
            <text:p>-2,2901</text:p>
          </table:table-cell>
          <table:table-cell table:style-name="ce54" table:formula="of:= [.AE46]-[.D118]" office:value-type="float" office:value="2.0899">
            <text:p>2,0899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799">
            <text:p>-71,799</text:p>
          </table:table-cell>
          <table:table-cell office:value-type="float" office:value="-3.0931">
            <text:p>-3,0931</text:p>
          </table:table-cell>
          <table:table-cell table:style-name="ce63" table:formula="of:= TRUNC(([.AM46]-[.C118])/[.C118]*100; 4)" office:value-type="float" office:value="-0.7375">
            <text:p>-0,7375</text:p>
          </table:table-cell>
          <table:table-cell table:style-name="ce54" table:formula="of:= TRUNC(([.AN46]-[.D118])/[.D118]*100; 4)" office:value-type="float" office:value="12.1541">
            <text:p>12,1541</text:p>
          </table:table-cell>
          <table:table-cell table:style-name="ce52" table:formula="of:=  [.AM46]-[.C118]" office:value-type="float" office:value="0.533499999999989">
            <text:p>0,5335</text:p>
          </table:table-cell>
          <table:table-cell table:style-name="ce54" table:formula="of:=[.AN46]-[.D118]" office:value-type="float" office:value="-0.3352">
            <text:p>-0,3352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4764">
            <text:p>-71,4764</text:p>
          </table:table-cell>
          <table:table-cell office:value-type="float" office:value="-3.3303">
            <text:p>-3,3303</text:p>
          </table:table-cell>
          <table:table-cell table:style-name="ce63" table:formula="of:= TRUNC(([.AV46]-[.C118])/[.C118]*100; 4)" office:value-type="float" office:value="-1.1835">
            <text:p>-1,1835</text:p>
          </table:table-cell>
          <table:table-cell table:style-name="ce66" table:formula="of:= TRUNC(([.AW46]-[.D118])/[.D118]*100; 4)" office:value-type="float" office:value="20.7549">
            <text:p>20,7549</text:p>
          </table:table-cell>
          <table:table-cell table:style-name="ce63" table:formula="of:=[.AV46]-[.C118]" office:value-type="float" office:value="0.856099999999998">
            <text:p>0,8561</text:p>
          </table:table-cell>
          <table:table-cell table:style-name="ce58" table:formula="of:=[.AW46]-[.D118]" office:value-type="float" office:value="-0.5724">
            <text:p>-0,572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4.055">
            <text:p>-74,055</text:p>
          </table:table-cell>
          <table:table-cell table:style-name="ce54" office:value-type="float" office:value="-1.2418">
            <text:p>-1,2418</text:p>
          </table:table-cell>
          <table:table-cell table:style-name="ce52" table:formula="of:= TRUNC(([.C47]-[.C119])/[.C119]*100; 4)" office:value-type="float" office:value="2.8106">
            <text:p>2,8106</text:p>
          </table:table-cell>
          <table:table-cell table:style-name="ce54" table:formula="of:= TRUNC(([.D47]-[.D119])/[.D119]*100; 4)" office:value-type="float" office:value="-58.4793">
            <text:p>-58,4793</text:p>
          </table:table-cell>
          <table:table-cell table:style-name="ce52" table:formula="of:=[.C47]-[.C119]" office:value-type="float" office:value="-2.0245">
            <text:p>-2,0245</text:p>
          </table:table-cell>
          <table:table-cell table:style-name="ce58" table:formula="of:=[.D47]-[.D119]" office:value-type="float" office:value="1.749">
            <text:p>1,749</text:p>
          </table:table-cell>
          <table:table-cell table:style-name="ce59"/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1.9624">
            <text:p>-71,9624</text:p>
          </table:table-cell>
          <table:table-cell table:style-name="ce54" office:value-type="float" office:value="-3.0033">
            <text:p>-3,0033</text:p>
          </table:table-cell>
          <table:table-cell table:style-name="ce52" table:formula="of:= TRUNC(([.L47]-[.C119])/[.C119]*100; 4)" office:value-type="float" office:value="-0.0945">
            <text:p>-0,0945</text:p>
          </table:table-cell>
          <table:table-cell table:style-name="ce54" table:formula="of:= TRUNC(([.M47]-[.D119])/[.D119]*100; 4)" office:value-type="float" office:value="0.4179">
            <text:p>0,4179</text:p>
          </table:table-cell>
          <table:table-cell table:style-name="ce52" table:formula="of:=[.L47]-[.C119]" office:value-type="float" office:value="0.0681000000000012">
            <text:p>0,0681</text:p>
          </table:table-cell>
          <table:table-cell table:style-name="ce54" table:formula="of:=[.M47]-[.D119]" office:value-type="float" office:value="-0.0124999999999997">
            <text:p>-0,0125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3302">
            <text:p>-71,3302</text:p>
          </table:table-cell>
          <table:table-cell table:style-name="ce54" office:value-type="float" office:value="-3.4683">
            <text:p>-3,4683</text:p>
          </table:table-cell>
          <table:table-cell table:style-name="ce52" table:formula="of:= TRUNC(([.U47]-[.C119])/[.C119]*100; 4)" office:value-type="float" office:value="-0.9722">
            <text:p>-0,9722</text:p>
          </table:table-cell>
          <table:table-cell table:style-name="ce54" table:formula="of:= TRUNC(([.V47]-[.D119])/[.D119]*100; 4)" office:value-type="float" office:value="15.9656">
            <text:p>15,9656</text:p>
          </table:table-cell>
          <table:table-cell table:style-name="ce52" table:formula="of:=[.U47]-[.C119]" office:value-type="float" office:value="0.700299999999999">
            <text:p>0,7003</text:p>
          </table:table-cell>
          <table:table-cell table:style-name="ce54" table:formula="of:=[.V47]-[.D119]" office:value-type="float" office:value="-0.4775">
            <text:p>-0,4775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4.3263">
            <text:p>-74,3263</text:p>
          </table:table-cell>
          <table:table-cell table:style-name="ce54" office:value-type="float" office:value="-0.9519">
            <text:p>-0,9519</text:p>
          </table:table-cell>
          <table:table-cell table:style-name="ce52" table:formula="of:= TRUNC(([.AD47]-[.C119])/[.C119]*100; 4)" office:value-type="float" office:value="3.1872">
            <text:p>3,1872</text:p>
          </table:table-cell>
          <table:table-cell table:style-name="ce54" table:formula="of:=TRUNC( ([.AE47]-[.D119])/[.D119]*100; 4)" office:value-type="float" office:value="-68.1723">
            <text:p>-68,1723</text:p>
          </table:table-cell>
          <table:table-cell table:style-name="ce52" table:formula="of:= [.AD47]-[.C119]" office:value-type="float" office:value="-2.2958">
            <text:p>-2,2958</text:p>
          </table:table-cell>
          <table:table-cell table:style-name="ce54" table:formula="of:= [.AE47]-[.D119]" office:value-type="float" office:value="2.0389">
            <text:p>2,0389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4965">
            <text:p>-71,4965</text:p>
          </table:table-cell>
          <table:table-cell office:value-type="float" office:value="-3.3164">
            <text:p>-3,3164</text:p>
          </table:table-cell>
          <table:table-cell table:style-name="ce63" table:formula="of:= TRUNC(([.AM47]-[.C119])/[.C119]*100; 4)" office:value-type="float" office:value="-0.7413">
            <text:p>-0,7413</text:p>
          </table:table-cell>
          <table:table-cell table:style-name="ce54" table:formula="of:= TRUNC(([.AN47]-[.D119])/[.D119]*100; 4)" office:value-type="float" office:value="10.8867">
            <text:p>10,8867</text:p>
          </table:table-cell>
          <table:table-cell table:style-name="ce52" table:formula="of:=  [.AM47]-[.C119]" office:value-type="float" office:value="0.534000000000006">
            <text:p>0,534</text:p>
          </table:table-cell>
          <table:table-cell table:style-name="ce54" table:formula="of:=[.AN47]-[.D119]" office:value-type="float" office:value="-0.3256">
            <text:p>-0,3256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1722">
            <text:p>-71,1722</text:p>
          </table:table-cell>
          <table:table-cell office:value-type="float" office:value="-3.5472">
            <text:p>-3,5472</text:p>
          </table:table-cell>
          <table:table-cell table:style-name="ce63" table:formula="of:= TRUNC(([.AV47]-[.C119])/[.C119]*100; 4)" office:value-type="float" office:value="-1.1915">
            <text:p>-1,1915</text:p>
          </table:table-cell>
          <table:table-cell table:style-name="ce66" table:formula="of:= TRUNC(([.AW47]-[.D119])/[.D119]*100; 4)" office:value-type="float" office:value="18.6037">
            <text:p>18,6037</text:p>
          </table:table-cell>
          <table:table-cell table:style-name="ce63" table:formula="of:=[.AV47]-[.C119]" office:value-type="float" office:value="0.8583">
            <text:p>0,8583</text:p>
          </table:table-cell>
          <table:table-cell table:style-name="ce58" table:formula="of:=[.AW47]-[.D119]" office:value-type="float" office:value="-0.5564">
            <text:p>-0,556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3.7584">
            <text:p>-73,7584</text:p>
          </table:table-cell>
          <table:table-cell table:style-name="ce54" office:value-type="float" office:value="-1.5119">
            <text:p>-1,5119</text:p>
          </table:table-cell>
          <table:table-cell table:style-name="ce52" table:formula="of:= TRUNC(([.C48]-[.C120])/[.C120]*100; 4)" office:value-type="float" office:value="2.8322">
            <text:p>2,8322</text:p>
          </table:table-cell>
          <table:table-cell table:style-name="ce54" table:formula="of:= TRUNC(([.D48]-[.D120])/[.D120]*100; 4)" office:value-type="float" office:value="-53.0159">
            <text:p>-53,0159</text:p>
          </table:table-cell>
          <table:table-cell table:style-name="ce52" table:formula="of:=[.C48]-[.C120]" office:value-type="float" office:value="-2.03149999999999">
            <text:p>-2,0315</text:p>
          </table:table-cell>
          <table:table-cell table:style-name="ce58" table:formula="of:=[.D48]-[.D120]" office:value-type="float" office:value="1.706">
            <text:p>1,706</text:p>
          </table:table-cell>
          <table:table-cell table:style-name="ce59"/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1.6614">
            <text:p>-71,6614</text:p>
          </table:table-cell>
          <table:table-cell table:style-name="ce54" office:value-type="float" office:value="-3.229">
            <text:p>-3,229</text:p>
          </table:table-cell>
          <table:table-cell table:style-name="ce52" table:formula="of:= TRUNC(([.L48]-[.C120])/[.C120]*100; 4)" office:value-type="float" office:value="-0.0913">
            <text:p>-0,0913</text:p>
          </table:table-cell>
          <table:table-cell table:style-name="ce54" table:formula="of:= TRUNC(([.M48]-[.D120])/[.D120]*100; 4)" office:value-type="float" office:value="0.3449">
            <text:p>0,3449</text:p>
          </table:table-cell>
          <table:table-cell table:style-name="ce52" table:formula="of:=[.L48]-[.C120]" office:value-type="float" office:value="0.0655000000000001">
            <text:p>0,0655</text:p>
          </table:table-cell>
          <table:table-cell table:style-name="ce54" table:formula="of:=[.M48]-[.D120]" office:value-type="float" office:value="-0.0110999999999999">
            <text:p>-0,0111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1.0255">
            <text:p>-71,0255</text:p>
          </table:table-cell>
          <table:table-cell table:style-name="ce54" office:value-type="float" office:value="-3.6819">
            <text:p>-3,6819</text:p>
          </table:table-cell>
          <table:table-cell table:style-name="ce52" table:formula="of:= TRUNC(([.U48]-[.C120])/[.C120]*100; 4)" office:value-type="float" office:value="-0.9778">
            <text:p>-0,9778</text:p>
          </table:table-cell>
          <table:table-cell table:style-name="ce54" table:formula="of:= TRUNC(([.V48]-[.D120])/[.D120]*100; 4)" office:value-type="float" office:value="14.4193">
            <text:p>14,4193</text:p>
          </table:table-cell>
          <table:table-cell table:style-name="ce52" table:formula="of:=[.U48]-[.C120]" office:value-type="float" office:value="0.701400000000007">
            <text:p>0,7014</text:p>
          </table:table-cell>
          <table:table-cell table:style-name="ce54" table:formula="of:=[.V48]-[.D120]" office:value-type="float" office:value="-0.464">
            <text:p>-0,464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4.0298">
            <text:p>-74,0298</text:p>
          </table:table-cell>
          <table:table-cell table:style-name="ce54" office:value-type="float" office:value="-1.229">
            <text:p>-1,229</text:p>
          </table:table-cell>
          <table:table-cell table:style-name="ce52" table:formula="of:= TRUNC(([.AD48]-[.C120])/[.C120]*100; 4)" office:value-type="float" office:value="3.2106">
            <text:p>3,2106</text:p>
          </table:table-cell>
          <table:table-cell table:style-name="ce54" table:formula="of:=TRUNC( ([.AE48]-[.D120])/[.D120]*100; 4)" office:value-type="float" office:value="-61.8073">
            <text:p>-61,8073</text:p>
          </table:table-cell>
          <table:table-cell table:style-name="ce52" table:formula="of:= [.AD48]-[.C120]" office:value-type="float" office:value="-2.30289999999999">
            <text:p>-2,3029</text:p>
          </table:table-cell>
          <table:table-cell table:style-name="ce54" table:formula="of:= [.AE48]-[.D120]" office:value-type="float" office:value="1.9889">
            <text:p>1,9889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1.192">
            <text:p>-71,192</text:p>
          </table:table-cell>
          <table:table-cell office:value-type="float" office:value="-3.5341">
            <text:p>-3,5341</text:p>
          </table:table-cell>
          <table:table-cell table:style-name="ce63" table:formula="of:= TRUNC(([.AM48]-[.C120])/[.C120]*100; 4)" office:value-type="float" office:value="-0.7457">
            <text:p>-0,7457</text:p>
          </table:table-cell>
          <table:table-cell table:style-name="ce54" table:formula="of:= TRUNC(([.AN48]-[.D120])/[.D120]*100; 4)" office:value-type="float" office:value="9.8262">
            <text:p>9,8262</text:p>
          </table:table-cell>
          <table:table-cell table:style-name="ce52" table:formula="of:=  [.AM48]-[.C120]" office:value-type="float" office:value="0.534900000000008">
            <text:p>0,5349</text:p>
          </table:table-cell>
          <table:table-cell table:style-name="ce54" table:formula="of:=[.AN48]-[.D120]" office:value-type="float" office:value="-0.3162">
            <text:p>-0,3162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0.8658">
            <text:p>-70,8658</text:p>
          </table:table-cell>
          <table:table-cell office:value-type="float" office:value="-3.7586">
            <text:p>-3,7586</text:p>
          </table:table-cell>
          <table:table-cell table:style-name="ce63" table:formula="of:= TRUNC(([.AV48]-[.C120])/[.C120]*100; 4)" office:value-type="float" office:value="-1.2005">
            <text:p>-1,2005</text:p>
          </table:table-cell>
          <table:table-cell table:style-name="ce66" table:formula="of:= TRUNC(([.AW48]-[.D120])/[.D120]*100; 4)" office:value-type="float" office:value="16.8028">
            <text:p>16,8028</text:p>
          </table:table-cell>
          <table:table-cell table:style-name="ce63" table:formula="of:=[.AV48]-[.C120]" office:value-type="float" office:value="0.861100000000008">
            <text:p>0,8611</text:p>
          </table:table-cell>
          <table:table-cell table:style-name="ce58" table:formula="of:=[.AW48]-[.D120]" office:value-type="float" office:value="-0.5407">
            <text:p>-0,540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3.4618">
            <text:p>-73,4618</text:p>
          </table:table-cell>
          <table:table-cell table:style-name="ce54" office:value-type="float" office:value="-1.7753">
            <text:p>-1,7753</text:p>
          </table:table-cell>
          <table:table-cell table:style-name="ce52" table:formula="of:= TRUNC(([.C49]-[.C121])/[.C121]*100; 4)" office:value-type="float" office:value="2.8564">
            <text:p>2,8564</text:p>
          </table:table-cell>
          <table:table-cell table:style-name="ce54" table:formula="of:= TRUNC(([.D49]-[.D121])/[.D121]*100; 4)" office:value-type="float" office:value="-48.3819">
            <text:p>-48,3819</text:p>
          </table:table-cell>
          <table:table-cell table:style-name="ce52" table:formula="of:=[.C49]-[.C121]" office:value-type="float" office:value="-2.0401">
            <text:p>-2,0401</text:p>
          </table:table-cell>
          <table:table-cell table:style-name="ce58" table:formula="of:=[.D49]-[.D121]" office:value-type="float" office:value="1.664">
            <text:p>1,664</text:p>
          </table:table-cell>
          <table:table-cell table:style-name="ce59"/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1.3289">
            <text:p>-71,3289</text:p>
          </table:table-cell>
          <table:table-cell table:style-name="ce54" office:value-type="float" office:value="-3.4489">
            <text:p>-3,4489</text:p>
          </table:table-cell>
          <table:table-cell table:style-name="ce52" table:formula="of:= TRUNC(([.L49]-[.C121])/[.C121]*100; 4)" office:value-type="float" office:value="-0.1299">
            <text:p>-0,1299</text:p>
          </table:table-cell>
          <table:table-cell table:style-name="ce54" table:formula="of:= TRUNC(([.M49]-[.D121])/[.D121]*100; 4)" office:value-type="float" office:value="0.2791">
            <text:p>0,2791</text:p>
          </table:table-cell>
          <table:table-cell table:style-name="ce52" table:formula="of:=[.L49]-[.C121]" office:value-type="float" office:value="0.0927999999999969">
            <text:p>0,0928</text:p>
          </table:table-cell>
          <table:table-cell table:style-name="ce54" table:formula="of:=[.M49]-[.D121]" office:value-type="float" office:value="-0.00959999999999983">
            <text:p>-0,0096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7184">
            <text:p>-70,7184</text:p>
          </table:table-cell>
          <table:table-cell table:style-name="ce54" office:value-type="float" office:value="-3.8899">
            <text:p>-3,8899</text:p>
          </table:table-cell>
          <table:table-cell table:style-name="ce52" table:formula="of:= TRUNC(([.U49]-[.C121])/[.C121]*100; 4)" office:value-type="float" office:value="-0.9847">
            <text:p>-0,9847</text:p>
          </table:table-cell>
          <table:table-cell table:style-name="ce54" table:formula="of:= TRUNC(([.V49]-[.D121])/[.D121]*100; 4)" office:value-type="float" office:value="13.1015">
            <text:p>13,1015</text:p>
          </table:table-cell>
          <table:table-cell table:style-name="ce52" table:formula="of:=[.U49]-[.C121]" office:value-type="float" office:value="0.703299999999999">
            <text:p>0,7033</text:p>
          </table:table-cell>
          <table:table-cell table:style-name="ce54" table:formula="of:=[.V49]-[.D121]" office:value-type="float" office:value="-0.4506">
            <text:p>-0,4506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3.7333">
            <text:p>-73,7333</text:p>
          </table:table-cell>
          <table:table-cell table:style-name="ce54" office:value-type="float" office:value="-1.4993">
            <text:p>-1,4993</text:p>
          </table:table-cell>
          <table:table-cell table:style-name="ce52" table:formula="of:= TRUNC(([.AD49]-[.C121])/[.C121]*100; 4)" office:value-type="float" office:value="3.2365">
            <text:p>3,2365</text:p>
          </table:table-cell>
          <table:table-cell table:style-name="ce54" table:formula="of:=TRUNC( ([.AE49]-[.D121])/[.D121]*100; 4)" office:value-type="float" office:value="-56.4068">
            <text:p>-56,4068</text:p>
          </table:table-cell>
          <table:table-cell table:style-name="ce52" table:formula="of:= [.AD49]-[.C121]" office:value-type="float" office:value="-2.3116">
            <text:p>-2,3116</text:p>
          </table:table-cell>
          <table:table-cell table:style-name="ce54" table:formula="of:= [.AE49]-[.D121]" office:value-type="float" office:value="1.94">
            <text:p>1,94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8852">
            <text:p>-70,8852</text:p>
          </table:table-cell>
          <table:table-cell office:value-type="float" office:value="-3.7462">
            <text:p>-3,7462</text:p>
          </table:table-cell>
          <table:table-cell table:style-name="ce63" table:formula="of:= TRUNC(([.AM49]-[.C121])/[.C121]*100; 4)" office:value-type="float" office:value="-0.7511">
            <text:p>-0,7511</text:p>
          </table:table-cell>
          <table:table-cell table:style-name="ce54" table:formula="of:= TRUNC(([.AN49]-[.D121])/[.D121]*100; 4)" office:value-type="float" office:value="8.9233">
            <text:p>8,9233</text:p>
          </table:table-cell>
          <table:table-cell table:style-name="ce52" table:formula="of:=  [.AM49]-[.C121]" office:value-type="float" office:value="0.536500000000004">
            <text:p>0,5365</text:p>
          </table:table-cell>
          <table:table-cell table:style-name="ce54" table:formula="of:=[.AN49]-[.D121]" office:value-type="float" office:value="-0.3069">
            <text:p>-0,3069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5566">
            <text:p>-70,5566</text:p>
          </table:table-cell>
          <table:table-cell office:value-type="float" office:value="-3.9645">
            <text:p>-3,9645</text:p>
          </table:table-cell>
          <table:table-cell table:style-name="ce63" table:formula="of:= TRUNC(([.AV49]-[.C121])/[.C121]*100; 4)" office:value-type="float" office:value="-1.2112">
            <text:p>-1,2112</text:p>
          </table:table-cell>
          <table:table-cell table:style-name="ce66" table:formula="of:= TRUNC(([.AW49]-[.D121])/[.D121]*100; 4)" office:value-type="float" office:value="15.2705">
            <text:p>15,2705</text:p>
          </table:table-cell>
          <table:table-cell table:style-name="ce63" table:formula="of:=[.AV49]-[.C121]" office:value-type="float" office:value="0.865099999999998">
            <text:p>0,8651</text:p>
          </table:table-cell>
          <table:table-cell table:style-name="ce58" table:formula="of:=[.AW49]-[.D121]" office:value-type="float" office:value="-0.5252">
            <text:p>-0,525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3.1657">
            <text:p>-73,1657</text:p>
          </table:table-cell>
          <table:table-cell table:style-name="ce54" office:value-type="float" office:value="-2.0324">
            <text:p>-2,0324</text:p>
          </table:table-cell>
          <table:table-cell table:style-name="ce52" table:formula="of:= TRUNC(([.C50]-[.C122])/[.C122]*100; 4)" office:value-type="float" office:value="2.8845">
            <text:p>2,8845</text:p>
          </table:table-cell>
          <table:table-cell table:style-name="ce54" table:formula="of:= TRUNC(([.D50]-[.D122])/[.D122]*100; 4)" office:value-type="float" office:value="-44.3924">
            <text:p>-44,3924</text:p>
          </table:table-cell>
          <table:table-cell table:style-name="ce52" table:formula="of:=[.C50]-[.C122]" office:value-type="float" office:value="-2.0513">
            <text:p>-2,0513</text:p>
          </table:table-cell>
          <table:table-cell table:style-name="ce58" table:formula="of:=[.D50]-[.D122]" office:value-type="float" office:value="1.6225">
            <text:p>1,6225</text:p>
          </table:table-cell>
          <table:table-cell table:style-name="ce59"/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1.0541">
            <text:p>-71,0541</text:p>
          </table:table-cell>
          <table:table-cell table:style-name="ce54" office:value-type="float" office:value="-3.6633">
            <text:p>-3,6633</text:p>
          </table:table-cell>
          <table:table-cell table:style-name="ce52" table:formula="of:= TRUNC(([.L50]-[.C122])/[.C122]*100; 4)" office:value-type="float" office:value="-0.0847">
            <text:p>-0,0847</text:p>
          </table:table-cell>
          <table:table-cell table:style-name="ce54" table:formula="of:= TRUNC(([.M50]-[.D122])/[.D122]*100; 4)" office:value-type="float" office:value="0.2298">
            <text:p>0,2298</text:p>
          </table:table-cell>
          <table:table-cell table:style-name="ce52" table:formula="of:=[.L50]-[.C122]" office:value-type="float" office:value="0.060299999999998">
            <text:p>0,0603</text:p>
          </table:table-cell>
          <table:table-cell table:style-name="ce54" table:formula="of:=[.M50]-[.D122]" office:value-type="float" office:value="-0.00839999999999996">
            <text:p>-0,0084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4088">
            <text:p>-70,4088</text:p>
          </table:table-cell>
          <table:table-cell table:style-name="ce54" office:value-type="float" office:value="-4.0926">
            <text:p>-4,0926</text:p>
          </table:table-cell>
          <table:table-cell table:style-name="ce52" table:formula="of:= TRUNC(([.U50]-[.C122])/[.C122]*100; 4)" office:value-type="float" office:value="-0.9922">
            <text:p>-0,9922</text:p>
          </table:table-cell>
          <table:table-cell table:style-name="ce54" table:formula="of:= TRUNC(([.V50]-[.D122])/[.D122]*100; 4)" office:value-type="float" office:value="11.9757">
            <text:p>11,9757</text:p>
          </table:table-cell>
          <table:table-cell table:style-name="ce52" table:formula="of:=[.U50]-[.C122]" office:value-type="float" office:value="0.705600000000004">
            <text:p>0,7056</text:p>
          </table:table-cell>
          <table:table-cell table:style-name="ce54" table:formula="of:=[.V50]-[.D122]" office:value-type="float" office:value="-0.4377">
            <text:p>-0,4377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3.4364">
            <text:p>-73,4364</text:p>
          </table:table-cell>
          <table:table-cell table:style-name="ce54" office:value-type="float" office:value="-1.7631">
            <text:p>-1,7631</text:p>
          </table:table-cell>
          <table:table-cell table:style-name="ce52" table:formula="of:= TRUNC(([.AD50]-[.C122])/[.C122]*100; 4)" office:value-type="float" office:value="3.2651">
            <text:p>3,2651</text:p>
          </table:table-cell>
          <table:table-cell table:style-name="ce54" table:formula="of:=TRUNC( ([.AE50]-[.D122])/[.D122]*100; 4)" office:value-type="float" office:value="-51.7606">
            <text:p>-51,7606</text:p>
          </table:table-cell>
          <table:table-cell table:style-name="ce52" table:formula="of:= [.AD50]-[.C122]" office:value-type="float" office:value="-2.322">
            <text:p>-2,322</text:p>
          </table:table-cell>
          <table:table-cell table:style-name="ce54" table:formula="of:= [.AE50]-[.D122]" office:value-type="float" office:value="1.8918">
            <text:p>1,8918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5758">
            <text:p>-70,5758</text:p>
          </table:table-cell>
          <table:table-cell office:value-type="float" office:value="-3.9528">
            <text:p>-3,9528</text:p>
          </table:table-cell>
          <table:table-cell table:style-name="ce63" table:formula="of:= TRUNC(([.AM50]-[.C122])/[.C122]*100; 4)" office:value-type="float" office:value="-0.7573">
            <text:p>-0,7573</text:p>
          </table:table-cell>
          <table:table-cell table:style-name="ce54" table:formula="of:= TRUNC(([.AN50]-[.D122])/[.D122]*100; 4)" office:value-type="float" office:value="8.1507">
            <text:p>8,1507</text:p>
          </table:table-cell>
          <table:table-cell table:style-name="ce52" table:formula="of:=  [.AM50]-[.C122]" office:value-type="float" office:value="0.538600000000002">
            <text:p>0,5386</text:p>
          </table:table-cell>
          <table:table-cell table:style-name="ce54" table:formula="of:=[.AN50]-[.D122]" office:value-type="float" office:value="-0.2979">
            <text:p>-0,2979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2444">
            <text:p>-70,2444</text:p>
          </table:table-cell>
          <table:table-cell office:value-type="float" office:value="-4.1652">
            <text:p>-4,1652</text:p>
          </table:table-cell>
          <table:table-cell table:style-name="ce63" table:formula="of:= TRUNC(([.AV50]-[.C122])/[.C122]*100; 4)" office:value-type="float" office:value="-1.2233">
            <text:p>-1,2233</text:p>
          </table:table-cell>
          <table:table-cell table:style-name="ce66" table:formula="of:= TRUNC(([.AW50]-[.D122])/[.D122]*100; 4)" office:value-type="float" office:value="13.962">
            <text:p>13,962</text:p>
          </table:table-cell>
          <table:table-cell table:style-name="ce63" table:formula="of:=[.AV50]-[.C122]" office:value-type="float" office:value="0.870000000000005">
            <text:p>0,87</text:p>
          </table:table-cell>
          <table:table-cell table:style-name="ce58" table:formula="of:=[.AW50]-[.D122]" office:value-type="float" office:value="-0.5103">
            <text:p>-0,510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2.8682">
            <text:p>-72,8682</text:p>
          </table:table-cell>
          <table:table-cell table:style-name="ce67" office:value-type="float" office:value="-2.283">
            <text:p>-2,283</text:p>
          </table:table-cell>
          <table:table-cell table:style-name="ce52" table:formula="of:= TRUNC(([.C51]-[.C123])/[.C123]*100; 4)" office:value-type="float" office:value="2.9143">
            <text:p>2,9143</text:p>
          </table:table-cell>
          <table:table-cell table:style-name="ce54" table:formula="of:= TRUNC(([.D51]-[.D123])/[.D123]*100; 4)" office:value-type="float" office:value="-40.9329">
            <text:p>-40,9329</text:p>
          </table:table-cell>
          <table:table-cell table:style-name="ce52" table:formula="of:=[.C51]-[.C123]" office:value-type="float" office:value="-2.0635">
            <text:p>-2,0635</text:p>
          </table:table-cell>
          <table:table-cell table:style-name="ce58" table:formula="of:=[.D51]-[.D123]" office:value-type="float" office:value="1.5821">
            <text:p>1,5821</text:p>
          </table:table-cell>
          <table:table-cell table:style-name="ce59"/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0.7466">
            <text:p>-70,7466</text:p>
          </table:table-cell>
          <table:table-cell table:style-name="ce54" office:value-type="float" office:value="-3.8721">
            <text:p>-3,8721</text:p>
          </table:table-cell>
          <table:table-cell table:style-name="ce52" table:formula="of:= TRUNC(([.L51]-[.C123])/[.C123]*100; 4)" office:value-type="float" office:value="-0.082">
            <text:p>-0,082</text:p>
          </table:table-cell>
          <table:table-cell table:style-name="ce54" table:formula="of:= TRUNC(([.M51]-[.D123])/[.D123]*100; 4)" office:value-type="float" office:value="0.1811">
            <text:p>0,1811</text:p>
          </table:table-cell>
          <table:table-cell table:style-name="ce52" table:formula="of:=[.L51]-[.C123]" office:value-type="float" office:value="0.058099999999996">
            <text:p>0,0581</text:p>
          </table:table-cell>
          <table:table-cell table:style-name="ce54" table:formula="of:=[.M51]-[.D123]" office:value-type="float" office:value="-0.00700000000000012">
            <text:p>-0,007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0.0956">
            <text:p>-70,0956</text:p>
          </table:table-cell>
          <table:table-cell table:style-name="ce54" office:value-type="float" office:value="-4.29">
            <text:p>-4,29</text:p>
          </table:table-cell>
          <table:table-cell table:style-name="ce52" table:formula="of:= TRUNC(([.U51]-[.C123])/[.C123]*100; 4)" office:value-type="float" office:value="-1.0014">
            <text:p>-1,0014</text:p>
          </table:table-cell>
          <table:table-cell table:style-name="ce54" table:formula="of:= TRUNC(([.V51]-[.D123])/[.D123]*100; 4)" office:value-type="float" office:value="10.9932">
            <text:p>10,9932</text:p>
          </table:table-cell>
          <table:table-cell table:style-name="ce52" table:formula="of:=[.U51]-[.C123]" office:value-type="float" office:value="0.709099999999992">
            <text:p>0,7091</text:p>
          </table:table-cell>
          <table:table-cell table:style-name="ce54" table:formula="of:=[.V51]-[.D123]" office:value-type="float" office:value="-0.4249">
            <text:p>-0,4249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3.139">
            <text:p>-73,139</text:p>
          </table:table-cell>
          <table:table-cell table:style-name="ce54" office:value-type="float" office:value="-2.0204">
            <text:p>-2,0204</text:p>
          </table:table-cell>
          <table:table-cell table:style-name="ce52" table:formula="of:= TRUNC(([.AD51]-[.C123])/[.C123]*100; 4)" office:value-type="float" office:value="3.2968">
            <text:p>3,2968</text:p>
          </table:table-cell>
          <table:table-cell table:style-name="ce54" table:formula="of:=TRUNC( ([.AE51]-[.D123])/[.D123]*100; 4)" office:value-type="float" office:value="-47.727">
            <text:p>-47,727</text:p>
          </table:table-cell>
          <table:table-cell table:style-name="ce52" table:formula="of:= [.AD51]-[.C123]" office:value-type="float" office:value="-2.3343">
            <text:p>-2,3343</text:p>
          </table:table-cell>
          <table:table-cell table:style-name="ce54" table:formula="of:= [.AE51]-[.D123]" office:value-type="float" office:value="1.8447">
            <text:p>1,8447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0.2633">
            <text:p>-70,2633</text:p>
          </table:table-cell>
          <table:table-cell office:value-type="float" office:value="-4.1541">
            <text:p>-4,1541</text:p>
          </table:table-cell>
          <table:table-cell table:style-name="ce63" table:formula="of:= TRUNC(([.AM51]-[.C123])/[.C123]*100; 4)" office:value-type="float" office:value="-0.7646">
            <text:p>-0,7646</text:p>
          </table:table-cell>
          <table:table-cell table:style-name="ce54" table:formula="of:= TRUNC(([.AN51]-[.D123])/[.D123]*100; 4)" office:value-type="float" office:value="7.4771">
            <text:p>7,4771</text:p>
          </table:table-cell>
          <table:table-cell table:style-name="ce52" table:formula="of:=  [.AM51]-[.C123]" office:value-type="float" office:value="0.541399999999996">
            <text:p>0,5414</text:p>
          </table:table-cell>
          <table:table-cell table:style-name="ce54" table:formula="of:=[.AN51]-[.D123]" office:value-type="float" office:value="-0.289">
            <text:p>-0,289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69.9288">
            <text:p>-69,9288</text:p>
          </table:table-cell>
          <table:table-cell office:value-type="float" office:value="-4.3606">
            <text:p>-4,3606</text:p>
          </table:table-cell>
          <table:table-cell table:style-name="ce63" table:formula="of:= TRUNC(([.AV51]-[.C123])/[.C123]*100; 4)" office:value-type="float" office:value="-1.237">
            <text:p>-1,237</text:p>
          </table:table-cell>
          <table:table-cell table:style-name="ce66" table:formula="of:= TRUNC(([.AW51]-[.D123])/[.D123]*100; 4)" office:value-type="float" office:value="12.8198">
            <text:p>12,8198</text:p>
          </table:table-cell>
          <table:table-cell table:style-name="ce63" table:formula="of:=[.AV51]-[.C123]" office:value-type="float" office:value="0.875900000000001">
            <text:p>0,8759</text:p>
          </table:table-cell>
          <table:table-cell table:style-name="ce58" table:formula="of:=[.AW51]-[.D123]" office:value-type="float" office:value="-0.4955">
            <text:p>-0,4955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oyenne</text:p>
          </table:table-cell>
          <table:covered-table-cell table:number-columns-repeated="2" table:style-name="ce53"/>
          <table:table-cell table:style-name="ce53" table:formula="of:= AVERAGE([.E2:.E51])" office:value-type="float" office:value="-2.12837">
            <text:p>-2,12837</text:p>
          </table:table-cell>
          <table:table-cell table:style-name="ce53" table:formula="of:= AVERAGE([.F2:.F51])" office:value-type="float" office:value="76.966526">
            <text:p>76,966526</text:p>
          </table:table-cell>
          <table:table-cell table:style-name="ce53" table:formula="of:= AVERAGE([.G2:.G51])" office:value-type="float" office:value="2.764596">
            <text:p>2,764596</text:p>
          </table:table-cell>
          <table:table-cell table:style-name="ce53" table:formula="of:= AVERAGE([.H2:.H51])" office:value-type="float" office:value="-0.1738646">
            <text:p>-0,1738646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N2:.N51])" office:value-type="float" office:value="-3.268368">
            <text:p>-3,268368</text:p>
          </table:table-cell>
          <table:table-cell table:style-name="ce53" table:formula="of:=AVERAGE([.O2:.O51])" office:value-type="float" office:value="1.68568">
            <text:p>1,68568</text:p>
          </table:table-cell>
          <table:table-cell table:style-name="ce53" table:formula="of:=AVERAGE([.P2:.P51])" office:value-type="float" office:value="0.947079999999999">
            <text:p>0,94708</text:p>
          </table:table-cell>
          <table:table-cell table:style-name="ce53" table:formula="of:=AVERAGE([.Q2:.Q51])" office:value-type="float" office:value="-0.0584858">
            <text:p>-0,0584858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W2:.W51])" office:value-type="float" office:value="-1.811344">
            <text:p>-1,811344</text:p>
          </table:table-cell>
          <table:table-cell table:style-name="ce53" table:formula="of:=AVERAGE([.X2:.X51])" office:value-type="float" office:value="17.404678">
            <text:p>17,404678</text:p>
          </table:table-cell>
          <table:table-cell table:style-name="ce53" table:formula="of:=AVERAGE([.Y2:.Y51])" office:value-type="float" office:value="1.527426">
            <text:p>1,527426</text:p>
          </table:table-cell>
          <table:table-cell table:style-name="ce53" table:formula="of:=AVERAGE([.Z2:.Z51])" office:value-type="float" office:value="-0.127186">
            <text:p>-0,127186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F2:.AF51])" office:value-type="float" office:value="14.896114">
            <text:p>14,896114</text:p>
          </table:table-cell>
          <table:table-cell table:style-name="ce53" table:formula="of:=AVERAGE([.AG2:.AG51])" office:value-type="float" office:value="71.014114">
            <text:p>71,014114</text:p>
          </table:table-cell>
          <table:table-cell table:style-name="ce53" table:formula="of:=AVERAGE([.AH2:.AH51])" office:value-type="float" office:value="-9.924812">
            <text:p>-9,924812</text:p>
          </table:table-cell>
          <table:table-cell table:style-name="ce53" table:formula="of:=AVERAGE([.AI2:.AI51])" office:value-type="float" office:value="-0.0939279999999999">
            <text:p>-0,093928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O2:.AO51])" office:value-type="float" office:value="0.997816">
            <text:p>0,997816</text:p>
          </table:table-cell>
          <table:table-cell table:style-name="ce64" table:formula="of:=AVERAGE([.AP2:.AP51])" office:value-type="float" office:value="11.116778">
            <text:p>11,116778</text:p>
          </table:table-cell>
          <table:table-cell table:style-name="ce53" table:formula="of:=AVERAGE([.AQ2:.AQ51])" office:value-type="float" office:value="0.103566">
            <text:p>0,103566</text:p>
          </table:table-cell>
          <table:table-cell table:style-name="ce53" table:formula="of:=AVERAGE([.AR2:.AR51])" office:value-type="float" office:value="-0.0281642">
            <text:p>-0,0281642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65" table:formula="of:=AVERAGE([.AX2:.AX51])" office:value-type="float" office:value="1.431466">
            <text:p>1,431466</text:p>
          </table:table-cell>
          <table:table-cell table:style-name="ce53" table:formula="of:=AVERAGE([.AY2:.AY51])" office:value-type="float" office:value="36.624068">
            <text:p>36,624068</text:p>
          </table:table-cell>
          <table:table-cell table:style-name="ce53" table:formula="of:=AVERAGE([.AZ2:.AZ51])" office:value-type="float" office:value="-0.0423001999999998">
            <text:p>-0,0423002</text:p>
          </table:table-cell>
          <table:table-cell table:style-name="ce64" table:formula="of:=AVERAGE([.BA2:.BA51])" office:value-type="float" office:value="-0.79787">
            <text:p>-0,79787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E2:.E51])" office:value-type="float" office:value="2.3684">
            <text:p>2,3684</text:p>
          </table:table-cell>
          <table:table-cell table:style-name="ce53" table:formula="of:=MEDIAN([.F2:.F51])" office:value-type="float" office:value="-9.3345">
            <text:p>-9,3345</text:p>
          </table:table-cell>
          <table:table-cell table:style-name="ce53" table:formula="of:=MEDIAN([.G2:.G51])" office:value-type="float" office:value="-1.52965">
            <text:p>-1,52965</text:p>
          </table:table-cell>
          <table:table-cell table:style-name="ce53" table:formula="of:=MEDIAN([.H2:.H51])" office:value-type="float" office:value="0.5088">
            <text:p>0,5088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N2:.N51])" office:value-type="float" office:value="-0.1884">
            <text:p>-0,1884</text:p>
          </table:table-cell>
          <table:table-cell table:style-name="ce53" table:formula="of:=MEDIAN([.O2:.O51])" office:value-type="float" office:value="1.14895">
            <text:p>1,14895</text:p>
          </table:table-cell>
          <table:table-cell table:style-name="ce53" table:formula="of:=MEDIAN([.P2:.P51])" office:value-type="float" office:value="0.128599999999999">
            <text:p>0,1286</text:p>
          </table:table-cell>
          <table:table-cell table:style-name="ce53" table:formula="of:=MEDIAN([.Q2:.Q51])" office:value-type="float" office:value="-0.0384999999999995">
            <text:p>-0,038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W2:.W51])" office:value-type="float" office:value="-0.9551">
            <text:p>-0,9551</text:p>
          </table:table-cell>
          <table:table-cell table:style-name="ce53" table:formula="of:=MEDIAN([.X2:.X51])" office:value-type="float" office:value="3.0615">
            <text:p>3,0615</text:p>
          </table:table-cell>
          <table:table-cell table:style-name="ce53" table:formula="of:=MEDIAN([.Y2:.Y51])" office:value-type="float" office:value="0.68045">
            <text:p>0,68045</text:p>
          </table:table-cell>
          <table:table-cell table:style-name="ce53" table:formula="of:=MEDIAN([.Z2:.Z51])" office:value-type="float" office:value="-0.19725">
            <text:p>-0,1972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F2:.AF51])" office:value-type="float" office:value="2.46365">
            <text:p>2,46365</text:p>
          </table:table-cell>
          <table:table-cell table:style-name="ce53" table:formula="of:=MEDIAN([.AG2:.AG51])" office:value-type="float" office:value="-9.5143">
            <text:p>-9,5143</text:p>
          </table:table-cell>
          <table:table-cell table:style-name="ce53" table:formula="of:=MEDIAN([.AH2:.AH51])" office:value-type="float" office:value="-1.578">
            <text:p>-1,578</text:p>
          </table:table-cell>
          <table:table-cell table:style-name="ce53" table:formula="of:=MEDIAN([.AI2:.AI51])" office:value-type="float" office:value="0.503499999999999">
            <text:p>0,503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O2:.AO51])" office:value-type="float" office:value="-0.7231">
            <text:p>-0,7231</text:p>
          </table:table-cell>
          <table:table-cell table:style-name="ce64" table:formula="of:=MEDIAN([.AP2:.AP51])" office:value-type="float" office:value="1.91105">
            <text:p>1,91105</text:p>
          </table:table-cell>
          <table:table-cell table:style-name="ce53" table:formula="of:=MEDIAN([.AQ2:.AQ51])" office:value-type="float" office:value="0.5184">
            <text:p>0,5184</text:p>
          </table:table-cell>
          <table:table-cell table:style-name="ce53" table:formula="of:=MEDIAN([.AR2:.AR51])" office:value-type="float" office:value="-0.12405">
            <text:p>-0,1240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65" table:formula="of:=MEDIAN([.AX2:.AX51])" office:value-type="float" office:value="-1.1531">
            <text:p>-1,1531</text:p>
          </table:table-cell>
          <table:table-cell table:style-name="ce53" table:formula="of:=MEDIAN([.AY2:.AY51])" office:value-type="float" office:value="2.96295">
            <text:p>2,96295</text:p>
          </table:table-cell>
          <table:table-cell table:style-name="ce53" table:formula="of:=MEDIAN([.AZ2:.AZ51])" office:value-type="float" office:value="0.808399999999999">
            <text:p>0,8084</text:p>
          </table:table-cell>
          <table:table-cell table:style-name="ce64" table:formula="of:=MEDIAN([.BA2:.BA51])" office:value-type="float" office:value="-0.19175">
            <text:p>-0,19175</text:p>
          </table:table-cell>
          <table:table-cell table:style-name="ce59"/>
        </table:table-row>
        <table:table-row table:style-name="ro1">
          <table:table-cell table:number-columns-repeated="8"/>
          <table:table-cell table:style-name="ce59"/>
          <table:table-cell/>
          <table:table-cell table:style-name="Default"/>
          <table:table-cell table:number-columns-repeated="3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office:value-type="string" table:number-columns-spanned="2" table:number-rows-spanned="1">
            <text:p>erreur moyenne absolut</text:p>
          </table:table-cell>
          <table:covered-table-cell/>
          <table:table-cell/>
          <table:table-cell table:style-name="ce59"/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43">
            <text:p>0,143</text:p>
          </table:table-cell>
          <table:table-cell table:style-name="ce48" office:value-type="string">
            <text:p>W</text:p>
          </table:table-cell>
          <table:table-cell table:style-name="ce26"/>
          <table:table-cell office:value-type="string">
            <text:p>v = 2,7646</text:p>
          </table:table-cell>
          <table:table-cell office:value-type="string">
            <text:p>u = -0,1739</text:p>
          </table:table-cell>
          <table:table-cell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44">
            <text:p>0,144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0,9471</text:p>
          </table:table-cell>
          <table:table-cell table:style-name="ce26" office:value-type="string">
            <text:p>u = -0,05849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43">
            <text:p>0,143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1,5274</text:p>
          </table:table-cell>
          <table:table-cell table:style-name="ce26" office:value-type="string">
            <text:p>u =-0,127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85">
            <text:p>0,185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 -9,9248</text:p>
          </table:table-cell>
          <table:table-cell table:style-name="ce26" office:value-type="string">
            <text:p>u =-0,0939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87">
            <text:p>0,187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0,1035</text:p>
          </table:table-cell>
          <table:table-cell table:style-name="ce26" office:value-type="string">
            <text:p>u =-0,0282</text:p>
          </table:table-cell>
          <table:table-cell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88">
            <text:p>0,188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-0,0423</text:p>
          </table:table-cell>
          <table:table-cell table:style-name="ce26" office:value-type="string">
            <text:p>u =-0,7978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906">
            <text:p>906</text:p>
          </table:table-cell>
          <table:table-cell table:style-name="ce55" office:value-type="percentage" office:value="0.0436">
            <text:p>4,36%</text:p>
          </table:table-cell>
          <table:table-cell table:style-name="ce57"/>
          <table:table-cell office:value-type="string" table:number-columns-spanned="2" table:number-rows-spanned="1">
            <text:p>erreur médiane absolut</text:p>
          </table:table-cell>
          <table:covered-table-cell/>
          <table:table-cell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895">
            <text:p>895</text:p>
          </table:table-cell>
          <table:table-cell table:style-name="ce55" office:value-type="percentage" office:value="0.043">
            <text:p>4,30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911">
            <text:p>911</text:p>
          </table:table-cell>
          <table:table-cell table:style-name="ce55" office:value-type="percentage" office:value="0.0438">
            <text:p>4,38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08">
            <text:p>808</text:p>
          </table:table-cell>
          <table:table-cell table:style-name="ce55" office:value-type="percentage" office:value="0.0388">
            <text:p>3,88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12">
            <text:p>812</text:p>
          </table:table-cell>
          <table:table-cell table:style-name="ce55" office:value-type="percentage" office:value="0.039">
            <text:p>3,90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12">
            <text:p>812</text:p>
          </table:table-cell>
          <table:table-cell table:style-name="ce55" office:value-type="percentage" office:value="0.039">
            <text:p>3,90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75">
            <text:p>75</text:p>
          </table:table-cell>
          <table:table-cell table:style-name="ce55" office:value-type="percentage" office:value="0.0018">
            <text:p>0,18%</text:p>
          </table:table-cell>
          <table:table-cell table:style-name="ce57"/>
          <table:table-cell office:value-type="string">
            <text:p>v = -1,5296</text:p>
          </table:table-cell>
          <table:table-cell office:value-type="string">
            <text:p>u =0,5088</text:p>
          </table:table-cell>
          <table:table-cell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65">
            <text:p>65</text:p>
          </table:table-cell>
          <table:table-cell table:style-name="ce55" office:value-type="percentage" office:value="0.0016">
            <text:p>0,16%</text:p>
          </table:table-cell>
          <table:table-cell table:style-name="ce57"/>
          <table:table-cell table:style-name="ce26" office:value-type="string">
            <text:p>v = 0,1286</text:p>
          </table:table-cell>
          <table:table-cell table:style-name="ce26" office:value-type="string">
            <text:p>u =-0,0385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77">
            <text:p>77</text:p>
          </table:table-cell>
          <table:table-cell table:style-name="ce55" office:value-type="percentage" office:value="0.0019">
            <text:p>0,19%</text:p>
          </table:table-cell>
          <table:table-cell table:style-name="ce57"/>
          <table:table-cell table:style-name="ce26" office:value-type="string">
            <text:p>v = 0,6804</text:p>
          </table:table-cell>
          <table:table-cell table:style-name="ce26" office:value-type="string">
            <text:p>u =-0,197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 table:style-name="ce57"/>
          <table:table-cell table:style-name="ce26" office:value-type="string">
            <text:p>v = -1,578</text:p>
          </table:table-cell>
          <table:table-cell table:style-name="ce26" office:value-type="string">
            <text:p>u =0,5035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/>
          <table:table-cell table:style-name="ce26" office:value-type="string">
            <text:p>v = 0,5184</text:p>
          </table:table-cell>
          <table:table-cell table:style-name="ce26" office:value-type="string">
            <text:p>u =-0,1241</text:p>
          </table:table-cell>
          <table:table-cell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31">
            <text:p>0,31%</text:p>
          </table:table-cell>
          <table:table-cell/>
          <table:table-cell table:style-name="ce26" office:value-type="string">
            <text:p>v = 0,8084</text:p>
          </table:table-cell>
          <table:table-cell table:style-name="ce26" office:value-type="string">
            <text:p>u =-0,1918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556">
            <text:p>5,56%</text:p>
          </table:table-cell>
          <table:table-cell table:style-name="ce57"/>
          <table:table-cell office:value-type="string" table:number-columns-spanned="2" table:number-rows-spanned="1">
            <text:p>basys 3</text:p>
          </table:table-cell>
          <table:covered-table-cell/>
          <table:table-cell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556">
            <text:p>5,56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556">
            <text:p>5,56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59]; 0)" office:value-type="float" office:value="17">
            <text:p>17</text:p>
          </table:table-cell>
          <table:table-cell table:style-name="ce48"/>
          <table:table-cell table:style-name="ce26"/>
          <table:table-cell office:value-type="string">
            <text:p>0,143W</text:p>
          </table:table-cell>
          <table:table-cell office:value-type="string">
            <text:p>neuron max = 17</text:p>
          </table:table-cell>
          <table:table-cell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59]; 0)" office:value-type="float" office:value="17">
            <text:p>17</text:p>
          </table:table-cell>
          <table:table-cell table:style-name="ce48"/>
          <table:table-cell table:style-name="ce26"/>
          <table:table-cell table:style-name="ce26" office:value-type="string">
            <text:p>0,144W</text:p>
          </table:table-cell>
          <table:table-cell table:style-name="ce26" office:value-type="string">
            <text:p>neuron max = 1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59]; 0)" office:value-type="float" office:value="17">
            <text:p>17</text:p>
          </table:table-cell>
          <table:table-cell table:style-name="ce48"/>
          <table:table-cell table:style-name="ce26"/>
          <table:table-cell table:style-name="ce26" office:value-type="string">
            <text:p>0,143W</text:p>
          </table:table-cell>
          <table:table-cell table:style-name="ce26" office:value-type="string">
            <text:p>neuron max = 1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59]; 0)" office:value-type="float" office:value="2">
            <text:p>2</text:p>
          </table:table-cell>
          <table:table-cell table:style-name="ce48"/>
          <table:table-cell table:style-name="ce26"/>
          <table:table-cell table:style-name="ce26" office:value-type="string">
            <text:p>0,185W</text:p>
          </table:table-cell>
          <table:table-cell table:style-name="ce26" office:value-type="string">
            <text:p>neuron max = 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59]; 0)" office:value-type="float" office:value="2">
            <text:p>2</text:p>
          </table:table-cell>
          <table:table-cell table:style-name="ce48"/>
          <table:table-cell/>
          <table:table-cell table:style-name="ce26" office:value-type="float" office:value="0.187">
            <text:p>0,187</text:p>
          </table:table-cell>
          <table:table-cell table:style-name="ce26" office:value-type="string">
            <text:p>neuron max = 2</text:p>
          </table:table-cell>
          <table:table-cell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59]; 0)" office:value-type="float" office:value="2">
            <text:p>2</text:p>
          </table:table-cell>
          <table:table-cell table:style-name="ce48"/>
          <table:table-cell/>
          <table:table-cell table:style-name="ce26" office:value-type="string">
            <text:p>0,188W</text:p>
          </table:table-cell>
          <table:table-cell table:style-name="ce26" office:value-type="string">
            <text:p>neuron max = 2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9"/>
          <table:table-cell table:number-columns-repeated="3"/>
          <table:table-cell office:value-type="string">
            <text:p>nexys 4 DDR</text:p>
          </table:table-cell>
          <table:table-cell table:number-columns-repeated="2"/>
          <table:table-cell table:style-name="ce59"/>
          <table:table-cell/>
          <table:table-cell table:style-name="Default"/>
          <table:table-cell table:number-columns-repeated="3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/>
          <table:table-cell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office:value-type="string">
            <text:p>0,17W</text:p>
          </table:table-cell>
          <table:table-cell office:value-type="string">
            <text:p>neuron max = 48</text:p>
          </table:table-cell>
          <table:table-cell/>
          <table:table-cell table:style-name="ce59"/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7W</text:p>
          </table:table-cell>
          <table:table-cell table:style-name="ce26" office:value-type="string">
            <text:p>neuron max = 48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69W</text:p>
          </table:table-cell>
          <table:table-cell table:style-name="ce26" office:value-type="string">
            <text:p>neuron max = 48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12W</text:p>
          </table:table-cell>
          <table:table-cell table:style-name="ce26" office:value-type="string">
            <text:p>neuron max = 2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09W</text:p>
          </table:table-cell>
          <table:table-cell table:style-name="ce26" office:value-type="string">
            <text:p>neuron max = 6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/>
          <table:table-cell table:style-name="ce26" office:value-type="string">
            <text:p>0,21W</text:p>
          </table:table-cell>
          <table:table-cell table:style-name="ce26" office:value-type="string">
            <text:p>neuron max = 6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7">
            <text:p>0,17</text:p>
          </table:table-cell>
          <table:table-cell table:style-name="ce48" office:value-type="string">
            <text:p>W</text:p>
          </table:table-cell>
          <table:table-cell table:style-name="ce26"/>
          <table:table-cell table:number-columns-repeated="3"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7">
            <text:p>0,17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69">
            <text:p>0,169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12">
            <text:p>0,212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09">
            <text:p>0,209</text:p>
          </table:table-cell>
          <table:table-cell table:style-name="ce48" office:value-type="string">
            <text:p>W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1">
            <text:p>0,21</text:p>
          </table:table-cell>
          <table:table-cell table:style-name="ce48" office:value-type="string">
            <text:p>W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899">
            <text:p>899</text:p>
          </table:table-cell>
          <table:table-cell table:style-name="ce55" office:value-type="percentage" office:value="0.0142">
            <text:p>1,42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907">
            <text:p>907</text:p>
          </table:table-cell>
          <table:table-cell table:style-name="ce55" office:value-type="percentage" office:value="0.0143">
            <text:p>1,43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93">
            <text:p>893</text:p>
          </table:table-cell>
          <table:table-cell table:style-name="ce55" office:value-type="percentage" office:value="0.0141">
            <text:p>1,41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10">
            <text:p>810</text:p>
          </table:table-cell>
          <table:table-cell table:style-name="ce55" office:value-type="percentage" office:value="0.0128">
            <text:p>1,28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12">
            <text:p>812</text:p>
          </table:table-cell>
          <table:table-cell table:style-name="ce55" office:value-type="percentage" office:value="0.0128">
            <text:p>1,28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14">
            <text:p>814</text:p>
          </table:table-cell>
          <table:table-cell table:style-name="ce55" office:value-type="percentage" office:value="0.0128">
            <text:p>1,28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68">
            <text:p>68</text:p>
          </table:table-cell>
          <table:table-cell table:style-name="ce55" office:value-type="percentage" office:value="0.0005">
            <text:p>0,05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73">
            <text:p>73</text:p>
          </table:table-cell>
          <table:table-cell table:style-name="ce55" office:value-type="percentage" office:value="0.0006">
            <text:p>0,06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66">
            <text:p>66</text:p>
          </table:table-cell>
          <table:table-cell table:style-name="ce55" office:value-type="percentage" office:value="0.0005">
            <text:p>0,05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29">
            <text:p>129</text:p>
          </table:table-cell>
          <table:table-cell table:style-name="ce55" office:value-type="percentage" office:value="0.001">
            <text:p>0,10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208">
            <text:p>2,08%</text:p>
          </table:table-cell>
          <table:table-cell table:style-name="ce57"/>
          <table:table-cell table:number-columns-repeated="3"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208">
            <text:p>2,08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5">
            <text:p>5</text:p>
          </table:table-cell>
          <table:table-cell table:style-name="ce55" office:value-type="percentage" office:value="0.0208">
            <text:p>2,08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66]; 0)" office:value-type="float" office:value="48">
            <text:p>48</text:p>
          </table:table-cell>
          <table:table-cell table:style-name="ce48"/>
          <table:table-cell table:style-name="ce26"/>
          <table:table-cell table:number-columns-repeated="3"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66]; 0)" office:value-type="float" office:value="48">
            <text:p>48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66]; 0)" office:value-type="float" office:value="48">
            <text:p>48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66]; 0)" office:value-type="float" office:value="6">
            <text:p>6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66]; 0)" office:value-type="float" office:value="6">
            <text:p>6</text:p>
          </table:table-cell>
          <table:table-cell table:style-name="ce48"/>
          <table:table-cell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66]; 0)" office:value-type="float" office:value="6">
            <text:p>6</text:p>
          </table:table-cell>
          <table:table-cell table:style-name="ce48"/>
          <table:table-cell/>
          <table:table-cell table:style-name="ce26" table:number-columns-repeated="3"/>
          <table:table-cell table:style-name="ce59"/>
        </table:table-row>
        <table:table-row table:style-name="ro1">
          <table:table-cell table:number-columns-repeated="8"/>
          <table:table-cell table:style-name="ce59"/>
          <table:table-cell/>
          <table:table-cell table:style-name="Default"/>
          <table:table-cell table:number-columns-repeated="3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/>
          <table:table-cell table:style-name="ce50" office:value-type="string" table:number-columns-spanned="3" table:number-rows-spanned="1">
            <text:p>origine</text:p>
          </table:table-cell>
          <table:covered-table-cell table:number-columns-repeated="2"/>
          <table:table-cell table:number-columns-repeated="6"/>
          <table:table-cell table:style-name="ce62" table:number-columns-spanned="3" table:number-rows-spanned="1"/>
          <table:covered-table-cell table:number-columns-repeated="2"/>
          <table:table-cell table:number-columns-repeated="4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float" office:value="-13">
            <text:p>-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58.105">
            <text:p>-58,105</text:p>
          </table:table-cell>
          <table:table-cell office:value-type="float" office:value="-12.9742">
            <text:p>-12,974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49.6702">
            <text:p>-49,6702</text:p>
          </table:table-cell>
          <table:table-cell office:value-type="float" office:value="-12.9116">
            <text:p>-12,91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32.1484">
            <text:p>-32,1484</text:p>
          </table:table-cell>
          <table:table-cell office:value-type="float" office:value="-12.782">
            <text:p>-12,78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65">
            <text:p>-65</text:p>
          </table:table-cell>
          <table:table-cell office:value-type="float" office:value="-4.3384">
            <text:p>-4,338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66.5646">
            <text:p>-66,5646</text:p>
          </table:table-cell>
          <table:table-cell office:value-type="float" office:value="-4.5179">
            <text:p>-4,51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67.543">
            <text:p>-67,543</text:p>
          </table:table-cell>
          <table:table-cell office:value-type="float" office:value="-4.6977">
            <text:p>-4,697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68.0225">
            <text:p>-68,0225</text:p>
          </table:table-cell>
          <table:table-cell office:value-type="float" office:value="-4.8759">
            <text:p>-4,875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68.1595">
            <text:p>-68,1595</text:p>
          </table:table-cell>
          <table:table-cell office:value-type="float" office:value="-5.051">
            <text:p>-5,05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8.0865">
            <text:p>-68,0865</text:p>
          </table:table-cell>
          <table:table-cell office:value-type="float" office:value="-5.2223">
            <text:p>-5,222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67.8902">
            <text:p>-67,8902</text:p>
          </table:table-cell>
          <table:table-cell office:value-type="float" office:value="-5.3894">
            <text:p>-5,389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7.6206">
            <text:p>-67,6206</text:p>
          </table:table-cell>
          <table:table-cell office:value-type="float" office:value="-5.5521">
            <text:p>-5,552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7.3049">
            <text:p>-67,3049</text:p>
          </table:table-cell>
          <table:table-cell office:value-type="float" office:value="-5.7103">
            <text:p>-5,710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66.9572">
            <text:p>-66,9572</text:p>
          </table:table-cell>
          <table:table-cell office:value-type="float" office:value="-5.8639">
            <text:p>-5,86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66.5842">
            <text:p>-66,5842</text:p>
          </table:table-cell>
          <table:table-cell office:value-type="float" office:value="-6.013">
            <text:p>-6,01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66.1881">
            <text:p>-66,1881</text:p>
          </table:table-cell>
          <table:table-cell office:value-type="float" office:value="-6.1575">
            <text:p>-6,157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65.7688">
            <text:p>-65,7688</text:p>
          </table:table-cell>
          <table:table-cell office:value-type="float" office:value="-6.2974">
            <text:p>-6,297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65.3239">
            <text:p>-65,3239</text:p>
          </table:table-cell>
          <table:table-cell office:value-type="float" office:value="-6.4327">
            <text:p>-6,432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64.8492">
            <text:p>-64,8492</text:p>
          </table:table-cell>
          <table:table-cell office:value-type="float" office:value="-6.5635">
            <text:p>-6,563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64.3386">
            <text:p>-64,3386</text:p>
          </table:table-cell>
          <table:table-cell office:value-type="float" office:value="-6.6896">
            <text:p>-6,689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63.7832">
            <text:p>-63,7832</text:p>
          </table:table-cell>
          <table:table-cell office:value-type="float" office:value="-6.8109">
            <text:p>-6,810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63.1705">
            <text:p>-63,1705</text:p>
          </table:table-cell>
          <table:table-cell office:value-type="float" office:value="-6.9274">
            <text:p>-6,927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62.482">
            <text:p>-62,482</text:p>
          </table:table-cell>
          <table:table-cell office:value-type="float" office:value="-7.0387">
            <text:p>-7,038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61.6898">
            <text:p>-61,6898</text:p>
          </table:table-cell>
          <table:table-cell office:value-type="float" office:value="-7.1447">
            <text:p>-7,14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60.7497">
            <text:p>-60,7497</text:p>
          </table:table-cell>
          <table:table-cell office:value-type="float" office:value="-7.2448">
            <text:p>-7,244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59.5869">
            <text:p>-59,5869</text:p>
          </table:table-cell>
          <table:table-cell office:value-type="float" office:value="-7.3383">
            <text:p>-7,338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58.0657">
            <text:p>-58,0657</text:p>
          </table:table-cell>
          <table:table-cell office:value-type="float" office:value="-7.4238">
            <text:p>-7,423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55.9123">
            <text:p>-55,9123</text:p>
          </table:table-cell>
          <table:table-cell office:value-type="float" office:value="-7.4989">
            <text:p>-7,49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52.4897">
            <text:p>-52,4897</text:p>
          </table:table-cell>
          <table:table-cell office:value-type="float" office:value="-7.5589">
            <text:p>-7,55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49.9666">
            <text:p>-49,9666</text:p>
          </table:table-cell>
          <table:table-cell office:value-type="float" office:value="-7.5916">
            <text:p>-7,59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28.8781">
            <text:p>-28,8781</text:p>
          </table:table-cell>
          <table:table-cell office:value-type="float" office:value="-7.5553">
            <text:p>-7,555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-65">
            <text:p>-65</text:p>
          </table:table-cell>
          <table:table-cell office:value-type="float" office:value="0.8347">
            <text:p>0,834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71.2594">
            <text:p>-71,2594</text:p>
          </table:table-cell>
          <table:table-cell office:value-type="float" office:value="0.533">
            <text:p>0,53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74.2537">
            <text:p>-74,2537</text:p>
          </table:table-cell>
          <table:table-cell office:value-type="float" office:value="0.2253">
            <text:p>0,225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74.9754">
            <text:p>-74,9754</text:p>
          </table:table-cell>
          <table:table-cell office:value-type="float" office:value="-0.079">
            <text:p>-0,0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74.9345">
            <text:p>-74,9345</text:p>
          </table:table-cell>
          <table:table-cell office:value-type="float" office:value="-0.3772">
            <text:p>-0,377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74.6996">
            <text:p>-74,6996</text:p>
          </table:table-cell>
          <table:table-cell office:value-type="float" office:value="-0.6684">
            <text:p>-0,668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74.4179">
            <text:p>-74,4179</text:p>
          </table:table-cell>
          <table:table-cell office:value-type="float" office:value="-0.9527">
            <text:p>-0,952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74.1245">
            <text:p>-74,1245</text:p>
          </table:table-cell>
          <table:table-cell office:value-type="float" office:value="-1.2302">
            <text:p>-1,2302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73.8279">
            <text:p>-73,8279</text:p>
          </table:table-cell>
          <table:table-cell office:value-type="float" office:value="-1.5009">
            <text:p>-1,500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73.5303">
            <text:p>-73,5303</text:p>
          </table:table-cell>
          <table:table-cell office:value-type="float" office:value="-1.765">
            <text:p>-1,76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73.232">
            <text:p>-73,232</text:p>
          </table:table-cell>
          <table:table-cell office:value-type="float" office:value="-2.0226">
            <text:p>-2,022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72.9331">
            <text:p>-72,9331</text:p>
          </table:table-cell>
          <table:table-cell office:value-type="float" office:value="-2.2739">
            <text:p>-2,273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72.6333">
            <text:p>-72,6333</text:p>
          </table:table-cell>
          <table:table-cell office:value-type="float" office:value="-2.5189">
            <text:p>-2,518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72.3325">
            <text:p>-72,3325</text:p>
          </table:table-cell>
          <table:table-cell office:value-type="float" office:value="-2.7579">
            <text:p>-2,75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72.0305">
            <text:p>-72,0305</text:p>
          </table:table-cell>
          <table:table-cell office:value-type="float" office:value="-2.9908">
            <text:p>-2,9908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71.7269">
            <text:p>-71,7269</text:p>
          </table:table-cell>
          <table:table-cell office:value-type="float" office:value="-3.2179">
            <text:p>-3,217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71.4217">
            <text:p>-71,4217</text:p>
          </table:table-cell>
          <table:table-cell office:value-type="float" office:value="-3.4393">
            <text:p>-3,4393</text:p>
          </table:table-cell>
          <table:table-cell table:number-columns-repeated="50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71.1144">
            <text:p>-71,1144</text:p>
          </table:table-cell>
          <table:table-cell office:value-type="float" office:value="-3.6549">
            <text:p>-3,6549</text:p>
          </table:table-cell>
          <table:table-cell table:number-columns-repeated="50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70.8047">
            <text:p>-70,8047</text:p>
          </table:table-cell>
          <table:table-cell office:value-type="float" office:value="-3.8651">
            <text:p>-3,8651</text:p>
          </table:table-cell>
          <table:table-cell table:number-columns-repeated="50"/>
        </table:table-row>
        <table:table-row table:style-name="ro1" table:number-rows-repeated="22">
          <table:table-cell table:number-columns-repeated="10"/>
          <table:table-cell table:style-name="Default"/>
          <table:table-cell table:number-columns-repeated="43"/>
        </table:table-row>
        <table:table-row table:style-name="ro1">
          <table:table-cell table:number-columns-repeated="10"/>
          <table:table-cell table:style-name="Default"/>
          <table:table-cell table:number-columns-repeated="43"/>
        </table:table-row>
      </table:table>
      <table:table table:name="model_sync_6" table:style-name="ta1" table:print="false">
        <table:table-column table:style-name="co2" table:default-cell-style-name="Default"/>
        <table:table-column table:style-name="co2" table:default-cell-style-name="ce26"/>
        <table:table-column table:style-name="co2" table:number-columns-repeated="3" table:default-cell-style-name="Default"/>
        <table:table-column table:style-name="co2" table:default-cell-style-name="ce26"/>
        <table:table-column table:style-name="co2" table:default-cell-style-name="ce52"/>
        <table:table-column table:style-name="co2" table:default-cell-style-name="ce58"/>
        <table:table-column table:style-name="co2" table:number-columns-repeated="2" table:default-cell-style-name="ce26"/>
        <table:table-column table:style-name="co2" table:number-columns-repeated="44" table:default-cell-style-name="Default"/>
        <table:table-row table:style-name="ro1">
          <table:table-cell/>
          <table:table-cell table:style-name="ce45" office:value-type="string" table:number-columns-spanned="3" table:number-rows-spanned="1">
            <text:p>dt=1 <text:s/>format : 16,16</text:p>
          </table:table-cell>
          <table:covered-table-cell table:number-columns-repeated="2" table:style-name="ce51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dt = 0,5 format 16,16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 16,16</text:p>
          </table:table-cell>
          <table:covered-table-cell table:number-columns-repeated="2" table:style-name="ce12"/>
          <table:table-cell table:style-name="ce56" office:value-type="string">
            <text:p>ɛ v absolu</text:p>
          </table:table-cell>
          <table:table-cell table:style-name="ce53" office:value-type="string">
            <text:p>ɛ u absolu</text:p>
          </table:table-cell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1 format : 32,32</text:p>
          </table:table-cell>
          <table:covered-table-cell table:number-columns-repeated="2" table:style-name="ce53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dt = 0,25 format : 32,32</text:p>
          </table:table-cell>
          <table:covered-table-cell table:number-columns-repeated="2" table:style-name="ce12"/>
          <table:table-cell table:style-name="ce56" office:value-type="string">
            <text:p>ɛ v relatif</text:p>
          </table:table-cell>
          <table:table-cell table:style-name="ce53" office:value-type="string">
            <text:p>ɛ u relatif</text:p>
          </table:table-cell>
          <table:table-cell table:style-name="ce56" office:value-type="string">
            <text:p>ɛ v absolut</text:p>
          </table:table-cell>
          <table:table-cell table:style-name="ce53" office:value-type="string">
            <text:p>ɛ u absolut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3">
            <text:p>-13</text:p>
          </table:table-cell>
          <table:table-cell table:style-name="ce52" table:formula="of:= TRUNC(([.C2]-[.C74])/[.C74]*100; 4)" office:value-type="float" office:value="-0">
            <text:p>-0</text:p>
          </table:table-cell>
          <table:table-cell table:style-name="ce54" table:formula="of:= TRUNC(([.D2]-[.D74])/[.D74]*100; 4)" office:value-type="float" office:value="-0">
            <text:p>-0</text:p>
          </table:table-cell>
          <table:table-cell table:formula="of:=[.C2]-[.C74]" office:value-type="float" office:value="0">
            <text:p>0</text:p>
          </table:table-cell>
          <table:table-cell table:formula="of:=[.D2]-[.D74]" office:value-type="float" office:value="0">
            <text:p>0</text:p>
          </table:table-cell>
          <table:table-cell table:style-name="ce59"/>
          <table:table-cell/>
          <table:table-cell table:style-name="ce61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3">
            <text:p>-13</text:p>
          </table:table-cell>
          <table:table-cell table:style-name="ce52" table:formula="of:= TRUNC(([.L2]-[.C74])/[.C74]*100; 4)" office:value-type="float" office:value="-0">
            <text:p>-0</text:p>
          </table:table-cell>
          <table:table-cell table:style-name="ce54" table:formula="of:= TRUNC(([.M2]-[.D74])/[.D74]*100; 4)" office:value-type="float" office:value="-0">
            <text:p>-0</text:p>
          </table:table-cell>
          <table:table-cell table:style-name="ce52" table:formula="of:=[.L2]-[.C74]" office:value-type="float" office:value="0">
            <text:p>0</text:p>
          </table:table-cell>
          <table:table-cell table:style-name="ce54" table:formula="of:=[.M2]-[.D74]" office:value-type="float" office:value="0">
            <text:p>0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3">
            <text:p>-13</text:p>
          </table:table-cell>
          <table:table-cell table:style-name="ce52" table:formula="of:= TRUNC(([.U2]-[.C74])/[.C74]*100; 4)" office:value-type="float" office:value="-0">
            <text:p>-0</text:p>
          </table:table-cell>
          <table:table-cell table:style-name="ce54" table:formula="of:= TRUNC(([.V2]-[.D74])/[.D74]*100; 4)" office:value-type="float" office:value="-0">
            <text:p>-0</text:p>
          </table:table-cell>
          <table:table-cell table:style-name="ce52" table:formula="of:=[.U2]-[.C74]" office:value-type="float" office:value="0">
            <text:p>0</text:p>
          </table:table-cell>
          <table:table-cell table:style-name="ce54" table:formula="of:=[.V2]-[.D74]" office:value-type="float" office:value="0">
            <text:p>0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table:style-name="ce54" office:value-type="float" office:value="-13">
            <text:p>-13</text:p>
          </table:table-cell>
          <table:table-cell table:style-name="ce52" table:formula="of:= TRUNC(([.AD2]-[.C74])/[.C74]*100; 4)" office:value-type="float" office:value="-0">
            <text:p>-0</text:p>
          </table:table-cell>
          <table:table-cell table:style-name="ce54" table:formula="of:=TRUNC( ([.AE2]-[.D74])/[.D74]*100; 4)" office:value-type="float" office:value="-0">
            <text:p>-0</text:p>
          </table:table-cell>
          <table:table-cell table:style-name="ce52" table:formula="of:= [.AD2]-[.C74]" office:value-type="float" office:value="0">
            <text:p>0</text:p>
          </table:table-cell>
          <table:table-cell table:style-name="ce54" table:formula="of:= [.AE2]-[.D74]" office:value-type="float" office:value="0">
            <text:p>0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3">
            <text:p>-13</text:p>
          </table:table-cell>
          <table:table-cell table:style-name="ce63" table:formula="of:= TRUNC(([.AM2]-[.C74])/[.C74]*100; 4)" office:value-type="float" office:value="-0">
            <text:p>-0</text:p>
          </table:table-cell>
          <table:table-cell table:style-name="ce54" table:formula="of:= TRUNC(([.AN2]-[.D74])/[.D74]*100; 4)" office:value-type="float" office:value="-0">
            <text:p>-0</text:p>
          </table:table-cell>
          <table:table-cell table:style-name="ce52" table:formula="of:=  [.AM2]-[.C74]" office:value-type="float" office:value="0">
            <text:p>0</text:p>
          </table:table-cell>
          <table:table-cell table:style-name="ce54" table:formula="of:=[.AN2]-[.D74]" office:value-type="float" office:value="0">
            <text:p>0</text:p>
          </table:table-cell>
          <table:table-cell table:style-name="ce59"/>
          <table:table-cell table:style-name="ce26"/>
          <table:table-cell table:style-name="ce46" office:value-type="float" office:value="0">
            <text:p>0</text:p>
          </table:table-cell>
          <table:table-cell table:style-name="ce52" office:value-type="float" office:value="-65">
            <text:p>-65</text:p>
          </table:table-cell>
          <table:table-cell office:value-type="float" office:value="-13">
            <text:p>-13</text:p>
          </table:table-cell>
          <table:table-cell table:style-name="ce63" table:formula="of:= TRUNC(([.AV2]-[.C74])/[.C74]*100; 4)" office:value-type="float" office:value="-0">
            <text:p>-0</text:p>
          </table:table-cell>
          <table:table-cell table:style-name="ce66" table:formula="of:= TRUNC(([.AW2]-[.D74])/[.D74]*100; 4)" office:value-type="float" office:value="-0">
            <text:p>-0</text:p>
          </table:table-cell>
          <table:table-cell table:style-name="ce63" table:formula="of:=[.AV2]-[.C74]" office:value-type="float" office:value="0">
            <text:p>0</text:p>
          </table:table-cell>
          <table:table-cell table:style-name="ce58" table:formula="of:=[.AW2]-[.D74]" office:value-type="float" office:value="0">
            <text:p>0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0283">
            <text:p>-58,0283</text:p>
          </table:table-cell>
          <table:table-cell table:style-name="ce54" office:value-type="float" office:value="-12.9721">
            <text:p>-12,9721</text:p>
          </table:table-cell>
          <table:table-cell table:style-name="ce52" table:formula="of:= TRUNC(([.C3]-[.C75])/[.C75]*100; 4)" office:value-type="float" office:value="-0.132">
            <text:p>-0,132</text:p>
          </table:table-cell>
          <table:table-cell table:style-name="ce54" table:formula="of:= TRUNC(([.D3]-[.D75])/[.D75]*100; 4)" office:value-type="float" office:value="-0.0161">
            <text:p>-0,0161</text:p>
          </table:table-cell>
          <table:table-cell table:formula="of:=[.C3]-[.C75]" office:value-type="float" office:value="0.0766999999999953">
            <text:p>0,0767</text:p>
          </table:table-cell>
          <table:table-cell table:formula="of:=[.D3]-[.D75]" office:value-type="float" office:value="0.00210000000000043">
            <text:p>0,0021</text:p>
          </table:table-cell>
          <table:table-cell table:style-name="ce59"/>
          <table:table-cell/>
          <table:table-cell table:style-name="ce46" office:value-type="float" office:value="1">
            <text:p>1</text:p>
          </table:table-cell>
          <table:table-cell table:style-name="ce52" office:value-type="float" office:value="-58.1358">
            <text:p>-58,1358</text:p>
          </table:table-cell>
          <table:table-cell table:style-name="ce54" office:value-type="float" office:value="-12.9794">
            <text:p>-12,9794</text:p>
          </table:table-cell>
          <table:table-cell table:style-name="ce52" table:formula="of:= TRUNC(([.L3]-[.C75])/[.C75]*100; 4)" office:value-type="float" office:value="0.053">
            <text:p>0,053</text:p>
          </table:table-cell>
          <table:table-cell table:style-name="ce54" table:formula="of:= TRUNC(([.M3]-[.D75])/[.D75]*100; 4)" office:value-type="float" office:value="0.04">
            <text:p>0,04</text:p>
          </table:table-cell>
          <table:table-cell table:style-name="ce52" table:formula="of:=[.L3]-[.C75]" office:value-type="float" office:value="-0.0308000000000064">
            <text:p>-0,0308</text:p>
          </table:table-cell>
          <table:table-cell table:style-name="ce54" table:formula="of:=[.M3]-[.D75]" office:value-type="float" office:value="-0.00520000000000032">
            <text:p>-0,0052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349">
            <text:p>-58,1349</text:p>
          </table:table-cell>
          <table:table-cell table:style-name="ce54" office:value-type="float" office:value="-12.9829">
            <text:p>-12,9829</text:p>
          </table:table-cell>
          <table:table-cell table:style-name="ce52" table:formula="of:= TRUNC(([.U3]-[.C75])/[.C75]*100; 4)" office:value-type="float" office:value="0.0514">
            <text:p>0,0514</text:p>
          </table:table-cell>
          <table:table-cell table:style-name="ce54" table:formula="of:= TRUNC(([.V3]-[.D75])/[.D75]*100; 4)" office:value-type="float" office:value="0.067">
            <text:p>0,067</text:p>
          </table:table-cell>
          <table:table-cell table:style-name="ce52" table:formula="of:=[.U3]-[.C75]" office:value-type="float" office:value="-0.0299000000000049">
            <text:p>-0,0299</text:p>
          </table:table-cell>
          <table:table-cell table:style-name="ce54" table:formula="of:=[.V3]-[.D75]" office:value-type="float" office:value="-0.00870000000000104">
            <text:p>-0,0087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">
            <text:p>-58</text:p>
          </table:table-cell>
          <table:table-cell table:style-name="ce54" office:value-type="float" office:value="-12.972">
            <text:p>-12,972</text:p>
          </table:table-cell>
          <table:table-cell table:style-name="ce52" table:formula="of:= TRUNC(([.AD3]-[.C75])/[.C75]*100; 4)" office:value-type="float" office:value="-0.1807">
            <text:p>-0,1807</text:p>
          </table:table-cell>
          <table:table-cell table:style-name="ce54" table:formula="of:=TRUNC( ([.AE3]-[.D75])/[.D75]*100; 4)" office:value-type="float" office:value="-0.0169">
            <text:p>-0,0169</text:p>
          </table:table-cell>
          <table:table-cell table:style-name="ce52" table:formula="of:= [.AD3]-[.C75]" office:value-type="float" office:value="0.104999999999997">
            <text:p>0,105</text:p>
          </table:table-cell>
          <table:table-cell table:style-name="ce54" table:formula="of:= [.AE3]-[.D75]" office:value-type="float" office:value="0.0022000000000002">
            <text:p>0,0022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85">
            <text:p>-58,1085</text:p>
          </table:table-cell>
          <table:table-cell office:value-type="float" office:value="-12.9792">
            <text:p>-12,9792</text:p>
          </table:table-cell>
          <table:table-cell table:style-name="ce63" table:formula="of:= TRUNC(([.AM3]-[.C75])/[.C75]*100; 4)" office:value-type="float" office:value="0.006">
            <text:p>0,006</text:p>
          </table:table-cell>
          <table:table-cell table:style-name="ce54" table:formula="of:= TRUNC(([.AN3]-[.D75])/[.D75]*100; 4)" office:value-type="float" office:value="0.0385">
            <text:p>0,0385</text:p>
          </table:table-cell>
          <table:table-cell table:style-name="ce52" table:formula="of:=  [.AM3]-[.C75]" office:value-type="float" office:value="-0.0035000000000025">
            <text:p>-0,0035</text:p>
          </table:table-cell>
          <table:table-cell table:style-name="ce54" table:formula="of:=[.AN3]-[.D75]" office:value-type="float" office:value="-0.00500000000000078">
            <text:p>-0,005</text:p>
          </table:table-cell>
          <table:table-cell table:style-name="ce59"/>
          <table:table-cell table:style-name="ce26"/>
          <table:table-cell table:style-name="ce46" office:value-type="float" office:value="1">
            <text:p>1</text:p>
          </table:table-cell>
          <table:table-cell table:style-name="ce52" office:value-type="float" office:value="-58.1077">
            <text:p>-58,1077</text:p>
          </table:table-cell>
          <table:table-cell office:value-type="float" office:value="-12.9828">
            <text:p>-12,9828</text:p>
          </table:table-cell>
          <table:table-cell table:style-name="ce63" table:formula="of:= TRUNC(([.AV3]-[.C75])/[.C75]*100; 4)" office:value-type="float" office:value="0.0046">
            <text:p>0,0046</text:p>
          </table:table-cell>
          <table:table-cell table:style-name="ce66" table:formula="of:= TRUNC(([.AW3]-[.D75])/[.D75]*100; 4)" office:value-type="float" office:value="0.0662">
            <text:p>0,0662</text:p>
          </table:table-cell>
          <table:table-cell table:style-name="ce63" table:formula="of:=[.AV3]-[.C75]" office:value-type="float" office:value="-0.00270000000000437">
            <text:p>-0,0027</text:p>
          </table:table-cell>
          <table:table-cell table:style-name="ce58" table:formula="of:=[.AW3]-[.D75]" office:value-type="float" office:value="-0.0085999999999995">
            <text:p>-0,008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50.5284">
            <text:p>-50,5284</text:p>
          </table:table-cell>
          <table:table-cell table:style-name="ce54" office:value-type="float" office:value="-12.9148">
            <text:p>-12,9148</text:p>
          </table:table-cell>
          <table:table-cell table:style-name="ce52" table:formula="of:= TRUNC(([.C4]-[.C76])/[.C76]*100; 4)" office:value-type="float" office:value="1.7277">
            <text:p>1,7277</text:p>
          </table:table-cell>
          <table:table-cell table:style-name="ce54" table:formula="of:= TRUNC(([.D4]-[.D76])/[.D76]*100; 4)" office:value-type="float" office:value="0.0247">
            <text:p>0,0247</text:p>
          </table:table-cell>
          <table:table-cell table:formula="of:=[.C4]-[.C76]" office:value-type="float" office:value="-0.858199999999997">
            <text:p>-0,8582</text:p>
          </table:table-cell>
          <table:table-cell table:formula="of:=[.D4]-[.D76]" office:value-type="float" office:value="-0.00319999999999965">
            <text:p>-0,0032</text:p>
          </table:table-cell>
          <table:table-cell table:style-name="ce59"/>
          <table:table-cell/>
          <table:table-cell table:style-name="ce46" office:value-type="float" office:value="2">
            <text:p>2</text:p>
          </table:table-cell>
          <table:table-cell table:style-name="ce52" office:value-type="float" office:value="-49.7452">
            <text:p>-49,7452</text:p>
          </table:table-cell>
          <table:table-cell table:style-name="ce54" office:value-type="float" office:value="-12.9283">
            <text:p>-12,9283</text:p>
          </table:table-cell>
          <table:table-cell table:style-name="ce52" table:formula="of:= TRUNC(([.L4]-[.C76])/[.C76]*100; 4)" office:value-type="float" office:value="0.1509">
            <text:p>0,1509</text:p>
          </table:table-cell>
          <table:table-cell table:style-name="ce54" table:formula="of:= TRUNC(([.M4]-[.D76])/[.D76]*100; 4)" office:value-type="float" office:value="0.1293">
            <text:p>0,1293</text:p>
          </table:table-cell>
          <table:table-cell table:style-name="ce52" table:formula="of:=[.L4]-[.C76]" office:value-type="float" office:value="-0.0749999999999957">
            <text:p>-0,075</text:p>
          </table:table-cell>
          <table:table-cell table:style-name="ce54" table:formula="of:=[.M4]-[.D76]" office:value-type="float" office:value="-0.0167000000000002">
            <text:p>-0,0167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033">
            <text:p>-49,033</text:p>
          </table:table-cell>
          <table:table-cell table:style-name="ce54" office:value-type="float" office:value="-12.9349">
            <text:p>-12,9349</text:p>
          </table:table-cell>
          <table:table-cell table:style-name="ce52" table:formula="of:= TRUNC(([.U4]-[.C76])/[.C76]*100; 4)" office:value-type="float" office:value="-1.2828">
            <text:p>-1,2828</text:p>
          </table:table-cell>
          <table:table-cell table:style-name="ce54" table:formula="of:= TRUNC(([.V4]-[.D76])/[.D76]*100; 4)" office:value-type="float" office:value="0.1804">
            <text:p>0,1804</text:p>
          </table:table-cell>
          <table:table-cell table:style-name="ce52" table:formula="of:=[.U4]-[.C76]" office:value-type="float" office:value="0.6372">
            <text:p>0,6372</text:p>
          </table:table-cell>
          <table:table-cell table:style-name="ce54" table:formula="of:=[.V4]-[.D76]" office:value-type="float" office:value="-0.0233000000000008">
            <text:p>-0,0233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50.468">
            <text:p>-50,468</text:p>
          </table:table-cell>
          <table:table-cell table:style-name="ce54" office:value-type="float" office:value="-12.9144">
            <text:p>-12,9144</text:p>
          </table:table-cell>
          <table:table-cell table:style-name="ce52" table:formula="of:= TRUNC(([.AD4]-[.C76])/[.C76]*100; 4)" office:value-type="float" office:value="1.6061">
            <text:p>1,6061</text:p>
          </table:table-cell>
          <table:table-cell table:style-name="ce54" table:formula="of:=TRUNC( ([.AE4]-[.D76])/[.D76]*100; 4)" office:value-type="float" office:value="0.0216">
            <text:p>0,0216</text:p>
          </table:table-cell>
          <table:table-cell table:style-name="ce52" table:formula="of:= [.AD4]-[.C76]" office:value-type="float" office:value="-0.797800000000002">
            <text:p>-0,7978</text:p>
          </table:table-cell>
          <table:table-cell table:style-name="ce54" table:formula="of:= [.AE4]-[.D76]" office:value-type="float" office:value="-0.00280000000000058">
            <text:p>-0,0028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9.6782">
            <text:p>-49,6782</text:p>
          </table:table-cell>
          <table:table-cell office:value-type="float" office:value="-12.9279">
            <text:p>-12,9279</text:p>
          </table:table-cell>
          <table:table-cell table:style-name="ce63" table:formula="of:= TRUNC(([.AM4]-[.C76])/[.C76]*100; 4)" office:value-type="float" office:value="0.0161">
            <text:p>0,0161</text:p>
          </table:table-cell>
          <table:table-cell table:style-name="ce54" table:formula="of:= TRUNC(([.AN4]-[.D76])/[.D76]*100; 4)" office:value-type="float" office:value="0.1262">
            <text:p>0,1262</text:p>
          </table:table-cell>
          <table:table-cell table:style-name="ce52" table:formula="of:=  [.AM4]-[.C76]" office:value-type="float" office:value="-0.00799999999999557">
            <text:p>-0,008</text:p>
          </table:table-cell>
          <table:table-cell table:style-name="ce54" table:formula="of:=[.AN4]-[.D76]" office:value-type="float" office:value="-0.0162999999999993">
            <text:p>-0,0163</text:p>
          </table:table-cell>
          <table:table-cell table:style-name="ce59"/>
          <table:table-cell table:style-name="ce26"/>
          <table:table-cell table:style-name="ce46" office:value-type="float" office:value="2">
            <text:p>2</text:p>
          </table:table-cell>
          <table:table-cell table:style-name="ce52" office:value-type="float" office:value="-48.9596">
            <text:p>-48,9596</text:p>
          </table:table-cell>
          <table:table-cell office:value-type="float" office:value="-12.9346">
            <text:p>-12,9346</text:p>
          </table:table-cell>
          <table:table-cell table:style-name="ce63" table:formula="of:= TRUNC(([.AV4]-[.C76])/[.C76]*100; 4)" office:value-type="float" office:value="-1.4306">
            <text:p>-1,4306</text:p>
          </table:table-cell>
          <table:table-cell table:style-name="ce66" table:formula="of:= TRUNC(([.AW4]-[.D76])/[.D76]*100; 4)" office:value-type="float" office:value="0.1781">
            <text:p>0,1781</text:p>
          </table:table-cell>
          <table:table-cell table:style-name="ce63" table:formula="of:=[.AV4]-[.C76]" office:value-type="float" office:value="0.710599999999999">
            <text:p>0,7106</text:p>
          </table:table-cell>
          <table:table-cell table:style-name="ce58" table:formula="of:=[.AW4]-[.D76]" office:value-type="float" office:value="-0.0229999999999997">
            <text:p>-0,02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8.1472">
            <text:p>-38,1472</text:p>
          </table:table-cell>
          <table:table-cell table:style-name="ce54" office:value-type="float" office:value="-12.809">
            <text:p>-12,809</text:p>
          </table:table-cell>
          <table:table-cell table:style-name="ce52" table:formula="of:= TRUNC(([.C5]-[.C77])/[.C77]*100; 4)" office:value-type="float" office:value="18.6597">
            <text:p>18,6597</text:p>
          </table:table-cell>
          <table:table-cell table:style-name="ce54" table:formula="of:= TRUNC(([.D5]-[.D77])/[.D77]*100; 4)" office:value-type="float" office:value="0.2112">
            <text:p>0,2112</text:p>
          </table:table-cell>
          <table:table-cell table:formula="of:=[.C5]-[.C77]" office:value-type="float" office:value="-5.9988">
            <text:p>-5,9988</text:p>
          </table:table-cell>
          <table:table-cell table:formula="of:=[.D5]-[.D77]" office:value-type="float" office:value="-0.0269999999999992">
            <text:p>-0,027</text:p>
          </table:table-cell>
          <table:table-cell table:style-name="ce59"/>
          <table:table-cell/>
          <table:table-cell table:style-name="ce46" office:value-type="float" office:value="3">
            <text:p>3</text:p>
          </table:table-cell>
          <table:table-cell table:style-name="ce52" office:value-type="float" office:value="-32.3685">
            <text:p>-32,3685</text:p>
          </table:table-cell>
          <table:table-cell table:style-name="ce54" office:value-type="float" office:value="-12.8213">
            <text:p>-12,8213</text:p>
          </table:table-cell>
          <table:table-cell table:style-name="ce52" table:formula="of:= TRUNC(([.L5]-[.C77])/[.C77]*100; 4)" office:value-type="float" office:value="0.6846">
            <text:p>0,6846</text:p>
          </table:table-cell>
          <table:table-cell table:style-name="ce54" table:formula="of:= TRUNC(([.M5]-[.D77])/[.D77]*100; 4)" office:value-type="float" office:value="0.3074">
            <text:p>0,3074</text:p>
          </table:table-cell>
          <table:table-cell table:style-name="ce52" table:formula="of:=[.L5]-[.C77]" office:value-type="float" office:value="-0.220099999999995">
            <text:p>-0,2201</text:p>
          </table:table-cell>
          <table:table-cell table:style-name="ce54" table:formula="of:=[.M5]-[.D77]" office:value-type="float" office:value="-0.0393000000000008">
            <text:p>-0,0393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3882">
            <text:p>-25,3882</text:p>
          </table:table-cell>
          <table:table-cell table:style-name="ce54" office:value-type="float" office:value="-12.8237">
            <text:p>-12,8237</text:p>
          </table:table-cell>
          <table:table-cell table:style-name="ce52" table:formula="of:= TRUNC(([.U5]-[.C77])/[.C77]*100; 4)" office:value-type="float" office:value="-21.0281">
            <text:p>-21,0281</text:p>
          </table:table-cell>
          <table:table-cell table:style-name="ce54" table:formula="of:= TRUNC(([.V5]-[.D77])/[.D77]*100; 4)" office:value-type="float" office:value="0.3262">
            <text:p>0,3262</text:p>
          </table:table-cell>
          <table:table-cell table:style-name="ce52" table:formula="of:=[.U5]-[.C77]" office:value-type="float" office:value="6.7602">
            <text:p>6,7602</text:p>
          </table:table-cell>
          <table:table-cell table:style-name="ce54" table:formula="of:=[.V5]-[.D77]" office:value-type="float" office:value="-0.0417000000000005">
            <text:p>-0,0417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8.0128">
            <text:p>-38,0128</text:p>
          </table:table-cell>
          <table:table-cell table:style-name="ce54" office:value-type="float" office:value="-12.8081">
            <text:p>-12,8081</text:p>
          </table:table-cell>
          <table:table-cell table:style-name="ce52" table:formula="of:= TRUNC(([.AD5]-[.C77])/[.C77]*100; 4)" office:value-type="float" office:value="18.2416">
            <text:p>18,2416</text:p>
          </table:table-cell>
          <table:table-cell table:style-name="ce54" table:formula="of:=TRUNC( ([.AE5]-[.D77])/[.D77]*100; 4)" office:value-type="float" office:value="0.2041">
            <text:p>0,2041</text:p>
          </table:table-cell>
          <table:table-cell table:style-name="ce52" table:formula="of:= [.AD5]-[.C77]" office:value-type="float" office:value="-5.8644">
            <text:p>-5,8644</text:p>
          </table:table-cell>
          <table:table-cell table:style-name="ce54" table:formula="of:= [.AE5]-[.D77]" office:value-type="float" office:value="-0.0260999999999996">
            <text:p>-0,0261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32.1688">
            <text:p>-32,1688</text:p>
          </table:table-cell>
          <table:table-cell office:value-type="float" office:value="-12.8202">
            <text:p>-12,8202</text:p>
          </table:table-cell>
          <table:table-cell table:style-name="ce63" table:formula="of:= TRUNC(([.AM5]-[.C77])/[.C77]*100; 4)" office:value-type="float" office:value="0.0634">
            <text:p>0,0634</text:p>
          </table:table-cell>
          <table:table-cell table:style-name="ce54" table:formula="of:= TRUNC(([.AN5]-[.D77])/[.D77]*100; 4)" office:value-type="float" office:value="0.2988">
            <text:p>0,2988</text:p>
          </table:table-cell>
          <table:table-cell table:style-name="ce52" table:formula="of:=  [.AM5]-[.C77]" office:value-type="float" office:value="-0.0203999999999951">
            <text:p>-0,0204</text:p>
          </table:table-cell>
          <table:table-cell table:style-name="ce54" table:formula="of:=[.AN5]-[.D77]" office:value-type="float" office:value="-0.0381999999999998">
            <text:p>-0,0382</text:p>
          </table:table-cell>
          <table:table-cell table:style-name="ce59"/>
          <table:table-cell table:style-name="ce26"/>
          <table:table-cell table:style-name="ce46" office:value-type="float" office:value="3">
            <text:p>3</text:p>
          </table:table-cell>
          <table:table-cell table:style-name="ce52" office:value-type="float" office:value="-25.0855">
            <text:p>-25,0855</text:p>
          </table:table-cell>
          <table:table-cell office:value-type="float" office:value="-12.8225">
            <text:p>-12,8225</text:p>
          </table:table-cell>
          <table:table-cell table:style-name="ce63" table:formula="of:= TRUNC(([.AV5]-[.C77])/[.C77]*100; 4)" office:value-type="float" office:value="-21.9696">
            <text:p>-21,9696</text:p>
          </table:table-cell>
          <table:table-cell table:style-name="ce66" table:formula="of:= TRUNC(([.AW5]-[.D77])/[.D77]*100; 4)" office:value-type="float" office:value="0.3168">
            <text:p>0,3168</text:p>
          </table:table-cell>
          <table:table-cell table:style-name="ce63" table:formula="of:=[.AV5]-[.C77]" office:value-type="float" office:value="7.0629">
            <text:p>7,0629</text:p>
          </table:table-cell>
          <table:table-cell table:style-name="ce58" table:formula="of:=[.AW5]-[.D77]" office:value-type="float" office:value="-0.0404999999999998">
            <text:p>-0,040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-7.8751">
            <text:p>-7,8751</text:p>
          </table:table-cell>
          <table:table-cell table:style-name="ce54" office:value-type="float" office:value="-12.5846">
            <text:p>-12,5846</text:p>
          </table:table-cell>
          <table:table-cell table:style-name="ce52" table:formula="of:= TRUNC(([.C6]-[.C78])/[.C78]*100; 4)" office:value-type="float" office:value="-116.7644">
            <text:p>-116,7644</text:p>
          </table:table-cell>
          <table:table-cell table:style-name="ce54" table:formula="of:= TRUNC(([.D6]-[.D78])/[.D78]*100; 4)" office:value-type="float" office:value="1.9953">
            <text:p>1,9953</text:p>
          </table:table-cell>
          <table:table-cell table:formula="of:=[.C6]-[.C78]" office:value-type="float" office:value="-54.8502">
            <text:p>-54,8502</text:p>
          </table:table-cell>
          <table:table-cell table:formula="of:=[.D6]-[.D78]" office:value-type="float" office:value="-0.2462">
            <text:p>-0,2462</text:p>
          </table:table-cell>
          <table:table-cell table:style-name="ce59"/>
          <table:table-cell/>
          <table:table-cell table:style-name="ce46" office:value-type="float" office:value="4">
            <text:p>4</text:p>
          </table:table-cell>
          <table:table-cell table:style-name="ce52" office:value-type="float" office:value="45.4969">
            <text:p>45,4969</text:p>
          </table:table-cell>
          <table:table-cell table:style-name="ce54" office:value-type="float" office:value="-12.497">
            <text:p>-12,497</text:p>
          </table:table-cell>
          <table:table-cell table:style-name="ce52" table:formula="of:= TRUNC(([.L6]-[.C78])/[.C78]*100; 4)" office:value-type="float" office:value="-3.1467">
            <text:p>-3,1467</text:p>
          </table:table-cell>
          <table:table-cell table:style-name="ce54" table:formula="of:= TRUNC(([.M6]-[.D78])/[.D78]*100; 4)" office:value-type="float" office:value="1.2854">
            <text:p>1,2854</text:p>
          </table:table-cell>
          <table:table-cell table:style-name="ce52" table:formula="of:=[.L6]-[.C78]" office:value-type="float" office:value="-1.4782">
            <text:p>-1,4782</text:p>
          </table:table-cell>
          <table:table-cell table:style-name="ce54" table:formula="of:=[.M6]-[.D78]" office:value-type="float" office:value="-0.1586">
            <text:p>-0,1586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3731">
            <text:p>-65,3731</text:p>
          </table:table-cell>
          <table:table-cell table:style-name="ce54" office:value-type="float" office:value="-4.5782">
            <text:p>-4,5782</text:p>
          </table:table-cell>
          <table:table-cell table:style-name="ce52" table:formula="of:= TRUNC(([.U6]-[.C78])/[.C78]*100; 4)" office:value-type="float" office:value="-239.1654">
            <text:p>-239,1654</text:p>
          </table:table-cell>
          <table:table-cell table:style-name="ce54" table:formula="of:= TRUNC(([.V6]-[.D78])/[.D78]*100; 4)" office:value-type="float" office:value="-62.8947">
            <text:p>-62,8947</text:p>
          </table:table-cell>
          <table:table-cell table:style-name="ce52" table:formula="of:=[.U6]-[.C78]" office:value-type="float" office:value="-112.3482">
            <text:p>-112,3482</text:p>
          </table:table-cell>
          <table:table-cell table:style-name="ce54" table:formula="of:=[.V6]-[.D78]" office:value-type="float" office:value="7.7602">
            <text:p>7,7602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7.4697">
            <text:p>-7,4697</text:p>
          </table:table-cell>
          <table:table-cell table:style-name="ce54" office:value-type="float" office:value="-12.5819">
            <text:p>-12,5819</text:p>
          </table:table-cell>
          <table:table-cell table:style-name="ce52" table:formula="of:= TRUNC(([.AD6]-[.C78])/[.C78]*100; 4)" office:value-type="float" office:value="-115.9014">
            <text:p>-115,9014</text:p>
          </table:table-cell>
          <table:table-cell table:style-name="ce54" table:formula="of:=TRUNC( ([.AE6]-[.D78])/[.D78]*100; 4)" office:value-type="float" office:value="1.9735">
            <text:p>1,9735</text:p>
          </table:table-cell>
          <table:table-cell table:style-name="ce52" table:formula="of:= [.AD6]-[.C78]" office:value-type="float" office:value="-54.4448">
            <text:p>-54,4448</text:p>
          </table:table-cell>
          <table:table-cell table:style-name="ce54" table:formula="of:= [.AE6]-[.D78]" office:value-type="float" office:value="-0.243499999999999">
            <text:p>-0,2435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46.8601">
            <text:p>46,8601</text:p>
          </table:table-cell>
          <table:table-cell office:value-type="float" office:value="-12.4922">
            <text:p>-12,4922</text:p>
          </table:table-cell>
          <table:table-cell table:style-name="ce63" table:formula="of:= TRUNC(([.AM6]-[.C78])/[.C78]*100; 4)" office:value-type="float" office:value="-0.2448">
            <text:p>-0,2448</text:p>
          </table:table-cell>
          <table:table-cell table:style-name="ce54" table:formula="of:= TRUNC(([.AN6]-[.D78])/[.D78]*100; 4)" office:value-type="float" office:value="1.2465">
            <text:p>1,2465</text:p>
          </table:table-cell>
          <table:table-cell table:style-name="ce52" table:formula="of:=  [.AM6]-[.C78]" office:value-type="float" office:value="-0.114999999999995">
            <text:p>-0,115</text:p>
          </table:table-cell>
          <table:table-cell table:style-name="ce54" table:formula="of:=[.AN6]-[.D78]" office:value-type="float" office:value="-0.1538">
            <text:p>-0,1538</text:p>
          </table:table-cell>
          <table:table-cell table:style-name="ce59"/>
          <table:table-cell table:style-name="ce26"/>
          <table:table-cell table:style-name="ce46" office:value-type="float" office:value="4">
            <text:p>4</text:p>
          </table:table-cell>
          <table:table-cell table:style-name="ce52" office:value-type="float" office:value="-65.3675">
            <text:p>-65,3675</text:p>
          </table:table-cell>
          <table:table-cell office:value-type="float" office:value="-4.5724">
            <text:p>-4,5724</text:p>
          </table:table-cell>
          <table:table-cell table:style-name="ce63" table:formula="of:= TRUNC(([.AV6]-[.C78])/[.C78]*100; 4)" office:value-type="float" office:value="-239.1535">
            <text:p>-239,1535</text:p>
          </table:table-cell>
          <table:table-cell table:style-name="ce66" table:formula="of:= TRUNC(([.AW6]-[.D78])/[.D78]*100; 4)" office:value-type="float" office:value="-62.9417">
            <text:p>-62,9417</text:p>
          </table:table-cell>
          <table:table-cell table:style-name="ce63" table:formula="of:=[.AV6]-[.C78]" office:value-type="float" office:value="-112.3426">
            <text:p>-112,3426</text:p>
          </table:table-cell>
          <table:table-cell table:style-name="ce58" table:formula="of:=[.AW6]-[.D78]" office:value-type="float" office:value="7.766">
            <text:p>7,76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117.8141">
            <text:p>117,8141</text:p>
          </table:table-cell>
          <table:table-cell table:style-name="ce54" office:value-type="float" office:value="-11.8621">
            <text:p>-11,8621</text:p>
          </table:table-cell>
          <table:table-cell table:style-name="ce52" table:formula="of:= TRUNC(([.C7]-[.C79])/[.C79]*100; 4)" office:value-type="float" office:value="-276.9921">
            <text:p>-276,9921</text:p>
          </table:table-cell>
          <table:table-cell table:style-name="ce54" table:formula="of:= TRUNC(([.D7]-[.D79])/[.D79]*100; 4)" office:value-type="float" office:value="162.5578">
            <text:p>162,5578</text:p>
          </table:table-cell>
          <table:table-cell table:formula="of:=[.C7]-[.C79]" office:value-type="float" office:value="184.3787">
            <text:p>184,3787</text:p>
          </table:table-cell>
          <table:table-cell table:formula="of:=[.D7]-[.D79]" office:value-type="float" office:value="-7.3442">
            <text:p>-7,3442</text:p>
          </table:table-cell>
          <table:table-cell table:style-name="ce59"/>
          <table:table-cell/>
          <table:table-cell table:style-name="ce46" office:value-type="float" office:value="5">
            <text:p>5</text:p>
          </table:table-cell>
          <table:table-cell table:style-name="ce52" office:value-type="float" office:value="-66.4">
            <text:p>-66,4</text:p>
          </table:table-cell>
          <table:table-cell table:style-name="ce54" office:value-type="float" office:value="-4.6704">
            <text:p>-4,6704</text:p>
          </table:table-cell>
          <table:table-cell table:style-name="ce52" table:formula="of:= TRUNC(([.L7]-[.C79])/[.C79]*100; 4)" office:value-type="float" office:value="-0.2472">
            <text:p>-0,2472</text:p>
          </table:table-cell>
          <table:table-cell table:style-name="ce54" table:formula="of:= TRUNC(([.M7]-[.D79])/[.D79]*100; 4)" office:value-type="float" office:value="3.3754">
            <text:p>3,3754</text:p>
          </table:table-cell>
          <table:table-cell table:style-name="ce52" table:formula="of:=[.L7]-[.C79]" office:value-type="float" office:value="0.164599999999993">
            <text:p>0,1646</text:p>
          </table:table-cell>
          <table:table-cell table:style-name="ce54" table:formula="of:=[.M7]-[.D79]" office:value-type="float" office:value="-0.1525">
            <text:p>-0,1525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554">
            <text:p>-66,554</text:p>
          </table:table-cell>
          <table:table-cell table:style-name="ce54" office:value-type="float" office:value="-4.7499">
            <text:p>-4,7499</text:p>
          </table:table-cell>
          <table:table-cell table:style-name="ce52" table:formula="of:= TRUNC(([.U7]-[.C79])/[.C79]*100; 4)" office:value-type="float" office:value="-0.0159">
            <text:p>-0,0159</text:p>
          </table:table-cell>
          <table:table-cell table:style-name="ce54" table:formula="of:= TRUNC(([.V7]-[.D79])/[.D79]*100; 4)" office:value-type="float" office:value="5.1351">
            <text:p>5,1351</text:p>
          </table:table-cell>
          <table:table-cell table:style-name="ce52" table:formula="of:=[.U7]-[.C79]" office:value-type="float" office:value="0.0105999999999966">
            <text:p>0,0106</text:p>
          </table:table-cell>
          <table:table-cell table:style-name="ce54" table:formula="of:=[.V7]-[.D79]" office:value-type="float" office:value="-0.232">
            <text:p>-0,232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119.9954">
            <text:p>119,9954</text:p>
          </table:table-cell>
          <table:table-cell table:style-name="ce54" office:value-type="float" office:value="-11.8502">
            <text:p>-11,8502</text:p>
          </table:table-cell>
          <table:table-cell table:style-name="ce52" table:formula="of:= TRUNC(([.AD7]-[.C79])/[.C79]*100; 4)" office:value-type="float" office:value="-280.269">
            <text:p>-280,269</text:p>
          </table:table-cell>
          <table:table-cell table:style-name="ce54" table:formula="of:=TRUNC( ([.AE7]-[.D79])/[.D79]*100; 4)" office:value-type="float" office:value="162.2944">
            <text:p>162,2944</text:p>
          </table:table-cell>
          <table:table-cell table:style-name="ce52" table:formula="of:= [.AD7]-[.C79]" office:value-type="float" office:value="186.56">
            <text:p>186,56</text:p>
          </table:table-cell>
          <table:table-cell table:style-name="ce54" table:formula="of:= [.AE7]-[.D79]" office:value-type="float" office:value="-7.3323">
            <text:p>-7,3323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3777">
            <text:p>-66,3777</text:p>
          </table:table-cell>
          <table:table-cell office:value-type="float" office:value="-4.6657">
            <text:p>-4,6657</text:p>
          </table:table-cell>
          <table:table-cell table:style-name="ce63" table:formula="of:= TRUNC(([.AM7]-[.C79])/[.C79]*100; 4)" office:value-type="float" office:value="-0.2807">
            <text:p>-0,2807</text:p>
          </table:table-cell>
          <table:table-cell table:style-name="ce54" table:formula="of:= TRUNC(([.AN7]-[.D79])/[.D79]*100; 4)" office:value-type="float" office:value="3.2714">
            <text:p>3,2714</text:p>
          </table:table-cell>
          <table:table-cell table:style-name="ce52" table:formula="of:=  [.AM7]-[.C79]" office:value-type="float" office:value="0.186899999999994">
            <text:p>0,1869</text:p>
          </table:table-cell>
          <table:table-cell table:style-name="ce54" table:formula="of:=[.AN7]-[.D79]" office:value-type="float" office:value="-0.1478">
            <text:p>-0,1478</text:p>
          </table:table-cell>
          <table:table-cell table:style-name="ce59"/>
          <table:table-cell table:style-name="ce26"/>
          <table:table-cell table:style-name="ce46" office:value-type="float" office:value="5">
            <text:p>5</text:p>
          </table:table-cell>
          <table:table-cell table:style-name="ce52" office:value-type="float" office:value="-66.5292">
            <text:p>-66,5292</text:p>
          </table:table-cell>
          <table:table-cell office:value-type="float" office:value="-4.7442">
            <text:p>-4,7442</text:p>
          </table:table-cell>
          <table:table-cell table:style-name="ce63" table:formula="of:= TRUNC(([.AV7]-[.C79])/[.C79]*100; 4)" office:value-type="float" office:value="-0.0531">
            <text:p>-0,0531</text:p>
          </table:table-cell>
          <table:table-cell table:style-name="ce66" table:formula="of:= TRUNC(([.AW7]-[.D79])/[.D79]*100; 4)" office:value-type="float" office:value="5.0089">
            <text:p>5,0089</text:p>
          </table:table-cell>
          <table:table-cell table:style-name="ce63" table:formula="of:=[.AV7]-[.C79]" office:value-type="float" office:value="0.0353999999999957">
            <text:p>0,0354</text:p>
          </table:table-cell>
          <table:table-cell table:style-name="ce58" table:formula="of:=[.AW7]-[.D79]" office:value-type="float" office:value="-0.2263">
            <text:p>-0,226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7.1662">
            <text:p>-67,1662</text:p>
          </table:table-cell>
          <table:table-cell table:style-name="ce54" office:value-type="float" office:value="-4.0534">
            <text:p>-4,0534</text:p>
          </table:table-cell>
          <table:table-cell table:style-name="ce52" table:formula="of:= TRUNC(([.C8]-[.C80])/[.C80]*100; 4)" office:value-type="float" office:value="-0.5578">
            <text:p>-0,5578</text:p>
          </table:table-cell>
          <table:table-cell table:style-name="ce54" table:formula="of:= TRUNC(([.D8]-[.D80])/[.D80]*100; 4)" office:value-type="float" office:value="-13.7152">
            <text:p>-13,7152</text:p>
          </table:table-cell>
          <table:table-cell table:formula="of:=[.C8]-[.C80]" office:value-type="float" office:value="0.376800000000003">
            <text:p>0,3768</text:p>
          </table:table-cell>
          <table:table-cell table:formula="of:=[.D8]-[.D80]" office:value-type="float" office:value="0.6443">
            <text:p>0,6443</text:p>
          </table:table-cell>
          <table:table-cell table:style-name="ce59"/>
          <table:table-cell/>
          <table:table-cell table:style-name="ce46" office:value-type="float" office:value="6">
            <text:p>6</text:p>
          </table:table-cell>
          <table:table-cell table:style-name="ce52" office:value-type="float" office:value="-67.2738">
            <text:p>-67,2738</text:p>
          </table:table-cell>
          <table:table-cell table:style-name="ce54" office:value-type="float" office:value="-4.8444">
            <text:p>-4,8444</text:p>
          </table:table-cell>
          <table:table-cell table:style-name="ce52" table:formula="of:= TRUNC(([.L8]-[.C80])/[.C80]*100; 4)" office:value-type="float" office:value="-0.3985">
            <text:p>-0,3985</text:p>
          </table:table-cell>
          <table:table-cell table:style-name="ce54" table:formula="of:= TRUNC(([.M8]-[.D80])/[.D80]*100; 4)" office:value-type="float" office:value="3.1228">
            <text:p>3,1228</text:p>
          </table:table-cell>
          <table:table-cell table:style-name="ce52" table:formula="of:=[.L8]-[.C80]" office:value-type="float" office:value="0.269200000000012">
            <text:p>0,2692</text:p>
          </table:table-cell>
          <table:table-cell table:style-name="ce54" table:formula="of:=[.M8]-[.D80]" office:value-type="float" office:value="-0.1467">
            <text:p>-0,1467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594">
            <text:p>-67,2594</text:p>
          </table:table-cell>
          <table:table-cell table:style-name="ce54" office:value-type="float" office:value="-4.9217">
            <text:p>-4,9217</text:p>
          </table:table-cell>
          <table:table-cell table:style-name="ce52" table:formula="of:= TRUNC(([.U8]-[.C80])/[.C80]*100; 4)" office:value-type="float" office:value="-0.4198">
            <text:p>-0,4198</text:p>
          </table:table-cell>
          <table:table-cell table:style-name="ce54" table:formula="of:= TRUNC(([.V8]-[.D80])/[.D80]*100; 4)" office:value-type="float" office:value="4.7682">
            <text:p>4,7682</text:p>
          </table:table-cell>
          <table:table-cell table:style-name="ce52" table:formula="of:=[.U8]-[.C80]" office:value-type="float" office:value="0.283600000000007">
            <text:p>0,2836</text:p>
          </table:table-cell>
          <table:table-cell table:style-name="ce54" table:formula="of:=[.V8]-[.D80]" office:value-type="float" office:value="-0.224">
            <text:p>-0,224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1497">
            <text:p>-67,1497</text:p>
          </table:table-cell>
          <table:table-cell table:style-name="ce54" office:value-type="float" office:value="-4.0418">
            <text:p>-4,0418</text:p>
          </table:table-cell>
          <table:table-cell table:style-name="ce52" table:formula="of:= TRUNC(([.AD8]-[.C80])/[.C80]*100; 4)" office:value-type="float" office:value="-0.5822">
            <text:p>-0,5822</text:p>
          </table:table-cell>
          <table:table-cell table:style-name="ce54" table:formula="of:=TRUNC( ([.AE8]-[.D80])/[.D80]*100; 4)" office:value-type="float" office:value="-13.9621">
            <text:p>-13,9621</text:p>
          </table:table-cell>
          <table:table-cell table:style-name="ce52" table:formula="of:= [.AD8]-[.C80]" office:value-type="float" office:value="0.393300000000011">
            <text:p>0,3933</text:p>
          </table:table-cell>
          <table:table-cell table:style-name="ce54" table:formula="of:= [.AE8]-[.D80]" office:value-type="float" office:value="0.6559">
            <text:p>0,6559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359">
            <text:p>-67,2359</text:p>
          </table:table-cell>
          <table:table-cell office:value-type="float" office:value="-4.8397">
            <text:p>-4,8397</text:p>
          </table:table-cell>
          <table:table-cell table:style-name="ce63" table:formula="of:= TRUNC(([.AM8]-[.C80])/[.C80]*100; 4)" office:value-type="float" office:value="-0.4546">
            <text:p>-0,4546</text:p>
          </table:table-cell>
          <table:table-cell table:style-name="ce54" table:formula="of:= TRUNC(([.AN8]-[.D80])/[.D80]*100; 4)" office:value-type="float" office:value="3.0227">
            <text:p>3,0227</text:p>
          </table:table-cell>
          <table:table-cell table:style-name="ce52" table:formula="of:=  [.AM8]-[.C80]" office:value-type="float" office:value="0.307100000000005">
            <text:p>0,3071</text:p>
          </table:table-cell>
          <table:table-cell table:style-name="ce54" table:formula="of:=[.AN8]-[.D80]" office:value-type="float" office:value="-0.141999999999999">
            <text:p>-0,142</text:p>
          </table:table-cell>
          <table:table-cell table:style-name="ce59"/>
          <table:table-cell table:style-name="ce26"/>
          <table:table-cell table:style-name="ce46" office:value-type="float" office:value="6">
            <text:p>6</text:p>
          </table:table-cell>
          <table:table-cell table:style-name="ce52" office:value-type="float" office:value="-67.2214">
            <text:p>-67,2214</text:p>
          </table:table-cell>
          <table:table-cell office:value-type="float" office:value="-4.916">
            <text:p>-4,916</text:p>
          </table:table-cell>
          <table:table-cell table:style-name="ce63" table:formula="of:= TRUNC(([.AV8]-[.C80])/[.C80]*100; 4)" office:value-type="float" office:value="-0.4761">
            <text:p>-0,4761</text:p>
          </table:table-cell>
          <table:table-cell table:style-name="ce66" table:formula="of:= TRUNC(([.AW8]-[.D80])/[.D80]*100; 4)" office:value-type="float" office:value="4.6469">
            <text:p>4,6469</text:p>
          </table:table-cell>
          <table:table-cell table:style-name="ce63" table:formula="of:=[.AV8]-[.C80]" office:value-type="float" office:value="0.321600000000004">
            <text:p>0,3216</text:p>
          </table:table-cell>
          <table:table-cell table:style-name="ce58" table:formula="of:=[.AW8]-[.D80]" office:value-type="float" office:value="-0.2183">
            <text:p>-0,218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8.5218">
            <text:p>-68,5218</text:p>
          </table:table-cell>
          <table:table-cell table:style-name="ce54" office:value-type="float" office:value="-4.2463">
            <text:p>-4,2463</text:p>
          </table:table-cell>
          <table:table-cell table:style-name="ce52" table:formula="of:= TRUNC(([.C9]-[.C81])/[.C81]*100; 4)" office:value-type="float" office:value="0.734">
            <text:p>0,734</text:p>
          </table:table-cell>
          <table:table-cell table:style-name="ce54" table:formula="of:= TRUNC(([.D9]-[.D81])/[.D81]*100; 4)" office:value-type="float" office:value="-12.9124">
            <text:p>-12,9124</text:p>
          </table:table-cell>
          <table:table-cell table:formula="of:=[.C9]-[.C81]" office:value-type="float" office:value="-0.499300000000005">
            <text:p>-0,4993</text:p>
          </table:table-cell>
          <table:table-cell table:formula="of:=[.D9]-[.D81]" office:value-type="float" office:value="0.6296">
            <text:p>0,6296</text:p>
          </table:table-cell>
          <table:table-cell table:style-name="ce59"/>
          <table:table-cell/>
          <table:table-cell table:style-name="ce46" office:value-type="float" office:value="7">
            <text:p>7</text:p>
          </table:table-cell>
          <table:table-cell table:style-name="ce52" office:value-type="float" office:value="-67.7033">
            <text:p>-67,7033</text:p>
          </table:table-cell>
          <table:table-cell table:style-name="ce54" office:value-type="float" office:value="-5.017">
            <text:p>-5,017</text:p>
          </table:table-cell>
          <table:table-cell table:style-name="ce52" table:formula="of:= TRUNC(([.L9]-[.C81])/[.C81]*100; 4)" office:value-type="float" office:value="-0.4692">
            <text:p>-0,4692</text:p>
          </table:table-cell>
          <table:table-cell table:style-name="ce54" table:formula="of:= TRUNC(([.M9]-[.D81])/[.D81]*100; 4)" office:value-type="float" office:value="2.8938">
            <text:p>2,8938</text:p>
          </table:table-cell>
          <table:table-cell table:style-name="ce52" table:formula="of:=[.L9]-[.C81]" office:value-type="float" office:value="0.319199999999995">
            <text:p>0,3192</text:p>
          </table:table-cell>
          <table:table-cell table:style-name="ce54" table:formula="of:=[.M9]-[.D81]" office:value-type="float" office:value="-0.141100000000001">
            <text:p>-0,1411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5899">
            <text:p>-67,5899</text:p>
          </table:table-cell>
          <table:table-cell table:style-name="ce54" office:value-type="float" office:value="-5.0918">
            <text:p>-5,0918</text:p>
          </table:table-cell>
          <table:table-cell table:style-name="ce52" table:formula="of:= TRUNC(([.U9]-[.C81])/[.C81]*100; 4)" office:value-type="float" office:value="-0.6359">
            <text:p>-0,6359</text:p>
          </table:table-cell>
          <table:table-cell table:style-name="ce54" table:formula="of:= TRUNC(([.V9]-[.D81])/[.D81]*100; 4)" office:value-type="float" office:value="4.4279">
            <text:p>4,4279</text:p>
          </table:table-cell>
          <table:table-cell table:style-name="ce52" table:formula="of:=[.U9]-[.C81]" office:value-type="float" office:value="0.432599999999994">
            <text:p>0,4326</text:p>
          </table:table-cell>
          <table:table-cell table:style-name="ce54" table:formula="of:=[.V9]-[.D81]" office:value-type="float" office:value="-0.2159">
            <text:p>-0,2159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8.493">
            <text:p>-68,493</text:p>
          </table:table-cell>
          <table:table-cell table:style-name="ce54" office:value-type="float" office:value="-4.235">
            <text:p>-4,235</text:p>
          </table:table-cell>
          <table:table-cell table:style-name="ce52" table:formula="of:= TRUNC(([.AD9]-[.C81])/[.C81]*100; 4)" office:value-type="float" office:value="0.6916">
            <text:p>0,6916</text:p>
          </table:table-cell>
          <table:table-cell table:style-name="ce54" table:formula="of:=TRUNC( ([.AE9]-[.D81])/[.D81]*100; 4)" office:value-type="float" office:value="-13.1442">
            <text:p>-13,1442</text:p>
          </table:table-cell>
          <table:table-cell table:style-name="ce52" table:formula="of:= [.AD9]-[.C81]" office:value-type="float" office:value="-0.470500000000001">
            <text:p>-0,4705</text:p>
          </table:table-cell>
          <table:table-cell table:style-name="ce54" table:formula="of:= [.AE9]-[.D81]" office:value-type="float" office:value="0.640899999999999">
            <text:p>0,6409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6557">
            <text:p>-67,6557</text:p>
          </table:table-cell>
          <table:table-cell office:value-type="float" office:value="-5.0124">
            <text:p>-5,0124</text:p>
          </table:table-cell>
          <table:table-cell table:style-name="ce63" table:formula="of:= TRUNC(([.AM9]-[.C81])/[.C81]*100; 4)" office:value-type="float" office:value="-0.5392">
            <text:p>-0,5392</text:p>
          </table:table-cell>
          <table:table-cell table:style-name="ce54" table:formula="of:= TRUNC(([.AN9]-[.D81])/[.D81]*100; 4)" office:value-type="float" office:value="2.7994">
            <text:p>2,7994</text:p>
          </table:table-cell>
          <table:table-cell table:style-name="ce52" table:formula="of:=  [.AM9]-[.C81]" office:value-type="float" office:value="0.366799999999998">
            <text:p>0,3668</text:p>
          </table:table-cell>
          <table:table-cell table:style-name="ce54" table:formula="of:=[.AN9]-[.D81]" office:value-type="float" office:value="-0.136500000000001">
            <text:p>-0,1365</text:p>
          </table:table-cell>
          <table:table-cell table:style-name="ce59"/>
          <table:table-cell table:style-name="ce26"/>
          <table:table-cell table:style-name="ce46" office:value-type="float" office:value="7">
            <text:p>7</text:p>
          </table:table-cell>
          <table:table-cell table:style-name="ce52" office:value-type="float" office:value="-67.5436">
            <text:p>-67,5436</text:p>
          </table:table-cell>
          <table:table-cell office:value-type="float" office:value="-5.0862">
            <text:p>-5,0862</text:p>
          </table:table-cell>
          <table:table-cell table:style-name="ce63" table:formula="of:= TRUNC(([.AV9]-[.C81])/[.C81]*100; 4)" office:value-type="float" office:value="-0.704">
            <text:p>-0,704</text:p>
          </table:table-cell>
          <table:table-cell table:style-name="ce66" table:formula="of:= TRUNC(([.AW9]-[.D81])/[.D81]*100; 4)" office:value-type="float" office:value="4.313">
            <text:p>4,313</text:p>
          </table:table-cell>
          <table:table-cell table:style-name="ce63" table:formula="of:=[.AV9]-[.C81]" office:value-type="float" office:value="0.478899999999996">
            <text:p>0,4789</text:p>
          </table:table-cell>
          <table:table-cell table:style-name="ce58" table:formula="of:=[.AW9]-[.D81]" office:value-type="float" office:value="-0.2103">
            <text:p>-0,210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9.1063">
            <text:p>-69,1063</text:p>
          </table:table-cell>
          <table:table-cell table:style-name="ce54" office:value-type="float" office:value="-4.4377">
            <text:p>-4,4377</text:p>
          </table:table-cell>
          <table:table-cell table:style-name="ce52" table:formula="of:= TRUNC(([.C10]-[.C82])/[.C82]*100; 4)" office:value-type="float" office:value="1.389">
            <text:p>1,389</text:p>
          </table:table-cell>
          <table:table-cell table:style-name="ce54" table:formula="of:= TRUNC(([.D10]-[.D82])/[.D82]*100; 4)" office:value-type="float" office:value="-12.1421">
            <text:p>-12,1421</text:p>
          </table:table-cell>
          <table:table-cell table:formula="of:=[.C10]-[.C82]" office:value-type="float" office:value="-0.94680000000001">
            <text:p>-0,9468</text:p>
          </table:table-cell>
          <table:table-cell table:formula="of:=[.D10]-[.D82]" office:value-type="float" office:value="0.6133">
            <text:p>0,6133</text:p>
          </table:table-cell>
          <table:table-cell table:style-name="ce59"/>
          <table:table-cell/>
          <table:table-cell table:style-name="ce46" office:value-type="float" office:value="8">
            <text:p>8</text:p>
          </table:table-cell>
          <table:table-cell table:style-name="ce52" office:value-type="float" office:value="-67.822">
            <text:p>-67,822</text:p>
          </table:table-cell>
          <table:table-cell table:style-name="ce54" office:value-type="float" office:value="-5.187">
            <text:p>-5,187</text:p>
          </table:table-cell>
          <table:table-cell table:style-name="ce52" table:formula="of:= TRUNC(([.L10]-[.C82])/[.C82]*100; 4)" office:value-type="float" office:value="-0.4951">
            <text:p>-0,4951</text:p>
          </table:table-cell>
          <table:table-cell table:style-name="ce54" table:formula="of:= TRUNC(([.M10]-[.D82])/[.D82]*100; 4)" office:value-type="float" office:value="2.6925">
            <text:p>2,6925</text:p>
          </table:table-cell>
          <table:table-cell table:style-name="ce52" table:formula="of:=[.L10]-[.C82]" office:value-type="float" office:value="0.337499999999991">
            <text:p>0,3375</text:p>
          </table:table-cell>
          <table:table-cell table:style-name="ce54" table:formula="of:=[.M10]-[.D82]" office:value-type="float" office:value="-0.136">
            <text:p>-0,136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6615">
            <text:p>-67,6615</text:p>
          </table:table-cell>
          <table:table-cell table:style-name="ce54" office:value-type="float" office:value="-5.2592">
            <text:p>-5,2592</text:p>
          </table:table-cell>
          <table:table-cell table:style-name="ce52" table:formula="of:= TRUNC(([.U10]-[.C82])/[.C82]*100; 4)" office:value-type="float" office:value="-0.7306">
            <text:p>-0,7306</text:p>
          </table:table-cell>
          <table:table-cell table:style-name="ce54" table:formula="of:= TRUNC(([.V10]-[.D82])/[.D82]*100; 4)" office:value-type="float" office:value="4.1219">
            <text:p>4,1219</text:p>
          </table:table-cell>
          <table:table-cell table:style-name="ce52" table:formula="of:=[.U10]-[.C82]" office:value-type="float" office:value="0.49799999999999">
            <text:p>0,498</text:p>
          </table:table-cell>
          <table:table-cell table:style-name="ce54" table:formula="of:=[.V10]-[.D82]" office:value-type="float" office:value="-0.2082">
            <text:p>-0,2082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9.0713">
            <text:p>-69,0713</text:p>
          </table:table-cell>
          <table:table-cell table:style-name="ce54" office:value-type="float" office:value="-4.4266">
            <text:p>-4,4266</text:p>
          </table:table-cell>
          <table:table-cell table:style-name="ce52" table:formula="of:= TRUNC(([.AD10]-[.C82])/[.C82]*100; 4)" office:value-type="float" office:value="1.3377">
            <text:p>1,3377</text:p>
          </table:table-cell>
          <table:table-cell table:style-name="ce54" table:formula="of:=TRUNC( ([.AE10]-[.D82])/[.D82]*100; 4)" office:value-type="float" office:value="-12.3619">
            <text:p>-12,3619</text:p>
          </table:table-cell>
          <table:table-cell table:style-name="ce52" table:formula="of:= [.AD10]-[.C82]" office:value-type="float" office:value="-0.9118">
            <text:p>-0,9118</text:p>
          </table:table-cell>
          <table:table-cell table:style-name="ce54" table:formula="of:= [.AE10]-[.D82]" office:value-type="float" office:value="0.624400000000001">
            <text:p>0,6244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7692">
            <text:p>-67,7692</text:p>
          </table:table-cell>
          <table:table-cell office:value-type="float" office:value="-5.1823">
            <text:p>-5,1823</text:p>
          </table:table-cell>
          <table:table-cell table:style-name="ce63" table:formula="of:= TRUNC(([.AM10]-[.C82])/[.C82]*100; 4)" office:value-type="float" office:value="-0.5726">
            <text:p>-0,5726</text:p>
          </table:table-cell>
          <table:table-cell table:style-name="ce54" table:formula="of:= TRUNC(([.AN10]-[.D82])/[.D82]*100; 4)" office:value-type="float" office:value="2.5994">
            <text:p>2,5994</text:p>
          </table:table-cell>
          <table:table-cell table:style-name="ce52" table:formula="of:=  [.AM10]-[.C82]" office:value-type="float" office:value="0.390299999999996">
            <text:p>0,3903</text:p>
          </table:table-cell>
          <table:table-cell table:style-name="ce54" table:formula="of:=[.AN10]-[.D82]" office:value-type="float" office:value="-0.1313">
            <text:p>-0,1313</text:p>
          </table:table-cell>
          <table:table-cell table:style-name="ce59"/>
          <table:table-cell table:style-name="ce26"/>
          <table:table-cell table:style-name="ce46" office:value-type="float" office:value="8">
            <text:p>8</text:p>
          </table:table-cell>
          <table:table-cell table:style-name="ce52" office:value-type="float" office:value="-67.6101">
            <text:p>-67,6101</text:p>
          </table:table-cell>
          <table:table-cell office:value-type="float" office:value="-5.2536">
            <text:p>-5,2536</text:p>
          </table:table-cell>
          <table:table-cell table:style-name="ce63" table:formula="of:= TRUNC(([.AV10]-[.C82])/[.C82]*100; 4)" office:value-type="float" office:value="-0.806">
            <text:p>-0,806</text:p>
          </table:table-cell>
          <table:table-cell table:style-name="ce66" table:formula="of:= TRUNC(([.AW10]-[.D82])/[.D82]*100; 4)" office:value-type="float" office:value="4.011">
            <text:p>4,011</text:p>
          </table:table-cell>
          <table:table-cell table:style-name="ce63" table:formula="of:=[.AV10]-[.C82]" office:value-type="float" office:value="0.549399999999991">
            <text:p>0,5494</text:p>
          </table:table-cell>
          <table:table-cell table:style-name="ce58" table:formula="of:=[.AW10]-[.D82]" office:value-type="float" office:value="-0.202599999999999">
            <text:p>-0,202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9.2045">
            <text:p>-69,2045</text:p>
          </table:table-cell>
          <table:table-cell table:style-name="ce54" office:value-type="float" office:value="-4.6257">
            <text:p>-4,6257</text:p>
          </table:table-cell>
          <table:table-cell table:style-name="ce52" table:formula="of:= TRUNC(([.C11]-[.C83])/[.C83]*100; 4)" office:value-type="float" office:value="1.642">
            <text:p>1,642</text:p>
          </table:table-cell>
          <table:table-cell table:style-name="ce54" table:formula="of:= TRUNC(([.D11]-[.D83])/[.D83]*100; 4)" office:value-type="float" office:value="-11.424">
            <text:p>-11,424</text:p>
          </table:table-cell>
          <table:table-cell table:formula="of:=[.C11]-[.C83]" office:value-type="float" office:value="-1.118">
            <text:p>-1,118</text:p>
          </table:table-cell>
          <table:table-cell table:formula="of:=[.D11]-[.D83]" office:value-type="float" office:value="0.5966">
            <text:p>0,5966</text:p>
          </table:table-cell>
          <table:table-cell table:style-name="ce59"/>
          <table:table-cell/>
          <table:table-cell table:style-name="ce46" office:value-type="float" office:value="9">
            <text:p>9</text:p>
          </table:table-cell>
          <table:table-cell table:style-name="ce52" office:value-type="float" office:value="-67.7446">
            <text:p>-67,7446</text:p>
          </table:table-cell>
          <table:table-cell table:style-name="ce54" office:value-type="float" office:value="-5.3534">
            <text:p>-5,3534</text:p>
          </table:table-cell>
          <table:table-cell table:style-name="ce52" table:formula="of:= TRUNC(([.L11]-[.C83])/[.C83]*100; 4)" office:value-type="float" office:value="-0.5021">
            <text:p>-0,5021</text:p>
          </table:table-cell>
          <table:table-cell table:style-name="ce54" table:formula="of:= TRUNC(([.M11]-[.D83])/[.D83]*100; 4)" office:value-type="float" office:value="2.5103">
            <text:p>2,5103</text:p>
          </table:table-cell>
          <table:table-cell table:style-name="ce52" table:formula="of:=[.L11]-[.C83]" office:value-type="float" office:value="0.341899999999995">
            <text:p>0,3419</text:p>
          </table:table-cell>
          <table:table-cell table:style-name="ce54" table:formula="of:=[.M11]-[.D83]" office:value-type="float" office:value="-0.1311">
            <text:p>-0,1311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5658">
            <text:p>-67,5658</text:p>
          </table:table-cell>
          <table:table-cell table:style-name="ce54" office:value-type="float" office:value="-5.4232">
            <text:p>-5,4232</text:p>
          </table:table-cell>
          <table:table-cell table:style-name="ce52" table:formula="of:= TRUNC(([.U11]-[.C83])/[.C83]*100; 4)" office:value-type="float" office:value="-0.7647">
            <text:p>-0,7647</text:p>
          </table:table-cell>
          <table:table-cell table:style-name="ce54" table:formula="of:= TRUNC(([.V11]-[.D83])/[.D83]*100; 4)" office:value-type="float" office:value="3.8469">
            <text:p>3,8469</text:p>
          </table:table-cell>
          <table:table-cell table:style-name="ce52" table:formula="of:=[.U11]-[.C83]" office:value-type="float" office:value="0.520700000000005">
            <text:p>0,5207</text:p>
          </table:table-cell>
          <table:table-cell table:style-name="ce54" table:formula="of:=[.V11]-[.D83]" office:value-type="float" office:value="-0.2009">
            <text:p>-0,2009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9.1674">
            <text:p>-69,1674</text:p>
          </table:table-cell>
          <table:table-cell table:style-name="ce54" office:value-type="float" office:value="-4.61473">
            <text:p>-4,61473</text:p>
          </table:table-cell>
          <table:table-cell table:style-name="ce52" table:formula="of:= TRUNC(([.AD11]-[.C83])/[.C83]*100; 4)" office:value-type="float" office:value="1.5875">
            <text:p>1,5875</text:p>
          </table:table-cell>
          <table:table-cell table:style-name="ce54" table:formula="of:=TRUNC( ([.AE11]-[.D83])/[.D83]*100; 4)" office:value-type="float" office:value="-11.6341">
            <text:p>-11,6341</text:p>
          </table:table-cell>
          <table:table-cell table:style-name="ce52" table:formula="of:= [.AD11]-[.C83]" office:value-type="float" office:value="-1.0809">
            <text:p>-1,0809</text:p>
          </table:table-cell>
          <table:table-cell table:style-name="ce54" table:formula="of:= [.AE11]-[.D83]" office:value-type="float" office:value="0.60757">
            <text:p>0,60757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6889">
            <text:p>-67,6889</text:p>
          </table:table-cell>
          <table:table-cell office:value-type="float" office:value="-5.3487">
            <text:p>-5,3487</text:p>
          </table:table-cell>
          <table:table-cell table:style-name="ce63" table:formula="of:= TRUNC(([.AM11]-[.C83])/[.C83]*100; 4)" office:value-type="float" office:value="-0.5839">
            <text:p>-0,5839</text:p>
          </table:table-cell>
          <table:table-cell table:style-name="ce54" table:formula="of:= TRUNC(([.AN11]-[.D83])/[.D83]*100; 4)" office:value-type="float" office:value="2.4203">
            <text:p>2,4203</text:p>
          </table:table-cell>
          <table:table-cell table:style-name="ce52" table:formula="of:=  [.AM11]-[.C83]" office:value-type="float" office:value="0.397599999999997">
            <text:p>0,3976</text:p>
          </table:table-cell>
          <table:table-cell table:style-name="ce54" table:formula="of:=[.AN11]-[.D83]" office:value-type="float" office:value="-0.1264">
            <text:p>-0,1264</text:p>
          </table:table-cell>
          <table:table-cell table:style-name="ce59"/>
          <table:table-cell table:style-name="ce26"/>
          <table:table-cell table:style-name="ce46" office:value-type="float" office:value="9">
            <text:p>9</text:p>
          </table:table-cell>
          <table:table-cell table:style-name="ce52" office:value-type="float" office:value="-67.5111">
            <text:p>-67,5111</text:p>
          </table:table-cell>
          <table:table-cell office:value-type="float" office:value="-5.4176">
            <text:p>-5,4176</text:p>
          </table:table-cell>
          <table:table-cell table:style-name="ce63" table:formula="of:= TRUNC(([.AV11]-[.C83])/[.C83]*100; 4)" office:value-type="float" office:value="-0.8451">
            <text:p>-0,8451</text:p>
          </table:table-cell>
          <table:table-cell table:style-name="ce66" table:formula="of:= TRUNC(([.AW11]-[.D83])/[.D83]*100; 4)" office:value-type="float" office:value="3.7397">
            <text:p>3,7397</text:p>
          </table:table-cell>
          <table:table-cell table:style-name="ce63" table:formula="of:=[.AV11]-[.C83]" office:value-type="float" office:value="0.575400000000002">
            <text:p>0,5754</text:p>
          </table:table-cell>
          <table:table-cell table:style-name="ce58" table:formula="of:=[.AW11]-[.D83]" office:value-type="float" office:value="-0.1953">
            <text:p>-0,195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9.062">
            <text:p>-69,062</text:p>
          </table:table-cell>
          <table:table-cell table:style-name="ce54" office:value-type="float" office:value="-4.8093">
            <text:p>-4,8093</text:p>
          </table:table-cell>
          <table:table-cell table:style-name="ce52" table:formula="of:= TRUNC(([.C12]-[.C84])/[.C84]*100; 4)" office:value-type="float" office:value="1.726">
            <text:p>1,726</text:p>
          </table:table-cell>
          <table:table-cell table:style-name="ce54" table:formula="of:= TRUNC(([.D12]-[.D84])/[.D84]*100; 4)" office:value-type="float" office:value="-10.7637">
            <text:p>-10,7637</text:p>
          </table:table-cell>
          <table:table-cell table:formula="of:=[.C12]-[.C84]" office:value-type="float" office:value="-1.1718">
            <text:p>-1,1718</text:p>
          </table:table-cell>
          <table:table-cell table:formula="of:=[.D12]-[.D84]" office:value-type="float" office:value="0.5801">
            <text:p>0,5801</text:p>
          </table:table-cell>
          <table:table-cell table:style-name="ce59"/>
          <table:table-cell/>
          <table:table-cell table:style-name="ce46" office:value-type="float" office:value="10">
            <text:p>10</text:p>
          </table:table-cell>
          <table:table-cell table:style-name="ce52" office:value-type="float" office:value="-67.5486">
            <text:p>-67,5486</text:p>
          </table:table-cell>
          <table:table-cell table:style-name="ce54" office:value-type="float" office:value="-5.5159">
            <text:p>-5,5159</text:p>
          </table:table-cell>
          <table:table-cell table:style-name="ce52" table:formula="of:= TRUNC(([.L12]-[.C84])/[.C84]*100; 4)" office:value-type="float" office:value="-0.5031">
            <text:p>-0,5031</text:p>
          </table:table-cell>
          <table:table-cell table:style-name="ce54" table:formula="of:= TRUNC(([.M12]-[.D84])/[.D84]*100; 4)" office:value-type="float" office:value="2.3472">
            <text:p>2,3472</text:p>
          </table:table-cell>
          <table:table-cell table:style-name="ce52" table:formula="of:=[.L12]-[.C84]" office:value-type="float" office:value="0.3416">
            <text:p>0,3416</text:p>
          </table:table-cell>
          <table:table-cell table:style-name="ce54" table:formula="of:=[.M12]-[.D84]" office:value-type="float" office:value="-0.1265">
            <text:p>-0,1265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637">
            <text:p>-67,3637</text:p>
          </table:table-cell>
          <table:table-cell table:style-name="ce54" office:value-type="float" office:value="-5.5832">
            <text:p>-5,5832</text:p>
          </table:table-cell>
          <table:table-cell table:style-name="ce52" table:formula="of:= TRUNC(([.U12]-[.C84])/[.C84]*100; 4)" office:value-type="float" office:value="-0.7755">
            <text:p>-0,7755</text:p>
          </table:table-cell>
          <table:table-cell table:style-name="ce54" table:formula="of:= TRUNC(([.V12]-[.D84])/[.D84]*100; 4)" office:value-type="float" office:value="3.5959">
            <text:p>3,5959</text:p>
          </table:table-cell>
          <table:table-cell table:style-name="ce52" table:formula="of:=[.U12]-[.C84]" office:value-type="float" office:value="0.526499999999999">
            <text:p>0,5265</text:p>
          </table:table-cell>
          <table:table-cell table:style-name="ce54" table:formula="of:=[.V12]-[.D84]" office:value-type="float" office:value="-0.1938">
            <text:p>-0,1938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9.0245">
            <text:p>-69,0245</text:p>
          </table:table-cell>
          <table:table-cell table:style-name="ce54" office:value-type="float" office:value="-4.7985">
            <text:p>-4,7985</text:p>
          </table:table-cell>
          <table:table-cell table:style-name="ce52" table:formula="of:= TRUNC(([.AD12]-[.C84])/[.C84]*100; 4)" office:value-type="float" office:value="1.6707">
            <text:p>1,6707</text:p>
          </table:table-cell>
          <table:table-cell table:style-name="ce54" table:formula="of:=TRUNC( ([.AE12]-[.D84])/[.D84]*100; 4)" office:value-type="float" office:value="-10.9641">
            <text:p>-10,9641</text:p>
          </table:table-cell>
          <table:table-cell table:style-name="ce52" table:formula="of:= [.AD12]-[.C84]" office:value-type="float" office:value="-1.13430000000001">
            <text:p>-1,1343</text:p>
          </table:table-cell>
          <table:table-cell table:style-name="ce54" table:formula="of:= [.AE12]-[.D84]" office:value-type="float" office:value="0.5909">
            <text:p>0,5909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4904">
            <text:p>-67,4904</text:p>
          </table:table-cell>
          <table:table-cell office:value-type="float" office:value="-5.5112">
            <text:p>-5,5112</text:p>
          </table:table-cell>
          <table:table-cell table:style-name="ce63" table:formula="of:= TRUNC(([.AM12]-[.C84])/[.C84]*100; 4)" office:value-type="float" office:value="-0.5888">
            <text:p>-0,5888</text:p>
          </table:table-cell>
          <table:table-cell table:style-name="ce54" table:formula="of:= TRUNC(([.AN12]-[.D84])/[.D84]*100; 4)" office:value-type="float" office:value="2.2599">
            <text:p>2,2599</text:p>
          </table:table-cell>
          <table:table-cell table:style-name="ce52" table:formula="of:=  [.AM12]-[.C84]" office:value-type="float" office:value="0.399799999999999">
            <text:p>0,3998</text:p>
          </table:table-cell>
          <table:table-cell table:style-name="ce54" table:formula="of:=[.AN12]-[.D84]" office:value-type="float" office:value="-0.121799999999999">
            <text:p>-0,1218</text:p>
          </table:table-cell>
          <table:table-cell table:style-name="ce59"/>
          <table:table-cell table:style-name="ce26"/>
          <table:table-cell table:style-name="ce46" office:value-type="float" office:value="10">
            <text:p>10</text:p>
          </table:table-cell>
          <table:table-cell table:style-name="ce52" office:value-type="float" office:value="-67.3065">
            <text:p>-67,3065</text:p>
          </table:table-cell>
          <table:table-cell office:value-type="float" office:value="-5.5776">
            <text:p>-5,5776</text:p>
          </table:table-cell>
          <table:table-cell table:style-name="ce63" table:formula="of:= TRUNC(([.AV12]-[.C84])/[.C84]*100; 4)" office:value-type="float" office:value="-0.8597">
            <text:p>-0,8597</text:p>
          </table:table-cell>
          <table:table-cell table:style-name="ce66" table:formula="of:= TRUNC(([.AW12]-[.D84])/[.D84]*100; 4)" office:value-type="float" office:value="3.492">
            <text:p>3,492</text:p>
          </table:table-cell>
          <table:table-cell table:style-name="ce63" table:formula="of:=[.AV12]-[.C84]" office:value-type="float" office:value="0.583699999999993">
            <text:p>0,5837</text:p>
          </table:table-cell>
          <table:table-cell table:style-name="ce58" table:formula="of:=[.AW12]-[.D84]" office:value-type="float" office:value="-0.1882">
            <text:p>-0,18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8.812">
            <text:p>-68,812</text:p>
          </table:table-cell>
          <table:table-cell table:style-name="ce54" office:value-type="float" office:value="-4.9883">
            <text:p>-4,9883</text:p>
          </table:table-cell>
          <table:table-cell table:style-name="ce52" table:formula="of:= TRUNC(([.C13]-[.C85])/[.C85]*100; 4)" office:value-type="float" office:value="1.7618">
            <text:p>1,7618</text:p>
          </table:table-cell>
          <table:table-cell table:style-name="ce54" table:formula="of:= TRUNC(([.D13]-[.D85])/[.D85]*100; 4)" office:value-type="float" office:value="-10.1547">
            <text:p>-10,1547</text:p>
          </table:table-cell>
          <table:table-cell table:formula="of:=[.C13]-[.C85]" office:value-type="float" office:value="-1.1914">
            <text:p>-1,1914</text:p>
          </table:table-cell>
          <table:table-cell table:formula="of:=[.D13]-[.D85]" office:value-type="float" office:value="0.563800000000001">
            <text:p>0,5638</text:p>
          </table:table-cell>
          <table:table-cell table:style-name="ce59"/>
          <table:table-cell/>
          <table:table-cell table:style-name="ce46" office:value-type="float" office:value="11">
            <text:p>11</text:p>
          </table:table-cell>
          <table:table-cell table:style-name="ce52" office:value-type="float" office:value="-67.2788">
            <text:p>-67,2788</text:p>
          </table:table-cell>
          <table:table-cell table:style-name="ce54" office:value-type="float" office:value="-5.6741">
            <text:p>-5,6741</text:p>
          </table:table-cell>
          <table:table-cell table:style-name="ce52" table:formula="of:= TRUNC(([.L13]-[.C85])/[.C85]*100; 4)" office:value-type="float" office:value="-0.5054">
            <text:p>-0,5054</text:p>
          </table:table-cell>
          <table:table-cell table:style-name="ce54" table:formula="of:= TRUNC(([.M13]-[.D85])/[.D85]*100; 4)" office:value-type="float" office:value="2.1973">
            <text:p>2,1973</text:p>
          </table:table-cell>
          <table:table-cell table:style-name="ce52" table:formula="of:=[.L13]-[.C85]" office:value-type="float" office:value="0.341799999999992">
            <text:p>0,3418</text:p>
          </table:table-cell>
          <table:table-cell table:style-name="ce54" table:formula="of:=[.M13]-[.D85]" office:value-type="float" office:value="-0.122">
            <text:p>-0,122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924">
            <text:p>-67,0924</text:p>
          </table:table-cell>
          <table:table-cell table:style-name="ce54" office:value-type="float" office:value="-5.7391">
            <text:p>-5,7391</text:p>
          </table:table-cell>
          <table:table-cell table:style-name="ce52" table:formula="of:= TRUNC(([.U13]-[.C85])/[.C85]*100; 4)" office:value-type="float" office:value="-0.7811">
            <text:p>-0,7811</text:p>
          </table:table-cell>
          <table:table-cell table:style-name="ce54" table:formula="of:= TRUNC(([.V13]-[.D85])/[.D85]*100; 4)" office:value-type="float" office:value="3.368">
            <text:p>3,368</text:p>
          </table:table-cell>
          <table:table-cell table:style-name="ce52" table:formula="of:=[.U13]-[.C85]" office:value-type="float" office:value="0.528199999999998">
            <text:p>0,5282</text:p>
          </table:table-cell>
          <table:table-cell table:style-name="ce54" table:formula="of:=[.V13]-[.D85]" office:value-type="float" office:value="-0.187">
            <text:p>-0,187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8.9776">
            <text:p>-68,9776</text:p>
          </table:table-cell>
          <table:table-cell table:style-name="ce54" office:value-type="float" office:value="-4.9776">
            <text:p>-4,9776</text:p>
          </table:table-cell>
          <table:table-cell table:style-name="ce52" table:formula="of:= TRUNC(([.AD13]-[.C85])/[.C85]*100; 4)" office:value-type="float" office:value="2.0067">
            <text:p>2,0067</text:p>
          </table:table-cell>
          <table:table-cell table:style-name="ce54" table:formula="of:=TRUNC( ([.AE13]-[.D85])/[.D85]*100; 4)" office:value-type="float" office:value="-10.3474">
            <text:p>-10,3474</text:p>
          </table:table-cell>
          <table:table-cell table:style-name="ce52" table:formula="of:= [.AD13]-[.C85]" office:value-type="float" office:value="-1.357">
            <text:p>-1,357</text:p>
          </table:table-cell>
          <table:table-cell table:style-name="ce54" table:formula="of:= [.AE13]-[.D85]" office:value-type="float" office:value="0.5745">
            <text:p>0,5745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2186">
            <text:p>-67,2186</text:p>
          </table:table-cell>
          <table:table-cell office:value-type="float" office:value="-5.6692">
            <text:p>-5,6692</text:p>
          </table:table-cell>
          <table:table-cell table:style-name="ce63" table:formula="of:= TRUNC(([.AM13]-[.C85])/[.C85]*100; 4)" office:value-type="float" office:value="-0.5944">
            <text:p>-0,5944</text:p>
          </table:table-cell>
          <table:table-cell table:style-name="ce54" table:formula="of:= TRUNC(([.AN13]-[.D85])/[.D85]*100; 4)" office:value-type="float" office:value="2.1091">
            <text:p>2,1091</text:p>
          </table:table-cell>
          <table:table-cell table:style-name="ce52" table:formula="of:=  [.AM13]-[.C85]" office:value-type="float" office:value="0.402000000000001">
            <text:p>0,402</text:p>
          </table:table-cell>
          <table:table-cell table:style-name="ce54" table:formula="of:=[.AN13]-[.D85]" office:value-type="float" office:value="-0.1171">
            <text:p>-0,1171</text:p>
          </table:table-cell>
          <table:table-cell table:style-name="ce59"/>
          <table:table-cell table:style-name="ce26"/>
          <table:table-cell table:style-name="ce46" office:value-type="float" office:value="11">
            <text:p>11</text:p>
          </table:table-cell>
          <table:table-cell table:style-name="ce52" office:value-type="float" office:value="-67.0331">
            <text:p>-67,0331</text:p>
          </table:table-cell>
          <table:table-cell office:value-type="float" office:value="-5.7334">
            <text:p>-5,7334</text:p>
          </table:table-cell>
          <table:table-cell table:style-name="ce63" table:formula="of:= TRUNC(([.AV13]-[.C85])/[.C85]*100; 4)" office:value-type="float" office:value="-0.8688">
            <text:p>-0,8688</text:p>
          </table:table-cell>
          <table:table-cell table:style-name="ce66" table:formula="of:= TRUNC(([.AW13]-[.D85])/[.D85]*100; 4)" office:value-type="float" office:value="3.2654">
            <text:p>3,2654</text:p>
          </table:table-cell>
          <table:table-cell table:style-name="ce63" table:formula="of:=[.AV13]-[.C85]" office:value-type="float" office:value="0.587499999999992">
            <text:p>0,5875</text:p>
          </table:table-cell>
          <table:table-cell table:style-name="ce58" table:formula="of:=[.AW13]-[.D85]" office:value-type="float" office:value="-0.181299999999999">
            <text:p>-0,181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8.511">
            <text:p>-68,511</text:p>
          </table:table-cell>
          <table:table-cell table:style-name="ce54" office:value-type="float" office:value="-5.1624">
            <text:p>-5,1624</text:p>
          </table:table-cell>
          <table:table-cell table:style-name="ce52" table:formula="of:= TRUNC(([.C14]-[.C86])/[.C86]*100; 4)" office:value-type="float" office:value="1.7919">
            <text:p>1,7919</text:p>
          </table:table-cell>
          <table:table-cell table:style-name="ce54" table:formula="of:= TRUNC(([.D14]-[.D86])/[.D86]*100; 4)" office:value-type="float" office:value="-9.5949">
            <text:p>-9,5949</text:p>
          </table:table-cell>
          <table:table-cell table:formula="of:=[.C14]-[.C86]" office:value-type="float" office:value="-1.20609999999999">
            <text:p>-1,2061</text:p>
          </table:table-cell>
          <table:table-cell table:formula="of:=[.D14]-[.D86]" office:value-type="float" office:value="0.5479">
            <text:p>0,5479</text:p>
          </table:table-cell>
          <table:table-cell table:style-name="ce59"/>
          <table:table-cell/>
          <table:table-cell table:style-name="ce46" office:value-type="float" office:value="12">
            <text:p>12</text:p>
          </table:table-cell>
          <table:table-cell table:style-name="ce52" office:value-type="float" office:value="-66.9611">
            <text:p>-66,9611</text:p>
          </table:table-cell>
          <table:table-cell table:style-name="ce54" office:value-type="float" office:value="-5.8279">
            <text:p>-5,8279</text:p>
          </table:table-cell>
          <table:table-cell table:style-name="ce52" table:formula="of:= TRUNC(([.L14]-[.C86])/[.C86]*100; 4)" office:value-type="float" office:value="-0.5108">
            <text:p>-0,5108</text:p>
          </table:table-cell>
          <table:table-cell table:style-name="ce54" table:formula="of:= TRUNC(([.M14]-[.D86])/[.D86]*100; 4)" office:value-type="float" office:value="2.0594">
            <text:p>2,0594</text:p>
          </table:table-cell>
          <table:table-cell table:style-name="ce52" table:formula="of:=[.L14]-[.C86]" office:value-type="float" office:value="0.343800000000002">
            <text:p>0,3438</text:p>
          </table:table-cell>
          <table:table-cell table:style-name="ce54" table:formula="of:=[.M14]-[.D86]" office:value-type="float" office:value="-0.117599999999999">
            <text:p>-0,1176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7738">
            <text:p>-66,7738</text:p>
          </table:table-cell>
          <table:table-cell table:style-name="ce54" office:value-type="float" office:value="-5.8907">
            <text:p>-5,8907</text:p>
          </table:table-cell>
          <table:table-cell table:style-name="ce52" table:formula="of:= TRUNC(([.U14]-[.C86])/[.C86]*100; 4)" office:value-type="float" office:value="-0.789">
            <text:p>-0,789</text:p>
          </table:table-cell>
          <table:table-cell table:style-name="ce54" table:formula="of:= TRUNC(([.V14]-[.D86])/[.D86]*100; 4)" office:value-type="float" office:value="3.1592">
            <text:p>3,1592</text:p>
          </table:table-cell>
          <table:table-cell table:style-name="ce52" table:formula="of:=[.U14]-[.C86]" office:value-type="float" office:value="0.531100000000009">
            <text:p>0,5311</text:p>
          </table:table-cell>
          <table:table-cell table:style-name="ce54" table:formula="of:=[.V14]-[.D86]" office:value-type="float" office:value="-0.1804">
            <text:p>-0,1804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8.4714">
            <text:p>-68,4714</text:p>
          </table:table-cell>
          <table:table-cell table:style-name="ce54" office:value-type="float" office:value="-5.1519">
            <text:p>-5,1519</text:p>
          </table:table-cell>
          <table:table-cell table:style-name="ce52" table:formula="of:= TRUNC(([.AD14]-[.C86])/[.C86]*100; 4)" office:value-type="float" office:value="1.7331">
            <text:p>1,7331</text:p>
          </table:table-cell>
          <table:table-cell table:style-name="ce54" table:formula="of:=TRUNC( ([.AE14]-[.D86])/[.D86]*100; 4)" office:value-type="float" office:value="-9.7788">
            <text:p>-9,7788</text:p>
          </table:table-cell>
          <table:table-cell table:style-name="ce52" table:formula="of:= [.AD14]-[.C86]" office:value-type="float" office:value="-1.1665">
            <text:p>-1,1665</text:p>
          </table:table-cell>
          <table:table-cell table:style-name="ce54" table:formula="of:= [.AE14]-[.D86]" office:value-type="float" office:value="0.5584">
            <text:p>0,5584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8988">
            <text:p>-66,8988</text:p>
          </table:table-cell>
          <table:table-cell office:value-type="float" office:value="-5.823">
            <text:p>-5,823</text:p>
          </table:table-cell>
          <table:table-cell table:style-name="ce63" table:formula="of:= TRUNC(([.AM14]-[.C86])/[.C86]*100; 4)" office:value-type="float" office:value="-0.6033">
            <text:p>-0,6033</text:p>
          </table:table-cell>
          <table:table-cell table:style-name="ce54" table:formula="of:= TRUNC(([.AN14]-[.D86])/[.D86]*100; 4)" office:value-type="float" office:value="1.9736">
            <text:p>1,9736</text:p>
          </table:table-cell>
          <table:table-cell table:style-name="ce52" table:formula="of:=  [.AM14]-[.C86]" office:value-type="float" office:value="0.406100000000009">
            <text:p>0,4061</text:p>
          </table:table-cell>
          <table:table-cell table:style-name="ce54" table:formula="of:=[.AN14]-[.D86]" office:value-type="float" office:value="-0.1127">
            <text:p>-0,1127</text:p>
          </table:table-cell>
          <table:table-cell table:style-name="ce59"/>
          <table:table-cell table:style-name="ce26"/>
          <table:table-cell table:style-name="ce46" office:value-type="float" office:value="12">
            <text:p>12</text:p>
          </table:table-cell>
          <table:table-cell table:style-name="ce52" office:value-type="float" office:value="-66.7122">
            <text:p>-66,7122</text:p>
          </table:table-cell>
          <table:table-cell office:value-type="float" office:value="-5.8849">
            <text:p>-5,8849</text:p>
          </table:table-cell>
          <table:table-cell table:style-name="ce63" table:formula="of:= TRUNC(([.AV14]-[.C86])/[.C86]*100; 4)" office:value-type="float" office:value="-0.8806">
            <text:p>-0,8806</text:p>
          </table:table-cell>
          <table:table-cell table:style-name="ce66" table:formula="of:= TRUNC(([.AW14]-[.D86])/[.D86]*100; 4)" office:value-type="float" office:value="3.0576">
            <text:p>3,0576</text:p>
          </table:table-cell>
          <table:table-cell table:style-name="ce63" table:formula="of:=[.AV14]-[.C86]" office:value-type="float" office:value="0.592700000000008">
            <text:p>0,5927</text:p>
          </table:table-cell>
          <table:table-cell table:style-name="ce58" table:formula="of:=[.AW14]-[.D86]" office:value-type="float" office:value="-0.1746">
            <text:p>-0,17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8.1843">
            <text:p>-68,1843</text:p>
          </table:table-cell>
          <table:table-cell table:style-name="ce54" office:value-type="float" office:value="-5.3318">
            <text:p>-5,3318</text:p>
          </table:table-cell>
          <table:table-cell table:style-name="ce52" table:formula="of:= TRUNC(([.C15]-[.C87])/[.C87]*100; 4)" office:value-type="float" office:value="1.8326">
            <text:p>1,8326</text:p>
          </table:table-cell>
          <table:table-cell table:style-name="ce54" table:formula="of:= TRUNC(([.D15]-[.D87])/[.D87]*100; 4)" office:value-type="float" office:value="-9.0741">
            <text:p>-9,0741</text:p>
          </table:table-cell>
          <table:table-cell table:formula="of:=[.C15]-[.C87]" office:value-type="float" office:value="-1.22709999999999">
            <text:p>-1,2271</text:p>
          </table:table-cell>
          <table:table-cell table:formula="of:=[.D15]-[.D87]" office:value-type="float" office:value="0.5321">
            <text:p>0,5321</text:p>
          </table:table-cell>
          <table:table-cell table:style-name="ce59"/>
          <table:table-cell/>
          <table:table-cell table:style-name="ce46" office:value-type="float" office:value="13">
            <text:p>13</text:p>
          </table:table-cell>
          <table:table-cell table:style-name="ce52" office:value-type="float" office:value="-66.6089">
            <text:p>-66,6089</text:p>
          </table:table-cell>
          <table:table-cell table:style-name="ce54" office:value-type="float" office:value="-5.9774">
            <text:p>-5,9774</text:p>
          </table:table-cell>
          <table:table-cell table:style-name="ce52" table:formula="of:= TRUNC(([.L15]-[.C87])/[.C87]*100; 4)" office:value-type="float" office:value="-0.5201">
            <text:p>-0,5201</text:p>
          </table:table-cell>
          <table:table-cell table:style-name="ce54" table:formula="of:= TRUNC(([.M15]-[.D87])/[.D87]*100; 4)" office:value-type="float" office:value="1.9355">
            <text:p>1,9355</text:p>
          </table:table-cell>
          <table:table-cell table:style-name="ce52" table:formula="of:=[.L15]-[.C87]" office:value-type="float" office:value="0.348299999999995">
            <text:p>0,3483</text:p>
          </table:table-cell>
          <table:table-cell table:style-name="ce54" table:formula="of:=[.M15]-[.D87]" office:value-type="float" office:value="-0.1135">
            <text:p>-0,1135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4197">
            <text:p>-66,4197</text:p>
          </table:table-cell>
          <table:table-cell table:style-name="ce54" office:value-type="float" office:value="-6.038">
            <text:p>-6,038</text:p>
          </table:table-cell>
          <table:table-cell table:style-name="ce52" table:formula="of:= TRUNC(([.U15]-[.C87])/[.C87]*100; 4)" office:value-type="float" office:value="-0.8027">
            <text:p>-0,8027</text:p>
          </table:table-cell>
          <table:table-cell table:style-name="ce54" table:formula="of:= TRUNC(([.V15]-[.D87])/[.D87]*100; 4)" office:value-type="float" office:value="2.969">
            <text:p>2,969</text:p>
          </table:table-cell>
          <table:table-cell table:style-name="ce52" table:formula="of:=[.U15]-[.C87]" office:value-type="float" office:value="0.537499999999994">
            <text:p>0,5375</text:p>
          </table:table-cell>
          <table:table-cell table:style-name="ce54" table:formula="of:=[.V15]-[.D87]" office:value-type="float" office:value="-0.1741">
            <text:p>-0,1741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8.1431">
            <text:p>-68,1431</text:p>
          </table:table-cell>
          <table:table-cell table:style-name="ce54" office:value-type="float" office:value="-5.3215">
            <text:p>-5,3215</text:p>
          </table:table-cell>
          <table:table-cell table:style-name="ce52" table:formula="of:= TRUNC(([.AD15]-[.C87])/[.C87]*100; 4)" office:value-type="float" office:value="1.7711">
            <text:p>1,7711</text:p>
          </table:table-cell>
          <table:table-cell table:style-name="ce54" table:formula="of:=TRUNC( ([.AE15]-[.D87])/[.D87]*100; 4)" office:value-type="float" office:value="-9.2498">
            <text:p>-9,2498</text:p>
          </table:table-cell>
          <table:table-cell table:style-name="ce52" table:formula="of:= [.AD15]-[.C87]" office:value-type="float" office:value="-1.1859">
            <text:p>-1,1859</text:p>
          </table:table-cell>
          <table:table-cell table:style-name="ce54" table:formula="of:= [.AE15]-[.D87]" office:value-type="float" office:value="0.5424">
            <text:p>0,542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5441">
            <text:p>-66,5441</text:p>
          </table:table-cell>
          <table:table-cell office:value-type="float" office:value="-5.9723">
            <text:p>-5,9723</text:p>
          </table:table-cell>
          <table:table-cell table:style-name="ce63" table:formula="of:= TRUNC(([.AM15]-[.C87])/[.C87]*100; 4)" office:value-type="float" office:value="-0.6169">
            <text:p>-0,6169</text:p>
          </table:table-cell>
          <table:table-cell table:style-name="ce54" table:formula="of:= TRUNC(([.AN15]-[.D87])/[.D87]*100; 4)" office:value-type="float" office:value="1.8485">
            <text:p>1,8485</text:p>
          </table:table-cell>
          <table:table-cell table:style-name="ce52" table:formula="of:=  [.AM15]-[.C87]" office:value-type="float" office:value="0.4131">
            <text:p>0,4131</text:p>
          </table:table-cell>
          <table:table-cell table:style-name="ce54" table:formula="of:=[.AN15]-[.D87]" office:value-type="float" office:value="-0.1084">
            <text:p>-0,1084</text:p>
          </table:table-cell>
          <table:table-cell table:style-name="ce59"/>
          <table:table-cell table:style-name="ce26"/>
          <table:table-cell table:style-name="ce46" office:value-type="float" office:value="13">
            <text:p>13</text:p>
          </table:table-cell>
          <table:table-cell table:style-name="ce52" office:value-type="float" office:value="-66.3551">
            <text:p>-66,3551</text:p>
          </table:table-cell>
          <table:table-cell office:value-type="float" office:value="-6.0321">
            <text:p>-6,0321</text:p>
          </table:table-cell>
          <table:table-cell table:style-name="ce63" table:formula="of:= TRUNC(([.AV15]-[.C87])/[.C87]*100; 4)" office:value-type="float" office:value="-0.8992">
            <text:p>-0,8992</text:p>
          </table:table-cell>
          <table:table-cell table:style-name="ce66" table:formula="of:= TRUNC(([.AW15]-[.D87])/[.D87]*100; 4)" office:value-type="float" office:value="2.8683">
            <text:p>2,8683</text:p>
          </table:table-cell>
          <table:table-cell table:style-name="ce63" table:formula="of:=[.AV15]-[.C87]" office:value-type="float" office:value="0.602100000000007">
            <text:p>0,6021</text:p>
          </table:table-cell>
          <table:table-cell table:style-name="ce58" table:formula="of:=[.AW15]-[.D87]" office:value-type="float" office:value="-0.1682">
            <text:p>-0,16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7.8403">
            <text:p>-67,8403</text:p>
          </table:table-cell>
          <table:table-cell table:style-name="ce54" office:value-type="float" office:value="-5.4965">
            <text:p>-5,4965</text:p>
          </table:table-cell>
          <table:table-cell table:style-name="ce52" table:formula="of:= TRUNC(([.C16]-[.C88])/[.C88]*100; 4)" office:value-type="float" office:value="1.8864">
            <text:p>1,8864</text:p>
          </table:table-cell>
          <table:table-cell table:style-name="ce54" table:formula="of:= TRUNC(([.D16]-[.D88])/[.D88]*100; 4)" office:value-type="float" office:value="-8.5897">
            <text:p>-8,5897</text:p>
          </table:table-cell>
          <table:table-cell table:formula="of:=[.C16]-[.C88]" office:value-type="float" office:value="-1.2561">
            <text:p>-1,2561</text:p>
          </table:table-cell>
          <table:table-cell table:formula="of:=[.D16]-[.D88]" office:value-type="float" office:value="0.5165">
            <text:p>0,5165</text:p>
          </table:table-cell>
          <table:table-cell table:style-name="ce59"/>
          <table:table-cell/>
          <table:table-cell table:style-name="ce46" office:value-type="float" office:value="14">
            <text:p>14</text:p>
          </table:table-cell>
          <table:table-cell table:style-name="ce52" office:value-type="float" office:value="-66.2286">
            <text:p>-66,2286</text:p>
          </table:table-cell>
          <table:table-cell table:style-name="ce54" office:value-type="float" office:value="-6.1223">
            <text:p>-6,1223</text:p>
          </table:table-cell>
          <table:table-cell table:style-name="ce52" table:formula="of:= TRUNC(([.L16]-[.C88])/[.C88]*100; 4)" office:value-type="float" office:value="-0.534">
            <text:p>-0,534</text:p>
          </table:table-cell>
          <table:table-cell table:style-name="ce54" table:formula="of:= TRUNC(([.M16]-[.D88])/[.D88]*100; 4)" office:value-type="float" office:value="1.8177">
            <text:p>1,8177</text:p>
          </table:table-cell>
          <table:table-cell table:style-name="ce52" table:formula="of:=[.L16]-[.C88]" office:value-type="float" office:value="0.355599999999995">
            <text:p>0,3556</text:p>
          </table:table-cell>
          <table:table-cell table:style-name="ce54" table:formula="of:=[.M16]-[.D88]" office:value-type="float" office:value="-0.1093">
            <text:p>-0,1093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6.0352">
            <text:p>-66,0352</text:p>
          </table:table-cell>
          <table:table-cell table:style-name="ce54" office:value-type="float" office:value="-6.1808">
            <text:p>-6,1808</text:p>
          </table:table-cell>
          <table:table-cell table:style-name="ce52" table:formula="of:= TRUNC(([.U16]-[.C88])/[.C88]*100; 4)" office:value-type="float" office:value="-0.8245">
            <text:p>-0,8245</text:p>
          </table:table-cell>
          <table:table-cell table:style-name="ce54" table:formula="of:= TRUNC(([.V16]-[.D88])/[.D88]*100; 4)" office:value-type="float" office:value="2.7906">
            <text:p>2,7906</text:p>
          </table:table-cell>
          <table:table-cell table:style-name="ce52" table:formula="of:=[.U16]-[.C88]" office:value-type="float" office:value="0.548999999999992">
            <text:p>0,549</text:p>
          </table:table-cell>
          <table:table-cell table:style-name="ce54" table:formula="of:=[.V16]-[.D88]" office:value-type="float" office:value="-0.1678">
            <text:p>-0,1678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7.7977">
            <text:p>-67,7977</text:p>
          </table:table-cell>
          <table:table-cell table:style-name="ce54" office:value-type="float" office:value="-5.4862">
            <text:p>-5,4862</text:p>
          </table:table-cell>
          <table:table-cell table:style-name="ce52" table:formula="of:= TRUNC(([.AD16]-[.C88])/[.C88]*100; 4)" office:value-type="float" office:value="1.8225">
            <text:p>1,8225</text:p>
          </table:table-cell>
          <table:table-cell table:style-name="ce54" table:formula="of:=TRUNC( ([.AE16]-[.D88])/[.D88]*100; 4)" office:value-type="float" office:value="-8.761">
            <text:p>-8,761</text:p>
          </table:table-cell>
          <table:table-cell table:style-name="ce52" table:formula="of:= [.AD16]-[.C88]" office:value-type="float" office:value="-1.21350000000001">
            <text:p>-1,2135</text:p>
          </table:table-cell>
          <table:table-cell table:style-name="ce54" table:formula="of:= [.AE16]-[.D88]" office:value-type="float" office:value="0.5268">
            <text:p>0,5268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6.1608">
            <text:p>-66,1608</text:p>
          </table:table-cell>
          <table:table-cell office:value-type="float" office:value="-6.1172">
            <text:p>-6,1172</text:p>
          </table:table-cell>
          <table:table-cell table:style-name="ce63" table:formula="of:= TRUNC(([.AM16]-[.C88])/[.C88]*100; 4)" office:value-type="float" office:value="-0.6358">
            <text:p>-0,6358</text:p>
          </table:table-cell>
          <table:table-cell table:style-name="ce54" table:formula="of:= TRUNC(([.AN16]-[.D88])/[.D88]*100; 4)" office:value-type="float" office:value="1.7329">
            <text:p>1,7329</text:p>
          </table:table-cell>
          <table:table-cell table:style-name="ce52" table:formula="of:=  [.AM16]-[.C88]" office:value-type="float" office:value="0.423400000000001">
            <text:p>0,4234</text:p>
          </table:table-cell>
          <table:table-cell table:style-name="ce54" table:formula="of:=[.AN16]-[.D88]" office:value-type="float" office:value="-0.104200000000001">
            <text:p>-0,1042</text:p>
          </table:table-cell>
          <table:table-cell table:style-name="ce59"/>
          <table:table-cell table:style-name="ce26"/>
          <table:table-cell table:style-name="ce46" office:value-type="float" office:value="14">
            <text:p>14</text:p>
          </table:table-cell>
          <table:table-cell table:style-name="ce52" office:value-type="float" office:value="-65.9675">
            <text:p>-65,9675</text:p>
          </table:table-cell>
          <table:table-cell office:value-type="float" office:value="-6.1748">
            <text:p>-6,1748</text:p>
          </table:table-cell>
          <table:table-cell table:style-name="ce63" table:formula="of:= TRUNC(([.AV16]-[.C88])/[.C88]*100; 4)" office:value-type="float" office:value="-0.9261">
            <text:p>-0,9261</text:p>
          </table:table-cell>
          <table:table-cell table:style-name="ce66" table:formula="of:= TRUNC(([.AW16]-[.D88])/[.D88]*100; 4)" office:value-type="float" office:value="2.6908">
            <text:p>2,6908</text:p>
          </table:table-cell>
          <table:table-cell table:style-name="ce63" table:formula="of:=[.AV16]-[.C88]" office:value-type="float" office:value="0.616699999999995">
            <text:p>0,6167</text:p>
          </table:table-cell>
          <table:table-cell table:style-name="ce58" table:formula="of:=[.AW16]-[.D88]" office:value-type="float" office:value="-0.1618">
            <text:p>-0,161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7.4835">
            <text:p>-67,4835</text:p>
          </table:table-cell>
          <table:table-cell table:style-name="ce54" office:value-type="float" office:value="-5.6564">
            <text:p>-5,6564</text:p>
          </table:table-cell>
          <table:table-cell table:style-name="ce52" table:formula="of:= TRUNC(([.C17]-[.C89])/[.C89]*100; 4)" office:value-type="float" office:value="1.9571">
            <text:p>1,9571</text:p>
          </table:table-cell>
          <table:table-cell table:style-name="ce54" table:formula="of:= TRUNC(([.D17]-[.D89])/[.D89]*100; 4)" office:value-type="float" office:value="-8.138">
            <text:p>-8,138</text:p>
          </table:table-cell>
          <table:table-cell table:formula="of:=[.C17]-[.C89]" office:value-type="float" office:value="-1.2954">
            <text:p>-1,2954</text:p>
          </table:table-cell>
          <table:table-cell table:formula="of:=[.D17]-[.D89]" office:value-type="float" office:value="0.5011">
            <text:p>0,5011</text:p>
          </table:table-cell>
          <table:table-cell table:style-name="ce59"/>
          <table:table-cell/>
          <table:table-cell table:style-name="ce46" office:value-type="float" office:value="15">
            <text:p>15</text:p>
          </table:table-cell>
          <table:table-cell table:style-name="ce52" office:value-type="float" office:value="-65.8223">
            <text:p>-65,8223</text:p>
          </table:table-cell>
          <table:table-cell table:style-name="ce54" office:value-type="float" office:value="-6.2628">
            <text:p>-6,2628</text:p>
          </table:table-cell>
          <table:table-cell table:style-name="ce52" table:formula="of:= TRUNC(([.L17]-[.C89])/[.C89]*100; 4)" office:value-type="float" office:value="-0.5526">
            <text:p>-0,5526</text:p>
          </table:table-cell>
          <table:table-cell table:style-name="ce54" table:formula="of:= TRUNC(([.M17]-[.D89])/[.D89]*100; 4)" office:value-type="float" office:value="1.7101">
            <text:p>1,7101</text:p>
          </table:table-cell>
          <table:table-cell table:style-name="ce52" table:formula="of:=[.L17]-[.C89]" office:value-type="float" office:value="0.365800000000007">
            <text:p>0,3658</text:p>
          </table:table-cell>
          <table:table-cell table:style-name="ce54" table:formula="of:=[.M17]-[.D89]" office:value-type="float" office:value="-0.105300000000001">
            <text:p>-0,1053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6226">
            <text:p>-65,6226</text:p>
          </table:table-cell>
          <table:table-cell table:style-name="ce54" office:value-type="float" office:value="-6.3192">
            <text:p>-6,3192</text:p>
          </table:table-cell>
          <table:table-cell table:style-name="ce52" table:formula="of:= TRUNC(([.U17]-[.C89])/[.C89]*100; 4)" office:value-type="float" office:value="-0.8543">
            <text:p>-0,8543</text:p>
          </table:table-cell>
          <table:table-cell table:style-name="ce54" table:formula="of:= TRUNC(([.V17]-[.D89])/[.D89]*100; 4)" office:value-type="float" office:value="2.626">
            <text:p>2,626</text:p>
          </table:table-cell>
          <table:table-cell table:style-name="ce52" table:formula="of:=[.U17]-[.C89]" office:value-type="float" office:value="0.5655">
            <text:p>0,5655</text:p>
          </table:table-cell>
          <table:table-cell table:style-name="ce54" table:formula="of:=[.V17]-[.D89]" office:value-type="float" office:value="-0.161700000000001">
            <text:p>-0,1617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7.4388">
            <text:p>-67,4388</text:p>
          </table:table-cell>
          <table:table-cell table:style-name="ce54" office:value-type="float" office:value="-5.6463">
            <text:p>-5,6463</text:p>
          </table:table-cell>
          <table:table-cell table:style-name="ce52" table:formula="of:= TRUNC(([.AD17]-[.C89])/[.C89]*100; 4)" office:value-type="float" office:value="1.8896">
            <text:p>1,8896</text:p>
          </table:table-cell>
          <table:table-cell table:style-name="ce54" table:formula="of:=TRUNC( ([.AE17]-[.D89])/[.D89]*100; 4)" office:value-type="float" office:value="-8.302">
            <text:p>-8,302</text:p>
          </table:table-cell>
          <table:table-cell table:style-name="ce52" table:formula="of:= [.AD17]-[.C89]" office:value-type="float" office:value="-1.25069999999999">
            <text:p>-1,2507</text:p>
          </table:table-cell>
          <table:table-cell table:style-name="ce54" table:formula="of:= [.AE17]-[.D89]" office:value-type="float" office:value="0.5112">
            <text:p>0,5112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7508">
            <text:p>-65,7508</text:p>
          </table:table-cell>
          <table:table-cell office:value-type="float" office:value="-6.2575">
            <text:p>-6,2575</text:p>
          </table:table-cell>
          <table:table-cell table:style-name="ce63" table:formula="of:= TRUNC(([.AM17]-[.C89])/[.C89]*100; 4)" office:value-type="float" office:value="-0.6606">
            <text:p>-0,6606</text:p>
          </table:table-cell>
          <table:table-cell table:style-name="ce54" table:formula="of:= TRUNC(([.AN17]-[.D89])/[.D89]*100; 4)" office:value-type="float" office:value="1.624">
            <text:p>1,624</text:p>
          </table:table-cell>
          <table:table-cell table:style-name="ce52" table:formula="of:=  [.AM17]-[.C89]" office:value-type="float" office:value="0.437300000000008">
            <text:p>0,4373</text:p>
          </table:table-cell>
          <table:table-cell table:style-name="ce54" table:formula="of:=[.AN17]-[.D89]" office:value-type="float" office:value="-0.100000000000001">
            <text:p>-0,1</text:p>
          </table:table-cell>
          <table:table-cell table:style-name="ce59"/>
          <table:table-cell table:style-name="ce26"/>
          <table:table-cell table:style-name="ce46" office:value-type="float" office:value="15">
            <text:p>15</text:p>
          </table:table-cell>
          <table:table-cell table:style-name="ce52" office:value-type="float" office:value="-65.5507">
            <text:p>-65,5507</text:p>
          </table:table-cell>
          <table:table-cell office:value-type="float" office:value="-6.3131">
            <text:p>-6,3131</text:p>
          </table:table-cell>
          <table:table-cell table:style-name="ce63" table:formula="of:= TRUNC(([.AV17]-[.C89])/[.C89]*100; 4)" office:value-type="float" office:value="-0.963">
            <text:p>-0,963</text:p>
          </table:table-cell>
          <table:table-cell table:style-name="ce66" table:formula="of:= TRUNC(([.AW17]-[.D89])/[.D89]*100; 4)" office:value-type="float" office:value="2.5269">
            <text:p>2,5269</text:p>
          </table:table-cell>
          <table:table-cell table:style-name="ce63" table:formula="of:=[.AV17]-[.C89]" office:value-type="float" office:value="0.6374">
            <text:p>0,6374</text:p>
          </table:table-cell>
          <table:table-cell table:style-name="ce58" table:formula="of:=[.AW17]-[.D89]" office:value-type="float" office:value="-0.155600000000001">
            <text:p>-0,155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7.1137">
            <text:p>-67,1137</text:p>
          </table:table-cell>
          <table:table-cell table:style-name="ce54" office:value-type="float" office:value="-5.8116">
            <text:p>-5,8116</text:p>
          </table:table-cell>
          <table:table-cell table:style-name="ce52" table:formula="of:= TRUNC(([.C18]-[.C90])/[.C90]*100; 4)" office:value-type="float" office:value="2.0448">
            <text:p>2,0448</text:p>
          </table:table-cell>
          <table:table-cell table:style-name="ce54" table:formula="of:= TRUNC(([.D18]-[.D90])/[.D90]*100; 4)" office:value-type="float" office:value="-7.7142">
            <text:p>-7,7142</text:p>
          </table:table-cell>
          <table:table-cell table:formula="of:=[.C18]-[.C90]" office:value-type="float" office:value="-1.3449">
            <text:p>-1,3449</text:p>
          </table:table-cell>
          <table:table-cell table:formula="of:=[.D18]-[.D90]" office:value-type="float" office:value="0.485799999999999">
            <text:p>0,4858</text:p>
          </table:table-cell>
          <table:table-cell table:style-name="ce59"/>
          <table:table-cell/>
          <table:table-cell table:style-name="ce46" office:value-type="float" office:value="16">
            <text:p>16</text:p>
          </table:table-cell>
          <table:table-cell table:style-name="ce52" office:value-type="float" office:value="-65.3893">
            <text:p>-65,3893</text:p>
          </table:table-cell>
          <table:table-cell table:style-name="ce54" office:value-type="float" office:value="-6.3988">
            <text:p>-6,3988</text:p>
          </table:table-cell>
          <table:table-cell table:style-name="ce52" table:formula="of:= TRUNC(([.L18]-[.C90])/[.C90]*100; 4)" office:value-type="float" office:value="-0.577">
            <text:p>-0,577</text:p>
          </table:table-cell>
          <table:table-cell table:style-name="ce54" table:formula="of:= TRUNC(([.M18]-[.D90])/[.D90]*100; 4)" office:value-type="float" office:value="1.6101">
            <text:p>1,6101</text:p>
          </table:table-cell>
          <table:table-cell table:style-name="ce52" table:formula="of:=[.L18]-[.C90]" office:value-type="float" office:value="0.379499999999993">
            <text:p>0,3795</text:p>
          </table:table-cell>
          <table:table-cell table:style-name="ce54" table:formula="of:=[.M18]-[.D90]" office:value-type="float" office:value="-0.1014">
            <text:p>-0,1014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1803">
            <text:p>-65,1803</text:p>
          </table:table-cell>
          <table:table-cell table:style-name="ce54" office:value-type="float" office:value="-6.4532">
            <text:p>-6,4532</text:p>
          </table:table-cell>
          <table:table-cell table:style-name="ce52" table:formula="of:= TRUNC(([.U18]-[.C90])/[.C90]*100; 4)" office:value-type="float" office:value="-0.8948">
            <text:p>-0,8948</text:p>
          </table:table-cell>
          <table:table-cell table:style-name="ce54" table:formula="of:= TRUNC(([.V18]-[.D90])/[.D90]*100; 4)" office:value-type="float" office:value="2.474">
            <text:p>2,474</text:p>
          </table:table-cell>
          <table:table-cell table:style-name="ce52" table:formula="of:=[.U18]-[.C90]" office:value-type="float" office:value="0.588499999999996">
            <text:p>0,5885</text:p>
          </table:table-cell>
          <table:table-cell table:style-name="ce54" table:formula="of:=[.V18]-[.D90]" office:value-type="float" office:value="-0.1558">
            <text:p>-0,1558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7.0668">
            <text:p>-67,0668</text:p>
          </table:table-cell>
          <table:table-cell table:style-name="ce54" office:value-type="float" office:value="-5.8016">
            <text:p>-5,8016</text:p>
          </table:table-cell>
          <table:table-cell table:style-name="ce52" table:formula="of:= TRUNC(([.AD18]-[.C90])/[.C90]*100; 4)" office:value-type="float" office:value="1.9735">
            <text:p>1,9735</text:p>
          </table:table-cell>
          <table:table-cell table:style-name="ce54" table:formula="of:=TRUNC( ([.AE18]-[.D90])/[.D90]*100; 4)" office:value-type="float" office:value="-7.873">
            <text:p>-7,873</text:p>
          </table:table-cell>
          <table:table-cell table:style-name="ce52" table:formula="of:= [.AD18]-[.C90]" office:value-type="float" office:value="-1.298">
            <text:p>-1,298</text:p>
          </table:table-cell>
          <table:table-cell table:style-name="ce54" table:formula="of:= [.AE18]-[.D90]" office:value-type="float" office:value="0.495799999999999">
            <text:p>0,4958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3133">
            <text:p>-65,3133</text:p>
          </table:table-cell>
          <table:table-cell office:value-type="float" office:value="-6.3934">
            <text:p>-6,3934</text:p>
          </table:table-cell>
          <table:table-cell table:style-name="ce63" table:formula="of:= TRUNC(([.AM18]-[.C90])/[.C90]*100; 4)" office:value-type="float" office:value="-0.6925">
            <text:p>-0,6925</text:p>
          </table:table-cell>
          <table:table-cell table:style-name="ce54" table:formula="of:= TRUNC(([.AN18]-[.D90])/[.D90]*100; 4)" office:value-type="float" office:value="1.5244">
            <text:p>1,5244</text:p>
          </table:table-cell>
          <table:table-cell table:style-name="ce52" table:formula="of:=  [.AM18]-[.C90]" office:value-type="float" office:value="0.455500000000001">
            <text:p>0,4555</text:p>
          </table:table-cell>
          <table:table-cell table:style-name="ce54" table:formula="of:=[.AN18]-[.D90]" office:value-type="float" office:value="-0.0960000000000001">
            <text:p>-0,096</text:p>
          </table:table-cell>
          <table:table-cell table:style-name="ce59"/>
          <table:table-cell table:style-name="ce26"/>
          <table:table-cell table:style-name="ce46" office:value-type="float" office:value="16">
            <text:p>16</text:p>
          </table:table-cell>
          <table:table-cell table:style-name="ce52" office:value-type="float" office:value="-65.1033">
            <text:p>-65,1033</text:p>
          </table:table-cell>
          <table:table-cell office:value-type="float" office:value="-6.4469">
            <text:p>-6,4469</text:p>
          </table:table-cell>
          <table:table-cell table:style-name="ce63" table:formula="of:= TRUNC(([.AV18]-[.C90])/[.C90]*100; 4)" office:value-type="float" office:value="-1.0118">
            <text:p>-1,0118</text:p>
          </table:table-cell>
          <table:table-cell table:style-name="ce66" table:formula="of:= TRUNC(([.AW18]-[.D90])/[.D90]*100; 4)" office:value-type="float" office:value="2.3739">
            <text:p>2,3739</text:p>
          </table:table-cell>
          <table:table-cell table:style-name="ce63" table:formula="of:=[.AV18]-[.C90]" office:value-type="float" office:value="0.665499999999994">
            <text:p>0,6655</text:p>
          </table:table-cell>
          <table:table-cell table:style-name="ce58" table:formula="of:=[.AW18]-[.D90]" office:value-type="float" office:value="-0.149500000000001">
            <text:p>-0,149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6.7298">
            <text:p>-66,7298</text:p>
          </table:table-cell>
          <table:table-cell table:style-name="ce54" office:value-type="float" office:value="-5.9622">
            <text:p>-5,9622</text:p>
          </table:table-cell>
          <table:table-cell table:style-name="ce52" table:formula="of:= TRUNC(([.C19]-[.C91])/[.C91]*100; 4)" office:value-type="float" office:value="2.1521">
            <text:p>2,1521</text:p>
          </table:table-cell>
          <table:table-cell table:style-name="ce54" table:formula="of:= TRUNC(([.D19]-[.D91])/[.D91]*100; 4)" office:value-type="float" office:value="-7.3141">
            <text:p>-7,3141</text:p>
          </table:table-cell>
          <table:table-cell table:formula="of:=[.C19]-[.C91]" office:value-type="float" office:value="-1.4059">
            <text:p>-1,4059</text:p>
          </table:table-cell>
          <table:table-cell table:formula="of:=[.D19]-[.D91]" office:value-type="float" office:value="0.4705">
            <text:p>0,4705</text:p>
          </table:table-cell>
          <table:table-cell table:style-name="ce59"/>
          <table:table-cell/>
          <table:table-cell table:style-name="ce46" office:value-type="float" office:value="17">
            <text:p>17</text:p>
          </table:table-cell>
          <table:table-cell table:style-name="ce52" office:value-type="float" office:value="-64.9266">
            <text:p>-64,9266</text:p>
          </table:table-cell>
          <table:table-cell table:style-name="ce54" office:value-type="float" office:value="-6.5302">
            <text:p>-6,5302</text:p>
          </table:table-cell>
          <table:table-cell table:style-name="ce52" table:formula="of:= TRUNC(([.L19]-[.C91])/[.C91]*100; 4)" office:value-type="float" office:value="-0.6082">
            <text:p>-0,6082</text:p>
          </table:table-cell>
          <table:table-cell table:style-name="ce54" table:formula="of:= TRUNC(([.M19]-[.D91])/[.D91]*100; 4)" office:value-type="float" office:value="1.5156">
            <text:p>1,5156</text:p>
          </table:table-cell>
          <table:table-cell table:style-name="ce52" table:formula="of:=[.L19]-[.C91]" office:value-type="float" office:value="0.397300000000001">
            <text:p>0,3973</text:p>
          </table:table-cell>
          <table:table-cell table:style-name="ce54" table:formula="of:=[.M19]-[.D91]" office:value-type="float" office:value="-0.0975000000000001">
            <text:p>-0,0975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7047">
            <text:p>-64,7047</text:p>
          </table:table-cell>
          <table:table-cell table:style-name="ce54" office:value-type="float" office:value="-6.5826">
            <text:p>-6,5826</text:p>
          </table:table-cell>
          <table:table-cell table:style-name="ce52" table:formula="of:= TRUNC(([.U19]-[.C91])/[.C91]*100; 4)" office:value-type="float" office:value="-0.9478">
            <text:p>-0,9478</text:p>
          </table:table-cell>
          <table:table-cell table:style-name="ce54" table:formula="of:= TRUNC(([.V19]-[.D91])/[.D91]*100; 4)" office:value-type="float" office:value="2.3302">
            <text:p>2,3302</text:p>
          </table:table-cell>
          <table:table-cell table:style-name="ce52" table:formula="of:=[.U19]-[.C91]" office:value-type="float" office:value="0.619199999999992">
            <text:p>0,6192</text:p>
          </table:table-cell>
          <table:table-cell table:style-name="ce54" table:formula="of:=[.V19]-[.D91]" office:value-type="float" office:value="-0.149900000000001">
            <text:p>-0,1499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6.6809">
            <text:p>-66,6809</text:p>
          </table:table-cell>
          <table:table-cell table:style-name="ce54" office:value-type="float" office:value="-5.9523">
            <text:p>-5,9523</text:p>
          </table:table-cell>
          <table:table-cell table:style-name="ce52" table:formula="of:= TRUNC(([.AD19]-[.C91])/[.C91]*100; 4)" office:value-type="float" office:value="2.0773">
            <text:p>2,0773</text:p>
          </table:table-cell>
          <table:table-cell table:style-name="ce54" table:formula="of:=TRUNC( ([.AE19]-[.D91])/[.D91]*100; 4)" office:value-type="float" office:value="-7.468">
            <text:p>-7,468</text:p>
          </table:table-cell>
          <table:table-cell table:style-name="ce52" table:formula="of:= [.AD19]-[.C91]" office:value-type="float" office:value="-1.357">
            <text:p>-1,357</text:p>
          </table:table-cell>
          <table:table-cell table:style-name="ce54" table:formula="of:= [.AE19]-[.D91]" office:value-type="float" office:value="0.4804">
            <text:p>0,4804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845">
            <text:p>-64,845</text:p>
          </table:table-cell>
          <table:table-cell office:value-type="float" office:value="-6.5247">
            <text:p>-6,5247</text:p>
          </table:table-cell>
          <table:table-cell table:style-name="ce63" table:formula="of:= TRUNC(([.AM19]-[.C91])/[.C91]*100; 4)" office:value-type="float" office:value="-0.7331">
            <text:p>-0,7331</text:p>
          </table:table-cell>
          <table:table-cell table:style-name="ce54" table:formula="of:= TRUNC(([.AN19]-[.D91])/[.D91]*100; 4)" office:value-type="float" office:value="1.4301">
            <text:p>1,4301</text:p>
          </table:table-cell>
          <table:table-cell table:style-name="ce52" table:formula="of:=  [.AM19]-[.C91]" office:value-type="float" office:value="0.478899999999996">
            <text:p>0,4789</text:p>
          </table:table-cell>
          <table:table-cell table:style-name="ce54" table:formula="of:=[.AN19]-[.D91]" office:value-type="float" office:value="-0.0920000000000005">
            <text:p>-0,092</text:p>
          </table:table-cell>
          <table:table-cell table:style-name="ce59"/>
          <table:table-cell table:style-name="ce26"/>
          <table:table-cell table:style-name="ce46" office:value-type="float" office:value="17">
            <text:p>17</text:p>
          </table:table-cell>
          <table:table-cell table:style-name="ce52" office:value-type="float" office:value="-64.6214">
            <text:p>-64,6214</text:p>
          </table:table-cell>
          <table:table-cell office:value-type="float" office:value="-6.5763">
            <text:p>-6,5763</text:p>
          </table:table-cell>
          <table:table-cell table:style-name="ce63" table:formula="of:= TRUNC(([.AV19]-[.C91])/[.C91]*100; 4)" office:value-type="float" office:value="-1.0754">
            <text:p>-1,0754</text:p>
          </table:table-cell>
          <table:table-cell table:style-name="ce66" table:formula="of:= TRUNC(([.AW19]-[.D91])/[.D91]*100; 4)" office:value-type="float" office:value="2.2323">
            <text:p>2,2323</text:p>
          </table:table-cell>
          <table:table-cell table:style-name="ce63" table:formula="of:=[.AV19]-[.C91]" office:value-type="float" office:value="0.702500000000001">
            <text:p>0,7025</text:p>
          </table:table-cell>
          <table:table-cell table:style-name="ce58" table:formula="of:=[.AW19]-[.D91]" office:value-type="float" office:value="-0.1436">
            <text:p>-0,143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6.3318">
            <text:p>-66,3318</text:p>
          </table:table-cell>
          <table:table-cell table:style-name="ce54" office:value-type="float" office:value="-6.1083">
            <text:p>-6,1083</text:p>
          </table:table-cell>
          <table:table-cell table:style-name="ce52" table:formula="of:= TRUNC(([.C20]-[.C92])/[.C92]*100; 4)" office:value-type="float" office:value="2.2862">
            <text:p>2,2862</text:p>
          </table:table-cell>
          <table:table-cell table:style-name="ce54" table:formula="of:= TRUNC(([.D20]-[.D92])/[.D92]*100; 4)" office:value-type="float" office:value="-6.9353">
            <text:p>-6,9353</text:p>
          </table:table-cell>
          <table:table-cell table:formula="of:=[.C20]-[.C92]" office:value-type="float" office:value="-1.48260000000001">
            <text:p>-1,4826</text:p>
          </table:table-cell>
          <table:table-cell table:formula="of:=[.D20]-[.D92]" office:value-type="float" office:value="0.455200000000001">
            <text:p>0,4552</text:p>
          </table:table-cell>
          <table:table-cell table:style-name="ce59"/>
          <table:table-cell/>
          <table:table-cell table:style-name="ce46" office:value-type="float" office:value="18">
            <text:p>18</text:p>
          </table:table-cell>
          <table:table-cell table:style-name="ce52" office:value-type="float" office:value="-64.4291">
            <text:p>-64,4291</text:p>
          </table:table-cell>
          <table:table-cell table:style-name="ce54" office:value-type="float" office:value="-6.6571">
            <text:p>-6,6571</text:p>
          </table:table-cell>
          <table:table-cell table:style-name="ce52" table:formula="of:= TRUNC(([.L20]-[.C92])/[.C92]*100; 4)" office:value-type="float" office:value="-0.6478">
            <text:p>-0,6478</text:p>
          </table:table-cell>
          <table:table-cell table:style-name="ce54" table:formula="of:= TRUNC(([.M20]-[.D92])/[.D92]*100; 4)" office:value-type="float" office:value="1.426">
            <text:p>1,426</text:p>
          </table:table-cell>
          <table:table-cell table:style-name="ce52" table:formula="of:=[.L20]-[.C92]" office:value-type="float" office:value="0.420099999999991">
            <text:p>0,4201</text:p>
          </table:table-cell>
          <table:table-cell table:style-name="ce54" table:formula="of:=[.M20]-[.D92]" office:value-type="float" office:value="-0.0935999999999995">
            <text:p>-0,0936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1893">
            <text:p>-64,1893</text:p>
          </table:table-cell>
          <table:table-cell table:style-name="ce54" office:value-type="float" office:value="-6.7075">
            <text:p>-6,7075</text:p>
          </table:table-cell>
          <table:table-cell table:style-name="ce52" table:formula="of:= TRUNC(([.U20]-[.C92])/[.C92]*100; 4)" office:value-type="float" office:value="-1.0175">
            <text:p>-1,0175</text:p>
          </table:table-cell>
          <table:table-cell table:style-name="ce54" table:formula="of:= TRUNC(([.V20]-[.D92])/[.D92]*100; 4)" office:value-type="float" office:value="2.1939">
            <text:p>2,1939</text:p>
          </table:table-cell>
          <table:table-cell table:style-name="ce52" table:formula="of:=[.U20]-[.C92]" office:value-type="float" office:value="0.659899999999993">
            <text:p>0,6599</text:p>
          </table:table-cell>
          <table:table-cell table:style-name="ce54" table:formula="of:=[.V20]-[.D92]" office:value-type="float" office:value="-0.143999999999999">
            <text:p>-0,144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6.2793">
            <text:p>-66,2793</text:p>
          </table:table-cell>
          <table:table-cell table:style-name="ce54" office:value-type="float" office:value="-6.0984">
            <text:p>-6,0984</text:p>
          </table:table-cell>
          <table:table-cell table:style-name="ce52" table:formula="of:= TRUNC(([.AD20]-[.C92])/[.C92]*100; 4)" office:value-type="float" office:value="2.2052">
            <text:p>2,2052</text:p>
          </table:table-cell>
          <table:table-cell table:style-name="ce54" table:formula="of:=TRUNC( ([.AE20]-[.D92])/[.D92]*100; 4)" office:value-type="float" office:value="-7.0861">
            <text:p>-7,0861</text:p>
          </table:table-cell>
          <table:table-cell table:style-name="ce52" table:formula="of:= [.AD20]-[.C92]" office:value-type="float" office:value="-1.43010000000001">
            <text:p>-1,4301</text:p>
          </table:table-cell>
          <table:table-cell table:style-name="ce54" table:formula="of:= [.AE20]-[.D92]" office:value-type="float" office:value="0.465100000000001">
            <text:p>0,4651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3403">
            <text:p>-64,3403</text:p>
          </table:table-cell>
          <table:table-cell office:value-type="float" office:value="-6.6515">
            <text:p>-6,6515</text:p>
          </table:table-cell>
          <table:table-cell table:style-name="ce63" table:formula="of:= TRUNC(([.AM20]-[.C92])/[.C92]*100; 4)" office:value-type="float" office:value="-0.7847">
            <text:p>-0,7847</text:p>
          </table:table-cell>
          <table:table-cell table:style-name="ce54" table:formula="of:= TRUNC(([.AN20]-[.D92])/[.D92]*100; 4)" office:value-type="float" office:value="1.3407">
            <text:p>1,3407</text:p>
          </table:table-cell>
          <table:table-cell table:style-name="ce52" table:formula="of:=  [.AM20]-[.C92]" office:value-type="float" office:value="0.508899999999997">
            <text:p>0,5089</text:p>
          </table:table-cell>
          <table:table-cell table:style-name="ce54" table:formula="of:=[.AN20]-[.D92]" office:value-type="float" office:value="-0.0880000000000001">
            <text:p>-0,088</text:p>
          </table:table-cell>
          <table:table-cell table:style-name="ce59"/>
          <table:table-cell table:style-name="ce26"/>
          <table:table-cell table:style-name="ce46" office:value-type="float" office:value="18">
            <text:p>18</text:p>
          </table:table-cell>
          <table:table-cell table:style-name="ce52" office:value-type="float" office:value="-64.0983">
            <text:p>-64,0983</text:p>
          </table:table-cell>
          <table:table-cell office:value-type="float" office:value="-6.701">
            <text:p>-6,701</text:p>
          </table:table-cell>
          <table:table-cell table:style-name="ce63" table:formula="of:= TRUNC(([.AV20]-[.C92])/[.C92]*100; 4)" office:value-type="float" office:value="-1.1579">
            <text:p>-1,1579</text:p>
          </table:table-cell>
          <table:table-cell table:style-name="ce66" table:formula="of:= TRUNC(([.AW20]-[.D92])/[.D92]*100; 4)" office:value-type="float" office:value="2.0949">
            <text:p>2,0949</text:p>
          </table:table-cell>
          <table:table-cell table:style-name="ce63" table:formula="of:=[.AV20]-[.C92]" office:value-type="float" office:value="0.750900000000001">
            <text:p>0,7509</text:p>
          </table:table-cell>
          <table:table-cell table:style-name="ce58" table:formula="of:=[.AW20]-[.D92]" office:value-type="float" office:value="-0.1375">
            <text:p>-0,137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5.9153">
            <text:p>-65,9153</text:p>
          </table:table-cell>
          <table:table-cell table:style-name="ce54" office:value-type="float" office:value="-6.2497">
            <text:p>-6,2497</text:p>
          </table:table-cell>
          <table:table-cell table:style-name="ce52" table:formula="of:= TRUNC(([.C21]-[.C93])/[.C93]*100; 4)" office:value-type="float" office:value="2.4506">
            <text:p>2,4506</text:p>
          </table:table-cell>
          <table:table-cell table:style-name="ce54" table:formula="of:= TRUNC(([.D21]-[.D93])/[.D93]*100; 4)" office:value-type="float" office:value="-6.5758">
            <text:p>-6,5758</text:p>
          </table:table-cell>
          <table:table-cell table:formula="of:=[.C21]-[.C93]" office:value-type="float" office:value="-1.5767">
            <text:p>-1,5767</text:p>
          </table:table-cell>
          <table:table-cell table:formula="of:=[.D21]-[.D93]" office:value-type="float" office:value="0.439900000000001">
            <text:p>0,4399</text:p>
          </table:table-cell>
          <table:table-cell table:style-name="ce59"/>
          <table:table-cell/>
          <table:table-cell table:style-name="ce46" office:value-type="float" office:value="19">
            <text:p>19</text:p>
          </table:table-cell>
          <table:table-cell table:style-name="ce52" office:value-type="float" office:value="-63.8886">
            <text:p>-63,8886</text:p>
          </table:table-cell>
          <table:table-cell table:style-name="ce54" office:value-type="float" office:value="-6.7794">
            <text:p>-6,7794</text:p>
          </table:table-cell>
          <table:table-cell table:style-name="ce52" table:formula="of:= TRUNC(([.L21]-[.C93])/[.C93]*100; 4)" office:value-type="float" office:value="-0.6994">
            <text:p>-0,6994</text:p>
          </table:table-cell>
          <table:table-cell table:style-name="ce54" table:formula="of:= TRUNC(([.M21]-[.D93])/[.D93]*100; 4)" office:value-type="float" office:value="1.3423">
            <text:p>1,3423</text:p>
          </table:table-cell>
          <table:table-cell table:style-name="ce52" table:formula="of:=[.L21]-[.C93]" office:value-type="float" office:value="0.450000000000003">
            <text:p>0,45</text:p>
          </table:table-cell>
          <table:table-cell table:style-name="ce54" table:formula="of:=[.M21]-[.D93]" office:value-type="float" office:value="-0.0897999999999994">
            <text:p>-0,0898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6243">
            <text:p>-63,6243</text:p>
          </table:table-cell>
          <table:table-cell table:style-name="ce54" office:value-type="float" office:value="-6.8278">
            <text:p>-6,8278</text:p>
          </table:table-cell>
          <table:table-cell table:style-name="ce52" table:formula="of:= TRUNC(([.U21]-[.C93])/[.C93]*100; 4)" office:value-type="float" office:value="-1.1102">
            <text:p>-1,1102</text:p>
          </table:table-cell>
          <table:table-cell table:style-name="ce54" table:formula="of:= TRUNC(([.V21]-[.D93])/[.D93]*100; 4)" office:value-type="float" office:value="2.0658">
            <text:p>2,0658</text:p>
          </table:table-cell>
          <table:table-cell table:style-name="ce52" table:formula="of:=[.U21]-[.C93]" office:value-type="float" office:value="0.714300000000002">
            <text:p>0,7143</text:p>
          </table:table-cell>
          <table:table-cell table:style-name="ce54" table:formula="of:=[.V21]-[.D93]" office:value-type="float" office:value="-0.138199999999999">
            <text:p>-0,1382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5.8596">
            <text:p>-65,8596</text:p>
          </table:table-cell>
          <table:table-cell table:style-name="ce54" office:value-type="float" office:value="-6.2398">
            <text:p>-6,2398</text:p>
          </table:table-cell>
          <table:table-cell table:style-name="ce52" table:formula="of:= TRUNC(([.AD21]-[.C93])/[.C93]*100; 4)" office:value-type="float" office:value="2.364">
            <text:p>2,364</text:p>
          </table:table-cell>
          <table:table-cell table:style-name="ce54" table:formula="of:=TRUNC( ([.AE21]-[.D93])/[.D93]*100; 4)" office:value-type="float" office:value="-6.7238">
            <text:p>-6,7238</text:p>
          </table:table-cell>
          <table:table-cell table:style-name="ce52" table:formula="of:= [.AD21]-[.C93]" office:value-type="float" office:value="-1.521">
            <text:p>-1,521</text:p>
          </table:table-cell>
          <table:table-cell table:style-name="ce54" table:formula="of:= [.AE21]-[.D93]" office:value-type="float" office:value="0.449800000000001">
            <text:p>0,4498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7908">
            <text:p>-63,7908</text:p>
          </table:table-cell>
          <table:table-cell office:value-type="float" office:value="-6.7735">
            <text:p>-6,7735</text:p>
          </table:table-cell>
          <table:table-cell table:style-name="ce63" table:formula="of:= TRUNC(([.AM21]-[.C93])/[.C93]*100; 4)" office:value-type="float" office:value="-0.8514">
            <text:p>-0,8514</text:p>
          </table:table-cell>
          <table:table-cell table:style-name="ce54" table:formula="of:= TRUNC(([.AN21]-[.D93])/[.D93]*100; 4)" office:value-type="float" office:value="1.2541">
            <text:p>1,2541</text:p>
          </table:table-cell>
          <table:table-cell table:style-name="ce52" table:formula="of:=  [.AM21]-[.C93]" office:value-type="float" office:value="0.547800000000002">
            <text:p>0,5478</text:p>
          </table:table-cell>
          <table:table-cell table:style-name="ce54" table:formula="of:=[.AN21]-[.D93]" office:value-type="float" office:value="-0.0838999999999999">
            <text:p>-0,0839</text:p>
          </table:table-cell>
          <table:table-cell table:style-name="ce59"/>
          <table:table-cell table:style-name="ce26"/>
          <table:table-cell table:style-name="ce46" office:value-type="float" office:value="19">
            <text:p>19</text:p>
          </table:table-cell>
          <table:table-cell table:style-name="ce52" office:value-type="float" office:value="-63.5239">
            <text:p>-63,5239</text:p>
          </table:table-cell>
          <table:table-cell office:value-type="float" office:value="-6.821">
            <text:p>-6,821</text:p>
          </table:table-cell>
          <table:table-cell table:style-name="ce63" table:formula="of:= TRUNC(([.AV21]-[.C93])/[.C93]*100; 4)" office:value-type="float" office:value="-1.2662">
            <text:p>-1,2662</text:p>
          </table:table-cell>
          <table:table-cell table:style-name="ce66" table:formula="of:= TRUNC(([.AW21]-[.D93])/[.D93]*100; 4)" office:value-type="float" office:value="1.9642">
            <text:p>1,9642</text:p>
          </table:table-cell>
          <table:table-cell table:style-name="ce63" table:formula="of:=[.AV21]-[.C93]" office:value-type="float" office:value="0.814700000000002">
            <text:p>0,8147</text:p>
          </table:table-cell>
          <table:table-cell table:style-name="ce58" table:formula="of:=[.AW21]-[.D93]" office:value-type="float" office:value="-0.131399999999999">
            <text:p>-0,131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5.4774">
            <text:p>-65,4774</text:p>
          </table:table-cell>
          <table:table-cell table:style-name="ce54" office:value-type="float" office:value="-6.3865">
            <text:p>-6,3865</text:p>
          </table:table-cell>
          <table:table-cell table:style-name="ce52" table:formula="of:= TRUNC(([.C22]-[.C94])/[.C94]*100; 4)" office:value-type="float" office:value="2.6561">
            <text:p>2,6561</text:p>
          </table:table-cell>
          <table:table-cell table:style-name="ce54" table:formula="of:= TRUNC(([.D22]-[.D94])/[.D94]*100; 4)" office:value-type="float" office:value="-6.2311">
            <text:p>-6,2311</text:p>
          </table:table-cell>
          <table:table-cell table:formula="of:=[.C22]-[.C94]" office:value-type="float" office:value="-1.6942">
            <text:p>-1,6942</text:p>
          </table:table-cell>
          <table:table-cell table:formula="of:=[.D22]-[.D94]" office:value-type="float" office:value="0.4244">
            <text:p>0,4244</text:p>
          </table:table-cell>
          <table:table-cell table:style-name="ce59"/>
          <table:table-cell/>
          <table:table-cell table:style-name="ce46" office:value-type="float" office:value="20">
            <text:p>20</text:p>
          </table:table-cell>
          <table:table-cell table:style-name="ce52" office:value-type="float" office:value="-63.2934">
            <text:p>-63,2934</text:p>
          </table:table-cell>
          <table:table-cell table:style-name="ce54" office:value-type="float" office:value="-6.897">
            <text:p>-6,897</text:p>
          </table:table-cell>
          <table:table-cell table:style-name="ce52" table:formula="of:= TRUNC(([.L22]-[.C94])/[.C94]*100; 4)" office:value-type="float" office:value="-0.7679">
            <text:p>-0,7679</text:p>
          </table:table-cell>
          <table:table-cell table:style-name="ce54" table:formula="of:= TRUNC(([.M22]-[.D94])/[.D94]*100; 4)" office:value-type="float" office:value="1.2641">
            <text:p>1,2641</text:p>
          </table:table-cell>
          <table:table-cell table:style-name="ce52" table:formula="of:=[.L22]-[.C94]" office:value-type="float" office:value="0.489800000000002">
            <text:p>0,4898</text:p>
          </table:table-cell>
          <table:table-cell table:style-name="ce54" table:formula="of:=[.M22]-[.D94]" office:value-type="float" office:value="-0.0861000000000001">
            <text:p>-0,0861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996">
            <text:p>-62,996</text:p>
          </table:table-cell>
          <table:table-cell table:style-name="ce54" office:value-type="float" office:value="-6.9432">
            <text:p>-6,9432</text:p>
          </table:table-cell>
          <table:table-cell table:style-name="ce52" table:formula="of:= TRUNC(([.U22]-[.C94])/[.C94]*100; 4)" office:value-type="float" office:value="-1.2341">
            <text:p>-1,2341</text:p>
          </table:table-cell>
          <table:table-cell table:style-name="ce54" table:formula="of:= TRUNC(([.V22]-[.D94])/[.D94]*100; 4)" office:value-type="float" office:value="1.9424">
            <text:p>1,9424</text:p>
          </table:table-cell>
          <table:table-cell table:style-name="ce52" table:formula="of:=[.U22]-[.C94]" office:value-type="float" office:value="0.787199999999999">
            <text:p>0,7872</text:p>
          </table:table-cell>
          <table:table-cell table:style-name="ce54" table:formula="of:=[.V22]-[.D94]" office:value-type="float" office:value="-0.1323">
            <text:p>-0,1323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5.4182">
            <text:p>-65,4182</text:p>
          </table:table-cell>
          <table:table-cell table:style-name="ce54" office:value-type="float" office:value="-6.3767">
            <text:p>-6,3767</text:p>
          </table:table-cell>
          <table:table-cell table:style-name="ce52" table:formula="of:= TRUNC(([.AD22]-[.C94])/[.C94]*100; 4)" office:value-type="float" office:value="2.5633">
            <text:p>2,5633</text:p>
          </table:table-cell>
          <table:table-cell table:style-name="ce54" table:formula="of:=TRUNC( ([.AE22]-[.D94])/[.D94]*100; 4)" office:value-type="float" office:value="-6.375">
            <text:p>-6,375</text:p>
          </table:table-cell>
          <table:table-cell table:style-name="ce52" table:formula="of:= [.AD22]-[.C94]" office:value-type="float" office:value="-1.635">
            <text:p>-1,635</text:p>
          </table:table-cell>
          <table:table-cell table:style-name="ce54" table:formula="of:= [.AE22]-[.D94]" office:value-type="float" office:value="0.434200000000001">
            <text:p>0,4342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3.1844">
            <text:p>-63,1844</text:p>
          </table:table-cell>
          <table:table-cell office:value-type="float" office:value="-6.8908">
            <text:p>-6,8908</text:p>
          </table:table-cell>
          <table:table-cell table:style-name="ce63" table:formula="of:= TRUNC(([.AM22]-[.C94])/[.C94]*100; 4)" office:value-type="float" office:value="-0.9388">
            <text:p>-0,9388</text:p>
          </table:table-cell>
          <table:table-cell table:style-name="ce54" table:formula="of:= TRUNC(([.AN22]-[.D94])/[.D94]*100; 4)" office:value-type="float" office:value="1.1731">
            <text:p>1,1731</text:p>
          </table:table-cell>
          <table:table-cell table:style-name="ce52" table:formula="of:=  [.AM22]-[.C94]" office:value-type="float" office:value="0.598800000000004">
            <text:p>0,5988</text:p>
          </table:table-cell>
          <table:table-cell table:style-name="ce54" table:formula="of:=[.AN22]-[.D94]" office:value-type="float" office:value="-0.0799000000000003">
            <text:p>-0,0799</text:p>
          </table:table-cell>
          <table:table-cell table:style-name="ce59"/>
          <table:table-cell table:style-name="ce26"/>
          <table:table-cell table:style-name="ce46" office:value-type="float" office:value="20">
            <text:p>20</text:p>
          </table:table-cell>
          <table:table-cell table:style-name="ce52" office:value-type="float" office:value="-62.8831">
            <text:p>-62,8831</text:p>
          </table:table-cell>
          <table:table-cell office:value-type="float" office:value="-6.9362">
            <text:p>-6,9362</text:p>
          </table:table-cell>
          <table:table-cell table:style-name="ce63" table:formula="of:= TRUNC(([.AV22]-[.C94])/[.C94]*100; 4)" office:value-type="float" office:value="-1.4111">
            <text:p>-1,4111</text:p>
          </table:table-cell>
          <table:table-cell table:style-name="ce66" table:formula="of:= TRUNC(([.AW22]-[.D94])/[.D94]*100; 4)" office:value-type="float" office:value="1.8396">
            <text:p>1,8396</text:p>
          </table:table-cell>
          <table:table-cell table:style-name="ce63" table:formula="of:=[.AV22]-[.C94]" office:value-type="float" office:value="0.900100000000002">
            <text:p>0,9001</text:p>
          </table:table-cell>
          <table:table-cell table:style-name="ce58" table:formula="of:=[.AW22]-[.D94]" office:value-type="float" office:value="-0.1253">
            <text:p>-0,125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5.0145">
            <text:p>-65,0145</text:p>
          </table:table-cell>
          <table:table-cell table:style-name="ce54" office:value-type="float" office:value="-6.5188">
            <text:p>-6,5188</text:p>
          </table:table-cell>
          <table:table-cell table:style-name="ce52" table:formula="of:= TRUNC(([.C23]-[.C95])/[.C95]*100; 4)" office:value-type="float" office:value="2.919">
            <text:p>2,919</text:p>
          </table:table-cell>
          <table:table-cell table:style-name="ce54" table:formula="of:= TRUNC(([.D23]-[.D95])/[.D95]*100; 4)" office:value-type="float" office:value="-5.8983">
            <text:p>-5,8983</text:p>
          </table:table-cell>
          <table:table-cell table:formula="of:=[.C23]-[.C95]" office:value-type="float" office:value="-1.844">
            <text:p>-1,844</text:p>
          </table:table-cell>
          <table:table-cell table:formula="of:=[.D23]-[.D95]" office:value-type="float" office:value="0.408600000000001">
            <text:p>0,4086</text:p>
          </table:table-cell>
          <table:table-cell table:style-name="ce59"/>
          <table:table-cell/>
          <table:table-cell table:style-name="ce46" office:value-type="float" office:value="21">
            <text:p>21</text:p>
          </table:table-cell>
          <table:table-cell table:style-name="ce52" office:value-type="float" office:value="-62.6269">
            <text:p>-62,6269</text:p>
          </table:table-cell>
          <table:table-cell table:style-name="ce54" office:value-type="float" office:value="-7.0096">
            <text:p>-7,0096</text:p>
          </table:table-cell>
          <table:table-cell table:style-name="ce52" table:formula="of:= TRUNC(([.L23]-[.C95])/[.C95]*100; 4)" office:value-type="float" office:value="-0.8605">
            <text:p>-0,8605</text:p>
          </table:table-cell>
          <table:table-cell table:style-name="ce54" table:formula="of:= TRUNC(([.M23]-[.D95])/[.D95]*100; 4)" office:value-type="float" office:value="1.1865">
            <text:p>1,1865</text:p>
          </table:table-cell>
          <table:table-cell table:style-name="ce52" table:formula="of:=[.L23]-[.C95]" office:value-type="float" office:value="0.543599999999998">
            <text:p>0,5436</text:p>
          </table:table-cell>
          <table:table-cell table:style-name="ce54" table:formula="of:=[.M23]-[.D95]" office:value-type="float" office:value="-0.0821999999999994">
            <text:p>-0,0822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2831">
            <text:p>-62,2831</text:p>
          </table:table-cell>
          <table:table-cell table:style-name="ce54" office:value-type="float" office:value="-7.0538">
            <text:p>-7,0538</text:p>
          </table:table-cell>
          <table:table-cell table:style-name="ce52" table:formula="of:= TRUNC(([.U23]-[.C95])/[.C95]*100; 4)" office:value-type="float" office:value="-1.4047">
            <text:p>-1,4047</text:p>
          </table:table-cell>
          <table:table-cell table:style-name="ce54" table:formula="of:= TRUNC(([.V23]-[.D95])/[.D95]*100; 4)" office:value-type="float" office:value="1.8246">
            <text:p>1,8246</text:p>
          </table:table-cell>
          <table:table-cell table:style-name="ce52" table:formula="of:=[.U23]-[.C95]" office:value-type="float" office:value="0.8874">
            <text:p>0,8874</text:p>
          </table:table-cell>
          <table:table-cell table:style-name="ce54" table:formula="of:=[.V23]-[.D95]" office:value-type="float" office:value="-0.126399999999999">
            <text:p>-0,1264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4.9508">
            <text:p>-64,9508</text:p>
          </table:table-cell>
          <table:table-cell table:style-name="ce54" office:value-type="float" office:value="-6.509">
            <text:p>-6,509</text:p>
          </table:table-cell>
          <table:table-cell table:style-name="ce52" table:formula="of:= TRUNC(([.AD23]-[.C95])/[.C95]*100; 4)" office:value-type="float" office:value="2.8182">
            <text:p>2,8182</text:p>
          </table:table-cell>
          <table:table-cell table:style-name="ce54" table:formula="of:=TRUNC( ([.AE23]-[.D95])/[.D95]*100; 4)" office:value-type="float" office:value="-6.0397">
            <text:p>-6,0397</text:p>
          </table:table-cell>
          <table:table-cell table:style-name="ce52" table:formula="of:= [.AD23]-[.C95]" office:value-type="float" office:value="-1.7803">
            <text:p>-1,7803</text:p>
          </table:table-cell>
          <table:table-cell table:style-name="ce54" table:formula="of:= [.AE23]-[.D95]" office:value-type="float" office:value="0.4184">
            <text:p>0,4184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5023">
            <text:p>-62,5023</text:p>
          </table:table-cell>
          <table:table-cell office:value-type="float" office:value="-7.0032">
            <text:p>-7,0032</text:p>
          </table:table-cell>
          <table:table-cell table:style-name="ce63" table:formula="of:= TRUNC(([.AM23]-[.C95])/[.C95]*100; 4)" office:value-type="float" office:value="-1.0577">
            <text:p>-1,0577</text:p>
          </table:table-cell>
          <table:table-cell table:style-name="ce54" table:formula="of:= TRUNC(([.AN23]-[.D95])/[.D95]*100; 4)" office:value-type="float" office:value="1.0942">
            <text:p>1,0942</text:p>
          </table:table-cell>
          <table:table-cell table:style-name="ce52" table:formula="of:=  [.AM23]-[.C95]" office:value-type="float" office:value="0.668199999999999">
            <text:p>0,6682</text:p>
          </table:table-cell>
          <table:table-cell table:style-name="ce54" table:formula="of:=[.AN23]-[.D95]" office:value-type="float" office:value="-0.0757999999999992">
            <text:p>-0,0758</text:p>
          </table:table-cell>
          <table:table-cell table:style-name="ce59"/>
          <table:table-cell table:style-name="ce26"/>
          <table:table-cell table:style-name="ce46" office:value-type="float" office:value="21">
            <text:p>21</text:p>
          </table:table-cell>
          <table:table-cell table:style-name="ce52" office:value-type="float" office:value="-62.1529">
            <text:p>-62,1529</text:p>
          </table:table-cell>
          <table:table-cell office:value-type="float" office:value="-7.0464">
            <text:p>-7,0464</text:p>
          </table:table-cell>
          <table:table-cell table:style-name="ce63" table:formula="of:= TRUNC(([.AV23]-[.C95])/[.C95]*100; 4)" office:value-type="float" office:value="-1.6108">
            <text:p>-1,6108</text:p>
          </table:table-cell>
          <table:table-cell table:style-name="ce66" table:formula="of:= TRUNC(([.AW23]-[.D95])/[.D95]*100; 4)" office:value-type="float" office:value="1.7178">
            <text:p>1,7178</text:p>
          </table:table-cell>
          <table:table-cell table:style-name="ce63" table:formula="of:=[.AV23]-[.C95]" office:value-type="float" office:value="1.01759999999999">
            <text:p>1,0176</text:p>
          </table:table-cell>
          <table:table-cell table:style-name="ce58" table:formula="of:=[.AW23]-[.D95]" office:value-type="float" office:value="-0.119">
            <text:p>-0,11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4.5203">
            <text:p>-64,5203</text:p>
          </table:table-cell>
          <table:table-cell table:style-name="ce54" office:value-type="float" office:value="-6.6464">
            <text:p>-6,6464</text:p>
          </table:table-cell>
          <table:table-cell table:style-name="ce52" table:formula="of:= TRUNC(([.C24]-[.C96])/[.C96]*100; 4)" office:value-type="float" office:value="3.2622">
            <text:p>3,2622</text:p>
          </table:table-cell>
          <table:table-cell table:style-name="ce54" table:formula="of:= TRUNC(([.D24]-[.D96])/[.D96]*100; 4)" office:value-type="float" office:value="-5.5734">
            <text:p>-5,5734</text:p>
          </table:table-cell>
          <table:table-cell table:formula="of:=[.C24]-[.C96]" office:value-type="float" office:value="-2.03830000000001">
            <text:p>-2,0383</text:p>
          </table:table-cell>
          <table:table-cell table:formula="of:=[.D24]-[.D96]" office:value-type="float" office:value="0.392300000000001">
            <text:p>0,3923</text:p>
          </table:table-cell>
          <table:table-cell table:style-name="ce59"/>
          <table:table-cell/>
          <table:table-cell table:style-name="ce46" office:value-type="float" office:value="22">
            <text:p>22</text:p>
          </table:table-cell>
          <table:table-cell table:style-name="ce52" office:value-type="float" office:value="-61.8641">
            <text:p>-61,8641</text:p>
          </table:table-cell>
          <table:table-cell table:style-name="ce54" office:value-type="float" office:value="-7.1171">
            <text:p>-7,1171</text:p>
          </table:table-cell>
          <table:table-cell table:style-name="ce52" table:formula="of:= TRUNC(([.L24]-[.C96])/[.C96]*100; 4)" office:value-type="float" office:value="-0.9889">
            <text:p>-0,9889</text:p>
          </table:table-cell>
          <table:table-cell table:style-name="ce54" table:formula="of:= TRUNC(([.M24]-[.D96])/[.D96]*100; 4)" office:value-type="float" office:value="1.1138">
            <text:p>1,1138</text:p>
          </table:table-cell>
          <table:table-cell table:style-name="ce52" table:formula="of:=[.L24]-[.C96]" office:value-type="float" office:value="0.617899999999999">
            <text:p>0,6179</text:p>
          </table:table-cell>
          <table:table-cell table:style-name="ce54" table:formula="of:=[.M24]-[.D96]" office:value-type="float" office:value="-0.0783999999999994">
            <text:p>-0,0784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452">
            <text:p>-61,452</text:p>
          </table:table-cell>
          <table:table-cell table:style-name="ce54" office:value-type="float" office:value="-7.1589">
            <text:p>-7,1589</text:p>
          </table:table-cell>
          <table:table-cell table:style-name="ce52" table:formula="of:= TRUNC(([.U24]-[.C96])/[.C96]*100; 4)" office:value-type="float" office:value="-1.6484">
            <text:p>-1,6484</text:p>
          </table:table-cell>
          <table:table-cell table:style-name="ce54" table:formula="of:= TRUNC(([.V24]-[.D96])/[.D96]*100; 4)" office:value-type="float" office:value="1.7077">
            <text:p>1,7077</text:p>
          </table:table-cell>
          <table:table-cell table:style-name="ce52" table:formula="of:=[.U24]-[.C96]" office:value-type="float" office:value="1.03">
            <text:p>1,03</text:p>
          </table:table-cell>
          <table:table-cell table:style-name="ce54" table:formula="of:=[.V24]-[.D96]" office:value-type="float" office:value="-0.1202">
            <text:p>-0,1202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4.4515">
            <text:p>-64,4515</text:p>
          </table:table-cell>
          <table:table-cell table:style-name="ce54" office:value-type="float" office:value="-6.6366">
            <text:p>-6,6366</text:p>
          </table:table-cell>
          <table:table-cell table:style-name="ce52" table:formula="of:= TRUNC(([.AD24]-[.C96])/[.C96]*100; 4)" office:value-type="float" office:value="3.1521">
            <text:p>3,1521</text:p>
          </table:table-cell>
          <table:table-cell table:style-name="ce54" table:formula="of:=TRUNC( ([.AE24]-[.D96])/[.D96]*100; 4)" office:value-type="float" office:value="-5.7127">
            <text:p>-5,7127</text:p>
          </table:table-cell>
          <table:table-cell table:style-name="ce52" table:formula="of:= [.AD24]-[.C96]" office:value-type="float" office:value="-1.9695">
            <text:p>-1,9695</text:p>
          </table:table-cell>
          <table:table-cell table:style-name="ce54" table:formula="of:= [.AE24]-[.D96]" office:value-type="float" office:value="0.402100000000001">
            <text:p>0,4021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7201">
            <text:p>-61,7201</text:p>
          </table:table-cell>
          <table:table-cell office:value-type="float" office:value="-7.1103">
            <text:p>-7,1103</text:p>
          </table:table-cell>
          <table:table-cell table:style-name="ce63" table:formula="of:= TRUNC(([.AM24]-[.C96])/[.C96]*100; 4)" office:value-type="float" office:value="-1.2193">
            <text:p>-1,2193</text:p>
          </table:table-cell>
          <table:table-cell table:style-name="ce54" table:formula="of:= TRUNC(([.AN24]-[.D96])/[.D96]*100; 4)" office:value-type="float" office:value="1.0172">
            <text:p>1,0172</text:p>
          </table:table-cell>
          <table:table-cell table:style-name="ce52" table:formula="of:=  [.AM24]-[.C96]" office:value-type="float" office:value="0.761899999999997">
            <text:p>0,7619</text:p>
          </table:table-cell>
          <table:table-cell table:style-name="ce54" table:formula="of:=[.AN24]-[.D96]" office:value-type="float" office:value="-0.0715999999999992">
            <text:p>-0,0716</text:p>
          </table:table-cell>
          <table:table-cell table:style-name="ce59"/>
          <table:table-cell table:style-name="ce26"/>
          <table:table-cell table:style-name="ce46" office:value-type="float" office:value="22">
            <text:p>22</text:p>
          </table:table-cell>
          <table:table-cell table:style-name="ce52" office:value-type="float" office:value="-61.2973">
            <text:p>-61,2973</text:p>
          </table:table-cell>
          <table:table-cell office:value-type="float" office:value="-7.1512">
            <text:p>-7,1512</text:p>
          </table:table-cell>
          <table:table-cell table:style-name="ce63" table:formula="of:= TRUNC(([.AV24]-[.C96])/[.C96]*100; 4)" office:value-type="float" office:value="-1.896">
            <text:p>-1,896</text:p>
          </table:table-cell>
          <table:table-cell table:style-name="ce66" table:formula="of:= TRUNC(([.AW24]-[.D96])/[.D96]*100; 4)" office:value-type="float" office:value="1.5983">
            <text:p>1,5983</text:p>
          </table:table-cell>
          <table:table-cell table:style-name="ce63" table:formula="of:=[.AV24]-[.C96]" office:value-type="float" office:value="1.1847">
            <text:p>1,1847</text:p>
          </table:table-cell>
          <table:table-cell table:style-name="ce58" table:formula="of:=[.AW24]-[.D96]" office:value-type="float" office:value="-0.1125">
            <text:p>-0,1125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3.9884">
            <text:p>-63,9884</text:p>
          </table:table-cell>
          <table:table-cell table:style-name="ce54" office:value-type="float" office:value="-6.7694">
            <text:p>-6,7694</text:p>
          </table:table-cell>
          <table:table-cell table:style-name="ce52" table:formula="of:= TRUNC(([.C25]-[.C97])/[.C97]*100; 4)" office:value-type="float" office:value="3.726">
            <text:p>3,726</text:p>
          </table:table-cell>
          <table:table-cell table:style-name="ce54" table:formula="of:= TRUNC(([.D25]-[.D97])/[.D97]*100; 4)" office:value-type="float" office:value="-5.2528">
            <text:p>-5,2528</text:p>
          </table:table-cell>
          <table:table-cell table:formula="of:=[.C25]-[.C97]" office:value-type="float" office:value="-2.2986">
            <text:p>-2,2986</text:p>
          </table:table-cell>
          <table:table-cell table:formula="of:=[.D25]-[.D97]" office:value-type="float" office:value="0.3753">
            <text:p>0,3753</text:p>
          </table:table-cell>
          <table:table-cell table:style-name="ce59"/>
          <table:table-cell/>
          <table:table-cell table:style-name="ce46" office:value-type="float" office:value="23">
            <text:p>23</text:p>
          </table:table-cell>
          <table:table-cell table:style-name="ce52" office:value-type="float" office:value="-60.9654">
            <text:p>-60,9654</text:p>
          </table:table-cell>
          <table:table-cell table:style-name="ce54" office:value-type="float" office:value="-7.219">
            <text:p>-7,219</text:p>
          </table:table-cell>
          <table:table-cell table:style-name="ce52" table:formula="of:= TRUNC(([.L25]-[.C97])/[.C97]*100; 4)" office:value-type="float" office:value="-1.1742">
            <text:p>-1,1742</text:p>
          </table:table-cell>
          <table:table-cell table:style-name="ce54" table:formula="of:= TRUNC(([.M25]-[.D97])/[.D97]*100; 4)" office:value-type="float" office:value="1.0399">
            <text:p>1,0399</text:p>
          </table:table-cell>
          <table:table-cell table:style-name="ce52" table:formula="of:=[.L25]-[.C97]" office:value-type="float" office:value="0.724399999999996">
            <text:p>0,7244</text:p>
          </table:table-cell>
          <table:table-cell table:style-name="ce54" table:formula="of:=[.M25]-[.D97]" office:value-type="float" office:value="-0.0743">
            <text:p>-0,0743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4477">
            <text:p>-60,4477</text:p>
          </table:table-cell>
          <table:table-cell table:style-name="ce54" office:value-type="float" office:value="-7.2583">
            <text:p>-7,2583</text:p>
          </table:table-cell>
          <table:table-cell table:style-name="ce52" table:formula="of:= TRUNC(([.U25]-[.C97])/[.C97]*100; 4)" office:value-type="float" office:value="-2.0134">
            <text:p>-2,0134</text:p>
          </table:table-cell>
          <table:table-cell table:style-name="ce54" table:formula="of:= TRUNC(([.V25]-[.D97])/[.D97]*100; 4)" office:value-type="float" office:value="1.5899">
            <text:p>1,5899</text:p>
          </table:table-cell>
          <table:table-cell table:style-name="ce52" table:formula="of:=[.U25]-[.C97]" office:value-type="float" office:value="1.2421">
            <text:p>1,2421</text:p>
          </table:table-cell>
          <table:table-cell table:style-name="ce54" table:formula="of:=[.V25]-[.D97]" office:value-type="float" office:value="-0.1136">
            <text:p>-0,1136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3.9125">
            <text:p>-63,9125</text:p>
          </table:table-cell>
          <table:table-cell table:style-name="ce54" office:value-type="float" office:value="-6.7595">
            <text:p>-6,7595</text:p>
          </table:table-cell>
          <table:table-cell table:style-name="ce52" table:formula="of:= TRUNC(([.AD25]-[.C97])/[.C97]*100; 4)" office:value-type="float" office:value="3.603">
            <text:p>3,603</text:p>
          </table:table-cell>
          <table:table-cell table:style-name="ce54" table:formula="of:=TRUNC( ([.AE25]-[.D97])/[.D97]*100; 4)" office:value-type="float" office:value="-5.3914">
            <text:p>-5,3914</text:p>
          </table:table-cell>
          <table:table-cell table:style-name="ce52" table:formula="of:= [.AD25]-[.C97]" office:value-type="float" office:value="-2.2227">
            <text:p>-2,2227</text:p>
          </table:table-cell>
          <table:table-cell table:style-name="ce54" table:formula="of:= [.AE25]-[.D97]" office:value-type="float" office:value="0.3852">
            <text:p>0,3852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7921">
            <text:p>-60,7921</text:p>
          </table:table-cell>
          <table:table-cell office:value-type="float" office:value="-7.2117">
            <text:p>-7,2117</text:p>
          </table:table-cell>
          <table:table-cell table:style-name="ce63" table:formula="of:= TRUNC(([.AM25]-[.C97])/[.C97]*100; 4)" office:value-type="float" office:value="-1.4551">
            <text:p>-1,4551</text:p>
          </table:table-cell>
          <table:table-cell table:style-name="ce54" table:formula="of:= TRUNC(([.AN25]-[.D97])/[.D97]*100; 4)" office:value-type="float" office:value="0.9377">
            <text:p>0,9377</text:p>
          </table:table-cell>
          <table:table-cell table:style-name="ce52" table:formula="of:=  [.AM25]-[.C97]" office:value-type="float" office:value="0.8977">
            <text:p>0,8977</text:p>
          </table:table-cell>
          <table:table-cell table:style-name="ce54" table:formula="of:=[.AN25]-[.D97]" office:value-type="float" office:value="-0.0670000000000002">
            <text:p>-0,067</text:p>
          </table:table-cell>
          <table:table-cell table:style-name="ce59"/>
          <table:table-cell table:style-name="ce26"/>
          <table:table-cell table:style-name="ce46" office:value-type="float" office:value="23">
            <text:p>23</text:p>
          </table:table-cell>
          <table:table-cell table:style-name="ce52" office:value-type="float" office:value="-60.2559">
            <text:p>-60,2559</text:p>
          </table:table-cell>
          <table:table-cell office:value-type="float" office:value="-7.2501">
            <text:p>-7,2501</text:p>
          </table:table-cell>
          <table:table-cell table:style-name="ce63" table:formula="of:= TRUNC(([.AV25]-[.C97])/[.C97]*100; 4)" office:value-type="float" office:value="-2.3243">
            <text:p>-2,3243</text:p>
          </table:table-cell>
          <table:table-cell table:style-name="ce66" table:formula="of:= TRUNC(([.AW25]-[.D97])/[.D97]*100; 4)" office:value-type="float" office:value="1.4752">
            <text:p>1,4752</text:p>
          </table:table-cell>
          <table:table-cell table:style-name="ce63" table:formula="of:=[.AV25]-[.C97]" office:value-type="float" office:value="1.4339">
            <text:p>1,4339</text:p>
          </table:table-cell>
          <table:table-cell table:style-name="ce58" table:formula="of:=[.AW25]-[.D97]" office:value-type="float" office:value="-0.1054">
            <text:p>-0,105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63.4075">
            <text:p>-63,4075</text:p>
          </table:table-cell>
          <table:table-cell table:style-name="ce54" office:value-type="float" office:value="-6.8876">
            <text:p>-6,8876</text:p>
          </table:table-cell>
          <table:table-cell table:style-name="ce52" table:formula="of:= TRUNC(([.C26]-[.C98])/[.C98]*100; 4)" office:value-type="float" office:value="4.375">
            <text:p>4,375</text:p>
          </table:table-cell>
          <table:table-cell table:style-name="ce54" table:formula="of:= TRUNC(([.D26]-[.D98])/[.D98]*100; 4)" office:value-type="float" office:value="-4.9304">
            <text:p>-4,9304</text:p>
          </table:table-cell>
          <table:table-cell table:formula="of:=[.C26]-[.C98]" office:value-type="float" office:value="-2.6578">
            <text:p>-2,6578</text:p>
          </table:table-cell>
          <table:table-cell table:formula="of:=[.D26]-[.D98]" office:value-type="float" office:value="0.3572">
            <text:p>0,3572</text:p>
          </table:table-cell>
          <table:table-cell table:style-name="ce59"/>
          <table:table-cell/>
          <table:table-cell table:style-name="ce46" office:value-type="float" office:value="24">
            <text:p>24</text:p>
          </table:table-cell>
          <table:table-cell table:style-name="ce52" office:value-type="float" office:value="-59.8648">
            <text:p>-59,8648</text:p>
          </table:table-cell>
          <table:table-cell table:style-name="ce54" office:value-type="float" office:value="-7.3147">
            <text:p>-7,3147</text:p>
          </table:table-cell>
          <table:table-cell table:style-name="ce52" table:formula="of:= TRUNC(([.L26]-[.C98])/[.C98]*100; 4)" office:value-type="float" office:value="-1.4566">
            <text:p>-1,4566</text:p>
          </table:table-cell>
          <table:table-cell table:style-name="ce54" table:formula="of:= TRUNC(([.M26]-[.D98])/[.D98]*100; 4)" office:value-type="float" office:value="0.9648">
            <text:p>0,9648</text:p>
          </table:table-cell>
          <table:table-cell table:style-name="ce52" table:formula="of:=[.L26]-[.C98]" office:value-type="float" office:value="0.884899999999995">
            <text:p>0,8849</text:p>
          </table:table-cell>
          <table:table-cell table:style-name="ce54" table:formula="of:=[.M26]-[.D98]" office:value-type="float" office:value="-0.0699000000000005">
            <text:p>-0,0699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9.1723">
            <text:p>-59,1723</text:p>
          </table:table-cell>
          <table:table-cell table:style-name="ce54" office:value-type="float" office:value="-7.3511">
            <text:p>-7,3511</text:p>
          </table:table-cell>
          <table:table-cell table:style-name="ce52" table:formula="of:= TRUNC(([.U26]-[.C98])/[.C98]*100; 4)" office:value-type="float" office:value="-2.5965">
            <text:p>-2,5965</text:p>
          </table:table-cell>
          <table:table-cell table:style-name="ce54" table:formula="of:= TRUNC(([.V26]-[.D98])/[.D98]*100; 4)" office:value-type="float" office:value="1.4672">
            <text:p>1,4672</text:p>
          </table:table-cell>
          <table:table-cell table:style-name="ce52" table:formula="of:=[.U26]-[.C98]" office:value-type="float" office:value="1.5774">
            <text:p>1,5774</text:p>
          </table:table-cell>
          <table:table-cell table:style-name="ce54" table:formula="of:=[.V26]-[.D98]" office:value-type="float" office:value="-0.1063">
            <text:p>-0,1063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63.3231">
            <text:p>-63,3231</text:p>
          </table:table-cell>
          <table:table-cell table:style-name="ce54" office:value-type="float" office:value="-6.8776">
            <text:p>-6,8776</text:p>
          </table:table-cell>
          <table:table-cell table:style-name="ce52" table:formula="of:= TRUNC(([.AD26]-[.C98])/[.C98]*100; 4)" office:value-type="float" office:value="4.236">
            <text:p>4,236</text:p>
          </table:table-cell>
          <table:table-cell table:style-name="ce54" table:formula="of:=TRUNC( ([.AE26]-[.D98])/[.D98]*100; 4)" office:value-type="float" office:value="-5.0684">
            <text:p>-5,0684</text:p>
          </table:table-cell>
          <table:table-cell table:style-name="ce52" table:formula="of:= [.AD26]-[.C98]" office:value-type="float" office:value="-2.5734">
            <text:p>-2,5734</text:p>
          </table:table-cell>
          <table:table-cell table:style-name="ce54" table:formula="of:= [.AE26]-[.D98]" office:value-type="float" office:value="0.3672">
            <text:p>0,3672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9.6468">
            <text:p>-59,6468</text:p>
          </table:table-cell>
          <table:table-cell office:value-type="float" office:value="-7.3068">
            <text:p>-7,3068</text:p>
          </table:table-cell>
          <table:table-cell table:style-name="ce63" table:formula="of:= TRUNC(([.AM26]-[.C98])/[.C98]*100; 4)" office:value-type="float" office:value="-1.8154">
            <text:p>-1,8154</text:p>
          </table:table-cell>
          <table:table-cell table:style-name="ce54" table:formula="of:= TRUNC(([.AN26]-[.D98])/[.D98]*100; 4)" office:value-type="float" office:value="0.8557">
            <text:p>0,8557</text:p>
          </table:table-cell>
          <table:table-cell table:style-name="ce52" table:formula="of:=  [.AM26]-[.C98]" office:value-type="float" office:value="1.1029">
            <text:p>1,1029</text:p>
          </table:table-cell>
          <table:table-cell table:style-name="ce54" table:formula="of:=[.AN26]-[.D98]" office:value-type="float" office:value="-0.0620000000000003">
            <text:p>-0,062</text:p>
          </table:table-cell>
          <table:table-cell table:style-name="ce59"/>
          <table:table-cell table:style-name="ce26"/>
          <table:table-cell table:style-name="ce46" office:value-type="float" office:value="24">
            <text:p>24</text:p>
          </table:table-cell>
          <table:table-cell table:style-name="ce52" office:value-type="float" office:value="-58.9205">
            <text:p>-58,9205</text:p>
          </table:table-cell>
          <table:table-cell office:value-type="float" office:value="-7.3422">
            <text:p>-7,3422</text:p>
          </table:table-cell>
          <table:table-cell table:style-name="ce63" table:formula="of:= TRUNC(([.AV26]-[.C98])/[.C98]*100; 4)" office:value-type="float" office:value="-3.011">
            <text:p>-3,011</text:p>
          </table:table-cell>
          <table:table-cell table:style-name="ce66" table:formula="of:= TRUNC(([.AW26]-[.D98])/[.D98]*100; 4)" office:value-type="float" office:value="1.3444">
            <text:p>1,3444</text:p>
          </table:table-cell>
          <table:table-cell table:style-name="ce63" table:formula="of:=[.AV26]-[.C98]" office:value-type="float" office:value="1.8292">
            <text:p>1,8292</text:p>
          </table:table-cell>
          <table:table-cell table:style-name="ce58" table:formula="of:=[.AW26]-[.D98]" office:value-type="float" office:value="-0.0974000000000004">
            <text:p>-0,097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62.7631">
            <text:p>-62,7631</text:p>
          </table:table-cell>
          <table:table-cell table:style-name="ce54" office:value-type="float" office:value="-7.0008">
            <text:p>-7,0008</text:p>
          </table:table-cell>
          <table:table-cell table:style-name="ce52" table:formula="of:= TRUNC(([.C27]-[.C99])/[.C99]*100; 4)" office:value-type="float" office:value="5.3303">
            <text:p>5,3303</text:p>
          </table:table-cell>
          <table:table-cell table:style-name="ce54" table:formula="of:= TRUNC(([.D27]-[.D99])/[.D99]*100; 4)" office:value-type="float" office:value="-4.5991">
            <text:p>-4,5991</text:p>
          </table:table-cell>
          <table:table-cell table:formula="of:=[.C27]-[.C99]" office:value-type="float" office:value="-3.1762">
            <text:p>-3,1762</text:p>
          </table:table-cell>
          <table:table-cell table:formula="of:=[.D27]-[.D99]" office:value-type="float" office:value="0.3375">
            <text:p>0,3375</text:p>
          </table:table-cell>
          <table:table-cell table:style-name="ce59"/>
          <table:table-cell/>
          <table:table-cell table:style-name="ce46" office:value-type="float" office:value="25">
            <text:p>25</text:p>
          </table:table-cell>
          <table:table-cell table:style-name="ce52" office:value-type="float" office:value="-58.4448">
            <text:p>-58,4448</text:p>
          </table:table-cell>
          <table:table-cell table:style-name="ce54" office:value-type="float" office:value="-7.4032">
            <text:p>-7,4032</text:p>
          </table:table-cell>
          <table:table-cell table:style-name="ce52" table:formula="of:= TRUNC(([.L27]-[.C99])/[.C99]*100; 4)" office:value-type="float" office:value="-1.9166">
            <text:p>-1,9166</text:p>
          </table:table-cell>
          <table:table-cell table:style-name="ce54" table:formula="of:= TRUNC(([.M27]-[.D99])/[.D99]*100; 4)" office:value-type="float" office:value="0.8844">
            <text:p>0,8844</text:p>
          </table:table-cell>
          <table:table-cell table:style-name="ce52" table:formula="of:=[.L27]-[.C99]" office:value-type="float" office:value="1.1421">
            <text:p>1,1421</text:p>
          </table:table-cell>
          <table:table-cell table:style-name="ce54" table:formula="of:=[.M27]-[.D99]" office:value-type="float" office:value="-0.0648999999999997">
            <text:p>-0,0649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7.4342">
            <text:p>-57,4342</text:p>
          </table:table-cell>
          <table:table-cell table:style-name="ce54" office:value-type="float" office:value="-7.436">
            <text:p>-7,436</text:p>
          </table:table-cell>
          <table:table-cell table:style-name="ce52" table:formula="of:= TRUNC(([.U27]-[.C99])/[.C99]*100; 4)" office:value-type="float" office:value="-3.6127">
            <text:p>-3,6127</text:p>
          </table:table-cell>
          <table:table-cell table:style-name="ce54" table:formula="of:= TRUNC(([.V27]-[.D99])/[.D99]*100; 4)" office:value-type="float" office:value="1.3313">
            <text:p>1,3313</text:p>
          </table:table-cell>
          <table:table-cell table:style-name="ce52" table:formula="of:=[.U27]-[.C99]" office:value-type="float" office:value="2.1527">
            <text:p>2,1527</text:p>
          </table:table-cell>
          <table:table-cell table:style-name="ce54" table:formula="of:=[.V27]-[.D99]" office:value-type="float" office:value="-0.0976999999999997">
            <text:p>-0,0977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62.6683">
            <text:p>-62,6683</text:p>
          </table:table-cell>
          <table:table-cell table:style-name="ce54" office:value-type="float" office:value="-6.9907">
            <text:p>-6,9907</text:p>
          </table:table-cell>
          <table:table-cell table:style-name="ce52" table:formula="of:= TRUNC(([.AD27]-[.C99])/[.C99]*100; 4)" office:value-type="float" office:value="5.1712">
            <text:p>5,1712</text:p>
          </table:table-cell>
          <table:table-cell table:style-name="ce54" table:formula="of:=TRUNC( ([.AE27]-[.D99])/[.D99]*100; 4)" office:value-type="float" office:value="-4.7367">
            <text:p>-4,7367</text:p>
          </table:table-cell>
          <table:table-cell table:style-name="ce52" table:formula="of:= [.AD27]-[.C99]" office:value-type="float" office:value="-3.0814">
            <text:p>-3,0814</text:p>
          </table:table-cell>
          <table:table-cell table:style-name="ce54" table:formula="of:= [.AE27]-[.D99]" office:value-type="float" office:value="0.3476">
            <text:p>0,3476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8.1535">
            <text:p>-58,1535</text:p>
          </table:table-cell>
          <table:table-cell office:value-type="float" office:value="-7.3944">
            <text:p>-7,3944</text:p>
          </table:table-cell>
          <table:table-cell table:style-name="ce63" table:formula="of:= TRUNC(([.AM27]-[.C99])/[.C99]*100; 4)" office:value-type="float" office:value="-2.4055">
            <text:p>-2,4055</text:p>
          </table:table-cell>
          <table:table-cell table:style-name="ce54" table:formula="of:= TRUNC(([.AN27]-[.D99])/[.D99]*100; 4)" office:value-type="float" office:value="0.7644">
            <text:p>0,7644</text:p>
          </table:table-cell>
          <table:table-cell table:style-name="ce52" table:formula="of:=  [.AM27]-[.C99]" office:value-type="float" office:value="1.4334">
            <text:p>1,4334</text:p>
          </table:table-cell>
          <table:table-cell table:style-name="ce54" table:formula="of:=[.AN27]-[.D99]" office:value-type="float" office:value="-0.0560999999999998">
            <text:p>-0,0561</text:p>
          </table:table-cell>
          <table:table-cell table:style-name="ce59"/>
          <table:table-cell table:style-name="ce26"/>
          <table:table-cell table:style-name="ce46" office:value-type="float" office:value="25">
            <text:p>25</text:p>
          </table:table-cell>
          <table:table-cell table:style-name="ce52" office:value-type="float" office:value="-57.0746">
            <text:p>-57,0746</text:p>
          </table:table-cell>
          <table:table-cell office:value-type="float" office:value="-7.426">
            <text:p>-7,426</text:p>
          </table:table-cell>
          <table:table-cell table:style-name="ce63" table:formula="of:= TRUNC(([.AV27]-[.C99])/[.C99]*100; 4)" office:value-type="float" office:value="-4.2161">
            <text:p>-4,2161</text:p>
          </table:table-cell>
          <table:table-cell table:style-name="ce66" table:formula="of:= TRUNC(([.AW27]-[.D99])/[.D99]*100; 4)" office:value-type="float" office:value="1.195">
            <text:p>1,195</text:p>
          </table:table-cell>
          <table:table-cell table:style-name="ce63" table:formula="of:=[.AV27]-[.C99]" office:value-type="float" office:value="2.5123">
            <text:p>2,5123</text:p>
          </table:table-cell>
          <table:table-cell table:style-name="ce58" table:formula="of:=[.AW27]-[.D99]" office:value-type="float" office:value="-0.0876999999999999">
            <text:p>-0,087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62.0352">
            <text:p>-62,0352</text:p>
          </table:table-cell>
          <table:table-cell table:style-name="ce54" office:value-type="float" office:value="-7.1089">
            <text:p>-7,1089</text:p>
          </table:table-cell>
          <table:table-cell table:style-name="ce52" table:formula="of:= TRUNC(([.C28]-[.C100])/[.C100]*100; 4)" office:value-type="float" office:value="6.8362">
            <text:p>6,8362</text:p>
          </table:table-cell>
          <table:table-cell table:style-name="ce54" table:formula="of:= TRUNC(([.D28]-[.D100])/[.D100]*100; 4)" office:value-type="float" office:value="-4.2417">
            <text:p>-4,2417</text:p>
          </table:table-cell>
          <table:table-cell table:formula="of:=[.C28]-[.C100]" office:value-type="float" office:value="-3.9695">
            <text:p>-3,9695</text:p>
          </table:table-cell>
          <table:table-cell table:formula="of:=[.D28]-[.D100]" office:value-type="float" office:value="0.3149">
            <text:p>0,3149</text:p>
          </table:table-cell>
          <table:table-cell table:style-name="ce59"/>
          <table:table-cell/>
          <table:table-cell table:style-name="ce46" office:value-type="float" office:value="26">
            <text:p>26</text:p>
          </table:table-cell>
          <table:table-cell table:style-name="ce52" office:value-type="float" office:value="-56.4741">
            <text:p>-56,4741</text:p>
          </table:table-cell>
          <table:table-cell table:style-name="ce54" office:value-type="float" office:value="-7.4827">
            <text:p>-7,4827</text:p>
          </table:table-cell>
          <table:table-cell table:style-name="ce52" table:formula="of:= TRUNC(([.L28]-[.C100])/[.C100]*100; 4)" office:value-type="float" office:value="-2.741">
            <text:p>-2,741</text:p>
          </table:table-cell>
          <table:table-cell table:style-name="ce54" table:formula="of:= TRUNC(([.M28]-[.D100])/[.D100]*100; 4)" office:value-type="float" office:value="0.7933">
            <text:p>0,7933</text:p>
          </table:table-cell>
          <table:table-cell table:style-name="ce52" table:formula="of:=[.L28]-[.C100]" office:value-type="float" office:value="1.5916">
            <text:p>1,5916</text:p>
          </table:table-cell>
          <table:table-cell table:style-name="ce54" table:formula="of:=[.M28]-[.D100]" office:value-type="float" office:value="-0.0589000000000004">
            <text:p>-0,0589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4.8031">
            <text:p>-54,8031</text:p>
          </table:table-cell>
          <table:table-cell table:style-name="ce54" office:value-type="float" office:value="-7.5102">
            <text:p>-7,5102</text:p>
          </table:table-cell>
          <table:table-cell table:style-name="ce52" table:formula="of:= TRUNC(([.U28]-[.C100])/[.C100]*100; 4)" office:value-type="float" office:value="-5.6188">
            <text:p>-5,6188</text:p>
          </table:table-cell>
          <table:table-cell table:style-name="ce54" table:formula="of:= TRUNC(([.V28]-[.D100])/[.D100]*100; 4)" office:value-type="float" office:value="1.1638">
            <text:p>1,1638</text:p>
          </table:table-cell>
          <table:table-cell table:style-name="ce52" table:formula="of:=[.U28]-[.C100]" office:value-type="float" office:value="3.2626">
            <text:p>3,2626</text:p>
          </table:table-cell>
          <table:table-cell table:style-name="ce54" table:formula="of:=[.V28]-[.D100]" office:value-type="float" office:value="-0.0864000000000003">
            <text:p>-0,0864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61.9264">
            <text:p>-61,9264</text:p>
          </table:table-cell>
          <table:table-cell table:style-name="ce54" office:value-type="float" office:value="-7.0986">
            <text:p>-7,0986</text:p>
          </table:table-cell>
          <table:table-cell table:style-name="ce52" table:formula="of:= TRUNC(([.AD28]-[.C100])/[.C100]*100; 4)" office:value-type="float" office:value="6.6488">
            <text:p>6,6488</text:p>
          </table:table-cell>
          <table:table-cell table:style-name="ce54" table:formula="of:=TRUNC( ([.AE28]-[.D100])/[.D100]*100; 4)" office:value-type="float" office:value="-4.3805">
            <text:p>-4,3805</text:p>
          </table:table-cell>
          <table:table-cell table:style-name="ce52" table:formula="of:= [.AD28]-[.C100]" office:value-type="float" office:value="-3.8607">
            <text:p>-3,8607</text:p>
          </table:table-cell>
          <table:table-cell table:style-name="ce54" table:formula="of:= [.AE28]-[.D100]" office:value-type="float" office:value="0.3252">
            <text:p>0,3252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6.05">
            <text:p>-56,05</text:p>
          </table:table-cell>
          <table:table-cell office:value-type="float" office:value="-7.4726">
            <text:p>-7,4726</text:p>
          </table:table-cell>
          <table:table-cell table:style-name="ce63" table:formula="of:= TRUNC(([.AM28]-[.C100])/[.C100]*100; 4)" office:value-type="float" office:value="-3.4714">
            <text:p>-3,4714</text:p>
          </table:table-cell>
          <table:table-cell table:style-name="ce54" table:formula="of:= TRUNC(([.AN28]-[.D100])/[.D100]*100; 4)" office:value-type="float" office:value="0.6573">
            <text:p>0,6573</text:p>
          </table:table-cell>
          <table:table-cell table:style-name="ce52" table:formula="of:=  [.AM28]-[.C100]" office:value-type="float" office:value="2.0157">
            <text:p>2,0157</text:p>
          </table:table-cell>
          <table:table-cell table:style-name="ce54" table:formula="of:=[.AN28]-[.D100]" office:value-type="float" office:value="-0.0488">
            <text:p>-0,0488</text:p>
          </table:table-cell>
          <table:table-cell table:style-name="ce59"/>
          <table:table-cell table:style-name="ce26"/>
          <table:table-cell table:style-name="ce46" office:value-type="float" office:value="26">
            <text:p>26</text:p>
          </table:table-cell>
          <table:table-cell table:style-name="ce52" office:value-type="float" office:value="-54.2179">
            <text:p>-54,2179</text:p>
          </table:table-cell>
          <table:table-cell office:value-type="float" office:value="-7.4985">
            <text:p>-7,4985</text:p>
          </table:table-cell>
          <table:table-cell table:style-name="ce63" table:formula="of:= TRUNC(([.AV28]-[.C100])/[.C100]*100; 4)" office:value-type="float" office:value="-6.6266">
            <text:p>-6,6266</text:p>
          </table:table-cell>
          <table:table-cell table:style-name="ce66" table:formula="of:= TRUNC(([.AW28]-[.D100])/[.D100]*100; 4)" office:value-type="float" office:value="1.0062">
            <text:p>1,0062</text:p>
          </table:table-cell>
          <table:table-cell table:style-name="ce63" table:formula="of:=[.AV28]-[.C100]" office:value-type="float" office:value="3.8478">
            <text:p>3,8478</text:p>
          </table:table-cell>
          <table:table-cell table:style-name="ce58" table:formula="of:=[.AW28]-[.D100]" office:value-type="float" office:value="-0.0747">
            <text:p>-0,074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61.193">
            <text:p>-61,193</text:p>
          </table:table-cell>
          <table:table-cell table:style-name="ce54" office:value-type="float" office:value="-7.2114">
            <text:p>-7,2114</text:p>
          </table:table-cell>
          <table:table-cell table:style-name="ce52" table:formula="of:= TRUNC(([.C29]-[.C101])/[.C101]*100; 4)" office:value-type="float" office:value="9.4446">
            <text:p>9,4446</text:p>
          </table:table-cell>
          <table:table-cell table:style-name="ce54" table:formula="of:= TRUNC(([.D29]-[.D101])/[.D101]*100; 4)" office:value-type="float" office:value="-3.8338">
            <text:p>-3,8338</text:p>
          </table:table-cell>
          <table:table-cell table:formula="of:=[.C29]-[.C101]" office:value-type="float" office:value="-5.2807">
            <text:p>-5,2807</text:p>
          </table:table-cell>
          <table:table-cell table:formula="of:=[.D29]-[.D101]" office:value-type="float" office:value="0.2875">
            <text:p>0,2875</text:p>
          </table:table-cell>
          <table:table-cell table:style-name="ce59"/>
          <table:table-cell/>
          <table:table-cell table:style-name="ce46" office:value-type="float" office:value="27">
            <text:p>27</text:p>
          </table:table-cell>
          <table:table-cell table:style-name="ce52" office:value-type="float" office:value="-53.4355">
            <text:p>-53,4355</text:p>
          </table:table-cell>
          <table:table-cell table:style-name="ce54" office:value-type="float" office:value="-7.5499">
            <text:p>-7,5499</text:p>
          </table:table-cell>
          <table:table-cell table:style-name="ce52" table:formula="of:= TRUNC(([.L29]-[.C101])/[.C101]*100; 4)" office:value-type="float" office:value="-4.4297">
            <text:p>-4,4297</text:p>
          </table:table-cell>
          <table:table-cell table:style-name="ce54" table:formula="of:= TRUNC(([.M29]-[.D101])/[.D101]*100; 4)" office:value-type="float" office:value="0.68">
            <text:p>0,68</text:p>
          </table:table-cell>
          <table:table-cell table:style-name="ce52" table:formula="of:=[.L29]-[.C101]" office:value-type="float" office:value="2.4768">
            <text:p>2,4768</text:p>
          </table:table-cell>
          <table:table-cell table:style-name="ce54" table:formula="of:=[.M29]-[.D101]" office:value-type="float" office:value="-0.0510000000000002">
            <text:p>-0,051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50.0854">
            <text:p>-50,0854</text:p>
          </table:table-cell>
          <table:table-cell table:style-name="ce54" office:value-type="float" office:value="-7.568">
            <text:p>-7,568</text:p>
          </table:table-cell>
          <table:table-cell table:style-name="ce52" table:formula="of:= TRUNC(([.U29]-[.C101])/[.C101]*100; 4)" office:value-type="float" office:value="-10.4214">
            <text:p>-10,4214</text:p>
          </table:table-cell>
          <table:table-cell table:style-name="ce54" table:formula="of:= TRUNC(([.V29]-[.D101])/[.D101]*100; 4)" office:value-type="float" office:value="0.9214">
            <text:p>0,9214</text:p>
          </table:table-cell>
          <table:table-cell table:style-name="ce52" table:formula="of:=[.U29]-[.C101]" office:value-type="float" office:value="5.8269">
            <text:p>5,8269</text:p>
          </table:table-cell>
          <table:table-cell table:style-name="ce54" table:formula="of:=[.V29]-[.D101]" office:value-type="float" office:value="-0.0690999999999997">
            <text:p>-0,0691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61.0645">
            <text:p>-61,0645</text:p>
          </table:table-cell>
          <table:table-cell table:style-name="ce54" office:value-type="float" office:value="-7.2009">
            <text:p>-7,2009</text:p>
          </table:table-cell>
          <table:table-cell table:style-name="ce52" table:formula="of:= TRUNC(([.AD29]-[.C101])/[.C101]*100; 4)" office:value-type="float" office:value="9.2147">
            <text:p>9,2147</text:p>
          </table:table-cell>
          <table:table-cell table:style-name="ce54" table:formula="of:=TRUNC( ([.AE29]-[.D101])/[.D101]*100; 4)" office:value-type="float" office:value="-3.9739">
            <text:p>-3,9739</text:p>
          </table:table-cell>
          <table:table-cell table:style-name="ce52" table:formula="of:= [.AD29]-[.C101]" office:value-type="float" office:value="-5.1522">
            <text:p>-5,1522</text:p>
          </table:table-cell>
          <table:table-cell table:style-name="ce54" table:formula="of:= [.AE29]-[.D101]" office:value-type="float" office:value="0.298">
            <text:p>0,298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52.7319">
            <text:p>-52,7319</text:p>
          </table:table-cell>
          <table:table-cell office:value-type="float" office:value="-7.5375">
            <text:p>-7,5375</text:p>
          </table:table-cell>
          <table:table-cell table:style-name="ce63" table:formula="of:= TRUNC(([.AM29]-[.C101])/[.C101]*100; 4)" office:value-type="float" office:value="-5.6881">
            <text:p>-5,6881</text:p>
          </table:table-cell>
          <table:table-cell table:style-name="ce54" table:formula="of:= TRUNC(([.AN29]-[.D101])/[.D101]*100; 4)" office:value-type="float" office:value="0.5147">
            <text:p>0,5147</text:p>
          </table:table-cell>
          <table:table-cell table:style-name="ce52" table:formula="of:=  [.AM29]-[.C101]" office:value-type="float" office:value="3.1804">
            <text:p>3,1804</text:p>
          </table:table-cell>
          <table:table-cell table:style-name="ce54" table:formula="of:=[.AN29]-[.D101]" office:value-type="float" office:value="-0.0385999999999997">
            <text:p>-0,0386</text:p>
          </table:table-cell>
          <table:table-cell table:style-name="ce59"/>
          <table:table-cell table:style-name="ce26"/>
          <table:table-cell table:style-name="ce46" office:value-type="float" office:value="27">
            <text:p>27</text:p>
          </table:table-cell>
          <table:table-cell table:style-name="ce52" office:value-type="float" office:value="-48.8972">
            <text:p>-48,8972</text:p>
          </table:table-cell>
          <table:table-cell office:value-type="float" office:value="-7.5529">
            <text:p>-7,5529</text:p>
          </table:table-cell>
          <table:table-cell table:style-name="ce63" table:formula="of:= TRUNC(([.AV29]-[.C101])/[.C101]*100; 4)" office:value-type="float" office:value="-12.5466">
            <text:p>-12,5466</text:p>
          </table:table-cell>
          <table:table-cell table:style-name="ce66" table:formula="of:= TRUNC(([.AW29]-[.D101])/[.D101]*100; 4)" office:value-type="float" office:value="0.7201">
            <text:p>0,7201</text:p>
          </table:table-cell>
          <table:table-cell table:style-name="ce63" table:formula="of:=[.AV29]-[.C101]" office:value-type="float" office:value="7.0151">
            <text:p>7,0151</text:p>
          </table:table-cell>
          <table:table-cell table:style-name="ce58" table:formula="of:=[.AW29]-[.D101]" office:value-type="float" office:value="-0.0540000000000003">
            <text:p>-0,05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60.1883">
            <text:p>-60,1883</text:p>
          </table:table-cell>
          <table:table-cell table:style-name="ce54" office:value-type="float" office:value="-7.3079">
            <text:p>-7,3079</text:p>
          </table:table-cell>
          <table:table-cell table:style-name="ce52" table:formula="of:= TRUNC(([.C30]-[.C102])/[.C102]*100; 4)" office:value-type="float" office:value="14.6668">
            <text:p>14,6668</text:p>
          </table:table-cell>
          <table:table-cell table:style-name="ce54" table:formula="of:= TRUNC(([.D30]-[.D102])/[.D102]*100; 4)" office:value-type="float" office:value="-3.3205">
            <text:p>-3,3205</text:p>
          </table:table-cell>
          <table:table-cell table:formula="of:=[.C30]-[.C102]" office:value-type="float" office:value="-7.6986">
            <text:p>-7,6986</text:p>
          </table:table-cell>
          <table:table-cell table:formula="of:=[.D30]-[.D102]" office:value-type="float" office:value="0.251">
            <text:p>0,251</text:p>
          </table:table-cell>
          <table:table-cell table:style-name="ce59"/>
          <table:table-cell/>
          <table:table-cell table:style-name="ce46" office:value-type="float" office:value="28">
            <text:p>28</text:p>
          </table:table-cell>
          <table:table-cell table:style-name="ce52" office:value-type="float" office:value="-47.921">
            <text:p>-47,921</text:p>
          </table:table-cell>
          <table:table-cell table:style-name="ce54" office:value-type="float" office:value="-7.5967">
            <text:p>-7,5967</text:p>
          </table:table-cell>
          <table:table-cell table:style-name="ce52" table:formula="of:= TRUNC(([.L30]-[.C102])/[.C102]*100; 4)" office:value-type="float" office:value="-8.7039">
            <text:p>-8,7039</text:p>
          </table:table-cell>
          <table:table-cell table:style-name="ce54" table:formula="of:= TRUNC(([.M30]-[.D102])/[.D102]*100; 4)" office:value-type="float" office:value="0.5">
            <text:p>0,5</text:p>
          </table:table-cell>
          <table:table-cell table:style-name="ce52" table:formula="of:=[.L30]-[.C102]" office:value-type="float" office:value="4.5687">
            <text:p>4,5687</text:p>
          </table:table-cell>
          <table:table-cell table:style-name="ce54" table:formula="of:=[.M30]-[.D102]" office:value-type="float" office:value="-0.0377999999999998">
            <text:p>-0,0378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38.5147">
            <text:p>-38,5147</text:p>
          </table:table-cell>
          <table:table-cell table:style-name="ce54" office:value-type="float" office:value="-7.5917">
            <text:p>-7,5917</text:p>
          </table:table-cell>
          <table:table-cell table:style-name="ce52" table:formula="of:= TRUNC(([.U30]-[.C102])/[.C102]*100; 4)" office:value-type="float" office:value="-26.6242">
            <text:p>-26,6242</text:p>
          </table:table-cell>
          <table:table-cell table:style-name="ce54" table:formula="of:= TRUNC(([.V30]-[.D102])/[.D102]*100; 4)" office:value-type="float" office:value="0.4339">
            <text:p>0,4339</text:p>
          </table:table-cell>
          <table:table-cell table:style-name="ce52" table:formula="of:=[.U30]-[.C102]" office:value-type="float" office:value="13.975">
            <text:p>13,975</text:p>
          </table:table-cell>
          <table:table-cell table:style-name="ce54" table:formula="of:=[.V30]-[.D102]" office:value-type="float" office:value="-0.0327999999999999">
            <text:p>-0,0328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60.0311">
            <text:p>-60,0311</text:p>
          </table:table-cell>
          <table:table-cell table:style-name="ce54" office:value-type="float" office:value="-7.297">
            <text:p>-7,297</text:p>
          </table:table-cell>
          <table:table-cell table:style-name="ce52" table:formula="of:= TRUNC(([.AD30]-[.C102])/[.C102]*100; 4)" office:value-type="float" office:value="14.3673">
            <text:p>14,3673</text:p>
          </table:table-cell>
          <table:table-cell table:style-name="ce54" table:formula="of:=TRUNC( ([.AE30]-[.D102])/[.D102]*100; 4)" office:value-type="float" office:value="-3.4647">
            <text:p>-3,4647</text:p>
          </table:table-cell>
          <table:table-cell table:style-name="ce52" table:formula="of:= [.AD30]-[.C102]" office:value-type="float" office:value="-7.5414">
            <text:p>-7,5414</text:p>
          </table:table-cell>
          <table:table-cell table:style-name="ce54" table:formula="of:= [.AE30]-[.D102]" office:value-type="float" office:value="0.261900000000001">
            <text:p>0,261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46.4879">
            <text:p>-46,4879</text:p>
          </table:table-cell>
          <table:table-cell office:value-type="float" office:value="-7.5798">
            <text:p>-7,5798</text:p>
          </table:table-cell>
          <table:table-cell table:style-name="ce63" table:formula="of:= TRUNC(([.AM30]-[.C102])/[.C102]*100; 4)" office:value-type="float" office:value="-11.4342">
            <text:p>-11,4342</text:p>
          </table:table-cell>
          <table:table-cell table:style-name="ce54" table:formula="of:= TRUNC(([.AN30]-[.D102])/[.D102]*100; 4)" office:value-type="float" office:value="0.2764">
            <text:p>0,2764</text:p>
          </table:table-cell>
          <table:table-cell table:style-name="ce52" table:formula="of:=  [.AM30]-[.C102]" office:value-type="float" office:value="6.0018">
            <text:p>6,0018</text:p>
          </table:table-cell>
          <table:table-cell table:style-name="ce54" table:formula="of:=[.AN30]-[.D102]" office:value-type="float" office:value="-0.0208999999999993">
            <text:p>-0,0209</text:p>
          </table:table-cell>
          <table:table-cell table:style-name="ce59"/>
          <table:table-cell table:style-name="ce26"/>
          <table:table-cell table:style-name="ce46" office:value-type="float" office:value="28">
            <text:p>28</text:p>
          </table:table-cell>
          <table:table-cell table:style-name="ce52" office:value-type="float" office:value="-34.775">
            <text:p>-34,775</text:p>
          </table:table-cell>
          <table:table-cell office:value-type="float" office:value="-7.5671">
            <text:p>-7,5671</text:p>
          </table:table-cell>
          <table:table-cell table:style-name="ce63" table:formula="of:= TRUNC(([.AV30]-[.C102])/[.C102]*100; 4)" office:value-type="float" office:value="-33.7489">
            <text:p>-33,7489</text:p>
          </table:table-cell>
          <table:table-cell table:style-name="ce66" table:formula="of:= TRUNC(([.AW30]-[.D102])/[.D102]*100; 4)" office:value-type="float" office:value="0.1084">
            <text:p>0,1084</text:p>
          </table:table-cell>
          <table:table-cell table:style-name="ce63" table:formula="of:=[.AV30]-[.C102]" office:value-type="float" office:value="17.7147">
            <text:p>17,7147</text:p>
          </table:table-cell>
          <table:table-cell table:style-name="ce58" table:formula="of:=[.AW30]-[.D102]" office:value-type="float" office:value="-0.00819999999999954">
            <text:p>-0,008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58.9406">
            <text:p>-58,9406</text:p>
          </table:table-cell>
          <table:table-cell table:style-name="ce54" office:value-type="float" office:value="-7.3974">
            <text:p>-7,3974</text:p>
          </table:table-cell>
          <table:table-cell table:style-name="ce52" table:formula="of:= TRUNC(([.C31]-[.C103])/[.C103]*100; 4)" office:value-type="float" office:value="17.9599">
            <text:p>17,9599</text:p>
          </table:table-cell>
          <table:table-cell table:style-name="ce54" table:formula="of:= TRUNC(([.D31]-[.D103])/[.D103]*100; 4)" office:value-type="float" office:value="-2.558">
            <text:p>-2,558</text:p>
          </table:table-cell>
          <table:table-cell table:formula="of:=[.C31]-[.C103]" office:value-type="float" office:value="-8.974">
            <text:p>-8,974</text:p>
          </table:table-cell>
          <table:table-cell table:formula="of:=[.D31]-[.D103]" office:value-type="float" office:value="0.194199999999999">
            <text:p>0,1942</text:p>
          </table:table-cell>
          <table:table-cell table:style-name="ce59"/>
          <table:table-cell/>
          <table:table-cell table:style-name="ce46" office:value-type="float" office:value="29">
            <text:p>29</text:p>
          </table:table-cell>
          <table:table-cell table:style-name="ce52" office:value-type="float" office:value="-34.7299">
            <text:p>-34,7299</text:p>
          </table:table-cell>
          <table:table-cell table:style-name="ce54" office:value-type="float" office:value="-7.6002">
            <text:p>-7,6002</text:p>
          </table:table-cell>
          <table:table-cell table:style-name="ce52" table:formula="of:= TRUNC(([.L31]-[.C103])/[.C103]*100; 4)" office:value-type="float" office:value="-30.4937">
            <text:p>-30,4937</text:p>
          </table:table-cell>
          <table:table-cell table:style-name="ce54" table:formula="of:= TRUNC(([.M31]-[.D103])/[.D103]*100; 4)" office:value-type="float" office:value="0.1132">
            <text:p>0,1132</text:p>
          </table:table-cell>
          <table:table-cell table:style-name="ce52" table:formula="of:=[.L31]-[.C103]" office:value-type="float" office:value="15.2367">
            <text:p>15,2367</text:p>
          </table:table-cell>
          <table:table-cell table:style-name="ce54" table:formula="of:=[.M31]-[.D103]" office:value-type="float" office:value="-0.00860000000000039">
            <text:p>-0,0086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23.7786">
            <text:p>23,7786</text:p>
          </table:table-cell>
          <table:table-cell table:style-name="ce54" office:value-type="float" office:value="-7.4792">
            <text:p>-7,4792</text:p>
          </table:table-cell>
          <table:table-cell table:style-name="ce52" table:formula="of:= TRUNC(([.U31]-[.C103])/[.C103]*100; 4)" office:value-type="float" office:value="-147.5889">
            <text:p>-147,5889</text:p>
          </table:table-cell>
          <table:table-cell table:style-name="ce54" table:formula="of:= TRUNC(([.V31]-[.D103])/[.D103]*100; 4)" office:value-type="float" office:value="-1.4805">
            <text:p>-1,4805</text:p>
          </table:table-cell>
          <table:table-cell table:style-name="ce52" table:formula="of:=[.U31]-[.C103]" office:value-type="float" office:value="73.7452">
            <text:p>73,7452</text:p>
          </table:table-cell>
          <table:table-cell table:style-name="ce54" table:formula="of:=[.V31]-[.D103]" office:value-type="float" office:value="0.1124">
            <text:p>0,1124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58.7403">
            <text:p>-58,7403</text:p>
          </table:table-cell>
          <table:table-cell table:style-name="ce54" office:value-type="float" office:value="-7.386">
            <text:p>-7,386</text:p>
          </table:table-cell>
          <table:table-cell table:style-name="ce52" table:formula="of:= TRUNC(([.AD31]-[.C103])/[.C103]*100; 4)" office:value-type="float" office:value="17.5591">
            <text:p>17,5591</text:p>
          </table:table-cell>
          <table:table-cell table:style-name="ce54" table:formula="of:=TRUNC( ([.AE31]-[.D103])/[.D103]*100; 4)" office:value-type="float" office:value="-2.7082">
            <text:p>-2,7082</text:p>
          </table:table-cell>
          <table:table-cell table:style-name="ce52" table:formula="of:= [.AD31]-[.C103]" office:value-type="float" office:value="-8.7737">
            <text:p>-8,7737</text:p>
          </table:table-cell>
          <table:table-cell table:style-name="ce54" table:formula="of:= [.AE31]-[.D103]" office:value-type="float" office:value="0.2056">
            <text:p>0,2056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-30.5187">
            <text:p>-30,5187</text:p>
          </table:table-cell>
          <table:table-cell office:value-type="float" office:value="-7.5706">
            <text:p>-7,5706</text:p>
          </table:table-cell>
          <table:table-cell table:style-name="ce63" table:formula="of:= TRUNC(([.AM31]-[.C103])/[.C103]*100; 4)" office:value-type="float" office:value="-38.9217">
            <text:p>-38,9217</text:p>
          </table:table-cell>
          <table:table-cell table:style-name="ce54" table:formula="of:= TRUNC(([.AN31]-[.D103])/[.D103]*100; 4)" office:value-type="float" office:value="-0.2766">
            <text:p>-0,2766</text:p>
          </table:table-cell>
          <table:table-cell table:style-name="ce52" table:formula="of:=  [.AM31]-[.C103]" office:value-type="float" office:value="19.4479">
            <text:p>19,4479</text:p>
          </table:table-cell>
          <table:table-cell table:style-name="ce54" table:formula="of:=[.AN31]-[.D103]" office:value-type="float" office:value="0.0209999999999999">
            <text:p>0,021</text:p>
          </table:table-cell>
          <table:table-cell table:style-name="ce59"/>
          <table:table-cell table:style-name="ce26"/>
          <table:table-cell table:style-name="ce46" office:value-type="float" office:value="29">
            <text:p>29</text:p>
          </table:table-cell>
          <table:table-cell table:style-name="ce52" office:value-type="float" office:value="64.1409">
            <text:p>64,1409</text:p>
          </table:table-cell>
          <table:table-cell office:value-type="float" office:value="-7.3822">
            <text:p>-7,3822</text:p>
          </table:table-cell>
          <table:table-cell table:style-name="ce63" table:formula="of:= TRUNC(([.AV31]-[.C103])/[.C103]*100; 4)" office:value-type="float" office:value="-228.3675">
            <text:p>-228,3675</text:p>
          </table:table-cell>
          <table:table-cell table:style-name="ce66" table:formula="of:= TRUNC(([.AW31]-[.D103])/[.D103]*100; 4)" office:value-type="float" office:value="-2.7583">
            <text:p>-2,7583</text:p>
          </table:table-cell>
          <table:table-cell table:style-name="ce63" table:formula="of:=[.AV31]-[.C103]" office:value-type="float" office:value="114.1075">
            <text:p>114,1075</text:p>
          </table:table-cell>
          <table:table-cell table:style-name="ce58" table:formula="of:=[.AW31]-[.D103]" office:value-type="float" office:value="0.2094">
            <text:p>0,209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-57.3091">
            <text:p>-57,3091</text:p>
          </table:table-cell>
          <table:table-cell table:style-name="ce54" office:value-type="float" office:value="-7.4787">
            <text:p>-7,4787</text:p>
          </table:table-cell>
          <table:table-cell table:style-name="ce52" table:formula="of:= TRUNC(([.C32]-[.C104])/[.C104]*100; 4)" office:value-type="float" office:value="98.4517">
            <text:p>98,4517</text:p>
          </table:table-cell>
          <table:table-cell table:style-name="ce54" table:formula="of:= TRUNC(([.D32]-[.D104])/[.D104]*100; 4)" office:value-type="float" office:value="-1.0138">
            <text:p>-1,0138</text:p>
          </table:table-cell>
          <table:table-cell table:formula="of:=[.C32]-[.C104]" office:value-type="float" office:value="-28.431">
            <text:p>-28,431</text:p>
          </table:table-cell>
          <table:table-cell table:formula="of:=[.D32]-[.D104]" office:value-type="float" office:value="0.0766">
            <text:p>0,0766</text:p>
          </table:table-cell>
          <table:table-cell table:style-name="ce59"/>
          <table:table-cell/>
          <table:table-cell table:style-name="ce46" office:value-type="float" office:value="30">
            <text:p>30</text:p>
          </table:table-cell>
          <table:table-cell table:style-name="ce52" office:value-type="float" office:value="20.5016">
            <text:p>20,5016</text:p>
          </table:table-cell>
          <table:table-cell table:style-name="ce54" office:value-type="float" office:value="-7.4449">
            <text:p>-7,4449</text:p>
          </table:table-cell>
          <table:table-cell table:style-name="ce52" table:formula="of:= TRUNC(([.L32]-[.C104])/[.C104]*100; 4)" office:value-type="float" office:value="-170.9935">
            <text:p>-170,9935</text:p>
          </table:table-cell>
          <table:table-cell table:style-name="ce54" table:formula="of:= TRUNC(([.M32]-[.D104])/[.D104]*100; 4)" office:value-type="float" office:value="-1.4612">
            <text:p>-1,4612</text:p>
          </table:table-cell>
          <table:table-cell table:style-name="ce52" table:formula="of:=[.L32]-[.C104]" office:value-type="float" office:value="49.3797">
            <text:p>49,3797</text:p>
          </table:table-cell>
          <table:table-cell table:style-name="ce54" table:formula="of:=[.M32]-[.D104]" office:value-type="float" office:value="0.1104">
            <text:p>0,1104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69.5861">
            <text:p>-69,5861</text:p>
          </table:table-cell>
          <table:table-cell table:style-name="ce54" office:value-type="float" office:value="0.4434">
            <text:p>0,4434</text:p>
          </table:table-cell>
          <table:table-cell table:style-name="ce52" table:formula="of:= TRUNC(([.U32]-[.C104])/[.C104]*100; 4)" office:value-type="float" office:value="140.9649">
            <text:p>140,9649</text:p>
          </table:table-cell>
          <table:table-cell table:style-name="ce54" table:formula="of:= TRUNC(([.V32]-[.D104])/[.D104]*100; 4)" office:value-type="float" office:value="-105.8687">
            <text:p>-105,8687</text:p>
          </table:table-cell>
          <table:table-cell table:style-name="ce52" table:formula="of:=[.U32]-[.C104]" office:value-type="float" office:value="-40.708">
            <text:p>-40,708</text:p>
          </table:table-cell>
          <table:table-cell table:style-name="ce54" table:formula="of:=[.V32]-[.D104]" office:value-type="float" office:value="7.9987">
            <text:p>7,9987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57.0388">
            <text:p>-57,0388</text:p>
          </table:table-cell>
          <table:table-cell table:style-name="ce54" office:value-type="float" office:value="-7.4665">
            <text:p>-7,4665</text:p>
          </table:table-cell>
          <table:table-cell table:style-name="ce52" table:formula="of:= TRUNC(([.AD32]-[.C104])/[.C104]*100; 4)" office:value-type="float" office:value="97.5157">
            <text:p>97,5157</text:p>
          </table:table-cell>
          <table:table-cell table:style-name="ce54" table:formula="of:=TRUNC( ([.AE32]-[.D104])/[.D104]*100; 4)" office:value-type="float" office:value="-1.1753">
            <text:p>-1,1753</text:p>
          </table:table-cell>
          <table:table-cell table:style-name="ce52" table:formula="of:= [.AD32]-[.C104]" office:value-type="float" office:value="-28.1607">
            <text:p>-28,1607</text:p>
          </table:table-cell>
          <table:table-cell table:style-name="ce54" table:formula="of:= [.AE32]-[.D104]" office:value-type="float" office:value="0.0888">
            <text:p>0,0888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47.6163">
            <text:p>47,6163</text:p>
          </table:table-cell>
          <table:table-cell office:value-type="float" office:value="-7.3433">
            <text:p>-7,3433</text:p>
          </table:table-cell>
          <table:table-cell table:style-name="ce63" table:formula="of:= TRUNC(([.AM32]-[.C104])/[.C104]*100; 4)" office:value-type="float" office:value="-264.8872">
            <text:p>-264,8872</text:p>
          </table:table-cell>
          <table:table-cell table:style-name="ce54" table:formula="of:= TRUNC(([.AN32]-[.D104])/[.D104]*100; 4)" office:value-type="float" office:value="-2.8059">
            <text:p>-2,8059</text:p>
          </table:table-cell>
          <table:table-cell table:style-name="ce52" table:formula="of:=  [.AM32]-[.C104]" office:value-type="float" office:value="76.4944">
            <text:p>76,4944</text:p>
          </table:table-cell>
          <table:table-cell table:style-name="ce54" table:formula="of:=[.AN32]-[.D104]" office:value-type="float" office:value="0.212">
            <text:p>0,212</text:p>
          </table:table-cell>
          <table:table-cell table:style-name="ce59"/>
          <table:table-cell table:style-name="ce26"/>
          <table:table-cell table:style-name="ce46" office:value-type="float" office:value="30">
            <text:p>30</text:p>
          </table:table-cell>
          <table:table-cell table:style-name="ce52" office:value-type="float" office:value="-70.7084">
            <text:p>-70,7084</text:p>
          </table:table-cell>
          <table:table-cell office:value-type="float" office:value="0.3324">
            <text:p>0,3324</text:p>
          </table:table-cell>
          <table:table-cell table:style-name="ce63" table:formula="of:= TRUNC(([.AV32]-[.C104])/[.C104]*100; 4)" office:value-type="float" office:value="144.8512">
            <text:p>144,8512</text:p>
          </table:table-cell>
          <table:table-cell table:style-name="ce66" table:formula="of:= TRUNC(([.AW32]-[.D104])/[.D104]*100; 4)" office:value-type="float" office:value="-104.3995">
            <text:p>-104,3995</text:p>
          </table:table-cell>
          <table:table-cell table:style-name="ce63" table:formula="of:=[.AV32]-[.C104]" office:value-type="float" office:value="-41.8303">
            <text:p>-41,8303</text:p>
          </table:table-cell>
          <table:table-cell table:style-name="ce58" table:formula="of:=[.AW32]-[.D104]" office:value-type="float" office:value="7.8877">
            <text:p>7,887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55.0239">
            <text:p>-55,0239</text:p>
          </table:table-cell>
          <table:table-cell table:style-name="ce54" office:value-type="float" office:value="-7.5492">
            <text:p>-7,5492</text:p>
          </table:table-cell>
          <table:table-cell table:style-name="ce52" table:formula="of:= TRUNC(([.C33]-[.C105])/[.C105]*100; 4)" office:value-type="float" office:value="-192.0908">
            <text:p>-192,0908</text:p>
          </table:table-cell>
          <table:table-cell table:style-name="ce54" table:formula="of:= TRUNC(([.D33]-[.D105])/[.D105]*100; 4)" office:value-type="float" office:value="5.3592">
            <text:p>5,3592</text:p>
          </table:table-cell>
          <table:table-cell table:formula="of:=[.C33]-[.C105]" office:value-type="float" office:value="-114.7735">
            <text:p>-114,7735</text:p>
          </table:table-cell>
          <table:table-cell table:formula="of:=[.D33]-[.D105]" office:value-type="float" office:value="-0.383999999999999">
            <text:p>-0,384</text:p>
          </table:table-cell>
          <table:table-cell table:style-name="ce59"/>
          <table:table-cell/>
          <table:table-cell table:style-name="ce46" office:value-type="float" office:value="31">
            <text:p>31</text:p>
          </table:table-cell>
          <table:table-cell table:style-name="ce52" office:value-type="float" office:value="-68.4876">
            <text:p>-68,4876</text:p>
          </table:table-cell>
          <table:table-cell table:style-name="ce54" office:value-type="float" office:value="0.8006">
            <text:p>0,8006</text:p>
          </table:table-cell>
          <table:table-cell table:style-name="ce52" table:formula="of:= TRUNC(([.L33]-[.C105])/[.C105]*100; 4)" office:value-type="float" office:value="-214.6243">
            <text:p>-214,6243</text:p>
          </table:table-cell>
          <table:table-cell table:style-name="ce54" table:formula="of:= TRUNC(([.M33]-[.D105])/[.D105]*100; 4)" office:value-type="float" office:value="-111.1734">
            <text:p>-111,1734</text:p>
          </table:table-cell>
          <table:table-cell table:style-name="ce52" table:formula="of:=[.L33]-[.C105]" office:value-type="float" office:value="-128.2372">
            <text:p>-128,2372</text:p>
          </table:table-cell>
          <table:table-cell table:style-name="ce54" table:formula="of:=[.M33]-[.D105]" office:value-type="float" office:value="7.9658">
            <text:p>7,9658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1558">
            <text:p>-73,1558</text:p>
          </table:table-cell>
          <table:table-cell table:style-name="ce54" office:value-type="float" office:value="0.1486">
            <text:p>0,1486</text:p>
          </table:table-cell>
          <table:table-cell table:style-name="ce52" table:formula="of:= TRUNC(([.U33]-[.C105])/[.C105]*100; 4)" office:value-type="float" office:value="-222.4373">
            <text:p>-222,4373</text:p>
          </table:table-cell>
          <table:table-cell table:style-name="ce54" table:formula="of:= TRUNC(([.V33]-[.D105])/[.D105]*100; 4)" office:value-type="float" office:value="-102.0739">
            <text:p>-102,0739</text:p>
          </table:table-cell>
          <table:table-cell table:style-name="ce52" table:formula="of:=[.U33]-[.C105]" office:value-type="float" office:value="-132.9054">
            <text:p>-132,9054</text:p>
          </table:table-cell>
          <table:table-cell table:style-name="ce54" table:formula="of:=[.V33]-[.D105]" office:value-type="float" office:value="7.3138">
            <text:p>7,3138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54.6293">
            <text:p>-54,6293</text:p>
          </table:table-cell>
          <table:table-cell table:style-name="ce54" office:value-type="float" office:value="-7.5357">
            <text:p>-7,5357</text:p>
          </table:table-cell>
          <table:table-cell table:style-name="ce52" table:formula="of:= TRUNC(([.AD33]-[.C105])/[.C105]*100; 4)" office:value-type="float" office:value="-191.4304">
            <text:p>-191,4304</text:p>
          </table:table-cell>
          <table:table-cell table:style-name="ce54" table:formula="of:=TRUNC( ([.AE33]-[.D105])/[.D105]*100; 4)" office:value-type="float" office:value="5.1708">
            <text:p>5,1708</text:p>
          </table:table-cell>
          <table:table-cell table:style-name="ce52" table:formula="of:= [.AD33]-[.C105]" office:value-type="float" office:value="-114.3789">
            <text:p>-114,3789</text:p>
          </table:table-cell>
          <table:table-cell table:style-name="ce54" table:formula="of:= [.AE33]-[.D105]" office:value-type="float" office:value="-0.3705">
            <text:p>-0,3705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1.0306">
            <text:p>-71,0306</text:p>
          </table:table-cell>
          <table:table-cell office:value-type="float" office:value="-0.3662">
            <text:p>-0,3662</text:p>
          </table:table-cell>
          <table:table-cell table:style-name="ce63" table:formula="of:= TRUNC(([.AM33]-[.C105])/[.C105]*100; 4)" office:value-type="float" office:value="-218.8804">
            <text:p>-218,8804</text:p>
          </table:table-cell>
          <table:table-cell table:style-name="ce54" table:formula="of:= TRUNC(([.AN33]-[.D105])/[.D105]*100; 4)" office:value-type="float" office:value="-94.8891">
            <text:p>-94,8891</text:p>
          </table:table-cell>
          <table:table-cell table:style-name="ce52" table:formula="of:=  [.AM33]-[.C105]" office:value-type="float" office:value="-130.7802">
            <text:p>-130,7802</text:p>
          </table:table-cell>
          <table:table-cell table:style-name="ce54" table:formula="of:=[.AN33]-[.D105]" office:value-type="float" office:value="6.799">
            <text:p>6,799</text:p>
          </table:table-cell>
          <table:table-cell table:style-name="ce59"/>
          <table:table-cell table:style-name="ce26"/>
          <table:table-cell table:style-name="ce46" office:value-type="float" office:value="31">
            <text:p>31</text:p>
          </table:table-cell>
          <table:table-cell table:style-name="ce52" office:value-type="float" office:value="-73.5514">
            <text:p>-73,5514</text:p>
          </table:table-cell>
          <table:table-cell office:value-type="float" office:value="0.0372">
            <text:p>0,0372</text:p>
          </table:table-cell>
          <table:table-cell table:style-name="ce63" table:formula="of:= TRUNC(([.AV33]-[.C105])/[.C105]*100; 4)" office:value-type="float" office:value="-223.0994">
            <text:p>-223,0994</text:p>
          </table:table-cell>
          <table:table-cell table:style-name="ce66" table:formula="of:= TRUNC(([.AW33]-[.D105])/[.D105]*100; 4)" office:value-type="float" office:value="-100.5191">
            <text:p>-100,5191</text:p>
          </table:table-cell>
          <table:table-cell table:style-name="ce63" table:formula="of:=[.AV33]-[.C105]" office:value-type="float" office:value="-133.301">
            <text:p>-133,301</text:p>
          </table:table-cell>
          <table:table-cell table:style-name="ce58" table:formula="of:=[.AW33]-[.D105]" office:value-type="float" office:value="7.2024">
            <text:p>7,202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51.509">
            <text:p>-51,509</text:p>
          </table:table-cell>
          <table:table-cell table:style-name="ce54" office:value-type="float" office:value="-7.6042">
            <text:p>-7,6042</text:p>
          </table:table-cell>
          <table:table-cell table:style-name="ce52" table:formula="of:= TRUNC(([.C34]-[.C106])/[.C106]*100; 4)" office:value-type="float" office:value="-27.7162">
            <text:p>-27,7162</text:p>
          </table:table-cell>
          <table:table-cell table:style-name="ce54" table:formula="of:= TRUNC(([.D34]-[.D106])/[.D106]*100; 4)" office:value-type="float" office:value="-1526.6791">
            <text:p>-1526,6791</text:p>
          </table:table-cell>
          <table:table-cell table:formula="of:=[.C34]-[.C106]" office:value-type="float" office:value="19.7504">
            <text:p>19,7504</text:p>
          </table:table-cell>
          <table:table-cell table:formula="of:=[.D34]-[.D106]" office:value-type="float" office:value="-8.1372">
            <text:p>-8,1372</text:p>
          </table:table-cell>
          <table:table-cell table:style-name="ce59"/>
          <table:table-cell/>
          <table:table-cell table:style-name="ce46" office:value-type="float" office:value="32">
            <text:p>32</text:p>
          </table:table-cell>
          <table:table-cell table:style-name="ce52" office:value-type="float" office:value="-73.2255">
            <text:p>-73,2255</text:p>
          </table:table-cell>
          <table:table-cell table:style-name="ce54" office:value-type="float" office:value="0.4971">
            <text:p>0,4971</text:p>
          </table:table-cell>
          <table:table-cell table:style-name="ce52" table:formula="of:= TRUNC(([.L34]-[.C106])/[.C106]*100; 4)" office:value-type="float" office:value="2.759">
            <text:p>2,759</text:p>
          </table:table-cell>
          <table:table-cell table:style-name="ce54" table:formula="of:= TRUNC(([.M34]-[.D106])/[.D106]*100; 4)" office:value-type="float" office:value="-6.7354">
            <text:p>-6,7354</text:p>
          </table:table-cell>
          <table:table-cell table:style-name="ce52" table:formula="of:=[.L34]-[.C106]" office:value-type="float" office:value="-1.9661">
            <text:p>-1,9661</text:p>
          </table:table-cell>
          <table:table-cell table:style-name="ce54" table:formula="of:=[.M34]-[.D106]" office:value-type="float" office:value="-0.0359">
            <text:p>-0,0359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4101">
            <text:p>-74,4101</text:p>
          </table:table-cell>
          <table:table-cell table:style-name="ce54" office:value-type="float" office:value="-0.1491">
            <text:p>-0,1491</text:p>
          </table:table-cell>
          <table:table-cell table:style-name="ce52" table:formula="of:= TRUNC(([.U34]-[.C106])/[.C106]*100; 4)" office:value-type="float" office:value="4.4214">
            <text:p>4,4214</text:p>
          </table:table-cell>
          <table:table-cell table:style-name="ce54" table:formula="of:= TRUNC(([.V34]-[.D106])/[.D106]*100; 4)" office:value-type="float" office:value="-127.9737">
            <text:p>-127,9737</text:p>
          </table:table-cell>
          <table:table-cell table:style-name="ce52" table:formula="of:=[.U34]-[.C106]" office:value-type="float" office:value="-3.1507">
            <text:p>-3,1507</text:p>
          </table:table-cell>
          <table:table-cell table:style-name="ce54" table:formula="of:=[.V34]-[.D106]" office:value-type="float" office:value="-0.6821">
            <text:p>-0,6821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50.8656">
            <text:p>-50,8656</text:p>
          </table:table-cell>
          <table:table-cell table:style-name="ce54" office:value-type="float" office:value="-7.5884">
            <text:p>-7,5884</text:p>
          </table:table-cell>
          <table:table-cell table:style-name="ce52" table:formula="of:= TRUNC(([.AD34]-[.C106])/[.C106]*100; 4)" office:value-type="float" office:value="-28.6191">
            <text:p>-28,6191</text:p>
          </table:table-cell>
          <table:table-cell table:style-name="ce54" table:formula="of:=TRUNC( ([.AE34]-[.D106])/[.D106]*100; 4)" office:value-type="float" office:value="-1523.7148">
            <text:p>-1523,7148</text:p>
          </table:table-cell>
          <table:table-cell table:style-name="ce52" table:formula="of:= [.AD34]-[.C106]" office:value-type="float" office:value="20.3938">
            <text:p>20,3938</text:p>
          </table:table-cell>
          <table:table-cell table:style-name="ce54" table:formula="of:= [.AE34]-[.D106]" office:value-type="float" office:value="-8.1214">
            <text:p>-8,1214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3.9604">
            <text:p>-73,9604</text:p>
          </table:table-cell>
          <table:table-cell office:value-type="float" office:value="0.0666">
            <text:p>0,0666</text:p>
          </table:table-cell>
          <table:table-cell table:style-name="ce63" table:formula="of:= TRUNC(([.AM34]-[.C106])/[.C106]*100; 4)" office:value-type="float" office:value="3.7903">
            <text:p>3,7903</text:p>
          </table:table-cell>
          <table:table-cell table:style-name="ce54" table:formula="of:= TRUNC(([.AN34]-[.D106])/[.D106]*100; 4)" office:value-type="float" office:value="-87.5046">
            <text:p>-87,5046</text:p>
          </table:table-cell>
          <table:table-cell table:style-name="ce52" table:formula="of:=  [.AM34]-[.C106]" office:value-type="float" office:value="-2.70100000000001">
            <text:p>-2,701</text:p>
          </table:table-cell>
          <table:table-cell table:style-name="ce54" table:formula="of:=[.AN34]-[.D106]" office:value-type="float" office:value="-0.4664">
            <text:p>-0,4664</text:p>
          </table:table-cell>
          <table:table-cell table:style-name="ce59"/>
          <table:table-cell table:style-name="ce26"/>
          <table:table-cell table:style-name="ce46" office:value-type="float" office:value="32">
            <text:p>32</text:p>
          </table:table-cell>
          <table:table-cell table:style-name="ce52" office:value-type="float" office:value="-74.448">
            <text:p>-74,448</text:p>
          </table:table-cell>
          <table:table-cell office:value-type="float" office:value="-0.2581">
            <text:p>-0,2581</text:p>
          </table:table-cell>
          <table:table-cell table:style-name="ce63" table:formula="of:= TRUNC(([.AV34]-[.C106])/[.C106]*100; 4)" office:value-type="float" office:value="4.4746">
            <text:p>4,4746</text:p>
          </table:table-cell>
          <table:table-cell table:style-name="ce66" table:formula="of:= TRUNC(([.AW34]-[.D106])/[.D106]*100; 4)" office:value-type="float" office:value="-148.424">
            <text:p>-148,424</text:p>
          </table:table-cell>
          <table:table-cell table:style-name="ce63" table:formula="of:=[.AV34]-[.C106]" office:value-type="float" office:value="-3.18859999999999">
            <text:p>-3,1886</text:p>
          </table:table-cell>
          <table:table-cell table:style-name="ce58" table:formula="of:=[.AW34]-[.D106]" office:value-type="float" office:value="-0.7911">
            <text:p>-0,7911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45.3401">
            <text:p>-45,3401</text:p>
          </table:table-cell>
          <table:table-cell table:style-name="ce54" office:value-type="float" office:value="-7.6334">
            <text:p>-7,6334</text:p>
          </table:table-cell>
          <table:table-cell table:style-name="ce52" table:formula="of:= TRUNC(([.C35]-[.C107])/[.C107]*100; 4)" office:value-type="float" office:value="-38.9389">
            <text:p>-38,9389</text:p>
          </table:table-cell>
          <table:table-cell table:style-name="ce54" table:formula="of:= TRUNC(([.D35]-[.D107])/[.D107]*100; 4)" office:value-type="float" office:value="-3488.1047">
            <text:p>-3488,1047</text:p>
          </table:table-cell>
          <table:table-cell table:formula="of:=[.C35]-[.C107]" office:value-type="float" office:value="28.9136">
            <text:p>28,9136</text:p>
          </table:table-cell>
          <table:table-cell table:formula="of:=[.D35]-[.D107]" office:value-type="float" office:value="-7.8587">
            <text:p>-7,8587</text:p>
          </table:table-cell>
          <table:table-cell table:style-name="ce59"/>
          <table:table-cell/>
          <table:table-cell table:style-name="ce46" office:value-type="float" office:value="33">
            <text:p>33</text:p>
          </table:table-cell>
          <table:table-cell table:style-name="ce52" office:value-type="float" office:value="-74.8385">
            <text:p>-74,8385</text:p>
          </table:table-cell>
          <table:table-cell table:style-name="ce54" office:value-type="float" office:value="0.1906">
            <text:p>0,1906</text:p>
          </table:table-cell>
          <table:table-cell table:style-name="ce52" table:formula="of:= TRUNC(([.L35]-[.C107])/[.C107]*100; 4)" office:value-type="float" office:value="0.7875">
            <text:p>0,7875</text:p>
          </table:table-cell>
          <table:table-cell table:style-name="ce54" table:formula="of:= TRUNC(([.M35]-[.D107])/[.D107]*100; 4)" office:value-type="float" office:value="-15.4016">
            <text:p>-15,4016</text:p>
          </table:table-cell>
          <table:table-cell table:style-name="ce52" table:formula="of:=[.L35]-[.C107]" office:value-type="float" office:value="-0.584800000000001">
            <text:p>-0,5848</text:p>
          </table:table-cell>
          <table:table-cell table:style-name="ce54" table:formula="of:=[.M35]-[.D107]" office:value-type="float" office:value="-0.0347">
            <text:p>-0,0347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6388">
            <text:p>-74,6388</text:p>
          </table:table-cell>
          <table:table-cell table:style-name="ce54" office:value-type="float" office:value="-0.4412">
            <text:p>-0,4412</text:p>
          </table:table-cell>
          <table:table-cell table:style-name="ce52" table:formula="of:= TRUNC(([.U35]-[.C107])/[.C107]*100; 4)" office:value-type="float" office:value="0.5186">
            <text:p>0,5186</text:p>
          </table:table-cell>
          <table:table-cell table:style-name="ce54" table:formula="of:= TRUNC(([.V35]-[.D107])/[.D107]*100; 4)" office:value-type="float" office:value="-295.8277">
            <text:p>-295,8277</text:p>
          </table:table-cell>
          <table:table-cell table:style-name="ce52" table:formula="of:=[.U35]-[.C107]" office:value-type="float" office:value="-0.385100000000008">
            <text:p>-0,3851</text:p>
          </table:table-cell>
          <table:table-cell table:style-name="ce54" table:formula="of:=[.V35]-[.D107]" office:value-type="float" office:value="-0.6665">
            <text:p>-0,6665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44.1129">
            <text:p>-44,1129</text:p>
          </table:table-cell>
          <table:table-cell table:style-name="ce54" office:value-type="float" office:value="-7.6131">
            <text:p>-7,6131</text:p>
          </table:table-cell>
          <table:table-cell table:style-name="ce52" table:formula="of:= TRUNC(([.AD35]-[.C107])/[.C107]*100; 4)" office:value-type="float" office:value="-40.5916">
            <text:p>-40,5916</text:p>
          </table:table-cell>
          <table:table-cell table:style-name="ce54" table:formula="of:=TRUNC( ([.AE35]-[.D107])/[.D107]*100; 4)" office:value-type="float" office:value="-3479.0945">
            <text:p>-3479,0945</text:p>
          </table:table-cell>
          <table:table-cell table:style-name="ce52" table:formula="of:= [.AD35]-[.C107]" office:value-type="float" office:value="30.1408">
            <text:p>30,1408</text:p>
          </table:table-cell>
          <table:table-cell table:style-name="ce54" table:formula="of:= [.AE35]-[.D107]" office:value-type="float" office:value="-7.8384">
            <text:p>-7,8384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6993">
            <text:p>-74,6993</text:p>
          </table:table-cell>
          <table:table-cell office:value-type="float" office:value="-0.2315">
            <text:p>-0,2315</text:p>
          </table:table-cell>
          <table:table-cell table:style-name="ce63" table:formula="of:= TRUNC(([.AM35]-[.C107])/[.C107]*100; 4)" office:value-type="float" office:value="0.6001">
            <text:p>0,6001</text:p>
          </table:table-cell>
          <table:table-cell table:style-name="ce54" table:formula="of:= TRUNC(([.AN35]-[.D107])/[.D107]*100; 4)" office:value-type="float" office:value="-202.7518">
            <text:p>-202,7518</text:p>
          </table:table-cell>
          <table:table-cell table:style-name="ce52" table:formula="of:=  [.AM35]-[.C107]" office:value-type="float" office:value="-0.445599999999999">
            <text:p>-0,4456</text:p>
          </table:table-cell>
          <table:table-cell table:style-name="ce54" table:formula="of:=[.AN35]-[.D107]" office:value-type="float" office:value="-0.4568">
            <text:p>-0,4568</text:p>
          </table:table-cell>
          <table:table-cell table:style-name="ce59"/>
          <table:table-cell table:style-name="ce26"/>
          <table:table-cell table:style-name="ce46" office:value-type="float" office:value="33">
            <text:p>33</text:p>
          </table:table-cell>
          <table:table-cell table:style-name="ce52" office:value-type="float" office:value="-74.5505">
            <text:p>-74,5505</text:p>
          </table:table-cell>
          <table:table-cell office:value-type="float" office:value="-0.5489">
            <text:p>-0,5489</text:p>
          </table:table-cell>
          <table:table-cell table:style-name="ce63" table:formula="of:= TRUNC(([.AV35]-[.C107])/[.C107]*100; 4)" office:value-type="float" office:value="0.3997">
            <text:p>0,3997</text:p>
          </table:table-cell>
          <table:table-cell table:style-name="ce66" table:formula="of:= TRUNC(([.AW35]-[.D107])/[.D107]*100; 4)" office:value-type="float" office:value="-343.6307">
            <text:p>-343,6307</text:p>
          </table:table-cell>
          <table:table-cell table:style-name="ce63" table:formula="of:=[.AV35]-[.C107]" office:value-type="float" office:value="-0.296800000000005">
            <text:p>-0,2968</text:p>
          </table:table-cell>
          <table:table-cell table:style-name="ce58" table:formula="of:=[.AW35]-[.D107]" office:value-type="float" office:value="-0.7742">
            <text:p>-0,774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-32.1915">
            <text:p>-32,1915</text:p>
          </table:table-cell>
          <table:table-cell table:style-name="ce54" office:value-type="float" office:value="-7.6096">
            <text:p>-7,6096</text:p>
          </table:table-cell>
          <table:table-cell table:style-name="ce52" table:formula="of:= TRUNC(([.C36]-[.C108])/[.C108]*100; 4)" office:value-type="float" office:value="-57.0639">
            <text:p>-57,0639</text:p>
          </table:table-cell>
          <table:table-cell table:style-name="ce54" table:formula="of:= TRUNC(([.D36]-[.D108])/[.D108]*100; 4)" office:value-type="float" office:value="9532.405">
            <text:p>9532,405</text:p>
          </table:table-cell>
          <table:table-cell table:formula="of:=[.C36]-[.C108]" office:value-type="float" office:value="42.7839">
            <text:p>42,7839</text:p>
          </table:table-cell>
          <table:table-cell table:formula="of:=[.D36]-[.D108]" office:value-type="float" office:value="-7.5306">
            <text:p>-7,5306</text:p>
          </table:table-cell>
          <table:table-cell table:style-name="ce59"/>
          <table:table-cell/>
          <table:table-cell table:style-name="ce46" office:value-type="float" office:value="34">
            <text:p>34</text:p>
          </table:table-cell>
          <table:table-cell table:style-name="ce52" office:value-type="float" office:value="-75.0546">
            <text:p>-75,0546</text:p>
          </table:table-cell>
          <table:table-cell table:style-name="ce54" office:value-type="float" office:value="-0.1116">
            <text:p>-0,1116</text:p>
          </table:table-cell>
          <table:table-cell table:style-name="ce52" table:formula="of:= TRUNC(([.L36]-[.C108])/[.C108]*100; 4)" office:value-type="float" office:value="0.1056">
            <text:p>0,1056</text:p>
          </table:table-cell>
          <table:table-cell table:style-name="ce54" table:formula="of:= TRUNC(([.M36]-[.D108])/[.D108]*100; 4)" office:value-type="float" office:value="41.2658">
            <text:p>41,2658</text:p>
          </table:table-cell>
          <table:table-cell table:style-name="ce52" table:formula="of:=[.L36]-[.C108]" office:value-type="float" office:value="-0.0792000000000002">
            <text:p>-0,0792</text:p>
          </table:table-cell>
          <table:table-cell table:style-name="ce54" table:formula="of:=[.M36]-[.D108]" office:value-type="float" office:value="-0.0326">
            <text:p>-0,0326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5134">
            <text:p>-74,5134</text:p>
          </table:table-cell>
          <table:table-cell table:style-name="ce54" office:value-type="float" office:value="-0.7284">
            <text:p>-0,7284</text:p>
          </table:table-cell>
          <table:table-cell table:style-name="ce52" table:formula="of:= TRUNC(([.U36]-[.C108])/[.C108]*100; 4)" office:value-type="float" office:value="-0.6162">
            <text:p>-0,6162</text:p>
          </table:table-cell>
          <table:table-cell table:style-name="ce54" table:formula="of:= TRUNC(([.V36]-[.D108])/[.D108]*100; 4)" office:value-type="float" office:value="822.0253">
            <text:p>822,0253</text:p>
          </table:table-cell>
          <table:table-cell table:style-name="ce52" table:formula="of:=[.U36]-[.C108]" office:value-type="float" office:value="0.461999999999989">
            <text:p>0,462</text:p>
          </table:table-cell>
          <table:table-cell table:style-name="ce54" table:formula="of:=[.V36]-[.D108]" office:value-type="float" office:value="-0.6494">
            <text:p>-0,6494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29.2263">
            <text:p>-29,2263</text:p>
          </table:table-cell>
          <table:table-cell table:style-name="ce54" office:value-type="float" office:value="-7.5777">
            <text:p>-7,5777</text:p>
          </table:table-cell>
          <table:table-cell table:style-name="ce52" table:formula="of:= TRUNC(([.AD36]-[.C108])/[.C108]*100; 4)" office:value-type="float" office:value="-61.0188">
            <text:p>-61,0188</text:p>
          </table:table-cell>
          <table:table-cell table:style-name="ce54" table:formula="of:=TRUNC( ([.AE36]-[.D108])/[.D108]*100; 4)" office:value-type="float" office:value="9492.0253">
            <text:p>9492,0253</text:p>
          </table:table-cell>
          <table:table-cell table:style-name="ce52" table:formula="of:= [.AD36]-[.C108]" office:value-type="float" office:value="45.7491">
            <text:p>45,7491</text:p>
          </table:table-cell>
          <table:table-cell table:style-name="ce54" table:formula="of:= [.AE36]-[.D108]" office:value-type="float" office:value="-7.4987">
            <text:p>-7,4987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6752">
            <text:p>-74,6752</text:p>
          </table:table-cell>
          <table:table-cell office:value-type="float" office:value="-0.5242">
            <text:p>-0,5242</text:p>
          </table:table-cell>
          <table:table-cell table:style-name="ce63" table:formula="of:= TRUNC(([.AM36]-[.C108])/[.C108]*100; 4)" office:value-type="float" office:value="-0.4003">
            <text:p>-0,4003</text:p>
          </table:table-cell>
          <table:table-cell table:style-name="ce54" table:formula="of:= TRUNC(([.AN36]-[.D108])/[.D108]*100; 4)" office:value-type="float" office:value="563.5443">
            <text:p>563,5443</text:p>
          </table:table-cell>
          <table:table-cell table:style-name="ce52" table:formula="of:=  [.AM36]-[.C108]" office:value-type="float" office:value="0.30019999999999">
            <text:p>0,3002</text:p>
          </table:table-cell>
          <table:table-cell table:style-name="ce54" table:formula="of:=[.AN36]-[.D108]" office:value-type="float" office:value="-0.4452">
            <text:p>-0,4452</text:p>
          </table:table-cell>
          <table:table-cell table:style-name="ce59"/>
          <table:table-cell table:style-name="ce26"/>
          <table:table-cell table:style-name="ce46" office:value-type="float" office:value="34">
            <text:p>34</text:p>
          </table:table-cell>
          <table:table-cell table:style-name="ce52" office:value-type="float" office:value="-74.3847">
            <text:p>-74,3847</text:p>
          </table:table-cell>
          <table:table-cell office:value-type="float" office:value="-0.8336">
            <text:p>-0,8336</text:p>
          </table:table-cell>
          <table:table-cell table:style-name="ce63" table:formula="of:= TRUNC(([.AV36]-[.C108])/[.C108]*100; 4)" office:value-type="float" office:value="-0.7878">
            <text:p>-0,7878</text:p>
          </table:table-cell>
          <table:table-cell table:style-name="ce66" table:formula="of:= TRUNC(([.AW36]-[.D108])/[.D108]*100; 4)" office:value-type="float" office:value="955.1898">
            <text:p>955,1898</text:p>
          </table:table-cell>
          <table:table-cell table:style-name="ce63" table:formula="of:=[.AV36]-[.C108]" office:value-type="float" office:value="0.590699999999998">
            <text:p>0,5907</text:p>
          </table:table-cell>
          <table:table-cell table:style-name="ce58" table:formula="of:=[.AW36]-[.D108]" office:value-type="float" office:value="-0.7546">
            <text:p>-0,75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5.9052">
            <text:p>5,9052</text:p>
          </table:table-cell>
          <table:table-cell table:style-name="ce54" office:value-type="float" office:value="-7.4339">
            <text:p>-7,4339</text:p>
          </table:table-cell>
          <table:table-cell table:style-name="ce52" table:formula="of:= TRUNC(([.C37]-[.C109])/[.C109]*100; 4)" office:value-type="float" office:value="-107.8804">
            <text:p>-107,8804</text:p>
          </table:table-cell>
          <table:table-cell table:style-name="ce54" table:formula="of:= TRUNC(([.D37]-[.D109])/[.D109]*100; 4)" office:value-type="float" office:value="1870.8112">
            <text:p>1870,8112</text:p>
          </table:table-cell>
          <table:table-cell table:formula="of:=[.C37]-[.C109]" office:value-type="float" office:value="80.8397">
            <text:p>80,8397</text:p>
          </table:table-cell>
          <table:table-cell table:formula="of:=[.D37]-[.D109]" office:value-type="float" office:value="-7.0567">
            <text:p>-7,0567</text:p>
          </table:table-cell>
          <table:table-cell table:style-name="ce59"/>
          <table:table-cell/>
          <table:table-cell table:style-name="ce46" office:value-type="float" office:value="35">
            <text:p>35</text:p>
          </table:table-cell>
          <table:table-cell table:style-name="ce52" office:value-type="float" office:value="-74.8832">
            <text:p>-74,8832</text:p>
          </table:table-cell>
          <table:table-cell table:style-name="ce54" office:value-type="float" office:value="-0.40754">
            <text:p>-0,40754</text:p>
          </table:table-cell>
          <table:table-cell table:style-name="ce52" table:formula="of:= TRUNC(([.L37]-[.C109])/[.C109]*100; 4)" office:value-type="float" office:value="-0.0684">
            <text:p>-0,0684</text:p>
          </table:table-cell>
          <table:table-cell table:style-name="ce54" table:formula="of:= TRUNC(([.M37]-[.D109])/[.D109]*100; 4)" office:value-type="float" office:value="8.0434">
            <text:p>8,0434</text:p>
          </table:table-cell>
          <table:table-cell table:style-name="ce52" table:formula="of:=[.L37]-[.C109]" office:value-type="float" office:value="0.0512999999999977">
            <text:p>0,0513</text:p>
          </table:table-cell>
          <table:table-cell table:style-name="ce54" table:formula="of:=[.M37]-[.D109]" office:value-type="float" office:value="-0.03034">
            <text:p>-0,03034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2742">
            <text:p>-74,2742</text:p>
          </table:table-cell>
          <table:table-cell table:style-name="ce54" office:value-type="float" office:value="-1.0091">
            <text:p>-1,0091</text:p>
          </table:table-cell>
          <table:table-cell table:style-name="ce52" table:formula="of:= TRUNC(([.U37]-[.C109])/[.C109]*100; 4)" office:value-type="float" office:value="-0.8811">
            <text:p>-0,8811</text:p>
          </table:table-cell>
          <table:table-cell table:style-name="ce54" table:formula="of:= TRUNC(([.V37]-[.D109])/[.D109]*100; 4)" office:value-type="float" office:value="167.5238">
            <text:p>167,5238</text:p>
          </table:table-cell>
          <table:table-cell table:style-name="ce52" table:formula="of:=[.U37]-[.C109]" office:value-type="float" office:value="0.660300000000007">
            <text:p>0,6603</text:p>
          </table:table-cell>
          <table:table-cell table:style-name="ce54" table:formula="of:=[.V37]-[.D109]" office:value-type="float" office:value="-0.6319">
            <text:p>-0,6319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16.3867">
            <text:p>16,3867</text:p>
          </table:table-cell>
          <table:table-cell table:style-name="ce54" office:value-type="float" office:value="-7.3606">
            <text:p>-7,3606</text:p>
          </table:table-cell>
          <table:table-cell table:style-name="ce52" table:formula="of:= TRUNC(([.AD37]-[.C109])/[.C109]*100; 4)" office:value-type="float" office:value="-121.868">
            <text:p>-121,868</text:p>
          </table:table-cell>
          <table:table-cell table:style-name="ce54" table:formula="of:=TRUNC( ([.AE37]-[.D109])/[.D109]*100; 4)" office:value-type="float" office:value="1851.3785">
            <text:p>1851,3785</text:p>
          </table:table-cell>
          <table:table-cell table:style-name="ce52" table:formula="of:= [.AD37]-[.C109]" office:value-type="float" office:value="91.3212">
            <text:p>91,3212</text:p>
          </table:table-cell>
          <table:table-cell table:style-name="ce54" table:formula="of:= [.AE37]-[.D109]" office:value-type="float" office:value="-6.9834">
            <text:p>-6,9834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4489">
            <text:p>-74,4489</text:p>
          </table:table-cell>
          <table:table-cell office:value-type="float" office:value="-0.8103">
            <text:p>-0,8103</text:p>
          </table:table-cell>
          <table:table-cell table:style-name="ce63" table:formula="of:= TRUNC(([.AM37]-[.C109])/[.C109]*100; 4)" office:value-type="float" office:value="-0.648">
            <text:p>-0,648</text:p>
          </table:table-cell>
          <table:table-cell table:style-name="ce54" table:formula="of:= TRUNC(([.AN37]-[.D109])/[.D109]*100; 4)" office:value-type="float" office:value="114.8197">
            <text:p>114,8197</text:p>
          </table:table-cell>
          <table:table-cell table:style-name="ce52" table:formula="of:=  [.AM37]-[.C109]" office:value-type="float" office:value="0.485600000000005">
            <text:p>0,4856</text:p>
          </table:table-cell>
          <table:table-cell table:style-name="ce54" table:formula="of:=[.AN37]-[.D109]" office:value-type="float" office:value="-0.4331">
            <text:p>-0,4331</text:p>
          </table:table-cell>
          <table:table-cell table:style-name="ce59"/>
          <table:table-cell table:style-name="ce26"/>
          <table:table-cell table:style-name="ce46" office:value-type="float" office:value="35">
            <text:p>35</text:p>
          </table:table-cell>
          <table:table-cell table:style-name="ce52" office:value-type="float" office:value="-74.1324">
            <text:p>-74,1324</text:p>
          </table:table-cell>
          <table:table-cell office:value-type="float" office:value="-1.1118">
            <text:p>-1,1118</text:p>
          </table:table-cell>
          <table:table-cell table:style-name="ce63" table:formula="of:= TRUNC(([.AV37]-[.C109])/[.C109]*100; 4)" office:value-type="float" office:value="-1.0704">
            <text:p>-1,0704</text:p>
          </table:table-cell>
          <table:table-cell table:style-name="ce66" table:formula="of:= TRUNC(([.AW37]-[.D109])/[.D109]*100; 4)" office:value-type="float" office:value="194.7507">
            <text:p>194,7507</text:p>
          </table:table-cell>
          <table:table-cell table:style-name="ce63" table:formula="of:=[.AV37]-[.C109]" office:value-type="float" office:value="0.802099999999996">
            <text:p>0,8021</text:p>
          </table:table-cell>
          <table:table-cell table:style-name="ce58" table:formula="of:=[.AW37]-[.D109]" office:value-type="float" office:value="-0.7346">
            <text:p>-0,734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194.2601">
            <text:p>194,2601</text:p>
          </table:table-cell>
          <table:table-cell table:style-name="ce54" office:value-type="float" office:value="-6.5087">
            <text:p>-6,5087</text:p>
          </table:table-cell>
          <table:table-cell table:style-name="ce52" table:formula="of:= TRUNC(([.C38]-[.C110])/[.C110]*100; 4)" office:value-type="float" office:value="-360.055">
            <text:p>-360,055</text:p>
          </table:table-cell>
          <table:table-cell table:style-name="ce54" table:formula="of:= TRUNC(([.D38]-[.D110])/[.D110]*100; 4)" office:value-type="float" office:value="873.7731">
            <text:p>873,7731</text:p>
          </table:table-cell>
          <table:table-cell table:formula="of:=[.C38]-[.C110]" office:value-type="float" office:value="268.9597">
            <text:p>268,9597</text:p>
          </table:table-cell>
          <table:table-cell table:formula="of:=[.D38]-[.D110]" office:value-type="float" office:value="-5.8403">
            <text:p>-5,8403</text:p>
          </table:table-cell>
          <table:table-cell table:style-name="ce59"/>
          <table:table-cell/>
          <table:table-cell table:style-name="ce46" office:value-type="float" office:value="36">
            <text:p>36</text:p>
          </table:table-cell>
          <table:table-cell table:style-name="ce52" office:value-type="float" office:value="-74.619">
            <text:p>-74,619</text:p>
          </table:table-cell>
          <table:table-cell table:style-name="ce54" office:value-type="float" office:value="-0.6965">
            <text:p>-0,6965</text:p>
          </table:table-cell>
          <table:table-cell table:style-name="ce52" table:formula="of:= TRUNC(([.L38]-[.C110])/[.C110]*100; 4)" office:value-type="float" office:value="-0.1078">
            <text:p>-0,1078</text:p>
          </table:table-cell>
          <table:table-cell table:style-name="ce54" table:formula="of:= TRUNC(([.M38]-[.D110])/[.D110]*100; 4)" office:value-type="float" office:value="4.204">
            <text:p>4,204</text:p>
          </table:table-cell>
          <table:table-cell table:style-name="ce52" table:formula="of:=[.L38]-[.C110]" office:value-type="float" office:value="0.080600000000004">
            <text:p>0,0806</text:p>
          </table:table-cell>
          <table:table-cell table:style-name="ce54" table:formula="of:=[.M38]-[.D110]" office:value-type="float" office:value="-0.0281">
            <text:p>-0,0281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9984">
            <text:p>-73,9984</text:p>
          </table:table-cell>
          <table:table-cell table:style-name="ce54" office:value-type="float" office:value="-1.2831">
            <text:p>-1,2831</text:p>
          </table:table-cell>
          <table:table-cell table:style-name="ce52" table:formula="of:= TRUNC(([.U38]-[.C110])/[.C110]*100; 4)" office:value-type="float" office:value="-0.9386">
            <text:p>-0,9386</text:p>
          </table:table-cell>
          <table:table-cell table:style-name="ce54" table:formula="of:= TRUNC(([.V38]-[.D110])/[.D110]*100; 4)" office:value-type="float" office:value="91.9658">
            <text:p>91,9658</text:p>
          </table:table-cell>
          <table:table-cell table:style-name="ce52" table:formula="of:=[.U38]-[.C110]" office:value-type="float" office:value="0.7012">
            <text:p>0,7012</text:p>
          </table:table-cell>
          <table:table-cell table:style-name="ce54" table:formula="of:=[.V38]-[.D110]" office:value-type="float" office:value="-0.6147">
            <text:p>-0,6147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266.4225">
            <text:p>266,4225</text:p>
          </table:table-cell>
          <table:table-cell table:style-name="ce54" office:value-type="float" office:value="-6.1477">
            <text:p>-6,1477</text:p>
          </table:table-cell>
          <table:table-cell table:style-name="ce52" table:formula="of:= TRUNC(([.AD38]-[.C110])/[.C110]*100; 4)" office:value-type="float" office:value="-456.6585">
            <text:p>-456,6585</text:p>
          </table:table-cell>
          <table:table-cell table:style-name="ce54" table:formula="of:=TRUNC( ([.AE38]-[.D110])/[.D110]*100; 4)" office:value-type="float" office:value="819.7636">
            <text:p>819,7636</text:p>
          </table:table-cell>
          <table:table-cell table:style-name="ce52" table:formula="of:= [.AD38]-[.C110]" office:value-type="float" office:value="341.1221">
            <text:p>341,1221</text:p>
          </table:table-cell>
          <table:table-cell table:style-name="ce54" table:formula="of:= [.AE38]-[.D110]" office:value-type="float" office:value="-5.4793">
            <text:p>-5,4793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4.1717">
            <text:p>-74,1717</text:p>
          </table:table-cell>
          <table:table-cell office:value-type="float" office:value="-1.0897">
            <text:p>-1,0897</text:p>
          </table:table-cell>
          <table:table-cell table:style-name="ce63" table:formula="of:= TRUNC(([.AM38]-[.C110])/[.C110]*100; 4)" office:value-type="float" office:value="-0.7066">
            <text:p>-0,7066</text:p>
          </table:table-cell>
          <table:table-cell table:style-name="ce54" table:formula="of:= TRUNC(([.AN38]-[.D110])/[.D110]*100; 4)" office:value-type="float" office:value="63.0311">
            <text:p>63,0311</text:p>
          </table:table-cell>
          <table:table-cell table:style-name="ce52" table:formula="of:=  [.AM38]-[.C110]" office:value-type="float" office:value="0.527900000000003">
            <text:p>0,5279</text:p>
          </table:table-cell>
          <table:table-cell table:style-name="ce54" table:formula="of:=[.AN38]-[.D110]" office:value-type="float" office:value="-0.4213">
            <text:p>-0,4213</text:p>
          </table:table-cell>
          <table:table-cell table:style-name="ce59"/>
          <table:table-cell table:style-name="ce26"/>
          <table:table-cell table:style-name="ce46" office:value-type="float" office:value="36">
            <text:p>36</text:p>
          </table:table-cell>
          <table:table-cell table:style-name="ce52" office:value-type="float" office:value="-73.8518">
            <text:p>-73,8518</text:p>
          </table:table-cell>
          <table:table-cell office:value-type="float" office:value="-1.3833">
            <text:p>-1,3833</text:p>
          </table:table-cell>
          <table:table-cell table:style-name="ce63" table:formula="of:= TRUNC(([.AV38]-[.C110])/[.C110]*100; 4)" office:value-type="float" office:value="-1.1349">
            <text:p>-1,1349</text:p>
          </table:table-cell>
          <table:table-cell table:style-name="ce66" table:formula="of:= TRUNC(([.AW38]-[.D110])/[.D110]*100; 4)" office:value-type="float" office:value="106.9569">
            <text:p>106,9569</text:p>
          </table:table-cell>
          <table:table-cell table:style-name="ce63" table:formula="of:=[.AV38]-[.C110]" office:value-type="float" office:value="0.847800000000007">
            <text:p>0,8478</text:p>
          </table:table-cell>
          <table:table-cell table:style-name="ce58" table:formula="of:=[.AW38]-[.D110]" office:value-type="float" office:value="-0.7149">
            <text:p>-0,7149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2.5196">
            <text:p>-72,5196</text:p>
          </table:table-cell>
          <table:table-cell table:style-name="ce54" office:value-type="float" office:value="1.1715">
            <text:p>1,1715</text:p>
          </table:table-cell>
          <table:table-cell table:style-name="ce52" table:formula="of:= TRUNC(([.C39]-[.C111])/[.C111]*100; 4)" office:value-type="float" office:value="-2.5508">
            <text:p>-2,5508</text:p>
          </table:table-cell>
          <table:table-cell table:style-name="ce54" table:formula="of:= TRUNC(([.D39]-[.D111])/[.D111]*100; 4)" office:value-type="float" office:value="-222.9663">
            <text:p>-222,9663</text:p>
          </table:table-cell>
          <table:table-cell table:formula="of:=[.C39]-[.C111]" office:value-type="float" office:value="1.89830000000001">
            <text:p>1,8983</text:p>
          </table:table-cell>
          <table:table-cell table:formula="of:=[.D39]-[.D111]" office:value-type="float" office:value="2.1242">
            <text:p>2,1242</text:p>
          </table:table-cell>
          <table:table-cell table:style-name="ce59"/>
          <table:table-cell/>
          <table:table-cell table:style-name="ce46" office:value-type="float" office:value="37">
            <text:p>37</text:p>
          </table:table-cell>
          <table:table-cell table:style-name="ce52" office:value-type="float" office:value="-74.332">
            <text:p>-74,332</text:p>
          </table:table-cell>
          <table:table-cell table:style-name="ce54" office:value-type="float" office:value="-9.786">
            <text:p>-9,786</text:p>
          </table:table-cell>
          <table:table-cell table:style-name="ce52" table:formula="of:= TRUNC(([.L39]-[.C111])/[.C111]*100; 4)" office:value-type="float" office:value="-0.1154">
            <text:p>-0,1154</text:p>
          </table:table-cell>
          <table:table-cell table:style-name="ce54" table:formula="of:= TRUNC(([.M39]-[.D111])/[.D111]*100; 4)" office:value-type="float" office:value="927.1858">
            <text:p>927,1858</text:p>
          </table:table-cell>
          <table:table-cell table:style-name="ce52" table:formula="of:=[.L39]-[.C111]" office:value-type="float" office:value="0.0859000000000094">
            <text:p>0,0859</text:p>
          </table:table-cell>
          <table:table-cell table:style-name="ce54" table:formula="of:=[.M39]-[.D111]" office:value-type="float" office:value="-8.8333">
            <text:p>-8,8333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7101">
            <text:p>-73,7101</text:p>
          </table:table-cell>
          <table:table-cell table:style-name="ce54" office:value-type="float" office:value="-1.5506">
            <text:p>-1,5506</text:p>
          </table:table-cell>
          <table:table-cell table:style-name="ce52" table:formula="of:= TRUNC(([.U39]-[.C111])/[.C111]*100; 4)" office:value-type="float" office:value="-0.9511">
            <text:p>-0,9511</text:p>
          </table:table-cell>
          <table:table-cell table:style-name="ce54" table:formula="of:= TRUNC(([.V39]-[.D111])/[.D111]*100; 4)" office:value-type="float" office:value="62.7584">
            <text:p>62,7584</text:p>
          </table:table-cell>
          <table:table-cell table:style-name="ce52" table:formula="of:=[.U39]-[.C111]" office:value-type="float" office:value="0.707800000000006">
            <text:p>0,7078</text:p>
          </table:table-cell>
          <table:table-cell table:style-name="ce54" table:formula="of:=[.V39]-[.D111]" office:value-type="float" office:value="-0.5979">
            <text:p>-0,5979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2.8522">
            <text:p>-72,8522</text:p>
          </table:table-cell>
          <table:table-cell table:style-name="ce54" office:value-type="float" office:value="1.5237">
            <text:p>1,5237</text:p>
          </table:table-cell>
          <table:table-cell table:style-name="ce52" table:formula="of:= TRUNC(([.AD39]-[.C111])/[.C111]*100; 4)" office:value-type="float" office:value="-2.1039">
            <text:p>-2,1039</text:p>
          </table:table-cell>
          <table:table-cell table:style-name="ce54" table:formula="of:=TRUNC( ([.AE39]-[.D111])/[.D111]*100; 4)" office:value-type="float" office:value="-259.9349">
            <text:p>-259,9349</text:p>
          </table:table-cell>
          <table:table-cell table:style-name="ce52" table:formula="of:= [.AD39]-[.C111]" office:value-type="float" office:value="1.56570000000001">
            <text:p>1,5657</text:p>
          </table:table-cell>
          <table:table-cell table:style-name="ce54" table:formula="of:= [.AE39]-[.D111]" office:value-type="float" office:value="2.4764">
            <text:p>2,4764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8812">
            <text:p>-73,8812</text:p>
          </table:table-cell>
          <table:table-cell office:value-type="float" office:value="-1.3623">
            <text:p>-1,3623</text:p>
          </table:table-cell>
          <table:table-cell table:style-name="ce63" table:formula="of:= TRUNC(([.AM39]-[.C111])/[.C111]*100; 4)" office:value-type="float" office:value="-0.7211">
            <text:p>-0,7211</text:p>
          </table:table-cell>
          <table:table-cell table:style-name="ce54" table:formula="of:= TRUNC(([.AN39]-[.D111])/[.D111]*100; 4)" office:value-type="float" office:value="42.9935">
            <text:p>42,9935</text:p>
          </table:table-cell>
          <table:table-cell table:style-name="ce52" table:formula="of:=  [.AM39]-[.C111]" office:value-type="float" office:value="0.536699999999996">
            <text:p>0,5367</text:p>
          </table:table-cell>
          <table:table-cell table:style-name="ce54" table:formula="of:=[.AN39]-[.D111]" office:value-type="float" office:value="-0.4096">
            <text:p>-0,4096</text:p>
          </table:table-cell>
          <table:table-cell table:style-name="ce59"/>
          <table:table-cell table:style-name="ce26"/>
          <table:table-cell table:style-name="ce46" office:value-type="float" office:value="37">
            <text:p>37</text:p>
          </table:table-cell>
          <table:table-cell table:style-name="ce52" office:value-type="float" office:value="-73.5616">
            <text:p>-73,5616</text:p>
          </table:table-cell>
          <table:table-cell office:value-type="float" office:value="-1.6484">
            <text:p>-1,6484</text:p>
          </table:table-cell>
          <table:table-cell table:style-name="ce63" table:formula="of:= TRUNC(([.AV39]-[.C111])/[.C111]*100; 4)" office:value-type="float" office:value="-1.1506">
            <text:p>-1,1506</text:p>
          </table:table-cell>
          <table:table-cell table:style-name="ce66" table:formula="of:= TRUNC(([.AW39]-[.D111])/[.D111]*100; 4)" office:value-type="float" office:value="73.024">
            <text:p>73,024</text:p>
          </table:table-cell>
          <table:table-cell table:style-name="ce63" table:formula="of:=[.AV39]-[.C111]" office:value-type="float" office:value="0.856300000000005">
            <text:p>0,8563</text:p>
          </table:table-cell>
          <table:table-cell table:style-name="ce58" table:formula="of:=[.AW39]-[.D111]" office:value-type="float" office:value="-0.6957">
            <text:p>-0,695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5.9607">
            <text:p>-75,9607</text:p>
          </table:table-cell>
          <table:table-cell table:style-name="ce54" office:value-type="float" office:value="0.8444">
            <text:p>0,8444</text:p>
          </table:table-cell>
          <table:table-cell table:style-name="ce52" table:formula="of:= TRUNC(([.C40]-[.C112])/[.C112]*100; 4)" office:value-type="float" office:value="2.4771">
            <text:p>2,4771</text:p>
          </table:table-cell>
          <table:table-cell table:style-name="ce54" table:formula="of:= TRUNC(([.D40]-[.D112])/[.D112]*100; 4)" office:value-type="float" office:value="-168.6392">
            <text:p>-168,6392</text:p>
          </table:table-cell>
          <table:table-cell table:formula="of:=[.C40]-[.C112]" office:value-type="float" office:value="-1.83620000000001">
            <text:p>-1,8362</text:p>
          </table:table-cell>
          <table:table-cell table:formula="of:=[.D40]-[.D112]" office:value-type="float" office:value="2.0746">
            <text:p>2,0746</text:p>
          </table:table-cell>
          <table:table-cell table:style-name="ce59"/>
          <table:table-cell/>
          <table:table-cell table:style-name="ce46" office:value-type="float" office:value="38">
            <text:p>38</text:p>
          </table:table-cell>
          <table:table-cell table:style-name="ce52" office:value-type="float" office:value="-74.0391">
            <text:p>-74,0391</text:p>
          </table:table-cell>
          <table:table-cell table:style-name="ce54" office:value-type="float" office:value="-1.254">
            <text:p>-1,254</text:p>
          </table:table-cell>
          <table:table-cell table:style-name="ce52" table:formula="of:= TRUNC(([.L40]-[.C112])/[.C112]*100; 4)" office:value-type="float" office:value="-0.1152">
            <text:p>-0,1152</text:p>
          </table:table-cell>
          <table:table-cell table:style-name="ce54" table:formula="of:= TRUNC(([.M40]-[.D112])/[.D112]*100; 4)" office:value-type="float" office:value="1.9346">
            <text:p>1,9346</text:p>
          </table:table-cell>
          <table:table-cell table:style-name="ce52" table:formula="of:=[.L40]-[.C112]" office:value-type="float" office:value="0.0853999999999928">
            <text:p>0,0854</text:p>
          </table:table-cell>
          <table:table-cell table:style-name="ce54" table:formula="of:=[.M40]-[.D112]" office:value-type="float" office:value="-0.0238">
            <text:p>-0,0238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4176">
            <text:p>-73,4176</text:p>
          </table:table-cell>
          <table:table-cell table:style-name="ce54" office:value-type="float" office:value="-1.8116">
            <text:p>-1,8116</text:p>
          </table:table-cell>
          <table:table-cell table:style-name="ce52" table:formula="of:= TRUNC(([.U40]-[.C112])/[.C112]*100; 4)" office:value-type="float" office:value="-0.9536">
            <text:p>-0,9536</text:p>
          </table:table-cell>
          <table:table-cell table:style-name="ce54" table:formula="of:= TRUNC(([.V40]-[.D112])/[.D112]*100; 4)" office:value-type="float" office:value="47.2606">
            <text:p>47,2606</text:p>
          </table:table-cell>
          <table:table-cell table:style-name="ce52" table:formula="of:=[.U40]-[.C112]" office:value-type="float" office:value="0.706900000000005">
            <text:p>0,7069</text:p>
          </table:table-cell>
          <table:table-cell table:style-name="ce54" table:formula="of:=[.V40]-[.D112]" office:value-type="float" office:value="-0.5814">
            <text:p>-0,5814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6.3392">
            <text:p>-76,3392</text:p>
          </table:table-cell>
          <table:table-cell table:style-name="ce54" office:value-type="float" office:value="1.1879">
            <text:p>1,1879</text:p>
          </table:table-cell>
          <table:table-cell table:style-name="ce52" table:formula="of:= TRUNC(([.AD40]-[.C112])/[.C112]*100; 4)" office:value-type="float" office:value="2.9878">
            <text:p>2,9878</text:p>
          </table:table-cell>
          <table:table-cell table:style-name="ce54" table:formula="of:=TRUNC( ([.AE40]-[.D112])/[.D112]*100; 4)" office:value-type="float" office:value="-196.5615">
            <text:p>-196,5615</text:p>
          </table:table-cell>
          <table:table-cell table:style-name="ce52" table:formula="of:= [.AD40]-[.C112]" office:value-type="float" office:value="-2.21470000000001">
            <text:p>-2,2147</text:p>
          </table:table-cell>
          <table:table-cell table:style-name="ce54" table:formula="of:= [.AE40]-[.D112]" office:value-type="float" office:value="2.4181">
            <text:p>2,4181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587">
            <text:p>-73,587</text:p>
          </table:table-cell>
          <table:table-cell office:value-type="float" office:value="-1.6284">
            <text:p>-1,6284</text:p>
          </table:table-cell>
          <table:table-cell table:style-name="ce63" table:formula="of:= TRUNC(([.AM40]-[.C112])/[.C112]*100; 4)" office:value-type="float" office:value="-0.7251">
            <text:p>-0,7251</text:p>
          </table:table-cell>
          <table:table-cell table:style-name="ce54" table:formula="of:= TRUNC(([.AN40]-[.D112])/[.D112]*100; 4)" office:value-type="float" office:value="32.3687">
            <text:p>32,3687</text:p>
          </table:table-cell>
          <table:table-cell table:style-name="ce52" table:formula="of:=  [.AM40]-[.C112]" office:value-type="float" office:value="0.537499999999994">
            <text:p>0,5375</text:p>
          </table:table-cell>
          <table:table-cell table:style-name="ce54" table:formula="of:=[.AN40]-[.D112]" office:value-type="float" office:value="-0.3982">
            <text:p>-0,3982</text:p>
          </table:table-cell>
          <table:table-cell table:style-name="ce59"/>
          <table:table-cell table:style-name="ce26"/>
          <table:table-cell table:style-name="ce46" office:value-type="float" office:value="38">
            <text:p>38</text:p>
          </table:table-cell>
          <table:table-cell table:style-name="ce52" office:value-type="float" office:value="-73.2679">
            <text:p>-73,2679</text:p>
          </table:table-cell>
          <table:table-cell office:value-type="float" office:value="-1.907">
            <text:p>-1,907</text:p>
          </table:table-cell>
          <table:table-cell table:style-name="ce63" table:formula="of:= TRUNC(([.AV40]-[.C112])/[.C112]*100; 4)" office:value-type="float" office:value="-1.1556">
            <text:p>-1,1556</text:p>
          </table:table-cell>
          <table:table-cell table:style-name="ce66" table:formula="of:= TRUNC(([.AW40]-[.D112])/[.D112]*100; 4)" office:value-type="float" office:value="55.0154">
            <text:p>55,0154</text:p>
          </table:table-cell>
          <table:table-cell table:style-name="ce63" table:formula="of:=[.AV40]-[.C112]" office:value-type="float" office:value="0.8566">
            <text:p>0,8566</text:p>
          </table:table-cell>
          <table:table-cell table:style-name="ce58" table:formula="of:=[.AW40]-[.D112]" office:value-type="float" office:value="-0.6768">
            <text:p>-0,676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5.8452">
            <text:p>-75,8452</text:p>
          </table:table-cell>
          <table:table-cell table:style-name="ce54" office:value-type="float" office:value="0.5243">
            <text:p>0,5243</text:p>
          </table:table-cell>
          <table:table-cell table:style-name="ce52" table:formula="of:= TRUNC(([.C41]-[.C113])/[.C113]*100; 4)" office:value-type="float" office:value="2.7324">
            <text:p>2,7324</text:p>
          </table:table-cell>
          <table:table-cell table:style-name="ce54" table:formula="of:= TRUNC(([.D41]-[.D113])/[.D113]*100; 4)" office:value-type="float" office:value="-134.9323">
            <text:p>-134,9323</text:p>
          </table:table-cell>
          <table:table-cell table:formula="of:=[.C41]-[.C113]" office:value-type="float" office:value="-2.01730000000001">
            <text:p>-2,0173</text:p>
          </table:table-cell>
          <table:table-cell table:formula="of:=[.D41]-[.D113]" office:value-type="float" office:value="2.0252">
            <text:p>2,0252</text:p>
          </table:table-cell>
          <table:table-cell table:style-name="ce59"/>
          <table:table-cell/>
          <table:table-cell table:style-name="ce46" office:value-type="float" office:value="39">
            <text:p>39</text:p>
          </table:table-cell>
          <table:table-cell table:style-name="ce52" office:value-type="float" office:value="-73.7449">
            <text:p>-73,7449</text:p>
          </table:table-cell>
          <table:table-cell table:style-name="ce54" office:value-type="float" office:value="-1.5227">
            <text:p>-1,5227</text:p>
          </table:table-cell>
          <table:table-cell table:style-name="ce52" table:formula="of:= TRUNC(([.L41]-[.C113])/[.C113]*100; 4)" office:value-type="float" office:value="-0.1124">
            <text:p>-0,1124</text:p>
          </table:table-cell>
          <table:table-cell table:style-name="ce54" table:formula="of:= TRUNC(([.M41]-[.D113])/[.D113]*100; 4)" office:value-type="float" office:value="1.4524">
            <text:p>1,4524</text:p>
          </table:table-cell>
          <table:table-cell table:style-name="ce52" table:formula="of:=[.L41]-[.C113]" office:value-type="float" office:value="0.0829999999999984">
            <text:p>0,083</text:p>
          </table:table-cell>
          <table:table-cell table:style-name="ce54" table:formula="of:=[.M41]-[.D113]" office:value-type="float" office:value="-0.0217999999999998">
            <text:p>-0,0218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3.1233">
            <text:p>-73,1233</text:p>
          </table:table-cell>
          <table:table-cell table:style-name="ce54" office:value-type="float" office:value="-2.0662">
            <text:p>-2,0662</text:p>
          </table:table-cell>
          <table:table-cell table:style-name="ce52" table:formula="of:= TRUNC(([.U41]-[.C113])/[.C113]*100; 4)" office:value-type="float" office:value="-0.9543">
            <text:p>-0,9543</text:p>
          </table:table-cell>
          <table:table-cell table:style-name="ce54" table:formula="of:= TRUNC(([.V41]-[.D113])/[.D113]*100; 4)" office:value-type="float" office:value="37.664">
            <text:p>37,664</text:p>
          </table:table-cell>
          <table:table-cell table:style-name="ce52" table:formula="of:=[.U41]-[.C113]" office:value-type="float" office:value="0.704599999999999">
            <text:p>0,7046</text:p>
          </table:table-cell>
          <table:table-cell table:style-name="ce54" table:formula="of:=[.V41]-[.D113]" office:value-type="float" office:value="-0.5653">
            <text:p>-0,5653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6.1161">
            <text:p>-76,1161</text:p>
          </table:table-cell>
          <table:table-cell table:style-name="ce54" office:value-type="float" office:value="0.8597">
            <text:p>0,8597</text:p>
          </table:table-cell>
          <table:table-cell table:style-name="ce52" table:formula="of:= TRUNC(([.AD41]-[.C113])/[.C113]*100; 4)" office:value-type="float" office:value="3.0993">
            <text:p>3,0993</text:p>
          </table:table-cell>
          <table:table-cell table:style-name="ce54" table:formula="of:=TRUNC( ([.AE41]-[.D113])/[.D113]*100; 4)" office:value-type="float" office:value="-157.2789">
            <text:p>-157,2789</text:p>
          </table:table-cell>
          <table:table-cell table:style-name="ce52" table:formula="of:= [.AD41]-[.C113]" office:value-type="float" office:value="-2.2882">
            <text:p>-2,2882</text:p>
          </table:table-cell>
          <table:table-cell table:style-name="ce54" table:formula="of:= [.AE41]-[.D113]" office:value-type="float" office:value="2.3606">
            <text:p>2,3606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3.2914">
            <text:p>-73,2914</text:p>
          </table:table-cell>
          <table:table-cell office:value-type="float" office:value="-1.888">
            <text:p>-1,888</text:p>
          </table:table-cell>
          <table:table-cell table:style-name="ce63" table:formula="of:= TRUNC(([.AM41]-[.C113])/[.C113]*100; 4)" office:value-type="float" office:value="-0.7266">
            <text:p>-0,7266</text:p>
          </table:table-cell>
          <table:table-cell table:style-name="ce54" table:formula="of:= TRUNC(([.AN41]-[.D113])/[.D113]*100; 4)" office:value-type="float" office:value="25.7911">
            <text:p>25,7911</text:p>
          </table:table-cell>
          <table:table-cell table:style-name="ce52" table:formula="of:=  [.AM41]-[.C113]" office:value-type="float" office:value="0.536500000000004">
            <text:p>0,5365</text:p>
          </table:table-cell>
          <table:table-cell table:style-name="ce54" table:formula="of:=[.AN41]-[.D113]" office:value-type="float" office:value="-0.3871">
            <text:p>-0,3871</text:p>
          </table:table-cell>
          <table:table-cell table:style-name="ce59"/>
          <table:table-cell table:style-name="ce26"/>
          <table:table-cell table:style-name="ce46" office:value-type="float" office:value="39">
            <text:p>39</text:p>
          </table:table-cell>
          <table:table-cell table:style-name="ce52" office:value-type="float" office:value="-72.9724">
            <text:p>-72,9724</text:p>
          </table:table-cell>
          <table:table-cell office:value-type="float" office:value="-2.1592">
            <text:p>-2,1592</text:p>
          </table:table-cell>
          <table:table-cell table:style-name="ce63" table:formula="of:= TRUNC(([.AV41]-[.C113])/[.C113]*100; 4)" office:value-type="float" office:value="-1.1587">
            <text:p>-1,1587</text:p>
          </table:table-cell>
          <table:table-cell table:style-name="ce66" table:formula="of:= TRUNC(([.AW41]-[.D113])/[.D113]*100; 4)" office:value-type="float" office:value="43.8603">
            <text:p>43,8603</text:p>
          </table:table-cell>
          <table:table-cell table:style-name="ce63" table:formula="of:=[.AV41]-[.C113]" office:value-type="float" office:value="0.855500000000006">
            <text:p>0,8555</text:p>
          </table:table-cell>
          <table:table-cell table:style-name="ce58" table:formula="of:=[.AW41]-[.D113]" office:value-type="float" office:value="-0.6583">
            <text:p>-0,658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5.5335">
            <text:p>-75,5335</text:p>
          </table:table-cell>
          <table:table-cell table:style-name="ce54" office:value-type="float" office:value="0.2118">
            <text:p>0,2118</text:p>
          </table:table-cell>
          <table:table-cell table:style-name="ce52" table:formula="of:= TRUNC(([.C42]-[.C114])/[.C114]*100; 4)" office:value-type="float" office:value="2.7243">
            <text:p>2,7243</text:p>
          </table:table-cell>
          <table:table-cell table:style-name="ce54" table:formula="of:= TRUNC(([.D42]-[.D114])/[.D114]*100; 4)" office:value-type="float" office:value="-112">
            <text:p>-112</text:p>
          </table:table-cell>
          <table:table-cell table:formula="of:=[.C42]-[.C114]" office:value-type="float" office:value="-2.00320000000001">
            <text:p>-2,0032</text:p>
          </table:table-cell>
          <table:table-cell table:formula="of:=[.D42]-[.D114]" office:value-type="float" office:value="1.9768">
            <text:p>1,9768</text:p>
          </table:table-cell>
          <table:table-cell table:style-name="ce59"/>
          <table:table-cell/>
          <table:table-cell table:style-name="ce46" office:value-type="float" office:value="40">
            <text:p>40</text:p>
          </table:table-cell>
          <table:table-cell table:style-name="ce52" office:value-type="float" office:value="-73.4499">
            <text:p>-73,4499</text:p>
          </table:table-cell>
          <table:table-cell table:style-name="ce54" office:value-type="float" office:value="-1.7849">
            <text:p>-1,7849</text:p>
          </table:table-cell>
          <table:table-cell table:style-name="ce52" table:formula="of:= TRUNC(([.L42]-[.C114])/[.C114]*100; 4)" office:value-type="float" office:value="-0.1093">
            <text:p>-0,1093</text:p>
          </table:table-cell>
          <table:table-cell table:style-name="ce54" table:formula="of:= TRUNC(([.M42]-[.D114])/[.D114]*100; 4)" office:value-type="float" office:value="1.1274">
            <text:p>1,1274</text:p>
          </table:table-cell>
          <table:table-cell table:style-name="ce52" table:formula="of:=[.L42]-[.C114]" office:value-type="float" office:value="0.0803999999999974">
            <text:p>0,0804</text:p>
          </table:table-cell>
          <table:table-cell table:style-name="ce54" table:formula="of:=[.M42]-[.D114]" office:value-type="float" office:value="-0.0198999999999998">
            <text:p>-0,0199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8278">
            <text:p>-72,8278</text:p>
          </table:table-cell>
          <table:table-cell table:style-name="ce54" office:value-type="float" office:value="-2.3147">
            <text:p>-2,3147</text:p>
          </table:table-cell>
          <table:table-cell table:style-name="ce52" table:formula="of:= TRUNC(([.U42]-[.C114])/[.C114]*100; 4)" office:value-type="float" office:value="-0.9553">
            <text:p>-0,9553</text:p>
          </table:table-cell>
          <table:table-cell table:style-name="ce54" table:formula="of:= TRUNC(([.V42]-[.D114])/[.D114]*100; 4)" office:value-type="float" office:value="31.1444">
            <text:p>31,1444</text:p>
          </table:table-cell>
          <table:table-cell table:style-name="ce52" table:formula="of:=[.U42]-[.C114]" office:value-type="float" office:value="0.702500000000001">
            <text:p>0,7025</text:p>
          </table:table-cell>
          <table:table-cell table:style-name="ce54" table:formula="of:=[.V42]-[.D114]" office:value-type="float" office:value="-0.5497">
            <text:p>-0,5497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5.8098">
            <text:p>-75,8098</text:p>
          </table:table-cell>
          <table:table-cell table:style-name="ce54" office:value-type="float" office:value="0.5392">
            <text:p>0,5392</text:p>
          </table:table-cell>
          <table:table-cell table:style-name="ce52" table:formula="of:= TRUNC(([.AD42]-[.C114])/[.C114]*100; 4)" office:value-type="float" office:value="3.1">
            <text:p>3,1</text:p>
          </table:table-cell>
          <table:table-cell table:style-name="ce54" table:formula="of:=TRUNC( ([.AE42]-[.D114])/[.D114]*100; 4)" office:value-type="float" office:value="-130.5495">
            <text:p>-130,5495</text:p>
          </table:table-cell>
          <table:table-cell table:style-name="ce52" table:formula="of:= [.AD42]-[.C114]" office:value-type="float" office:value="-2.2795">
            <text:p>-2,2795</text:p>
          </table:table-cell>
          <table:table-cell table:style-name="ce54" table:formula="of:= [.AE42]-[.D114]" office:value-type="float" office:value="2.3042">
            <text:p>2,3042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995">
            <text:p>-72,995</text:p>
          </table:table-cell>
          <table:table-cell office:value-type="float" office:value="-2.1412">
            <text:p>-2,1412</text:p>
          </table:table-cell>
          <table:table-cell table:style-name="ce63" table:formula="of:= TRUNC(([.AM42]-[.C114])/[.C114]*100; 4)" office:value-type="float" office:value="-0.7279">
            <text:p>-0,7279</text:p>
          </table:table-cell>
          <table:table-cell table:style-name="ce54" table:formula="of:= TRUNC(([.AN42]-[.D114])/[.D114]*100; 4)" office:value-type="float" office:value="21.3144">
            <text:p>21,3144</text:p>
          </table:table-cell>
          <table:table-cell table:style-name="ce52" table:formula="of:=  [.AM42]-[.C114]" office:value-type="float" office:value="0.535299999999992">
            <text:p>0,5353</text:p>
          </table:table-cell>
          <table:table-cell table:style-name="ce54" table:formula="of:=[.AN42]-[.D114]" office:value-type="float" office:value="-0.3762">
            <text:p>-0,3762</text:p>
          </table:table-cell>
          <table:table-cell table:style-name="ce59"/>
          <table:table-cell table:style-name="ce26"/>
          <table:table-cell table:style-name="ce46" office:value-type="float" office:value="40">
            <text:p>40</text:p>
          </table:table-cell>
          <table:table-cell table:style-name="ce52" office:value-type="float" office:value="-72.6758">
            <text:p>-72,6758</text:p>
          </table:table-cell>
          <table:table-cell office:value-type="float" office:value="-2.4054">
            <text:p>-2,4054</text:p>
          </table:table-cell>
          <table:table-cell table:style-name="ce63" table:formula="of:= TRUNC(([.AV42]-[.C114])/[.C114]*100; 4)" office:value-type="float" office:value="-1.1621">
            <text:p>-1,1621</text:p>
          </table:table-cell>
          <table:table-cell table:style-name="ce66" table:formula="of:= TRUNC(([.AW42]-[.D114])/[.D114]*100; 4)" office:value-type="float" office:value="36.2832">
            <text:p>36,2832</text:p>
          </table:table-cell>
          <table:table-cell table:style-name="ce63" table:formula="of:=[.AV42]-[.C114]" office:value-type="float" office:value="0.854500000000002">
            <text:p>0,8545</text:p>
          </table:table-cell>
          <table:table-cell table:style-name="ce58" table:formula="of:=[.AW42]-[.D114]" office:value-type="float" office:value="-0.6404">
            <text:p>-0,640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5.2382">
            <text:p>-75,2382</text:p>
          </table:table-cell>
          <table:table-cell table:style-name="ce54" office:value-type="float" office:value="-0.0931">
            <text:p>-0,0931</text:p>
          </table:table-cell>
          <table:table-cell table:style-name="ce52" table:formula="of:= TRUNC(([.C43]-[.C115])/[.C115]*100; 4)" office:value-type="float" office:value="2.7395">
            <text:p>2,7395</text:p>
          </table:table-cell>
          <table:table-cell table:style-name="ce54" table:formula="of:= TRUNC(([.D43]-[.D115])/[.D115]*100; 4)" office:value-type="float" office:value="-95.397">
            <text:p>-95,397</text:p>
          </table:table-cell>
          <table:table-cell table:formula="of:=[.C43]-[.C115]" office:value-type="float" office:value="-2.00620000000001">
            <text:p>-2,0062</text:p>
          </table:table-cell>
          <table:table-cell table:formula="of:=[.D43]-[.D115]" office:value-type="float" office:value="1.9295">
            <text:p>1,9295</text:p>
          </table:table-cell>
          <table:table-cell table:style-name="ce59"/>
          <table:table-cell/>
          <table:table-cell table:style-name="ce46" office:value-type="float" office:value="41">
            <text:p>41</text:p>
          </table:table-cell>
          <table:table-cell table:style-name="ce52" office:value-type="float" office:value="-73.1541">
            <text:p>-73,1541</text:p>
          </table:table-cell>
          <table:table-cell table:style-name="ce54" office:value-type="float" office:value="-2.0407">
            <text:p>-2,0407</text:p>
          </table:table-cell>
          <table:table-cell table:style-name="ce52" table:formula="of:= TRUNC(([.L43]-[.C115])/[.C115]*100; 4)" office:value-type="float" office:value="-0.1063">
            <text:p>-0,1063</text:p>
          </table:table-cell>
          <table:table-cell table:style-name="ce54" table:formula="of:= TRUNC(([.M43]-[.D115])/[.D115]*100; 4)" office:value-type="float" office:value="0.8948">
            <text:p>0,8948</text:p>
          </table:table-cell>
          <table:table-cell table:style-name="ce52" table:formula="of:=[.L43]-[.C115]" office:value-type="float" office:value="0.0778999999999996">
            <text:p>0,0779</text:p>
          </table:table-cell>
          <table:table-cell table:style-name="ce54" table:formula="of:=[.M43]-[.D115]" office:value-type="float" office:value="-0.0181">
            <text:p>-0,0181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5314">
            <text:p>-72,5314</text:p>
          </table:table-cell>
          <table:table-cell table:style-name="ce54" office:value-type="float" office:value="-2.557">
            <text:p>-2,557</text:p>
          </table:table-cell>
          <table:table-cell table:style-name="ce52" table:formula="of:= TRUNC(([.U43]-[.C115])/[.C115]*100; 4)" office:value-type="float" office:value="-0.9566">
            <text:p>-0,9566</text:p>
          </table:table-cell>
          <table:table-cell table:style-name="ce54" table:formula="of:= TRUNC(([.V43]-[.D115])/[.D115]*100; 4)" office:value-type="float" office:value="26.4214">
            <text:p>26,4214</text:p>
          </table:table-cell>
          <table:table-cell table:style-name="ce52" table:formula="of:=[.U43]-[.C115]" office:value-type="float" office:value="0.700599999999994">
            <text:p>0,7006</text:p>
          </table:table-cell>
          <table:table-cell table:style-name="ce54" table:formula="of:=[.V43]-[.D115]" office:value-type="float" office:value="-0.5344">
            <text:p>-0,5344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5.513">
            <text:p>-75,513</text:p>
          </table:table-cell>
          <table:table-cell table:style-name="ce54" office:value-type="float" office:value="0.2264">
            <text:p>0,2264</text:p>
          </table:table-cell>
          <table:table-cell table:style-name="ce52" table:formula="of:= TRUNC(([.AD43]-[.C115])/[.C115]*100; 4)" office:value-type="float" office:value="3.1147">
            <text:p>3,1147</text:p>
          </table:table-cell>
          <table:table-cell table:style-name="ce54" table:formula="of:=TRUNC( ([.AE43]-[.D115])/[.D115]*100; 4)" office:value-type="float" office:value="-111.1935">
            <text:p>-111,1935</text:p>
          </table:table-cell>
          <table:table-cell table:style-name="ce52" table:formula="of:= [.AD43]-[.C115]" office:value-type="float" office:value="-2.28100000000001">
            <text:p>-2,281</text:p>
          </table:table-cell>
          <table:table-cell table:style-name="ce54" table:formula="of:= [.AE43]-[.D115]" office:value-type="float" office:value="2.249">
            <text:p>2,249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6977">
            <text:p>-72,6977</text:p>
          </table:table-cell>
          <table:table-cell office:value-type="float" office:value="-2.3882">
            <text:p>-2,3882</text:p>
          </table:table-cell>
          <table:table-cell table:style-name="ce63" table:formula="of:= TRUNC(([.AM43]-[.C115])/[.C115]*100; 4)" office:value-type="float" office:value="-0.7295">
            <text:p>-0,7295</text:p>
          </table:table-cell>
          <table:table-cell table:style-name="ce54" table:formula="of:= TRUNC(([.AN43]-[.D115])/[.D115]*100; 4)" office:value-type="float" office:value="18.0757">
            <text:p>18,0757</text:p>
          </table:table-cell>
          <table:table-cell table:style-name="ce52" table:formula="of:=  [.AM43]-[.C115]" office:value-type="float" office:value="0.534300000000002">
            <text:p>0,5343</text:p>
          </table:table-cell>
          <table:table-cell table:style-name="ce54" table:formula="of:=[.AN43]-[.D115]" office:value-type="float" office:value="-0.3656">
            <text:p>-0,3656</text:p>
          </table:table-cell>
          <table:table-cell table:style-name="ce59"/>
          <table:table-cell table:style-name="ce26"/>
          <table:table-cell table:style-name="ce46" office:value-type="float" office:value="41">
            <text:p>41</text:p>
          </table:table-cell>
          <table:table-cell table:style-name="ce52" office:value-type="float" office:value="-72.378">
            <text:p>-72,378</text:p>
          </table:table-cell>
          <table:table-cell office:value-type="float" office:value="-2.6454">
            <text:p>-2,6454</text:p>
          </table:table-cell>
          <table:table-cell table:style-name="ce63" table:formula="of:= TRUNC(([.AV43]-[.C115])/[.C115]*100; 4)" office:value-type="float" office:value="-1.1661">
            <text:p>-1,1661</text:p>
          </table:table-cell>
          <table:table-cell table:style-name="ce66" table:formula="of:= TRUNC(([.AW43]-[.D115])/[.D115]*100; 4)" office:value-type="float" office:value="30.792">
            <text:p>30,792</text:p>
          </table:table-cell>
          <table:table-cell table:style-name="ce63" table:formula="of:=[.AV43]-[.C115]" office:value-type="float" office:value="0.853999999999999">
            <text:p>0,854</text:p>
          </table:table-cell>
          <table:table-cell table:style-name="ce58" table:formula="of:=[.AW43]-[.D115]" office:value-type="float" office:value="-0.6228">
            <text:p>-0,622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4.942">
            <text:p>-74,942</text:p>
          </table:table-cell>
          <table:table-cell table:style-name="ce54" office:value-type="float" office:value="-0.3908">
            <text:p>-0,3908</text:p>
          </table:table-cell>
          <table:table-cell table:style-name="ce52" table:formula="of:= TRUNC(([.C44]-[.C116])/[.C116]*100; 4)" office:value-type="float" office:value="2.7544">
            <text:p>2,7544</text:p>
          </table:table-cell>
          <table:table-cell table:style-name="ce54" table:formula="of:= TRUNC(([.D44]-[.D116])/[.D116]*100; 4)" office:value-type="float" office:value="-82.8136">
            <text:p>-82,8136</text:p>
          </table:table-cell>
          <table:table-cell table:formula="of:=[.C44]-[.C116]" office:value-type="float" office:value="-2.0089">
            <text:p>-2,0089</text:p>
          </table:table-cell>
          <table:table-cell table:formula="of:=[.D44]-[.D116]" office:value-type="float" office:value="1.8831">
            <text:p>1,8831</text:p>
          </table:table-cell>
          <table:table-cell table:style-name="ce59"/>
          <table:table-cell/>
          <table:table-cell table:style-name="ce46" office:value-type="float" office:value="42">
            <text:p>42</text:p>
          </table:table-cell>
          <table:table-cell table:style-name="ce52" office:value-type="float" office:value="-72.8582">
            <text:p>-72,8582</text:p>
          </table:table-cell>
          <table:table-cell table:style-name="ce54" office:value-type="float" office:value="-2.2902">
            <text:p>-2,2902</text:p>
          </table:table-cell>
          <table:table-cell table:style-name="ce52" table:formula="of:= TRUNC(([.L44]-[.C116])/[.C116]*100; 4)" office:value-type="float" office:value="-0.1026">
            <text:p>-0,1026</text:p>
          </table:table-cell>
          <table:table-cell table:style-name="ce54" table:formula="of:= TRUNC(([.M44]-[.D116])/[.D116]*100; 4)" office:value-type="float" office:value="0.7168">
            <text:p>0,7168</text:p>
          </table:table-cell>
          <table:table-cell table:style-name="ce52" table:formula="of:=[.L44]-[.C116]" office:value-type="float" office:value="0.0748999999999995">
            <text:p>0,0749</text:p>
          </table:table-cell>
          <table:table-cell table:style-name="ce54" table:formula="of:=[.M44]-[.D116]" office:value-type="float" office:value="-0.0162999999999998">
            <text:p>-0,0163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2337">
            <text:p>-72,2337</text:p>
          </table:table-cell>
          <table:table-cell table:style-name="ce54" office:value-type="float" office:value="-2.7934">
            <text:p>-2,7934</text:p>
          </table:table-cell>
          <table:table-cell table:style-name="ce52" table:formula="of:= TRUNC(([.U44]-[.C116])/[.C116]*100; 4)" office:value-type="float" office:value="-0.9589">
            <text:p>-0,9589</text:p>
          </table:table-cell>
          <table:table-cell table:style-name="ce54" table:formula="of:= TRUNC(([.V44]-[.D116])/[.D116]*100; 4)" office:value-type="float" office:value="22.8462">
            <text:p>22,8462</text:p>
          </table:table-cell>
          <table:table-cell table:style-name="ce52" table:formula="of:=[.U44]-[.C116]" office:value-type="float" office:value="0.699399999999997">
            <text:p>0,6994</text:p>
          </table:table-cell>
          <table:table-cell table:style-name="ce54" table:formula="of:=[.V44]-[.D116]" office:value-type="float" office:value="-0.5195">
            <text:p>-0,5195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5.2159">
            <text:p>-75,2159</text:p>
          </table:table-cell>
          <table:table-cell table:style-name="ce54" office:value-type="float" office:value="-0.0789">
            <text:p>-0,0789</text:p>
          </table:table-cell>
          <table:table-cell table:style-name="ce52" table:formula="of:= TRUNC(([.AD44]-[.C116])/[.C116]*100; 4)" office:value-type="float" office:value="3.1299">
            <text:p>3,1299</text:p>
          </table:table-cell>
          <table:table-cell table:style-name="ce54" table:formula="of:=TRUNC( ([.AE44]-[.D116])/[.D116]*100; 4)" office:value-type="float" office:value="-96.5301">
            <text:p>-96,5301</text:p>
          </table:table-cell>
          <table:table-cell table:style-name="ce52" table:formula="of:= [.AD44]-[.C116]" office:value-type="float" office:value="-2.28280000000001">
            <text:p>-2,2828</text:p>
          </table:table-cell>
          <table:table-cell table:style-name="ce54" table:formula="of:= [.AE44]-[.D116]" office:value-type="float" office:value="2.195">
            <text:p>2,195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3994">
            <text:p>-72,3994</text:p>
          </table:table-cell>
          <table:table-cell office:value-type="float" office:value="-2.6291">
            <text:p>-2,6291</text:p>
          </table:table-cell>
          <table:table-cell table:style-name="ce63" table:formula="of:= TRUNC(([.AM44]-[.C116])/[.C116]*100; 4)" office:value-type="float" office:value="-0.7317">
            <text:p>-0,7317</text:p>
          </table:table-cell>
          <table:table-cell table:style-name="ce54" table:formula="of:= TRUNC(([.AN44]-[.D116])/[.D116]*100; 4)" office:value-type="float" office:value="15.6207">
            <text:p>15,6207</text:p>
          </table:table-cell>
          <table:table-cell table:style-name="ce52" table:formula="of:=  [.AM44]-[.C116]" office:value-type="float" office:value="0.533699999999996">
            <text:p>0,5337</text:p>
          </table:table-cell>
          <table:table-cell table:style-name="ce54" table:formula="of:=[.AN44]-[.D116]" office:value-type="float" office:value="-0.3552">
            <text:p>-0,3552</text:p>
          </table:table-cell>
          <table:table-cell table:style-name="ce59"/>
          <table:table-cell table:style-name="ce26"/>
          <table:table-cell table:style-name="ce46" office:value-type="float" office:value="42">
            <text:p>42</text:p>
          </table:table-cell>
          <table:table-cell table:style-name="ce52" office:value-type="float" office:value="-72.079">
            <text:p>-72,079</text:p>
          </table:table-cell>
          <table:table-cell office:value-type="float" office:value="-2.8795">
            <text:p>-2,8795</text:p>
          </table:table-cell>
          <table:table-cell table:style-name="ce63" table:formula="of:= TRUNC(([.AV44]-[.C116])/[.C116]*100; 4)" office:value-type="float" office:value="-1.171">
            <text:p>-1,171</text:p>
          </table:table-cell>
          <table:table-cell table:style-name="ce66" table:formula="of:= TRUNC(([.AW44]-[.D116])/[.D116]*100; 4)" office:value-type="float" office:value="26.6326">
            <text:p>26,6326</text:p>
          </table:table-cell>
          <table:table-cell table:style-name="ce63" table:formula="of:=[.AV44]-[.C116]" office:value-type="float" office:value="0.854100000000003">
            <text:p>0,8541</text:p>
          </table:table-cell>
          <table:table-cell table:style-name="ce58" table:formula="of:=[.AW44]-[.D116]" office:value-type="float" office:value="-0.6056">
            <text:p>-0,6056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4.6455">
            <text:p>-74,6455</text:p>
          </table:table-cell>
          <table:table-cell table:style-name="ce54" office:value-type="float" office:value="-0.6814">
            <text:p>-0,6814</text:p>
          </table:table-cell>
          <table:table-cell table:style-name="ce52" table:formula="of:= TRUNC(([.C45]-[.C117])/[.C117]*100; 4)" office:value-type="float" office:value="2.7703">
            <text:p>2,7703</text:p>
          </table:table-cell>
          <table:table-cell table:style-name="ce54" table:formula="of:= TRUNC(([.D45]-[.D117])/[.D117]*100; 4)" office:value-type="float" office:value="-72.9485">
            <text:p>-72,9485</text:p>
          </table:table-cell>
          <table:table-cell table:formula="of:=[.C45]-[.C117]" office:value-type="float" office:value="-2.01219999999999">
            <text:p>-2,0122</text:p>
          </table:table-cell>
          <table:table-cell table:formula="of:=[.D45]-[.D117]" office:value-type="float" office:value="1.8375">
            <text:p>1,8375</text:p>
          </table:table-cell>
          <table:table-cell table:style-name="ce59"/>
          <table:table-cell/>
          <table:table-cell table:style-name="ce46" office:value-type="float" office:value="43">
            <text:p>43</text:p>
          </table:table-cell>
          <table:table-cell table:style-name="ce52" office:value-type="float" office:value="-72.5609">
            <text:p>-72,5609</text:p>
          </table:table-cell>
          <table:table-cell table:style-name="ce54" office:value-type="float" office:value="-2.5336">
            <text:p>-2,5336</text:p>
          </table:table-cell>
          <table:table-cell table:style-name="ce52" table:formula="of:= TRUNC(([.L45]-[.C117])/[.C117]*100; 4)" office:value-type="float" office:value="-0.0996">
            <text:p>-0,0996</text:p>
          </table:table-cell>
          <table:table-cell table:style-name="ce54" table:formula="of:= TRUNC(([.M45]-[.D117])/[.D117]*100; 4)" office:value-type="float" office:value="0.5835">
            <text:p>0,5835</text:p>
          </table:table-cell>
          <table:table-cell table:style-name="ce52" table:formula="of:=[.L45]-[.C117]" office:value-type="float" office:value="0.0724000000000018">
            <text:p>0,0724</text:p>
          </table:table-cell>
          <table:table-cell table:style-name="ce54" table:formula="of:=[.M45]-[.D117]" office:value-type="float" office:value="-0.0146999999999999">
            <text:p>-0,0147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9346">
            <text:p>-71,9346</text:p>
          </table:table-cell>
          <table:table-cell table:style-name="ce54" office:value-type="float" office:value="-3.0239">
            <text:p>-3,0239</text:p>
          </table:table-cell>
          <table:table-cell table:style-name="ce52" table:formula="of:= TRUNC(([.U45]-[.C117])/[.C117]*100; 4)" office:value-type="float" office:value="-0.9619">
            <text:p>-0,9619</text:p>
          </table:table-cell>
          <table:table-cell table:style-name="ce54" table:formula="of:= TRUNC(([.V45]-[.D117])/[.D117]*100; 4)" office:value-type="float" office:value="20.0484">
            <text:p>20,0484</text:p>
          </table:table-cell>
          <table:table-cell table:style-name="ce52" table:formula="of:=[.U45]-[.C117]" office:value-type="float" office:value="0.698700000000002">
            <text:p>0,6987</text:p>
          </table:table-cell>
          <table:table-cell table:style-name="ce54" table:formula="of:=[.V45]-[.D117]" office:value-type="float" office:value="-0.505">
            <text:p>-0,505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4.9191">
            <text:p>-74,9191</text:p>
          </table:table-cell>
          <table:table-cell table:style-name="ce54" office:value-type="float" office:value="-0.377">
            <text:p>-0,377</text:p>
          </table:table-cell>
          <table:table-cell table:style-name="ce52" table:formula="of:= TRUNC(([.AD45]-[.C117])/[.C117]*100; 4)" office:value-type="float" office:value="3.147">
            <text:p>3,147</text:p>
          </table:table-cell>
          <table:table-cell table:style-name="ce54" table:formula="of:=TRUNC( ([.AE45]-[.D117])/[.D117]*100; 4)" office:value-type="float" office:value="-85.0331">
            <text:p>-85,0331</text:p>
          </table:table-cell>
          <table:table-cell table:style-name="ce52" table:formula="of:= [.AD45]-[.C117]" office:value-type="float" office:value="-2.28579999999999">
            <text:p>-2,2858</text:p>
          </table:table-cell>
          <table:table-cell table:style-name="ce54" table:formula="of:= [.AE45]-[.D117]" office:value-type="float" office:value="2.1419">
            <text:p>2,1419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2.0999">
            <text:p>-72,0999</text:p>
          </table:table-cell>
          <table:table-cell office:value-type="float" office:value="-2.8641">
            <text:p>-2,8641</text:p>
          </table:table-cell>
          <table:table-cell table:style-name="ce63" table:formula="of:= TRUNC(([.AM45]-[.C117])/[.C117]*100; 4)" office:value-type="float" office:value="-0.7343">
            <text:p>-0,7343</text:p>
          </table:table-cell>
          <table:table-cell table:style-name="ce54" table:formula="of:= TRUNC(([.AN45]-[.D117])/[.D117]*100; 4)" office:value-type="float" office:value="13.7043">
            <text:p>13,7043</text:p>
          </table:table-cell>
          <table:table-cell table:style-name="ce52" table:formula="of:=  [.AM45]-[.C117]" office:value-type="float" office:value="0.5334">
            <text:p>0,5334</text:p>
          </table:table-cell>
          <table:table-cell table:style-name="ce54" table:formula="of:=[.AN45]-[.D117]" office:value-type="float" office:value="-0.3452">
            <text:p>-0,3452</text:p>
          </table:table-cell>
          <table:table-cell table:style-name="ce59"/>
          <table:table-cell table:style-name="ce26"/>
          <table:table-cell table:style-name="ce46" office:value-type="float" office:value="43">
            <text:p>43</text:p>
          </table:table-cell>
          <table:table-cell table:style-name="ce52" office:value-type="float" office:value="-71.7786">
            <text:p>-71,7786</text:p>
          </table:table-cell>
          <table:table-cell office:value-type="float" office:value="-3.1077">
            <text:p>-3,1077</text:p>
          </table:table-cell>
          <table:table-cell table:style-name="ce63" table:formula="of:= TRUNC(([.AV45]-[.C117])/[.C117]*100; 4)" office:value-type="float" office:value="-1.1767">
            <text:p>-1,1767</text:p>
          </table:table-cell>
          <table:table-cell table:style-name="ce66" table:formula="of:= TRUNC(([.AW45]-[.D117])/[.D117]*100; 4)" office:value-type="float" office:value="23.3752">
            <text:p>23,3752</text:p>
          </table:table-cell>
          <table:table-cell table:style-name="ce63" table:formula="of:=[.AV45]-[.C117]" office:value-type="float" office:value="0.854700000000008">
            <text:p>0,8547</text:p>
          </table:table-cell>
          <table:table-cell table:style-name="ce58" table:formula="of:=[.AW45]-[.D117]" office:value-type="float" office:value="-0.5888">
            <text:p>-0,5888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4.3498">
            <text:p>-74,3498</text:p>
          </table:table-cell>
          <table:table-cell table:style-name="ce54" office:value-type="float" office:value="-0.9651">
            <text:p>-0,9651</text:p>
          </table:table-cell>
          <table:table-cell table:style-name="ce52" table:formula="of:= TRUNC(([.C46]-[.C118])/[.C118]*100; 4)" office:value-type="float" office:value="2.7889">
            <text:p>2,7889</text:p>
          </table:table-cell>
          <table:table-cell table:style-name="ce54" table:formula="of:= TRUNC(([.D46]-[.D118])/[.D118]*100; 4)" office:value-type="float" office:value="-65.0059">
            <text:p>-65,0059</text:p>
          </table:table-cell>
          <table:table-cell table:formula="of:=[.C46]-[.C118]" office:value-type="float" office:value="-2.01730000000001">
            <text:p>-2,0173</text:p>
          </table:table-cell>
          <table:table-cell table:formula="of:=[.D46]-[.D118]" office:value-type="float" office:value="1.7928">
            <text:p>1,7928</text:p>
          </table:table-cell>
          <table:table-cell table:style-name="ce59"/>
          <table:table-cell/>
          <table:table-cell table:style-name="ce46" office:value-type="float" office:value="44">
            <text:p>44</text:p>
          </table:table-cell>
          <table:table-cell table:style-name="ce52" office:value-type="float" office:value="-72.2628">
            <text:p>-72,2628</text:p>
          </table:table-cell>
          <table:table-cell table:style-name="ce54" office:value-type="float" office:value="-2.771">
            <text:p>-2,771</text:p>
          </table:table-cell>
          <table:table-cell table:style-name="ce52" table:formula="of:= TRUNC(([.L46]-[.C118])/[.C118]*100; 4)" office:value-type="float" office:value="-0.0963">
            <text:p>-0,0963</text:p>
          </table:table-cell>
          <table:table-cell table:style-name="ce54" table:formula="of:= TRUNC(([.M46]-[.D118])/[.D118]*100; 4)" office:value-type="float" office:value="0.4749">
            <text:p>0,4749</text:p>
          </table:table-cell>
          <table:table-cell table:style-name="ce52" table:formula="of:=[.L46]-[.C118]" office:value-type="float" office:value="0.0696999999999974">
            <text:p>0,0697</text:p>
          </table:table-cell>
          <table:table-cell table:style-name="ce54" table:formula="of:=[.M46]-[.D118]" office:value-type="float" office:value="-0.0130999999999997">
            <text:p>-0,0131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6338">
            <text:p>-71,6338</text:p>
          </table:table-cell>
          <table:table-cell table:style-name="ce54" office:value-type="float" office:value="-3.2486">
            <text:p>-3,2486</text:p>
          </table:table-cell>
          <table:table-cell table:style-name="ce52" table:formula="of:= TRUNC(([.U46]-[.C118])/[.C118]*100; 4)" office:value-type="float" office:value="-0.9659">
            <text:p>-0,9659</text:p>
          </table:table-cell>
          <table:table-cell table:style-name="ce54" table:formula="of:= TRUNC(([.V46]-[.D118])/[.D118]*100; 4)" office:value-type="float" office:value="17.7925">
            <text:p>17,7925</text:p>
          </table:table-cell>
          <table:table-cell table:style-name="ce52" table:formula="of:=[.U46]-[.C118]" office:value-type="float" office:value="0.698700000000002">
            <text:p>0,6987</text:p>
          </table:table-cell>
          <table:table-cell table:style-name="ce54" table:formula="of:=[.V46]-[.D118]" office:value-type="float" office:value="-0.4907">
            <text:p>-0,4907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4.6226">
            <text:p>-74,6226</text:p>
          </table:table-cell>
          <table:table-cell table:style-name="ce54" office:value-type="float" office:value="-0.668">
            <text:p>-0,668</text:p>
          </table:table-cell>
          <table:table-cell table:style-name="ce52" table:formula="of:= TRUNC(([.AD46]-[.C118])/[.C118]*100; 4)" office:value-type="float" office:value="3.166">
            <text:p>3,166</text:p>
          </table:table-cell>
          <table:table-cell table:style-name="ce54" table:formula="of:=TRUNC( ([.AE46]-[.D118])/[.D118]*100; 4)" office:value-type="float" office:value="-75.7786">
            <text:p>-75,7786</text:p>
          </table:table-cell>
          <table:table-cell table:style-name="ce52" table:formula="of:= [.AD46]-[.C118]" office:value-type="float" office:value="-2.29010000000001">
            <text:p>-2,2901</text:p>
          </table:table-cell>
          <table:table-cell table:style-name="ce54" table:formula="of:= [.AE46]-[.D118]" office:value-type="float" office:value="2.0899">
            <text:p>2,0899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799">
            <text:p>-71,799</text:p>
          </table:table-cell>
          <table:table-cell office:value-type="float" office:value="-3.0931">
            <text:p>-3,0931</text:p>
          </table:table-cell>
          <table:table-cell table:style-name="ce63" table:formula="of:= TRUNC(([.AM46]-[.C118])/[.C118]*100; 4)" office:value-type="float" office:value="-0.7375">
            <text:p>-0,7375</text:p>
          </table:table-cell>
          <table:table-cell table:style-name="ce54" table:formula="of:= TRUNC(([.AN46]-[.D118])/[.D118]*100; 4)" office:value-type="float" office:value="12.1541">
            <text:p>12,1541</text:p>
          </table:table-cell>
          <table:table-cell table:style-name="ce52" table:formula="of:=  [.AM46]-[.C118]" office:value-type="float" office:value="0.533499999999989">
            <text:p>0,5335</text:p>
          </table:table-cell>
          <table:table-cell table:style-name="ce54" table:formula="of:=[.AN46]-[.D118]" office:value-type="float" office:value="-0.3352">
            <text:p>-0,3352</text:p>
          </table:table-cell>
          <table:table-cell table:style-name="ce59"/>
          <table:table-cell table:style-name="ce26"/>
          <table:table-cell table:style-name="ce46" office:value-type="float" office:value="44">
            <text:p>44</text:p>
          </table:table-cell>
          <table:table-cell table:style-name="ce52" office:value-type="float" office:value="-71.4784">
            <text:p>-71,4784</text:p>
          </table:table-cell>
          <table:table-cell office:value-type="float" office:value="-3.3303">
            <text:p>-3,3303</text:p>
          </table:table-cell>
          <table:table-cell table:style-name="ce63" table:formula="of:= TRUNC(([.AV46]-[.C118])/[.C118]*100; 4)" office:value-type="float" office:value="-1.1807">
            <text:p>-1,1807</text:p>
          </table:table-cell>
          <table:table-cell table:style-name="ce66" table:formula="of:= TRUNC(([.AW46]-[.D118])/[.D118]*100; 4)" office:value-type="float" office:value="20.7549">
            <text:p>20,7549</text:p>
          </table:table-cell>
          <table:table-cell table:style-name="ce63" table:formula="of:=[.AV46]-[.C118]" office:value-type="float" office:value="0.854100000000003">
            <text:p>0,8541</text:p>
          </table:table-cell>
          <table:table-cell table:style-name="ce58" table:formula="of:=[.AW46]-[.D118]" office:value-type="float" office:value="-0.5724">
            <text:p>-0,572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4.055">
            <text:p>-74,055</text:p>
          </table:table-cell>
          <table:table-cell table:style-name="ce54" office:value-type="float" office:value="-1.2418">
            <text:p>-1,2418</text:p>
          </table:table-cell>
          <table:table-cell table:style-name="ce52" table:formula="of:= TRUNC(([.C47]-[.C119])/[.C119]*100; 4)" office:value-type="float" office:value="2.8106">
            <text:p>2,8106</text:p>
          </table:table-cell>
          <table:table-cell table:style-name="ce54" table:formula="of:= TRUNC(([.D47]-[.D119])/[.D119]*100; 4)" office:value-type="float" office:value="-58.4793">
            <text:p>-58,4793</text:p>
          </table:table-cell>
          <table:table-cell table:formula="of:=[.C47]-[.C119]" office:value-type="float" office:value="-2.0245">
            <text:p>-2,0245</text:p>
          </table:table-cell>
          <table:table-cell table:formula="of:=[.D47]-[.D119]" office:value-type="float" office:value="1.749">
            <text:p>1,749</text:p>
          </table:table-cell>
          <table:table-cell table:style-name="ce59"/>
          <table:table-cell/>
          <table:table-cell table:style-name="ce46" office:value-type="float" office:value="45">
            <text:p>45</text:p>
          </table:table-cell>
          <table:table-cell table:style-name="ce52" office:value-type="float" office:value="-71.9632">
            <text:p>-71,9632</text:p>
          </table:table-cell>
          <table:table-cell table:style-name="ce54" office:value-type="float" office:value="-3.0024">
            <text:p>-3,0024</text:p>
          </table:table-cell>
          <table:table-cell table:style-name="ce52" table:formula="of:= TRUNC(([.L47]-[.C119])/[.C119]*100; 4)" office:value-type="float" office:value="-0.0934">
            <text:p>-0,0934</text:p>
          </table:table-cell>
          <table:table-cell table:style-name="ce54" table:formula="of:= TRUNC(([.M47]-[.D119])/[.D119]*100; 4)" office:value-type="float" office:value="0.3878">
            <text:p>0,3878</text:p>
          </table:table-cell>
          <table:table-cell table:style-name="ce52" table:formula="of:=[.L47]-[.C119]" office:value-type="float" office:value="0.067300000000003">
            <text:p>0,0673</text:p>
          </table:table-cell>
          <table:table-cell table:style-name="ce54" table:formula="of:=[.M47]-[.D119]" office:value-type="float" office:value="-0.0116000000000001">
            <text:p>-0,0116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3312">
            <text:p>-71,3312</text:p>
          </table:table-cell>
          <table:table-cell table:style-name="ce54" office:value-type="float" office:value="-3.4677">
            <text:p>-3,4677</text:p>
          </table:table-cell>
          <table:table-cell table:style-name="ce52" table:formula="of:= TRUNC(([.U47]-[.C119])/[.C119]*100; 4)" office:value-type="float" office:value="-0.9708">
            <text:p>-0,9708</text:p>
          </table:table-cell>
          <table:table-cell table:style-name="ce54" table:formula="of:= TRUNC(([.V47]-[.D119])/[.D119]*100; 4)" office:value-type="float" office:value="15.9455">
            <text:p>15,9455</text:p>
          </table:table-cell>
          <table:table-cell table:style-name="ce52" table:formula="of:=[.U47]-[.C119]" office:value-type="float" office:value="0.699300000000008">
            <text:p>0,6993</text:p>
          </table:table-cell>
          <table:table-cell table:style-name="ce54" table:formula="of:=[.V47]-[.D119]" office:value-type="float" office:value="-0.4769">
            <text:p>-0,4769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4.3263">
            <text:p>-74,3263</text:p>
          </table:table-cell>
          <table:table-cell table:style-name="ce54" office:value-type="float" office:value="-0.9519">
            <text:p>-0,9519</text:p>
          </table:table-cell>
          <table:table-cell table:style-name="ce52" table:formula="of:= TRUNC(([.AD47]-[.C119])/[.C119]*100; 4)" office:value-type="float" office:value="3.1872">
            <text:p>3,1872</text:p>
          </table:table-cell>
          <table:table-cell table:style-name="ce54" table:formula="of:=TRUNC( ([.AE47]-[.D119])/[.D119]*100; 4)" office:value-type="float" office:value="-68.1723">
            <text:p>-68,1723</text:p>
          </table:table-cell>
          <table:table-cell table:style-name="ce52" table:formula="of:= [.AD47]-[.C119]" office:value-type="float" office:value="-2.2958">
            <text:p>-2,2958</text:p>
          </table:table-cell>
          <table:table-cell table:style-name="ce54" table:formula="of:= [.AE47]-[.D119]" office:value-type="float" office:value="2.0389">
            <text:p>2,0389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4965">
            <text:p>-71,4965</text:p>
          </table:table-cell>
          <table:table-cell office:value-type="float" office:value="-3.3164">
            <text:p>-3,3164</text:p>
          </table:table-cell>
          <table:table-cell table:style-name="ce63" table:formula="of:= TRUNC(([.AM47]-[.C119])/[.C119]*100; 4)" office:value-type="float" office:value="-0.7413">
            <text:p>-0,7413</text:p>
          </table:table-cell>
          <table:table-cell table:style-name="ce54" table:formula="of:= TRUNC(([.AN47]-[.D119])/[.D119]*100; 4)" office:value-type="float" office:value="10.8867">
            <text:p>10,8867</text:p>
          </table:table-cell>
          <table:table-cell table:style-name="ce52" table:formula="of:=  [.AM47]-[.C119]" office:value-type="float" office:value="0.534000000000006">
            <text:p>0,534</text:p>
          </table:table-cell>
          <table:table-cell table:style-name="ce54" table:formula="of:=[.AN47]-[.D119]" office:value-type="float" office:value="-0.3256">
            <text:p>-0,3256</text:p>
          </table:table-cell>
          <table:table-cell table:style-name="ce59"/>
          <table:table-cell table:style-name="ce26"/>
          <table:table-cell table:style-name="ce46" office:value-type="float" office:value="45">
            <text:p>45</text:p>
          </table:table-cell>
          <table:table-cell table:style-name="ce52" office:value-type="float" office:value="-71.1722">
            <text:p>-71,1722</text:p>
          </table:table-cell>
          <table:table-cell office:value-type="float" office:value="-3.5472">
            <text:p>-3,5472</text:p>
          </table:table-cell>
          <table:table-cell table:style-name="ce63" table:formula="of:= TRUNC(([.AV47]-[.C119])/[.C119]*100; 4)" office:value-type="float" office:value="-1.1915">
            <text:p>-1,1915</text:p>
          </table:table-cell>
          <table:table-cell table:style-name="ce66" table:formula="of:= TRUNC(([.AW47]-[.D119])/[.D119]*100; 4)" office:value-type="float" office:value="18.6037">
            <text:p>18,6037</text:p>
          </table:table-cell>
          <table:table-cell table:style-name="ce63" table:formula="of:=[.AV47]-[.C119]" office:value-type="float" office:value="0.8583">
            <text:p>0,8583</text:p>
          </table:table-cell>
          <table:table-cell table:style-name="ce58" table:formula="of:=[.AW47]-[.D119]" office:value-type="float" office:value="-0.5564">
            <text:p>-0,5564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3.7584">
            <text:p>-73,7584</text:p>
          </table:table-cell>
          <table:table-cell table:style-name="ce54" office:value-type="float" office:value="-1.5119">
            <text:p>-1,5119</text:p>
          </table:table-cell>
          <table:table-cell table:style-name="ce52" table:formula="of:= TRUNC(([.C48]-[.C120])/[.C120]*100; 4)" office:value-type="float" office:value="2.8322">
            <text:p>2,8322</text:p>
          </table:table-cell>
          <table:table-cell table:style-name="ce54" table:formula="of:= TRUNC(([.D48]-[.D120])/[.D120]*100; 4)" office:value-type="float" office:value="-53.0159">
            <text:p>-53,0159</text:p>
          </table:table-cell>
          <table:table-cell table:formula="of:=[.C48]-[.C120]" office:value-type="float" office:value="-2.03149999999999">
            <text:p>-2,0315</text:p>
          </table:table-cell>
          <table:table-cell table:formula="of:=[.D48]-[.D120]" office:value-type="float" office:value="1.706">
            <text:p>1,706</text:p>
          </table:table-cell>
          <table:table-cell table:style-name="ce59"/>
          <table:table-cell/>
          <table:table-cell table:style-name="ce46" office:value-type="float" office:value="46">
            <text:p>46</text:p>
          </table:table-cell>
          <table:table-cell table:style-name="ce52" office:value-type="float" office:value="-71.6623">
            <text:p>-71,6623</text:p>
          </table:table-cell>
          <table:table-cell table:style-name="ce54" office:value-type="float" office:value="-3.2281">
            <text:p>-3,2281</text:p>
          </table:table-cell>
          <table:table-cell table:style-name="ce52" table:formula="of:= TRUNC(([.L48]-[.C120])/[.C120]*100; 4)" office:value-type="float" office:value="-0.09">
            <text:p>-0,09</text:p>
          </table:table-cell>
          <table:table-cell table:style-name="ce54" table:formula="of:= TRUNC(([.M48]-[.D120])/[.D120]*100; 4)" office:value-type="float" office:value="0.3169">
            <text:p>0,3169</text:p>
          </table:table-cell>
          <table:table-cell table:style-name="ce52" table:formula="of:=[.L48]-[.C120]" office:value-type="float" office:value="0.0645999999999987">
            <text:p>0,0646</text:p>
          </table:table-cell>
          <table:table-cell table:style-name="ce54" table:formula="of:=[.M48]-[.D120]" office:value-type="float" office:value="-0.0101999999999998">
            <text:p>-0,0102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1.0267">
            <text:p>-71,0267</text:p>
          </table:table-cell>
          <table:table-cell table:style-name="ce54" office:value-type="float" office:value="-3.6812">
            <text:p>-3,6812</text:p>
          </table:table-cell>
          <table:table-cell table:style-name="ce52" table:formula="of:= TRUNC(([.U48]-[.C120])/[.C120]*100; 4)" office:value-type="float" office:value="-0.9762">
            <text:p>-0,9762</text:p>
          </table:table-cell>
          <table:table-cell table:style-name="ce54" table:formula="of:= TRUNC(([.V48]-[.D120])/[.D120]*100; 4)" office:value-type="float" office:value="14.3975">
            <text:p>14,3975</text:p>
          </table:table-cell>
          <table:table-cell table:style-name="ce52" table:formula="of:=[.U48]-[.C120]" office:value-type="float" office:value="0.700199999999995">
            <text:p>0,7002</text:p>
          </table:table-cell>
          <table:table-cell table:style-name="ce54" table:formula="of:=[.V48]-[.D120]" office:value-type="float" office:value="-0.4633">
            <text:p>-0,4633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4.0298">
            <text:p>-74,0298</text:p>
          </table:table-cell>
          <table:table-cell table:style-name="ce54" office:value-type="float" office:value="-1.229">
            <text:p>-1,229</text:p>
          </table:table-cell>
          <table:table-cell table:style-name="ce52" table:formula="of:= TRUNC(([.AD48]-[.C120])/[.C120]*100; 4)" office:value-type="float" office:value="3.2106">
            <text:p>3,2106</text:p>
          </table:table-cell>
          <table:table-cell table:style-name="ce54" table:formula="of:=TRUNC( ([.AE48]-[.D120])/[.D120]*100; 4)" office:value-type="float" office:value="-61.8073">
            <text:p>-61,8073</text:p>
          </table:table-cell>
          <table:table-cell table:style-name="ce52" table:formula="of:= [.AD48]-[.C120]" office:value-type="float" office:value="-2.30289999999999">
            <text:p>-2,3029</text:p>
          </table:table-cell>
          <table:table-cell table:style-name="ce54" table:formula="of:= [.AE48]-[.D120]" office:value-type="float" office:value="1.9889">
            <text:p>1,9889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1.192">
            <text:p>-71,192</text:p>
          </table:table-cell>
          <table:table-cell office:value-type="float" office:value="-3.5341">
            <text:p>-3,5341</text:p>
          </table:table-cell>
          <table:table-cell table:style-name="ce63" table:formula="of:= TRUNC(([.AM48]-[.C120])/[.C120]*100; 4)" office:value-type="float" office:value="-0.7457">
            <text:p>-0,7457</text:p>
          </table:table-cell>
          <table:table-cell table:style-name="ce54" table:formula="of:= TRUNC(([.AN48]-[.D120])/[.D120]*100; 4)" office:value-type="float" office:value="9.8262">
            <text:p>9,8262</text:p>
          </table:table-cell>
          <table:table-cell table:style-name="ce52" table:formula="of:=  [.AM48]-[.C120]" office:value-type="float" office:value="0.534900000000008">
            <text:p>0,5349</text:p>
          </table:table-cell>
          <table:table-cell table:style-name="ce54" table:formula="of:=[.AN48]-[.D120]" office:value-type="float" office:value="-0.3162">
            <text:p>-0,3162</text:p>
          </table:table-cell>
          <table:table-cell table:style-name="ce59"/>
          <table:table-cell table:style-name="ce26"/>
          <table:table-cell table:style-name="ce46" office:value-type="float" office:value="46">
            <text:p>46</text:p>
          </table:table-cell>
          <table:table-cell table:style-name="ce52" office:value-type="float" office:value="-70.8658">
            <text:p>-70,8658</text:p>
          </table:table-cell>
          <table:table-cell office:value-type="float" office:value="-3.7586">
            <text:p>-3,7586</text:p>
          </table:table-cell>
          <table:table-cell table:style-name="ce63" table:formula="of:= TRUNC(([.AV48]-[.C120])/[.C120]*100; 4)" office:value-type="float" office:value="-1.2005">
            <text:p>-1,2005</text:p>
          </table:table-cell>
          <table:table-cell table:style-name="ce66" table:formula="of:= TRUNC(([.AW48]-[.D120])/[.D120]*100; 4)" office:value-type="float" office:value="16.8028">
            <text:p>16,8028</text:p>
          </table:table-cell>
          <table:table-cell table:style-name="ce63" table:formula="of:=[.AV48]-[.C120]" office:value-type="float" office:value="0.861100000000008">
            <text:p>0,8611</text:p>
          </table:table-cell>
          <table:table-cell table:style-name="ce58" table:formula="of:=[.AW48]-[.D120]" office:value-type="float" office:value="-0.5407">
            <text:p>-0,5407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3.4618">
            <text:p>-73,4618</text:p>
          </table:table-cell>
          <table:table-cell table:style-name="ce54" office:value-type="float" office:value="-1.7753">
            <text:p>-1,7753</text:p>
          </table:table-cell>
          <table:table-cell table:style-name="ce52" table:formula="of:= TRUNC(([.C49]-[.C121])/[.C121]*100; 4)" office:value-type="float" office:value="2.8564">
            <text:p>2,8564</text:p>
          </table:table-cell>
          <table:table-cell table:style-name="ce54" table:formula="of:= TRUNC(([.D49]-[.D121])/[.D121]*100; 4)" office:value-type="float" office:value="-48.3819">
            <text:p>-48,3819</text:p>
          </table:table-cell>
          <table:table-cell table:formula="of:=[.C49]-[.C121]" office:value-type="float" office:value="-2.0401">
            <text:p>-2,0401</text:p>
          </table:table-cell>
          <table:table-cell table:formula="of:=[.D49]-[.D121]" office:value-type="float" office:value="1.664">
            <text:p>1,664</text:p>
          </table:table-cell>
          <table:table-cell table:style-name="ce59"/>
          <table:table-cell/>
          <table:table-cell table:style-name="ce46" office:value-type="float" office:value="47">
            <text:p>47</text:p>
          </table:table-cell>
          <table:table-cell table:style-name="ce52" office:value-type="float" office:value="-71.3596">
            <text:p>-71,3596</text:p>
          </table:table-cell>
          <table:table-cell table:style-name="ce54" office:value-type="float" office:value="-3.448">
            <text:p>-3,448</text:p>
          </table:table-cell>
          <table:table-cell table:style-name="ce52" table:formula="of:= TRUNC(([.L49]-[.C121])/[.C121]*100; 4)" office:value-type="float" office:value="-0.0869">
            <text:p>-0,0869</text:p>
          </table:table-cell>
          <table:table-cell table:style-name="ce54" table:formula="of:= TRUNC(([.M49]-[.D121])/[.D121]*100; 4)" office:value-type="float" office:value="0.2529">
            <text:p>0,2529</text:p>
          </table:table-cell>
          <table:table-cell table:style-name="ce52" table:formula="of:=[.L49]-[.C121]" office:value-type="float" office:value="0.0621000000000009">
            <text:p>0,0621</text:p>
          </table:table-cell>
          <table:table-cell table:style-name="ce54" table:formula="of:=[.M49]-[.D121]" office:value-type="float" office:value="-0.00869999999999971">
            <text:p>-0,0087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7184">
            <text:p>-70,7184</text:p>
          </table:table-cell>
          <table:table-cell table:style-name="ce54" office:value-type="float" office:value="-3.8892">
            <text:p>-3,8892</text:p>
          </table:table-cell>
          <table:table-cell table:style-name="ce52" table:formula="of:= TRUNC(([.U49]-[.C121])/[.C121]*100; 4)" office:value-type="float" office:value="-0.9847">
            <text:p>-0,9847</text:p>
          </table:table-cell>
          <table:table-cell table:style-name="ce54" table:formula="of:= TRUNC(([.V49]-[.D121])/[.D121]*100; 4)" office:value-type="float" office:value="13.0811">
            <text:p>13,0811</text:p>
          </table:table-cell>
          <table:table-cell table:style-name="ce52" table:formula="of:=[.U49]-[.C121]" office:value-type="float" office:value="0.703299999999999">
            <text:p>0,7033</text:p>
          </table:table-cell>
          <table:table-cell table:style-name="ce54" table:formula="of:=[.V49]-[.D121]" office:value-type="float" office:value="-0.4499">
            <text:p>-0,4499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3.7333">
            <text:p>-73,7333</text:p>
          </table:table-cell>
          <table:table-cell table:style-name="ce54" office:value-type="float" office:value="-1.4993">
            <text:p>-1,4993</text:p>
          </table:table-cell>
          <table:table-cell table:style-name="ce52" table:formula="of:= TRUNC(([.AD49]-[.C121])/[.C121]*100; 4)" office:value-type="float" office:value="3.2365">
            <text:p>3,2365</text:p>
          </table:table-cell>
          <table:table-cell table:style-name="ce54" table:formula="of:=TRUNC( ([.AE49]-[.D121])/[.D121]*100; 4)" office:value-type="float" office:value="-56.4068">
            <text:p>-56,4068</text:p>
          </table:table-cell>
          <table:table-cell table:style-name="ce52" table:formula="of:= [.AD49]-[.C121]" office:value-type="float" office:value="-2.3116">
            <text:p>-2,3116</text:p>
          </table:table-cell>
          <table:table-cell table:style-name="ce54" table:formula="of:= [.AE49]-[.D121]" office:value-type="float" office:value="1.94">
            <text:p>1,94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8852">
            <text:p>-70,8852</text:p>
          </table:table-cell>
          <table:table-cell office:value-type="float" office:value="-3.7462">
            <text:p>-3,7462</text:p>
          </table:table-cell>
          <table:table-cell table:style-name="ce63" table:formula="of:= TRUNC(([.AM49]-[.C121])/[.C121]*100; 4)" office:value-type="float" office:value="-0.7511">
            <text:p>-0,7511</text:p>
          </table:table-cell>
          <table:table-cell table:style-name="ce54" table:formula="of:= TRUNC(([.AN49]-[.D121])/[.D121]*100; 4)" office:value-type="float" office:value="8.9233">
            <text:p>8,9233</text:p>
          </table:table-cell>
          <table:table-cell table:style-name="ce52" table:formula="of:=  [.AM49]-[.C121]" office:value-type="float" office:value="0.536500000000004">
            <text:p>0,5365</text:p>
          </table:table-cell>
          <table:table-cell table:style-name="ce54" table:formula="of:=[.AN49]-[.D121]" office:value-type="float" office:value="-0.3069">
            <text:p>-0,3069</text:p>
          </table:table-cell>
          <table:table-cell table:style-name="ce59"/>
          <table:table-cell table:style-name="ce26"/>
          <table:table-cell table:style-name="ce46" office:value-type="float" office:value="47">
            <text:p>47</text:p>
          </table:table-cell>
          <table:table-cell table:style-name="ce52" office:value-type="float" office:value="-70.5566">
            <text:p>-70,5566</text:p>
          </table:table-cell>
          <table:table-cell office:value-type="float" office:value="-3.9645">
            <text:p>-3,9645</text:p>
          </table:table-cell>
          <table:table-cell table:style-name="ce63" table:formula="of:= TRUNC(([.AV49]-[.C121])/[.C121]*100; 4)" office:value-type="float" office:value="-1.2112">
            <text:p>-1,2112</text:p>
          </table:table-cell>
          <table:table-cell table:style-name="ce66" table:formula="of:= TRUNC(([.AW49]-[.D121])/[.D121]*100; 4)" office:value-type="float" office:value="15.2705">
            <text:p>15,2705</text:p>
          </table:table-cell>
          <table:table-cell table:style-name="ce63" table:formula="of:=[.AV49]-[.C121]" office:value-type="float" office:value="0.865099999999998">
            <text:p>0,8651</text:p>
          </table:table-cell>
          <table:table-cell table:style-name="ce58" table:formula="of:=[.AW49]-[.D121]" office:value-type="float" office:value="-0.5252">
            <text:p>-0,5252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3.1657">
            <text:p>-73,1657</text:p>
          </table:table-cell>
          <table:table-cell table:style-name="ce54" office:value-type="float" office:value="-2.0324">
            <text:p>-2,0324</text:p>
          </table:table-cell>
          <table:table-cell table:style-name="ce52" table:formula="of:= TRUNC(([.C50]-[.C122])/[.C122]*100; 4)" office:value-type="float" office:value="2.8845">
            <text:p>2,8845</text:p>
          </table:table-cell>
          <table:table-cell table:style-name="ce54" table:formula="of:= TRUNC(([.D50]-[.D122])/[.D122]*100; 4)" office:value-type="float" office:value="-44.3924">
            <text:p>-44,3924</text:p>
          </table:table-cell>
          <table:table-cell table:formula="of:=[.C50]-[.C122]" office:value-type="float" office:value="-2.0513">
            <text:p>-2,0513</text:p>
          </table:table-cell>
          <table:table-cell table:formula="of:=[.D50]-[.D122]" office:value-type="float" office:value="1.6225">
            <text:p>1,6225</text:p>
          </table:table-cell>
          <table:table-cell table:style-name="ce59"/>
          <table:table-cell/>
          <table:table-cell table:style-name="ce46" office:value-type="float" office:value="48">
            <text:p>48</text:p>
          </table:table-cell>
          <table:table-cell table:style-name="ce52" office:value-type="float" office:value="-71.0547">
            <text:p>-71,0547</text:p>
          </table:table-cell>
          <table:table-cell table:style-name="ce54" office:value-type="float" office:value="-3.662">
            <text:p>-3,662</text:p>
          </table:table-cell>
          <table:table-cell table:style-name="ce52" table:formula="of:= TRUNC(([.L50]-[.C122])/[.C122]*100; 4)" office:value-type="float" office:value="-0.0839">
            <text:p>-0,0839</text:p>
          </table:table-cell>
          <table:table-cell table:style-name="ce54" table:formula="of:= TRUNC(([.M50]-[.D122])/[.D122]*100; 4)" office:value-type="float" office:value="0.1942">
            <text:p>0,1942</text:p>
          </table:table-cell>
          <table:table-cell table:style-name="ce52" table:formula="of:=[.L50]-[.C122]" office:value-type="float" office:value="0.0597000000000065">
            <text:p>0,0597</text:p>
          </table:table-cell>
          <table:table-cell table:style-name="ce54" table:formula="of:=[.M50]-[.D122]" office:value-type="float" office:value="-0.00709999999999988">
            <text:p>-0,0071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4096">
            <text:p>-70,4096</text:p>
          </table:table-cell>
          <table:table-cell table:style-name="ce54" office:value-type="float" office:value="-4.092">
            <text:p>-4,092</text:p>
          </table:table-cell>
          <table:table-cell table:style-name="ce52" table:formula="of:= TRUNC(([.U50]-[.C122])/[.C122]*100; 4)" office:value-type="float" office:value="-0.991">
            <text:p>-0,991</text:p>
          </table:table-cell>
          <table:table-cell table:style-name="ce54" table:formula="of:= TRUNC(([.V50]-[.D122])/[.D122]*100; 4)" office:value-type="float" office:value="11.9592">
            <text:p>11,9592</text:p>
          </table:table-cell>
          <table:table-cell table:style-name="ce52" table:formula="of:=[.U50]-[.C122]" office:value-type="float" office:value="0.704800000000006">
            <text:p>0,7048</text:p>
          </table:table-cell>
          <table:table-cell table:style-name="ce54" table:formula="of:=[.V50]-[.D122]" office:value-type="float" office:value="-0.4371">
            <text:p>-0,4371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3.4364">
            <text:p>-73,4364</text:p>
          </table:table-cell>
          <table:table-cell table:style-name="ce54" office:value-type="float" office:value="-1.7631">
            <text:p>-1,7631</text:p>
          </table:table-cell>
          <table:table-cell table:style-name="ce52" table:formula="of:= TRUNC(([.AD50]-[.C122])/[.C122]*100; 4)" office:value-type="float" office:value="3.2651">
            <text:p>3,2651</text:p>
          </table:table-cell>
          <table:table-cell table:style-name="ce54" table:formula="of:=TRUNC( ([.AE50]-[.D122])/[.D122]*100; 4)" office:value-type="float" office:value="-51.7606">
            <text:p>-51,7606</text:p>
          </table:table-cell>
          <table:table-cell table:style-name="ce52" table:formula="of:= [.AD50]-[.C122]" office:value-type="float" office:value="-2.322">
            <text:p>-2,322</text:p>
          </table:table-cell>
          <table:table-cell table:style-name="ce54" table:formula="of:= [.AE50]-[.D122]" office:value-type="float" office:value="1.8918">
            <text:p>1,8918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5758">
            <text:p>-70,5758</text:p>
          </table:table-cell>
          <table:table-cell office:value-type="float" office:value="-3.9588">
            <text:p>-3,9588</text:p>
          </table:table-cell>
          <table:table-cell table:style-name="ce63" table:formula="of:= TRUNC(([.AM50]-[.C122])/[.C122]*100; 4)" office:value-type="float" office:value="-0.7573">
            <text:p>-0,7573</text:p>
          </table:table-cell>
          <table:table-cell table:style-name="ce54" table:formula="of:= TRUNC(([.AN50]-[.D122])/[.D122]*100; 4)" office:value-type="float" office:value="8.3148">
            <text:p>8,3148</text:p>
          </table:table-cell>
          <table:table-cell table:style-name="ce52" table:formula="of:=  [.AM50]-[.C122]" office:value-type="float" office:value="0.538600000000002">
            <text:p>0,5386</text:p>
          </table:table-cell>
          <table:table-cell table:style-name="ce54" table:formula="of:=[.AN50]-[.D122]" office:value-type="float" office:value="-0.3039">
            <text:p>-0,3039</text:p>
          </table:table-cell>
          <table:table-cell table:style-name="ce59"/>
          <table:table-cell table:style-name="ce26"/>
          <table:table-cell table:style-name="ce46" office:value-type="float" office:value="48">
            <text:p>48</text:p>
          </table:table-cell>
          <table:table-cell table:style-name="ce52" office:value-type="float" office:value="-70.2444">
            <text:p>-70,2444</text:p>
          </table:table-cell>
          <table:table-cell office:value-type="float" office:value="-4.1652">
            <text:p>-4,1652</text:p>
          </table:table-cell>
          <table:table-cell table:style-name="ce63" table:formula="of:= TRUNC(([.AV50]-[.C122])/[.C122]*100; 4)" office:value-type="float" office:value="-1.2233">
            <text:p>-1,2233</text:p>
          </table:table-cell>
          <table:table-cell table:style-name="ce66" table:formula="of:= TRUNC(([.AW50]-[.D122])/[.D122]*100; 4)" office:value-type="float" office:value="13.962">
            <text:p>13,962</text:p>
          </table:table-cell>
          <table:table-cell table:style-name="ce63" table:formula="of:=[.AV50]-[.C122]" office:value-type="float" office:value="0.870000000000005">
            <text:p>0,87</text:p>
          </table:table-cell>
          <table:table-cell table:style-name="ce58" table:formula="of:=[.AW50]-[.D122]" office:value-type="float" office:value="-0.5103">
            <text:p>-0,5103</text:p>
          </table:table-cell>
          <table:table-cell table:style-name="ce59"/>
        </table:table-row>
        <table:table-row table:style-name="ro1"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2.8682">
            <text:p>-72,8682</text:p>
          </table:table-cell>
          <table:table-cell table:style-name="ce67" office:value-type="float" office:value="-2.283">
            <text:p>-2,283</text:p>
          </table:table-cell>
          <table:table-cell table:style-name="ce52" table:formula="of:= TRUNC(([.C51]-[.C123])/[.C123]*100; 4)" office:value-type="float" office:value="2.9143">
            <text:p>2,9143</text:p>
          </table:table-cell>
          <table:table-cell table:style-name="ce54" table:formula="of:= TRUNC(([.D51]-[.D123])/[.D123]*100; 4)" office:value-type="float" office:value="-40.9329">
            <text:p>-40,9329</text:p>
          </table:table-cell>
          <table:table-cell table:formula="of:=[.C51]-[.C123]" office:value-type="float" office:value="-2.0635">
            <text:p>-2,0635</text:p>
          </table:table-cell>
          <table:table-cell table:formula="of:=[.D51]-[.D123]" office:value-type="float" office:value="1.5821">
            <text:p>1,5821</text:p>
          </table:table-cell>
          <table:table-cell table:style-name="ce59"/>
          <table:table-cell/>
          <table:table-cell table:style-name="ce46" office:value-type="float" office:value="49">
            <text:p>49</text:p>
          </table:table-cell>
          <table:table-cell table:style-name="ce52" office:value-type="float" office:value="-70.7478">
            <text:p>-70,7478</text:p>
          </table:table-cell>
          <table:table-cell table:style-name="ce54" office:value-type="float" office:value="-3.8713">
            <text:p>-3,8713</text:p>
          </table:table-cell>
          <table:table-cell table:style-name="ce52" table:formula="of:= TRUNC(([.L51]-[.C123])/[.C123]*100; 4)" office:value-type="float" office:value="-0.0803">
            <text:p>-0,0803</text:p>
          </table:table-cell>
          <table:table-cell table:style-name="ce54" table:formula="of:= TRUNC(([.M51]-[.D123])/[.D123]*100; 4)" office:value-type="float" office:value="0.1604">
            <text:p>0,1604</text:p>
          </table:table-cell>
          <table:table-cell table:style-name="ce52" table:formula="of:=[.L51]-[.C123]" office:value-type="float" office:value="0.0568999999999988">
            <text:p>0,0569</text:p>
          </table:table-cell>
          <table:table-cell table:style-name="ce54" table:formula="of:=[.M51]-[.D123]" office:value-type="float" office:value="-0.00620000000000021">
            <text:p>-0,0062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0.0969">
            <text:p>-70,0969</text:p>
          </table:table-cell>
          <table:table-cell table:style-name="ce54" office:value-type="float" office:value="-4.2894">
            <text:p>-4,2894</text:p>
          </table:table-cell>
          <table:table-cell table:style-name="ce52" table:formula="of:= TRUNC(([.U51]-[.C123])/[.C123]*100; 4)" office:value-type="float" office:value="-0.9996">
            <text:p>-0,9996</text:p>
          </table:table-cell>
          <table:table-cell table:style-name="ce54" table:formula="of:= TRUNC(([.V51]-[.D123])/[.D123]*100; 4)" office:value-type="float" office:value="10.9777">
            <text:p>10,9777</text:p>
          </table:table-cell>
          <table:table-cell table:style-name="ce52" table:formula="of:=[.U51]-[.C123]" office:value-type="float" office:value="0.707799999999992">
            <text:p>0,7078</text:p>
          </table:table-cell>
          <table:table-cell table:style-name="ce54" table:formula="of:=[.V51]-[.D123]" office:value-type="float" office:value="-0.4243">
            <text:p>-0,4243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3.139">
            <text:p>-73,139</text:p>
          </table:table-cell>
          <table:table-cell table:style-name="ce54" office:value-type="float" office:value="-2.0204">
            <text:p>-2,0204</text:p>
          </table:table-cell>
          <table:table-cell table:style-name="ce52" table:formula="of:= TRUNC(([.AD51]-[.C123])/[.C123]*100; 4)" office:value-type="float" office:value="3.2968">
            <text:p>3,2968</text:p>
          </table:table-cell>
          <table:table-cell table:style-name="ce54" table:formula="of:=TRUNC( ([.AE51]-[.D123])/[.D123]*100; 4)" office:value-type="float" office:value="-47.727">
            <text:p>-47,727</text:p>
          </table:table-cell>
          <table:table-cell table:style-name="ce52" table:formula="of:= [.AD51]-[.C123]" office:value-type="float" office:value="-2.3343">
            <text:p>-2,3343</text:p>
          </table:table-cell>
          <table:table-cell table:style-name="ce54" table:formula="of:= [.AE51]-[.D123]" office:value-type="float" office:value="1.8447">
            <text:p>1,8447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70.2633">
            <text:p>-70,2633</text:p>
          </table:table-cell>
          <table:table-cell office:value-type="float" office:value="-4.1541">
            <text:p>-4,1541</text:p>
          </table:table-cell>
          <table:table-cell table:style-name="ce63" table:formula="of:= TRUNC(([.AM51]-[.C123])/[.C123]*100; 4)" office:value-type="float" office:value="-0.7646">
            <text:p>-0,7646</text:p>
          </table:table-cell>
          <table:table-cell table:style-name="ce54" table:formula="of:= TRUNC(([.AN51]-[.D123])/[.D123]*100; 4)" office:value-type="float" office:value="7.4771">
            <text:p>7,4771</text:p>
          </table:table-cell>
          <table:table-cell table:style-name="ce52" table:formula="of:=  [.AM51]-[.C123]" office:value-type="float" office:value="0.541399999999996">
            <text:p>0,5414</text:p>
          </table:table-cell>
          <table:table-cell table:style-name="ce54" table:formula="of:=[.AN51]-[.D123]" office:value-type="float" office:value="-0.289">
            <text:p>-0,289</text:p>
          </table:table-cell>
          <table:table-cell table:style-name="ce59"/>
          <table:table-cell table:style-name="ce26"/>
          <table:table-cell table:style-name="ce46" office:value-type="float" office:value="49">
            <text:p>49</text:p>
          </table:table-cell>
          <table:table-cell table:style-name="ce52" office:value-type="float" office:value="-69.9288">
            <text:p>-69,9288</text:p>
          </table:table-cell>
          <table:table-cell office:value-type="float" office:value="-4.3606">
            <text:p>-4,3606</text:p>
          </table:table-cell>
          <table:table-cell table:style-name="ce63" table:formula="of:= TRUNC(([.AV51]-[.C123])/[.C123]*100; 4)" office:value-type="float" office:value="-1.237">
            <text:p>-1,237</text:p>
          </table:table-cell>
          <table:table-cell table:style-name="ce66" table:formula="of:= TRUNC(([.AW51]-[.D123])/[.D123]*100; 4)" office:value-type="float" office:value="12.8198">
            <text:p>12,8198</text:p>
          </table:table-cell>
          <table:table-cell table:style-name="ce63" table:formula="of:=[.AV51]-[.C123]" office:value-type="float" office:value="0.875900000000001">
            <text:p>0,8759</text:p>
          </table:table-cell>
          <table:table-cell table:style-name="ce58" table:formula="of:=[.AW51]-[.D123]" office:value-type="float" office:value="-0.4955">
            <text:p>-0,4955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oyenne</text:p>
          </table:table-cell>
          <table:covered-table-cell table:number-columns-repeated="2" table:style-name="ce53"/>
          <table:table-cell table:style-name="ce53" table:formula="of:= AVERAGE([.E2:.E51])" office:value-type="float" office:value="-18.675754">
            <text:p>-18,675754</text:p>
          </table:table-cell>
          <table:table-cell table:style-name="ce53" table:formula="of:= AVERAGE([.F2:.F51])" office:value-type="float" office:value="120.998626">
            <text:p>120,998626</text:p>
          </table:table-cell>
          <table:table-cell table:style-name="ce53" table:formula="of:= AVERAGE([.G2:.G51])" office:value-type="float" office:value="6.871998">
            <text:p>6,871998</text:p>
          </table:table-cell>
          <table:table-cell table:style-name="ce53" table:formula="of:= AVERAGE([.H2:.H51])" office:value-type="float" office:value="-0.18925">
            <text:p>-0,18925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N2:.N51])" office:value-type="float" office:value="-8.939904">
            <text:p>-8,939904</text:p>
          </table:table-cell>
          <table:table-cell table:style-name="ce53" table:formula="of:=AVERAGE([.O2:.O51])" office:value-type="float" office:value="17.945642">
            <text:p>17,945642</text:p>
          </table:table-cell>
          <table:table-cell table:style-name="ce53" table:formula="of:=AVERAGE([.P2:.P51])" office:value-type="float" office:value="-0.975338000000001">
            <text:p>-0,975338</text:p>
          </table:table-cell>
          <table:table-cell table:style-name="ce53" table:formula="of:=AVERAGE([.Q2:.Q51])" office:value-type="float" office:value="-0.0741208">
            <text:p>-0,0741208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W2:.W51])" office:value-type="float" office:value="-11.34201">
            <text:p>-11,34201</text:p>
          </table:table-cell>
          <table:table-cell table:style-name="ce53" table:formula="of:=AVERAGE([.X2:.X51])" office:value-type="float" office:value="15.61042">
            <text:p>15,61042</text:p>
          </table:table-cell>
          <table:table-cell table:style-name="ce53" table:formula="of:=AVERAGE([.Y2:.Y51])" office:value-type="float" office:value="-3.182402">
            <text:p>-3,182402</text:p>
          </table:table-cell>
          <table:table-cell table:style-name="ce53" table:formula="of:=AVERAGE([.Z2:.Z51])" office:value-type="float" office:value="0.193058">
            <text:p>0,193058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F2:.AF51])" office:value-type="float" office:value="-21.029102">
            <text:p>-21,029102</text:p>
          </table:table-cell>
          <table:table-cell table:style-name="ce53" table:formula="of:=AVERAGE([.AG2:.AG51])" office:value-type="float" office:value="114.891774">
            <text:p>114,891774</text:p>
          </table:table-cell>
          <table:table-cell table:style-name="ce53" table:formula="of:=AVERAGE([.AH2:.AH51])" office:value-type="float" office:value="8.644964">
            <text:p>8,644964</text:p>
          </table:table-cell>
          <table:table-cell table:style-name="ce53" table:formula="of:=AVERAGE([.AI2:.AI51])" office:value-type="float" office:value="-0.0939306">
            <text:p>-0,0939306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53" table:formula="of:=AVERAGE([.AO2:.AO51])" office:value-type="float" office:value="-11.369696">
            <text:p>-11,369696</text:p>
          </table:table-cell>
          <table:table-cell table:style-name="ce64" table:formula="of:=AVERAGE([.AP2:.AP51])" office:value-type="float" office:value="12.416578">
            <text:p>12,416578</text:p>
          </table:table-cell>
          <table:table-cell table:style-name="ce53" table:formula="of:=AVERAGE([.AQ2:.AQ51])" office:value-type="float" office:value="-0.141382">
            <text:p>-0,141382</text:p>
          </table:table-cell>
          <table:table-cell table:style-name="ce53" table:formula="of:=AVERAGE([.AR2:.AR51])" office:value-type="float" office:value="-0.042936">
            <text:p>-0,042936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oy</text:p>
          </table:table-cell>
          <table:covered-table-cell table:number-columns-repeated="2" table:style-name="ce53"/>
          <table:table-cell table:style-name="ce65" table:formula="of:=AVERAGE([.AX2:.AX51])" office:value-type="float" office:value="-13.25706">
            <text:p>-13,25706</text:p>
          </table:table-cell>
          <table:table-cell table:style-name="ce53" table:formula="of:=AVERAGE([.AY2:.AY51])" office:value-type="float" office:value="18.825448">
            <text:p>18,825448</text:p>
          </table:table-cell>
          <table:table-cell table:style-name="ce53" table:formula="of:=AVERAGE([.AZ2:.AZ51])" office:value-type="float" office:value="-2.194008">
            <text:p>-2,194008</text:p>
          </table:table-cell>
          <table:table-cell table:style-name="ce64" table:formula="of:=AVERAGE([.BA2:.BA51])" office:value-type="float" office:value="0.162128">
            <text:p>0,162128</text:p>
          </table:table-cell>
          <table:table-cell table:style-name="ce59"/>
        </table:table-row>
        <table:table-row table:style-name="ro1"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E2:.E51])" office:value-type="float" office:value="2.3684">
            <text:p>2,3684</text:p>
          </table:table-cell>
          <table:table-cell table:style-name="ce53" table:formula="of:=MEDIAN([.F2:.F51])" office:value-type="float" office:value="-7.9261">
            <text:p>-7,9261</text:p>
          </table:table-cell>
          <table:table-cell table:style-name="ce53" table:formula="of:=MEDIAN([.G2:.G51])" office:value-type="float" office:value="-1.7652">
            <text:p>-1,7652</text:p>
          </table:table-cell>
          <table:table-cell table:style-name="ce53" table:formula="of:=MEDIAN([.H2:.H51])" office:value-type="float" office:value="0.46285">
            <text:p>0,46285</text:p>
          </table:table-cell>
          <table:table-cell table:style-name="ce59"/>
          <table:table-cell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N2:.N51])" office:value-type="float" office:value="-0.48215">
            <text:p>-0,48215</text:p>
          </table:table-cell>
          <table:table-cell table:style-name="ce53" table:formula="of:=MEDIAN([.O2:.O51])" office:value-type="float" office:value="1.1206">
            <text:p>1,1206</text:p>
          </table:table-cell>
          <table:table-cell table:style-name="ce53" table:formula="of:=MEDIAN([.P2:.P51])" office:value-type="float" office:value="0.216900000000003">
            <text:p>0,2169</text:p>
          </table:table-cell>
          <table:table-cell table:style-name="ce53" table:formula="of:=MEDIAN([.Q2:.Q51])" office:value-type="float" office:value="-0.0451500000000005">
            <text:p>-0,0451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W2:.W51])" office:value-type="float" office:value="-0.95595">
            <text:p>-0,95595</text:p>
          </table:table-cell>
          <table:table-cell table:style-name="ce53" table:formula="of:=MEDIAN([.X2:.X51])" office:value-type="float" office:value="2.8798">
            <text:p>2,8798</text:p>
          </table:table-cell>
          <table:table-cell table:style-name="ce53" table:formula="of:=MEDIAN([.Y2:.Y51])" office:value-type="float" office:value="0.698700000000002">
            <text:p>0,6987</text:p>
          </table:table-cell>
          <table:table-cell table:style-name="ce53" table:formula="of:=MEDIAN([.Z2:.Z51])" office:value-type="float" office:value="-0.1837">
            <text:p>-0,1837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F2:.AF51])" office:value-type="float" office:value="2.2846">
            <text:p>2,2846</text:p>
          </table:table-cell>
          <table:table-cell table:style-name="ce53" table:formula="of:=MEDIAN([.AG2:.AG51])" office:value-type="float" office:value="-8.0875">
            <text:p>-8,0875</text:p>
          </table:table-cell>
          <table:table-cell table:style-name="ce53" table:formula="of:=MEDIAN([.AH2:.AH51])" office:value-type="float" office:value="-1.70765">
            <text:p>-1,70765</text:p>
          </table:table-cell>
          <table:table-cell table:style-name="ce53" table:formula="of:=MEDIAN([.AI2:.AI51])" office:value-type="float" office:value="0.47275">
            <text:p>0,4727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53" table:formula="of:=MEDIAN([.AO2:.AO51])" office:value-type="float" office:value="-0.72725">
            <text:p>-0,72725</text:p>
          </table:table-cell>
          <table:table-cell table:style-name="ce64" table:formula="of:=MEDIAN([.AP2:.AP51])" office:value-type="float" office:value="1.7907">
            <text:p>1,7907</text:p>
          </table:table-cell>
          <table:table-cell table:style-name="ce53" table:formula="of:=MEDIAN([.AQ2:.AQ51])" office:value-type="float" office:value="0.530650000000001">
            <text:p>0,53065</text:p>
          </table:table-cell>
          <table:table-cell table:style-name="ce53" table:formula="of:=MEDIAN([.AR2:.AR51])" office:value-type="float" office:value="-0.11945">
            <text:p>-0,11945</text:p>
          </table:table-cell>
          <table:table-cell table:style-name="ce59"/>
          <table:table-cell table:style-name="ce26"/>
          <table:table-cell table:style-name="ce12" office:value-type="string" table:number-columns-spanned="3" table:number-rows-spanned="1">
            <text:p>erreur médiane</text:p>
          </table:table-cell>
          <table:covered-table-cell table:number-columns-repeated="2" table:style-name="ce53"/>
          <table:table-cell table:style-name="ce65" table:formula="of:=MEDIAN([.AX2:.AX51])" office:value-type="float" office:value="-1.1604">
            <text:p>-1,1604</text:p>
          </table:table-cell>
          <table:table-cell table:style-name="ce53" table:formula="of:=MEDIAN([.AY2:.AY51])" office:value-type="float" office:value="2.77955">
            <text:p>2,77955</text:p>
          </table:table-cell>
          <table:table-cell table:style-name="ce53" table:formula="of:=MEDIAN([.AZ2:.AZ51])" office:value-type="float" office:value="0.831250000000004">
            <text:p>0,83125</text:p>
          </table:table-cell>
          <table:table-cell table:style-name="ce64" table:formula="of:=MEDIAN([.BA2:.BA51])" office:value-type="float" office:value="-0.17795">
            <text:p>-0,17795</text:p>
          </table:table-cell>
          <table:table-cell table:style-name="ce59"/>
        </table:table-row>
        <table:table-row table:style-name="ro1">
          <table:table-cell table:number-columns-repeated="6"/>
          <table:table-cell table:style-name="ce26" table:number-columns-repeated="2"/>
          <table:table-cell table:style-name="ce59"/>
          <table:table-cell table:number-columns-repeated="5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 table:style-name="ce26"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7" office:value-type="string" table:number-columns-spanned="3" table:number-rows-spanned="1">
            <text:p>basys 3</text:p>
          </table:table-cell>
          <table:covered-table-cell table:number-columns-repeated="2" table:style-name="ce48"/>
          <table:table-cell/>
          <table:table-cell table:style-name="ce26" office:value-type="string" table:number-columns-spanned="2" table:number-rows-spanned="1">
            <text:p>erreur moyen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52">
            <text:p>0,152</text:p>
          </table:table-cell>
          <table:table-cell table:style-name="ce48" office:value-type="string">
            <text:p>W</text:p>
          </table:table-cell>
          <table:table-cell table:style-name="ce26"/>
          <table:table-cell office:value-type="string">
            <text:p>v =6,8719</text:p>
          </table:table-cell>
          <table:table-cell table:style-name="ce26" office:value-type="string">
            <text:p>u =-0,1892</text:p>
          </table:table-cell>
          <table:table-cell table:style-name="ce26"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5">
            <text:p>0,15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-0,9753</text:p>
          </table:table-cell>
          <table:table-cell table:style-name="ce26" office:value-type="string">
            <text:p>u =-0,074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5">
            <text:p>0,15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-3,1824</text:p>
          </table:table-cell>
          <table:table-cell table:style-name="ce26" office:value-type="string">
            <text:p>u =0,1931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95">
            <text:p>0,195</text:p>
          </table:table-cell>
          <table:table-cell table:style-name="ce48" office:value-type="string">
            <text:p>W</text:p>
          </table:table-cell>
          <table:table-cell table:style-name="ce26"/>
          <table:table-cell table:style-name="ce26" office:value-type="string">
            <text:p>v =8,6449</text:p>
          </table:table-cell>
          <table:table-cell table:style-name="ce26" office:value-type="string">
            <text:p>u =-0939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94">
            <text:p>0,194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-0,1413</text:p>
          </table:table-cell>
          <table:table-cell table:style-name="ce26" office:value-type="string">
            <text:p>u =-0,0429</text:p>
          </table:table-cell>
          <table:table-cell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94">
            <text:p>0,194</text:p>
          </table:table-cell>
          <table:table-cell table:style-name="ce48" office:value-type="string">
            <text:p>W</text:p>
          </table:table-cell>
          <table:table-cell/>
          <table:table-cell table:style-name="ce26" office:value-type="string">
            <text:p>v =-2,194</text:p>
          </table:table-cell>
          <table:table-cell table:style-name="ce26" office:value-type="string">
            <text:p>u =0,1621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879">
            <text:p>879</text:p>
          </table:table-cell>
          <table:table-cell table:style-name="ce55" office:value-type="percentage" office:value="0.0423">
            <text:p>4,23%</text:p>
          </table:table-cell>
          <table:table-cell table:style-name="ce57"/>
          <table:table-cell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853">
            <text:p>853</text:p>
          </table:table-cell>
          <table:table-cell table:style-name="ce55" office:value-type="percentage" office:value="0.041">
            <text:p>4,10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66">
            <text:p>866</text:p>
          </table:table-cell>
          <table:table-cell table:style-name="ce55" office:value-type="percentage" office:value="0.0416">
            <text:p>4,16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39">
            <text:p>839</text:p>
          </table:table-cell>
          <table:table-cell table:style-name="ce55" office:value-type="percentage" office:value="0.0403">
            <text:p>4,03%</text:p>
          </table:table-cell>
          <table:table-cell table:style-name="ce57"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41">
            <text:p>841</text:p>
          </table:table-cell>
          <table:table-cell table:style-name="ce55" office:value-type="percentage" office:value="0.0404">
            <text:p>4,04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40">
            <text:p>840</text:p>
          </table:table-cell>
          <table:table-cell table:style-name="ce55" office:value-type="percentage" office:value="0.0404">
            <text:p>4,04%</text:p>
          </table:table-cell>
          <table:table-cell/>
          <table:table-cell table:style-name="ce26" office:value-type="string" table:number-columns-spanned="2" table:number-rows-spanned="1">
            <text:p>erreur médiane absolut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84">
            <text:p>84</text:p>
          </table:table-cell>
          <table:table-cell table:style-name="ce55" office:value-type="percentage" office:value="0.002">
            <text:p>0,20%</text:p>
          </table:table-cell>
          <table:table-cell table:style-name="ce57"/>
          <table:table-cell office:value-type="string">
            <text:p>v = -1,7652</text:p>
          </table:table-cell>
          <table:table-cell table:style-name="ce26" office:value-type="string">
            <text:p>u =0,4629</text:p>
          </table:table-cell>
          <table:table-cell table:style-name="ce26"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82">
            <text:p>82</text:p>
          </table:table-cell>
          <table:table-cell table:style-name="ce55" office:value-type="percentage" office:value="0.002">
            <text:p>0,20%</text:p>
          </table:table-cell>
          <table:table-cell table:style-name="ce57"/>
          <table:table-cell table:style-name="ce26" office:value-type="string">
            <text:p>v = 0,2169</text:p>
          </table:table-cell>
          <table:table-cell table:style-name="ce26" office:value-type="string">
            <text:p>u =-0,04515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84">
            <text:p>84</text:p>
          </table:table-cell>
          <table:table-cell table:style-name="ce55" office:value-type="percentage" office:value="0.002">
            <text:p>0,20%</text:p>
          </table:table-cell>
          <table:table-cell table:style-name="ce57"/>
          <table:table-cell table:style-name="ce26" office:value-type="string">
            <text:p>v = 0,6987</text:p>
          </table:table-cell>
          <table:table-cell table:style-name="ce26" office:value-type="string">
            <text:p>u =-0,183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5">
            <text:p>145</text:p>
          </table:table-cell>
          <table:table-cell table:style-name="ce55" office:value-type="percentage" office:value="0.0035">
            <text:p>0,35%</text:p>
          </table:table-cell>
          <table:table-cell table:style-name="ce57"/>
          <table:table-cell table:style-name="ce26" office:value-type="string">
            <text:p>v =-1,7076</text:p>
          </table:table-cell>
          <table:table-cell table:style-name="ce26" office:value-type="string">
            <text:p>u =0,4727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7">
            <text:p>147</text:p>
          </table:table-cell>
          <table:table-cell table:style-name="ce55" office:value-type="percentage" office:value="0.0035">
            <text:p>0,35%</text:p>
          </table:table-cell>
          <table:table-cell/>
          <table:table-cell table:style-name="ce26" office:value-type="string">
            <text:p>v =-0,5306</text:p>
          </table:table-cell>
          <table:table-cell table:style-name="ce26" office:value-type="string">
            <text:p>u =-01194</text:p>
          </table:table-cell>
          <table:table-cell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5">
            <text:p>145</text:p>
          </table:table-cell>
          <table:table-cell table:style-name="ce55" office:value-type="percentage" office:value="0.0035">
            <text:p>0,35%</text:p>
          </table:table-cell>
          <table:table-cell/>
          <table:table-cell table:style-name="ce26" office:value-type="string">
            <text:p>v =0,8312</text:p>
          </table:table-cell>
          <table:table-cell table:style-name="ce26" office:value-type="string">
            <text:p>u =-0,1779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44">
            <text:p>4,40%</text:p>
          </table:table-cell>
          <table:table-cell table:style-name="ce57"/>
          <table:table-cell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444">
            <text:p>4,44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444">
            <text:p>4,44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 table:style-name="ce57"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4333">
            <text:p>43,33%</text:p>
          </table:table-cell>
          <table:table-cell/>
          <table:table-cell table:style-name="ce26" office:value-type="string" table:number-columns-spanned="2" table:number-rows-spanned="1">
            <text:p>basys 3</text:p>
          </table:table-cell>
          <table:covered-table-cell table:style-name="ce26"/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59]; 0)" office:value-type="float" office:value="22">
            <text:p>22</text:p>
          </table:table-cell>
          <table:table-cell table:style-name="ce48"/>
          <table:table-cell table:style-name="ce26"/>
          <table:table-cell office:value-type="string">
            <text:p>0,152W</text:p>
          </table:table-cell>
          <table:table-cell table:style-name="ce26" office:value-type="string">
            <text:p>neuron max = 22</text:p>
          </table:table-cell>
          <table:table-cell table:style-name="ce26"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59]; 0)" office:value-type="float" office:value="22">
            <text:p>22</text:p>
          </table:table-cell>
          <table:table-cell table:style-name="ce48"/>
          <table:table-cell table:style-name="ce26"/>
          <table:table-cell table:style-name="ce26" office:value-type="string">
            <text:p>0,15W</text:p>
          </table:table-cell>
          <table:table-cell table:style-name="ce26" office:value-type="string">
            <text:p>neuron max = 2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59]; 0)" office:value-type="float" office:value="22">
            <text:p>22</text:p>
          </table:table-cell>
          <table:table-cell table:style-name="ce48"/>
          <table:table-cell table:style-name="ce26"/>
          <table:table-cell table:style-name="ce26" office:value-type="string">
            <text:p>0,15W</text:p>
          </table:table-cell>
          <table:table-cell table:style-name="ce26" office:value-type="string">
            <text:p>neuron max = 2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59]; 0)" office:value-type="float" office:value="2">
            <text:p>2</text:p>
          </table:table-cell>
          <table:table-cell table:style-name="ce48"/>
          <table:table-cell table:style-name="ce26"/>
          <table:table-cell table:style-name="ce26" office:value-type="string">
            <text:p>0,195W</text:p>
          </table:table-cell>
          <table:table-cell table:style-name="ce26" office:value-type="string">
            <text:p>neuron max = 2</text:p>
          </table:table-cell>
          <table:table-cell table:style-name="ce26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59]; 0)" office:value-type="float" office:value="2">
            <text:p>2</text:p>
          </table:table-cell>
          <table:table-cell table:style-name="ce48"/>
          <table:table-cell/>
          <table:table-cell table:style-name="ce26" office:value-type="string">
            <text:p>0,194W</text:p>
          </table:table-cell>
          <table:table-cell table:style-name="ce26" office:value-type="string">
            <text:p>neuron max = 2</text:p>
          </table:table-cell>
          <table:table-cell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59]; 0)" office:value-type="float" office:value="2">
            <text:p>2</text:p>
          </table:table-cell>
          <table:table-cell table:style-name="ce48"/>
          <table:table-cell/>
          <table:table-cell table:style-name="ce26" office:value-type="string">
            <text:p>0,194W</text:p>
          </table:table-cell>
          <table:table-cell table:style-name="ce26" office:value-type="string">
            <text:p>neuron max = 2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9"/>
          <table:table-cell table:number-columns-repeated="3"/>
          <table:table-cell office:value-type="string">
            <text:p>nexys 4 DDR</text:p>
          </table:table-cell>
          <table:table-cell table:style-name="ce26" table:number-columns-repeated="2"/>
          <table:table-cell table:style-name="ce59"/>
          <table:table-cell table:number-columns-repeated="5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/>
          <table:table-cell/>
          <table:table-cell table:style-name="ce59"/>
          <table:table-cell table:style-name="ce26"/>
          <table:table-cell table:number-columns-repeated="4"/>
          <table:table-cell table:style-name="ce26" office:value-type="string">
            <text:p>nexys 4 DDR</text:p>
          </table:table-cell>
          <table:table-cell table:style-name="ce26" table:number-columns-repeated="2"/>
          <table:table-cell table:style-name="ce59"/>
        </table:table-row>
        <table:table-row table:style-name="ro1"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office:value-type="string">
            <text:p>0,176W</text:p>
          </table:table-cell>
          <table:table-cell table:style-name="ce26" office:value-type="string">
            <text:p>neuron max = 59</text:p>
          </table:table-cell>
          <table:table-cell table:style-name="ce26"/>
          <table:table-cell table:style-name="ce59"/>
          <table:table-cell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76W</text:p>
          </table:table-cell>
          <table:table-cell table:style-name="ce26" office:value-type="string">
            <text:p>neuron max = 59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176W</text:p>
          </table:table-cell>
          <table:table-cell table:style-name="ce26" office:value-type="string">
            <text:p>neuron max = 59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19W</text:p>
          </table:table-cell>
          <table:table-cell table:style-name="ce26" office:value-type="string">
            <text:p>neuron max = 6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 table:style-name="ce26"/>
          <table:table-cell table:style-name="ce26" office:value-type="string">
            <text:p>0,216W</text:p>
          </table:table-cell>
          <table:table-cell table:style-name="ce26" office:value-type="string">
            <text:p>neuron max = 6</text:p>
          </table:table-cell>
          <table:table-cell table:style-name="ce26"/>
          <table:table-cell table:style-name="ce59"/>
          <table:table-cell table:style-name="ce26"/>
          <table:table-cell table:style-name="ce47" office:value-type="string" table:number-columns-spanned="3" table:number-rows-spanned="1">
            <text:p>nexys 4</text:p>
          </table:table-cell>
          <table:covered-table-cell table:number-columns-repeated="2" table:style-name="ce48"/>
          <table:table-cell/>
          <table:table-cell table:style-name="ce26" office:value-type="string">
            <text:p>0,218W</text:p>
          </table:table-cell>
          <table:table-cell table:style-name="ce26" office:value-type="string">
            <text:p>neuron max = 6</text:p>
          </table:table-cell>
          <table:table-cell table:style-name="ce26"/>
          <table:table-cell table:style-name="ce59"/>
        </table:table-row>
        <table:table-row table:style-name="ro1">
          <table:table-cell/>
          <table:table-cell table:style-name="ce48" office:value-type="string">
            <text:p>power</text:p>
          </table:table-cell>
          <table:table-cell table:style-name="ce48" office:value-type="float" office:value="0.176">
            <text:p>0,176</text:p>
          </table:table-cell>
          <table:table-cell table:style-name="ce48" office:value-type="string">
            <text:p>W</text:p>
          </table:table-cell>
          <table:table-cell table:style-name="ce26"/>
          <table:table-cell/>
          <table:table-cell table:style-name="ce26" table:number-columns-repeated="2"/>
          <table:table-cell table:style-name="ce59"/>
          <table:table-cell/>
          <table:table-cell table:style-name="ce48" office:value-type="string">
            <text:p>power</text:p>
          </table:table-cell>
          <table:table-cell table:style-name="ce48" office:value-type="float" office:value="0.176">
            <text:p>0,176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176">
            <text:p>0,176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19">
            <text:p>0,219</text:p>
          </table:table-cell>
          <table:table-cell table:style-name="ce48" office:value-type="string">
            <text:p>W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16">
            <text:p>0,216</text:p>
          </table:table-cell>
          <table:table-cell table:style-name="ce48" office:value-type="string">
            <text:p>W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power</text:p>
          </table:table-cell>
          <table:table-cell table:style-name="ce48" office:value-type="float" office:value="0.218">
            <text:p>0,218</text:p>
          </table:table-cell>
          <table:table-cell table:style-name="ce48" office:value-type="string">
            <text:p>W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LUT</text:p>
          </table:table-cell>
          <table:table-cell table:style-name="ce48" office:value-type="float" office:value="878">
            <text:p>878</text:p>
          </table:table-cell>
          <table:table-cell table:style-name="ce55" office:value-type="percentage" office:value="0.0138">
            <text:p>1,38%</text:p>
          </table:table-cell>
          <table:table-cell table:style-name="ce57"/>
          <table:table-cell/>
          <table:table-cell table:style-name="ce26" table:number-columns-repeated="2"/>
          <table:table-cell table:style-name="ce59"/>
          <table:table-cell/>
          <table:table-cell table:style-name="ce48" office:value-type="string">
            <text:p>LUT</text:p>
          </table:table-cell>
          <table:table-cell table:style-name="ce48" office:value-type="float" office:value="871">
            <text:p>871</text:p>
          </table:table-cell>
          <table:table-cell table:style-name="ce55" office:value-type="percentage" office:value="0.0137">
            <text:p>1,37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72">
            <text:p>872</text:p>
          </table:table-cell>
          <table:table-cell table:style-name="ce55" office:value-type="percentage" office:value="0.0138">
            <text:p>1,38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52">
            <text:p>852</text:p>
          </table:table-cell>
          <table:table-cell table:style-name="ce55" office:value-type="percentage" office:value="0.0134">
            <text:p>1,34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146">
            <text:p>146</text:p>
          </table:table-cell>
          <table:table-cell table:style-name="ce55" office:value-type="percentage" office:value="0.0133">
            <text:p>1,33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LUT</text:p>
          </table:table-cell>
          <table:table-cell table:style-name="ce48" office:value-type="float" office:value="851">
            <text:p>851</text:p>
          </table:table-cell>
          <table:table-cell table:style-name="ce55" office:value-type="percentage" office:value="0.0134">
            <text:p>1,34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FF</text:p>
          </table:table-cell>
          <table:table-cell table:style-name="ce48" office:value-type="float" office:value="87">
            <text:p>87</text:p>
          </table:table-cell>
          <table:table-cell table:style-name="ce55" office:value-type="percentage" office:value="0.0007">
            <text:p>0,07%</text:p>
          </table:table-cell>
          <table:table-cell table:style-name="ce57"/>
          <table:table-cell/>
          <table:table-cell table:style-name="ce26" table:number-columns-repeated="2"/>
          <table:table-cell table:style-name="ce59"/>
          <table:table-cell/>
          <table:table-cell table:style-name="ce48" office:value-type="string">
            <text:p>FF</text:p>
          </table:table-cell>
          <table:table-cell table:style-name="ce48" office:value-type="float" office:value="84">
            <text:p>84</text:p>
          </table:table-cell>
          <table:table-cell table:style-name="ce55" office:value-type="percentage" office:value="0.0007">
            <text:p>0,07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84">
            <text:p>84</text:p>
          </table:table-cell>
          <table:table-cell table:style-name="ce55" office:value-type="percentage" office:value="0.0007">
            <text:p>0,07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6">
            <text:p>146</text:p>
          </table:table-cell>
          <table:table-cell table:style-name="ce55" office:value-type="percentage" office:value="0.0012">
            <text:p>0,12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6">
            <text:p>146</text:p>
          </table:table-cell>
          <table:table-cell table:style-name="ce55" office:value-type="percentage" office:value="0.0012">
            <text:p>0,12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FF</text:p>
          </table:table-cell>
          <table:table-cell table:style-name="ce48" office:value-type="float" office:value="146">
            <text:p>146</text:p>
          </table:table-cell>
          <table:table-cell table:style-name="ce55" office:value-type="percentage" office:value="0.0012">
            <text:p>0,12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167">
            <text:p>1,67%</text:p>
          </table:table-cell>
          <table:table-cell table:style-name="ce57"/>
          <table:table-cell/>
          <table:table-cell table:style-name="ce26" table:number-columns-repeated="2"/>
          <table:table-cell table:style-name="ce59"/>
          <table:table-cell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167">
            <text:p>1,67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4">
            <text:p>4</text:p>
          </table:table-cell>
          <table:table-cell table:style-name="ce55" office:value-type="percentage" office:value="0.0167">
            <text:p>1,67%</text:p>
          </table:table-cell>
          <table:table-cell table:style-name="ce57"/>
          <table:table-cell table:style-name="ce26" table:number-columns-repeated="3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 table:number-columns-repeated="4"/>
          <table:table-cell table:style-name="ce59"/>
          <table:table-cell table:style-name="ce26"/>
          <table:table-cell table:style-name="ce48" office:value-type="string">
            <text:p>DSP</text:p>
          </table:table-cell>
          <table:table-cell table:style-name="ce48" office:value-type="float" office:value="39">
            <text:p>39</text:p>
          </table:table-cell>
          <table:table-cell table:style-name="ce55" office:value-type="percentage" office:value="0.1625">
            <text:p>16,25%</text:p>
          </table:table-cell>
          <table:table-cell/>
          <table:table-cell table:style-name="ce26" table:number-columns-repeated="3"/>
          <table:table-cell table:style-name="ce59"/>
        </table:table-row>
        <table:table-row table:style-name="ro1">
          <table:table-cell/>
          <table:table-cell table:style-name="ce48" office:value-type="string">
            <text:p>n max</text:p>
          </table:table-cell>
          <table:table-cell table:style-name="ce48" table:formula="of:=TRUNC(1/[.D66]; 0)" office:value-type="float" office:value="59">
            <text:p>59</text:p>
          </table:table-cell>
          <table:table-cell table:style-name="ce48"/>
          <table:table-cell table:style-name="ce26"/>
          <table:table-cell/>
          <table:table-cell table:style-name="ce26" table:number-columns-repeated="2"/>
          <table:table-cell table:style-name="ce59"/>
          <table:table-cell/>
          <table:table-cell table:style-name="ce48" office:value-type="string">
            <text:p>n max</text:p>
          </table:table-cell>
          <table:table-cell table:style-name="ce48" table:formula="of:=TRUNC(1/[.M66]; 0)" office:value-type="float" office:value="59">
            <text:p>59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V66]; 0)" office:value-type="float" office:value="59">
            <text:p>59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E66]; 0)" office:value-type="float" office:value="6">
            <text:p>6</text:p>
          </table:table-cell>
          <table:table-cell table:style-name="ce48"/>
          <table:table-cell table:style-name="ce26"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N66]; 0)" office:value-type="float" office:value="6">
            <text:p>6</text:p>
          </table:table-cell>
          <table:table-cell table:style-name="ce48"/>
          <table:table-cell table:number-columns-repeated="4"/>
          <table:table-cell table:style-name="ce59"/>
          <table:table-cell table:style-name="ce26"/>
          <table:table-cell table:style-name="ce48" office:value-type="string">
            <text:p>n max</text:p>
          </table:table-cell>
          <table:table-cell table:style-name="ce48" table:formula="of:=TRUNC(1/[.AW66]; 0)" office:value-type="float" office:value="6">
            <text:p>6</text:p>
          </table:table-cell>
          <table:table-cell table:style-name="ce48"/>
          <table:table-cell/>
          <table:table-cell table:style-name="ce26" table:number-columns-repeated="3"/>
          <table:table-cell table:style-name="ce59"/>
        </table:table-row>
        <table:table-row table:style-name="ro1">
          <table:table-cell table:number-columns-repeated="6"/>
          <table:table-cell table:style-name="ce26" table:number-columns-repeated="2"/>
          <table:table-cell table:style-name="ce59"/>
          <table:table-cell table:number-columns-repeated="5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  <table:table-cell table:style-name="ce26"/>
          <table:table-cell table:number-columns-repeated="7"/>
          <table:table-cell table:style-name="ce59"/>
          <table:table-cell table:style-name="ce26"/>
          <table:table-cell table:number-columns-repeated="4"/>
          <table:table-cell table:style-name="ce26" table:number-columns-repeated="3"/>
          <table:table-cell table:style-name="ce59"/>
        </table:table-row>
        <table:table-row table:style-name="ro1"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  <table:table-cell table:style-name="ce44" table:number-columns-repeated="8"/>
          <table:table-cell table:style-name="ce60"/>
        </table:table-row>
        <table:table-row table:style-name="ro1" table:number-rows-repeated="3">
          <table:table-cell table:number-columns-repeated="6"/>
          <table:table-cell table:style-name="ce26" table:number-columns-repeated="2"/>
          <table:table-cell table:number-columns-repeated="46"/>
        </table:table-row>
        <table:table-row table:style-name="ro1">
          <table:table-cell/>
          <table:table-cell table:style-name="ce50" office:value-type="string" table:number-columns-spanned="3" table:number-rows-spanned="1">
            <text:p>origine inc</text:p>
          </table:table-cell>
          <table:covered-table-cell table:number-columns-repeated="2"/>
          <table:table-cell/>
          <table:table-cell table:style-name="ce50" office:value-type="string" table:number-columns-spanned="3" table:number-rows-spanned="1">
            <text:p>origine inc</text:p>
          </table:table-cell>
          <table:covered-table-cell table:number-columns-repeated="2" table:style-name="Default"/>
          <table:table-cell/>
          <table:table-cell table:style-name="ce50" office:value-type="string" table:number-columns-spanned="3" table:number-rows-spanned="1">
            <text:p>origine</text:p>
          </table:table-cell>
          <table:covered-table-cell table:number-columns-repeated="2"/>
          <table:table-cell table:number-columns-repeated="4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float" office:value="-13">
            <text:p>-13</text:p>
          </table:table-cell>
          <table:table-cell/>
          <table:table-cell office:value-type="float" office:value="1">
            <text:p>1</text:p>
          </table:table-cell>
          <table:table-cell table:style-name="Default" office:value-type="float" office:value="-65">
            <text:p>-65</text:p>
          </table:table-cell>
          <table:table-cell table:style-name="Default" office:value-type="float" office:value="-13">
            <text:p>-13</text:p>
          </table:table-cell>
          <table:table-cell/>
          <table:table-cell office:value-type="float" office:value="1">
            <text:p>1</text:p>
          </table:table-cell>
          <table:table-cell office:value-type="float" office:value="-65">
            <text:p>-65</text:p>
          </table:table-cell>
          <table:table-cell office:value-type="float" office:value="-13">
            <text:p>-1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58.105">
            <text:p>-58,105</text:p>
          </table:table-cell>
          <table:table-cell office:value-type="float" office:value="-12.9742">
            <text:p>-12,9742</text:p>
          </table:table-cell>
          <table:table-cell/>
          <table:table-cell office:value-type="float" office:value="2">
            <text:p>2</text:p>
          </table:table-cell>
          <table:table-cell table:style-name="Default" office:value-type="float" office:value="-58.105">
            <text:p>-58,105</text:p>
          </table:table-cell>
          <table:table-cell table:style-name="Default" office:value-type="float" office:value="-12.9742">
            <text:p>-12,9742</text:p>
          </table:table-cell>
          <table:table-cell/>
          <table:table-cell office:value-type="float" office:value="2">
            <text:p>2</text:p>
          </table:table-cell>
          <table:table-cell office:value-type="float" office:value="-58.105">
            <text:p>-58,105</text:p>
          </table:table-cell>
          <table:table-cell office:value-type="float" office:value="-12.9742">
            <text:p>-12,974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49.6702">
            <text:p>-49,6702</text:p>
          </table:table-cell>
          <table:table-cell office:value-type="float" office:value="-12.9116">
            <text:p>-12,9116</text:p>
          </table:table-cell>
          <table:table-cell/>
          <table:table-cell office:value-type="float" office:value="3">
            <text:p>3</text:p>
          </table:table-cell>
          <table:table-cell table:style-name="Default" office:value-type="float" office:value="-49.6702">
            <text:p>-49,6702</text:p>
          </table:table-cell>
          <table:table-cell table:style-name="Default" office:value-type="float" office:value="-12.9116">
            <text:p>-12,9116</text:p>
          </table:table-cell>
          <table:table-cell/>
          <table:table-cell office:value-type="float" office:value="3">
            <text:p>3</text:p>
          </table:table-cell>
          <table:table-cell office:value-type="float" office:value="-49.6702">
            <text:p>-49,6702</text:p>
          </table:table-cell>
          <table:table-cell office:value-type="float" office:value="-12.9116">
            <text:p>-12,9116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32.1484">
            <text:p>-32,1484</text:p>
          </table:table-cell>
          <table:table-cell office:value-type="float" office:value="-12.782">
            <text:p>-12,782</text:p>
          </table:table-cell>
          <table:table-cell/>
          <table:table-cell office:value-type="float" office:value="4">
            <text:p>4</text:p>
          </table:table-cell>
          <table:table-cell table:style-name="Default" office:value-type="float" office:value="-32.1484">
            <text:p>-32,1484</text:p>
          </table:table-cell>
          <table:table-cell table:style-name="Default" office:value-type="float" office:value="-12.782">
            <text:p>-12,782</text:p>
          </table:table-cell>
          <table:table-cell/>
          <table:table-cell office:value-type="float" office:value="4">
            <text:p>4</text:p>
          </table:table-cell>
          <table:table-cell office:value-type="float" office:value="-32.1484">
            <text:p>-32,1484</text:p>
          </table:table-cell>
          <table:table-cell office:value-type="float" office:value="-12.782">
            <text:p>-12,78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6.9751">
            <text:p>46,9751</text:p>
          </table:table-cell>
          <table:table-cell office:value-type="float" office:value="-12.3384">
            <text:p>-12,3384</text:p>
          </table:table-cell>
          <table:table-cell/>
          <table:table-cell office:value-type="float" office:value="5">
            <text:p>5</text:p>
          </table:table-cell>
          <table:table-cell table:style-name="Default" office:value-type="float" office:value="46.9751">
            <text:p>46,9751</text:p>
          </table:table-cell>
          <table:table-cell table:style-name="Default" office:value-type="float" office:value="-12.3384">
            <text:p>-12,3384</text:p>
          </table:table-cell>
          <table:table-cell/>
          <table:table-cell office:value-type="float" office:value="5">
            <text:p>5</text:p>
          </table:table-cell>
          <table:table-cell office:value-type="float" office:value="-65">
            <text:p>-65</text:p>
          </table:table-cell>
          <table:table-cell office:value-type="float" office:value="-4.3384">
            <text:p>-4,338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66.5646">
            <text:p>-66,5646</text:p>
          </table:table-cell>
          <table:table-cell office:value-type="float" office:value="-4.5179">
            <text:p>-4,5179</text:p>
          </table:table-cell>
          <table:table-cell/>
          <table:table-cell office:value-type="float" office:value="6">
            <text:p>6</text:p>
          </table:table-cell>
          <table:table-cell table:style-name="Default" office:value-type="float" office:value="-66.5646">
            <text:p>-66,5646</text:p>
          </table:table-cell>
          <table:table-cell table:style-name="Default" office:value-type="float" office:value="-4.5179">
            <text:p>-4,5179</text:p>
          </table:table-cell>
          <table:table-cell/>
          <table:table-cell office:value-type="float" office:value="6">
            <text:p>6</text:p>
          </table:table-cell>
          <table:table-cell office:value-type="float" office:value="-66.5646">
            <text:p>-66,5646</text:p>
          </table:table-cell>
          <table:table-cell office:value-type="float" office:value="-4.5179">
            <text:p>-4,517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67.543">
            <text:p>-67,543</text:p>
          </table:table-cell>
          <table:table-cell office:value-type="float" office:value="-4.6977">
            <text:p>-4,6977</text:p>
          </table:table-cell>
          <table:table-cell/>
          <table:table-cell office:value-type="float" office:value="7">
            <text:p>7</text:p>
          </table:table-cell>
          <table:table-cell table:style-name="Default" office:value-type="float" office:value="-67.543">
            <text:p>-67,543</text:p>
          </table:table-cell>
          <table:table-cell table:style-name="Default" office:value-type="float" office:value="-4.6977">
            <text:p>-4,6977</text:p>
          </table:table-cell>
          <table:table-cell/>
          <table:table-cell office:value-type="float" office:value="7">
            <text:p>7</text:p>
          </table:table-cell>
          <table:table-cell office:value-type="float" office:value="-67.543">
            <text:p>-67,543</text:p>
          </table:table-cell>
          <table:table-cell office:value-type="float" office:value="-4.6977">
            <text:p>-4,697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68.0225">
            <text:p>-68,0225</text:p>
          </table:table-cell>
          <table:table-cell office:value-type="float" office:value="-4.8759">
            <text:p>-4,8759</text:p>
          </table:table-cell>
          <table:table-cell/>
          <table:table-cell office:value-type="float" office:value="8">
            <text:p>8</text:p>
          </table:table-cell>
          <table:table-cell table:style-name="Default" office:value-type="float" office:value="-68.0225">
            <text:p>-68,0225</text:p>
          </table:table-cell>
          <table:table-cell table:style-name="Default" office:value-type="float" office:value="-4.8759">
            <text:p>-4,8759</text:p>
          </table:table-cell>
          <table:table-cell/>
          <table:table-cell office:value-type="float" office:value="8">
            <text:p>8</text:p>
          </table:table-cell>
          <table:table-cell office:value-type="float" office:value="-68.0225">
            <text:p>-68,0225</text:p>
          </table:table-cell>
          <table:table-cell office:value-type="float" office:value="-4.8759">
            <text:p>-4,875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68.1595">
            <text:p>-68,1595</text:p>
          </table:table-cell>
          <table:table-cell office:value-type="float" office:value="-5.051">
            <text:p>-5,051</text:p>
          </table:table-cell>
          <table:table-cell/>
          <table:table-cell office:value-type="float" office:value="9">
            <text:p>9</text:p>
          </table:table-cell>
          <table:table-cell table:style-name="Default" office:value-type="float" office:value="-68.1595">
            <text:p>-68,1595</text:p>
          </table:table-cell>
          <table:table-cell table:style-name="Default" office:value-type="float" office:value="-5.051">
            <text:p>-5,051</text:p>
          </table:table-cell>
          <table:table-cell/>
          <table:table-cell office:value-type="float" office:value="9">
            <text:p>9</text:p>
          </table:table-cell>
          <table:table-cell office:value-type="float" office:value="-68.1595">
            <text:p>-68,1595</text:p>
          </table:table-cell>
          <table:table-cell office:value-type="float" office:value="-5.051">
            <text:p>-5,05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8.0865">
            <text:p>-68,0865</text:p>
          </table:table-cell>
          <table:table-cell office:value-type="float" office:value="-5.2223">
            <text:p>-5,2223</text:p>
          </table:table-cell>
          <table:table-cell/>
          <table:table-cell office:value-type="float" office:value="10">
            <text:p>10</text:p>
          </table:table-cell>
          <table:table-cell table:style-name="Default" office:value-type="float" office:value="-68.0865">
            <text:p>-68,0865</text:p>
          </table:table-cell>
          <table:table-cell table:style-name="Default" office:value-type="float" office:value="-5.2223">
            <text:p>-5,2223</text:p>
          </table:table-cell>
          <table:table-cell/>
          <table:table-cell office:value-type="float" office:value="10">
            <text:p>10</text:p>
          </table:table-cell>
          <table:table-cell office:value-type="float" office:value="-68.0865">
            <text:p>-68,0865</text:p>
          </table:table-cell>
          <table:table-cell office:value-type="float" office:value="-5.2223">
            <text:p>-5,222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67.8902">
            <text:p>-67,8902</text:p>
          </table:table-cell>
          <table:table-cell office:value-type="float" office:value="-5.3894">
            <text:p>-5,3894</text:p>
          </table:table-cell>
          <table:table-cell/>
          <table:table-cell office:value-type="float" office:value="11">
            <text:p>11</text:p>
          </table:table-cell>
          <table:table-cell table:style-name="Default" office:value-type="float" office:value="-67.8902">
            <text:p>-67,8902</text:p>
          </table:table-cell>
          <table:table-cell table:style-name="Default" office:value-type="float" office:value="-5.3894">
            <text:p>-5,3894</text:p>
          </table:table-cell>
          <table:table-cell/>
          <table:table-cell office:value-type="float" office:value="11">
            <text:p>11</text:p>
          </table:table-cell>
          <table:table-cell office:value-type="float" office:value="-67.8902">
            <text:p>-67,8902</text:p>
          </table:table-cell>
          <table:table-cell office:value-type="float" office:value="-5.3894">
            <text:p>-5,389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7.6206">
            <text:p>-67,6206</text:p>
          </table:table-cell>
          <table:table-cell office:value-type="float" office:value="-5.5521">
            <text:p>-5,5521</text:p>
          </table:table-cell>
          <table:table-cell/>
          <table:table-cell office:value-type="float" office:value="12">
            <text:p>12</text:p>
          </table:table-cell>
          <table:table-cell table:style-name="Default" office:value-type="float" office:value="-67.6206">
            <text:p>-67,6206</text:p>
          </table:table-cell>
          <table:table-cell table:style-name="Default" office:value-type="float" office:value="-5.5521">
            <text:p>-5,5521</text:p>
          </table:table-cell>
          <table:table-cell/>
          <table:table-cell office:value-type="float" office:value="12">
            <text:p>12</text:p>
          </table:table-cell>
          <table:table-cell office:value-type="float" office:value="-67.6206">
            <text:p>-67,6206</text:p>
          </table:table-cell>
          <table:table-cell office:value-type="float" office:value="-5.5521">
            <text:p>-5,552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67.3049">
            <text:p>-67,3049</text:p>
          </table:table-cell>
          <table:table-cell office:value-type="float" office:value="-5.7103">
            <text:p>-5,7103</text:p>
          </table:table-cell>
          <table:table-cell/>
          <table:table-cell office:value-type="float" office:value="13">
            <text:p>13</text:p>
          </table:table-cell>
          <table:table-cell table:style-name="Default" office:value-type="float" office:value="-67.3049">
            <text:p>-67,3049</text:p>
          </table:table-cell>
          <table:table-cell table:style-name="Default" office:value-type="float" office:value="-5.7103">
            <text:p>-5,7103</text:p>
          </table:table-cell>
          <table:table-cell/>
          <table:table-cell office:value-type="float" office:value="13">
            <text:p>13</text:p>
          </table:table-cell>
          <table:table-cell office:value-type="float" office:value="-67.3049">
            <text:p>-67,3049</text:p>
          </table:table-cell>
          <table:table-cell office:value-type="float" office:value="-5.7103">
            <text:p>-5,710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66.9572">
            <text:p>-66,9572</text:p>
          </table:table-cell>
          <table:table-cell office:value-type="float" office:value="-5.8639">
            <text:p>-5,8639</text:p>
          </table:table-cell>
          <table:table-cell/>
          <table:table-cell office:value-type="float" office:value="14">
            <text:p>14</text:p>
          </table:table-cell>
          <table:table-cell table:style-name="Default" office:value-type="float" office:value="-66.9572">
            <text:p>-66,9572</text:p>
          </table:table-cell>
          <table:table-cell table:style-name="Default" office:value-type="float" office:value="-5.8639">
            <text:p>-5,8639</text:p>
          </table:table-cell>
          <table:table-cell/>
          <table:table-cell office:value-type="float" office:value="14">
            <text:p>14</text:p>
          </table:table-cell>
          <table:table-cell office:value-type="float" office:value="-66.9572">
            <text:p>-66,9572</text:p>
          </table:table-cell>
          <table:table-cell office:value-type="float" office:value="-5.8639">
            <text:p>-5,863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66.5842">
            <text:p>-66,5842</text:p>
          </table:table-cell>
          <table:table-cell office:value-type="float" office:value="-6.013">
            <text:p>-6,013</text:p>
          </table:table-cell>
          <table:table-cell/>
          <table:table-cell office:value-type="float" office:value="15">
            <text:p>15</text:p>
          </table:table-cell>
          <table:table-cell table:style-name="Default" office:value-type="float" office:value="-66.5842">
            <text:p>-66,5842</text:p>
          </table:table-cell>
          <table:table-cell table:style-name="Default" office:value-type="float" office:value="-6.013">
            <text:p>-6,013</text:p>
          </table:table-cell>
          <table:table-cell/>
          <table:table-cell office:value-type="float" office:value="15">
            <text:p>15</text:p>
          </table:table-cell>
          <table:table-cell office:value-type="float" office:value="-66.5842">
            <text:p>-66,5842</text:p>
          </table:table-cell>
          <table:table-cell office:value-type="float" office:value="-6.013">
            <text:p>-6,01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66.1881">
            <text:p>-66,1881</text:p>
          </table:table-cell>
          <table:table-cell office:value-type="float" office:value="-6.1575">
            <text:p>-6,1575</text:p>
          </table:table-cell>
          <table:table-cell/>
          <table:table-cell office:value-type="float" office:value="16">
            <text:p>16</text:p>
          </table:table-cell>
          <table:table-cell table:style-name="Default" office:value-type="float" office:value="-66.1881">
            <text:p>-66,1881</text:p>
          </table:table-cell>
          <table:table-cell table:style-name="Default" office:value-type="float" office:value="-6.1575">
            <text:p>-6,1575</text:p>
          </table:table-cell>
          <table:table-cell/>
          <table:table-cell office:value-type="float" office:value="16">
            <text:p>16</text:p>
          </table:table-cell>
          <table:table-cell office:value-type="float" office:value="-66.1881">
            <text:p>-66,1881</text:p>
          </table:table-cell>
          <table:table-cell office:value-type="float" office:value="-6.1575">
            <text:p>-6,157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65.7688">
            <text:p>-65,7688</text:p>
          </table:table-cell>
          <table:table-cell office:value-type="float" office:value="-6.2974">
            <text:p>-6,2974</text:p>
          </table:table-cell>
          <table:table-cell/>
          <table:table-cell office:value-type="float" office:value="17">
            <text:p>17</text:p>
          </table:table-cell>
          <table:table-cell table:style-name="Default" office:value-type="float" office:value="-65.7688">
            <text:p>-65,7688</text:p>
          </table:table-cell>
          <table:table-cell table:style-name="Default" office:value-type="float" office:value="-6.2974">
            <text:p>-6,2974</text:p>
          </table:table-cell>
          <table:table-cell/>
          <table:table-cell office:value-type="float" office:value="17">
            <text:p>17</text:p>
          </table:table-cell>
          <table:table-cell office:value-type="float" office:value="-65.7688">
            <text:p>-65,7688</text:p>
          </table:table-cell>
          <table:table-cell office:value-type="float" office:value="-6.2974">
            <text:p>-6,297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65.3239">
            <text:p>-65,3239</text:p>
          </table:table-cell>
          <table:table-cell office:value-type="float" office:value="-6.4327">
            <text:p>-6,4327</text:p>
          </table:table-cell>
          <table:table-cell/>
          <table:table-cell office:value-type="float" office:value="18">
            <text:p>18</text:p>
          </table:table-cell>
          <table:table-cell table:style-name="Default" office:value-type="float" office:value="-65.3239">
            <text:p>-65,3239</text:p>
          </table:table-cell>
          <table:table-cell table:style-name="Default" office:value-type="float" office:value="-6.4327">
            <text:p>-6,4327</text:p>
          </table:table-cell>
          <table:table-cell/>
          <table:table-cell office:value-type="float" office:value="18">
            <text:p>18</text:p>
          </table:table-cell>
          <table:table-cell office:value-type="float" office:value="-65.3239">
            <text:p>-65,3239</text:p>
          </table:table-cell>
          <table:table-cell office:value-type="float" office:value="-6.4327">
            <text:p>-6,432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-64.8492">
            <text:p>-64,8492</text:p>
          </table:table-cell>
          <table:table-cell office:value-type="float" office:value="-6.5635">
            <text:p>-6,5635</text:p>
          </table:table-cell>
          <table:table-cell/>
          <table:table-cell office:value-type="float" office:value="19">
            <text:p>19</text:p>
          </table:table-cell>
          <table:table-cell table:style-name="Default" office:value-type="float" office:value="-64.8492">
            <text:p>-64,8492</text:p>
          </table:table-cell>
          <table:table-cell table:style-name="Default" office:value-type="float" office:value="-6.5635">
            <text:p>-6,5635</text:p>
          </table:table-cell>
          <table:table-cell/>
          <table:table-cell office:value-type="float" office:value="19">
            <text:p>19</text:p>
          </table:table-cell>
          <table:table-cell office:value-type="float" office:value="-64.8492">
            <text:p>-64,8492</text:p>
          </table:table-cell>
          <table:table-cell office:value-type="float" office:value="-6.5635">
            <text:p>-6,563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64.3386">
            <text:p>-64,3386</text:p>
          </table:table-cell>
          <table:table-cell office:value-type="float" office:value="-6.6896">
            <text:p>-6,6896</text:p>
          </table:table-cell>
          <table:table-cell/>
          <table:table-cell office:value-type="float" office:value="20">
            <text:p>20</text:p>
          </table:table-cell>
          <table:table-cell table:style-name="Default" office:value-type="float" office:value="-64.3386">
            <text:p>-64,3386</text:p>
          </table:table-cell>
          <table:table-cell table:style-name="Default" office:value-type="float" office:value="-6.6896">
            <text:p>-6,6896</text:p>
          </table:table-cell>
          <table:table-cell/>
          <table:table-cell office:value-type="float" office:value="20">
            <text:p>20</text:p>
          </table:table-cell>
          <table:table-cell office:value-type="float" office:value="-64.3386">
            <text:p>-64,3386</text:p>
          </table:table-cell>
          <table:table-cell office:value-type="float" office:value="-6.6896">
            <text:p>-6,6896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-63.7832">
            <text:p>-63,7832</text:p>
          </table:table-cell>
          <table:table-cell office:value-type="float" office:value="-6.8109">
            <text:p>-6,8109</text:p>
          </table:table-cell>
          <table:table-cell/>
          <table:table-cell office:value-type="float" office:value="21">
            <text:p>21</text:p>
          </table:table-cell>
          <table:table-cell table:style-name="Default" office:value-type="float" office:value="-63.7832">
            <text:p>-63,7832</text:p>
          </table:table-cell>
          <table:table-cell table:style-name="Default" office:value-type="float" office:value="-6.8109">
            <text:p>-6,8109</text:p>
          </table:table-cell>
          <table:table-cell/>
          <table:table-cell office:value-type="float" office:value="21">
            <text:p>21</text:p>
          </table:table-cell>
          <table:table-cell office:value-type="float" office:value="-63.7832">
            <text:p>-63,7832</text:p>
          </table:table-cell>
          <table:table-cell office:value-type="float" office:value="-6.8109">
            <text:p>-6,810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-63.1705">
            <text:p>-63,1705</text:p>
          </table:table-cell>
          <table:table-cell office:value-type="float" office:value="-6.9274">
            <text:p>-6,9274</text:p>
          </table:table-cell>
          <table:table-cell/>
          <table:table-cell office:value-type="float" office:value="22">
            <text:p>22</text:p>
          </table:table-cell>
          <table:table-cell table:style-name="Default" office:value-type="float" office:value="-63.1705">
            <text:p>-63,1705</text:p>
          </table:table-cell>
          <table:table-cell table:style-name="Default" office:value-type="float" office:value="-6.9274">
            <text:p>-6,9274</text:p>
          </table:table-cell>
          <table:table-cell/>
          <table:table-cell office:value-type="float" office:value="22">
            <text:p>22</text:p>
          </table:table-cell>
          <table:table-cell office:value-type="float" office:value="-63.1705">
            <text:p>-63,1705</text:p>
          </table:table-cell>
          <table:table-cell office:value-type="float" office:value="-6.9274">
            <text:p>-6,927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-62.482">
            <text:p>-62,482</text:p>
          </table:table-cell>
          <table:table-cell office:value-type="float" office:value="-7.0387">
            <text:p>-7,0387</text:p>
          </table:table-cell>
          <table:table-cell/>
          <table:table-cell office:value-type="float" office:value="23">
            <text:p>23</text:p>
          </table:table-cell>
          <table:table-cell table:style-name="Default" office:value-type="float" office:value="-62.482">
            <text:p>-62,482</text:p>
          </table:table-cell>
          <table:table-cell table:style-name="Default" office:value-type="float" office:value="-7.0387">
            <text:p>-7,0387</text:p>
          </table:table-cell>
          <table:table-cell/>
          <table:table-cell office:value-type="float" office:value="23">
            <text:p>23</text:p>
          </table:table-cell>
          <table:table-cell office:value-type="float" office:value="-62.482">
            <text:p>-62,482</text:p>
          </table:table-cell>
          <table:table-cell office:value-type="float" office:value="-7.0387">
            <text:p>-7,038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-61.6898">
            <text:p>-61,6898</text:p>
          </table:table-cell>
          <table:table-cell office:value-type="float" office:value="-7.1447">
            <text:p>-7,1447</text:p>
          </table:table-cell>
          <table:table-cell/>
          <table:table-cell office:value-type="float" office:value="24">
            <text:p>24</text:p>
          </table:table-cell>
          <table:table-cell table:style-name="Default" office:value-type="float" office:value="-61.6898">
            <text:p>-61,6898</text:p>
          </table:table-cell>
          <table:table-cell table:style-name="Default" office:value-type="float" office:value="-7.1447">
            <text:p>-7,1447</text:p>
          </table:table-cell>
          <table:table-cell/>
          <table:table-cell office:value-type="float" office:value="24">
            <text:p>24</text:p>
          </table:table-cell>
          <table:table-cell office:value-type="float" office:value="-61.6898">
            <text:p>-61,6898</text:p>
          </table:table-cell>
          <table:table-cell office:value-type="float" office:value="-7.1447">
            <text:p>-7,144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-60.7497">
            <text:p>-60,7497</text:p>
          </table:table-cell>
          <table:table-cell office:value-type="float" office:value="-7.2448">
            <text:p>-7,2448</text:p>
          </table:table-cell>
          <table:table-cell/>
          <table:table-cell office:value-type="float" office:value="25">
            <text:p>25</text:p>
          </table:table-cell>
          <table:table-cell table:style-name="Default" office:value-type="float" office:value="-60.7497">
            <text:p>-60,7497</text:p>
          </table:table-cell>
          <table:table-cell table:style-name="Default" office:value-type="float" office:value="-7.2448">
            <text:p>-7,2448</text:p>
          </table:table-cell>
          <table:table-cell/>
          <table:table-cell office:value-type="float" office:value="25">
            <text:p>25</text:p>
          </table:table-cell>
          <table:table-cell office:value-type="float" office:value="-60.7497">
            <text:p>-60,7497</text:p>
          </table:table-cell>
          <table:table-cell office:value-type="float" office:value="-7.2448">
            <text:p>-7,2448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-59.5869">
            <text:p>-59,5869</text:p>
          </table:table-cell>
          <table:table-cell office:value-type="float" office:value="-7.3383">
            <text:p>-7,3383</text:p>
          </table:table-cell>
          <table:table-cell/>
          <table:table-cell office:value-type="float" office:value="26">
            <text:p>26</text:p>
          </table:table-cell>
          <table:table-cell table:style-name="Default" office:value-type="float" office:value="-59.5869">
            <text:p>-59,5869</text:p>
          </table:table-cell>
          <table:table-cell table:style-name="Default" office:value-type="float" office:value="-7.3383">
            <text:p>-7,3383</text:p>
          </table:table-cell>
          <table:table-cell/>
          <table:table-cell office:value-type="float" office:value="26">
            <text:p>26</text:p>
          </table:table-cell>
          <table:table-cell office:value-type="float" office:value="-59.5869">
            <text:p>-59,5869</text:p>
          </table:table-cell>
          <table:table-cell office:value-type="float" office:value="-7.3383">
            <text:p>-7,338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-58.0657">
            <text:p>-58,0657</text:p>
          </table:table-cell>
          <table:table-cell office:value-type="float" office:value="-7.4238">
            <text:p>-7,4238</text:p>
          </table:table-cell>
          <table:table-cell/>
          <table:table-cell office:value-type="float" office:value="27">
            <text:p>27</text:p>
          </table:table-cell>
          <table:table-cell table:style-name="Default" office:value-type="float" office:value="-58.0657">
            <text:p>-58,0657</text:p>
          </table:table-cell>
          <table:table-cell table:style-name="Default" office:value-type="float" office:value="-7.4238">
            <text:p>-7,4238</text:p>
          </table:table-cell>
          <table:table-cell/>
          <table:table-cell office:value-type="float" office:value="27">
            <text:p>27</text:p>
          </table:table-cell>
          <table:table-cell office:value-type="float" office:value="-58.0657">
            <text:p>-58,0657</text:p>
          </table:table-cell>
          <table:table-cell office:value-type="float" office:value="-7.4238">
            <text:p>-7,4238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-55.9123">
            <text:p>-55,9123</text:p>
          </table:table-cell>
          <table:table-cell office:value-type="float" office:value="-7.4989">
            <text:p>-7,4989</text:p>
          </table:table-cell>
          <table:table-cell/>
          <table:table-cell office:value-type="float" office:value="28">
            <text:p>28</text:p>
          </table:table-cell>
          <table:table-cell table:style-name="Default" office:value-type="float" office:value="-55.9123">
            <text:p>-55,9123</text:p>
          </table:table-cell>
          <table:table-cell table:style-name="Default" office:value-type="float" office:value="-7.4989">
            <text:p>-7,4989</text:p>
          </table:table-cell>
          <table:table-cell/>
          <table:table-cell office:value-type="float" office:value="28">
            <text:p>28</text:p>
          </table:table-cell>
          <table:table-cell office:value-type="float" office:value="-55.9123">
            <text:p>-55,9123</text:p>
          </table:table-cell>
          <table:table-cell office:value-type="float" office:value="-7.4989">
            <text:p>-7,498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-52.4897">
            <text:p>-52,4897</text:p>
          </table:table-cell>
          <table:table-cell office:value-type="float" office:value="-7.5589">
            <text:p>-7,5589</text:p>
          </table:table-cell>
          <table:table-cell/>
          <table:table-cell office:value-type="float" office:value="29">
            <text:p>29</text:p>
          </table:table-cell>
          <table:table-cell table:style-name="Default" office:value-type="float" office:value="-52.4897">
            <text:p>-52,4897</text:p>
          </table:table-cell>
          <table:table-cell table:style-name="Default" office:value-type="float" office:value="-7.5589">
            <text:p>-7,5589</text:p>
          </table:table-cell>
          <table:table-cell/>
          <table:table-cell office:value-type="float" office:value="29">
            <text:p>29</text:p>
          </table:table-cell>
          <table:table-cell office:value-type="float" office:value="-52.4897">
            <text:p>-52,4897</text:p>
          </table:table-cell>
          <table:table-cell office:value-type="float" office:value="-7.5589">
            <text:p>-7,558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49.9666">
            <text:p>-49,9666</text:p>
          </table:table-cell>
          <table:table-cell office:value-type="float" office:value="-7.5916">
            <text:p>-7,5916</text:p>
          </table:table-cell>
          <table:table-cell/>
          <table:table-cell office:value-type="float" office:value="30">
            <text:p>30</text:p>
          </table:table-cell>
          <table:table-cell table:style-name="Default" office:value-type="float" office:value="-49.9666">
            <text:p>-49,9666</text:p>
          </table:table-cell>
          <table:table-cell table:style-name="Default" office:value-type="float" office:value="-7.5916">
            <text:p>-7,5916</text:p>
          </table:table-cell>
          <table:table-cell/>
          <table:table-cell office:value-type="float" office:value="30">
            <text:p>30</text:p>
          </table:table-cell>
          <table:table-cell office:value-type="float" office:value="-49.9666">
            <text:p>-49,9666</text:p>
          </table:table-cell>
          <table:table-cell office:value-type="float" office:value="-7.5916">
            <text:p>-7,5916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-28.8781">
            <text:p>-28,8781</text:p>
          </table:table-cell>
          <table:table-cell office:value-type="float" office:value="-7.5553">
            <text:p>-7,5553</text:p>
          </table:table-cell>
          <table:table-cell/>
          <table:table-cell office:value-type="float" office:value="31">
            <text:p>31</text:p>
          </table:table-cell>
          <table:table-cell table:style-name="Default" office:value-type="float" office:value="-28.8781">
            <text:p>-28,8781</text:p>
          </table:table-cell>
          <table:table-cell table:style-name="Default" office:value-type="float" office:value="-7.5553">
            <text:p>-7,5553</text:p>
          </table:table-cell>
          <table:table-cell/>
          <table:table-cell office:value-type="float" office:value="31">
            <text:p>31</text:p>
          </table:table-cell>
          <table:table-cell office:value-type="float" office:value="-28.8781">
            <text:p>-28,8781</text:p>
          </table:table-cell>
          <table:table-cell office:value-type="float" office:value="-7.5553">
            <text:p>-7,555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9.7496">
            <text:p>59,7496</text:p>
          </table:table-cell>
          <table:table-cell office:value-type="float" office:value="-7.1652">
            <text:p>-7,1652</text:p>
          </table:table-cell>
          <table:table-cell/>
          <table:table-cell office:value-type="float" office:value="32">
            <text:p>32</text:p>
          </table:table-cell>
          <table:table-cell table:style-name="Default" office:value-type="float" office:value="59.7496">
            <text:p>59,7496</text:p>
          </table:table-cell>
          <table:table-cell table:style-name="Default" office:value-type="float" office:value="-7.1652">
            <text:p>-7,1652</text:p>
          </table:table-cell>
          <table:table-cell/>
          <table:table-cell office:value-type="float" office:value="32">
            <text:p>32</text:p>
          </table:table-cell>
          <table:table-cell office:value-type="float" office:value="-65">
            <text:p>-65</text:p>
          </table:table-cell>
          <table:table-cell office:value-type="float" office:value="0.8347">
            <text:p>0,834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-71.2594">
            <text:p>-71,2594</text:p>
          </table:table-cell>
          <table:table-cell office:value-type="float" office:value="0.533">
            <text:p>0,533</text:p>
          </table:table-cell>
          <table:table-cell/>
          <table:table-cell office:value-type="float" office:value="33">
            <text:p>33</text:p>
          </table:table-cell>
          <table:table-cell table:style-name="Default" office:value-type="float" office:value="-71.2594">
            <text:p>-71,2594</text:p>
          </table:table-cell>
          <table:table-cell table:style-name="Default" office:value-type="float" office:value="0.533">
            <text:p>0,533</text:p>
          </table:table-cell>
          <table:table-cell/>
          <table:table-cell office:value-type="float" office:value="33">
            <text:p>33</text:p>
          </table:table-cell>
          <table:table-cell office:value-type="float" office:value="-71.2594">
            <text:p>-71,2594</text:p>
          </table:table-cell>
          <table:table-cell office:value-type="float" office:value="0.533">
            <text:p>0,53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-74.2537">
            <text:p>-74,2537</text:p>
          </table:table-cell>
          <table:table-cell office:value-type="float" office:value="0.2253">
            <text:p>0,2253</text:p>
          </table:table-cell>
          <table:table-cell/>
          <table:table-cell office:value-type="float" office:value="34">
            <text:p>34</text:p>
          </table:table-cell>
          <table:table-cell table:style-name="Default" office:value-type="float" office:value="-74.2537">
            <text:p>-74,2537</text:p>
          </table:table-cell>
          <table:table-cell table:style-name="Default" office:value-type="float" office:value="0.2253">
            <text:p>0,2253</text:p>
          </table:table-cell>
          <table:table-cell/>
          <table:table-cell office:value-type="float" office:value="34">
            <text:p>34</text:p>
          </table:table-cell>
          <table:table-cell office:value-type="float" office:value="-74.2537">
            <text:p>-74,2537</text:p>
          </table:table-cell>
          <table:table-cell office:value-type="float" office:value="0.2253">
            <text:p>0,225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-74.9754">
            <text:p>-74,9754</text:p>
          </table:table-cell>
          <table:table-cell office:value-type="float" office:value="-0.079">
            <text:p>-0,079</text:p>
          </table:table-cell>
          <table:table-cell/>
          <table:table-cell office:value-type="float" office:value="35">
            <text:p>35</text:p>
          </table:table-cell>
          <table:table-cell table:style-name="Default" office:value-type="float" office:value="-74.9754">
            <text:p>-74,9754</text:p>
          </table:table-cell>
          <table:table-cell table:style-name="Default" office:value-type="float" office:value="-0.079">
            <text:p>-0,079</text:p>
          </table:table-cell>
          <table:table-cell/>
          <table:table-cell office:value-type="float" office:value="35">
            <text:p>35</text:p>
          </table:table-cell>
          <table:table-cell office:value-type="float" office:value="-74.9754">
            <text:p>-74,9754</text:p>
          </table:table-cell>
          <table:table-cell office:value-type="float" office:value="-0.079">
            <text:p>-0,07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-74.9345">
            <text:p>-74,9345</text:p>
          </table:table-cell>
          <table:table-cell office:value-type="float" office:value="-0.3772">
            <text:p>-0,3772</text:p>
          </table:table-cell>
          <table:table-cell/>
          <table:table-cell office:value-type="float" office:value="36">
            <text:p>36</text:p>
          </table:table-cell>
          <table:table-cell table:style-name="Default" office:value-type="float" office:value="-74.9345">
            <text:p>-74,9345</text:p>
          </table:table-cell>
          <table:table-cell table:style-name="Default" office:value-type="float" office:value="-0.3772">
            <text:p>-0,3772</text:p>
          </table:table-cell>
          <table:table-cell/>
          <table:table-cell office:value-type="float" office:value="36">
            <text:p>36</text:p>
          </table:table-cell>
          <table:table-cell office:value-type="float" office:value="-74.9345">
            <text:p>-74,9345</text:p>
          </table:table-cell>
          <table:table-cell office:value-type="float" office:value="-0.3772">
            <text:p>-0,377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-74.6996">
            <text:p>-74,6996</text:p>
          </table:table-cell>
          <table:table-cell office:value-type="float" office:value="-0.6684">
            <text:p>-0,6684</text:p>
          </table:table-cell>
          <table:table-cell/>
          <table:table-cell office:value-type="float" office:value="37">
            <text:p>37</text:p>
          </table:table-cell>
          <table:table-cell table:style-name="Default" office:value-type="float" office:value="-74.6996">
            <text:p>-74,6996</text:p>
          </table:table-cell>
          <table:table-cell table:style-name="Default" office:value-type="float" office:value="-0.6684">
            <text:p>-0,6684</text:p>
          </table:table-cell>
          <table:table-cell/>
          <table:table-cell office:value-type="float" office:value="37">
            <text:p>37</text:p>
          </table:table-cell>
          <table:table-cell office:value-type="float" office:value="-74.6996">
            <text:p>-74,6996</text:p>
          </table:table-cell>
          <table:table-cell office:value-type="float" office:value="-0.6684">
            <text:p>-0,668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-74.4179">
            <text:p>-74,4179</text:p>
          </table:table-cell>
          <table:table-cell office:value-type="float" office:value="-0.9527">
            <text:p>-0,9527</text:p>
          </table:table-cell>
          <table:table-cell/>
          <table:table-cell office:value-type="float" office:value="38">
            <text:p>38</text:p>
          </table:table-cell>
          <table:table-cell table:style-name="Default" office:value-type="float" office:value="-74.4179">
            <text:p>-74,4179</text:p>
          </table:table-cell>
          <table:table-cell table:style-name="Default" office:value-type="float" office:value="-0.9527">
            <text:p>-0,9527</text:p>
          </table:table-cell>
          <table:table-cell/>
          <table:table-cell office:value-type="float" office:value="38">
            <text:p>38</text:p>
          </table:table-cell>
          <table:table-cell office:value-type="float" office:value="-74.4179">
            <text:p>-74,4179</text:p>
          </table:table-cell>
          <table:table-cell office:value-type="float" office:value="-0.9527">
            <text:p>-0,9527</text:p>
          </table:table-cell>
          <table:table-cell table:number-columns-repeated="42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-74.1245">
            <text:p>-74,1245</text:p>
          </table:table-cell>
          <table:table-cell office:value-type="float" office:value="-1.2302">
            <text:p>-1,2302</text:p>
          </table:table-cell>
          <table:table-cell/>
          <table:table-cell office:value-type="float" office:value="39">
            <text:p>39</text:p>
          </table:table-cell>
          <table:table-cell table:style-name="Default" office:value-type="float" office:value="-74.1245">
            <text:p>-74,1245</text:p>
          </table:table-cell>
          <table:table-cell table:style-name="Default" office:value-type="float" office:value="-1.2302">
            <text:p>-1,2302</text:p>
          </table:table-cell>
          <table:table-cell/>
          <table:table-cell office:value-type="float" office:value="39">
            <text:p>39</text:p>
          </table:table-cell>
          <table:table-cell office:value-type="float" office:value="-74.1245">
            <text:p>-74,1245</text:p>
          </table:table-cell>
          <table:table-cell office:value-type="float" office:value="-1.2302">
            <text:p>-1,230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73.8279">
            <text:p>-73,8279</text:p>
          </table:table-cell>
          <table:table-cell office:value-type="float" office:value="-1.5009">
            <text:p>-1,5009</text:p>
          </table:table-cell>
          <table:table-cell/>
          <table:table-cell office:value-type="float" office:value="40">
            <text:p>40</text:p>
          </table:table-cell>
          <table:table-cell table:style-name="Default" office:value-type="float" office:value="-73.8279">
            <text:p>-73,8279</text:p>
          </table:table-cell>
          <table:table-cell table:style-name="Default" office:value-type="float" office:value="-1.5009">
            <text:p>-1,5009</text:p>
          </table:table-cell>
          <table:table-cell/>
          <table:table-cell office:value-type="float" office:value="40">
            <text:p>40</text:p>
          </table:table-cell>
          <table:table-cell office:value-type="float" office:value="-73.8279">
            <text:p>-73,8279</text:p>
          </table:table-cell>
          <table:table-cell office:value-type="float" office:value="-1.5009">
            <text:p>-1,500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-73.5303">
            <text:p>-73,5303</text:p>
          </table:table-cell>
          <table:table-cell office:value-type="float" office:value="-1.765">
            <text:p>-1,765</text:p>
          </table:table-cell>
          <table:table-cell/>
          <table:table-cell office:value-type="float" office:value="41">
            <text:p>41</text:p>
          </table:table-cell>
          <table:table-cell table:style-name="Default" office:value-type="float" office:value="-73.5303">
            <text:p>-73,5303</text:p>
          </table:table-cell>
          <table:table-cell table:style-name="Default" office:value-type="float" office:value="-1.765">
            <text:p>-1,765</text:p>
          </table:table-cell>
          <table:table-cell/>
          <table:table-cell office:value-type="float" office:value="41">
            <text:p>41</text:p>
          </table:table-cell>
          <table:table-cell office:value-type="float" office:value="-73.5303">
            <text:p>-73,5303</text:p>
          </table:table-cell>
          <table:table-cell office:value-type="float" office:value="-1.765">
            <text:p>-1,76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-73.232">
            <text:p>-73,232</text:p>
          </table:table-cell>
          <table:table-cell office:value-type="float" office:value="-2.0226">
            <text:p>-2,0226</text:p>
          </table:table-cell>
          <table:table-cell/>
          <table:table-cell office:value-type="float" office:value="42">
            <text:p>42</text:p>
          </table:table-cell>
          <table:table-cell table:style-name="Default" office:value-type="float" office:value="-73.232">
            <text:p>-73,232</text:p>
          </table:table-cell>
          <table:table-cell table:style-name="Default" office:value-type="float" office:value="-2.0226">
            <text:p>-2,0226</text:p>
          </table:table-cell>
          <table:table-cell/>
          <table:table-cell office:value-type="float" office:value="42">
            <text:p>42</text:p>
          </table:table-cell>
          <table:table-cell office:value-type="float" office:value="-73.232">
            <text:p>-73,232</text:p>
          </table:table-cell>
          <table:table-cell office:value-type="float" office:value="-2.0226">
            <text:p>-2,0226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-72.9331">
            <text:p>-72,9331</text:p>
          </table:table-cell>
          <table:table-cell office:value-type="float" office:value="-2.2739">
            <text:p>-2,2739</text:p>
          </table:table-cell>
          <table:table-cell/>
          <table:table-cell office:value-type="float" office:value="43">
            <text:p>43</text:p>
          </table:table-cell>
          <table:table-cell table:style-name="Default" office:value-type="float" office:value="-72.9331">
            <text:p>-72,9331</text:p>
          </table:table-cell>
          <table:table-cell table:style-name="Default" office:value-type="float" office:value="-2.2739">
            <text:p>-2,2739</text:p>
          </table:table-cell>
          <table:table-cell/>
          <table:table-cell office:value-type="float" office:value="43">
            <text:p>43</text:p>
          </table:table-cell>
          <table:table-cell office:value-type="float" office:value="-72.9331">
            <text:p>-72,9331</text:p>
          </table:table-cell>
          <table:table-cell office:value-type="float" office:value="-2.2739">
            <text:p>-2,273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-72.6333">
            <text:p>-72,6333</text:p>
          </table:table-cell>
          <table:table-cell office:value-type="float" office:value="-2.5189">
            <text:p>-2,5189</text:p>
          </table:table-cell>
          <table:table-cell/>
          <table:table-cell office:value-type="float" office:value="44">
            <text:p>44</text:p>
          </table:table-cell>
          <table:table-cell table:style-name="Default" office:value-type="float" office:value="-72.6333">
            <text:p>-72,6333</text:p>
          </table:table-cell>
          <table:table-cell table:style-name="Default" office:value-type="float" office:value="-2.5189">
            <text:p>-2,5189</text:p>
          </table:table-cell>
          <table:table-cell/>
          <table:table-cell office:value-type="float" office:value="44">
            <text:p>44</text:p>
          </table:table-cell>
          <table:table-cell office:value-type="float" office:value="-72.6333">
            <text:p>-72,6333</text:p>
          </table:table-cell>
          <table:table-cell office:value-type="float" office:value="-2.5189">
            <text:p>-2,518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-72.3325">
            <text:p>-72,3325</text:p>
          </table:table-cell>
          <table:table-cell office:value-type="float" office:value="-2.7579">
            <text:p>-2,7579</text:p>
          </table:table-cell>
          <table:table-cell/>
          <table:table-cell office:value-type="float" office:value="45">
            <text:p>45</text:p>
          </table:table-cell>
          <table:table-cell table:style-name="Default" office:value-type="float" office:value="-72.3325">
            <text:p>-72,3325</text:p>
          </table:table-cell>
          <table:table-cell table:style-name="Default" office:value-type="float" office:value="-2.7579">
            <text:p>-2,7579</text:p>
          </table:table-cell>
          <table:table-cell/>
          <table:table-cell office:value-type="float" office:value="45">
            <text:p>45</text:p>
          </table:table-cell>
          <table:table-cell office:value-type="float" office:value="-72.3325">
            <text:p>-72,3325</text:p>
          </table:table-cell>
          <table:table-cell office:value-type="float" office:value="-2.7579">
            <text:p>-2,757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-72.0305">
            <text:p>-72,0305</text:p>
          </table:table-cell>
          <table:table-cell office:value-type="float" office:value="-2.9908">
            <text:p>-2,9908</text:p>
          </table:table-cell>
          <table:table-cell/>
          <table:table-cell office:value-type="float" office:value="46">
            <text:p>46</text:p>
          </table:table-cell>
          <table:table-cell table:style-name="Default" office:value-type="float" office:value="-72.0305">
            <text:p>-72,0305</text:p>
          </table:table-cell>
          <table:table-cell table:style-name="Default" office:value-type="float" office:value="-2.9908">
            <text:p>-2,9908</text:p>
          </table:table-cell>
          <table:table-cell/>
          <table:table-cell office:value-type="float" office:value="46">
            <text:p>46</text:p>
          </table:table-cell>
          <table:table-cell office:value-type="float" office:value="-72.0305">
            <text:p>-72,0305</text:p>
          </table:table-cell>
          <table:table-cell office:value-type="float" office:value="-2.9908">
            <text:p>-2,9908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-71.7269">
            <text:p>-71,7269</text:p>
          </table:table-cell>
          <table:table-cell office:value-type="float" office:value="-3.2179">
            <text:p>-3,2179</text:p>
          </table:table-cell>
          <table:table-cell/>
          <table:table-cell office:value-type="float" office:value="47">
            <text:p>47</text:p>
          </table:table-cell>
          <table:table-cell table:style-name="Default" office:value-type="float" office:value="-71.7269">
            <text:p>-71,7269</text:p>
          </table:table-cell>
          <table:table-cell table:style-name="Default" office:value-type="float" office:value="-3.2179">
            <text:p>-3,2179</text:p>
          </table:table-cell>
          <table:table-cell/>
          <table:table-cell office:value-type="float" office:value="47">
            <text:p>47</text:p>
          </table:table-cell>
          <table:table-cell office:value-type="float" office:value="-71.7269">
            <text:p>-71,7269</text:p>
          </table:table-cell>
          <table:table-cell office:value-type="float" office:value="-3.2179">
            <text:p>-3,217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-71.4217">
            <text:p>-71,4217</text:p>
          </table:table-cell>
          <table:table-cell office:value-type="float" office:value="-3.4393">
            <text:p>-3,4393</text:p>
          </table:table-cell>
          <table:table-cell/>
          <table:table-cell office:value-type="float" office:value="48">
            <text:p>48</text:p>
          </table:table-cell>
          <table:table-cell table:style-name="Default" office:value-type="float" office:value="-71.4217">
            <text:p>-71,4217</text:p>
          </table:table-cell>
          <table:table-cell table:style-name="Default" office:value-type="float" office:value="-3.4393">
            <text:p>-3,4393</text:p>
          </table:table-cell>
          <table:table-cell/>
          <table:table-cell office:value-type="float" office:value="48">
            <text:p>48</text:p>
          </table:table-cell>
          <table:table-cell office:value-type="float" office:value="-71.4217">
            <text:p>-71,4217</text:p>
          </table:table-cell>
          <table:table-cell office:value-type="float" office:value="-3.4393">
            <text:p>-3,439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-71.1144">
            <text:p>-71,1144</text:p>
          </table:table-cell>
          <table:table-cell office:value-type="float" office:value="-3.6549">
            <text:p>-3,6549</text:p>
          </table:table-cell>
          <table:table-cell/>
          <table:table-cell office:value-type="float" office:value="49">
            <text:p>49</text:p>
          </table:table-cell>
          <table:table-cell table:style-name="Default" office:value-type="float" office:value="-71.1144">
            <text:p>-71,1144</text:p>
          </table:table-cell>
          <table:table-cell table:style-name="Default" office:value-type="float" office:value="-3.6549">
            <text:p>-3,6549</text:p>
          </table:table-cell>
          <table:table-cell/>
          <table:table-cell office:value-type="float" office:value="49">
            <text:p>49</text:p>
          </table:table-cell>
          <table:table-cell office:value-type="float" office:value="-71.1144">
            <text:p>-71,1144</text:p>
          </table:table-cell>
          <table:table-cell office:value-type="float" office:value="-3.6549">
            <text:p>-3,6549</text:p>
          </table:table-cell>
          <table:table-cell table:number-columns-repeated="4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-70.8047">
            <text:p>-70,8047</text:p>
          </table:table-cell>
          <table:table-cell office:value-type="float" office:value="-3.8651">
            <text:p>-3,8651</text:p>
          </table:table-cell>
          <table:table-cell/>
          <table:table-cell office:value-type="float" office:value="50">
            <text:p>50</text:p>
          </table:table-cell>
          <table:table-cell table:style-name="Default" office:value-type="float" office:value="-70.8047">
            <text:p>-70,8047</text:p>
          </table:table-cell>
          <table:table-cell table:style-name="Default" office:value-type="float" office:value="-3.8651">
            <text:p>-3,8651</text:p>
          </table:table-cell>
          <table:table-cell/>
          <table:table-cell office:value-type="float" office:value="50">
            <text:p>50</text:p>
          </table:table-cell>
          <table:table-cell office:value-type="float" office:value="-70.8047">
            <text:p>-70,8047</text:p>
          </table:table-cell>
          <table:table-cell office:value-type="float" office:value="-3.8651">
            <text:p>-3,8651</text:p>
          </table:table-cell>
          <table:table-cell table:number-columns-repeated="42"/>
        </table:table-row>
        <table:table-row table:style-name="ro1" table:number-rows-repeated="22">
          <table:table-cell table:number-columns-repeated="6"/>
          <table:table-cell table:style-name="ce26" table:number-columns-repeated="2"/>
          <table:table-cell table:number-columns-repeated="46"/>
        </table:table-row>
        <table:table-row table:style-name="ro1">
          <table:table-cell table:number-columns-repeated="6"/>
          <table:table-cell table:style-name="ce26" table:number-columns-repeated="2"/>
          <table:table-cell table:number-columns-repeated="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24/02/2022</text:date>, <text:time>11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ément Saulquin</meta:initial-creator>
    <meta:creation-date>2022-02-09T10:13:27.88</meta:creation-date>
    <dc:date>2022-02-24T11:55:17.50</dc:date>
    <dc:creator>Clément Saulquin</dc:creator>
    <meta:editing-duration>P1DT6H39M6S</meta:editing-duration>
    <meta:editing-cycles>9</meta:editing-cycles>
    <meta:generator>OpenOffice/4.1.7$Win32 OpenOffice.org_project/417m1$Build-9800</meta:generator>
    <meta:document-statistic meta:table-count="4" meta:cell-count="8827" meta:object-count="0"/>
  </office:meta>
</office:document-meta>
</file>